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Kupiansk Directio Rusian军队首先炮击Krasne，Figolivka，两年 - 戈德，西方，堆...</text:span>
</text:h>
      <text:p text:style-name="P4">
作者: liveuamap (Language: en)</text:p>
      <text:p text:style-name="P4">
时间: 2023-06-24T-52:49:00</text:p>
      <text:p text:style-name="P4">
地点: Svatove (Latitude:49.54359 Longtitude:37.8891)</text:p>
      <text:p text:style-name="P4">
视频: []</text:p>
      <text:p text:style-name="P4">
图片: []</text:p>
      <text:p text:style-name="P4">
标签: ["Russia"]</text:p>
      <text:p text:style-name="P4">
Id: 22571424</text:p>
      <!--METADATA-->
      <text:p text:style-name="P4">
在Kupiansk的指示，俄罗斯军队炮击了Krasne Pershe，Fyholivka，Dvorichna，Zapadne，Kupyansk，Masutivka，Kyslivka，Kyslivka和Kharkivregion的Berestove，乌克兰军队的总人员在早晨的报告中说</text:p>
      <text:p text:style-name="P4">
新闻集链接：<text:a xlink:type="simple" xlink:href="https：\/\/liveuamap.com \/en \/2023 \/24-June-at-at-Kupiansk方向 - 俄罗斯 - 武术 - 武装 -  krasne-krasne-krasne" text:style-name="Internet_20_link" text:visited-style-name="Visited_20_Internet_20_Link">
https：\/\/liveuamap.com \/en \/2023 \/24-june-at-at-at-kupiansk-directionlection-Russian-army-army-shelled-krasne</text:a>
</text:p>
      <text:p text:style-name="P4">
News Source: <text:a xlink:type="simple" xlink:href="https://t.me/lumsrc/5174" text:style-name="Internet_20_link" text:visited-style-name="Visited_20_Internet_20_Link">
https://t.me/lumsrc/5174</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6-24T-54:49:00</text:p>
      <text:p text:style-name="P4">
地点: Donetsk (Latitude:48.73491 Longtitude:38.20152)</text:p>
      <text:p text:style-name="P4">
视频: []</text:p>
      <text:p text:style-name="P4">
图片: []</text:p>
      <text:p text:style-name="P4">
标签: ["Russia"]</text:p>
      <text:p text:style-name="P4">
Id: 22571423</text:p>
      <!--METADATA-->
      <text:p text:style-name="P4">
早晨报告</text:p>
      <text:p text:style-name="P4">
新闻集链接：<text:a xlink:type="simple" xlink:href="https：\/\/liveuamap.com \/en \/2023 \/24-June-at-at-lyman方向 - 俄罗斯 - 武装shelled-nevske-" text:style-name="Internet_20_link" text:visited-style-name="Visited_20_Internet_20_Link">
https：\/\/liveuamap.com \/en \/2023 \/24-june-at-at-lyman-directionlection-Russian-Army-Shelled-Nevske--</text:a>
</text:p>
      <text:p text:style-name="P4">
News Source: <text:a xlink:type="simple" xlink:href="https://t.me/lumsrc/5175" text:style-name="Internet_20_link" text:visited-style-name="Visited_20_Internet_20_Link">
https://t.me/lumsrc/5175</text:a>
</text:p>
      <!--NEWS-->
      <text:h text:style-name="P10" text:outline-level="1">
<text:span text:style-name="T4">
JSU Bakhmut Directio Rusian军队炮击Vasukivka，Orikhovo-Vasylivka，Bogdanivka，时代和...</text:span>
</text:h>
      <text:p text:style-name="P4">
作者: liveuamap (Language: en)</text:p>
      <text:p text:style-name="P4">
时间: 2023-06-24T-56:49:00</text:p>
      <text:p text:style-name="P4">
地点: Bakhmut (Latitude:48.57422000 Longtitude:37.92446000)</text:p>
      <text:p text:style-name="P4">
视频: []</text:p>
      <text:p text:style-name="P4">
图片: []</text:p>
      <text:p text:style-name="P4">
标签: ["Russia"]</text:p>
      <text:p text:style-name="P4">
Id: 22571421</text:p>
      <!--METADATA-->
      <text:p text:style-name="P4">
在巴赫穆特，俄罗斯军队炮击了Vasukivka，Orikhovo -vasylivka，Bohdanivka，Chasiv Yar，Chasiv Yar，Ivanivske，Pivdenne和Donetsk地区的纽约地区。 晨报</text:p>
      <text:p text:style-name="P4">
新闻集链接：<text:a xlink:type="simple" xlink:href="https：\/\/liveuamap.com \/en \/2023 \/24-6-June-at-Bakhmut-directiondirection-Russian-army-army-shelled-vasukivka" text:style-name="Internet_20_link" text:visited-style-name="Visited_20_Internet_20_Link">
https：\/\/liveuamap.com \/en \/2023 \/24-June-at-at-at-bakhmut-directionlection-Russian-army-army-shelled-vasukivka</text:a>
</text:p>
      <text:p text:style-name="P4">
News Source: <text:a xlink:type="simple" xlink:href="https://t.me/lumsrc/5176" text:style-name="Internet_20_link" text:visited-style-name="Visited_20_Internet_20_Link">
https://t.me/lumsrc/5176</text:a>
</text:p>
      <!--NEWS-->
      <text:h text:style-name="P10" text:outline-level="1">
<text:span text:style-name="T4">
JSC Avdiivka Directio Rusian军队炮击Berdyshi，Avdiivka，Tonenko，Karlovka Andes Neels ...</text:span>
</text:h>
      <text:p text:style-name="P4">
作者: liveuamap (Language: en)</text:p>
      <text:p text:style-name="P4">
时间: 2023-06-24T-58:49:00</text:p>
      <text:p text:style-name="P4">
地点: Marinka, Donetsk Oblast (Latitude:48.12611 Longtitude:37.66491)</text:p>
      <text:p text:style-name="P4">
视频: []</text:p>
      <text:p text:style-name="P4">
图片: []</text:p>
      <text:p text:style-name="P4">
标签: ["Russia"]</text:p>
      <text:p text:style-name="P4">
Id: 22571420</text:p>
      <!--METADATA-->
      <text:p text:style-name="P4">
在Avdiyivka的方向，俄罗斯军队炮击了顿涅茨克地区的贝迪奇，阿维迪伊夫卡，托宁克，卡利夫卡和纽维尔斯克。 俄罗斯航空进行了Airstrikesat Novokalynove，Ocheretyne，Nevelske，Avdiyivka和Syeverne， - 乌克兰武装部队的一员在早上的报告中说</text:p>
      <text:p text:style-name="P4">
新闻集链接：<text:a xlink:type="simple" xlink:href="https：\/\/liveuamap.com \/en \/2023 \/24-June-at-at-avdiyivka-directionlection-Russian-army-army-shelled-berdychi" text:style-name="Internet_20_link" text:visited-style-name="Visited_20_Internet_20_Link">
https：\/\/liveuamap.com \/en \/2023 \/24-june-at-at-at-avdiyivka-direction-russian-army-army-army-shelled-berdychi</text:a>
</text:p>
      <text:p text:style-name="P4">
News Source: <text:a xlink:type="simple" xlink:href="https://t.me/lumsrc/5177" text:style-name="Internet_20_link" text:visited-style-name="Visited_20_Internet_20_Link">
https://t.me/lumsrc/5177</text:a>
</text:p>
      <!--NEWS-->
      <text:h text:style-name="P10" text:outline-level="1">
<text:span text:style-name="T4">
在玛丽卡（Maryinka）方向，俄罗斯军队炮击Krasnohorivka，Maryinka和Donetsk的Heorhiyivka ...</text:span>
</text:h>
      <text:p text:style-name="P4">
作者: liveuamap (Language: en)</text:p>
      <text:p text:style-name="P4">
时间: 2023-06-24T-60:49:00</text:p>
      <text:p text:style-name="P4">
地点: Marinka, Donetsk Oblast (Latitude:47.95987 Longtitude:37.44304)</text:p>
      <text:p text:style-name="P4">
视频: []</text:p>
      <text:p text:style-name="P4">
图片: []</text:p>
      <text:p text:style-name="P4">
标签: ["Russia"]</text:p>
      <text:p text:style-name="P4">
Id: 22571419</text:p>
      <!--METADATA-->
      <text:p text:style-name="P4">
在玛丽卡(Maryinka)的指示，俄罗斯军队炮击Krasnohorivka，Donetsk地区的Maryinka Andheorhiyivka，乌克兰武装部队的总参谋部</text:p>
      <text:p text:style-name="P4">
新闻集链接：<text:a xlink:type="simple" xlink:href="https：\/\/liveuamap.com \/en \/2023 \/24-6-june-at-maryinka-directionlection-russian-army-army-shelled-krasnohorivka" text:style-name="Internet_20_link" text:visited-style-name="Visited_20_Internet_20_Link">
https：\/\/liveuamap.com \/en \/2023 \/24-June-at-maryinka-directionlection-direction-russian-army-army-shelled-krasnohorivka</text:a>
</text:p>
      <text:p text:style-name="P4">
News Source: <text:a xlink:type="simple" xlink:href="https://t.me/lumsrc/5178" text:style-name="Internet_20_link" text:visited-style-name="Visited_20_Internet_20_Link">
https://t.me/lumsrc/5178</text:a>
</text:p>
      <!--NEWS-->
      <text:h text:style-name="P10" text:outline-level="1">
<text:span text:style-name="T4">
JSC Shakhtar Directio Rusian军队炮击了Paraskovivka，Novomikhailivka，祝福，您...</text:span>
</text:h>
      <text:p text:style-name="P4">
作者: liveuamap (Language: en)</text:p>
      <text:p text:style-name="P4">
时间: 2023-06-24T-62:49:00</text:p>
      <text:p text:style-name="P4">
地点: Velyka Novosilka (Latitude:47.79967 Longtitude:36.81845)</text:p>
      <text:p text:style-name="P4">
视频: []</text:p>
      <text:p text:style-name="P4">
图片: []</text:p>
      <text:p text:style-name="P4">
标签: ["Russia"]</text:p>
      <text:p text:style-name="P4">
Id: 22571418</text:p>
      <!--METADATA-->
      <text:p text:style-name="P4">
在沙克塔克(Shakhtarske)方向，俄罗斯军队炮击了帕拉斯科维尔卡(Paraskoviyivka)，诺瓦莫克海尔维卡(Novomykhaylivka)，布拉霍达特(Blahodatne)，维尔恩(Vilne)杆，Zelene Pole，Novopil，Vodyane，Vodyane，Vuhledar和Storozheveof Donetsk地区。 俄罗斯航空在donetsk地区的Zolota Nyva，Storozheve，Makarivka和Blahodatne进行了空袭，乌克兰的总参谋部部队说</text:p>
      <text:p text:style-name="P4">
新闻集链接：<text:a xlink:type="simple" xlink:href="https：\/\/liveuamap.com \/en \/2023 \/24-june-at-as-at-as-as-shakhtarske-directionlectionlectiondirection-russian-army-army-shelled-paraskoviyivka" text:style-name="Internet_20_link" text:visited-style-name="Visited_20_Internet_20_Link">
https：\/\/liveuamap.com \/en \/2023 \/24-June-at-at-as-at-shakhtarske-diriendirection-Russian-army-army-shelled-paraskoviyivka</text:a>
</text:p>
      <text:p text:style-name="P4">
News Source: <text:a xlink:type="simple" xlink:href="https://t.me/lumsrc/5179" text:style-name="Internet_20_link" text:visited-style-name="Visited_20_Internet_20_Link">
https://t.me/lumsrc/5179</text:a>
</text:p>
      <!--NEWS-->
      <text:h text:style-name="P10" text:outline-level="1">
<text:span text:style-name="T4">
在Zaporizhzhia和Kherson的指示，俄罗斯军队炮击了Novodarivka，Temyrivka，Levadne，...</text:span>
</text:h>
      <text:p text:style-name="P4">
作者: liveuamap (Language: en)</text:p>
      <text:p text:style-name="P4">
时间: 2023-06-24T-64:49:00</text:p>
      <text:p text:style-name="P4">
地点: Donetsk (Latitude:47.87744 Longtitude:37.3542)</text:p>
      <text:p text:style-name="P4">
视频: []</text:p>
      <text:p text:style-name="P4">
图片: []</text:p>
      <text:p text:style-name="P4">
标签: ["Russia"]</text:p>
      <text:p text:style-name="P4">
Id: 22571417</text:p>
      <!--METADATA-->
      <text:p text:style-name="P4">
At zaporizhzhzhia and kherson directions Russian army Shelled Novodarivka, Temyrivka, Levadne, Malynivka, Huliapole, Huliaipilske, Charivne, Zalizny, Zalezny Omelnyk, Chervona Krynytsya, Preobrazhenka, Orikhiv, Yehorivka, Novoandriyivka, Stepove, Pyatykhatky ofzaporizhzhia Region; Dnipropetrovsk地区Nikopol; Kachkarivka，Respublikanets，Kozatske，Shlyakhove，Shlyakhove，Burhunka，Zolota Balka，Dudchany，Dudchany，Ivanivkaa，Burhunka Tonivka，Zalenivka，Zalenivka，khhersemherske，Ynneivka，yny ynibka yny ynivka，yny ynivka ynivka Khersonregion的KE。 俄罗斯航空在Novodanylivka，Orikhiv，Zaporizhzhzhia地区的Stepnohirsk和Vesele，Kozatske和Antonivka Ofkherson参考，-Sepnovka Orien。</text:p>
      <text:p text:style-name="P4">
新闻集链接：(https：\/\/liveuamap.com \/en \/2023 \/24-June-at-at-zaporizhzhzhzhzhia-and-kherson-directions-directions-russian-army-army)</text:p>
      <text:p text:style-name="P4">
News Source: <text:a xlink:type="simple" xlink:href="https://t.me/lumsrc/5180" text:style-name="Internet_20_link" text:visited-style-name="Visited_20_Internet_20_Link">
https://t.me/lumsrc/5180</text:a>
</text:p>
      <!--NEWS-->
      <text:h text:style-name="P10" text:outline-level="1">
<text:span text:style-name="T4">
Zaporizhzhia报告了爆炸</text:span>
</text:h>
      <text:p text:style-name="P4">
作者: liveuamap (Language: en)</text:p>
      <text:p text:style-name="P4">
时间: 2023-06-24T19:34:34</text:p>
      <text:p text:style-name="P4">
地点: Zaporizhzhia, Zaporiz'ka oblast (Latitude:47.82537 Longtitude:35.12226)</text:p>
      <text:p text:style-name="P4">
视频: []</text:p>
      <text:p text:style-name="P4">
图片: []</text:p>
      <text:p text:style-name="P4">
标签: []</text:p>
      <text:p text:style-name="P4">
Id: 22571524</text:p>
      <!--METADATA-->
      <text:p text:style-name="P4">
Zaporizhzhia报告了爆炸</text:p>
      <text:p text:style-name="P4">
新闻集链接：<text:a xlink:type="simple" xlink:href="https：\/\/liveuamap.com \/en \/2023 \/25-6-June-explosion-was-was-was in-zaporizhzhia--" text:style-name="Internet_20_link" text:visited-style-name="Visited_20_Internet_20_Link">
https：\/\/liveuamap.com \/en \/2023 \/25-June-june-explosion-was-was-reported in-zaporizhzhia-</text:a>
</text:p>
      <text:p text:style-name="P4">
News Source: <text:a xlink:type="simple" xlink:href="https://t.me/suspilnezaporizhzhya/14097" text:style-name="Internet_20_link" text:visited-style-name="Visited_20_Internet_20_Link">
https://t.me/suspilnezaporizhzhya/14097</text:a>
</text:p>
      <!--NEWS-->
      <text:h text:style-name="P10" text:outline-level="1">
<text:span text:style-name="T4">
根据伦敦复苏会议的结果，乌克兰将获得一揽子国际财政支持-Denis Shmigal</text:span>
</text:h>
      <text:p text:style-name="P4">
作者: ['АРМІЯINFORM']</text:p>
      <text:p text:style-name="P4">
时间: 2023-06-24T34:00:00-04:00</text:p>
      <text:p text:style-name="P4">
描述: Zokrema，我会遇到进攻：-500亿次Vro Vid Yak Novi Serednostrokovy ...与乌克兰2022年的战争，与乌克兰的最新新闻，今天与乌克兰2022年的新闻战争，今天，乌克兰和俄罗斯和俄罗斯和俄罗斯和俄罗斯和俄罗斯和俄罗斯与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jen-gel-08_04_5-900x506-1.jpg" text:style-name="Internet_20_link" text:visited-style-name="Visited_20_Internet_20_Link">
jen-gel-08_04_5-900x506-1.jpg</text:a>
']</text:p>
      <text:p text:style-name="P4">
标签: ['STOPRUSSIA', 'АГРЕСІЯ РФ', 'ВТОРГНЕННЯ РФ']</text:p>
      <text:p text:style-name="P4">
类别: News</text:p>
      <!--METADATA-->
      <text:p text:style-name="P4">
<draw:frame draw:style-name="fr1" draw:name="Image2" text:anchor-type="as-char" svg:width="6.9236in" svg:height="3.892602in" draw:z-index="0">
<draw:image xlink:href="../Images/AРМІЯINFORM/2023-06-24T34-00-00-04-00/jen-gel-08_04_5-900x506-1.jpg" xlink:type="simple" xlink:show="embed" xlink:actuate="onLoad" draw:mime-type="image/jpeg"/>
</draw:frame>
说明性照片</text:p>
      <text:p text:style-name="P4">
<text:span text:style-name="T4">
特别是，这是以下内容：</text:span>
</text:p>
      <ul>
        <li>
          <text:p text:style-name="P4">
从欧盟作为新的中期支持工具的500亿欧元；</text:p>
        </li>
        <li>
          <text:p text:style-name="P4">
三年的支持计划，由英国的30亿英镑组成；</text:p>
        </li>
        <li>
          <text:p text:style-name="P4">
与世界银行达成17.6亿美元；</text:p>
        </li>
      </ul>
      <text:p text:style-name="P4">
-6亿欧元，来自EBRD的Ukrenergo，Ukrenergo，Naftogaz；</text:p>
      <ul>
        <li>
          <text:p text:style-name="P4">
从欧洲投资银行重建8.4亿欧元的新项目组合；</text:p>
        </li>
        <li>
          <text:p text:style-name="P4">
13亿美元宣布了美国的援助；</text:p>
        </li>
        <li>
          <text:p text:style-name="P4">
来自德国的另外3.81亿欧元。</text:p>
        </li>
      </ul>
      <text:p text:style-name="P4">
这些合作伙伴还支持使用冷冻俄罗斯资产来发展乌克兰的想法，并表示他们怀疑乌克兰在欧盟的会员资格。</text:p>
      <text:p text:style-name="P4">
资料来源：<text:a xlink:type="simple" xlink:href="https://minre.gov.ua/2023/06/23/za-rezultatamy-konferencziyi-z-vidnovlennya-u-londoni-ukrayina-otrymaye-paket-mizhnarodnoyi-finansovoyi-pidtrymky-premyer-ministr-denys-shmygal/" text:style-name="Internet_20_link" text:visited-style-name="Visited_20_Internet_20_Link">
临时占领领土的重返社会部</text:a>
</text:p>
      <text:p text:style-name="P4">
News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NEWS-->
      <text:h text:style-name="P10" text:outline-level="1">
<text:span text:style-name="T4">
到13岁时，一名合作者受到俄罗斯联邦内政部占领部的谴责，后者偷走了当地人</text:span>
</text:h>
      <text:p text:style-name="P4">
作者: ['АРМІЯINFORM']</text:p>
      <text:p text:style-name="P4">
时间: 2023-06-24T36:00:00-04:00</text:p>
      <text:p text:style-name="P4">
描述: Docasova Base，乌克兰Bezpeki的Zibrana Sliky Service允许吸引...与乌克兰2022年的战争，与乌克兰与乌克兰的最新消息，今天与乌克兰的新闻，乌克兰2022年上次与乌克兰进行战争，将在乌克兰和俄罗斯和俄罗斯之间以及俄罗斯和俄罗斯之间的战争他们在2022年与乌克兰进行战争</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text:p>
      <text:p text:style-name="P4">
类别: News</text:p>
      <!--METADATA-->
      <text:p text:style-name="P4">
<draw:frame draw:style-name="fr1" draw:name="Image3" text:anchor-type="as-char" svg:width="6.9236in" svg:height="4.367194in" draw:z-index="0">
<draw:image xlink:href="../Images/AРМІЯINFORM/2023-06-24T36-00-00-04-00/a8879da467f5ef3186c59aa101cecbce_id76321_1300x820_141_650x410.jpg" xlink:type="simple" xlink:show="embed" xlink:actuate="onLoad" draw:mime-type="image/jpeg"/>
</draw:frame>
说明性照片</text:p>
      <text:p text:style-name="P4">
乌克兰安全局调查人员收集的证据基础允许负责另一个合作者的责任。</text:p>
      <text:p text:style-name="P4">
关于它<text:a xlink:type="simple" xlink:href="https://ssu.gov.ua/novyny/za-materialamy-sbu-13-rokiv-tiurmy-otrymav-kolaborant-z-okupatsiinoho-mvs-rf-u-kupiansku-yakyi-vykradav-mistsevykh-zhyteliv" text:style-name="Internet_20_link" text:visited-style-name="Visited_20_Internet_20_Link">
报告</text:a>
乌克兰的安全服务。</text:p>
      <text:p text:style-name="P4">
“在入侵机构的行列中，他协助俄罗斯入侵者在当时对库皮斯克平民的热情进行突袭。 然后，人们被简单地抓在街上或挣扎着他们的房屋并偷走了。在大多数情况下，种族主义者将受害者带到了当地的酷刑，其中一些人返回了。</text:p>
      <text:p text:style-name="P4">
此外，根据乌克兰特殊服务的证据，法院在第7部分的《艺术》中裁定其有罪。 乌克兰刑法的111-1(合作)他吸引了13年的监禁。</text:p>
      <text:p text:style-name="P4">
根据调查，袭击者是一名37岁的居民，在全面入侵时，他支持俄罗斯入侵者。</text:p>
      <text:p text:style-name="P4">
在对库皮斯克的临时占领期间，他自愿同意成为“巡逻员”，作为俄罗斯联邦内政部地方部门的一部分。</text:p>
      <text:p text:style-name="P4">
在这个职位上，他在抵抗运动的参与者的位置“引用”种族主义者，并参与了他们的盗窃和抢劫财产。</text:p>
      <text:p text:style-name="P4">
对于他的罪行，合作者从侵略者“薪水”中获得了4万卢布。</text:p>
      <text:p text:style-name="P4">
该调查是由位于检察官办公室保护领导的Kharkiv地区的SBU工作人员进行的。</text:p>
      <text:p text:style-name="P4">
News Source: <text:a xlink:type="simple" xlink:href="https://armyinform.com.ua/2023/06/24/do-13-rokiv-tyurmy-zasuzhdeno-kolaboranta-z-okupaczijnogo-mvs-rf-yakyj-vykradav-misczevyh-zhyteliv/" text:style-name="Internet_20_link" text:visited-style-name="Visited_20_Internet_20_Link">
https://armyinform.com.ua/2023/06/24/do-13-rokiv-tyurmy-zasuzhdeno-kolaboranta-z-okupaczijnogo-mvs-rf-yakyj-vykradav-misczevyh-zhyteliv/</text:a>
</text:p>
      <!--NEWS-->
      <text:h text:style-name="P10" text:outline-level="1">
<text:span text:style-name="T4">
与第46 Airmobile旅的军人家人举行的会议在协调总部举行</text:span>
</text:h>
      <text:p text:style-name="P4">
作者: ['АРМІЯINFORM']</text:p>
      <text:p text:style-name="P4">
时间: 2023-06-24T38:00:00-04:00</text:p>
      <text:p text:style-name="P4">
描述: 关于Pywan的Coordinan总部的cord虫，指南 塞雷达...与乌克兰2022年的战争，与乌克兰的最新新闻战争，与乌克兰2022年的新闻战争，今天的最后一场战争，乌克兰和俄罗斯之间的战争以及俄罗斯之间的战争以及2022年与乌克兰的战争将是他们说，在不久的将来与乌克兰发动了战争</text:p>
      <text:p text:style-name="P4">
图片: ['<text:a xlink:type="simple" xlink:href="https://armyinform.com.ua/wp-content/uploads/2023/06/photo_2023-06-23_15-40-13.jpg" text:style-name="Internet_20_link" text:visited-style-name="Visited_20_Internet_20_Link">
photo_2023-06-23_15-40-13.jpg</text:a>
']</text:p>
      <text:p text:style-name="P4">
标签: ['STOPRUSSIA', 'АГРЕСІЯ РФ']</text:p>
      <text:p text:style-name="P4">
类别: News</text:p>
      <!--METADATA-->
      <text:p text:style-name="P4">
<draw:frame draw:style-name="fr1" draw:name="Image4" text:anchor-type="as-char" svg:width="6.9236in" svg:height="4.027227in" draw:z-index="0">
<draw:image xlink:href="../Images/AРМІЯINFORM/2023-06-24T38-00-00-04-00/photo_2023-06-23_15-40-13.jpg" xlink:type="simple" xlink:show="embed" xlink:actuate="onLoad" draw:mime-type="image/jpeg"/>
</draw:frame>
关于它<text:a xlink:type="simple" xlink:href="https://t.me/Koord_shtab" text:style-name="Internet_20_link" text:visited-style-name="Visited_20_Internet_20_Link">
报告</text:a>
与战俘问题协调总部。</text:p>
      <text:p text:style-name="P4">
其他问题提出了谈判困难的话题。</text:p>
      <text:p text:style-name="P4">
“我们进行了45次交流。 而且没有人像别人一样。”工作人员的代表说。  - 与家人会面后分析信息以形成内部位置。</text:p>
      <text:p text:style-name="P4">
就个人而言，我们不同意。 他们试图夺走生死攸关的人，这是极严重伤害的人。 它将能够战斗，也就是说，它不会对侵略国造成任何伤害，但没有任何危害。 人事谈判只会损害回报。 这样的印象，他们故意并不困难使我们痛苦。”</text:p>
      <text:p text:style-name="P4">
讨论了辩护人在交流前几天出现在互联网上的案例：</text:p>
      <text:p text:style-name="P4">
交换前两天，“俄罗斯人有时会进行这种“淋浴”。 有时这是不合理的。 有时 - 不是完全。 没有人退回，亲戚已经在等待家里的人。 然后他们绝望。 这就是为什么我们不在交流之前发布乔德尼(Jodni)的原因。”</text:p>
      <text:p text:style-name="P4">
总部还强调，尽管该单位是伞兵，海军陆战队，边防部队：我们带走的可能性最小</text:p>
      <text:p text:style-name="P4">
“如果一千个机会中有一个机会，我们坚持他。 他们尚未拒绝一个人的刀片。”</text:p>
      <text:p text:style-name="P4">
News Source: <text:a xlink:type="simple" xlink:href="https://armyinform.com.ua/2023/06/24/u-koordynaczijnomu-shtabi-vidbulasya-zustrich-z-rodynamy-vijskovosluzhbovcziv-46-yi-okremoyi-aeromobilnoyi-brygady/" text:style-name="Internet_20_link" text:visited-style-name="Visited_20_Internet_20_Link">
https://armyinform.com.ua/2023/06/24/u-koordynaczijnomu-shtabi-vidbulasya-zustrich-z-rodynamy-vijskovosluzhbovcziv-46-yi-okremoyi-aeromobilnoyi-brygady/</text:a>
</text:p>
      <!--NEWS-->
      <text:h text:style-name="P10" text:outline-level="1">
<text:span text:style-name="T4">
来自Khmelnytskyi的一名记者被判处州议会5年徒刑</text:span>
</text:h>
      <text:p text:style-name="P4">
作者: ['АРМІЯINFORM']</text:p>
      <text:p text:style-name="P4">
时间: 2023-06-24T40:00:00-04:00</text:p>
      <text:p text:style-name="P4">
描述: 对于宣布宣传居民的宣传居民Khmelnitsye检察官办公室的Publnoye指控...与2022年与乌克兰的战争，与乌克兰的战争是今天的最新新闻，即与乌克兰2022年的新闻战争，今天将有一场战争，将在今天有一场战争。他们说，在乌克兰和俄罗斯之间以及与乌克兰的战争将在2022年与乌克兰的战争之间</text:p>
      <text:p text:style-name="P4">
图片: ['<text:a xlink:type="simple" xlink:href="https://armyinform.com.ua/wp-content/uploads/2023/06/photo_2023-06-23_17-44-12.jpg" text:style-name="Internet_20_link" text:visited-style-name="Visited_20_Internet_20_Link">
photo_2023-06-23_17-44-12.jpg</text:a>
']</text:p>
      <text:p text:style-name="P4">
标签: ['STOPRUSSIA']</text:p>
      <text:p text:style-name="P4">
类别: News</text:p>
      <!--METADATA-->
      <text:p text:style-name="P4">
<draw:frame draw:style-name="fr1" draw:name="Image5" text:anchor-type="as-char" svg:width="6.9236in" svg:height="4.885067in" draw:z-index="0">
<draw:image xlink:href="../Images/AРМІЯINFORM/2023-06-24T40-00-00-04-00/photo_2023-06-23_17-44-12.jpg" xlink:type="simple" xlink:show="embed" xlink:actuate="onLoad" draw:mime-type="image/jpeg"/>
</draw:frame>
在公共起诉时，当地居民的Khmelnytsky地区检察官办公室犯了叛国罪(艺术的第1部分。 《乌克兰刑法》 111).</text:p>
      <text:p text:style-name="P4">
Йому призначено покарання — 5 років позбавлення волі з конфіскацією усьогомайна, окрім житла.</text:p>
      <text:p text:style-name="P4">
Про це <text:a xlink:type="simple" xlink:href="https://t.me/pgo_gov_ua" text:style-name="Internet_20_link" text:visited-style-name="Visited_20_Internet_20_Link">
повідомляє</text:a>
检察长办公室。</text:p>
      <text:p text:style-name="P4">
“一个人是俄罗斯专家和政治观察家之一，他们正在积极与乌克兰媒体合作，后者属于禁止的政党“ OPZG”。 被定罪的人曾是代表通讯员，并且是俄罗斯宣传新闻社的出版物的作者。 自2016年以来，他直接参与了克里姆林宫媒体图像的“责任”，并协助他们参与了信息领域的基于促进的叙述。 他公开支持唐巴斯的职业和行动。 记者最初将所有虚假材料同意给侵略者国家的代表。”</text:p>
      <text:p text:style-name="P4">
在法院之前，被定罪的人被拘留。 预审调查-SBU。</text:p>
      <text:p text:style-name="P4">
News Source: <text:a xlink:type="simple" xlink:href="https://armyinform.com.ua/2023/06/24/zhurnalista-z-hmelnychchyny-zasudzheno-do-5-rokiv-uvyaznennya-za-derzhradu/" text:style-name="Internet_20_link" text:visited-style-name="Visited_20_Internet_20_Link">
https://armyinform.com.ua/2023/06/24/zhurnalista-z-hmelnychchyny-zasudzheno-do-5-rokiv-uvyaznennya-za-derzhradu/</text:a>
</text:p>
      <!--NEWS-->
      <text:h text:style-name="P10" text:outline-level="1">
<text:span text:style-name="T4">
军方谈到了改变人员的位置和道德状况– 拦截gur</text:span>
</text:h>
      <text:p text:style-name="P4">
作者: ['АРМІЯINFORM']</text:p>
      <text:p text:style-name="P4">
时间: 2023-06-24T42:00:00-04:00</text:p>
      <text:p text:style-name="P4">
描述: Viiskovy RF Rozpoviv的朋友和Slection Lokachia ta to to the the apectional著作的莫拉尔（Morral）课程。 TSU ...与乌克兰2022年的战争，与乌克兰的最新新闻战争，与乌克兰2022年的新闻战争，今天的最后一场战争，乌克兰和俄罗斯之间的战争以及2022年与乌克兰的战争将是一场战争，将是他们说，在不久的将来与乌克兰发动了战争</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ГУР МО УКРАЇНИ', 'ГУР МОУ']</text:p>
      <text:p text:style-name="P4">
类别: News</text:p>
      <!--METADATA-->
      <text:p text:style-name="P4">
<draw:frame draw:style-name="fr1" draw:name="Image6" text:anchor-type="as-char" svg:width="6.9236in" svg:height="3.894525in" draw:z-index="0">
<draw:image xlink:href="../Images/AРМІЯINFORM/2023-06-24T42-00-00-04-00/gurperehoplennya.jpg" xlink:type="simple" xlink:show="embed" xlink:actuate="onLoad" draw:mime-type="image/jpeg"/>
</draw:frame>
军方谈到了位置的变化和人员的道德状况。 这次电话交谈被截获并<text:a xlink:type="simple" xlink:href="https://t.me/DIUkraine" text:style-name="Internet_20_link" text:visited-style-name="Visited_20_Internet_20_Link">
发布</text:a>
乌克兰国防智力局主要局。</text:p>
      <text:p text:style-name="P4">
<text:span text:style-name="T5">
“如果他们想让我们越过我们，它已经妨碍了这里的方式”； </text:span>
占用者告诉同时，第二个圈子中的招募者在休假时动员直到提供度假； *“我们被带到这里，好像我不知道谁，2，一个云杉云杉。”</text:p>
      <text:p text:style-name="P4">
对于针对乌克兰的每项军事犯罪，都会有公平的付款。</text:p>
      <text:p text:style-name="P4">
News Source: <text:a xlink:type="simple" xlink:href="https://armyinform.com.ua/2023/06/24/vijskovyj-rf-rozpoviv-drugu-pro-zminu-lokacziyi-ta-moralnyj-stan-osobovogo-skladu-perehoplennya-gur/" text:style-name="Internet_20_link" text:visited-style-name="Visited_20_Internet_20_Link">
https://armyinform.com.ua/2023/06/24/vijskovyj-rf-rozpoviv-drugu-pro-zminu-lokacziyi-ta-moralnyj-stan-osobovogo-skladu-perehoplennya-gur/</text:a>
</text:p>
      <!--NEWS-->
      <text:h text:style-name="P10" text:outline-level="1">
<text:span text:style-name="T4">
14枚火箭和2架无人机被摧毁</text:span>
</text:h>
      <text:p text:style-name="P4">
作者: ['АРМІЯINFORM']</text:p>
      <text:p text:style-name="P4">
时间: 2023-06-24T44:00:00-04:00</text:p>
      <text:p text:style-name="P4">
描述: 战争牛在ZSU的总参谋部，vorog神的最后一位...与乌克兰2022年的战争，与乌克兰的最新新闻战争，今天与乌克兰2022年的新闻战争，乌克兰与乌克兰之间的战争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7" text:anchor-type="as-char" svg:width="6.9236in" svg:height="3.893007in" draw:z-index="0">
<draw:image xlink:href="../Images/AРМІЯINFORM/2023-06-24T44-00-00-04-00/raketnyj-udar.jpg" xlink:type="simple" xlink:show="embed" xlink:actuate="onLoad" draw:mime-type="image/jpeg"/>
</draw:frame>
照片说明性</text:p>
      <text:p text:style-name="P4">
战争</text:p>
      <text:p text:style-name="P4">
如..所示](https://www.facebook.com/GeneralStaff.ua/posts/pfbid0PSQrtYbxm3G1qJCcXQhYrfZq2ZpjeCHXk4QXcMwxsWJUew7qMutb5T65mnVwiAVXl?locale=uk_UA)在武装部队的总参谋部中，在最后一天，敌人使用14翼的火箭101/X-555，3架SHAHD无人机和4枚防空导弹，并使用14翼的火箭101/X-555击中了火箭和航空罢工。 C-300额外折扣。</text:p>
      <text:p text:style-name="P4">
同时，减少了14枚导弹和2架无人机。 俄罗斯冲击直升机KA-52和7 Intelligence无人机也被摧毁。</text:p>
      <text:p text:style-name="P4">
此外，敌人造成了51次航空罢工，并对反应性射击消防系统进行了59次炮击。 不幸的是，和平的人受伤。</text:p>
      <text:p text:style-name="P4">
我们提醒我们，整个乌克兰的火箭和航空罢工的可能性仍然很高。</text:p>
      <text:p text:style-name="P4">
News Source: <text:a xlink:type="simple" xlink:href="https://armyinform.com.ua/2023/06/24/14-raket-ta-2-drony-bulo-znyshheno-sylamy-ta-zasobamy-ppo/" text:style-name="Internet_20_link" text:visited-style-name="Visited_20_Internet_20_Link">
https://armyinform.com.ua/2023/06/24/14-raket-ta-2-drony-bulo-znyshheno-sylamy-ta-zasobamy-ppo/</text:a>
</text:p>
      <!--NEWS-->
      <text:h text:style-name="P10" text:outline-level="1">
<text:span text:style-name="T4">
敌人专注于三个方向的主要努力，每天有28次战斗冲突 - 总参谋部</text:span>
</text:h>
      <text:p text:style-name="P4">
作者: ['АРМІЯINFORM']</text:p>
      <text:p text:style-name="P4">
时间: 2023-06-24T46:00:00-04:00</text:p>
      <text:p text:style-name="P4">
描述: 关于ZSU的总部。 “对手Zoservzhu是基本的Zusille ...与乌克兰2022年的战争，与乌克兰的战争是今天的最新消息，《与乌克兰2022年战争的新闻》是今天的最后一场新闻，乌克兰与乌克兰之间的战争是否会发生俄罗斯，当与乌克兰的战争将是当时的，这将是不久的是，是否在不久的将来与乌克兰的战争表示，今天与乌克兰的战争，今天的乌克兰新闻，乌克兰的新闻，乌克兰媒体在俄罗斯的乌克兰新闻</text:p>
      <text:p text:style-name="P4">
图片: ['<text:a xlink:type="simple" xlink:href="https://armyinform.com.ua/wp-content/uploads/2023/06/6491295273525.jpeg" text:style-name="Internet_20_link" text:visited-style-name="Visited_20_Internet_20_Link">
6491295273525.jpeg</text:a>
']</text:p>
      <text:p text:style-name="P4">
标签: ['STOPRUSSIA', 'АГРЕСІЯ РФ', 'ГШ ЗСУ']</text:p>
      <text:p text:style-name="P4">
类别: News</text:p>
      <!--METADATA-->
      <text:p text:style-name="P4">
<draw:frame draw:style-name="fr1" draw:name="Image8" text:anchor-type="as-char" svg:width="6.9236in" svg:height="4.32725in" draw:z-index="0">
<draw:image xlink:href="../Images/AРМІЯINFORM/2023-06-24T46-00-00-04-00/6491295273525.jpeg" xlink:type="simple" xlink:show="embed" xlink:actuate="onLoad" draw:mime-type="image/jpeg"/>
</draw:frame>
说明性照片<text:span text:style-name="T4">
🔥俄罗斯入侵的情况</text:span>
</text:p>
      <text:p text:style-name="P4">
关于它<text:a xlink:type="simple" xlink:href="https://www.facebook.com/GeneralStaff.ua/" text:style-name="Internet_20_link" text:visited-style-name="Visited_20_Internet_20_Link">
报告</text:a>
武装部队的总人员。</text:p>
      <text:p text:style-name="P4">
消息传出：“敌人在利曼，阿夫迪夫斯基塔玛林(Avdiivsky Tamarin)的指示中集中了重大努力 - 白天发生了28多次战斗冲突。”</text:p>
      <text:p text:style-name="P4">
在Volyn和Polissya的指示中，没有发生重大变化的操作情况。</text:p>
      <text:p text:style-name="P4">
此外，在Sumy地区Pavlovka和Gatyshche和Pletevkivkarka地区的Suvsky和Slobozhansky中，中风的敌人。 He made mortar and artillery shelling of inhabited Karpovichi, Karabani, Mikhalchyna Sloboda, Chernihiv region; Mid-Budda, Shalyigine, Popivka, Atine, Iskrykivshchyna, Volfin, Pavlivka, Stukalovka, Zajakh. Cossack Blopan, Sagittarius, Oliynikovo, Neskutny, Ogirtseve, Hatyshche ，Vovchansk，Nesterne，Pletenevka，Buddharka，Dandelion，Ozerne，Vilkhovatka，Chugunivka，Kharkiv地区的Poplar。</text:p>
      <text:p text:style-name="P4">
在库皮斯克(Kupyansk)的炮弹和迫击炮炮击方向上，敌人是第一个，第一个，菲洛利夫卡，两年，西方，库皮斯克，穆斯特维卡，基斯利夫卡和布雷斯特·哈基夫地区。</text:p>
      <text:p text:style-name="P4">
在利马的方向上，敌人在迪布罗娃(Dibrova)的快乐和南部进行了不成功的进攻行动。 他在卢甘斯克地区和顿涅茨克地区的Bigorivka和Siversk袭击了航空爆炸。炮弹遭到了Nevskoye和Luhansk地区的Bigorivka，Tortorsko，Tortorsko，Serebryanka，Serebryanka，Verkhnyamyansk，Portnek，Portne和Razdolivka -Donetsk -donetsk -donetsk--</text:p>
      <text:p text:style-name="P4">
在巴赫穆特(Bakhmut)的方向上，敌人袭击了Chrome，Ivanovo，Pervomaisk和Predentice的地区。 Vasyukivka，Orikhovo-Vasylivka，Bogdanivka，Yar，Ivanivske，South和New York，Donetsk地区，从敌方炮兵中休息。</text:p>
      <text:p text:style-name="P4">
在Avdeevsky的方向上，敌人在Donetsk地区的Avdiivka进行了不成功的进攻行动。 他在各地区，芦苇，内维尔斯科伊，阿夫迪夫卡和塞弗恩袭击了航空。 填充定居点Berdychi，Avdiivka，Tonenke，Karlovkat Nevelskoye Donetsk地区。</text:p>
      <text:p text:style-name="P4">
在马林斯基(Mariinsky)的方向上，敌人在马林卡(Marinka)地区进行了进攻行动，没有成功。 同时，定居点的炮弹Krasnogorivka，Marinka和St. George's Donetsk地区。在Zaporizhhya和Kherson的指示中，敌人继续进行防御，将基本的努力集中在防止我们部队晋升上。他能够恢复顿涅茨克地区马卡里夫卡地区的失落地位。 对Novodarivka，Teyrivka，Levadne，Malynivka，Gulyaypole，Gulyaypil，Gulyaypil，Magic，Railway，Belogorya，Novodanylivka，Omelnyk，Omelnyk，Red Well，Red Well，Red Well，transfiguration，Yegorivka，prykhhovka; nikka; Kachkarivka，共和党人，哥萨克，Payakhov，Burgunka，Gold Beam，Dudchans，Ivanivka，Ivanivka，Youth，Belozer，Romashkovo，Romashkovo，Antonovka，Antonivka，Zelenivka，Kherson，Kherson，Winter，Winter，Winter，Dniprovske，Dniprovske，Amber，Berehove，Berehove，Giant Kherson地区。</text:p>
      <text:p text:style-name="P4">
News Source: <text:a xlink:type="simple" xlink:href="https://armyinform.com.ua/2023/06/24/protyvnyk-zoseredzhuye-osnovni-zusyllya-na-troh-napryamkah-za-dobu-tam-vidbulosya-28-bojovyh-zitknen-genshtab/" text:style-name="Internet_20_link" text:visited-style-name="Visited_20_Internet_20_Link">
https://armyinform.com.ua/2023/06/24/protyvnyk-zoseredzhuye-osnovni-zusyllya-na-troh-napryamkah-za-dobu-tam-vidbulosya-28-bojovyh-zitknen-genshtab/</text:a>
</text:p>
      <!--NEWS-->
      <text:h text:style-name="P10" text:outline-level="1">
<text:span text:style-name="T4">
乌克兰又返回了匈牙利的两名战俘</text:span>
</text:h>
      <text:p text:style-name="P4">
作者: ['АРМІЯINFORM']</text:p>
      <text:p text:style-name="P4">
时间: 2023-06-24T48:00:00-04:00</text:p>
      <text:p text:style-name="P4">
描述: 外交官可以看到shrokhokhokovo的乌克希尼（Ugorschshchini） -  lodveniy cucumber，tudi的转移...与乌克兰2022年的战争，与乌克兰与乌克兰的最新新闻，与乌克兰的新闻，与乌克兰2022年的新闻战争，今天，乌克兰和俄罗斯和俄罗斯和俄罗斯之间的战争将会发生，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text:p>
      <text:p text:style-name="P4">
标签: ['ВІЙНА', 'ВІЙСЬКОВОПОЛОНЕНІ']</text:p>
      <text:p text:style-name="P4">
类别: News</text:p>
      <!--METADATA-->
      <text:p text:style-name="P4">
<draw:frame draw:style-name="fr1" draw:name="Image9" text:anchor-type="as-char" svg:width="6.9236in" svg:height="4.569576in" draw:z-index="0">
<draw:image xlink:href="../Images/AРМІЯINFORM/2023-06-24T48-00-00-04-00/photo_2022-12-27_16-19-39.jpg" xlink:type="simple" xlink:show="embed" xlink:actuate="onLoad" draw:mime-type="image/jpeg"/>
</draw:frame>
说明性照片</text:p>
      <text:p text:style-name="P4">
外交官被其他两名乌克兰战俘从匈牙利带走，这些战俘被转移到俄罗斯。</text:p>
      <text:p text:style-name="P4">
关于它<text:a xlink:type="simple" xlink:href="https://t.me/Koord_shtab/1318" text:style-name="Internet_20_link" text:visited-style-name="Visited_20_Internet_20_Link">
报告</text:a>
协调总部询问乌克兰尼古伦科发言人处理战俘的处理。</text:p>
      <text:p text:style-name="P4">
声明说：“这样，乌克兰方面已经能够从十一点返回五个乌克兰国防部。”</text:p>
      <text:p text:style-name="P4">
总部指出，这项工作正在进行中，以便其余的战士将尽快回家。</text:p>
      <text:p text:style-name="P4">
News Source: <text:a xlink:type="simple" xlink:href="https://armyinform.com.ua/2023/06/24/ukrayina-povernula-shhe-dvoh-vijskovopolonenyh-z-ugorshhyny/" text:style-name="Internet_20_link" text:visited-style-name="Visited_20_Internet_20_Link">
https://armyinform.com.ua/2023/06/24/ukrayina-povernula-shhe-dvoh-vijskovopolonenyh-z-ugorshhyny/</text:a>
</text:p>
      <!--NEWS-->
      <text:h text:style-name="P10" text:outline-level="1">
<text:span text:style-name="T4">
夜导弹袭击基辅：三人被杀，八人受伤</text:span>
</text:h>
      <text:p text:style-name="P4">
作者: ['АРМІЯINFORM']</text:p>
      <text:p text:style-name="P4">
时间: 2023-06-24T50:00:00-04:00</text:p>
      <text:p text:style-name="P4">
描述: 无人行动的Inshich在Lightion的Kishav insivern Invivern In Lightion 24维修...与乌克兰2022年的战争，与乌克兰与乌克兰的最新新闻战争，今天与乌克兰2022年上次与乌克兰的新闻战争，乌克兰和俄罗斯之间的战争将发生，以及俄罗斯和俄罗斯之间的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6/photo_5240246223431124554_y-1.jpg" text:style-name="Internet_20_link" text:visited-style-name="Visited_20_Internet_20_Link">
photo_5240246223431124554_y-1.jpg</text:a>
']</text:p>
      <text:p text:style-name="P4">
标签: ['АТАКА ВОРОГА', 'РОСІЙСЬКА РАКЕТНА АТАКА']</text:p>
      <text:p text:style-name="P4">
类别: News</text:p>
      <!--METADATA-->
      <text:p text:style-name="P4">
<draw:frame draw:style-name="fr1" draw:name="Image10" text:anchor-type="as-char" svg:width="6.9236in" svg:height="5.1927in" draw:z-index="0">
<draw:image xlink:href="../Images/AРМІЯINFORM/2023-06-24T50-00-00-04-00/photo_5240246223431124554_y-1.jpg" xlink:type="simple" xlink:show="embed" xlink:actuate="onLoad" draw:mime-type="image/jpeg"/>
</draw:frame>
由于俄罗斯对基辅的夜间袭击，所罗门斯基地区有一栋24层的住宅建筑。</text:p>
      <text:p text:style-name="P4">
关于它<text:a xlink:type="simple" xlink:href="https://t.me/mvs_ukraine/26738" text:style-name="Internet_20_link" text:visited-style-name="Visited_20_Internet_20_Link">
报告</text:a>
内政部新闻服务部。</text:p>
      <text:p text:style-name="P4">
截至目前，三人被杀，八人受伤。 24人拯救了SES的员工。</text:p>
      <text:p text:style-name="P4">
救援人员和警察继续当场工作。 受害者的死亡救出了心理援助。</text:p>
      <text:p text:style-name="P4">
“现场是弯曲的，执法人员为公民推出了一个移动接待点。 特别是在等待关于失踪人员的吸引力。 由于他们被消除了受害者，因此需要DNA分析才能进行识别。”证词说。</text:p>
      <text:p text:style-name="P4">
News Source: <text:a xlink:type="simple" xlink:href="https://armyinform.com.ua/2023/06/24/nichna-raketna-ataka-na-kyyiv-troye-osib-zagynulo-8-travmovano/" text:style-name="Internet_20_link" text:visited-style-name="Visited_20_Internet_20_Link">
https://armyinform.com.ua/2023/06/24/nichna-raketna-ataka-na-kyyiv-troye-osib-zagynulo-8-travmovano/</text:a>
</text:p>
      <!--NEWS-->
      <text:h text:style-name="P10" text:outline-level="1">
<text:span text:style-name="T4">
Volodymyr Zelenskyy祝贺采用第11套欧盟制裁措施</text:span>
</text:h>
      <text:p text:style-name="P4">
作者: ['АРМІЯINFORM']</text:p>
      <text:p text:style-name="P4">
时间: 2023-06-24T52:00:00-04:00</text:p>
      <text:p text:style-name="P4">
描述: 乌克兰沃迪米尔Zelensky Provitav主席是Scho联盟的Rivropiyskiy联盟...与乌克兰2022年的战争，与乌克兰与乌克兰的最新新闻，今天与乌克兰2022年的新闻战争，乌克兰和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2/zelenskyj.jpeg" text:style-name="Internet_20_link" text:visited-style-name="Visited_20_Internet_20_Link">
zelenskyj.jpeg</text:a>
']</text:p>
      <text:p text:style-name="P4">
标签: ['ВОЛОДИМИР ЗЕЛЕНСЬКИЙ', 'ЄВРОПЕЙСЬКИЙ СОЮЗ', 'САНКЦІЇ РФ']</text:p>
      <text:p text:style-name="P4">
类别: News</text:p>
      <!--METADATA-->
      <text:p text:style-name="P4">
<draw:frame draw:style-name="fr1" draw:name="Image11" text:anchor-type="as-char" svg:width="6.9236in" svg:height="4.202534in" draw:z-index="0">
<draw:image xlink:href="../Images/AРМІЯINFORM/2023-06-24T52-00-00-04-00/zelenskyj.jpeg" xlink:type="simple" xlink:show="embed" xlink:actuate="onLoad" draw:mime-type="image/jpeg"/>
</draw:frame>
乌克兰Volodymyr Zelenskyy总裁</text:p>
      <text:p text:style-name="P4">
乌克兰沃迪米尔·泽伦斯基(Ukraine Volodymyr Zelensky)总统祝贺欧盟的决定以及对俄罗斯的第11套制裁措施，并指出他预计将有危险的加强限制。</text:p>
      <text:p text:style-name="P4">
关于这个<text:a xlink:type="simple" xlink:href="https://twitter.com/ZelenskyyUa/status/1672318603805204494" text:style-name="Internet_20_link" text:visited-style-name="Visited_20_Internet_20_Link">
被引用</text:a>
在他的Twitter中。</text:p>
      <text:p text:style-name="P4">
“我们祝贺期待已久的且重要的采用商业联盟第11套制裁措施，旨在停止绕过俄罗斯的制裁。 我们正在等待其有效的实施，以阻止克里姆林宫 - 战争机器，并进一步加强欧盟的限制性措施，尤其是俄罗斯核电对立，”国家负责人强调。</text:p>
      <text:p text:style-name="P4">
召回<text:a xlink:type="simple" xlink:href="https://armyinform.com.ua/2023/06/23/11-j-paket-yevropejskyh-sankczij-proty-rosiyi-nabuv-chynnosti-mzs-estoniyi/" text:style-name="Internet_20_link" text:visited-style-name="Visited_20_Internet_20_Link">
获得</text:a>
6月21日通过的对俄罗斯联邦的第十一套餐制裁是有效的。</text:p>
      <text:p text:style-name="P4">
News Source: <text:a xlink:type="simple" xlink:href="https://armyinform.com.ua/2023/06/24/volodymyr-zelenskyj-pryvitav-uhvalennya-11-go-paketu-sankczij-yes-proty-rosiyi/" text:style-name="Internet_20_link" text:visited-style-name="Visited_20_Internet_20_Link">
https://armyinform.com.ua/2023/06/24/volodymyr-zelenskyj-pryvitav-uhvalennya-11-go-paketu-sankczij-yes-proty-rosiyi/</text:a>
</text:p>
      <!--NEWS-->
      <text:h text:style-name="P10" text:outline-level="1">
<text:span text:style-name="T4">
到了晚上</text:span>
</text:h>
      <text:p text:style-name="P4">
作者: ['АРМІЯINFORM']</text:p>
      <text:p text:style-name="P4">
时间: 2023-06-24T54:00:00-04:00</text:p>
      <text:p text:style-name="P4">
描述: 尼克（Nich）有24个蠕虫2023俄罗斯联邦Zdistili的Roku Zbroin sili对Dnipru的导弹攻击。 战争...与乌克兰2022年的战争，与乌克兰的最新消息，今天与乌克兰的新闻战争，今天的最后一场战争，今天的最后一场战争将在乌克兰和俄罗斯之间发生战争，当2022年与乌克兰的战争将是，他们说，在不久的将来与乌克兰发动了战争</text:p>
      <text:p text:style-name="P4">
图片: ['<text:a xlink:type="simple" xlink:href="https://armyinform.com.ua/wp-content/uploads/2023/06/photo_5238010203327286752_y.jpg" text:style-name="Internet_20_link" text:visited-style-name="Visited_20_Internet_20_Link">
photo_5238010203327286752_y.jpg</text:a>
']</text:p>
      <text:p text:style-name="P4">
标签: ['ВОЄННІ ЗЛОЧИНИ РФ', 'ОФІС ГЕНПРОКУРОРА УКРАЇНИ', 'РОСІЙСЬКА РАКЕТНА АТАКА']</text:p>
      <text:p text:style-name="P4">
类别: News</text:p>
      <!--METADATA-->
      <text:p text:style-name="P4">
<draw:frame draw:style-name="fr1" draw:name="Image12" text:anchor-type="as-char" svg:width="6.9236in" svg:height="3.894525in" draw:z-index="0">
<draw:image xlink:href="../Images/AРМІЯINFORM/2023-06-24T54-00-00-04-00/photo_5238010203327286752_y.jpg" xlink:type="simple" xlink:show="embed" xlink:actuate="onLoad" draw:mime-type="image/jpeg"/>
</draw:frame>
2023年6月24日晚上，俄罗斯联邦的武装部队进行了火箭袭击。 敌对的火箭袭击了私营部门。</text:p>
      <text:p text:style-name="P4">
关于它<text:a xlink:type="simple" xlink:href="https://t.me/pgo_gov_ua/13778" text:style-name="Internet_20_link" text:visited-style-name="Visited_20_Internet_20_Link">
报告</text:a>
乌克兰检察长办公室。</text:p>
      <text:p text:style-name="P4">
“八人受伤，其中两个是孩子。 袭击的结果是，有4个私人房屋被摧毁，有20多名当地人损坏了。 基础架构对象也已损坏。</text:p>
      <text:p text:style-name="P4">
检察官与其他执法人员合作记录了炮击的后果。</text:p>
      <text:p text:style-name="P4">
News Source: <text:a xlink:type="simple" xlink:href="https://armyinform.com.ua/2023/06/24/unochi-vorog-vdaryv-raketamy-po-dnipru-sered-postrazhdalyh-dity/" text:style-name="Internet_20_link" text:visited-style-name="Visited_20_Internet_20_Link">
https://armyinform.com.ua/2023/06/24/unochi-vorog-vdaryv-raketamy-po-dnipru-sered-postrazhdalyh-dity/</text:a>
</text:p>
      <!--NEWS-->
      <text:h text:style-name="P10" text:outline-level="1">
<text:span text:style-name="T4">
在乌克兰的夜间袭击中，敌人释放了一百多个火箭 - 尤里·伊格纳特</text:span>
</text:h>
      <text:p text:style-name="P4">
作者: ['Анастасія Олехнович']</text:p>
      <text:p text:style-name="P4">
时间: 2023-06-24T56:00:00-04:00</text:p>
      <text:p text:style-name="P4">
描述: Danami，Vnoch Vnochi时代的背后，看到了4枚战略导弹的40枚导弹...与乌克兰2022年的战争，与乌克兰的最新新闻，今天与乌克兰2022年的新闻战争，乌克兰和俄罗斯，俄罗斯，俄罗斯和俄罗斯，俄罗斯和俄罗斯之间的战争都会当与乌克兰的战争将在不久的将来与乌克兰进行战争时，今天与乌克兰的战争，今天与乌克兰的战争，乌克兰的新闻，乌克兰的乌克兰媒体新闻是俄罗斯的</text:p>
      <text:p text:style-name="P4">
图片: ['<text:a xlink:type="simple" xlink:href="https://armyinform.com.ua/wp-content/uploads/2023/05/raketa-bastion.jpg" text:style-name="Internet_20_link" text:visited-style-name="Visited_20_Internet_20_Link">
raketa-bastion.jpg</text:a>
']</text:p>
      <text:p text:style-name="P4">
标签: ['ППО ЗСУ', 'РОСІЙСЬКА РАКЕТНА АТАКА', 'ЮРІЙ ІГНАТ']</text:p>
      <text:p text:style-name="P4">
类别: News</text:p>
      <!--METADATA-->
      <text:p text:style-name="P4">
<draw:frame draw:style-name="fr1" draw:name="Image13" text:anchor-type="as-char" svg:width="6.9236in" svg:height="3.750283in" draw:z-index="0">
<draw:image xlink:href="../Images/AРМІЯINFORM/2023-06-24T56-00-00-04-00/raketa-bastion.jpg" xlink:type="simple" xlink:show="embed" xlink:actuate="onLoad" draw:mime-type="image/jpeg"/>
</draw:frame>
堡垒综合体的反舰导弹P-800“ Onyx”的开始。 说明性照片</text:p>
      <text:p text:style-name="P4">
根据初步数据，敌人在晚上发行了10枚战略TU-95的40枚导弹。 轰炸机22M3也参与了袭击，其中9次X-22导弹释放了。 敌人在不淬火的情况下还使用了2枚机口径导弹，另外2次冲击无人机SHAHD-136/131。</text:p>
      <text:p text:style-name="P4">
空军发言人尤里·伊格纳特(Yuri Ignat)报道了唯一新闻的空气。</text:p>
      <ul>
        <li>
战斗工作的结果 - 非常成功，摧毁了41翼火箭和两个鞋子无人机。 尤里·伊格纳特(Yuri Ignat)说，反空袭导弹装置，移动射击小组参与了袭击的反思。</li>
      </ul>
      <text:p text:style-name="P4">
News Source: <text:a xlink:type="simple" xlink:href="https://armyinform.com.ua/2023/06/24/pid-chas-nichnoyi-ataky-po-ukrayini-vorog-vypustyv-ponad-piv-sotni-raket-yurij-ignat/" text:style-name="Internet_20_link" text:visited-style-name="Visited_20_Internet_20_Link">
https://armyinform.com.ua/2023/06/24/pid-chas-nichnoyi-ataky-po-ukrayini-vorog-vypustyv-ponad-piv-sotni-raket-yurij-ignat/</text:a>
</text:p>
      <!--NEWS-->
      <text:h text:style-name="P10" text:outline-level="1">
<text:span text:style-name="T4">
Alexei Reznikov关于在F-16上教乌克兰飞行员的教学：我预测这将在7月开始</text:span>
</text:h>
      <text:p text:style-name="P4">
作者: ['АРМІЯINFORM']</text:p>
      <text:p text:style-name="P4">
时间: 2023-06-24T58:00:00-04:00</text:p>
      <text:p text:style-name="P4">
描述: 乌克兰Oleksii Reznikov的最低限制，乌克兰的情节hoglings在...与乌克兰2022年的战争，与乌克兰的战争，今天与乌克兰的最新新闻，今天与乌克兰2022年的新闻战争，今天与乌克兰2022年，乌克兰和俄罗斯之间的战争会发生他们在2022年与乌克兰有一年</text:p>
      <text:p text:style-name="P4">
图片: ['<text:a xlink:type="simple" xlink:href="https://armyinform.com.ua/wp-content/uploads/2023/06/77.webp" text:style-name="Internet_20_link" text:visited-style-name="Visited_20_Internet_20_Link">
77.webp</text:a>
']</text:p>
      <text:p text:style-name="P4">
标签: ['F-16', 'НАВЧАННЯ', 'ОЛЕКСІЙ РЕЗНІКОВ', 'ОФІЦІЙНО', 'УКРАЇНСЬКІ ПІЛОТИ']</text:p>
      <text:p text:style-name="P4">
类别: News</text:p>
      <!--METADATA-->
      <text:p text:style-name="P4">
<draw:frame draw:style-name="fr1" draw:name="Image14" text:anchor-type="as-char" svg:width="6.9236in" svg:height="3.892372in" draw:z-index="0">
<draw:image xlink:href="../ConvertedIMGs/AРМІЯINFORM/2023-06-24T58-00-00-04-00/77.png" xlink:type="simple" xlink:show="embed" xlink:actuate="onLoad" draw:mime-type="image/png"/>
</draw:frame>
乌克兰Oleksiy Reznikov国防部长预测，乌克兰飞行员在7月在F-16上进行演习的开始。</text:p>
      <text:p text:style-name="P4">
关于它<text:a xlink:type="simple" xlink:href="https://t.me/militarymediacenter/2341" text:style-name="Internet_20_link" text:visited-style-name="Visited_20_Internet_20_Link">
报告</text:a>
军事媒体中心</text:p>
      <text:p text:style-name="P4">
乌克兰国防部负责人说：“我们希望他们将在7月开始，但前提是培训计划将得到批准。”</text:p>
      <text:p text:style-name="P4">
他补充说，该程序现在正在准备。</text:p>
      <text:p text:style-name="P4">
据报道，丹麦和荷兰表示准备在F-16战斗机上提供乌克兰飞行员的准备。</text:p>
      <text:p text:style-name="P4">
Alexei Reznikov说：“定义的负责人，该计划将在7月初进行注册，我可以宣布，我可以最好地说，在7月，培训将已经被说。”</text:p>
      <text:p text:style-name="P4">
News Source: <text:a xlink:type="simple" xlink:href="https://armyinform.com.ua/2023/06/24/oleksij-reznikov-pro-navchannya-ukrayinskyh-pilotiv-na-f-16-prognozuyu-shho-rozpochnutsya-v-lypni/" text:style-name="Internet_20_link" text:visited-style-name="Visited_20_Internet_20_Link">
https://armyinform.com.ua/2023/06/24/oleksij-reznikov-pro-navchannya-ukrayinskyh-pilotiv-na-f-16-prognozuyu-shho-rozpochnutsya-v-lypni/</text:a>
</text:p>
      <!--NEWS-->
      <text:h text:style-name="P10" text:outline-level="1">
<text:span text:style-name="T4">
GUR：Prigozhin的叛乱 - 一种内部俄罗斯冲突，是普京政权崩溃的标志</text:span>
</text:h>
      <text:p text:style-name="P4">
作者: ['АРМІЯINFORM']</text:p>
      <text:p text:style-name="P4">
时间: 2023-06-24T60:00:00-04:00</text:p>
      <text:p text:style-name="P4">
描述: 错误的-Waist -In -Wagon的固有，所谓的Wagner Pvk Pvk，与乌克兰2022年的战争，与乌克兰与乌克兰的最新新闻，今天与乌克兰2022年的新闻战争，乌克兰和俄罗斯之间将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442bbe8b-39ff-42b5-9f75-60cdf52a9cf7_w1200_r1.jpg" text:style-name="Internet_20_link" text:visited-style-name="Visited_20_Internet_20_Link">
442bbe8b-39ff-42b5-9f75-60cdf52a9cf7_w1200_r1.jpg</text:a>
']</text:p>
      <text:p text:style-name="P4">
标签: ['АНДРІЙ ЮСОВ', 'ГУР МО УКРАЇНИ', 'КРАХ РОСІЇ']</text:p>
      <text:p text:style-name="P4">
类别: News</text:p>
      <!--METADATA-->
      <text:p text:style-name="P4">
<draw:frame draw:style-name="fr1" draw:name="Image15" text:anchor-type="as-char" svg:width="6.9236in" svg:height="3.894525in" draw:z-index="0">
<draw:image xlink:href="../Images/AРМІЯINFORM/2023-06-24T60-00-00-04-00/442bbe8b-39ff-42b5-9f75-60cdf52a9cf7_w1200_r1.jpg" xlink:type="simple" xlink:show="embed" xlink:actuate="onLoad" draw:mime-type="image/jpeg"/>
</draw:frame>
Prigozhin所谓的PEC“ Wagner”领导人与侵略者国家的军事政治领导人之间的内部对抗是普京政权驾驶的迹象。</text:p>
      <text:p text:style-name="P4">
关于它<text:a xlink:type="simple" xlink:href="https://t.me/DIUkraine/2478" text:style-name="Internet_20_link" text:visited-style-name="Visited_20_Internet_20_Link">
陈述</text:a>
乌克兰安德里·尤索夫国防部情报部主要部门的代表。</text:p>
      <text:p text:style-name="P4">
乌克兰军事情报的代表说：“首先，应该理解，这是俄罗斯内部的冲突和比例，这是犯罪军事侵略注册机构针对乌克兰的直接结果。”</text:p>
      <text:p text:style-name="P4">
安德里·尤索夫(Andriy Yusov)补充说，乌克兰继续监测俄罗斯组成部分的进一步发展。</text:p>
      <text:p text:style-name="P4">
News Source: <text:a xlink:type="simple" xlink:href="https://armyinform.com.ua/2023/06/24/gur-bunt-prigozhyna-%e2%80%95-vnutrishnij-rosijskij-konflikt-yakyj-ye-oznakoyu-krahu-putinskogo-rezhymu/" text:style-name="Internet_20_link" text:visited-style-name="Visited_20_Internet_20_Link">
https://armyinform.com.ua/2023/06/24/gur-bunt-prigozhyna-%e2%80%95-vnutrishnij-rosijskij-konflikt-yakyj-ye-oznakoyu-krahu-putinskogo-rezhymu/</text:a>
</text:p>
      <!--NEWS-->
      <text:h text:style-name="P10" text:outline-level="1">
<text:span text:style-name="T4">
乌克兰的需求：318个爆炸性物品每天被中和烟火技术</text:span>
</text:h>
      <text:p text:style-name="P4">
作者: ['АРМІЯINFORM']</text:p>
      <text:p text:style-name="P4">
时间: 2023-06-24T62:00:00-04:00</text:p>
      <text:p text:style-name="P4">
描述: 借出了23蠕虫，乌克兰持有服务的Pirotechnici pydrodrodiy ...与乌克兰2022年的战争，与乌克兰的最新新闻，今天与乌克兰的新闻，今天与乌克兰的新闻战争，今天上次与乌克兰的新闻战，乌克兰和俄罗斯之间的战争将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1/2022-11-16-sapery-zsu.jpg" text:style-name="Internet_20_link" text:visited-style-name="Visited_20_Internet_20_Link">
2022-11-16-sapery-zsu.jpg</text:a>
']</text:p>
      <text:p text:style-name="P4">
标签: ['ДСНС УКРАЇНИ', 'РОЗМІНУВАННЯ']</text:p>
      <text:p text:style-name="P4">
类别: News</text:p>
      <!--METADATA-->
      <text:p text:style-name="P4">
<draw:frame draw:style-name="fr1" draw:name="Image16" text:anchor-type="as-char" svg:width="6.9236in" svg:height="4.615733in" draw:z-index="0">
<draw:image xlink:href="../Images/AРМІЯINFORM/2023-06-24T62-00-00-04-00/2022-11-16-sapery-zsu.jpg" xlink:type="simple" xlink:show="embed" xlink:actuate="onLoad" draw:mime-type="image/jpeg"/>
</draw:frame>
<text:span text:style-name="T4">
在6月23日的最后一天，</text:span>
州紧急服务服务的烟火单位<text:span text:style-name="T4">
 134次</text:span>
参与了任务的实施。</text:p>
      <text:p text:style-name="P4">
关于这个<text:a xlink:type="simple" xlink:href="https://www.kmu.gov.ua/news/24062023operatyvna-informatsiia-dsns-shchodo-naslidkiv-vedennia-boiovykh-dii-rosiiskoiu-federatsiieiu" text:style-name="Internet_20_link" text:visited-style-name="Visited_20_Internet_20_Link">
<text:span text:style-name="T5">
报告</text:span>
</text:a>
政府门户。</text:p>
      <text:p text:style-name="P4">
发现，扣押和处置了318个单位的烟火单元。 检查(清除)超过47.11的领土。</text:p>
      <text:p text:style-name="P4">
背景：从乌克兰俄罗斯联合会的大规模侵略开始，乌克兰SES的烟火单位就参与了<text:span text:style-name="T4">
 49 425次</text:span>
，以完成我的任务。 处置<text:span text:style-name="T4">
 404407单位安全项目</text:span>
，包括<text:span text:style-name="T4">
 3 002 </text:span>
 <text:span text:style-name="T4">
 </text:span>
航空炸弹<text:span text:style-name="T4">
。(清除)面积</text:span>
 90,527 <text:span text:style-name="T4">
 </text:span>
公顷**。</text:p>
      <text:p text:style-name="P4">
总共剩下174,000平方米。 潜在危险领土的公里，占该州总面积的30％。</text:p>
      <text:p text:style-name="P4">
News Source: <text:a xlink:type="simple" xlink:href="https://armyinform.com.ua/2023/06/24/rozminuvannya-ukrayiny-za-dobu-pirotehniky-zneshkodyly-318-vybuhonebezpechnyh-predmetiv/" text:style-name="Internet_20_link" text:visited-style-name="Visited_20_Internet_20_Link">
https://armyinform.com.ua/2023/06/24/rozminuvannya-ukrayiny-za-dobu-pirotehniky-zneshkodyly-318-vybuhonebezpechnyh-predmetiv/</text:a>
</text:p>
      <!--NEWS-->
      <text:h text:style-name="P10" text:outline-level="1">
<text:span text:style-name="T4">
俄罗斯长期以来一直掩盖了其统治的宣传愚蠢，现在没有谎言掩盖了它 - 乌克兰总统</text:span>
</text:h>
      <text:p text:style-name="P4">
作者: ['АРМІЯINFORM']</text:p>
      <text:p text:style-name="P4">
时间: 2023-06-24T64:00:00-04:00</text:p>
      <text:p text:style-name="P4">
描述: 乌克兰沃迪米尔·泽伦斯基总统（Zelensky Zelensky）结合了内部罗西克冲突，即与乌克兰2022年的战争，与乌克兰与乌克兰的最新消息，今天与乌克兰的新闻，今天与乌克兰2022年的新闻战争，乌克兰和俄罗斯之间的战争以及与俄罗斯之间的战争，以及与俄罗斯之间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6/37214984pd1-scaled.jpg" text:style-name="Internet_20_link" text:visited-style-name="Visited_20_Internet_20_Link">
37214984pd1-scaled.jpg</text:a>
']</text:p>
      <text:p text:style-name="P4">
标签: ['ВОЛОДИМИР ЗЕЛЕНСЬКИЙ', 'КРАХ РОСІЇ', 'ПРЕЗИДЕНТ УКРАЇНИ']</text:p>
      <text:p text:style-name="P4">
类别: News</text:p>
      <!--METADATA-->
      <text:p text:style-name="P4">
<draw:frame draw:style-name="fr1" draw:name="Image17" text:anchor-type="as-char" svg:width="6.9236in" svg:height="4.615733in" draw:z-index="0">
<draw:image xlink:href="../Images/AРМІЯINFORM/2023-06-24T64-00-00-04-00/37214984pd1-scaled.jpg" xlink:type="simple" xlink:show="embed" xlink:actuate="onLoad" draw:mime-type="image/jpeg"/>
</draw:frame>
乌克兰沃迪米尔·泽伦斯基(Volodymyr Zelensky)总统对俄罗斯内部冲突发表了评论，并强调，任何选择邪恶之路的人，最终摧毁了萨姆塞贝(Samsebe)。</text:p>
      <text:p text:style-name="P4">
关于这个<text:a xlink:type="simple" xlink:href="https://t.me/V_Zelenskiy_official/6694" text:style-name="Internet_20_link" text:visited-style-name="Visited_20_Internet_20_Link">
被引用</text:a>
在他的电报频道中。</text:p>
      <text:p text:style-name="P4">
“俄罗斯长期以来一直掩盖了其统治的弱点和愚蠢。 混乱的脚步是如此之多，以至于您不会没有谎言。 所有这一切都是一个单身男人，他一次又一次地吓到1917年，尽管完全没有其他任何东西可以带来其他任何东西。”</text:p>
      <text:p text:style-name="P4">
Volodymyr Zelenskyy强调，俄罗斯的弱点是显而易见的。</text:p>
      <text:p text:style-name="P4">
“大范围的弱点。 而且，俄罗斯越来越多地将汤曼人的部队保留在我们的地球上，本身就会安慰到更多的混乱，痛苦和问题。 这也很明显，”他说。</text:p>
      <text:p text:style-name="P4">
总统指出，任何派遣军队栏目来破坏另一个国家的生命的人 - 在生命完成时，他们无法远离逃避和背叛。 恐吓火箭，当它们被殴打时 - 屈辱给“ Shahda”。 他鄙视人们，并投入了数十万的战争 - 从他自己武装的人那里完成莫斯科地区。</text:p>
      <text:p text:style-name="P4">
他补充说，乌克兰能够保护欧洲免受俄罗斯邪恶混乱的传播。 Volodymyr Zelenskyy还敦促乌克兰人保持其栖息地，团结和权力。</text:p>
      <text:p text:style-name="P4">
“我们所有的指挥官，我们所有的战士都知道该怎么办。 荣耀乌克兰!”  - 他已经居中了。</text:p>
      <text:p text:style-name="P4">
News Source: <text:a xlink:type="simple" xlink:href="https://armyinform.com.ua/2023/06/24/rosiya-dovgo-maskuvala-propagandoyu-durist-svogo-pravlinnya-a-teper-zhodna-brehnya-ne-shovaye-yiyi-prezydent-ukrayiny/" text:style-name="Internet_20_link" text:visited-style-name="Visited_20_Internet_20_Link">
https://armyinform.com.ua/2023/06/24/rosiya-dovgo-maskuvala-propagandoyu-durist-svogo-pravlinnya-a-teper-zhodna-brehnya-ne-shovaye-yiyi-prezydent-ukrayiny/</text:a>
</text:p>
      <!--NEWS-->
      <text:h text:style-name="P10" text:outline-level="1">
<text:span text:style-name="T4">
占用者增加了黑海中火箭架的存在</text:span>
</text:h>
      <text:p text:style-name="P4">
作者: ['АРМІЯINFORM']</text:p>
      <text:p text:style-name="P4">
时间: 2023-06-24T66:00:00-04:00</text:p>
      <text:p text:style-name="P4">
描述: 在乔利亚船（Goyal cherguvanni）的Chorny Morce上，Gorifier船的P'Yat，其中有三个疼痛……与乌克兰2022的战争，与乌克兰的战争是今天的最新新闻，这是与乌克兰2022年的新闻，上次与乌克兰的新闻战争今天，乌克兰与俄罗斯之间将发动战争，何时，何时，何时，何时，何时，何时，何时，何时，2022年与乌克兰的战争将在不久的将来与乌克兰发生战争乌克兰，乌克兰今天的新闻，乌克兰媒体的乌克兰新闻在俄罗斯</text:p>
      <text:p text:style-name="P4">
图片: ['<text:a xlink:type="simple" xlink:href="https://armyinform.com.ua/wp-content/uploads/2021/05/chorne-more.jpg" text:style-name="Internet_20_link" text:visited-style-name="Visited_20_Internet_20_Link">
chorne-more.jpg</text:a>
']</text:p>
      <text:p text:style-name="P4">
标签: ['ВМС ЗС УКРАЇНИ', 'РАКЕТИ «КАЛІБР»', 'ЧОРНЕ МОРЕ']</text:p>
      <text:p text:style-name="P4">
类别: News</text:p>
      <!--METADATA-->
      <text:p text:style-name="P4">
<draw:frame draw:style-name="fr1" draw:name="Image18" text:anchor-type="as-char" svg:width="6.9236in" svg:height="3.956343in" draw:z-index="0">
<draw:image xlink:href="../Images/AРМІЯINFORM/2023-06-24T66-00-00-04-00/chorne-more.jpg" xlink:type="simple" xlink:show="embed" xlink:actuate="onLoad" draw:mime-type="image/jpeg"/>
</draw:frame>
黑海有五艘敌军，其中包括三个带有六个口径的火箭发射器。</text:p>
      <text:p text:style-name="P4">
关于它<text:a xlink:type="simple" xlink:href="https://t.me/ukrainian_navy/3397" text:style-name="Internet_20_link" text:visited-style-name="Visited_20_Internet_20_Link">
报告</text:a>
武装部队海军的新闻服务。</text:p>
      <text:p text:style-name="P4">
阿佐夫海有一艘敌方船。 最多八艘敌船在地中海，其中包括一艘含有火箭的火箭，总齐射为16枚导弹。</text:p>
      <text:p text:style-name="P4">
在白天，为了俄罗斯联邦的利益，凯希·耶尼卡尔海峡的通过：</text:p>
      <text:p text:style-name="P4">
<text:span text:style-name="T5">
到Azov Sea -16艘船，其中6艘在Bosphorus海峡的方向上移动； </text:span>
到黑海 -  8艘船。</text:p>
      <text:p text:style-name="P4">
俄罗斯联邦继续违反《 1974年海洋保护人类生命的国际公约》。(Solas)通过关闭自动识别系统(AIS)，在亚佐夫海的民用船上。</text:p>
      <text:p text:style-name="P4">
News Source: <text:a xlink:type="simple" xlink:href="https://armyinform.com.ua/2023/06/24/okupanty-narostyly-prysutnist-raketonosiyiv-u-chornomu-mori/" text:style-name="Internet_20_link" text:visited-style-name="Visited_20_Internet_20_Link">
https://armyinform.com.ua/2023/06/24/okupanty-narostyly-prysutnist-raketonosiyiv-u-chornomu-mori/</text:a>
</text:p>
      <!--NEWS-->
      <text:h text:style-name="P10" text:outline-level="1">
<text:span text:style-name="T4">
乌克兰的国防军摧毁了吉尼切斯克的罗斯格瓦迪亚基地</text:span>
</text:h>
      <text:p text:style-name="P4">
作者: ['АРМІЯINFORM']</text:p>
      <text:p text:style-name="P4">
时间: 2023-06-24T67:00:00-04:00</text:p>
      <text:p text:style-name="P4">
描述: 关于乌克兰ZBroyshas的指挥官的塞斯普尔，米科拉中将米科拉中尉...与乌克兰2022年的战争，与乌克兰与乌克兰的最新新闻，与乌克兰的新闻，与乌克兰的新闻，2022年2022年的新闻战争，将是今天的最后一个，将是今天的最后一场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6/c5d0c661556103861ead45aa3bd65370.jpg" text:style-name="Internet_20_link" text:visited-style-name="Visited_20_Internet_20_Link">
c5d0c661556103861ead45aa3bd65370.jpg</text:a>
']</text:p>
      <text:p text:style-name="P4">
标签: ['STOPRUSSIA', 'АГРЕСІЯ РФ', 'ВТОРГНЕННЯ РФ']</text:p>
      <text:p text:style-name="P4">
类别: News</text:p>
      <!--METADATA-->
      <text:p text:style-name="P4">
<draw:frame draw:style-name="fr1" draw:name="Image19" text:anchor-type="as-char" svg:width="6.9236in" svg:height="4.289917in" draw:z-index="0">
<draw:image xlink:href="../Images/AРМІЯINFORM/2023-06-24T67-00-00-04-00/c5d0c661556103861ead45aa3bd65370.jpg" xlink:type="simple" xlink:show="embed" xlink:actuate="onLoad" draw:mime-type="image/jpeg"/>
</draw:frame>
说明性照片</text:p>
      <text:p text:style-name="P4">
关于它<text:a xlink:type="simple" xlink:href="https://t.me/MykolaOleshchuk/90" text:style-name="Internet_20_link" text:visited-style-name="Visited_20_Internet_20_Link">
报告</text:a>
电报中乌克兰中尉Mykola Oleshchuk的空军指挥官</text:p>
      <text:p text:style-name="P4">
“罗斯格瓦迪(Rosgv​​ardy)在吉尼切斯克(Genichesk)的基地……乌克兰对俄罗斯火箭发射器的反应并没有放慢脚步。 占领者不会在我们的地球上休息!我们在帖子中说道。</text:p>
      <text:p text:style-name="P4">
News Source: <text:a xlink:type="simple" xlink:href="https://armyinform.com.ua/2023/06/24/syly-oborony-ukrayiny-znyshhyly-bazu-rosgvardiyi-v-genichesku/" text:style-name="Internet_20_link" text:visited-style-name="Visited_20_Internet_20_Link">
https://armyinform.com.ua/2023/06/24/syly-oborony-ukrayiny-znyshhyly-bazu-rosgvardiyi-v-genichesku/</text:a>
</text:p>
      <!--NEWS-->
      <text:h text:style-name="P10" text:outline-level="1">
<text:span text:style-name="T4">
白天，俄罗斯人在乌克兰的170多个城市和村庄开火，死亡和受伤</text:span>
</text:h>
      <text:p text:style-name="P4">
作者: ['АРМІЯINFORM']</text:p>
      <text:p text:style-name="P4">
时间: 2023-06-24T68:00:00-04:00</text:p>
      <text:p text:style-name="P4">
描述: Rosiyski Vissyska解雇了乌克兰12个地区的Terita。 关于一般军事...与乌克兰2022年的战争，与乌克兰的战争是今天的最新消息，与乌克兰2022年战争的消息是今天的最后一场新闻，乌克兰和俄罗斯之间的战争是否会发生战争与乌克兰在2022年的关系与否，在不久的将来会与乌克兰进行战争，这是与乌克兰的战争，今天的乌克兰新闻，乌克兰的新闻，乌克兰媒体在俄罗斯的乌克兰新闻</text:p>
      <text:p text:style-name="P4">
图片: ['<text:a xlink:type="simple" xlink:href="https://armyinform.com.ua/wp-content/uploads/2023/06/photo_5240476987728972646_y.jpg" text:style-name="Internet_20_link" text:visited-style-name="Visited_20_Internet_20_Link">
photo_5240476987728972646_y.jpg</text:a>
']</text:p>
      <text:p text:style-name="P4">
标签: ['ОБСТРІЛИ РФ', 'РАКЕТНІ ОБСТРІЛИ РФ']</text:p>
      <text:p text:style-name="P4">
类别: News</text:p>
      <!--METADATA-->
      <text:p text:style-name="P4">
<draw:frame draw:style-name="fr1" draw:name="Image20" text:anchor-type="as-char" svg:width="6.9236in" svg:height="5.117443in" draw:z-index="0">
<draw:image xlink:href="../Images/AРМІЯINFORM/2023-06-24T68-00-00-04-00/photo_5240476987728972646_y.jpg" xlink:type="simple" xlink:show="embed" xlink:actuate="onLoad" draw:mime-type="image/jpeg"/>
</draw:frame>
俄罗斯军队向乌克兰12个地区的领土开火。</text:p>
      <text:p text:style-name="P4">
关于它<text:a xlink:type="simple" xlink:href="https://t.me/militarymediacenter/2342" text:style-name="Internet_20_link" text:visited-style-name="Visited_20_Internet_20_Link">
报告</text:a>
军事媒体中心。</text:p>
      <text:p text:style-name="P4">
声明说：“从不同类型的武器 - 手榴弹发射器，迫击炮，坦克，炮兵，RSZV，SDR，UAV，战略和战术航空 - 已遭到170人居住和200个基础设施对象的攻击。”</text:p>
      <text:p text:style-name="P4">
在平民中，死亡和受伤，受害者的数量被澄清了。</text:p>
      <text:p text:style-name="P4">
News Source: <text:a xlink:type="simple" xlink:href="https://armyinform.com.ua/2023/06/24/rosiyany-vprodovzh-doby-obstrilyaly-ponad-170-mist-i-sil-ukrayiny-ye-zagybli-j-poraneni/" text:style-name="Internet_20_link" text:visited-style-name="Visited_20_Internet_20_Link">
https://armyinform.com.ua/2023/06/24/rosiyany-vprodovzh-doby-obstrilyaly-ponad-170-mist-i-sil-ukrayiny-ye-zagybli-j-poraneni/</text:a>
</text:p>
      <!--NEWS-->
      <text:h text:style-name="P10" text:outline-level="1">
<text:span text:style-name="T4">
在黑海有战斗训练</text:span>
</text:h>
      <text:p text:style-name="P4">
作者: ['АРМІЯINFORM']</text:p>
      <text:p text:style-name="P4">
时间: 2023-06-24T69:00:00-04:00</text:p>
      <text:p text:style-name="P4">
描述: 该部门在Optimams INMS ZSU中取得成功的Viiskovovoskovsky ...与乌克兰2022年的战争，与乌克兰与乌克兰的最新新闻战争，今天与乌克兰2022年的新闻战争，乌克兰和俄罗斯之间的战争将在乌克兰和俄罗斯之间发生战争，何时与乌克兰的战争他们说，2022年，是否会在不久的将来与乌克兰进行战争</text:p>
      <text:p text:style-name="P4">
图片: ['<text:a xlink:type="simple" xlink:href="https://armyinform.com.ua/wp-content/uploads/2023/06/news_20230623_154804_16875244849.jpg" text:style-name="Internet_20_link" text:visited-style-name="Visited_20_Internet_20_Link">
news_20230623_154804_16875244849.jpg</text:a>
', '<text:a xlink:type="simple" xlink:href="https://armyinform.com.ua/wp-content/uploads/2023/06/news_20230623_154812_168752449215-150x150.jpg" text:style-name="Internet_20_link" text:visited-style-name="Visited_20_Internet_20_Link">
news_20230623_154812_168752449215-150x150.jpg</text:a>
', '<text:a xlink:type="simple" xlink:href="https://armyinform.com.ua/wp-content/uploads/2023/06/news_20230623_154820_168752450023-150x150.jpg" text:style-name="Internet_20_link" text:visited-style-name="Visited_20_Internet_20_Link">
news_20230623_154820_168752450023-150x150.jpg</text:a>
']</text:p>
      <text:p text:style-name="P4">
标签: ['STOPRUSSIA', 'АГРЕСІЯ РФ']</text:p>
      <text:p text:style-name="P4">
类别: News</text:p>
      <!--METADATA-->
      <text:p text:style-name="P4">
<draw:frame draw:style-name="fr1" draw:name="Image21" text:anchor-type="as-char" svg:width="6.9236in" svg:height="4.286862in" draw:z-index="0">
<draw:image xlink:href="../Images/AРМІЯINFORM/2023-06-24T69-00-00-04-00/news_20230623_154804_16875244849.jpg" xlink:type="simple" xlink:show="embed" xlink:actuate="onLoad" draw:mime-type="image/jpeg"/>
</draw:frame>
与海军同行合作的海洋安全军人正在完善他们的技能。</text:p>
      <text:p text:style-name="P4">
关于它<text:a xlink:type="simple" xlink:href="https://dpsu.gov.ua/ua/news/%20VIDEO%20-U-CHornomu-mori-vidbulisya-boyovi-navchannya/" text:style-name="Internet_20_link" text:visited-style-name="Visited_20_Internet_20_Link">
报告</text:a>
乌克兰国家边境服务。</text:p>
      <text:p text:style-name="P4">
“海洋边防部队与军事水手一起，在海上过渡期间制定了战术部署和操纵，环球防御，对敌人目标的侦查和火灾破坏。</text:p>
      <text:p text:style-name="P4">
<text:a xlink:type="simple" xlink:href="https://armyinform.com.ua/wp-content/uploads/2023/06/news_20230623_154812_168752449215.jpg" text:style-name="Internet_20_link" text:visited-style-name="Visited_20_Internet_20_Link">
!(Images/AРМІЯINFORM/2023-06-24T69-00-00-04-00/news_20230623_154812_168752449215-150x150.jpg)</text:a>
</text:p>
      <text:p text:style-name="P4">
<text:a xlink:type="simple" xlink:href="https://armyinform.com.ua/wp-content/uploads/2023/06/news_20230623_154820_168752450023.jpg" text:style-name="Internet_20_link" text:visited-style-name="Visited_20_Internet_20_Link">
<draw:frame draw:style-name="fr1" draw:name="Image22" text:anchor-type="as-char" svg:width="6.9236in" svg:height="6.9236in" draw:z-index="0">
<draw:image xlink:href="../Images/AРМІЯINFORM/2023-06-24T69-00-00-04-00/news_20230623_154820_168752450023-150x150.jpg" xlink:type="simple" xlink:show="embed" xlink:actuate="onLoad" draw:mime-type="image/jpeg"/>
</draw:frame>
</text:a>
此外，海勇士阐明了训练船只和船只生存能力的要素，根据各种情况和介绍性磨练了紧急小组的行动，采取了措施来定位事故并实施实际的拖曳，”该消息说。</text:p>
      <text:p text:style-name="P4">
在海上有矿山威胁的情况下，这样的研讨会有利于建设机组人员和一般保护，特别是提供了谷物计划的安全组成部分。</text:p>
      <text:p text:style-name="P4">
封闭而熟练的 - 一起赢!</text:p>
      <text:p text:style-name="P4">
News Source: <text:a xlink:type="simple" xlink:href="https://armyinform.com.ua/2023/06/24/u-chornomu-mori-vidbulysya-bojovi-navchannya/" text:style-name="Internet_20_link" text:visited-style-name="Visited_20_Internet_20_Link">
https://armyinform.com.ua/2023/06/24/u-chornomu-mori-vidbulysya-bojovi-navchannya/</text:a>
</text:p>
      <!--NEWS-->
      <text:h text:style-name="P10" text:outline-level="1">
<text:span text:style-name="T4">
GUR报道说，莫斯科引入了反恐行动制度和俄罗斯联邦的许多地区</text:span>
</text:h>
      <text:p text:style-name="P4">
作者: ['АРМІЯINFORM']</text:p>
      <text:p text:style-name="P4">
时间: 2023-06-24T70:00:00-04:00</text:p>
      <text:p text:style-name="P4">
描述: Pisla DeMarshina是北穆斯科（Bik Muscovy）的Rucha Pvk Wagner，位于尼兹霍西（Nizhotsi）的Rosiy地区...与乌克兰2022年的战争，与乌克兰与乌克兰2022年的新闻战争，乌克兰与乌克兰的新闻战争，乌克兰和俄罗斯和俄罗斯和俄罗斯和俄罗斯和俄罗斯之间的战争将是一场战争俄罗斯，俄罗斯，俄罗斯和俄罗斯在2022年与乌克兰战争时，是否会在不久的将来与乌克兰进行战争，乌克兰的战争，今天的乌克兰新闻，乌克兰的新闻，乌克兰媒体在俄罗斯的乌克兰新闻</text:p>
      <text:p text:style-name="P4">
图片: ['<text:a xlink:type="simple" xlink:href="https://armyinform.com.ua/wp-content/uploads/2023/06/photo_5240233291284597737_x.jpg" text:style-name="Internet_20_link" text:visited-style-name="Visited_20_Internet_20_Link">
photo_5240233291284597737_x.jpg</text:a>
']</text:p>
      <text:p text:style-name="P4">
标签: ['ВІЙНА', 'ГУР МО УКРАЇНИ']</text:p>
      <text:p text:style-name="P4">
类别: News</text:p>
      <!--METADATA-->
      <text:p text:style-name="P4">
<draw:frame draw:style-name="fr1" draw:name="Image23" text:anchor-type="as-char" svg:width="6.9236in" svg:height="3.956343in" draw:z-index="0">
<draw:image xlink:href="../Images/AРМІЯINFORM/2023-06-24T70-00-00-04-00/photo_5240233291284597737_x.jpg" xlink:type="simple" xlink:show="embed" xlink:actuate="onLoad" draw:mime-type="image/jpeg"/>
</draw:frame>
在Demarsha Prigogine和Wagner PEC向莫斯科运动的开始之后，俄罗斯的数量宣布了反恐行动的政权(WHO).</text:p>
      <text:p text:style-name="P4">
Про це <text:a xlink:type="simple" xlink:href="https://t.me/DIUkraine/2479" text:style-name="Internet_20_link" text:visited-style-name="Visited_20_Internet_20_Link">
повідомляє</text:a>
智力的主要局。</text:p>
      <text:p text:style-name="P4">
消息说：“莫斯科正在为攻城做准备 - 引入了反恐操作。”</text:p>
      <text:p text:style-name="P4">
情报报告说，与此有关，俄罗斯联邦的安全官已获得：</text:p>
      <text:p text:style-name="P4">
<text:span text:style-name="T5">
聆听任何对话并检查通信。 </text:span>
在没有其他批准的情况下进行拘留和搜索。 <text:span text:style-name="T5">
电源进入私人和办公空间。 </text:span>
使用公民和组织的道路运输。 <text:span text:style-name="T5">
禁用各种交流。 </text:span>
“从区域和物体中删除个人”。</text:p>
      <text:p text:style-name="P4">
“目前，莫斯科实际上被警察和军事部队隔离。 在每个十字路口和从城市退出时，巡逻队都有增强。 该市正在与武装人员一起移动大量的公共汽车，没有数字和身份标志。 行动乘客运输已经停止。”情报说。</text:p>
      <text:p text:style-name="P4">
货物和邮资也被暂停。 大规模护理是重点是大型封闭式货车。</text:p>
      <text:p text:style-name="P4">
实际上，通过M4“ Don”的联邦汽车轨道停止了民事和官方运输的行动(莫斯科 - 维罗涅兹(Moscow-Voronezh-don-krasnodar-Novorossiysk)). Всі смуги звільнено для руху військової та вантажної техніки.На всіх з’їздах з траси виставлено озброєні блок-пости.</text:p>
      <text:p text:style-name="P4">
В москву стягують всю військову техніку, яка досі залишалась в резерві таприкордонних регіонах.</text:p>
      <text:p text:style-name="P4">
Раніше у ГУР <text:a xlink:type="simple" xlink:href="https://armyinform.com.ua/2023/06/24/gur-bunt-prigozhyna-%e2%80%95-vnutrishnij-rosijskij-konflikt-yakyj-ye-oznakoyu-krahu-putinskogo-rezhymu/" text:style-name="Internet_20_link" text:visited-style-name="Visited_20_Internet_20_Link">
заявили</text:a>
普里戈津的叛乱是俄罗斯内部的冲突，这是普京政权崩溃的标志。</text:p>
      <text:p text:style-name="P4">
News Source: <text:a xlink:type="simple" xlink:href="https://armyinform.com.ua/2023/06/24/gur-povidomlyaye-shho-u-moskvi-ta-nyzczi-regioniv-rf-vvedeno-rezhym-kontrterorystychnoyi-operacziyi/" text:style-name="Internet_20_link" text:visited-style-name="Visited_20_Internet_20_Link">
https://armyinform.com.ua/2023/06/24/gur-povidomlyaye-shho-u-moskvi-ta-nyzczi-regioniv-rf-vvedeno-rezhym-kontrterorystychnoyi-operacziyi/</text:a>
</text:p>
      <!--NEWS-->
      <text:h text:style-name="P10" text:outline-level="1">
<text:span text:style-name="T4">
在过去的一天中，国防军的航空在敌人的集中区域造成了13次跳动</text:span>
</text:h>
      <text:p text:style-name="P4">
作者: ['АРМІЯINFORM']</text:p>
      <text:p text:style-name="P4">
时间: 2023-06-24T71:00:00-04:00</text:p>
      <text:p text:style-name="P4">
描述: 关于ZSU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АГРЕСІЯ РФ', 'ГШ ЗСУ', 'ХРОНІКА ОБОРОНИ']</text:p>
      <text:p text:style-name="P4">
类别: News</text:p>
      <!--METADATA-->
      <text:p text:style-name="P4">
<draw:frame draw:style-name="fr1" draw:name="Image24" text:anchor-type="as-char" svg:width="6.9236in" svg:height="4.615733in" draw:z-index="0">
<draw:image xlink:href="../Images/AРМІЯINFORM/2023-06-24T71-00-00-04-00/ukrayinska-aviacziya.jpg" xlink:type="simple" xlink:show="embed" xlink:actuate="onLoad" draw:mime-type="image/jpeg"/>
</draw:frame>
说明性照片<text:span text:style-name="T4">
🔥俄罗斯入侵的情况</text:span>
</text:p>
      <text:p text:style-name="P4">
关于它的报道，武装部队的总参谋部。</text:p>
      <text:p text:style-name="P4">
“在过去的24小时内，国防军的航空在敌人个人组成的集中领域取得了13次跳动。</text:p>
      <text:p text:style-name="P4">
导弹部队和炮兵部门影响了最后一天的4个人员和军事设备，15个火炮部队处于火灾位置，2种无线电电子斗争手段和5台防空计算机。”</text:p>
      <text:p text:style-name="P4">
News Source: <text:a xlink:type="simple" xlink:href="https://armyinform.com.ua/2023/06/24/za-mynulu-dobu-aviacziya-syl-oborony-zavdala-13-udariv-po-rajonah-zoseredzhennya-protyvnyka/" text:style-name="Internet_20_link" text:visited-style-name="Visited_20_Internet_20_Link">
https://armyinform.com.ua/2023/06/24/za-mynulu-dobu-aviacziya-syl-oborony-zavdala-13-udariv-po-rajonah-zoseredzhennya-protyvnyka/</text:a>
</text:p>
      <!--NEWS-->
      <text:h text:style-name="P10" text:outline-level="1">
<text:span text:style-name="T4">
在16个月的战争中，国防力量摧毁了4,000多个艺术家和4,000辆敌方坦克</text:span>
</text:h>
      <text:p text:style-name="P4">
作者: ['АРМІЯINFORM']</text:p>
      <text:p text:style-name="P4">
时间: 2023-06-24T73:00:00-04:00</text:p>
      <text:p text:style-name="P4">
描述: Zagalni Boyov，将敌人于02.24.22至06/24/23 Orintovo成为：...与乌克兰2022的战争，与乌克兰的最新新闻，今天与乌克兰的新闻战争，今天与乌克兰2022年的新闻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vtraty_06-24-2023-scaled.jpg" text:style-name="Internet_20_link" text:visited-style-name="Visited_20_Internet_20_Link">
vtraty_06-24-2023-scaled.jpg</text:a>
']</text:p>
      <text:p text:style-name="P4">
标签: ['ВІЙНА', 'ВТРАТИ ВОРОГА', 'ГЕНЕРАЛЬНИЙ ШТАБ ЗС УКРАЇНИ']</text:p>
      <text:p text:style-name="P4">
类别: News</text:p>
      <!--METADATA-->
      <text:p text:style-name="P4">
<draw:frame draw:style-name="fr1" draw:name="Image25" text:anchor-type="as-char" svg:width="6.9236in" svg:height="6.975527in" draw:z-index="0">
<draw:image xlink:href="../Images/AРМІЯINFORM/2023-06-24T73-00-00-04-00/vtraty_06-24-2023-scaled.jpg" xlink:type="simple" xlink:show="embed" xlink:actuate="onLoad" draw:mime-type="image/jpeg"/>
</draw:frame>
敌人从24.02.22到24.06.23的总损失将是指向的：</text:p>
      <text:p text:style-name="P4">
<text:span text:style-name="T4">
<text:span text:style-name="T5">
人员 -  </text:span>
* 223910(+580)淘汰的人</text:span>
<text:span text:style-name="T5">
坦克 -  </text:span>
<text:span text:style-name="T5">
 4024(+7)</text:span>
<text:span text:style-name="T4">
战斗装甲车 -  </text:span>
 7804(+6)<text:span text:style-name="T4">
<text:span text:style-name="T5">
炮兵系统 -  </text:span>
<text:span text:style-name="T5">
 4015(+30)</text:span>
 </text:span>
 rszv- <text:span text:style-name="T4">
 619(+2)</text:span>
<text:span text:style-name="T5">
防空 -  </text:span>
<text:span text:style-name="T5">
 383(+4)</text:span>
<text:span text:style-name="T4">
飞机 -  </text:span>
 314(0)<text:span text:style-name="T4">
<text:span text:style-name="T5">
直升机 -  </text:span>
* 308(+1)</text:span>
<text:span text:style-name="T5">
无人机手术战术水平 -  </text:span>
<text:span text:style-name="T5">
 3460(+13)</text:span>
<text:span text:style-name="T4">
有翼的导弹 -  </text:span>
 1228(+14)<text:span text:style-name="T4">
<text:span text:style-name="T5">
船 /船 -  </text:span>
* 18(0)</text:span>
<text:span text:style-name="T5">
汽车设备和坦克 -  </text:span>
<text:span text:style-name="T5">
 6731(+23)</text:span>
<text:span text:style-name="T4">
特殊技术 -  </text:span>
 548(+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7月24日，23日。</text:p>
      <text:p text:style-name="P4">
News Source: <text:a xlink:type="simple" xlink:href="https://armyinform.com.ua/2023/06/24/za-16-misyacziv-vijny-syly-oborony-znyshhyly-ponad-4-tysyachi-artsystem-i-tankiv-voroga/" text:style-name="Internet_20_link" text:visited-style-name="Visited_20_Internet_20_Link">
https://armyinform.com.ua/2023/06/24/za-16-misyacziv-vijny-syly-oborony-znyshhyly-ponad-4-tysyachi-artsystem-i-tankiv-voroga/</text:a>
</text:p>
      <!--NEWS-->
      <text:h text:style-name="P10" text:outline-level="1">
<text:span text:style-name="T4">
乌克兰弹药：欧盟大使已批准提高产量的决定</text:span>
</text:h>
      <text:p text:style-name="P4">
作者: ['АРМІЯINFORM']</text:p>
      <text:p text:style-name="P4">
时间: 2023-06-24T75:00:00-04:00</text:p>
      <text:p text:style-name="P4">
描述: RADAє是进行谈判谈判《行为法案》的授权是申请法。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b376095c853edbc6b901cd16f07fa9ea-e1687593904640.jpeg" text:style-name="Internet_20_link" text:visited-style-name="Visited_20_Internet_20_Link">
b376095c853edbc6b901cd16f07fa9ea-e1687593904640.jpeg</text:a>
']</text:p>
      <text:p text:style-name="P4">
标签: ['БОЄПРИПАСИ ДЛЯ УКРАЇНИ', 'ДОПОМОГА ПАРТНЕРІВ', 'ЄВРОПЕЙСЬКА РАДА', 'СВІТ ПІДТРИМУЄ УКРАЇНУ']</text:p>
      <text:p text:style-name="P4">
类别: News</text:p>
      <!--METADATA-->
      <text:p text:style-name="P4">
<draw:frame draw:style-name="fr1" draw:name="Image26" text:anchor-type="as-char" svg:width="6.9236in" svg:height="4.188816in" draw:z-index="0">
<draw:image xlink:href="../Images/AРМІЯINFORM/2023-06-24T75-00-00-04-00/b376095c853edbc6b901cd16f07fa9ea-e1687593904640.jpeg" xlink:type="simple" xlink:show="embed" xlink:actuate="onLoad" draw:mime-type="image/jpeg"/>
</draw:frame>
欧盟理事会已同意与欧洲议会谈判接受弹药生产的生产(尽快).</text:p>
      <text:p text:style-name="P4">
Про це <text:a xlink:type="simple" xlink:href="https://www.consilium.europa.eu/en/press/press-releases/2023/06/23/boosting-ammunition-production-in-the-eu-defence-industry-council-ready-to-negotiate-with-the-european-parliament/" text:style-name="Internet_20_link" text:visited-style-name="Visited_20_Internet_20_Link">
йдеться</text:a>
在欧洲理事会的地点。</text:p>
      <text:p text:style-name="P4">
“如今，成员国已同意就拟议的监管规则进行谈判，该规则将汇编一项支持弹药生产的法案，该法案旨在提高生产能力来生产土地和炮兵弹药，并火箭弹生产。 ，”</text:p>
      <text:p text:style-name="P4">
该文件提供措施，包括额外的资金，有助于压制当前的炮弹弹药和导弹的短缺及其组成部分，这些计划在加速生产的“第三条轨道”的框架内，该计划被同意加速生产的生产。欧洲理事会于2023年3月。仓库欧盟成员国。</text:p>
      <text:p text:style-name="P4">
为了实施第三个“轨道”，欧洲委员会建议从欧盟预算中额外分配5亿欧元。</text:p>
      <text:p text:style-name="P4">
“在俄罗斯入侵乌克兰之后，战争达到了我们的门槛。 欧盟国防工业面临着前所未有的挑战，克服了新的现实。 我们必须竭尽所能，以帮助欧洲的国防工业为自己的安全生产更多，并赋予乌克兰对不公正的侵入性战争的自卫能力。</text:p>
      <text:p text:style-name="P4">
如前所述，当成员大使就欧盟委员会的任务达成协议时，欧盟理事会准备就采用该法案的最终版本就开始与欧洲议会进行谈判。</text:p>
      <text:p text:style-name="P4">
News Source: <text:a xlink:type="simple" xlink:href="https://armyinform.com.ua/2023/06/24/boyeprypasy-dlya-ukrayiny-posly-yes-zatverdyly-rishennya-pro-zbilshennya-vyrobnycztva/" text:style-name="Internet_20_link" text:visited-style-name="Visited_20_Internet_20_Link">
https://armyinform.com.ua/2023/06/24/boyeprypasy-dlya-ukrayiny-posly-yes-zatverdyly-rishennya-pro-zbilshennya-vyrobnycztva/</text:a>
</text:p>
      <!--NEWS-->
      <text:h text:style-name="P10" text:outline-level="1">
<text:span text:style-name="T4">
22美国国家组织的成员国呼吁俄罗斯联邦立即从乌克兰撤军</text:span>
</text:h>
      <text:p text:style-name="P4">
作者: ['АРМІЯINFORM']</text:p>
      <text:p text:style-name="P4">
时间: 2023-06-24T77:00:00-04:00</text:p>
      <text:p text:style-name="P4">
描述: 乌克兰总统沃罗迪米尔·泽伦斯基（Volodymyr Zelensky），poking着 - 有组织的成员...与乌克兰2022年的战争，与乌克兰与乌克兰的最新新闻战争，今天与乌克兰2022年的新闻战争，乌克兰和俄罗斯之间以及战争之间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291943_vz_reuters_new_960x380_0.webp" text:style-name="Internet_20_link" text:visited-style-name="Visited_20_Internet_20_Link">
291943_vz_reuters_new_960x380_0.webp</text:a>
']</text:p>
      <text:p text:style-name="P4">
标签: ['ВОЛОДИМИР ЗЕЛЕНСЬКИЙ', 'ОРГАНІЗАЦІЯ АМЕРИКАНСЬКИХ ДЕРЖАВ', 'ПРЕЗИДЕНТ УКРАЇНИ']</text:p>
      <text:p text:style-name="P4">
类别: News</text:p>
      <!--METADATA-->
      <text:p text:style-name="P4">
<draw:frame draw:style-name="fr1" draw:name="Image27" text:anchor-type="as-char" svg:width="6.9236in" svg:height="3.606042in" draw:z-index="0">
<draw:image xlink:href="../ConvertedIMGs/AРМІЯINFORM/2023-06-24T77-00-00-04-00/291943_vz_reuters_new_960x380_0.png" xlink:type="simple" xlink:show="embed" xlink:actuate="onLoad" draw:mime-type="image/png"/>
</draw:frame>
乌克兰沃迪米尔·泽伦斯基(Ukraine Volodymyr Zelensky)总统感谢这些国家 - 美国国家组织的成员呼吁立即撤离Zvoraina侵略者的部队，并起诉所有犯有罪名的战争罪。</text:p>
      <text:p text:style-name="P4">
关于这个<text:a xlink:type="simple" xlink:href="https://twitter.com/ZelenskyyUa/status/1672489703336017920" text:style-name="Internet_20_link" text:visited-style-name="Visited_20_Internet_20_Link">
被引用</text:a>
在他的Twitter中。</text:p>
      <text:p text:style-name="P4">
“我感谢22个OAD成员国发表的有力声明，以支持乌克兰，并获得了大会第53届会议的批准。 呼吁立即从乌克兰撤离军事侵略者，并起诉所有在军事竞赛中所有有罪的人至关重要。 我们赞赏美国集中精力为乌克兰实现公平和长期和平的美国大陆的积极支持。”国家负责人写道。</text:p>
      <text:p text:style-name="P4">
较早的Volodymyr Zelenskyy <text:a xlink:type="simple" xlink:href="https://www.president.gov.ua/news/mayemo-stati-globalnoyu-gromadoyu-shob-mir-dlya-kozhnoyi-nac-83729" text:style-name="Internet_20_link" text:visited-style-name="Visited_20_Internet_20_Link">
称为</text:a>
美国组织致力于实施乌克兰和平公式。</text:p>
      <text:p text:style-name="P4">
News Source: <text:a xlink:type="simple" xlink:href="https://armyinform.com.ua/2023/06/24/22-krayiny-chleny-organizacziyi-amerykanskyh-derzhav-zaklykaly-rf-negajno-vyvesty-vijska-z-ukrayiny/" text:style-name="Internet_20_link" text:visited-style-name="Visited_20_Internet_20_Link">
https://armyinform.com.ua/2023/06/24/22-krayiny-chleny-organizacziyi-amerykanskyh-derzhav-zaklykaly-rf-negajno-vyvesty-vijska-z-ukrayiny/</text:a>
</text:p>
      <!--NEWS-->
      <text:h text:style-name="P10" text:outline-level="1">
<text:span text:style-name="T4">
ZPEC结果远洋稳定 - 烯族的水位</text:span>
</text:h>
      <text:p text:style-name="P4">
作者: ['АРМІЯINFORM']</text:p>
      <text:p text:style-name="P4">
时间: 2023-06-24T79:00:00-04:00</text:p>
      <text:p text:style-name="P4">
描述: Rosiysky灰色Kakhovo GES的Rosiysky回报，情况被淹没了...与乌克兰2022年的战争，与乌克兰的战争是今天的最新新闻，今天与乌克兰2022年的新闻战争，今天是否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6/255220.jpg" text:style-name="Internet_20_link" text:visited-style-name="Visited_20_Internet_20_Link">
255220.jpg</text:a>
']</text:p>
      <text:p text:style-name="P4">
标签: ['ЗАЕС', 'КАХОВСЬКА ГЕС', 'КАХОВСЬКА ГЕС/ШТАБ INFO', 'НАЕК ЕНЕРГОАТОМ', 'ЯДЕРНА БЕЗПЕКА']</text:p>
      <text:p text:style-name="P4">
类别: News</text:p>
      <!--METADATA-->
      <text:p text:style-name="P4">
<draw:frame draw:style-name="fr1" draw:name="Image28" text:anchor-type="as-char" svg:width="6.9236in" svg:height="3.893007in" draw:z-index="0">
<draw:image xlink:href="../Images/AРМІЯINFORM/2023-06-24T79-00-00-04-00/255220.jpg" xlink:type="simple" xlink:show="embed" xlink:actuate="onLoad" draw:mime-type="image/jpeg"/>
</draw:frame>
尽管俄罗斯占领者在卡科夫卡水力发电站的大坝上受到破坏，但情况仍然稳定且受控。</text:p>
      <text:p text:style-name="P4">
关于它<text:a xlink:type="simple" xlink:href="https://t.me/energoatom_ua/13686" text:style-name="Internet_20_link" text:visited-style-name="Visited_20_Internet_20_Link">
报告</text:a>
SE“ Energoatom”。</text:p>
      <text:p text:style-name="P4">
因此，截至6月24日10:00，Zaporizhhya AACF的水位不变。 目前<text:span text:style-name="T4">
 16.60 m。</text:span>
这足以确保车站的需求。</text:p>
      <text:p text:style-name="P4">
“ TPP通道中的水位，从ZPPP加油的地方，15 m。</text:p>
      <text:p text:style-name="P4">
News Source: <text:a xlink:type="simple" xlink:href="https://armyinform.com.ua/2023/06/24/riven-vody-u-stavku-oholodzhuvachi-zaes-stabilnyj-energoatom/" text:style-name="Internet_20_link" text:visited-style-name="Visited_20_Internet_20_Link">
https://armyinform.com.ua/2023/06/24/riven-vody-u-stavku-oholodzhuvachi-zaes-stabilnyj-energoatom/</text:a>
</text:p>
      <!--NEWS-->
      <text:h text:style-name="P10" text:outline-level="1">
<text:span text:style-name="T4">
积极的战斗将持续在接下来的两到三个月</text:span>
</text:h>
      <text:p text:style-name="P4">
作者: ['АРМІЯINFORM']</text:p>
      <text:p text:style-name="P4">
时间: 2023-06-24T81:00:00-04:00</text:p>
      <text:p text:style-name="P4">
描述: 乌克兰瓦迪姆·斯卡皮兹基（Vadim Skizky）的迷你 - 米尼斯（Mini -Minnice）的罗斯维迪（Rosvesdi）负责人的负责人的代表...与乌克兰2022年的战争，与乌克兰的战争是今天的最新新闻，这是与乌克兰2022年的新闻，今天将有一场他们说，乌克兰与俄罗斯之间的战争以及与乌克兰的战争将在2022年，他们会在不久的将来与乌克兰发生战争，他们说，与乌克兰的战争，今天的乌克兰的战争，今天的乌克兰新闻，乌克兰的乌克兰媒体新闻</text:p>
      <text:p text:style-name="P4">
图片: ['<text:a xlink:type="simple" xlink:href="https://armyinform.com.ua/wp-content/uploads/2023/06/20230624-2.jpg" text:style-name="Internet_20_link" text:visited-style-name="Visited_20_Internet_20_Link">
20230624-2.jpg</text:a>
']</text:p>
      <text:p text:style-name="P4">
标签: ['ВІЙНА', 'ГУР МО УКРАЇНИ']</text:p>
      <text:p text:style-name="P4">
类别: News</text:p>
      <!--METADATA-->
      <text:p text:style-name="P4">
<draw:frame draw:style-name="fr1" draw:name="Image29" text:anchor-type="as-char" svg:width="6.9236in" svg:height="3.600272in" draw:z-index="0">
<draw:image xlink:href="../Images/AРМІЯINFORM/2023-06-24T81-00-00-04-00/20230624-2.jpg" xlink:type="simple" xlink:show="embed" xlink:actuate="onLoad" draw:mime-type="image/jpeg"/>
</draw:frame>
乌克兰·瓦迪姆斯基比茨基国防部情报局主要局长代表表示，积极地与进攻性和国防角色作斗争将在接下来的两到三个月中持续下去。</text:p>
      <text:p text:style-name="P4">
关于这个<text:a xlink:type="simple" xlink:href="https://gur.gov.ua/content/aktyvni-boiovi-dii-tryvatymut-naiblyzhchi-dva-try-misiatsi-meta-ukrainy-zvilnennia-usikh-terytorii.html" text:style-name="Internet_20_link" text:visited-style-name="Visited_20_Internet_20_Link">
被引用</text:a>
Nasyiti Gur Mou。</text:p>
      <text:p text:style-name="P4">
“我们的战略目标和目的是解放我们的所有领土。 俄罗斯人将试图完成任务，以说出他们的“特殊军事行动”是完成的，还是已经完成”  - 乌克兰国防部的代表说。</text:p>
      <text:p text:style-name="P4">
据他说，在不久的将来，俄罗斯人将无法进入行政边界和卢汉斯克地区，这仍然是敌人的目标之一。</text:p>
      <text:p text:style-name="P4">
瓦迪姆·斯基比茨基(Vadim Skibitsky)描述了侵略者国家的困难：俄罗斯正试图填补乌克兰战争中清算的人员，但规模动员与2022年秋季不同。</text:p>
      <text:p text:style-name="P4">
同时，他补充说，恐怖分子莫斯科有更严重的问题：</text:p>
      <text:p text:style-name="P4">
“敌人的所有新部分都试图很快装备。 这不起作用。这个问题不仅在人们中 - 问题是在现代武器中引起的，而且是黑暗，该黑暗被存储在苏联崩溃后俄罗斯联邦的仓库中。 它有很多投资可以进行正常战斗。”</text:p>
      <text:p text:style-name="P4">
News Source: <text:a xlink:type="simple" xlink:href="https://armyinform.com.ua/2023/06/24/aktyvni-bojovi-diyi-tryvatymut-najblyzhchi-dva-try-misyaczi-gur/" text:style-name="Internet_20_link" text:visited-style-name="Visited_20_Internet_20_Link">
https://armyinform.com.ua/2023/06/24/aktyvni-bojovi-diyi-tryvatymut-najblyzhchi-dva-try-misyaczi-gur/</text:a>
</text:p>
      <!--NEWS-->
      <text:h text:style-name="P10" text:outline-level="1">
<text:span text:style-name="T4">
SES显示了在基辅的一所住宅上掉下碎屑的后果</text:span>
</text:h>
      <text:p text:style-name="P4">
作者: ['АРМІЯINFORM']</text:p>
      <text:p text:style-name="P4">
时间: 2023-06-24T83:00:00-04:00</text:p>
      <text:p text:style-name="P4">
描述: 在Naidzvichy的持有人服务中，在视频中向帕德斯尼亚·乌拉姆基夫（Padisnnya Ulamkiv）展示了与乌克兰2022年的战争，今天与乌克兰的最新新闻，今天与乌克兰2022年的新闻战争，今天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photo_5240074244350659668_y.jpg" text:style-name="Internet_20_link" text:visited-style-name="Visited_20_Internet_20_Link">
photo_5240074244350659668_y.jpg</text:a>
']</text:p>
      <text:p text:style-name="P4">
标签: ['ВОРОЖІ ОБСТРІЛИ', 'ДСНС УКРАЇНИ', 'КРАЇНА-ТЕРОРИСТ РФ', 'ЛІКВІДАЦІЯ НАСЛІДКІВ ВОРОЖИХ ОБСТРІЛІВ']</text:p>
      <text:p text:style-name="P4">
类别: News</text:p>
      <!--METADATA-->
      <text:p text:style-name="P4">
<draw:frame draw:style-name="fr1" draw:name="Image30" text:anchor-type="as-char" svg:width="6.9236in" svg:height="5.065767in" draw:z-index="0">
<draw:image xlink:href="../Images/AРМІЯINFORM/2023-06-24T83-00-00-04-00/photo_5240074244350659668_y.jpg" xlink:type="simple" xlink:show="embed" xlink:actuate="onLoad" draw:mime-type="image/jpeg"/>
</draw:frame>
最常见情况的国家服务显示了视频，其后果是落在基辅所罗门斯基地区的一所房屋上。</text:p>
      <text:p text:style-name="P4">
关于这个<text:a xlink:type="simple" xlink:href="https://t.me/dsns_telegram/18037" text:style-name="Internet_20_link" text:visited-style-name="Visited_20_Internet_20_Link">
被引用</text:a>
在子宫内膜的SES页面上。</text:p>
      <text:p text:style-name="P4">
截至11:30，通过夜间导弹恐怖袭击了3人，11人受伤，4人住院，现场提供了7人。</text:p>
      <text:p text:style-name="P4">
救援人员从房子里撤离了24人。 在建筑物的废墟下谈论了三名受害者，有1人从电梯中借记了。</text:p>
      <text:p text:style-name="P4">
消除了在高层建筑物中引起的大火。</text:p>
      <text:p text:style-name="P4">
据报道，在乌克兰的夜间袭击中，敌人<text:a xlink:type="simple" xlink:href="https://armyinform.com.ua/2023/06/24/pid-chas-nichnoyi-ataky-po-ukrayini-vorog-vypustyv-ponad-piv-sotni-raket-yurij-ignat/" text:style-name="Internet_20_link" text:visited-style-name="Visited_20_Internet_20_Link">
释放</text:a>
超过五十枚火箭。</text:p>
      <text:p text:style-name="P4">
News Source: <text:a xlink:type="simple" xlink:href="https://armyinform.com.ua/2023/06/24/u-dsns-pokazaly-naslidky-padinnya-ulamkiv-na-zhytlovyj-budynok-u-kyyevi/" text:style-name="Internet_20_link" text:visited-style-name="Visited_20_Internet_20_Link">
https://armyinform.com.ua/2023/06/24/u-dsns-pokazaly-naslidky-padinnya-ulamkiv-na-zhytlovyj-budynok-u-kyyevi/</text:a>
</text:p>
      <!--NEWS-->
      <text:h text:style-name="P10" text:outline-level="1">
<text:span text:style-name="T4">
安娜·马利亚（Anna Malyar）关于俄罗斯的事件：这是不可避免的退化，但我们不应该放松</text:span>
</text:h>
      <text:p text:style-name="P4">
作者: ['АРМІЯINFORM']</text:p>
      <text:p text:style-name="P4">
时间: 2023-06-24T85:00:00-04:00</text:p>
      <text:p text:style-name="P4">
描述: 这场危机是俄罗斯联邦布拉（Bula）的一半危机，卷起了危机。 关于王室的代祷...与乌克兰2022年的战争，与乌克兰的战争是今天的最新消息，今天与乌克兰2022年的新闻战，乌克兰和俄罗斯之间以及俄罗斯与乌克兰与乌克兰战争之间的战争是否会发生。 2022将是，是否会有，是否会有，是否会在不久的将来与乌克兰进行战争，这是与乌克兰的战争，今天的乌克兰新闻，乌克兰新闻，乌克兰媒体的乌克兰新闻</text:p>
      <text:p text:style-name="P4">
图片: ['<text:a xlink:type="simple" xlink:href="https://armyinform.com.ua/wp-content/uploads/2023/05/ganna-malyar.jpg" text:style-name="Internet_20_link" text:visited-style-name="Visited_20_Internet_20_Link">
ganna-malyar.jpg</text:a>
']</text:p>
      <text:p text:style-name="P4">
标签: ['ГАННА МАЛЯР', 'КРАХ РОСІЇ', 'МІНІСТЕРСТВА ОБОРОНИ УКРАЇНИ']</text:p>
      <text:p text:style-name="P4">
类别: News</text:p>
      <!--METADATA-->
      <text:p text:style-name="P4">
<draw:frame draw:style-name="fr1" draw:name="Image31" text:anchor-type="as-char" svg:width="6.9236in" svg:height="4.615733in" draw:z-index="0">
<draw:image xlink:href="../Images/AРМІЯINFORM/2023-06-24T85-00-00-04-00/ganna-malyar.jpg" xlink:type="simple" xlink:show="embed" xlink:actuate="onLoad" draw:mime-type="image/jpeg"/>
</draw:frame>
俄罗斯联邦的政治危机是可以预见的和不可避免的。</text:p>
      <text:p text:style-name="P4">
关于这个<text:a xlink:type="simple" xlink:href="https://t.me/annamaliar/882" text:style-name="Internet_20_link" text:visited-style-name="Visited_20_Internet_20_Link">
代理</text:a>
乌克兰·汉纳马尔斯国防部长在电报中写道。</text:p>
      <text:p text:style-name="P4">
安娜·马里亚尔(Anna Malyar)强调，乌克兰人可以将开始睡着的事件视为俄罗斯国家必然退化的事件。</text:p>
      <text:p text:style-name="P4">
对于乌克兰来说，这是一个机会之窗，但没有必要放松，最好要小心并为任何情况做好准备。</text:p>
      <text:p text:style-name="P4">
她说：“我们正在努力加强和胜利。”</text:p>
      <text:p text:style-name="P4">
国防部副部长指出，新土地上的帝国运动无法涵盖该州的内部问题 - 只会加剧。 什么是生动的。 无论他们建立什么状态，他们仍然会得到一个“古拉格”，迟早叛军并崩溃。</text:p>
      <text:p text:style-name="P4">
“乌克兰的战争表现出俄罗斯帝国最弱的地方 - 担心偏爱。 他们所有的解决方案都是基于谎言。 他们总是为国王创建“通风锁”，并自己相信他们。 这是一个如此帝国的特征 - 沉迷于自己的宏伟并高估自己。 这是由完全充分的决定引起的 - 与乌克兰解决战争，而无需系统地计算自己的能力。 独家野心和傲慢。 这种非政府解决方案的价格是俄罗斯本身的命运。 他们正在与我们战斗并摧毁自己。”她的帖子写道。</text:p>
      <text:p text:style-name="P4">
安娜·马里亚尔(Anna Malyar)强调，如果您将其视为进化过程，那么一个不可行的系统就会启动自我毁灭计划。 没有阴谋或世界阴谋。 这些是自然过程。</text:p>
      <text:p text:style-name="P4">
“他们将以这种形式将自己摧毁，我们自然会击败自己，痛苦地准备前进。 我们是一个现在在世界上创造一种新型文化的国家。 对我们来说 - 文化总是失去野蛮人。 我们证明您可以坚强，保护自己并保持文明。 因此，未来在我们身后，俄罗斯是过去。”  - 总结。</text:p>
      <text:p text:style-name="P4">
News Source: <text:a xlink:type="simple" xlink:href="https://armyinform.com.ua/2023/06/24/ganna-malyar-pro-podiyi-v-rosiyi-cze-nemynucha-degradacziya-kraminist/" text:style-name="Internet_20_link" text:visited-style-name="Visited_20_Internet_20_Link">
https://armyinform.com.ua/2023/06/24/ganna-malyar-pro-podiyi-v-rosiyi-cze-nemynucha-degradacziya-kraminist/</text:a>
</text:p>
      <!--NEWS-->
      <text:h text:style-name="P10" text:outline-level="1">
<text:span text:style-name="T4">
俄罗斯军队在苏米地区开火：记录了88个教区</text:span>
</text:h>
      <text:p text:style-name="P4">
作者: ['АРМІЯINFORM']</text:p>
      <text:p text:style-name="P4">
时间: 2023-06-24T94:00:00-04:00</text:p>
      <text:p text:style-name="P4">
描述: Vorog Veskhgov，击中了Prordonni Teritoriya Sumshchini。 关于CTI运营...与乌克兰2022年的战争，与乌克兰的最新新闻战争，与乌克兰2022年的新闻战争，今天的最后一次战争将在乌克兰和俄罗斯之间以及2022年与乌克兰的战争之间发生战争不会，会不会在不久的将来与乌克兰进行战争，这是与乌克兰的战争，今天的乌克兰新闻，乌克兰的新闻，乌克兰媒体在俄罗斯</text:p>
      <text:p text:style-name="P4">
图片: ['<text:a xlink:type="simple" xlink:href="https://armyinform.com.ua/wp-content/uploads/2023/06/1-1-3.jpg" text:style-name="Internet_20_link" text:visited-style-name="Visited_20_Internet_20_Link">
1-1-3.jpg</text:a>
']</text:p>
      <text:p text:style-name="P4">
标签: ['ВОРОЖІ ОБСТРІЛИ', 'ОК «ПІВНІЧ»']</text:p>
      <text:p text:style-name="P4">
类别: News</text:p>
      <!--METADATA-->
      <text:p text:style-name="P4">
<draw:frame draw:style-name="fr1" draw:name="Image32" text:anchor-type="as-char" svg:width="6.9236in" svg:height="4.615733in" draw:z-index="0">
<draw:image xlink:href="../Images/AРМІЯINFORM/2023-06-24T94-00-00-04-00/1-1-3.jpg" xlink:type="simple" xlink:show="embed" xlink:actuate="onLoad" draw:mime-type="image/jpeg"/>
</draw:frame>
敌人再次向苏米地区的边界区域开火。</text:p>
      <text:p text:style-name="P4">
关于它<text:a xlink:type="simple" xlink:href="https://t.me/ok_pivnich1/3480" text:style-name="Internet_20_link" text:visited-style-name="Visited_20_Internet_20_Link">
报告</text:a>
操作命令“北”。</text:p>
      <text:p text:style-name="P4">
定居点区域有4次旅行，可能有120毫米迫击炮，在广播区域有25个教区。</text:p>
      <text:p text:style-name="P4">
敌人还在诺瓦西洛夫卡地区发行了14个炮弹，在鲁登科(Rudenko)区释放了33个炮弹。</text:p>
      <text:p text:style-name="P4">
记录了8个教区，可能是RSZV和4个来自Chuikivka询问点架上的灰泥的鹦鹉。</text:p>
      <text:p text:style-name="P4">
值得注意的是，没有关于当地人口中民用基础设施损失的信息。</text:p>
      <text:p text:style-name="P4">
News Source: <text:a xlink:type="simple" xlink:href="https://armyinform.com.ua/2023/06/24/armiya-rf-obstrilyala-sumshhynu-zafiksovano-88-pryhodiv/" text:style-name="Internet_20_link" text:visited-style-name="Visited_20_Internet_20_Link">
https://armyinform.com.ua/2023/06/24/armiya-rf-obstrilyala-sumshhynu-zafiksovano-88-pryhodiv/</text:a>
</text:p>
      <!--NEWS-->
      <text:h text:style-name="P10" text:outline-level="1">
<text:span text:style-name="T4">
在过去的三周中</text:span>
</text:h>
      <text:p text:style-name="P4">
作者: Ukrinform (Person)</text:p>
      <text:p text:style-name="P4">
出版商: Укринформ (Organization)</text:p>
      <text:p text:style-name="P4">
出版时间: 2023-06-25T-13:20:49+03:00</text:p>
      <text:p text:style-name="P4">
修改时间: 2023-06-25T15:20:49+03:00</text:p>
      <text:p text:style-name="P4">
描述: 在北约任务中，大不列颠皇家军事军队的战斗机在过去三周内拦截了21架俄罗斯军用飞机。  - 乌克林。</text:p>
      <text:p text:style-name="P4">
图片: ['<text:a xlink:type="simple" xlink:href="https://static.ukrinform.com/photos/2023_06/thumb_files/630_360_1687695496-587.jpg" text:style-name="Internet_20_link" text:visited-style-name="Visited_20_Internet_20_Link">
630_360_16876...</text:a>
']</text:p>
      <text:p text:style-name="P4">
标签: ['Британія', 'НАТО', 'Росія', 'Винищувач']</text:p>
      <text:p text:style-name="P4">
类型: Article</text:p>
      <!--METADATA-->
      <text:p text:style-name="P4">
<draw:frame draw:style-name="fr1" draw:name="Image33" text:anchor-type="as-char" svg:width="6.9236in" svg:height="3.956343in" draw:z-index="0">
<draw:image xlink:href="../Images/yкринформ/2023-06-25T-13-20-49-03-00/630_360_1687695496-587.jpg" xlink:type="simple" xlink:show="embed" xlink:actuate="onLoad" draw:mime-type="image/jpeg"/>
</draw:frame>
在过去的几周中，21架俄罗斯军用飞机拦截了英国皇家军事军队的战斗机。</text:p>
      <text:p text:style-name="P4">
这在[网站]上报道了(http://www.gov.uk/government/news/raf-jets-intercept-21-russian-aircraft-near-nato-airspace)英国政府，据报道乌克林福姆。</text:p>
      <text:p text:style-name="P4">
值得注意的是，波罗的海的空中巡逻队目前由总部位于爱沙尼亚的国王空军以及位于立陶宛的葡萄牙和罗马尼亚空军进行。</text:p>
      <text:p text:style-name="P4">
“过去三周特别饱和，由于空军(英国-ED。)21架俄罗斯飞机在21天内被拦截。 其中包括战士(Su-27m侧翼b(根据北约分类 -  ed。)，su-30sm侧翼h)，运输航班(TU-134 CRUSTY，AN-72 COALER，AN-12 CUB)，无线电 - 电机侦察飞机(IL-20 COOT a). )和远方轰炸机(-22光)”， - 在消息中go。</text:p>
      <text:p text:style-name="P4">
值得注意的是，当英国台风不与威胁航空安全的空中交通管制服务接触时，英国台风升起以观察俄罗斯飞机。</text:p>
      <text:p text:style-name="P4">
“这些拦截严格提醒着北约存在的集体防御的价值。 在过去的三个星期中，皇家空军一直与我们的工会合作，以保护成员国和我们的伙伴国家，他们可以确定我们对加强的不断支持。</text:p>
      <text:p text:style-name="P4">
<text:span text:style-name="T4">
另请阅读：</text:span>
 <text:a xlink:type="simple" xlink:href="https://www.ukrinform.ua/rubric-ato/3724818-virobnik-f16-zaaviv-so-gotovij-navcati-ukrainskih-pilotiv.html" text:style-name="Internet_20_link" text:visited-style-name="Visited_20_Internet_20_Link">
制造商F-16表示他准备教乌克兰飞行员</text:a>
根据声明，在爱沙尼亚逗留期间，皇家空军还参加了几项重大练习，其中一项是自冷战结束以来北约更重要的空中训练。</text:p>
      <text:p text:style-name="P4">
皇家空军将继续履行任务<text:a xlink:type="simple" xlink:href="https://www.ukrinform.ua/tag-nato" text:style-name="Internet_20_link" text:visited-style-name="Visited_20_Internet_20_Link">
北约</text:a>
对于爱沙尼亚的空气管制，当它们被空军空军取代时。</text:p>
      <text:p text:style-name="P4">
<text:span text:style-name="T4">
另请阅读：</text:span>
 <text:a xlink:type="simple" xlink:href="https://www.ukrinform.ua/rubric-ato/3726982-niderlandi-pocnut-navcanna-ukrainskih-pilotiv-na-f16-vze-cogo-lita-ministerka-oboroni.html" text:style-name="Internet_20_link" text:visited-style-name="Visited_20_Internet_20_Link">
荷兰将在今年夏天的国防部训练乌克兰飞行员为F-16培训</text:a>
</text:p>
      <text:p text:style-name="P4">
News Source: <text:a xlink:type="simple" xlink:href="https://www.ukrinform.ua/rubric-world/3727511-vinisuvaci-britanii-perehopili-21-vijskovij-litak-rf-bila-kordoniv-nato-za-ostanni-tri-tizni.html" text:style-name="Internet_20_link" text:visited-style-name="Visited_20_Internet_20_Link">
https://www.ukrinform.ua/rubric-world/3727511-vinisuvaci-britanii-perehopili-21-vijskovij-litak-rf-bila-kordoniv-nato-za-ostanni-tri-tizni.html</text:a>
</text:p>
      <!--NEWS-->
      <text:h text:style-name="P10" text:outline-level="1">
<text:span text:style-name="T4">
在LVIV地区，女孩被破损的电极造成的冲击杀死</text:span>
</text:h>
      <text:p text:style-name="P4">
作者: Ukrinform (Person)</text:p>
      <text:p text:style-name="P4">
出版商: Укринформ (Organization)</text:p>
      <text:p text:style-name="P4">
出版时间: 2023-06-25T-14:15:00+03:00</text:p>
      <text:p text:style-name="P4">
修改时间: 2023-06-25T15:15:00+03:00</text:p>
      <text:p text:style-name="P4">
描述: 在利维夫地区，一个10岁的孩子被电击杀死，由于天气恶劣，他因电线断裂而遭到杀害。  - 乌克林。</text:p>
      <text:p text:style-name="P4">
图片: ['<text:a xlink:type="simple" xlink:href="https://static.ukrinform.com/photos/2023_06/thumb_files/630_360_1687695323-731.jpg" text:style-name="Internet_20_link" text:visited-style-name="Visited_20_Internet_20_Link">
630_360_16876...</text:a>
']</text:p>
      <text:p text:style-name="P4">
标签: ['Діти', 'Електроенергія', 'Львівщина', 'Загибель']</text:p>
      <text:p text:style-name="P4">
类型: Article</text:p>
      <!--METADATA-->
      <text:p text:style-name="P4">
<draw:frame draw:style-name="fr1" draw:name="Image34" text:anchor-type="as-char" svg:width="6.9236in" svg:height="3.956343in" draw:z-index="0">
<draw:image xlink:href="../Images/yкринформ/2023-06-25T-14-15-00-03-00/630_360_1687695323-731.jpg" xlink:type="simple" xlink:show="embed" xlink:actuate="onLoad" draw:mime-type="image/jpeg"/>
</draw:frame>
Nalivschyna因电击的影响而被一个10岁的孩子杀死，该儿童因恶劣的天气而触及了伤口。</text:p>
      <text:p text:style-name="P4">
这是在[电报]中报道的(https://t.me/people_of_action/17813)LVIV OVA，乌克林福姆报道。</text:p>
      <text:p text:style-name="P4">
“由于电线中断，在洛维夫地区的格里博维奇村，撞到了斯坦马克<text:a xlink:type="simple" xlink:href="https://www.ukrinform.ua/tag-diti" text:style-name="Internet_20_link" text:visited-style-name="Visited_20_Internet_20_Link">
婴儿</text:a>
2013。 根据初步信息，这个女孩触摸了电线，这是由于天气恶劣而感到。”</text:p>
      <text:p text:style-name="P4">
在这一事实上，执法人员开始了诉讼。</text:p>
      <text:p text:style-name="P4">
OVA回忆说，如果检测到断开的电力传输线，您可以将其接近超过8米。 有必要脱离崩溃的“鹅步”：为了减少脚，不要将它们从一个和地面上撕下来，然后移动小的滑动步骤。</text:p>
      <text:p text:style-name="P4">
<text:span text:style-name="T4">
另请阅读：</text:span>
 <text:a xlink:type="simple" xlink:href="https://www.ukrinform.ua/rubric-regions/3726338-na-odesini-zatrimali-colovika-akij-namagavsa-zakoloti-ditinu-nozicami-ta-videlkou.html" text:style-name="Internet_20_link" text:visited-style-name="Visited_20_Internet_20_Link">
在Odesa地区拘留了一个试图用剪刀和叉子刺刺**的男人</text:a>
如<text:a xlink:type="simple" xlink:href="https://www.ukrinform.ua/rubric-regions/3727491-u-kremencuci-unak-pid-narkotikami-zbiv-na-smert-dvoh-ludej-na-pisohidnomu-perehodi.html" text:style-name="Internet_20_link" text:visited-style-name="Visited_20_Internet_20_Link">
报道</text:a>
，在波尔塔瓦地区的克雷姆纳格(Kremenchug)，史坦纳尔科中毒中的驾驶员击倒了15岁和21岁的男孩。</text:p>
      <text:p text:style-name="P4">
News Source: <text:a xlink:type="simple" xlink:href="https://www.ukrinform.ua/rubric-regions/3727509-na-lvivsini-divcinka-zaginula-vid-udaru-strumom-z-obirvanogo-elektrodrotu.html" text:style-name="Internet_20_link" text:visited-style-name="Visited_20_Internet_20_Link">
https://www.ukrinform.ua/rubric-regions/3727509-na-lvivsini-divcinka-zaginula-vid-udaru-strumom-z-obirvanogo-elektrodrotu.html</text:a>
</text:p>
      <!--NEWS-->
      <text:h text:style-name="P10" text:outline-level="1">
<text:span text:style-name="T4">
在东部集团的运营区，俄罗斯人收取各种部队 - 樱桃</text:span>
</text:h>
      <text:p text:style-name="P4">
作者: Ukrinform (Person)</text:p>
      <text:p text:style-name="P4">
出版商: Укринформ (Organization)</text:p>
      <text:p text:style-name="P4">
出版时间: 2023-06-25T-1:14:00+03:00</text:p>
      <text:p text:style-name="P4">
修改时间: 2023-06-25T20:14:00+03:00</text:p>
      <text:p text:style-name="P4">
描述: 在东部部队的运营区域，敌人被指控所有可能的部队，包括空降部队和许多PEC。  - 乌克林。</text:p>
      <text:p text:style-name="P4">
图片: ['<text:a xlink:type="simple" xlink:href="https://static.ukrinform.com/photos/2023_02/thumb_files/630_360_1675335446-850.jpg" text:style-name="Internet_20_link" text:visited-style-name="Visited_20_Internet_20_Link">
630_360_16753...</text:a>
']</text:p>
      <text:p text:style-name="P4">
标签: ['ЗСУ', 'Російські військові', 'Війна з Росією', '#stoprussia', 'Єдині новини']</text:p>
      <text:p text:style-name="P4">
类型: Article</text:p>
      <!--METADATA-->
      <text:p text:style-name="P4">
<draw:frame draw:style-name="fr1" draw:name="Image35" text:anchor-type="as-char" svg:width="6.9236in" svg:height="3.956343in" draw:z-index="0">
<draw:image xlink:href="../Images/yкринформ/2023-06-25T-1-14-00-03-00/630_360_1675335446-850.jpg" xlink:type="simple" xlink:show="embed" xlink:actuate="onLoad" draw:mime-type="image/jpeg"/>
</draw:frame>
东部部队的敌人被敌人指控，包括空降部队和许多胸肌。</text:p>
      <text:p text:style-name="P4">
根据乌克林事物通讯员的说法，武装部队武装部队乌雷尔斯的发言人谢尔盖·奇雷维蒂(Sergey Cherevaty)在Teleterna的“ One News”中说。</text:p>
      <text:p text:style-name="P4">
“他们向我们的运营区收取各种各样的费用 - 这些是空降单位，步兵，战斗军预备役，因此被称为“豹”，领土<text:a xlink:type="simple" xlink:href="https://www.ukrinform.ua/tag-rosijski-vijskovi" text:style-name="Internet_20_link" text:visited-style-name="Visited_20_Internet_20_Link">
部队，</text:a>
“爱国者”，“火炬”，“退伍军人”类型的其他许多更大的PEC。 后者是风暴“风暴Z”。 这是瓦格纳的楔子。 他们的工作区域可能超过1.7万。” Cherevaty说。</text:p>
      <text:p text:style-name="P4">
他强调，这个数字是敌人留下的唯一优势，但是乌克兰的国防军不允许这种优势用于真正的成功。</text:p>
      <text:p text:style-name="P4">
<text:span text:style-name="T4">
另请阅读：</text:span>
 <text:a xlink:type="simple" xlink:href="https://www.ukrinform.ua/rubric-ato/3727585-reznikov-prokomentuvav-potocnij-kontrnastup-ak-pidgotovcu-operaciu.html" text:style-name="Internet_20_link" text:visited-style-name="Visited_20_Internet_20_Link">
Reznikov对当前的反性评论作为“预备操作”</text:a>
据他说，乌克兰武装部队的部队是国民警卫队的特殊行动“ A”的单位，以最高的准确性摧毁了敌人的设备。 Cherevaty强调，几乎每个敌人的目标都被一两个镜头感到惊讶。</text:p>
      <text:p text:style-name="P4">
他解释说：“敌人没有这种准确性，因为不幸的是，他仍然有大量的这些炮弹。我们没有这种奢侈品，因此它使其质量尽可能高。”</text:p>
      <text:p text:style-name="P4">
正如乌克林福姆报道的那一天<text:a xlink:type="simple" xlink:href="https://www.ukrinform.ua/rubric-ato/3727579-ukrainski-bijci-za-dobu-prosunulis-na-flangah-navkolo-bahmuta-do-kilometra-cerevatij.html" text:style-name="Internet_20_link" text:visited-style-name="Visited_20_Internet_20_Link">
国防军通过</text:a>
Bakhmut周围的半天和北侧从600到1000米。</text:p>
      <text:p text:style-name="P4">
_foto：陆军</text:p>
      <text:p text:style-name="P4">
News Source: <text:a xlink:type="simple" xlink:href="https://www.ukrinform.ua/rubric-ato/3727589-v-operacijnu-zonu-shidnogo-ugrupovanna-rosiani-staguut-vsi-vidi-vijsk-cerevatij.html" text:style-name="Internet_20_link" text:visited-style-name="Visited_20_Internet_20_Link">
https://www.ukrinform.ua/rubric-ato/3727589-v-operacijnu-zonu-shidnogo-ugrupovanna-rosiani-staguut-vsi-vidi-vijsk-cerevatij.html</text:a>
</text:p>
      <!--NEWS-->
      <text:h text:style-name="P10" text:outline-level="1">
<text:span text:style-name="T4">
陆军的JSC Kupiansk Directio Rusian炮击Krasne First，Figolivka，两年-Old，Massutivka，Ki ...</text:span>
</text:h>
      <text:p text:style-name="P4">
作者: liveuamap (Language: en)</text:p>
      <text:p text:style-name="P4">
时间: 2023-06-25T-1:26:00</text:p>
      <text:p text:style-name="P4">
地点: Svatove (Latitude:49.54292 Longtitude:37.89391)</text:p>
      <text:p text:style-name="P4">
视频: []</text:p>
      <text:p text:style-name="P4">
图片: []</text:p>
      <text:p text:style-name="P4">
标签: ["Russia"]</text:p>
      <text:p text:style-name="P4">
Id: 22571620</text:p>
      <!--METADATA-->
      <text:p text:style-name="P4">
在Kupiansk的指示，俄罗斯军队炮击了Krasne Pershe，Fyholivka，Dvorichna，Masutivka，Kyslivka，Kharkiv地区的Berestove，乌克兰武装部队在早晨的报告中说</text:p>
      <text:p text:style-name="P4">
新闻集链接：<text:a xlink:type="simple" xlink:href="https：\/\/liveuamap.com \/en \/2023 \/25-june-at-at-at-at-at-at-tircelectioncletection-russian-army-army-shelled-krasne-krasne-krasne" text:style-name="Internet_20_link" text:visited-style-name="Visited_20_Internet_20_Link">
https：\/\/liveuamap.com \/en \/2023 \/25-June-at-at-kupiansk-directionlection-Russian-army-army-shelled-krasne</text:a>
</text:p>
      <text:p text:style-name="P4">
News Source: <text:a xlink:type="simple" xlink:href="https://t.me/lumsrc/5183" text:style-name="Internet_20_link" text:visited-style-name="Visited_20_Internet_20_Link">
https://t.me/lumsrc/5183</text:a>
</text:p>
      <!--NEWS-->
      <text:h text:style-name="P10" text:outline-level="1">
<text:span text:style-name="T4">
马格奇（Maguchi）在欧洲奥运会上赢得了金牌</text:span>
</text:h>
      <text:p text:style-name="P4">
作者: Ukrinform (Person)</text:p>
      <text:p text:style-name="P4">
出版商: Укринформ (Organization)</text:p>
      <text:p text:style-name="P4">
出版时间: 2023-06-25T-2:13:07+03:00</text:p>
      <text:p text:style-name="P4">
修改时间: 2023-06-25T20:13:07+03:00</text:p>
      <text:p text:style-name="P4">
描述: 乌克兰运动员Yaroslav Maguchikh在欧洲奥运会上获得了金牌。  - 乌克林。</text:p>
      <text:p text:style-name="P4">
图片: ['<text:a xlink:type="simple" xlink:href="https://static.ukrinform.com/photos/2023_06/thumb_files/630_360_1687713118-825.jpg" text:style-name="Internet_20_link" text:visited-style-name="Visited_20_Internet_20_Link">
630_360_16877...</text:a>
']</text:p>
      <text:p text:style-name="P4">
标签: ['Легка атлетика', 'Ярослава Магучіх', 'Європейські ігри']</text:p>
      <text:p text:style-name="P4">
类型: Article</text:p>
      <!--METADATA-->
      <text:p text:style-name="P4">
<draw:frame draw:style-name="fr1" draw:name="Image36" text:anchor-type="as-char" svg:width="6.9236in" svg:height="3.956343in" draw:z-index="0">
<draw:image xlink:href="../Images/yкринформ/2023-06-25T-2-13-07-03-00/630_360_1687713118-825.jpg" xlink:type="simple" xlink:show="embed" xlink:actuate="onLoad" draw:mime-type="image/jpeg"/>
</draw:frame>
乌克兰Yaroslav Maguchikh手册在欧洲奥运会上获得了金牌。</text:p>
      <text:p text:style-name="P4">
乌克利福姆报道，在高高跳高时，她的结果表现出1.97米，并成为最好的部门。</text:p>
      <text:p text:style-name="P4">
第一和第三师的运动员都无法在乌克兰人的结果中生存。</text:p>
      <text:p text:style-name="P4">
<text:span text:style-name="T4">
另请阅读：</text:span>
 <text:a xlink:type="simple" xlink:href="https://www.ukrinform.ua/rubric-sports/3727544-sereda-ta-boluh-zavouvali-zoloto-u-sinhronnih-stribkah-u-vodu-z-10metrovoi-viski-na-evropejskih-igrah.html" text:style-name="Internet_20_link" text:visited-style-name="Visited_20_Internet_20_Link">
<text:span text:style-name="T4">
星期三</text:span>
，而Painch赢得了同步跳入欧洲奥运会10米塔的水中的“黄金”</text:a>
这是乌克兰人在2023赛季的所有比赛中的第11金。 只有一名Razumaghikh结束了比赛，第二届欧洲杯2023年的资格在一个场所中获得了比赛，在那里她终于在决赛中赢得了“黄金”。</text:p>
      <text:p text:style-name="P4">
照片：盖蒂图像</text:p>
      <text:p text:style-name="P4">
News Source: <text:a xlink:type="simple" xlink:href="https://www.ukrinform.ua/rubric-sports/3727587-magucih-zavouvala-zolotu-medal-u-stribkah-u-visotu-na-evropejskih-igrah.html" text:style-name="Internet_20_link" text:visited-style-name="Visited_20_Internet_20_Link">
https://www.ukrinform.ua/rubric-sports/3727587-magucih-zavouvala-zolotu-medal-u-stribkah-u-visotu-na-evropejskih-igrah.html</text:a>
</text:p>
      <!--NEWS-->
      <text:h text:style-name="P10" text:outline-level="1">
<text:span text:style-name="T4">
叛乱失败后，普京两架飞机返回莫斯科 - 罗斯马</text:span>
</text:h>
      <text:p text:style-name="P4">
作者: Ukrinform (Person)</text:p>
      <text:p text:style-name="P4">
出版商: Укринформ (Organization)</text:p>
      <text:p text:style-name="P4">
出版时间: 2023-06-25T-3:13:00+03:00</text:p>
      <text:p text:style-name="P4">
修改时间: 2023-06-25T20:13:00+03:00</text:p>
      <text:p text:style-name="P4">
描述: 俄罗斯总统弗拉基米尔·普京（Vladimir Putin）使用的特殊飞行支队“俄罗斯”的两架飞机于6月25日晚上返回莫斯科，此前由耶夫根·普里戈金（Yevgeny Prigogin）领导的瓦格纳·佩克（Wagner Pec）叛乱失败。  - 乌克林。</text:p>
      <text:p text:style-name="P4">
图片: ['<text:a xlink:type="simple" xlink:href="https://static.ukrinform.com/photos/2018_09/thumb_files/630_360_1536748525-9826.jpg" text:style-name="Internet_20_link" text:visited-style-name="Visited_20_Internet_20_Link">
630_360_15367...</text:a>
']</text:p>
      <text:p text:style-name="P4">
标签: ['Літак', 'Путін', 'Росія', 'Пригожин']</text:p>
      <text:p text:style-name="P4">
类型: Article</text:p>
      <!--METADATA-->
      <text:p text:style-name="P4">
<draw:frame draw:style-name="fr1" draw:name="Image37" text:anchor-type="as-char" svg:width="6.9236in" svg:height="3.956343in" draw:z-index="0">
<draw:image xlink:href="../Images/yкринформ/2023-06-25T-3-13-00-03-00/630_360_1536748525-9826.jpg" xlink:type="simple" xlink:show="embed" xlink:actuate="onLoad" draw:mime-type="image/jpeg"/>
</draw:frame>
RFVVolodir Putin总统使用的特别飞行支队“俄罗斯”的两名飞行者于6月25日晚上返回莫斯科，此前由Yevgeny Prigogin领导的坏棕色PEC“ Wagner”。</text:p>
      <text:p text:style-name="P4">
根据乌克林福姆的说法，它遵循Flightradar24服务的数据，到“ <text:a xlink:type="simple" xlink:href="https://t.me/agentstvonews/3564" text:style-name="Internet_20_link" text:visited-style-name="Visited_20_Internet_20_Link">
代理</text:a>
”。</text:p>
      <text:p text:style-name="P4">
大约是两个<text:a xlink:type="simple" xlink:href="https://www.ukrinform.ua/tag-litak" text:style-name="Internet_20_link" text:visited-style-name="Visited_20_Internet_20_Link">
飞机</text:a>
-IL-96-300PU带有RA-96021和IL-96-300PU，带有RA-96022的IL-96-300PU。</text:p>
      <text:p text:style-name="P4">
罗斯马(Roszma)周六写道，配备了陆军设备的普京IL-96-300 PU，于6月24日在莫斯科时代14:16从机场飞往DNACUS。 在普京住所之一的特区，飞机从雷达中消失了。</text:p>
      <text:p text:style-name="P4">
根据Flightradar24服务的说法，这是6月25日晚上的第一架飞机，大约在02：00在TVER地区倾​​倒了检测系统。 飞往莫斯科后，他在莫斯科市Chekhov上方盘旋了15分钟，并降落了O03：43。</text:p>
      <text:p text:style-name="P4">
另一架飞机在tver区域也在01:13打开检测系统。 他于01:50降落在莫斯科。 从两架飞机飞行的地方，这是未知的。</text:p>
      <text:p text:style-name="P4">
俄罗斯总统发言人德米特里·佩斯科夫(Dmitry Peskov)否认普京于6月24日离开莫斯科。 他声称总统正在克里姆林宫工作。</text:p>
      <text:p text:style-name="P4">
<text:span text:style-name="T4">
另请阅读：</text:span>
 <text:a xlink:type="simple" xlink:href="https://www.ukrinform.ua/rubric-world/3727525-u-prigozina-zaavili-so-vin-ne-na-zvazku-zmi.html" text:style-name="Internet_20_link" text:visited-style-name="Visited_20_Internet_20_Link">
在Prigogine中说他“没有联系”  - 媒体</text:a>
如<text:a xlink:type="simple" xlink:href="https://www.ukrinform.ua/rubric-other_news/3727120-zakolot-prigozina-vse-so-vidomo-na-cej-moment.html" text:style-name="Internet_20_link" text:visited-style-name="Visited_20_Internet_20_Link">
报道</text:a>
Wagner Pec Yevhen Prigogin的负责人于6月23日宣布了反俄罗斯军事领导层的Demarsh，特别是反对俄罗斯联邦塞尔吉亚沙的国防部长。 瓦格纳(Wagner)建立了对唐(Rostov on)的军事遗址的控制。 Prigogine宣布打算到达莫斯科，并在6月24日晚上报道说<text:a xlink:type="simple" xlink:href="https://www.ukrinform.ua/rubric-world/3727347-prigozin-rozvertae-koloni-vagnerivciv-do-polovih-taboriv-roszmi.html" text:style-name="Internet_20_link" text:visited-style-name="Visited_20_Internet_20_Link">
将小组的战斗人员离开前往野战营</text:a>
 .</text:p>
      <text:p text:style-name="P4">
News Source: <text:a xlink:type="simple" xlink:href="https://www.ukrinform.ua/rubric-world/3727588-pisla-nevdalogo-zakolotu-dva-litaki-putina-povernulisa-v-moskvu-roszmi.html" text:style-name="Internet_20_link" text:visited-style-name="Visited_20_Internet_20_Link">
https://www.ukrinform.ua/rubric-world/3727588-pisla-nevdalogo-zakolotu-dva-litaki-putina-povernulisa-v-moskvu-roszmi.html</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6-25T-3:26:00</text:p>
      <text:p text:style-name="P4">
地点: Bilohorivka (Latitude:48.92013 Longtitude:38.24118)</text:p>
      <text:p text:style-name="P4">
视频: []</text:p>
      <text:p text:style-name="P4">
图片: []</text:p>
      <text:p text:style-name="P4">
标签: ["Russia"]</text:p>
      <text:p text:style-name="P4">
Id: 22571613</text:p>
      <!--METADATA-->
      <text:p text:style-name="P4">
在莱曼(Lyman)的方向上，俄罗斯军队炮击了卢汉格雷奇(Luhanskregion)和托斯克(Torske)，塞雷布里卡(Serebryanka)，弗卡尼卡米斯克(Verkhnokamyanske)，斯皮尔恩(Spirne)和罗兹多利夫卡(Rozdolivka)地区。 俄罗斯航空在卢汉斯克地区的比洛霍利夫卡进行了空袭，乌克兰武装部队的总参谋部在晨报中说</text:p>
      <text:p text:style-name="P4">
新闻集链接：[https：\/\/liveuamap.com \/en \/2023 \/25-June-at-lyman方向 - 俄罗斯 - 武装shelled-nevske--(https：\/\/liveuamap.com \/en \/2023 \/25-June-at-at-lyman方向 - 俄罗斯 - 武装shelled-nevske-)</text:p>
      <text:p text:style-name="P4">
News Source: <text:a xlink:type="simple" xlink:href="https://t.me/lumsrc/5184" text:style-name="Internet_20_link" text:visited-style-name="Visited_20_Internet_20_Link">
https://t.me/lumsrc/5184</text:a>
</text:p>
      <!--NEWS-->
      <text:h text:style-name="P10" text:outline-level="1">
<text:span text:style-name="T4">
雷兹尼科夫（Reznikov</text:span>
</text:h>
      <text:p text:style-name="P4">
作者: Ukrinform (Person)</text:p>
      <text:p text:style-name="P4">
出版商: Укринформ (Organization)</text:p>
      <text:p text:style-name="P4">
出版时间: 2023-06-25T-4:01:00+03:00</text:p>
      <text:p text:style-name="P4">
修改时间: 2023-06-25T20:01:00+03:00</text:p>
      <text:p text:style-name="P4">
描述: 国防部长阿列克谢·雷兹尼科夫（Alexei Reznikov）认为，2023年将是一个转折点，乌克兰应该赢得战争。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ЗСУ', 'Резніков', 'Війна з Росією', 'Контрнаступ']</text:p>
      <text:p text:style-name="P4">
类型: Article</text:p>
      <!--METADATA-->
      <text:p text:style-name="P4">
<draw:frame draw:style-name="fr1" draw:name="Image41" text:anchor-type="as-char" svg:width="6.9236in" svg:height="3.956343in" draw:z-index="0">
<draw:image xlink:href="../Images/yкринформ/2023-06-25T-4-01-00-03-00/630_360_1678276922-524.jpg" xlink:type="simple" xlink:show="embed" xlink:actuate="onLoad" draw:mime-type="image/jpeg"/>
</draw:frame>
事工部亚历克西·雷兹尼科夫(Alexei Reznikov)认为，2023年将是一个转折点，乌克兰在战争中赢得了胜利。</text:p>
      <text:p text:style-name="P4">
他在接受采访<text:a xlink:type="simple" xlink:href="https://www.foxnews.com/world/reporters-notebook-one-step-closer-victory-ukraine-counteroffensive-underway" text:style-name="Internet_20_link" text:visited-style-name="Visited_20_Internet_20_Link">
福克斯新闻</text:a>
，报道乌克林福姆。</text:p>
      <text:p text:style-name="P4">
他说：“我觉得我们将在这场战争中获胜，因为我们正在为我们的国家而战。今年将是一个转折点。”他补充说，我们必须赢，我们的想法是。</text:p>
      <text:p text:style-name="P4">
据他说，对武装部队的反击的期望被夸大了，阿萨姆邦乌克兰非常小心，不要施加其勇敢免疫战斗人员的危险。 “我们试图保存他们的(乌克兰军队 -  ed。)生活，”雷兹尼科夫说。他描述了俄罗斯使用部队用作“肉磨”的方法。</text:p>
      <text:p text:style-name="P4">
他补充说，武装部队的当前行动不是主要攻势。 这位部长将奇马尼弗拉(Chimanevra)描述为一定的“预备行动”，他认识到<text:a xlink:type="simple" xlink:href="https://www.ukrinform.ua/tag-rosijski-vijskovi" text:style-name="Internet_20_link" text:visited-style-name="Visited_20_Internet_20_Link">
俄罗斯人</text:a>
他们建立了“非常强大的线条”。</text:p>
      <text:p text:style-name="P4">
但是，他说，一旦反性开始，这将是成功的。</text:p>
      <text:p text:style-name="P4">
雷兹尼科夫还表示，乌克兰认为乌克兰是现实的。 “ Yapoda是我们将成为正式会员(北约 - 订购。)但这需要它。”他补充说，这符合联盟本身的利益，因为乌克兰知道如何“赢得和限制俄罗斯武装部队”。</text:p>
      <text:p text:style-name="P4">
至于普京的核威胁，部长说，这将其视为虚张声势。 他说：“就个人而言，这听起来像是虚张声势。我认为文明的世界有反对的论点，可以说服他。”</text:p>
      <text:p text:style-name="P4">
*!(https://www.ukrinform.ua/rubric-ato/3727449-zsu-vikoristovuut-dosvid-persih-tizniv-nastupu-ta-dosagaut-progresu-britanska-rozvidka.html)雷兹尼科夫(Reznikov)评论了美国国务卿安东尼(Anthony)眨眼的话，反对意见的成功可以使基辅在与莫斯科的谈判中处于更好的位置，并指出，直到乌克兰边境恢复到乌克兰的边界，将与俄罗斯进行谈判。 1991。</text:p>
      <text:p text:style-name="P4">
他说：“我们将准备讨论与俄罗斯离开我们土地时的战争 - 战争。”</text:p>
      <text:p text:style-name="P4">
News Source: <text:a xlink:type="simple" xlink:href="https://www.ukrinform.ua/rubric-ato/3727585-reznikov-prokomentuvav-potocnij-kontrnastup-ak-pidgotovcu-operaciu.html" text:style-name="Internet_20_link" text:visited-style-name="Visited_20_Internet_20_Link">
https://www.ukrinform.ua/rubric-ato/3727585-reznikov-prokomentuvav-potocnij-kontrnastup-ak-pidgotovcu-operaciu.html</text:a>
</text:p>
      <!--NEWS-->
      <text:h text:style-name="P10" text:outline-level="1">
<text:span text:style-name="T4">
军队的JSU Bakhmut Directio Rusian炮击Vasukivka，Minkivka，Orikhovo-Vasylivka，Bogdanivka ...</text:span>
</text:h>
      <text:p text:style-name="P4">
作者: liveuamap (Language: en)</text:p>
      <text:p text:style-name="P4">
时间: 2023-06-25T-5:26:00</text:p>
      <text:p text:style-name="P4">
地点: Novhorods'ke, Donetsk Oblast (Latitude:48.3324 Longtitude:37.84361)</text:p>
      <text:p text:style-name="P4">
视频: []</text:p>
      <text:p text:style-name="P4">
图片: []</text:p>
      <text:p text:style-name="P4">
标签: ["Russia"]</text:p>
      <text:p text:style-name="P4">
Id: 22571611</text:p>
      <!--METADATA-->
      <text:p text:style-name="P4">
在巴赫穆特的方向，俄罗斯军队炮击了Vasukivka，Minkivka，Orikhovo -vasylivka，Bohdanivka，Chasiv Yar，Chasiv Yar，Ivanivske，Ozaryanivka和New York ofdonetsk地区 - 乌克兰的默克雷恩(Ukraine of Morndereport)</text:p>
      <text:p text:style-name="P4">
新闻集链接：<text:a xlink:type="simple" xlink:href="https：\/\/liveuamap.com \/en \/2023 \/25-june-at-at-at-at-bakhmut-direction-direction-russian-army-army shelled-vasukivka" text:style-name="Internet_20_link" text:visited-style-name="Visited_20_Internet_20_Link">
https：\/\/liveuamap.com \/en \/2023 \/25-June-at-at-at-bakhmut-directionlection-Russian-army-army-shelled-vasukivka</text:a>
</text:p>
      <text:p text:style-name="P4">
News Source: <text:a xlink:type="simple" xlink:href="https://t.me/lumsrc/5185" text:style-name="Internet_20_link" text:visited-style-name="Visited_20_Internet_20_Link">
https://t.me/lumsrc/5185</text:a>
</text:p>
      <!--NEWS-->
      <text:h text:style-name="P10" text:outline-level="1">
<text:span text:style-name="T4">
在里文（Rivne）发生了一次大屠杀的战斗 - 三人住院</text:span>
</text:h>
      <text:p text:style-name="P4">
作者: Ukrinform (Person)</text:p>
      <text:p text:style-name="P4">
出版商: Укринформ (Organization)</text:p>
      <text:p text:style-name="P4">
出版时间: 2023-06-25T-6:46:00+03:00</text:p>
      <text:p text:style-name="P4">
修改时间: 2023-06-25T19:46:00+03:00</text:p>
      <text:p text:style-name="P4">
描述: 在里文（Rivne），夜间战斗后三名患有刀伤的人住院。  - 乌克林。</text:p>
      <text:p text:style-name="P4">
图片: ['<text:a xlink:type="simple" xlink:href="https://static.ukrinform.com/photos/2023_06/thumb_files/630_360_1687711400-435.jpg" text:style-name="Internet_20_link" text:visited-style-name="Visited_20_Internet_20_Link">
630_360_16877...</text:a>
']</text:p>
      <text:p text:style-name="P4">
标签: ['Бійка', 'Поранені', 'Рівне', 'Різанина']</text:p>
      <text:p text:style-name="P4">
类型: Article</text:p>
      <!--METADATA-->
      <text:p text:style-name="P4">
<draw:frame draw:style-name="fr1" draw:name="Image42" text:anchor-type="as-char" svg:width="6.9236in" svg:height="3.956343in" draw:z-index="0">
<draw:image xlink:href="../Images/yкринформ/2023-06-25T-6-46-00-03-00/630_360_1687711400-435.jpg" xlink:type="simple" xlink:show="embed" xlink:actuate="onLoad" draw:mime-type="image/jpeg"/>
</draw:frame>
在夜间战斗中，三人患有刀伤。</text:p>
      <text:p text:style-name="P4">
在<text:a xlink:type="simple" xlink:href="https://www.facebook.com/police.in.Rivne.region/posts/pfbid0SgN513RQ15sC6F5Y4ea4ZGGEghaA2vbRXfhV4rkTKFQxPLQQYvpPBUX2iqqWYnNjl" text:style-name="Internet_20_link" text:visited-style-name="Visited_20_Internet_20_Link">
Facebook</text:a>
乌克林福姆报道，里凡恩地区的警方报道。</text:p>
      <text:p text:style-name="P4">
“ 6月24日，23:55，警方收到了一份医生的报告，称快速工人为三名刀的男子提供了帮助<text:a xlink:type="simple" xlink:href="https://www.ukrinform.ua/tag-poraneni" text:style-name="Internet_20_link" text:visited-style-name="Visited_20_Internet_20_Link">
伤口</text:a>
»， - 警察说。</text:p>
      <text:p text:style-name="P4">
据他们说，这一事件发生在Sobornaya街上。 众所周知，战斗发生在八名男子之间的突然冲突中。 在冲突和scaphanins期间，其中一名拿起对手击中的刀。</text:p>
      <text:p text:style-name="P4">
警方说，一个26岁的平原患有胸腔的穿透性受伤。 此外，一名21岁的马林斯克迪亚诊断村庄的居民是手刺伤的手伤，他的26岁的诺夫犬 - 克洛托 - 诺维亚的伤口：现场提供了医疗服务。</text:p>
      <text:p text:style-name="P4">
<text:span text:style-name="T4">
另请阅读：</text:span>
 <text:a xlink:type="simple" xlink:href="https://www.ukrinform.ua/rubric-world/3720015-u-francii-colovik-vlastuvav-rizaninu-na-ditacomu-majdanciku-e-poraneni.html" text:style-name="Internet_20_link" text:visited-style-name="Visited_20_Internet_20_Link">
在法国，一个男子上演<text:span text:style-name="T4">
大屠杀</text:span>
在儿童遗址上受伤</text:a>
Rivne RUP的调查人员开始了预审。</text:p>
      <text:p text:style-name="P4">
<text:span text:style-name="T5">
foto：Rivne地区的警察</text:span>
</text:p>
      <text:p text:style-name="P4">
News Source: <text:a xlink:type="simple" xlink:href="https://www.ukrinform.ua/rubric-regions/3727581-u-rivnomu-stalasa-bijka-z-rizaninou-troh-ludej-gospitalizuvali.html" text:style-name="Internet_20_link" text:visited-style-name="Visited_20_Internet_20_Link">
https://www.ukrinform.ua/rubric-regions/3727581-u-rivnomu-stalasa-bijka-z-rizaninou-troh-ludej-gospitalizuvali.html</text:a>
</text:p>
      <!--NEWS-->
      <text:h text:style-name="P10" text:outline-level="1">
<text:span text:style-name="T4">
JSC Avdiivka Directio Rusian军队炮击Novoalexandrivka，陶瓷，Novokalin，Avdiii ...</text:span>
</text:h>
      <text:p text:style-name="P4">
作者: liveuamap (Language: en)</text:p>
      <text:p text:style-name="P4">
时间: 2023-06-25T-7:26:00</text:p>
      <text:p text:style-name="P4">
地点: Donetsk Oblast (Latitude:48.06168 Longtitude:37.57616)</text:p>
      <text:p text:style-name="P4">
视频: []</text:p>
      <text:p text:style-name="P4">
图片: []</text:p>
      <text:p text:style-name="P4">
标签: ["Russia"]</text:p>
      <text:p text:style-name="P4">
Id: 22571610</text:p>
      <!--METADATA-->
      <text:p text:style-name="P4">
在Avdiyivka方向，俄罗斯军队炮击了Novooleksandrivka，Keramik，Novokalynove，Avdiyivka，Syeverne，Vodyane，Umanske，Vesele，Vesele，Karlivka，Karlivka，Pervomayske和Donetsk地区的Nevelske。 俄罗斯航空在Avdiyivka和Donetsk地区的Syeverne进行了演奏 - 乌克兰的总参谋部部队在早晨的报告中说</text:p>
      <text:p text:style-name="P4">
新闻集链接：[https：\/\/liveuamap.com \/en \/2023 \/25-June-at-at-at-avdiyivka-direction-russian-army-army-army shelled-novooleksandrivka]](https：\/\/liveuamap.com \/en \/2023 \/25-june-at-at-avdiyivka-directionlection-russian-army-army-army-shelled-novooksandrivka)</text:p>
      <text:p text:style-name="P4">
News Source: <text:a xlink:type="simple" xlink:href="https://t.me/lumsrc/5186" text:style-name="Internet_20_link" text:visited-style-name="Visited_20_Internet_20_Link">
https://t.me/lumsrc/5186</text:a>
</text:p>
      <!--NEWS-->
      <text:h text:style-name="P10" text:outline-level="1">
<text:span text:style-name="T4">
武装部队一天袭击了三个艺术单位和俄罗斯人的管理点</text:span>
</text:h>
      <text:p text:style-name="P4">
作者: Ukrinform (Person)</text:p>
      <text:p text:style-name="P4">
出版商: Укринформ (Organization)</text:p>
      <text:p text:style-name="P4">
出版时间: 2023-06-25T-7:45:00+03:00</text:p>
      <text:p text:style-name="P4">
修改时间: 2023-06-25T19:45:00+03:00</text:p>
      <text:p text:style-name="P4">
描述: 乌克兰的防守部队在俄罗斯军队的火灾位置，管理点和弹药组成中被三个炮兵部队击中。  - 乌克林。</text:p>
      <text:p text:style-name="P4">
图片: ['<text:a xlink:type="simple" xlink:href="https://static.ukrinform.com/photos/2023_06/thumb_files/630_360_1687346859-983.jpg" text:style-name="Internet_20_link" text:visited-style-name="Visited_20_Internet_20_Link">
630_360_16873...</text:a>
']</text:p>
      <text:p text:style-name="P4">
标签: ['Генштаб', 'ЗСУ', 'Російські військові', 'Війна з Росією', '#stoprussia']</text:p>
      <text:p text:style-name="P4">
类型: Article</text:p>
      <!--METADATA-->
      <text:p text:style-name="P4">
<draw:frame draw:style-name="fr1" draw:name="Image45" text:anchor-type="as-char" svg:width="6.9236in" svg:height="3.956343in" draw:z-index="0">
<draw:image xlink:href="../Images/yкринформ/2023-06-25T-7-45-00-03-00/630_360_1687346859-983.jpg" xlink:type="simple" xlink:show="embed" xlink:actuate="onLoad" draw:mime-type="image/jpeg"/>
</draw:frame>
当天，白天，俄罗斯军队的管理点和弹药组成的三个炮兵部队在白天被击中。</text:p>
      <text:p text:style-name="P4">
乌克林福姆(Ukrinform(https://www.facebook.com/GeneralStaff.ua/posts/pfbid0h6auhdncgscLYSDXCioujycedJMhht18rZg4tkdKZHo6vXUXmjNytm6jN9jrn1sbl).</text:p>
      <text:p text:style-name="P4">
“Підрозділи ракетних військ і артилерії протягом доби уразили пунктуправління, три райони зосередження особового складу та військової техніки,склад боєприпасів, станцію РЕБ та три ворожих артилерійських підрозділи навогневих позиціях”, - ідеться у повідомленні.</text:p>
      <text:p text:style-name="P4">
Окрім того, Авіація сил оборони за добу завдала шістьох ударів по районахзосередження особового складу російських військ. Також <text:a xlink:type="simple" xlink:href="https://www.ukrinform.ua/tag-zsu" text:style-name="Internet_20_link" text:visited-style-name="Visited_20_Internet_20_Link">
 українські захисники</text:a>
破坏了不受欢迎的侦察级。</text:p>
      <text:p text:style-name="P4">
总参谋部强调，俄罗斯联邦继续杀死乌克兰的和平，并继续忽略战争的法律和习俗，利用恐怖，罢工，军事和异物的贝壳。</text:p>
      <text:p text:style-name="P4">
<text:span text:style-name="T4">
另请阅读：</text:span>
 <text:a xlink:type="simple" xlink:href="https://www.ukrinform.ua/rubric-ato/3727471-pvk-vagner-moze-atakuvati-kiiv-z-bilorusi-britanskij-general.html" text:style-name="Internet_20_link" text:visited-style-name="Visited_20_Internet_20_Link">
Wagner PVC可以用<text:span text:style-name="T4">
白俄罗斯攻击基辅</text:span>
 \ -British General</text:a>
因此，今晚，俄罗斯人在Zaporizhzhya地区使用了6枚防空导弹，并用C-300 Mini物体。 此外，在先驱期间，他造成了25次航空罢工，还在乌克兰部队的位置和居住的捐款进行了30多次反应性射击消防系统。</text:p>
      <text:p text:style-name="P4">
整个乌克兰的火箭和航空罢工的可能性很高。</text:p>
      <text:p text:style-name="P4">
俄罗斯军队继续专注于<text:span text:style-name="T4">
 Liman，</text:span>
<text:span text:style-name="T4">
 Bakhmutsky </text:span>
 <text:span text:style-name="T4">
和</text:span>
 Marinski **指示，白天进行了20多次战斗。</text:p>
      <text:p text:style-name="P4">
在<text:span text:style-name="T4">
 volynskyi </text:span>
和<text:span text:style-name="T4">
 polissya </text:span>
方向是无显着变化的操作情况。 未检测到进攻群体形成的迹象。</text:p>
      <text:p text:style-name="P4">
在<text:span text:style-name="T4">
 Siverskyi </text:span>
和<text:span text:style-name="T4">
 Slobozhansky </text:span>
侵略者保留了军事冒险，继续在乌克兰边境地区进行破坏和情报活动。</text:p>
      <text:p text:style-name="P4">
*!(https://www.ukrinform.ua/rubric-ato/3727568-na-tavrijskomu-napramku-za-dobu-rosiani-vtratili-majze-tri-roti.html)</text:p>
      <text:p text:style-name="P4">
此外，侵略者对Chernihiv地区的Timonovichi定居点进行了迫击炮和炮击。 Walking, Malushine, Cossack, Divination, Iskrykivshchyna, Pavlovka, Katerynivka of Sumy region, as well as Udi, veterinary, granue, Cossack Lopan, Krasne, Old Tarits , Vilkhvatka, Chugunivka, Grigorivka, Odrada in Kharkiv region.</text:p>
      <text:p text:style-name="P4">
在<text:span text:style-name="T4">
 kupyansky </text:span>
上，俄罗斯Wywajsk的炮兵和迫击炮炮击的方向遭受了井，Krasne First，Figolivka，Novomlinsk，Novomlinsk，两年，西方，西方，Masutivka，Kislivka，Kislivka，Kislivka和Berestovo of Kharkiv地区。</text:p>
      <text:p text:style-name="P4">
在<text:span text:style-name="T4">
 liman </text:span>
上，侵略者进行了Razdolivka的进攻行动不成功。 Nevsko和Bigorivka地区和Torke，Serebryanka，Verkhnyamyanskoye遭受了炮弹的攻击，Donetsk地区有争议的Izdolivka。</text:p>
      <text:p text:style-name="P4">
<text:span text:style-name="T4">
另请阅读：</text:span>
 <text:a xlink:type="simple" xlink:href="https://www.ukrinform.ua/rubric-ato/3727011-bilij-dim-zalisae-pravo-komentuvati-tempi-ta-riven-skladnosti-kontrnastupu-za-ukrainou.html" text:style-name="Internet_20_link" text:visited-style-name="Visited_20_Internet_20_Link">
白宫留下对乌克兰的诉讼节奏和困难的速度和辩护的权利**</text:a>
在<text:span text:style-name="T4">
巴赫穆特斯基</text:span>
上，俄罗斯军队进行了格里戈里夫卡地区的进攻潜水员和顿涅茨克地区的Minkivka。 在顿涅茨克地区撞了干梁。 Vasyukivka，Minakivka，Orikhovo-Vasylivka，Bogdanivka，Yar，Ivanivske，Pazarivka和New York，Donetsk地区，对敌方火炮感到惊讶。</text:p>
      <text:p text:style-name="P4">
在<text:span text:style-name="T4">
 Avdiivsky </text:span>
敌人袭击了Avdiivka地区的敌人。对Berdychi，Avdiivka，Vodyane，Vodyane，Karlovka和Pervomaisk地区的炮弹炮击。</text:p>
      <text:p text:style-name="P4">
在<text:span text:style-name="T4">
 Marinski </text:span>
俄罗斯军队在Marinka进行了进攻行动，没有成功。 侵略者还击中了Bilyrasnogorovka。 同时，敌人对唐内茨克地区的急性捐款，圣乔治和马林卡的居住捐款进行了炮击。</text:p>
      <text:p text:style-name="P4">
在<text:span text:style-name="T4">
 Shakhtarsky </text:span>
敌人在抽水和肥沃的地区击中敌人。 此外，他被解雇在帕斯喀斯瓦尔省的定居点，诺维奥米卡利夫卡，卡莱达尔，斯托罗萨沃，马卡里夫卡，顿涅茨克地区的诺瓦西尔卡·塔诺沃皮尔。</text:p>
      <text:p text:style-name="P4">
<text:span text:style-name="T4">
另请阅读：</text:span>
 [德国与美国计划在乌克兰的计划中，最多30 Gepard]](https://www.ukrinform.ua/rubric-ato/3727260-nimeccina-u-spivpraci-zi-ssa-planue-cogoric-postaviti-v-ukrainu-se-do-30-gepard.html)</text:p>
      <text:p text:style-name="P4">
此外，敌人对大约30份居住的捐款进行了炮击，包括Teyrivka，Novodarivka，Levadne，Olgiv，Malynivka，Malynivka，Green Guy，Zaporizhzhya地区的Lull Guliaypole； Dnipropetrovsk的Nikopol； Milove，Berislav，Cossack，Lviv，Mykilsk，Antonovka，Zelenivka，Kherson，Dniprovske Kherson地区和Mykolaiv地区的Ochakov。</text:p>
      <text:p text:style-name="P4">
正如乌克兰乌克兰国防部队的报道<text:a xlink:type="simple" xlink:href="https://www.ukrinform.ua/rubric-ato/3727399-sili-oboroni-likviduvali-vze-224-630-rosian.html" text:style-name="Internet_20_link" text:visited-style-name="Visited_20_Internet_20_Link">
</text:a>
从2022年2月24日至2023年6月25日，大约[224,000六十千万俄罗斯入侵者]被清算](https://www.ukrinform.ua/rubric-ato/3727399-sili-oboroni-likviduvali-vze-224-630-rosian.html)，还有720个 - 在过去的一天。</text:p>
      <text:p text:style-name="P4">
News Source: <text:a xlink:type="simple" xlink:href="https://www.ukrinform.ua/rubric-ato/3727580-zsu-za-dobu-vrazili-tri-artpidrozdili-punkt-upravlinna-ta-sklad-boepripasiv-rosian.html" text:style-name="Internet_20_link" text:visited-style-name="Visited_20_Internet_20_Link">
https://www.ukrinform.ua/rubric-ato/3727580-zsu-za-dobu-vrazili-tri-artpidrozdili-punkt-upravlinna-ta-sklad-boepripasiv-rosian.html</text:a>
</text:p>
      <!--NEWS-->
      <text:h text:style-name="P10" text:outline-level="1">
<text:span text:style-name="T4">
乌克兰战斗机一天在巴赫穆特（Bakhmut）周围的侧面前进到一公里 - 腹部</text:span>
</text:h>
      <text:p text:style-name="P4">
作者: Ukrinform (Person)</text:p>
      <text:p text:style-name="P4">
出版商: Укринформ (Organization)</text:p>
      <text:p text:style-name="P4">
出版时间: 2023-06-25T-8:31:00+03:00</text:p>
      <text:p text:style-name="P4">
修改时间: 2023-06-25T19:31:00+03:00</text:p>
      <text:p text:style-name="P4">
描述: 白天，国防军发生在600至1000米的巴赫穆特附近的南部和北部侧面。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Бахмут', 'Війна з Росією', 'Контрнаступ', 'Єдині новини']</text:p>
      <text:p text:style-name="P4">
类型: Article</text:p>
      <!--METADATA-->
      <text:p text:style-name="P4">
<draw:frame draw:style-name="fr1" draw:name="Image46" text:anchor-type="as-char" svg:width="6.9236in" svg:height="3.956343in" draw:z-index="0">
<draw:image xlink:href="../Images/yкринформ/2023-06-25T-8-31-00-03-00/630_360_1675335452-443.jpg" xlink:type="simple" xlink:show="embed" xlink:actuate="onLoad" draw:mime-type="image/jpeg"/>
</draw:frame>
防守在巴赫穆特(Bakhmut)周围的南部和北部侧面从600米到1000米。</text:p>
      <text:p text:style-name="P4">
根据乌克林事物通讯员的说法，武装部队乌雷尔(Eastern Urell)的发言人谢尔盖·奇雷维蒂(Sergey Cherevaty)在Teleterna“ One News”中说了这一点。</text:p>
      <text:p text:style-name="P4">
“在巴赫穆特的方向上，国防军保持了主动权并继续争论，关闭<text:a xlink:type="simple" xlink:href="https://www.ukrinform.ua/tag-rosijski-vijskovi" text:style-name="Internet_20_link" text:visited-style-name="Visited_20_Internet_20_Link">
敌人</text:a>
。 Cherevaty说：“一天在南部的椭圆形巴赫穆特(Ovar Bakhmut)的北侧从600到1000米旅行。”</text:p>
      <text:p text:style-name="P4">
他指出，白天的防御力量摧毁了186名入侵者，受伤224人责任8人。 坦克，步兵战机，为期两天的炮兵装置，两个火箭发射器，三个反坦克综合体，三个MSTA-B枪，箭头 - 振动型综合体“ Arrow-10”，六个带有通风的现场仓库被销毁。 Kamikadze“ Lancet”和一个无人机“ Orlan-10”。</text:p>
      <text:p text:style-name="P4">
<text:span text:style-name="T4">
另请阅读：</text:span>
 <text:a xlink:type="simple" xlink:href="https://www.ukrinform.ua/rubric-ato/3726811-na-bahmutskomu-napramku-sili-oboroni-znisili-tri-skladi-boepripasiv-voroga-cerevatij.html" text:style-name="Internet_20_link" text:visited-style-name="Visited_20_Internet_20_Link">
在国防部队的巴赫穆特(Bakhmut)方向上摧毁了三家敌方商店 -  <text:span text:style-name="T4">
樱桃</text:span>
</text:a>
如[Ukrinform]报道(https://www.ukrinform.ua/rubric-ato/3727551-sili-oboroni-ukraini-za-tizden-znisili-majze-pat-tisac-vijskovih-rf.html)从6月19日至6月19日至6月25日，将近五千名军事联合会和187炮兵系统被摧毁。</text:p>
      <text:p text:style-name="P4">
News Source: <text:a xlink:type="simple" xlink:href="https://www.ukrinform.ua/rubric-ato/3727579-ukrainski-bijci-za-dobu-prosunulis-na-flangah-navkolo-bahmuta-do-kilometra-cerevatij.html" text:style-name="Internet_20_link" text:visited-style-name="Visited_20_Internet_20_Link">
https://www.ukrinform.ua/rubric-ato/3727579-ukrainski-bijci-za-dobu-prosunulis-na-flangah-navkolo-bahmuta-do-kilometra-cerevatij.html</text:a>
</text:p>
      <!--NEWS-->
      <text:h text:style-name="P10" text:outline-level="1">
<text:span text:style-name="T4">
一夜之间，尼科波尔区因火炮炮击而受伤</text:span>
</text:h>
      <text:p text:style-name="P4">
作者: liveuamap (Language: en)</text:p>
      <text:p text:style-name="P4">
时间: 2023-06-25T02:30:00</text:p>
      <text:p text:style-name="P4">
地点: Zaporizhia (Latitude:47.56193 Longtitude:34.38789)</text:p>
      <text:p text:style-name="P4">
视频: []</text:p>
      <text:p text:style-name="P4">
图片: ["<text:a xlink:type="simple" xlink:href="https://liveuamap.com/pics/2023/06/25/22571531_0.jpg" text:style-name="Internet_20_link" text:visited-style-name="Visited_20_Internet_20_Link">
22571531_0.jpg</text:a>
", "<text:a xlink:type="simple" xlink:href="https://liveuamap.com/pics/2023/06/25/22571531_1.jpg" text:style-name="Internet_20_link" text:visited-style-name="Visited_20_Internet_20_Link">
22571531_1.jpg</text:a>
", "<text:a xlink:type="simple" xlink:href="https://liveuamap.com/pics/2023/06/25/22571531_2.jpg" text:style-name="Internet_20_link" text:visited-style-name="Visited_20_Internet_20_Link">
22571531_2.jpg</text:a>
", "<text:a xlink:type="simple" xlink:href="https://liveuamap.com/pics/2023/06/25/22571531_3.jpg" text:style-name="Internet_20_link" text:visited-style-name="Visited_20_Internet_20_Link">
22571531_3.jpg</text:a>
"]</text:p>
      <text:p text:style-name="P4">
标签: ["Europe", "Central and Eastern Europe"]</text:p>
      <text:p text:style-name="P4">
Id: 22571531</text:p>
      <!--METADATA-->
      <text:p text:style-name="P4">
一夜之间，尼科波尔区因火炮炮击而受伤</text:p>
      <text:p text:style-name="P4">
<draw:frame draw:style-name="fr1" draw:name="Image47" text:anchor-type="as-char" svg:width="6.9236in" svg:height="5.1927in" draw:z-index="0">
<draw:image xlink:href="../Images/liveuamap/2023-06-25T02-30-00/22571531_0.jpg" xlink:type="simple" xlink:show="embed" xlink:actuate="onLoad" draw:mime-type="image/jpeg"/>
</draw:frame>
<draw:frame draw:style-name="fr1" draw:name="Image48" text:anchor-type="as-char" svg:width="6.9236in" svg:height="5.1927in" draw:z-index="0">
<draw:image xlink:href="../Images/liveuamap/2023-06-25T02-30-00/22571531_1.jpg" xlink:type="simple" xlink:show="embed" xlink:actuate="onLoad" draw:mime-type="image/jpeg"/>
</draw:frame>
<draw:frame draw:style-name="fr1" draw:name="Image49" text:anchor-type="as-char" svg:width="6.9236in" svg:height="5.1927in" draw:z-index="0">
<draw:image xlink:href="../Images/liveuamap/2023-06-25T02-30-00/22571531_2.jpg" xlink:type="simple" xlink:show="embed" xlink:actuate="onLoad" draw:mime-type="image/jpeg"/>
</draw:frame>
<draw:frame draw:style-name="fr1" draw:name="Image50" text:anchor-type="as-char" svg:width="6.9236in" svg:height="5.1927in" draw:z-index="0">
<draw:image xlink:href="../Images/liveuamap/2023-06-25T02-30-00/22571531_3.jpg" xlink:type="simple" xlink:show="embed" xlink:actuate="onLoad" draw:mime-type="image/jpeg"/>
</draw:frame>
新闻集链接：<text:a xlink:type="simple" xlink:href="https:\/\/liveuamap.com\/en\/2023\/25-june-1-person-wounded-as-result-of-artillery-shelling" text:style-name="Internet_20_link" text:visited-style-name="Visited_20_Internet_20_Link">
https：\/\/liveuamap.com \/en \/2023 \/25-6-June-1-per-wounded-as-as-as-as-As-As-As-As-As-As-As-As-As-As-As-As-As-As-Result-Artillery-shelling</text:a>
</text:p>
      <text:p text:style-name="P4">
News Source: <text:a xlink:type="simple" xlink:href="https://t.me/dnepr_operativ/45069" text:style-name="Internet_20_link" text:visited-style-name="Visited_20_Internet_20_Link">
https://t.me/dnepr_operativ/45069</text:a>
</text:p>
      <!--NEWS-->
      <text:h text:style-name="P10" text:outline-level="1">
<text:span text:style-name="T4">
根据俄罗斯电报频道，米勒罗沃和罗斯托夫空军基地仍在瓦格纳PM下...</text:span>
</text:h>
      <text:p text:style-name="P4">
作者: liveuamap (Language: en)</text:p>
      <text:p text:style-name="P4">
时间: 2023-06-25T02:59:00</text:p>
      <text:p text:style-name="P4">
地点: Rostov, Rostovskaya oblast' (Latitude:47.25789 Longtitude:39.81812)</text:p>
      <text:p text:style-name="P4">
视频: []</text:p>
      <text:p text:style-name="P4">
图片: []</text:p>
      <text:p text:style-name="P4">
标签: ["Central and Eastern Europe", "Russia"]</text:p>
      <text:p text:style-name="P4">
Id: 22571532</text:p>
      <!--METADATA-->
      <text:p text:style-name="P4">
根据俄罗斯电报频道，Millerovo和Rostov Airbase仍然是Wagner PMC控制</text:p>
      <text:p text:style-name="P4">
新闻集链接：[https：\/\/liveuamap.com \/en \/2023 \/25-6-June-according to to-Russian-Telegram-telegram-channel-millerovo---(https：\/\/liveuamap.com \/en \/2023 \/25-june-according-to-Russian-Telegram-telegram-channel-millerovo--)</text:p>
      <text:p text:style-name="P4">
News Source: <text:a xlink:type="simple" xlink:href="https://t.me/fighter_bomber/12909" text:style-name="Internet_20_link" text:visited-style-name="Visited_20_Internet_20_Link">
https://t.me/fighter_bomber/12909</text:a>
</text:p>
      <!--NEWS-->
      <text:h text:style-name="P10" text:outline-level="1">
<text:span text:style-name="T4">
俄罗斯炮击摧毁了住宅公寓B ...</text:span>
</text:h>
      <text:p text:style-name="P4">
作者: liveuamap (Language: en)</text:p>
      <text:p text:style-name="P4">
时间: 2023-06-25T03:14:36</text:p>
      <text:p text:style-name="P4">
地点: Kherson (Latitude:46.63432 Longtitude:32.61712)</text:p>
      <text:p text:style-name="P4">
视频: []</text:p>
      <text:p text:style-name="P4">
图片: ["<text:a xlink:type="simple" xlink:href="https://liveuamap.com/pics/2023/06/25/22571534_0.jpg" text:style-name="Internet_20_link" text:visited-style-name="Visited_20_Internet_20_Link">
22571534_0.jpg</text:a>
", "<text:a xlink:type="simple" xlink:href="https://liveuamap.com/pics/2023/06/25/22571534_1.jpg" text:style-name="Internet_20_link" text:visited-style-name="Visited_20_Internet_20_Link">
22571534_1.jpg</text:a>
"]</text:p>
      <text:p text:style-name="P4">
标签: ["Europe", "Central and Eastern Europe"]</text:p>
      <text:p text:style-name="P4">
Id: 22571534</text:p>
      <!--METADATA-->
      <text:p text:style-name="P4">
俄罗斯炮击摧毁了住宅公寓街区，有1人丧生，在瓦砾下1人  <draw:frame draw:style-name="fr1" draw:name="Image51" text:anchor-type="as-char" svg:width="6.9236in" svg:height="8.157408in" draw:z-index="0">
<draw:image xlink:href="../Images/liveuamap/2023-06-25T03-14-36/22571534_0.jpg" xlink:type="simple" xlink:show="embed" xlink:actuate="onLoad" draw:mime-type="image/jpeg"/>
</draw:frame>
<draw:frame draw:style-name="fr1" draw:name="Image52" text:anchor-type="as-char" svg:width="6.9236in" svg:height="5.96295in" draw:z-index="0">
<draw:image xlink:href="../Images/liveuamap/2023-06-25T03-14-36/22571534_1.jpg" xlink:type="simple" xlink:show="embed" xlink:actuate="onLoad" draw:mime-type="image/jpeg"/>
</draw:frame>
新闻集链接：<text:a xlink:type="simple" xlink:href="https：\/\/liveuamap.com \/en \/2023 \/25-6-June-1-pers-kill-1-kill-1-瓦斯 - 瓦斯 - 鲁言 - 俄罗斯" text:style-name="Internet_20_link" text:visited-style-name="Visited_20_Internet_20_Link">
https：\/\/liveuamap.com \/en \/2023 \/25-6-June-1-pers-kill-1-kill-1-bund-the-the-the-the-the-bleble-fer-fer-fer-fer-fer-fer-fer-fer-fer-fer-fer-fer-fer-fer-fer-fer-fer-fer-fer-fer-fer-fer-fer-fer-fer-fer-fer-fer-Russian</text:a>
</text:p>
      <text:p text:style-name="P4">
News Source: <text:a xlink:type="simple" xlink:href="https://t.me/babel/34492" text:style-name="Internet_20_link" text:visited-style-name="Visited_20_Internet_20_Link">
https://t.me/babel/34492</text:a>
</text:p>
      <!--NEWS-->
      <text:h text:style-name="P10" text:outline-level="1">
<text:span text:style-name="T4">
基辅多个地区停电</text:span>
</text:h>
      <text:p text:style-name="P4">
作者: liveuamap (Language: en)</text:p>
      <text:p text:style-name="P4">
时间: 2023-06-25T03:24:20</text:p>
      <text:p text:style-name="P4">
地点: Kyiv, Kyiv city (Latitude:50.46367 Longtitude:30.6288)</text:p>
      <text:p text:style-name="P4">
视频: []</text:p>
      <text:p text:style-name="P4">
图片: []</text:p>
      <text:p text:style-name="P4">
标签: ["Europe", "Central and Eastern Europe"]</text:p>
      <text:p text:style-name="P4">
Id: 22571539</text:p>
      <!--METADATA-->
      <text:p text:style-name="P4">
基辅多个地区停电</text:p>
      <text:p text:style-name="P4">
新闻集链接：<text:a xlink:type="simple" xlink:href="https：\/\/liveuamap.com \/en \/2023 \/25-june-june-blackout-in-der-districts-ykyiv" text:style-name="Internet_20_link" text:visited-style-name="Visited_20_Internet_20_Link">
https：\/\/liveuamap.com \/en \/2023 \/25-June-june-blackout-in-kyiv-in-kyiv中的界限</text:a>
</text:p>
      <text:p text:style-name="P4">
News Source: <text:a xlink:type="simple" xlink:href="https://t.me/kyiv_polit/36786" text:style-name="Internet_20_link" text:visited-style-name="Visited_20_Internet_20_Link">
https://t.me/kyiv_polit/36786</text:a>
</text:p>
      <!--NEWS-->
      <text:h text:style-name="P10" text:outline-level="1">
<text:span text:style-name="T4">
在Sivershchyna和Slobozhanschyna的指示俄罗斯军队炮击了Chernihiv的Halahanivka ...</text:span>
</text:h>
      <text:p text:style-name="P4">
作者: liveuamap (Language: en)</text:p>
      <text:p text:style-name="P4">
时间: 2023-06-25T04:26:00</text:p>
      <text:p text:style-name="P4">
地点: Vovchansk (Latitude:50.18064 Longtitude:37.61461)</text:p>
      <text:p text:style-name="P4">
视频: []</text:p>
      <text:p text:style-name="P4">
图片: []</text:p>
      <text:p text:style-name="P4">
标签: ["Russia"]</text:p>
      <text:p text:style-name="P4">
Id: 22571631</text:p>
      <!--METADATA-->
      <text:p text:style-name="P4">
在Sivershchyna和Slbozhanschyna指示Chernihiv地区的俄罗斯军队； Novovasylivka，Chuykivka，Rudenka，Fotovyzh，Sumy地区的Volfyne，也是Okip，Okip，Chervona Zorya，Veterynarne，Pylna，Pylna，Kozachar，Ohtsachopan。</text:p>
      <text:p text:style-name="P4">
新闻集链接：(https：\/\/liveuamap.com \/en \/2023 \/25-june-at-at-asshchyna and-slobozhanschyna-directions-directions-russian)</text:p>
      <text:p text:style-name="P4">
News Source: <text:a xlink:type="simple" xlink:href="https://t.me/lumsrc/5182" text:style-name="Internet_20_link" text:visited-style-name="Visited_20_Internet_20_Link">
https://t.me/lumsrc/5182</text:a>
</text:p>
      <!--NEWS-->
      <text:h text:style-name="P10" text:outline-level="1">
<text:span text:style-name="T4">
俄罗斯导弹碎片后的死亡人数袭击了基夫·伊奇（Kyiv Incre）Solomyansky区的一所房屋...</text:span>
</text:h>
      <text:p text:style-name="P4">
作者: liveuamap (Language: en)</text:p>
      <text:p text:style-name="P4">
时间: 2023-06-25T04:32:00</text:p>
      <text:p text:style-name="P4">
地点: Kyiv, Kyiv city (Latitude:50.42826 Longtitude:30.45292)</text:p>
      <text:p text:style-name="P4">
视频: []</text:p>
      <text:p text:style-name="P4">
图片: ["<text:a xlink:type="simple" xlink:href="https://liveuamap.com/pics/2023/06/25/22571641_0.jpg" text:style-name="Internet_20_link" text:visited-style-name="Visited_20_Internet_20_Link">
22571641_0.jpg</text:a>
", "<text:a xlink:type="simple" xlink:href="https://liveuamap.com/pics/2023/06/25/22571641_1.jpg" text:style-name="Internet_20_link" text:visited-style-name="Visited_20_Internet_20_Link">
22571641_1.jpg</text:a>
", "<text:a xlink:type="simple" xlink:href="https://liveuamap.com/pics/2023/06/25/22571641_2.jpg" text:style-name="Internet_20_link" text:visited-style-name="Visited_20_Internet_20_Link">
22571641_2.jpg</text:a>
", "<text:a xlink:type="simple" xlink:href="https://liveuamap.com/pics/2023/06/25/22571641_3.jpg" text:style-name="Internet_20_link" text:visited-style-name="Visited_20_Internet_20_Link">
22571641_3.jpg</text:a>
"]</text:p>
      <text:p text:style-name="P4">
标签: ["Europe", "Central and Eastern Europe"]</text:p>
      <text:p text:style-name="P4">
Id: 22571641</text:p>
      <!--METADATA-->
      <text:p text:style-name="P4">
俄罗斯导弹碎片后的死亡人数袭击了基辅Solomyansky地区的一所房屋，增加到5人，救援人员仍在现场工作</text:p>
      <text:p text:style-name="P4">
<draw:frame draw:style-name="fr1" draw:name="Image53" text:anchor-type="as-char" svg:width="6.9236in" svg:height="5.071537in" draw:z-index="0">
<draw:image xlink:href="../Images/liveuamap/2023-06-25T04-32-00/22571641_0.jpg" xlink:type="simple" xlink:show="embed" xlink:actuate="onLoad" draw:mime-type="image/jpeg"/>
</draw:frame>
<draw:frame draw:style-name="fr1" draw:name="Image54" text:anchor-type="as-char" svg:width="6.9236in" svg:height="5.071537in" draw:z-index="0">
<draw:image xlink:href="../Images/liveuamap/2023-06-25T04-32-00/22571641_1.jpg" xlink:type="simple" xlink:show="embed" xlink:actuate="onLoad" draw:mime-type="image/jpeg"/>
</draw:frame>
<draw:frame draw:style-name="fr1" draw:name="Image55" text:anchor-type="as-char" svg:width="6.9236in" svg:height="9.231467in" draw:z-index="0">
<draw:image xlink:href="../Images/liveuamap/2023-06-25T04-32-00/22571641_2.jpg" xlink:type="simple" xlink:show="embed" xlink:actuate="onLoad" draw:mime-type="image/jpeg"/>
</draw:frame>
<draw:frame draw:style-name="fr1" draw:name="Image56" text:anchor-type="as-char" svg:width="6.9236in" svg:height="5.1927in" draw:z-index="0">
<draw:image xlink:href="../Images/liveuamap/2023-06-25T04-32-00/22571641_3.jpg" xlink:type="simple" xlink:show="embed" xlink:actuate="onLoad" draw:mime-type="image/jpeg"/>
</draw:frame>
新闻集链接：<text:a xlink:type="simple" xlink:href="https：\/\/liveuamap.com \/en \/2023 \/25-june-deph-death-toll-of ter-of-ussian-missile-hit-a" text:style-name="Internet_20_link" text:visited-style-name="Visited_20_Internet_20_Link">
https：\/\/liveuamap.com \/en \/2023 \/25-6-June-deph-teht-tolt-toll-of-ter-Russian-Missile-hit-a</text:a>
</text:p>
      <text:p text:style-name="P4">
News Source: <text:a xlink:type="simple" xlink:href="https://t.me/info_zp/39243" text:style-name="Internet_20_link" text:visited-style-name="Visited_20_Internet_20_Link">
https://t.me/info_zp/39243</text:a>
</text:p>
      <!--NEWS-->
      <text:h text:style-name="P10" text:outline-level="1">
<text:span text:style-name="T4">
俄罗斯部队在顿涅茨克和卢汉斯克地区采取进攻行动。 乌克兰军事...</text:span>
</text:h>
      <text:p text:style-name="P4">
作者: liveuamap (Language: en)</text:p>
      <text:p text:style-name="P4">
时间: 2023-06-25T04:37:23</text:p>
      <text:p text:style-name="P4">
地点: Marinka, Donetsk Oblast (Latitude:47.939 Longtitude:37.50252)</text:p>
      <text:p text:style-name="P4">
视频: []</text:p>
      <text:p text:style-name="P4">
图片: []</text:p>
      <text:p text:style-name="P4">
标签: ["Russia"]</text:p>
      <text:p text:style-name="P4">
Id: 22571595</text:p>
      <!--METADATA-->
      <text:p text:style-name="P4">
俄罗斯部队在顿涅茨克和卢汉斯克地区进行进攻行动。乌克兰军队在伯爵夫人，塞莱，伊万尼夫斯克，玛丽基卡，武装部队的武装部队的武装部队中，与俄罗斯附近的俄罗斯部队进行了29次战斗。</text:p>
      <text:p text:style-name="P4">
新闻集链接：<text:a xlink:type="simple" xlink:href="https：\/\/liveuamap.com \/en \/2023 \/25-6-June-Russian-Forces-docducting Indervision-In-Donetsk" text:style-name="Internet_20_link" text:visited-style-name="Visited_20_Internet_20_Link">
https：\/\/liveuamap.com \/en \/2023 \/25- 6月-June-russian-Forces-docducting-docducting犯罪 - 犯罪现象 -  donetsk</text:a>
</text:p>
      <text:p text:style-name="P4">
News Source: <text:a xlink:type="simple" xlink:href="https://t.me/lumsrc/5190" text:style-name="Internet_20_link" text:visited-style-name="Visited_20_Internet_20_Link">
https://t.me/lumsrc/5190</text:a>
</text:p>
      <!--NEWS-->
      <text:h text:style-name="P10" text:outline-level="1">
<text:span text:style-name="T4">
在Zaporizhzhia和Kherson的指示，俄罗斯军队炮击了Novodarivka，Levadne，Poltavka，Z ...</text:span>
</text:h>
      <text:p text:style-name="P4">
作者: liveuamap (Language: en)</text:p>
      <text:p text:style-name="P4">
时间: 2023-06-25T04:43:06</text:p>
      <text:p text:style-name="P4">
地点: Ukraine (Latitude:47.4462 Longtitude:35.82865)</text:p>
      <text:p text:style-name="P4">
视频: []</text:p>
      <text:p text:style-name="P4">
图片: []</text:p>
      <text:p text:style-name="P4">
标签: ["Russia"]</text:p>
      <text:p text:style-name="P4">
Id: 22571605</text:p>
      <!--METADATA-->
      <text:p text:style-name="P4">
俄罗斯军队在Zaporizhzhzhia和Kherson指示俄罗斯军队炮击了Novodarivka，Levadne，Poltavka，Zaliznychne，Huliaipole，Huliaipils，Huliaipils，Charivne，Biloohry，Biloohry，Biloohry，Biloooohry，Bilogoroya，Bilogorya，biliaipils Zhia Zhia and nikoptref of Dnipropropcort; Dudchany，Beryslav，Vesele，Kozatske，Mykilske，Inzhenerne，Antonivka，Zenivka，Bilozerka，Dniprovske，Kherson地区的Kizomys。 Orikhiv的俄罗斯航空典型的飞机，Novodanylivka，Zaporizhzhzhiaregion的Robotyne，乌克兰武装部队的总参谋长在《早晨报告》中说</text:p>
      <text:p text:style-name="P4">
新闻集链接：(https：\/\/liveuamap.com \/en \/2023 \/25-June-at-at-zaporizhzhzhzhia-and-kherson-directions-directions-russian-army-army)</text:p>
      <text:p text:style-name="P4">
News Source: <text:a xlink:type="simple" xlink:href="https://t.me/lumsrc/5189" text:style-name="Internet_20_link" text:visited-style-name="Visited_20_Internet_20_Link">
https://t.me/lumsrc/5189</text:a>
</text:p>
      <!--NEWS-->
      <text:h text:style-name="P10" text:outline-level="1">
<text:span text:style-name="T4">
JSC Shakhtar Directio Rusian军队炮击Katerynivka，Bogoyavlenka，Novomikhailivka，蓝色...</text:span>
</text:h>
      <text:p text:style-name="P4">
作者: liveuamap (Language: en)</text:p>
      <text:p text:style-name="P4">
时间: 2023-06-25T04:44:55</text:p>
      <text:p text:style-name="P4">
地点: Velyka Novosilka (Latitude:47.77487 Longtitude:36.80094)</text:p>
      <text:p text:style-name="P4">
视频: []</text:p>
      <text:p text:style-name="P4">
图片: []</text:p>
      <text:p text:style-name="P4">
标签: ["Russia"]</text:p>
      <text:p text:style-name="P4">
Id: 22571608</text:p>
      <!--METADATA-->
      <text:p text:style-name="P4">
在沙克塔克(Shakhtarske)的方向，俄罗斯军队炮击了Katerynivka，Bohoyavlenka，Novomykhaylivka，Blahodatne，Vuhledar，Vuhledar，Prechystivka，Zolota nyvaua，Novouka 俄罗斯航空进行了飞机，阿特普雷希斯蒂夫卡(Atprechystivka)，佐洛塔(Zolota Nyva)，马卡里夫卡</text:p>
      <text:p text:style-name="P4">
新闻集链接：(https：\/\/liveuamap.com \/en \/2023 \/25-june-at-at-as-at-as-shakhtarske-directionlectionlection-tircletection-russian-army-army-shelled-katerynivka)</text:p>
      <text:p text:style-name="P4">
News Source: <text:a xlink:type="simple" xlink:href="https://t.me/lumsrc/5188" text:style-name="Internet_20_link" text:visited-style-name="Visited_20_Internet_20_Link">
https://t.me/lumsrc/5188</text:a>
</text:p>
      <!--NEWS-->
      <text:h text:style-name="P10" text:outline-level="1">
<text:span text:style-name="T4">
JSC Marinka Direcion Rusian军队炮击Krasnogorivka，Marinka，胜利，St. George，Kur ...</text:span>
</text:h>
      <text:p text:style-name="P4">
作者: liveuamap (Language: en)</text:p>
      <text:p text:style-name="P4">
时间: 2023-06-25T04:45:50</text:p>
      <text:p text:style-name="P4">
地点: Maryinka, Donetsk region (Latitude:48.01427 Longtitude:36.95698)</text:p>
      <text:p text:style-name="P4">
视频: []</text:p>
      <text:p text:style-name="P4">
图片: []</text:p>
      <text:p text:style-name="P4">
标签: ["Russia"]</text:p>
      <text:p text:style-name="P4">
Id: 22571609</text:p>
      <!--METADATA-->
      <text:p text:style-name="P4">
在玛丽卡(Maryinka)方向，俄罗斯军队炮击了克拉斯诺利夫卡(Krasnohorivka)，玛丽卡(Maryinka)，波比亚(Pobyeda)，heorhiyivka，kurakhove and kurakhove和donetsk地区的Oleksiyivka，乌克兰部队的总参谋部官员说，</text:p>
      <text:p text:style-name="P4">
新闻集链接：<text:a xlink:type="simple" xlink:href="https：\/\/liveuamap.com \/en \/2023 \/25-6-june-at-maryinka-directionlection-russian-army-army-shelled-krasnohorivka" text:style-name="Internet_20_link" text:visited-style-name="Visited_20_Internet_20_Link">
https：\/\/liveuamap.com \/en \/2023 \/25-June-at-maryinka-directionlection-tircection-Russian-army-army-shelled-krasnohorivka</text:a>
</text:p>
      <text:p text:style-name="P4">
News Source: <text:a xlink:type="simple" xlink:href="https://t.me/lumsrc/5187" text:style-name="Internet_20_link" text:visited-style-name="Visited_20_Internet_20_Link">
https://t.me/lumsrc/5187</text:a>
</text:p>
      <!--NEWS-->
      <text:h text:style-name="P10" text:outline-level="1">
<text:span text:style-name="T4">
武装部队航空在敌人的位置上遭到了18杆的摧毁</text:span>
</text:h>
      <text:p text:style-name="P4">
作者: Ukrinform (Person)</text:p>
      <text:p text:style-name="P4">
出版商: Укринформ (Organization)</text:p>
      <text:p text:style-name="P4">
出版时间: 2023-06-25T06:42:00+03:00</text:p>
      <text:p text:style-name="P4">
修改时间: 2023-06-25T06:42:00+03:00</text:p>
      <text:p text:style-name="P4">
描述: 飞机在最后一天的防御力量在敌人人员集中的领域取得了18次跳动，并摧毁了反航空导弹综合体。 六次侦察无人机也被击落。  - 乌克林。</text:p>
      <text:p text:style-name="P4">
图片: ['<text:a xlink:type="simple" xlink:href="https://static.ukrinform.com/photos/2023_02/thumb_files/630_360_1676998492-715.jpg" text:style-name="Internet_20_link" text:visited-style-name="Visited_20_Internet_20_Link">
630_360_16769...</text:a>
']</text:p>
      <text:p text:style-name="P4">
标签: ['Авіація', 'Генштаб', 'Обстріл', 'ЗСУ', 'Війна з Росією']</text:p>
      <text:p text:style-name="P4">
类型: Article</text:p>
      <!--METADATA-->
      <text:p text:style-name="P4">
<draw:frame draw:style-name="fr1" draw:name="Image57" text:anchor-type="as-char" svg:width="6.9236in" svg:height="3.956343in" draw:z-index="0">
<draw:image xlink:href="../Images/yкринформ/2023-06-25T06-42-00-03-00/630_360_1676998492-715.jpg" xlink:type="simple" xlink:show="embed" xlink:actuate="onLoad" draw:mime-type="image/jpeg"/>
</draw:frame>
在过去的24小时内，航空在敌人人员集中的领域中取得了18次跳动，并摧毁了防空导弹综合体。 武装部队还击倒了六架勘探无人机。</text:p>
      <text:p text:style-name="P4">
武装部队总参谋部在[Facebook]上发布了此类信息(https://www.facebook.com/GeneralStaff.ua/?locale=uk_UA)，报道乌克林福姆。</text:p>
      <text:p text:style-name="P4">
“在过去的一天中，敌人通过施加40枚有翼的导弹X-101/X-555、9枚导弹X-22、2枚海上“ Calibre”导弹，2次防空控制C-300和2枚导弹，袭击了乌克兰领土。 3个无人机。SIL和防空是指40个有翼的火箭101/X-555，一个翼的火箭“机芯”和3台冲击无人机“ Shahd”。X-22俄罗斯恐怖分子的prats of Dnipro和Kryvyi rih城市，” 。</text:p>
      <text:p text:style-name="P4">
不幸的是，俄罗斯恐怖袭击是死者和受伤的人，包括受伤的儿童。 数十座私人住宅建筑，平民附属建筑以及50多个私人汽车已被摧毁和损坏。</text:p>
      <text:p text:style-name="P4">
在最后一天，敌人总共造成了53枚导弹和15枚航空危害，并在我们部队和定居点的位置上从铁路系统的反应系统中进行了大约50次炮击。</text:p>
      <text:p text:style-name="P4">
武装部队总参谋部警告说，乌克兰的导弹和航空罢工的可能性很高。</text:p>
      <text:p text:style-name="P4">
<text:span text:style-name="T4">
另请阅读：</text:span>
 <text:a xlink:type="simple" xlink:href="https://www.ukrinform.ua/rubric-ato/3727270-zsu-zvilnili-teritorii-pid-krasnogorivkou-aki-buli-okupovani-z-2014-roku.html" text:style-name="Internet_20_link" text:visited-style-name="Visited_20_Internet_20_Link">
武装部队在<text:span text:style-name="T4">
 krasnoir </text:span>
 ivka下释放了该领土，该运动被抢购-Tarnavsky</text:a>
敌人继续集中在利马，阿夫迪夫斯基塔玛林方向的主要努力 - 白天发生了29次战斗冲突。</text:p>
      <text:p text:style-name="P4">
在<text:span text:style-name="T4">
 Volynskyi </text:span>
和<text:span text:style-name="T4">
 Polissya方向</text:span>
无显着变化的操作情况。</text:p>
      <text:p text:style-name="P4">
在<text:span text:style-name="T4">
 Siverskyi </text:span>
和<text:span text:style-name="T4">
 Slobozhansky的指示</text:span>
敌人在与乌克兰边境地区保留了军事存在。 制作砂浆塔尔蒂尔<text:a xlink:type="simple" xlink:href="https://www.ukrinform.ua/tag-obstril" text:style-name="Internet_20_link" text:visited-style-name="Visited_20_Internet_20_Link">
炮击</text:a>
Chernihiv地区的Galaganivka居住地； Novovasilovka，Chuikivka，Rudenko，Photovizh，Volphin Sumy地区以及Okip，Red Dawn，Red Dawn，兽医，洗手，Cossack Lopan，Ogirtseve，Gatyshche，Gatyshche，Bochkkov，Bochkkov，Bochkkov，Budarki，Budarki，Chugunivka Nakarkarkarkakarkakarkakarkakarkakarkakarkakarkakarkivshchchyna。在<text:span text:style-name="T4">
的方向上</text:span>
敌人对开朗的进攻行动不成功。 他袭击了卢汉斯克地区的Bigorivka地区的航空击打。 Nevskoye和Bigorivka在Luhansk，Serebryanka，Verkhnyamyanskoye，Donetsk地区有争议的和Razdolivka上遭受了炮击。</text:p>
      <text:p text:style-name="P4">
在<text:span text:style-name="T4">
巴赫穆特方向</text:span>
敌人在顿涅茨克地区进行了不成功的进攻行动。 Vasyukivka，Minakivka，Orikhovo-Vasylivka，Bogdanivka，Yar，Ivanivske，Pazarivka和New York，Donetsk地区，对敌方火炮感到惊讶。</text:p>
      <text:p text:style-name="P4">
<text:span text:style-name="T4">
另请阅读：</text:span>
 <text:a xlink:type="simple" xlink:href="https://www.ukrinform.ua/rubric-ato/3727372-sili-oboroni-zacistili-placdarm-voroga-na-zahidnomu-berezi-kanalu-siverskij-donec-donbas.html" text:style-name="Internet_20_link" text:visited-style-name="Visited_20_Internet_20_Link">
国防军在Seversky Donetsk Donbas的西部Bier上清洗了敌人的桥头</text:a>
在<text:span text:style-name="T4">
 Avdeevsky方向</text:span>
敌人在Avdiivka和Severny Donetsk地区袭击。 他对Novo Alexandrovka，陶瓷，Novokalinov，Avdiivka，Severene，Vodyane，Uman，Uman，Vesele，Vesele，Karlovka，Karlovka，Pervomaisko和Nevelsk的定居点进行了炮击。</text:p>
      <text:p text:style-name="P4">
在<text:span text:style-name="T4">
马林斯基方向</text:span>
敌人在Marinka地区进行了进攻行动，没有成功。 同时，他对Donetsk地区的定居点Krasnogorovka，Marinka，Venta，St. George，Kurakhovo和Oleksiyivka进行了炮击。</text:p>
      <text:p text:style-name="P4">
在<text:span text:style-name="T4">
采矿方向</text:span>
敌人在泵，金妮瓦，马卡里夫卡的泵区域撞击，并在定居点kativatrynivka，bogoyavlenka，novomykhailivka，有福的，煤炭，煤炭，煤炭，prychistivka，prychistivka，prychistivka，noven niva，novoukrainka。</text:p>
      <text:p text:style-name="P4">
在<text:span text:style-name="T4">
 Zaporizhzhia </text:span>
和<text:span text:style-name="T4">
 Kherson的指示</text:span>
敌人继续采取了瓦里奥伦的行动，将基本的努力集中在防止我们的军队晋升上。 他在Orikh地区，Novodanylivka和机器人袭击了航空。 他进行了大约50份居民捐款的炮弹，其中包括：诺瓦达里夫卡，列维涅，波尔塔瓦，铁路，加利亚波尔，古利亚佩尔，古利亚皮尔，魔术，白人，白人，奥里基夫，Zaporizhzhya地区的Primorskoye； Dudchans，Berislav，Merry，Cossack，Mykilsk，Engineering，Antonivka，Zelenivka，Belozer，Dniprovske，Kizomischherson地区。<text:span text:style-name="T4">
另请阅读：</text:span>
 <text:a xlink:type="simple" xlink:href="https://www.ukrinform.ua/rubric-regions/3727068-rosiani-za-dobu-vipustili-po-hersonsini-399-snaradiv-cetvero-zagiblih.html" text:style-name="Internet_20_link" text:visited-style-name="Visited_20_Internet_20_Link">
<text:span text:style-name="T4">
 kherson发布的俄罗斯人</text:span>
在399 Snawards，四人死亡</text:a>
暂时捕获的赫森地区的标志是，与俄罗斯护照在被占领的乌克兰克里米亚(Ukrainian Crigea)的汽车上加强了当地合作者与俄罗斯护照的疏散过程。 但是，RFZAP的FSB工作人员是针对每个叛徒的过滤措施。</text:p>
      <text:p text:style-name="P4">
“过去24小时的国防军航空在敌人个人组成的集中率领域袭击了18杆，并摧毁了敌人的1次防空导弹综合体。我们的捍卫者被6个侦察无人机摧毁。人员和军事设备，有12枪在火姿势和2个敌方EP站点，”武装部队的总参谋部被送上。</text:p>
      <text:p text:style-name="P4">
据报道，自2022年2月24日以来，乌克兰的辩护部队被清算了22.3,000架俄罗斯入侵者。</text:p>
      <text:p text:style-name="P4">
News Source: <text:a xlink:type="simple" xlink:href="https://www.ukrinform.ua/rubric-ato/3727391-aviacia-zsu-zavdala-18-udariv-po-poziciah-voroga-znisenij-zrk-rosian.html" text:style-name="Internet_20_link" text:visited-style-name="Visited_20_Internet_20_Link">
https://www.ukrinform.ua/rubric-ato/3727391-aviacia-zsu-zavdala-18-udariv-po-poziciah-voroga-znisenij-zrk-rosian.html</text:a>
</text:p>
      <!--NEWS-->
      <text:h text:style-name="P10" text:outline-level="1">
<text:span text:style-name="T4">
SBU中和几个地区的俄罗斯轰动者</text:span>
</text:h>
      <text:p text:style-name="P4">
作者: Ukrinform (Person)</text:p>
      <text:p text:style-name="P4">
出版商: Укринформ (Organization)</text:p>
      <text:p text:style-name="P4">
出版时间: 2023-06-25T07:06:00+03:00</text:p>
      <text:p text:style-name="P4">
修改时间: 2023-06-25T07:06:00+03:00</text:p>
      <text:p text:style-name="P4">
描述: 乌克兰的安全局在几个领域传播了克里姆林宫宣传的几个地区的安全局。  - 乌克林。</text:p>
      <text:p text:style-name="P4">
图片: ['<text:a xlink:type="simple" xlink:href="https://static.ukrinform.com/photos/2021_10/thumb_files/630_360_1634664278-801.jpg" text:style-name="Internet_20_link" text:visited-style-name="Visited_20_Internet_20_Link">
630_360_16346...</text:a>
']</text:p>
      <text:p text:style-name="P4">
标签: ['Інтернет', 'Пропаганда', 'СБУ', 'Соцмережі', 'Війна з Росією']</text:p>
      <text:p text:style-name="P4">
类型: Article</text:p>
      <!--METADATA-->
      <text:p text:style-name="P4">
<draw:frame draw:style-name="fr1" draw:name="Image58" text:anchor-type="as-char" svg:width="6.9236in" svg:height="3.956343in" draw:z-index="0">
<draw:image xlink:href="../Images/yкринформ/2023-06-25T07-06-00-03-00/630_360_1634664278-801.jpg" xlink:type="simple" xlink:show="embed" xlink:actuate="onLoad" draw:mime-type="image/jpeg"/>
</draw:frame>
乌克兰在几个地区暴露了11名激动人，他们传播了克里姆林宫的宣传。</text:p>
      <text:p text:style-name="P4">
根据乌克林福姆的说法，SBU在[Facebook]上报告(https://www.facebook.com/SecurSerUkraine/)。</text:p>
      <text:p text:style-name="P4">
该消息说：“安全局已经消除了乌克兰多个地区的另一位11个专门煽动者的信息和颠覆活动。”</text:p>
      <text:p text:style-name="P4">
特别是，SBU反情报暴露了基辅的居民，他呼吁戒指联盟。 为了广泛地传播这样的“想法”，他在Facebook，Telegram和Weiber网络上创建了几个小组。</text:p>
      <text:p text:style-name="P4">
在尼古拉报道，怀疑莫斯科父权制的乌克兰东正教教堂的当地寺庙。 根据调查，他公开宣布了宗教团体的信徒，以支持乌克兰战争中的俄罗斯入侵者。</text:p>
      <text:p text:style-name="P4">
在Dnipropetrovsk中，另外两名俄罗斯煽动者被阻塞。 其中一个是Dniep​​er关键基础设施的对象的雇员，另一个是Kryvyi Rih的航空企业的雇员。 在<text:a xlink:type="simple" xlink:href="https://www.ukrinform.ua/tag-socmerezi" text:style-name="Internet_20_link" text:visited-style-name="Visited_20_Internet_20_Link">
社交网络</text:a>
他们称赞俄罗斯联邦的高军政治领导，并抹黑了乌克兰捍卫者。</text:p>
      <text:p text:style-name="P4">
<text:span text:style-name="T4">
另请阅读：</text:span>
 <text:a xlink:type="simple" xlink:href="https://www.ukrinform.ua/rubric-regions/3721738-sbu-likviduvala-botofermu-aka-sodna-stvoruvala-do-500-akauntiv-dla-rozgonu-narativiv-kremla.html" text:style-name="Internet_20_link" text:visited-style-name="Visited_20_Internet_20_Link">
SBU消除了一个机器人农场，该农场每天最多创建500个俄罗斯联邦的宣传帐户</text:a>
在俄罗斯联邦的在线宣传者网络的基洛沃拉德地区，激进分子由该地区的五名居民组成。 为了传播破坏性内容，他们在禁忌的社交网络“同学”中创建了自己的平台。</text:p>
      <text:p text:style-name="P4">
这位被称为俄罗斯武装侵略乌克兰的武装侵略的人“吉族的斗争”，并激发了当地人加入侵略者国家入侵者的行列。</text:p>
      <text:p text:style-name="P4">
维尼茨(Vinnitsa)暴露了两名当地人，他们在那些“同学”中唤起了恐怖分子的“壮举”，并提出向卡迪罗夫(Kadirov)建立纪念碑。</text:p>
      <text:p text:style-name="P4">
<text:span text:style-name="T4">
另请阅读：</text:span>
 <text:a xlink:type="simple" xlink:href="https://www.ukrinform.ua/rubric-society/3718350-sbu-zneskodila-grupu-rosijskih-agentiv-aki-spiguvali-za-centrami-prijnatta-risen.html" text:style-name="Internet_20_link" text:visited-style-name="Visited_20_Internet_20_Link">
SBU处置了一群监视“决定制定中心”的俄罗斯特工</text:a>
正在进行调查行动，以确定肇事者犯罪的所有情况。<text:span text:style-name="T5">
foto：sbu</text:span>
</text:p>
      <text:p text:style-name="P4">
News Source: <text:a xlink:type="simple" xlink:href="https://www.ukrinform.ua/rubric-regions/3727389-sbu-zneskodila-prorosijskih-agitatoriv-u-kilkoh-regionah.html" text:style-name="Internet_20_link" text:visited-style-name="Visited_20_Internet_20_Link">
https://www.ukrinform.ua/rubric-regions/3727389-sbu-zneskodila-prorosijskih-agitatoriv-u-kilkoh-regionah.html</text:a>
</text:p>
      <!--NEWS-->
      <text:h text:style-name="P10" text:outline-level="1">
<text:span text:style-name="T4">
日本计划在武装部队卫星互联网星际网络中使用</text:span>
</text:h>
      <text:p text:style-name="P4">
作者: Ukrinform (Person)</text:p>
      <text:p text:style-name="P4">
出版商: Укринформ (Organization)</text:p>
      <text:p text:style-name="P4">
出版时间: 2023-06-25T07:36:00+03:00</text:p>
      <text:p text:style-name="P4">
修改时间: 2023-06-25T07:36:00+03:00</text:p>
      <text:p text:style-name="P4">
描述: 日本部计划在武装部队中使用Starlink卫星卫星卫星Spacex商人Ilona Maska的卫星互联网服务。  - 乌克林。</text:p>
      <text:p text:style-name="P4">
图片: ['<text:a xlink:type="simple" xlink:href="https://static.ukrinform.com/photos/2022_09/thumb_files/630_360_1663330874-610.jpg" text:style-name="Internet_20_link" text:visited-style-name="Visited_20_Internet_20_Link">
630_360_16633...</text:a>
']</text:p>
      <text:p text:style-name="P4">
标签: ['Японія', 'Армія', 'Starlink']</text:p>
      <text:p text:style-name="P4">
类型: Article</text:p>
      <!--METADATA-->
      <text:p text:style-name="P4">
<draw:frame draw:style-name="fr1" draw:name="Image59" text:anchor-type="as-char" svg:width="6.9236in" svg:height="3.956343in" draw:z-index="0">
<draw:image xlink:href="../Images/yкринформ/2023-06-25T07-36-00-03-00/630_360_1663330874-610.jpg" xlink:type="simple" xlink:show="embed" xlink:actuate="onLoad" draw:mime-type="image/jpeg"/>
</draw:frame>
日本国防部计划从明年开始使用武装部队卫星互联网服务Starlink美国公司SpaceX商人Ilon Mask。</text:p>
      <text:p text:style-name="P4">
参考当地日本媒体报告<text:a xlink:type="simple" xlink:href="http://www.reuters.com/technology/japans-military-considers-adopting-musks-starlink-satellite-service-media-2023-06-25/" text:style-name="Internet_20_link" text:visited-style-name="Visited_20_Internet_20_Link">
路透</text:a>
，报道乌克林福姆。</text:p>
      <text:p text:style-name="P4">
日本的自卫力量从3月起就在该国有十个不同的地方推出了Starlink系统，并测试了其用于军队的效率。</text:p>
      <text:p text:style-name="P4">
目前，日本国防办公室使用了国家 - 组织轨道的连接卫星，但试图提高与低地卫星与Starlink技术的通信稳定性。</text:p>
      <text:p text:style-name="P4">
*!(https://www.ukrinform.ua/rubric-technology/3720112-terminalami-starlink-v-ukraini-planuut-obladnati-16-potagiv-intersiti.html)最近，许多国家一直在做出大量努力，以确保在可能发生冲突并阐明敌人的面貌或他对卫星的袭击时已经存在冲突。</text:p>
      <text:p text:style-name="P4">
路透社提醒，斯塔林克在针对俄罗斯的战争中使用了乌克兰，这种调整学已被证明有效，因为尽管进行了所有测试，但俄罗斯人仍未阻止其使用。</text:p>
      <text:p text:style-name="P4">
<text:span text:style-name="T4">
另请阅读：</text:span>
 <text:a xlink:type="simple" xlink:href="https://www.ukrinform.ua/rubric-technology/3726263-ssa-zapustili-u-kosmos-rozviduvalnij-suputnik.html" text:style-name="Internet_20_link" text:visited-style-name="Visited_20_Internet_20_Link">
美国发射到太空侦察卫星</text:a>
正如乌克林福姆报道的那样，Falcon 9 Rocket Launcher周五在Orbituz举行，另一个聚会上有55个迷你投散器，以补充轨道组<text:a xlink:type="simple" xlink:href="https://www.ukrinform.ua/rubric-technology/3727002-spacex-zapustila-na-orbitu-drugu-za-dva-dni-raketu-z-internetsuputnikami-starlink.html" text:style-name="Internet_20_link" text:visited-style-name="Visited_20_Internet_20_Link">
Starlink System的全球Internet Internet Goat</text:a>
 .</text:p>
      <text:p text:style-name="P4">
News Source: <text:a xlink:type="simple" xlink:href="https://www.ukrinform.ua/rubric-technology/3727393-aponia-planue-vikoristovuvati-u-zbrojnih-silah-suputnikovij-internet-starlink-zmi.html" text:style-name="Internet_20_link" text:visited-style-name="Visited_20_Internet_20_Link">
https://www.ukrinform.ua/rubric-technology/3727393-aponia-planue-vikoristovuvati-u-zbrojnih-silah-suputnikovij-internet-starlink-zmi.html</text:a>
</text:p>
      <!--NEWS-->
      <text:h text:style-name="P10" text:outline-level="1">
<text:span text:style-name="T4">
俄罗斯人解雇了Dnipropetrovsk地区，有一个受害者</text:span>
</text:h>
      <text:p text:style-name="P4">
作者: Ukrinform (Person)</text:p>
      <text:p text:style-name="P4">
出版商: Укринформ (Organization)</text:p>
      <text:p text:style-name="P4">
出版时间: 2023-06-25T07:55:51+03:00</text:p>
      <text:p text:style-name="P4">
修改时间: 2023-06-25T07:55:51+03:00</text:p>
      <text:p text:style-name="P4">
描述: 俄罗斯军方开除了Dnipropetrovsk，破坏和受害者。  - 乌克林。</text:p>
      <text:p text:style-name="P4">
图片: ['<text:a xlink:type="simple" xlink:href="https://static.ukrinform.com/photos/2023_06/thumb_files/630_360_1687668856-630.jpg" text:style-name="Internet_20_link" text:visited-style-name="Visited_20_Internet_20_Link">
630_360_16876...</text:a>
']</text:p>
      <text:p text:style-name="P4">
标签: ['Дніпропетровщина', 'Обстріл', 'Поранені', 'Війна з Росією']</text:p>
      <text:p text:style-name="P4">
类型: Article</text:p>
      <!--METADATA-->
      <text:p text:style-name="P4">
<draw:frame draw:style-name="fr1" draw:name="Image60" text:anchor-type="as-char" svg:width="6.9236in" svg:height="3.956343in" draw:z-index="0">
<draw:image xlink:href="../Images/yкринформ/2023-06-25T07-55-51-03-00/630_360_1687668856-630.jpg" xlink:type="simple" xlink:show="embed" xlink:actuate="onLoad" draw:mime-type="image/jpeg"/>
</draw:frame>
俄罗斯解雇了Dnipropetrovsk，破坏和受害者。</text:p>
      <text:p text:style-name="P4">
关于<text:a xlink:type="simple" xlink:href="http://t.me/dnipropetrovskaODA/5575" text:style-name="Internet_20_link" text:visited-style-name="Visited_20_Internet_20_Link">
电报</text:a>
乌克林福姆报道说，Dnipropetrovsk Ova S​​ergey Lisak的负责人报道。</text:p>
      <text:p text:style-name="P4">
“由于敌对[炮击]的结果(https://www.ukrinform.ua/tag-obstril)一名47岁男子受伤。 他遭受了矿山爆炸的伤害。 多个十二指肠伤口。 该市损坏了3个私人房屋和天然气管道，”该邮报写道。</text:p>
      <text:p text:style-name="P4">
从重型炮兵那里，敌人也是尼科波尔地区的玛格内特社区中的敌人。</text:p>
      <text:p text:style-name="P4">
<text:span text:style-name="T4">
另请阅读：</text:span>
 <text:a xlink:type="simple" xlink:href="https://www.ukrinform.ua/rubric-ato/3727355-vorog-uprodovz-dna-obstriluvav-sumsinu-ta-cernigivsinu-113-vlucan.html" text:style-name="Internet_20_link" text:visited-style-name="Visited_20_Internet_20_Link">
白天的敌人<text:span text:style-name="T4">
开火</text:span>
打哈欠Sumy地区和Chernyhiv地区-113次命中</text:a>
Sinelnikov区的占领军释放了20个弹药。 当地人没有影响。 本赛线性。 一些定居点是de -adjacent。</text:p>
      <text:p text:style-name="P4">
News Source: <text:a xlink:type="simple" xlink:href="https://www.ukrinform.ua/rubric-regions/3727395-rosiani-obstrilali-dnipropetrovsinu-e-postrazdalij.html" text:style-name="Internet_20_link" text:visited-style-name="Visited_20_Internet_20_Link">
https://www.ukrinform.ua/rubric-regions/3727395-rosiani-obstrilali-dnipropetrovsinu-e-postrazdalij.html</text:a>
</text:p>
      <!--NEWS-->
      <text:h text:style-name="P10" text:outline-level="1">
<text:span text:style-name="T4">
俄罗斯联邦的军队在赫尔森地区开火了59次，两人受伤</text:span>
</text:h>
      <text:p text:style-name="P4">
作者: Ukrinform (Person)</text:p>
      <text:p text:style-name="P4">
出版商: Укринформ (Organization)</text:p>
      <text:p text:style-name="P4">
出版时间: 2023-06-25T08:18:12+03:00</text:p>
      <text:p text:style-name="P4">
修改时间: 2023-06-25T08:18:12+03:00</text:p>
      <text:p text:style-name="P4">
描述: 在过去的一天，6月24日，俄罗斯军队对赫森地区进行了59次炮击。  - 乌克林。</text:p>
      <text:p text:style-name="P4">
图片: ['<text:a xlink:type="simple" xlink:href="https://static.ukrinform.com/photos/2022_10/thumb_files/630_360_1666685096-575.jpg" text:style-name="Internet_20_link" text:visited-style-name="Visited_20_Internet_20_Link">
630_360_16666...</text:a>
']</text:p>
      <text:p text:style-name="P4">
标签: ['Херсонщина', 'Обстріл', 'Поранені', 'Війна з Росією']</text:p>
      <text:p text:style-name="P4">
类型: Article</text:p>
      <!--METADATA-->
      <text:p text:style-name="P4">
<draw:frame draw:style-name="fr1" draw:name="Image61" text:anchor-type="as-char" svg:width="6.9236in" svg:height="3.956343in" draw:z-index="0">
<draw:image xlink:href="../Images/yкринформ/2023-06-25T08-18-12-03-00/630_360_1666685096-575.jpg" xlink:type="simple" xlink:show="embed" xlink:actuate="onLoad" draw:mime-type="image/jpeg"/>
</draw:frame>
在过去的一天，6月24日，俄罗斯军队对赫森地区进行了59次炮击。</text:p>
      <text:p text:style-name="P4">
根据乌克林福姆的说法，关于区域军事行政部门的负责人Oleksandr Proudin在[Telegram]中报道(http://t.me/olexandrprokudin/787).</text:p>
      <text:p text:style-name="P4">
«За минулу добу противник здійснив – 59 обстрілів, випустивши 235 снарядів змінометів, артилерії, «Градів» та авіації», - зазначив Прокудін.</text:p>
      <text:p text:style-name="P4">
За його словами, російські військові поцілили у житлові квартали населенихпунктів.</text:p>
      <text:p text:style-name="P4">
Як підкреслив очільник ОВА, через російську агресію двоє людей дісталипоранення.</text:p>
      <text:p text:style-name="P4">
<text:span text:style-name="T4">
Читайте також:</text:span>
 <text:a xlink:type="simple" xlink:href="https://www.ukrinform.ua/rubric-regions/3727395-rosiani-obstrilali-dnipropetrovsinu-e-postrazdalij.html" text:style-name="Internet_20_link" text:visited-style-name="Visited_20_Internet_20_Link">
 Росіяни обстріляли Дніпропетровщину, є постраждалий</text:a>
正如乌克林福姆报道的，6月23日，俄罗斯军队<text:a xlink:type="simple" xlink:href="https://www.ukrinform.ua/rubric-ato/3726861-u-hersoni-kilkist-zagiblih-vnaslidok-obstrilu-transportnogo-pidpriemstva-zbilsilasa-do-troh.html" text:style-name="Internet_20_link" text:visited-style-name="Visited_20_Internet_20_Link">
瞄准大火</text:a>
在[kherson]中猛击市政电车企业(https://www.ukrinform.ua/tag-herson)。 三人被杀。</text:p>
      <text:p text:style-name="P4">
News Source: <text:a xlink:type="simple" xlink:href="https://www.ukrinform.ua/rubric-regions/3727398-armia-rf-59-raziv-obstrilala-hersonsinu-dvoe-poranenih.html" text:style-name="Internet_20_link" text:visited-style-name="Visited_20_Internet_20_Link">
https://www.ukrinform.ua/rubric-regions/3727398-armia-rf-59-raziv-obstrilala-hersonsinu-dvoe-poranenih.html</text:a>
</text:p>
      <!--NEWS-->
      <text:h text:style-name="P10" text:outline-level="1">
<text:span text:style-name="T4">
国防军已经消除了224 630俄罗斯人</text:span>
</text:h>
      <text:p text:style-name="P4">
作者: Ukrinform (Person)</text:p>
      <text:p text:style-name="P4">
出版商: Укринформ (Organization)</text:p>
      <text:p text:style-name="P4">
出版时间: 2023-06-25T08:35:48+03:00</text:p>
      <text:p text:style-name="P4">
修改时间: 2023-06-25T08:35:48+03:00</text:p>
      <text:p text:style-name="P4">
描述: 从2022年2月24日至2023年6月25日，乌克兰国防军被淘汰了约22.4,000630名俄罗斯入侵者，在过去的一天被淘汰了720人。  - 乌克林。</text:p>
      <text:p text:style-name="P4">
图片: ['<text:a xlink:type="simple" xlink:href="https://static.ukrinform.com/photos/2022_09/thumb_files/630_360_1663863368-624.jpg" text:style-name="Internet_20_link" text:visited-style-name="Visited_20_Internet_20_Link">
630_360_16638...</text:a>
']</text:p>
      <text:p text:style-name="P4">
标签: ['Генштаб', 'ЗСУ', 'Війна з Росією']</text:p>
      <text:p text:style-name="P4">
类型: Article</text:p>
      <!--METADATA-->
      <text:p text:style-name="P4">
<draw:frame draw:style-name="fr1" draw:name="Image62" text:anchor-type="as-char" svg:width="6.9236in" svg:height="3.956343in" draw:z-index="0">
<draw:image xlink:href="../Images/yкринформ/2023-06-25T08-35-48-03-00/630_360_1663863368-624.jpg" xlink:type="simple" xlink:show="embed" xlink:actuate="onLoad" draw:mime-type="image/jpeg"/>
</draw:frame>
从2022年2月24日到2023年6月25日，在过去的一天中，224千万俄罗斯入侵者和另外720人。</text:p>
      <text:p text:style-name="P4">
乌克林福姆(Ukrinform(http://www.facebook.com/GeneralStaff.ua/posts/pfbid02UkPEN5hMAe9bupC1CydWkpnFGamuqNpYJBNjVSLqdvwjH6zWZh8UQpq4XzaB5m85l).</text:p>
      <text:p text:style-name="P4">
也摧毁了4030个敌方坦克(+6)，战斗装甲车-7806(+2)，炮兵系统-4034(+19)，RSWW -624(+5)，防空设施-385(+2)， <text:a xlink:type="simple" xlink:href="https://www.ukrinform.ua/tag-litak" text:style-name="Internet_20_link" text:visited-style-name="Visited_20_Internet_20_Link">
飞机</text:a>
\  -  314(+0)，直升机-308(+0)，无人机操作 - 二级级别-3472(+12)，有翼的导弹-1259(+41)，船/船-18(+0)，汽车设备和坦克-6735(+4)，特殊设备-552(+4).</text:p>
      <text:p text:style-name="P4">
Дані уточнюються.</text:p>
      <text:p text:style-name="P4">
<text:span text:style-name="T4">
Читайте також:</text:span>
 <text:a xlink:type="simple" xlink:href="https://www.ukrinform.ua/rubric-crimea/3726181-rozvidka-pro-poskodzenna-congarskogo-mostu-robota-trivae-dali-bude.html" text:style-name="Internet_20_link" text:visited-style-name="Visited_20_Internet_20_Link">
 <text:span text:style-name="T4">
Розвідка</text:span>
 про пошкодження Чонгарського мосту: Роботатриває, далі буде </text:a>
正如乌克林福姆报道的，最后一天<text:a xlink:type="simple" xlink:href="https://www.ukrinform.ua/rubric-ato/3727391-aviacia-zsu-zavdala-18-udariv-po-poziciah-voroga-znisenij-zrk-rosian.html" text:style-name="Internet_20_link" text:visited-style-name="Visited_20_Internet_20_Link">
国防军的航空造成了18次跳动</text:a>
在敌人人员集中的地区，摧毁了防空导弹综合体。 武装部队还击倒了六架勘探无人机。</text:p>
      <text:p text:style-name="P4">
News Source: <text:a xlink:type="simple" xlink:href="https://www.ukrinform.ua/rubric-ato/3727399-sili-oboroni-likviduvali-vze-224-630-rosian.html" text:style-name="Internet_20_link" text:visited-style-name="Visited_20_Internet_20_Link">
https://www.ukrinform.ua/rubric-ato/3727399-sili-oboroni-likviduvali-vze-224-630-rosian.html</text:a>
</text:p>
      <!--NEWS-->
      <text:h text:style-name="P10" text:outline-level="1">
<text:span text:style-name="T4">
俄罗斯人最后一天杀死了顿涅茨克地区的一名居民</text:span>
</text:h>
      <text:p text:style-name="P4">
作者: Ukrinform (Person)</text:p>
      <text:p text:style-name="P4">
出版商: Укринформ (Organization)</text:p>
      <text:p text:style-name="P4">
出版时间: 2023-06-25T08:45:49+03:00</text:p>
      <text:p text:style-name="P4">
修改时间: 2023-06-25T08:45:49+03:00</text:p>
      <text:p text:style-name="P4">
描述: 6月24日，俄罗斯联邦的军队杀死了一名顿涅茨克地区的居民。  - 乌克林。</text:p>
      <text:p text:style-name="P4">
图片: ['<text:a xlink:type="simple" xlink:href="https://static.ukrinform.com/photos/2022_11/thumb_files/630_360_1668525985-809.jpg" text:style-name="Internet_20_link" text:visited-style-name="Visited_20_Internet_20_Link">
630_360_16685...</text:a>
']</text:p>
      <text:p text:style-name="P4">
标签: ['Донеччина', 'Обстріл', 'Війна з Росією']</text:p>
      <text:p text:style-name="P4">
类型: Article</text:p>
      <!--METADATA-->
      <text:p text:style-name="P4">
<draw:frame draw:style-name="fr1" draw:name="Image64" text:anchor-type="as-char" svg:width="6.9236in" svg:height="3.956343in" draw:z-index="0">
<draw:image xlink:href="../Images/yкринформ/2023-06-25T08-45-49-03-00/630_360_1668525985-809.jpg" xlink:type="simple" xlink:show="embed" xlink:actuate="onLoad" draw:mime-type="image/jpeg"/>
</draw:frame>
过去一天，陆军联合会6月24日杀死了顿涅茨克地区的一名居民。</text:p>
      <text:p text:style-name="P4">
根据乌克林福姆(Ukrinform(https://t.me/pavlokyrylenko_donoda/8474) .</text:p>
      <text:p text:style-name="P4">
“ 6月24日，俄罗斯人在煤炭中杀死了1名顿涅茨克地区的居民。 2人每天还受伤。”他说。</text:p>
      <text:p text:style-name="P4">
基里伦科还指出，不可能设置沃诺瓦基和沃诺瓦基受害者的确切数量。</text:p>
      <text:p text:style-name="P4">
<text:span text:style-name="T4">
另请阅读：</text:span>
 <text:a xlink:type="simple" xlink:href="https://www.ukrinform.ua/rubric-regions/3727398-armia-rf-59-raziv-obstrilala-hersonsinu-dvoe-poranenih.html" text:style-name="Internet_20_link" text:visited-style-name="Visited_20_Internet_20_Link">
俄罗斯联邦军队59次向<text:span text:style-name="T4">
 kherson射击</text:span>
狗屎，两个人</text:a>
正如乌克林福姆报道的<text:a xlink:type="simple" xlink:href="https://www.ukrinform.ua/tag-doneccina" text:style-name="Internet_20_link" text:visited-style-name="Visited_20_Internet_20_Link">
顿涅茨克地区</text:a>
它一直在俄罗斯军队，每日tranbs和伤害平民并破坏基础设施对象 - 区域的炮击下。</text:p>
      <text:p text:style-name="P4">
<text:span text:style-name="T5">
照片说明性</text:span>
</text:p>
      <text:p text:style-name="P4">
News Source: <text:a xlink:type="simple" xlink:href="https://www.ukrinform.ua/rubric-regions/3727401-rosiani-minuloi-dobi-vbili-odnogo-zitela-doneccini.html" text:style-name="Internet_20_link" text:visited-style-name="Visited_20_Internet_20_Link">
https://www.ukrinform.ua/rubric-regions/3727401-rosiani-minuloi-dobi-vbili-odnogo-zitela-doneccini.html</text:a>
</text:p>
      <!--NEWS-->
      <text:h text:style-name="P10" text:outline-level="1">
<text:span text:style-name="T4">
到了晚上，敌人袭击了Zaporozhye的郊区</text:span>
</text:h>
      <text:p text:style-name="P4">
作者: Ukrinform (Person)</text:p>
      <text:p text:style-name="P4">
出版商: Укринформ (Organization)</text:p>
      <text:p text:style-name="P4">
出版时间: 2023-06-25T08:54:40+03:00</text:p>
      <text:p text:style-name="P4">
修改时间: 2023-06-25T08:54:40+03:00</text:p>
      <text:p text:style-name="P4">
描述: 到了晚上，敌人袭击了Zaporozhye的郊区。  - 乌克林。</text:p>
      <text:p text:style-name="P4">
图片: ['<text:a xlink:type="simple" xlink:href="https://static.ukrinform.com/photos/2023_06/thumb_files/630_360_1687672362-358.jpg" text:style-name="Internet_20_link" text:visited-style-name="Visited_20_Internet_20_Link">
630_360_16876...</text:a>
']</text:p>
      <text:p text:style-name="P4">
标签: ['Обстріл', 'Запоріжжя', 'Війна з Росією']</text:p>
      <text:p text:style-name="P4">
类型: Article</text:p>
      <!--METADATA-->
      <text:p text:style-name="P4">
<draw:frame draw:style-name="fr1" draw:name="Image66" text:anchor-type="as-char" svg:width="6.9236in" svg:height="3.956343in" draw:z-index="0">
<draw:image xlink:href="../Images/yкринформ/2023-06-25T08-54-40-03-00/630_360_1687672362-358.jpg" xlink:type="simple" xlink:show="embed" xlink:actuate="onLoad" draw:mime-type="image/jpeg"/>
</draw:frame>
到了晚上，Zaporozhye的郊区袭击了。</text:p>
      <text:p text:style-name="P4">
关于<text:a xlink:type="simple" xlink:href="http://zoda_gov_ua" text:style-name="Internet_20_link" text:visited-style-name="Visited_20_Internet_20_Link">
电报</text:a>
乌克林福姆报道说，Zaporizhhzhya Ovayuri Malashko的负责人报道。</text:p>
      <text:p text:style-name="P4">
他写道：“晚上，敌人袭击了该地区中心的郊区。击中发生在领土上，包括当地的一家企业。幸运的是，人们没有受到影响。</text:p>
      <text:p text:style-name="P4">
V.O. 市长<text:a xlink:type="simple" xlink:href="https://www.ukrinform.ua/tag-zaporizza" text:style-name="Internet_20_link" text:visited-style-name="Visited_20_Internet_20_Link">
Zaporozhye</text:a>
Anatoly Kurtev <text:a xlink:type="simple" xlink:href="http://t.me/kurtievofficial/11785" text:style-name="Internet_20_link" text:visited-style-name="Visited_20_Internet_20_Link">
添加</text:a>
该成员的状态在Zaporozhye中是稳定的。</text:p>
      <text:p text:style-name="P4">
他说：“人们和住宅没有受伤。所有市政系统都是正常的。城市服务处于完整的时间模式。”</text:p>
      <text:p text:style-name="P4">
白天，敌人总共在23个居住的捐赠领土上进行了71次炮击：来自无人机的Olgiv和Plavni，来自RSSU Temirovka和Levadne，在Orykhov，Guliaypol，Railway，Novodarivtsi，Novodarivtsi，Fif -Hairepseed the Rssu Temirovka和Levadne袭击了65个Artudari村庄。</text:p>
      <text:p text:style-name="P4">
15座住宅建筑被摧毁。</text:p>
      <text:p text:style-name="P4">
<text:span text:style-name="T4">
另请阅读：</text:span>
 <text:a xlink:type="simple" xlink:href="https://www.ukrinform.ua/rubric-regions/3725873-policia-pokazala-naslidki-masovanogo-raketnogo-udaru-po-zaporizzu.html" text:style-name="Internet_20_link" text:visited-style-name="Visited_20_Internet_20_Link">
警方展示了<text:span text:style-name="T4">
 Zaporizhzhia的大量火箭中风的后果</text:span>
</text:a>
在敌对打击期间，两名现年85岁的平民居民和一名77岁的Novodanylivka居民受伤。</text:p>
      <text:p text:style-name="P4">
正如乌克林福姆(Ukrinform)报道的，在过去的一天，俄罗斯军队在6月24日对霍森地区进行了59次炮击。</text:p>
      <text:p text:style-name="P4">
News Source: <text:a xlink:type="simple" xlink:href="https://www.ukrinform.ua/rubric-regions/3727405-unoci-vorog-atakuvav-peredmista-zaporizza.html" text:style-name="Internet_20_link" text:visited-style-name="Visited_20_Internet_20_Link">
https://www.ukrinform.ua/rubric-regions/3727405-unoci-vorog-atakuvav-peredmista-zaporizza.html</text:a>
</text:p>
      <!--NEWS-->
      <text:h text:style-name="P10" text:outline-level="1">
<text:span text:style-name="T4">
警察斯坦尼斯拉夫·迪亚兴的记忆</text:span>
</text:h>
      <text:p text:style-name="P4">
作者: Ukrinform (Person)</text:p>
      <text:p text:style-name="P4">
出版商: Укринформ (Organization)</text:p>
      <text:p text:style-name="P4">
出版时间: 2023-06-25T09:00:00+03:00</text:p>
      <text:p text:style-name="P4">
修改时间: 2023-06-25T09:00:00+03:00</text:p>
      <text:p text:style-name="P4">
描述: 自2014年以来，该男子参加了卢汉斯克和顿涅茨克地区的敌对行动</text:p>
      <ul>
        <li>
I的，。: </li>
      </ul>
      <text:p text:style-name="P4">
图片: ['<text:a xlink:type="simple" xlink:href="https://static.ukrinform.com/photos/2023_06/thumb_files/630_360_1687616744-235.jpg" text:style-name="Internet_20_link" text:visited-style-name="Visited_20_Internet_20_Link">
630_360_16876...</text:a>
']</text:p>
      <text:p text:style-name="P4">
标签: ["Пам'ять", 'Поліція', 'Війна з Росією', '#stoprussia']</text:p>
      <text:p text:style-name="P4">
类型: Article</text:p>
      <!--METADATA-->
      <text:p text:style-name="P4">
<draw:frame draw:style-name="fr1" draw:name="Image67" text:anchor-type="as-char" svg:width="6.9236in" svg:height="3.956343in" draw:z-index="0">
<draw:image xlink:href="../Images/yкринформ/2023-06-25T09-00-00-03-00/630_360_1687616744-235.jpg" xlink:type="simple" xlink:show="embed" xlink:actuate="onLoad" draw:mime-type="image/jpeg"/>
</draw:frame>
自2014年以来</text:p>
      <text:p text:style-name="P4">
Cherkasy特种部队Stanislav Dyachenko于2022年5月22日去世，在Zaporozhye进行了战斗任务。 他37岁。</text:p>
      <text:p text:style-name="P4">
<text:span text:style-name="T5">
vido：<text:a xlink:type="simple" xlink:href="https://www.youtube.com/watch" text:style-name="Internet_20_link" text:visited-style-name="Visited_20_Internet_20_Link">
乌克兰国家警察</text:a>
</text:span>
</text:p>
      <text:p text:style-name="P4">
Stanislav于1985年4月6日出生于Kamianka。 他有点军事，梦想成为一名军官。 从Kamyansk综合学校毕业后，该男孩加入了尼古拉夫汽车学院，并于2005年毕业。</text:p>
      <text:p text:style-name="P4">
然后，在武装部队的武装部队中，在防空导弹Belotserkovsky团中进行了服务。 随后，斯坦尼斯拉夫(Stanislav)从事执法机构工作。 他身体上很尴尬，非常喜欢运动，并参加了许多举重。</text:p>
      <text:p text:style-name="P4">
同时，警察改善并不断提高他的职业水平。 他在2014年的“公路运输”方向上，在乌克兰切线专业内部事务部内部部队接受了高等教育。</text:p>
      <text:p text:style-name="P4">
斯坦尼斯拉夫(Stanislav)试图成为特种部队，经过复杂的阶段后，开始在乌赫卡斯克(Uherkassk)地区晒太阳的警察特殊目的开始服役。 在这里，该男子证明自己是一个最佳成绩的专业人士。</text:p>
      <text:p text:style-name="P4">
自2014年以来，一名警察参加了卢汉斯克(Luhansk)和顿涅茨克(Donetsk)地区领土的反恐怖主义行动 - 总体上五次正在敌对旅行。 在2018年，斯坦尼斯拉夫(Stanislav)在克服了所有严格的选择阶段之后，获得了乌克兰乌克兰内政部的证书，并自豪地开始佩戴雪佛龙山脉。</text:p>
      <text:p text:style-name="P4">
随后，警察中尉进入了特殊目的的“野生动物园”的合并团，并在Zaporozhye地区执行了任务。 他参与了基辅和哈尔基夫地区的俄罗斯人。</text:p>
      <text:p text:style-name="P4">
但是5月22日在扎波罗兹利(Zaporozhye)的俄罗斯炮击中断了他的服务。</text:p>
      <text:p text:style-name="P4">
告别与斯坦尼斯拉夫·迪卡科(Stanislav Dyachenko)发生在2022年5月26日在Cherkasy的荣耀涌入。</text:p>
      <text:p text:style-name="P4">
一般而言，一名致力于执法机构16年生命的警察。 2021年，斯坦尼斯拉夫(Stanislav)被授予国家警察荣誉 - 认真服务15年。同事说，执法人员负责，有目的，善良，真诚，开放和可靠的人，他总是每次都必须与之谈论。 他的朋友和同事Yaroslav认识了一名警察已有10多年的历史，他说他是一个没有戴口罩的人：谁在家，他在工作。</text:p>
      <text:p text:style-name="P4">
“斯坦尼斯拉夫(Stanislav)是一个坚信他的话语的人，一个人总是告诉你如何正确地做并在少数人身边支持……他是一个人，如果承诺，他是一个人。 我要去的人。 他是最好的。”雅罗斯拉夫说。</text:p>
      <text:p text:style-name="P4">
朋友们将他视为大写字母，由一个有意的男人平衡。 执法人员亚历山大说：“他就像我的兄弟一样。”</text:p>
      <text:p text:style-name="P4">
没有最亲密的人，Lyudmila Albertivna，Viktorpetrovich神父和妻子Yulia仍然留下来。</text:p>
      <text:p text:style-name="P4">
斯坦尼斯拉夫(Stanislav)熟悉Yulia Stanislav。 多年后，他们见面，从未决定离婚，因此在2020年，他们破坏了。 在这一年中，他们有一个儿子蒂莫西。</text:p>
      <text:p text:style-name="P4">
在幸福的婚姻中，他们抚养了女儿索非亚。 斯坦尼斯拉夫(Stanislav)一直在寻求他在家里拥有一切的美好事物。</text:p>
      <text:p text:style-name="P4">
根据死者的妻子的说法，她的丈夫的性格如此强烈，以至于他为自己设定了自己的东西，那么就不会拒绝。 “在敌人的全面入侵开始时，斯坦尼斯拉夫不思考，捍卫乌克兰。 简而言之，他握紧了拳头，他说他应该承受并保护它。”朱莉娅说。</text:p>
      <text:p text:style-name="P4">
据维多利亚家人的朋友说，这个人是一个好家庭男人，并为孩子和朱莉娅而生活。</text:p>
      <text:p text:style-name="P4">
死者警察的母亲说，儿子总是帮助她的父母。 “他拥有了：首先在家帮助然后散步。 他可以将锤子握在手中，吃饭，干净和支撑。”卢德米拉女士回忆道。</text:p>
      <text:p text:style-name="P4">
<text:a xlink:type="simple" xlink:href="https://www.president.gov.ua/documents/8912022-45465" text:style-name="Internet_20_link" text:visited-style-name="Visited_20_Internet_20_Link">
总统弗拉基米尔·泽伦斯基(Vladimir Zelensky)的法令№891/2022</text:a>
从12月27日起，Stanislav Dyachenko被死后授予勇气。 该奖项于2023年1月13日在Cherkasy地区军事管理部门颁发给了死者后卫的妻子和父母。</text:p>
      <text:p text:style-name="P4">
希望纪念自己心爱的纪念他的尤利娅·迪亚克科(Yulia Dyachenko)，以纪念她的男人的身份在沃尔科夫街(Volkov Street)重命名的请愿书向Cherkasy City Council讲话。 9月29日，去年在市议会中<text:a xlink:type="simple" xlink:href="http://rada.ck.ua/petitions/web/1834" text:style-name="Internet_20_link" text:visited-style-name="Visited_20_Internet_20_Link">
做出决定</text:a>
关于这个问题的问题，执行委员会的副业委员会。</text:p>
      <text:p text:style-name="P4">
“我的儿子……我的爱，喜悦，骄傲，希望。 每天，我都会为我的眼泪哭泣。 我感谢上帝有一个美丽的儿子，”卢德米拉女士说。</text:p>
      <text:p text:style-name="P4">
永恒的记忆英雄!</text:p>
      <text:p text:style-name="P4">
_ Cherkasy地区的家庭档案馆和警察的照片_</text:p>
      <text:p text:style-name="P4">
News Source: <text:a xlink:type="simple" xlink:href="https://www.ukrinform.ua/rubric-ato/3726134-pamati-policejskogo-stanislava-dacenka.html" text:style-name="Internet_20_link" text:visited-style-name="Visited_20_Internet_20_Link">
https://www.ukrinform.ua/rubric-ato/3726134-pamati-policejskogo-stanislava-dacenka.html</text:a>
</text:p>
      <!--NEWS-->
      <text:h text:style-name="P10" text:outline-level="1">
<text:span text:style-name="T4">
过去几天，俄罗斯人解雇了哈尔基夫地区的三个地区</text:span>
</text:h>
      <text:p text:style-name="P4">
作者: Ukrinform (Person)</text:p>
      <text:p text:style-name="P4">
出版商: Укринформ (Organization)</text:p>
      <text:p text:style-name="P4">
出版时间: 2023-06-25T09:01:00+03:00</text:p>
      <text:p text:style-name="P4">
修改时间: 2023-06-25T09:01:00+03:00</text:p>
      <text:p text:style-name="P4">
描述: 最后一天的俄罗斯军队于6月24日在哈尔基夫地区的哈尔基夫，库皮斯克和Chuguev地区的前线和边界定居点开火。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Харківщина', 'Війна з Росією']</text:p>
      <text:p text:style-name="P4">
类型: Article</text:p>
      <!--METADATA-->
      <text:p text:style-name="P4">
<draw:frame draw:style-name="fr1" draw:name="Image75" text:anchor-type="as-char" svg:width="6.9236in" svg:height="3.956343in" draw:z-index="0">
<draw:image xlink:href="../Images/yкринформ/2023-06-25T09-01-00-03-00/630_360_1487747482-1856.jpg" xlink:type="simple" xlink:show="embed" xlink:actuate="onLoad" draw:mime-type="image/jpeg"/>
</draw:frame>
俄罗斯的最后一天，6月24日，哈尔基夫地区的哈尔基夫，库皮扬斯克和丘格夫地区开除了前线和边缘点。</text:p>
      <text:p text:style-name="P4">
根据乌克林福姆(Ukrinform(https://t.me/synegubov/6500)。</text:p>
      <text:p text:style-name="P4">
特别是，在俄罗斯入侵者的火下，是红星，兽医，科萨恰拉·洛潘(Kozacha Lopan)，奥吉特斯夫(Ogirtseve)，盖蒂斯(Gatyshche)，红色首先，两年 -   - 戈德(Masyutivka)，基斯利夫卡(Kislivka)，布雷斯特(Brest)，布雷斯特(Brest)和其他定居点。</text:p>
      <text:p text:style-name="P4">
在库平地区的克鲁格利亚夫卡(Kruglyakivka)村，一个49岁的平民受伤。</text:p>
      <text:p text:style-name="P4">
“在南部(哈尔基夫)市(https://www.ukrinform.ua/tag-harkivsina)7岁的男孩找到了一个弹药筒，并用帖子打了他。 爆炸的结果是，男孩受伤并被住院。” Sinegubov说。</text:p>
      <text:p text:style-name="P4">
他还指出，魔鬼继续进行。 在烟火的那天，111个爆炸物损害了SES。</text:p>
      <text:p text:style-name="P4">
<text:span text:style-name="T4">
另请阅读：</text:span>
 <text:a xlink:type="simple" xlink:href="https://www.ukrinform.ua/rubric-regions/3727398-armia-rf-59-raziv-obstrilala-hersonsinu-dvoe-poranenih.html" text:style-name="Internet_20_link" text:visited-style-name="Visited_20_Internet_20_Link">
俄罗斯联邦军队59次<text:span text:style-name="T4">
炮击</text:span>
 Yala Kherson地区，两个加热</text:a>
“在碰撞线上，敌人试图朝贝雷斯托夫的方向采取进攻行动。 他失败并因损失而离开。” Synugubov说。</text:p>
      <text:p text:style-name="P4">
根据乌克林福姆的说法，哈尔基夫地区在俄罗斯军队的火上，敌人每天杀害并伤害平民，并摧毁该地区的基础设施对象。</text:p>
      <text:p text:style-name="P4">
News Source: <text:a xlink:type="simple" xlink:href="https://www.ukrinform.ua/rubric-regions/3727407-rosiani-za-minulu-dobu-obstrilali-tri-rajoni-harkivsini.html" text:style-name="Internet_20_link" text:visited-style-name="Visited_20_Internet_20_Link">
https://www.ukrinform.ua/rubric-regions/3727407-rosiani-za-minulu-dobu-obstrilali-tri-rajoni-harkivsini.html</text:a>
</text:p>
      <!--NEWS-->
      <text:h text:style-name="P10" text:outline-level="1">
<text:span text:style-name="T4">
瓦格纳起义将对莫斯科造成重大损害-ISW</text:span>
</text:h>
      <text:p text:style-name="P4">
作者: Ukrinform (Person)</text:p>
      <text:p text:style-name="P4">
出版商: Укринформ (Organization)</text:p>
      <text:p text:style-name="P4">
出版时间: 2023-06-25T09:12:00+03:00</text:p>
      <text:p text:style-name="P4">
修改时间: 2023-06-25T09:12:00+03:00</text:p>
      <text:p text:style-name="P4">
描述: 瓦格纳·佩克（Wagner Pec）的创始人的武装起义“耶夫根·普里戈金（Yevgeny Prigogin）及其在莫斯科的竞选活动表明了克里姆林宫的弱点，最有可能对侵略国对乌克兰战争的努力造成重大损害。  - 乌克林。</text:p>
      <text:p text:style-name="P4">
图片: ['<text:a xlink:type="simple" xlink:href="https://static.ukrinform.com/photos/2023_06/thumb_files/630_360_1687597042-988.jpg" text:style-name="Internet_20_link" text:visited-style-name="Visited_20_Internet_20_Link">
630_360_16875...</text:a>
']</text:p>
      <text:p text:style-name="P4">
标签: ['Путін', 'Росія', 'Російські військові', 'ПВК "Вагнера"', 'Пригожин', 'Інститут вивчення війни']</text:p>
      <text:p text:style-name="P4">
类型: Article</text:p>
      <!--METADATA-->
      <text:p text:style-name="P4">
<draw:frame draw:style-name="fr1" draw:name="Image76" text:anchor-type="as-char" svg:width="6.9236in" svg:height="3.956343in" draw:z-index="0">
<draw:image xlink:href="../Images/yкринформ/2023-06-25T09-12-00-03-00/630_360_1687597042-988.jpg" xlink:type="simple" xlink:show="embed" xlink:actuate="onLoad" draw:mime-type="image/jpeg"/>
</draw:frame>
瓦格纳·佩克·耶夫根尼·普里戈宁(Wagner Pec Yevgeny Prigogine)的创始人的武装逆转及其在莫斯科的竞选活动表明了克里姆林宫的弱点，最有可能对乌克兰侵略者在对乌克兰战争中的努力造成重大破坏。</text:p>
      <text:p text:style-name="P4">
正如Ukrinform报道的那样，报告中有报道<text:a xlink:type="simple" xlink:href="https://www.understandingwar.org/backgrounder/russian-offensive-campaign-assessment-june-24-2023" text:style-name="Internet_20_link" text:visited-style-name="Visited_20_Internet_20_Link">
</text:a>
<text:a xlink:type="simple" xlink:href="https://www.understandingwar.org/backgrounder/russian-offensive-campaign-assessment-june-24-2023" text:style-name="Internet_20_link" text:visited-style-name="Visited_20_Internet_20_Link">
isw</text:a>
“普里戈宁的起义表明，俄罗斯军队缺乏许多后方地区的储备，几乎可以肯定会使乌克兰的道德兄弟军队恶化，因为乌克兰部队可以利用它来争辩企图打破俄罗斯的辩护，”声明说。” 。</text:p>
      <text:p text:style-name="P4">
现在，克里姆林宫面临着深度不稳定的平衡。 卢卡申科达成的该协议是短期的，不是长期的决定，该概念的起义表明克里姆林宫和俄罗斯国防部的严重弱点。</text:p>
      <text:p text:style-name="P4">
<text:span text:style-name="T4">
另请阅读：</text:span>
 <text:a xlink:type="simple" xlink:href="https://www.ukrinform.ua/rubric-world/3727387-zahidni-rozvidki-ne-zmogli-peredbaciti-masstab-zakolotu-prigozina-cnn.html" text:style-name="Internet_20_link" text:visited-style-name="Visited_20_Internet_20_Link">
西方情报无法预测叛乱的规模-CNN</text:a>
声明说：“普里戈金的起义，克里姆林宫的反应和卢卡申科的调解的假设是荒谬的。”</text:p>
      <text:p text:style-name="P4">
战争研究所的注意力引起了人们的注意，即起义揭示了俄罗斯执法机构的弱点，并证明了普京无法及时利用自己的力量来反映内在威胁，甚至更加压制了他的权力垄断。</text:p>
      <text:p text:style-name="P4">
该报告指出，“瓦格纳”的行动显示出俄罗斯军事储备的退化，这些储备几乎完全被乌克兰的战斗所占据，并依靠缺乏经验的应征者来保护俄罗斯联邦的边界。</text:p>
      <text:p text:style-name="P4">
值得注意的是，分析师不能预测克里姆林宫的迅速崩溃，但是俄罗斯联邦的叛乱和事件可能会对莫斯科对乌克兰战争的军事房屋造成重大损害。</text:p>
      <text:p text:style-name="P4">
<text:span text:style-name="T4">
另请阅读：</text:span>
 <text:a xlink:type="simple" xlink:href="https://www.ukrinform.ua/rubric-polytics/3727369-prigozin-pokazav-kremlu-so-monopolii-na-nasilstvo-bilse-nemae-podolak.html" text:style-name="Internet_20_link" text:visited-style-name="Visited_20_Internet_20_Link">
<text:span text:style-name="T4">
 prigogine </text:span>
向克里姆林宫展示了关于暴力的垄断 -  podolyak</text:a>
</text:p>
      <text:p text:style-name="P4">
6月24日，与俄罗斯联邦普京总统同意的Oleksandr Lukashenko采访了Prigogin。 根据谈判的结果，头部<text:a xlink:type="simple" xlink:href="https://www.ukrinform.ua/tag-pvk-vagnera" text:style-name="Internet_20_link" text:visited-style-name="Visited_20_Internet_20_Link">
PVC“ Wagner”</text:a>
他说，他将把战士变成野外营地。</text:p>
      <text:p text:style-name="P4">
News Source: <text:a xlink:type="simple" xlink:href="https://www.ukrinform.ua/rubric-world/3727409-povstanna-vagnera-zavdast-suttevoi-skodi-moskvi-isw.html" text:style-name="Internet_20_link" text:visited-style-name="Visited_20_Internet_20_Link">
https://www.ukrinform.ua/rubric-world/3727409-povstanna-vagnera-zavdast-suttevoi-skodi-moskvi-isw.html</text:a>
</text:p>
      <!--NEWS-->
      <text:h text:style-name="P10" text:outline-level="1">
<text:span text:style-name="T4">
敌人对乌克兰S-300-ignati申请</text:span>
</text:h>
      <text:p text:style-name="P4">
作者: Ukrinform (Person)</text:p>
      <text:p text:style-name="P4">
出版商: Укринформ (Organization)</text:p>
      <text:p text:style-name="P4">
出版时间: 2023-06-25T09:13:38+03:00</text:p>
      <text:p text:style-name="P4">
修改时间: 2023-06-25T09:13:38+03:00</text:p>
      <text:p text:style-name="P4">
描述: 与以前的乌克兰相比，乌克兰的这个晚上相对平静。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Ракета', 'Війна з Росією', 'Єдині новини', 'Юрій Ігнат', 'Повітряна атака']</text:p>
      <text:p text:style-name="P4">
类型: Article</text:p>
      <!--METADATA-->
      <text:p text:style-name="P4">
<draw:frame draw:style-name="fr1" draw:name="Image77" text:anchor-type="as-char" svg:width="6.9236in" svg:height="3.956343in" draw:z-index="0">
<draw:image xlink:href="../Images/yкринформ/2023-06-25T09-13-38-03-00/630_360_1681053650-211.jpg" xlink:type="simple" xlink:show="embed" xlink:actuate="onLoad" draw:mime-type="image/jpeg"/>
</draw:frame>
与以前的乌克兰相比，乌克兰的这个晚上相对平静。</text:p>
      <text:p text:style-name="P4">
乌克林福姆报道，这是武装部队空军的发言人尤里·伊格纳特(Yuri Ignat)在《埃蒂兹哈尔西亚(Ethizharcial)telernorphone的“统一新闻”中说。</text:p>
      <text:p text:style-name="P4">
“一个相对平静的一天，敌人使用了不同类型的武器。 显然，最后一天我们看到了火箭是什么 - 从不同的方向到我们国家的五十多个。 这次仅使用C -300，Zaporizhhya地区。” Ignat说。</text:p>
      <text:p text:style-name="P4">
他补充说：“ C -300是弹道，我们知道启动后的反应应该很快，因为它不长。”</text:p>
      <text:p text:style-name="P4">
伊格纳蒂强调，这种导弹构成了严重的威胁。</text:p>
      <text:p text:style-name="P4">
<text:span text:style-name="T4">
另请阅读：</text:span>
 <text:a xlink:type="simple" xlink:href="https://www.ukrinform.ua/rubric-ato/3726630-taktika-voroga-pid-cas-raketnih-atak-ne-zminuetsa-ignat.html" text:style-name="Internet_20_link" text:visited-style-name="Visited_20_Internet_20_Link">
火箭袭击期间的敌人战术不会改变 -  <text:span text:style-name="T4">
 Ignati </text:span>
</text:a>
据报道，晚上，敌人袭击了郊区<text:a xlink:type="simple" xlink:href="https://www.ukrinform.ua/tag-zaporizza" text:style-name="Internet_20_link" text:visited-style-name="Visited_20_Internet_20_Link">
Zaporozhye</text:a>
 .</text:p>
      <text:p text:style-name="P4">
News Source: <text:a xlink:type="simple" xlink:href="https://www.ukrinform.ua/rubric-ato/3727410-ciei-noci-vorog-zastosuvav-proti-ukraini-raketi-s300-ignat.html" text:style-name="Internet_20_link" text:visited-style-name="Visited_20_Internet_20_Link">
https://www.ukrinform.ua/rubric-ato/3727410-ciei-noci-vorog-zastosuvav-proti-ukraini-raketi-s300-ignat.html</text:a>
</text:p>
      <!--NEWS-->
      <text:h text:style-name="P10" text:outline-level="1">
<text:span text:style-name="T4">
在希腊，有议会选举</text:span>
</text:h>
      <text:p text:style-name="P4">
作者: Ukrinform (Person)</text:p>
      <text:p text:style-name="P4">
出版商: Укринформ (Organization)</text:p>
      <text:p text:style-name="P4">
出版时间: 2023-06-25T09:32:00+03:00</text:p>
      <text:p text:style-name="P4">
修改时间: 2023-06-25T09:32:00+03:00</text:p>
      <text:p text:style-name="P4">
描述: 6月25日，在希腊，在一个多月以上，第二次举行了议会选举。  - 乌克林。</text:p>
      <text:p text:style-name="P4">
图片: ['<text:a xlink:type="simple" xlink:href="https://static.ukrinform.com/photos/2023_06/thumb_files/630_360_1687674600-252.jpg" text:style-name="Internet_20_link" text:visited-style-name="Visited_20_Internet_20_Link">
630_360_16876...</text:a>
']</text:p>
      <text:p text:style-name="P4">
标签: ['Греція', 'Парламент', 'Вибори', 'Партія']</text:p>
      <text:p text:style-name="P4">
类型: Article</text:p>
      <!--METADATA-->
      <text:p text:style-name="P4">
<draw:frame draw:style-name="fr1" draw:name="Image78" text:anchor-type="as-char" svg:width="6.9236in" svg:height="3.956343in" draw:z-index="0">
<draw:image xlink:href="../Images/yкринформ/2023-06-25T09-32-00-03-00/630_360_1687674600-252.jpg" xlink:type="simple" xlink:show="embed" xlink:actuate="onLoad" draw:mime-type="image/jpeg"/>
</draw:frame>
6月25日，在希腊，第二次举行了议会选举。</text:p>
      <text:p text:style-name="P4">
正如Ukrinform报道的那样，它报告了<text:a xlink:type="simple" xlink:href="https://www.france24.com/en/live-news/20230625-greece-votes-with-conservative-premier-favourite-to-win" text:style-name="Internet_20_link" text:visited-style-name="Visited_20_Internet_20_Link">
AFP</text:a>
。</text:p>
      <text:p text:style-name="P4">
在这次选举中，基里亚科斯·斯塔基斯(Kiriakos Starakis)的党保守派领导人试图重新连接第二任期，并获得绝对的议会多数派，以组成“稳定的政府”。</text:p>
      <text:p text:style-name="P4">
新民主党于5月21日赢得了大选，在左翼左派的20％之前。</text:p>
      <text:p text:style-name="P4">
但是，“新民主”并没有在没有联盟形成的情况下获得管理层必要的绝对多数，这导致了新的投票。</text:p>
      <text:p text:style-name="P4">
<text:span text:style-name="T4">
另请阅读：</text:span>
 <text:a xlink:type="simple" xlink:href="https://www.ukrinform.ua/rubric-world/3727032-partia-tuska-u-polsi-nazdoganae-politsilu-kacinskogo-za-dekilka-misaciv-do-viboriv.html" text:style-name="Internet_20_link" text:visited-style-name="Visited_20_Internet_20_Link">
波兰的Tusk党赶上Kaczynski政治力量参加选举</text:a>
目前的投票是根据新规定的，根据结果，获胜者在议会中获得了25-50个席位的奖金，具体取决于结果。</text:p>
      <text:p text:style-name="P4">
据报道，总统<text:a xlink:type="simple" xlink:href="https://www.ukrinform.ua/tag-grecia" text:style-name="Internet_20_link" text:visited-style-name="Visited_20_Internet_20_Link">
希腊</text:a>
凯瑟琳·萨克洛罗普拉(Catherine Sakellaropula)于5月29日<text:a xlink:type="simple" xlink:href="https://www.ukrinform.ua/rubric-world/3715725-u-grecii-rozpustili-parlament-ta-priznacila-datu-viboriv.html" text:style-name="Internet_20_link" text:visited-style-name="Visited_20_Internet_20_Link">
发布了解散法令</text:a>
新当选的议会并于6月25日正式任命选举。  照片：通过Getty Images的NURPHOTO _</text:p>
      <text:p text:style-name="P4">
News Source: <text:a xlink:type="simple" xlink:href="https://www.ukrinform.ua/rubric-world/3727415-u-grecii-prohodat-parlamentski-vibori.html" text:style-name="Internet_20_link" text:visited-style-name="Visited_20_Internet_20_Link">
https://www.ukrinform.ua/rubric-world/3727415-u-grecii-prohodat-parlamentski-vibori.html</text:a>
</text:p>
      <!--NEWS-->
      <text:h text:style-name="P10" text:outline-level="1">
<text:span text:style-name="T4">
夜间入侵者和早晨在Sumy地区开火了八次</text:span>
</text:h>
      <text:p text:style-name="P4">
作者: Ukrinform (Person)</text:p>
      <text:p text:style-name="P4">
出版商: Укринформ (Organization)</text:p>
      <text:p text:style-name="P4">
出版时间: 2023-06-25T09:34:00+03:00</text:p>
      <text:p text:style-name="P4">
修改时间: 2023-06-25T09:34:00+03:00</text:p>
      <text:p text:style-name="P4">
描述: 昨晚和早晨，俄罗斯入侵者向Sumy地区开了八次。  - 乌克林。</text:p>
      <text:p text:style-name="P4">
图片: ['<text:a xlink:type="simple" xlink:href="https://static.ukrinform.com/photos/2016_07/thumb_files/630_360_1469087094-3763.jpg" text:style-name="Internet_20_link" text:visited-style-name="Visited_20_Internet_20_Link">
630_360_14690...</text:a>
']</text:p>
      <text:p text:style-name="P4">
标签: ['Обстріл', 'Сумщина', 'Російські військові', 'Кордон', 'Війна з Росією']</text:p>
      <text:p text:style-name="P4">
类型: Article</text:p>
      <!--METADATA-->
      <text:p text:style-name="P4">
<draw:frame draw:style-name="fr1" draw:name="Image79" text:anchor-type="as-char" svg:width="6.9236in" svg:height="3.956343in" draw:z-index="0">
<draw:image xlink:href="../Images/yкринформ/2023-06-25T09-34-00-03-00/630_360_1469087094-3763.jpg" xlink:type="simple" xlink:show="embed" xlink:actuate="onLoad" draw:mime-type="image/jpeg"/>
</draw:frame>
最后但早晨，俄罗斯入侵者向Sumy地区开了八次。</text:p>
      <text:p text:style-name="P4">
这是在[电报]中报道的(https://t.me/Sumy_news_ODA/17298)Sumskaya，报道乌克林法姆。</text:p>
      <text:p text:style-name="P4">
“晚上和早晨，俄罗斯人进行了8架边境炮击。记录了34起爆炸。 埃斯曼(Essman)，维利科普斯卡(Velikopysarivska)，萨利金斯卡亚(Shalyginskaya)，沃罗兹比安斯克(Vorozhbiansk)，诺维斯洛比达(Novoslobida)社区遭受了炮击。”</text:p>
      <text:p text:style-name="P4">
值得注意的是，Velikopysariv社区向AGS解雇，导致八次爆炸。 敌人将三个地雷扔进了埃斯曼社区。</text:p>
      <text:p text:style-name="P4">
Shalygin社区是砂浆<text:a xlink:type="simple" xlink:href="https://www.ukrinform.ua/tag-obstril" text:style-name="Internet_20_link" text:visited-style-name="Visited_20_Internet_20_Link">
炮击</text:a>
 (3爆炸).</text:p>
      <text:p text:style-name="P4">
<text:span text:style-name="T4">
Читайте також:</text:span>
 <text:a xlink:type="simple" xlink:href="https://www.ukrinform.ua/rubric-regions/3727407-rosiani-za-minulu-dobu-obstrilali-tri-rajoni-harkivsini.html" text:style-name="Internet_20_link" text:visited-style-name="Visited_20_Internet_20_Link">
 Росіяни за минулу добу <text:span text:style-name="T4">
обстріл</text:span>
 яли три райониХарківщини </text:a>
Vorozhbian社区进行了炮击(5爆炸).</text:p>
      <text:p text:style-name="P4">
По Новослобідській громаді здійснено мінометний обстріл (15次爆炸).</text:p>
      <text:p text:style-name="P4">
В ОВА зазначили, що попередньо обійшлося без людських втрат та руйнуваньінфраструктури.</text:p>
      <text:p text:style-name="P4">
Як повідомлялося, протягом 24 червня <text:a xlink:type="simple" xlink:href="https://www.ukrinform.ua/rubric-ato/3727373-rosiani-za-den-vipustili-po-sumsini-ponad-200-min-i-snaradiv-e-rujnuvanna.html" text:style-name="Internet_20_link" text:visited-style-name="Visited_20_Internet_20_Link">
 росіяни вчинили 24 обстріли</text:a>
边境警卫。 总共记录了200多起爆炸。</text:p>
      <text:p text:style-name="P4">
News Source: <text:a xlink:type="simple" xlink:href="https://www.ukrinform.ua/rubric-ato/3727417-zagarbniki-vnoci-ta-zranku-visim-raziv-obstrilali-sumsinu.html" text:style-name="Internet_20_link" text:visited-style-name="Visited_20_Internet_20_Link">
https://www.ukrinform.ua/rubric-ato/3727417-zagarbniki-vnoci-ta-zranku-visim-raziv-obstrilali-sumsinu.html</text:a>
</text:p>
      <!--NEWS-->
      <text:h text:style-name="P10" text:outline-level="1">
<text:span text:style-name="T4">
Yermak讲述了哥本哈根顾问会议的结果</text:span>
</text:h>
      <text:p text:style-name="P4">
作者: Ukrinform (Person)</text:p>
      <text:p text:style-name="P4">
出版商: Укринформ (Organization)</text:p>
      <text:p text:style-name="P4">
出版时间: 2023-06-25T09:42:00+03:00</text:p>
      <text:p text:style-name="P4">
修改时间: 2023-06-25T09:42:00+03:00</text:p>
      <text:p text:style-name="P4">
描述: 哥本哈根顾问的会议清楚地表明了对乌克兰的尊重和公平的斗争，支持我国的领土完整性及其主权。  - 乌克林。</text:p>
      <text:p text:style-name="P4">
图片: ['<text:a xlink:type="simple" xlink:href="https://static.ukrinform.com/photos/2023_06/thumb_files/630_360_1687675254-737.jpg" text:style-name="Internet_20_link" text:visited-style-name="Visited_20_Internet_20_Link">
630_360_16876...</text:a>
']</text:p>
      <text:p text:style-name="P4">
标签: ['Єрмак', 'Офіс Президента', 'Копенгаген']</text:p>
      <text:p text:style-name="P4">
类型: Article</text:p>
      <!--METADATA-->
      <text:p text:style-name="P4">
<draw:frame draw:style-name="fr1" draw:name="Image80" text:anchor-type="as-char" svg:width="6.9236in" svg:height="3.956343in" draw:z-index="0">
<draw:image xlink:href="../Images/yкринформ/2023-06-25T09-42-00-03-00/630_360_1687675254-737.jpg" xlink:type="simple" xlink:show="embed" xlink:actuate="onLoad" draw:mime-type="image/jpeg"/>
</draw:frame>
哥本哈根的会议者明确表示尊重乌克兰和公平的说法，以支持我国及其消费者的领土完整性。</text:p>
      <text:p text:style-name="P4">
总统办公室主管Andriy Yermak在<text:a xlink:type="simple" xlink:href="http://t.me/ermaka2022/3022" text:style-name="Internet_20_link" text:visited-style-name="Visited_20_Internet_20_Link">
Telegram，</text:a>
传输乌克林。</text:p>
      <text:p text:style-name="P4">
他报道说，哥本哈根与型号的国家安全顾问和政治顾问咨询了关键原则，英国，丹麦，欧盟，意大利，印度，加拿大，德国，南非，沙特阿拉伯，美国，土耳其，乌克兰，乌克兰，乌克兰·塔亚邦宁。</text:p>
      <text:p text:style-name="P4">
“会议是对话的延续，该对话是在广岛，G7和全球南部的G7峰会上开始的。 乌克兰代表团由总统办公室和外交部组成，” OP负责人说。</text:p>
      <text:p text:style-name="P4">
他指出，在磋商期间，乌克兰代表团向我们的国际伙伴介绍了弗拉迪米拉泽尔斯基和平总统公式的细节。</text:p>
      <text:p text:style-name="P4">
耶尔马克强调说：“我相信这应该是乌克兰建立抵抗和和平的基础，因为这场战争正在我们的领土正在进行。”</text:p>
      <text:p text:style-name="P4">
他回忆说，该公式包括10分，并基于联合国和国际法的原则。</text:p>
      <text:p text:style-name="P4">
此外，乌克兰公式的每个方向都在联合国决议中提出。 伊尔马克(Yermak)指出，当事方重申了他们对联合国宪章的托运和国际法原则。</text:p>
      <text:p text:style-name="P4">
OP负责人还表示，国家安全顾问已经同意，咨询形式是成功的，也是继续工作和进一步阐述未来全球和平峰会问题的好平台。 他告知Pro -Speech以继续咨询的格式。</text:p>
      <text:p text:style-name="P4">
“我发声的网站可能会成为全球和平峰会的潜在地点。 我是第一个建议乌克兰成为我们最理想的选择的人。”耶尔马克说。</text:p>
      <text:p text:style-name="P4">
据他说，许多国家已经表示愿意接受TSEESAMITE，包括大会等国际平台<text:a xlink:type="simple" xlink:href="https://www.ukrinform.ua/tag-oon" text:style-name="Internet_20_link" text:visited-style-name="Visited_20_Internet_20_Link">
UN</text:a>
。</text:p>
      <text:p text:style-name="P4">
<text:span text:style-name="T4">
另请阅读：</text:span>
 <text:a xlink:type="simple" xlink:href="https://www.ukrinform.ua/rubric-ato/3726510-ermak-obgovoriv-iz-sallivanom-situaciu-na-fronti-ta-potrebi-zsu-v-ozbroenni.html" text:style-name="Internet_20_link" text:visited-style-name="Visited_20_Internet_20_Link">
<text:span text:style-name="T4">
 yermak </text:span>
与沙利文(Sullivan)讨论了武装部队武装部队前部的情况</text:a>
</text:p>
      <text:p text:style-name="P4">
他还指出了建设性的对话，并感谢大家对乌克兰的支持以及参与世界安全流程的支持。</text:p>
      <text:p text:style-name="P4">
<text:span text:style-name="T4">
另请阅读：</text:span>
 <text:a xlink:type="simple" xlink:href="https://www.ukrinform.ua/rubric-polytics/3725910-ermak-obgovoriv-pidtrimku-ukraini-z-predstavnikami-evrejskih-organizacij-j-izrailskih-zmi.html" text:style-name="Internet_20_link" text:visited-style-name="Visited_20_Internet_20_Link">
<text:span text:style-name="T4">
 yermak </text:span>
与犹太组织和以色列媒体的代表讨论了乌克兰的支持</text:a>
如[Ukrinform]报道(https://www.ukrinform.ua/rubric-polytics/3614525-formula-miru-zelenskij-nazvav-10-umov-pripinenna-vijni-v-ukraini.html)，在2022年11月，乌克兰总统在二十人小组的演讲中提出了10磅的乌克兰和平公式。</text:p>
      <text:p text:style-name="P4">
在广岛广岛的G7峰会上，Zelensky建议在7月收集了一个致力于和平公式的国际塞米特。</text:p>
      <text:p text:style-name="P4">
News Source: <text:a xlink:type="simple" xlink:href="https://www.ukrinform.ua/rubric-polytics/3727420-ermak-rozpoviv-pro-rezultati-zustrici-radnikiv-u-kopengageni.html" text:style-name="Internet_20_link" text:visited-style-name="Visited_20_Internet_20_Link">
https://www.ukrinform.ua/rubric-polytics/3727420-ermak-rozpoviv-pro-rezultati-zustrici-radnikiv-u-kopengageni.html</text:a>
</text:p>
      <!--NEWS-->
      <text:h text:style-name="P10" text:outline-level="1">
<text:span text:style-name="T4">
在普里戈金叛乱期间，美国没有记录俄罗斯的核武器</text:span>
</text:h>
      <text:p text:style-name="P4">
作者: Ukrinform (Person)</text:p>
      <text:p text:style-name="P4">
出版商: Укринформ (Organization)</text:p>
      <text:p text:style-name="P4">
出版时间: 2023-06-25T09:53:34+03:00</text:p>
      <text:p text:style-name="P4">
修改时间: 2023-06-25T09:53:34+03:00</text:p>
      <text:p text:style-name="P4">
描述: 在美国，Yevgeny Prigogine的PEC“ Wagner”领导人的“叛乱”期间，俄罗斯核力量的位置没有变化。  - 乌克林。</text:p>
      <text:p text:style-name="P4">
图片: ['<text:a xlink:type="simple" xlink:href="https://static.ukrinform.com/photos/2022_09/thumb_files/630_360_1664318176-577.png" text:style-name="Internet_20_link" text:visited-style-name="Visited_20_Internet_20_Link">
630_360_16643...</text:a>
']</text:p>
      <text:p text:style-name="P4">
标签: ['США', 'Ядерна зброя', 'Росія', 'Пригожин']</text:p>
      <text:p text:style-name="P4">
类型: Article</text:p>
      <!--METADATA-->
      <text:p text:style-name="P4">
<draw:frame draw:style-name="fr1" draw:name="Image81" text:anchor-type="as-char" svg:width="6.9236in" svg:height="3.956343in" draw:z-index="0">
<draw:image xlink:href="../Images/yкринформ/2023-06-25T09-53-34-03-00/630_360_1664318176-577.png" xlink:type="simple" xlink:show="embed" xlink:actuate="onLoad" draw:mime-type="image/png"/>
</draw:frame>
在美国，在PEC“ Wagner” Yevgeny Prigogine的“叛乱”中，俄罗斯核力量的位置变化。</text:p>
      <text:p text:style-name="P4">
根据乌克林福姆的说法，参考了国务院报告的发言人<text:a xlink:type="simple" xlink:href="https://edition.cnn.com/europe/live-news/russia-ukraine-war-news-06-24-23/h_d759d3e4fa3d68f899b67a4375e4af39" text:style-name="Internet_20_link" text:visited-style-name="Visited_20_Internet_20_Link">
CNN</text:a>
。</text:p>
      <text:p text:style-name="P4">
国务院说：“我们没有注意到俄罗斯核力量的位置发生任何变化。”</text:p>
      <text:p text:style-name="P4">
他补充说，在<text:a xlink:type="simple" xlink:href="https://www.ukrinform.ua/tag-ssa" text:style-name="Internet_20_link" text:visited-style-name="Visited_20_Internet_20_Link">
美国</text:a>
“没有理由调整我们的普通或核力量的地位。我们长期以来一直在与俄罗斯进行核问题的沟通。”</text:p>
      <text:p text:style-name="P4">
该出版物还提醒人们，本月俄罗斯总统弗拉基米特汀(Vladimirputin)表示，第一个存放在白俄罗斯的战术核武器已经到达新地方。 美国总统乔·拜登(Joe Biden)称这一步骤“绝对不违法”。</text:p>
      <text:p text:style-name="P4">
<text:span text:style-name="T4">
另请阅读：</text:span>
 <text:a xlink:type="simple" xlink:href="https://www.ukrinform.ua/rubric-world/3727034-stati-proveli-zustric-ekspertiv-adernih-derzav-z-metou-zmensenna-strategicnih-rizikiv.html" text:style-name="Internet_20_link" text:visited-style-name="Visited_20_Internet_20_Link">
国家举行核专家会议，以减少战略风险</text:a>
国务院说：“作为一个核国家，俄罗斯特别负责其核力量的规定，控制和保护，以及威胁战略稳定的措施。”</text:p>
      <text:p text:style-name="P4">
而且，由于美国继续监视俄罗斯联邦的局势，因此该国的外交存在仍然没有改变。</text:p>
      <text:p text:style-name="P4">
发言人说：“我们在莫斯科的大使馆保持开放，我们保持了与之的监管沟通，其工作政权现在保持不变。”</text:p>
      <text:p text:style-name="P4">
<text:span text:style-name="T4">
另请阅读：</text:span>
 <text:a xlink:type="simple" xlink:href="https://www.ukrinform.ua/rubric-world/3727289-kancler-avstrii-pro-podii-v-rf-aderna-zbroa-ne-povinna-potrapiti-do-cuzih-ruk.html" text:style-name="Internet_20_link" text:visited-style-name="Visited_20_Internet_20_Link">
奥地利总理关于俄罗斯联邦事件：核武器不应遭受别人的手</text:a>
据报道，瓦格纳·佩克(Wagner Pec)的领导人<text:a xlink:type="simple" xlink:href="https://www.ukrinform.ua/rubric-other_news/3727120-zakolot-prigozina-vse-so-vidomo-na-cej-moment.html" text:style-name="Internet_20_link" text:visited-style-name="Visited_20_Internet_20_Link">
耶夫根·普里戈金(Yevgeny Prigogin)于6月23日宣布，德马什(Demarsh)反对俄罗斯军事领导人</text:a>
尤其是针对国防部长谢尔盖·夏格(Sergei Shoig)。 他曾经控制户外Rostov和Voronezh地区的一部分，然后Wagnerivtsi去了莫斯科。</text:p>
      <text:p text:style-name="P4">
News Source: <text:a xlink:type="simple" xlink:href="https://www.ukrinform.ua/rubric-world/3727424-ssa-ne-zafiksuvali-peremisen-adernoi-zbroi-u-rosii-pid-cas-zakolotu-prigozina.html" text:style-name="Internet_20_link" text:visited-style-name="Visited_20_Internet_20_Link">
https://www.ukrinform.ua/rubric-world/3727424-ssa-ne-zafiksuvali-peremisen-adernoi-zbroi-u-rosii-pid-cas-zakolotu-prigozina.html</text:a>
</text:p>
      <!--NEWS-->
      <text:h text:style-name="P10" text:outline-level="1">
<text:span text:style-name="T4">
裸露码头的基层水位达到一米</text:span>
</text:h>
      <text:p text:style-name="P4">
作者: Ukrinform (Person)</text:p>
      <text:p text:style-name="P4">
出版商: Укринформ (Organization)</text:p>
      <text:p text:style-name="P4">
出版时间: 2023-06-25T09:58:41+03:00</text:p>
      <text:p text:style-name="P4">
修改时间: 2023-06-25T09:58:41+03:00</text:p>
      <text:p text:style-name="P4">
描述: 戈拉·普赖斯坦（Gola Prystan）城市的基层部分以及赫尔森地区的Holopristan社区的村庄仍然被淹没。  - 乌克林。</text:p>
      <text:p text:style-name="P4">
图片: ['<text:a xlink:type="simple" xlink:href="https://static.ukrinform.com/photos/2023_06/thumb_files/630_360_1687676192-964.jpg" text:style-name="Internet_20_link" text:visited-style-name="Visited_20_Internet_20_Link">
630_360_16876...</text:a>
']</text:p>
      <text:p text:style-name="P4">
标签: ['Херсонщина', 'Каховська ГЕС', 'Підтоплення']</text:p>
      <text:p text:style-name="P4">
类型: Article</text:p>
      <!--METADATA-->
      <text:p text:style-name="P4">
<draw:frame draw:style-name="fr1" draw:name="Image82" text:anchor-type="as-char" svg:width="6.9236in" svg:height="3.956343in" draw:z-index="0">
<draw:image xlink:href="../Images/yкринформ/2023-06-25T09-58-41-03-00/630_360_1687676192-964.jpg" xlink:type="simple" xlink:show="embed" xlink:actuate="onLoad" draw:mime-type="image/jpeg"/>
</draw:frame>
裸露码头市的基层以及内克森地区戈洛普斯坦社区的村庄仍然被淹没。</text:p>
      <text:p text:style-name="P4">
这是在[电报]中报道的(https://t.me/golopristanskaMVA/1213)乌克林福姆报道，Golopristan City军事管理局。</text:p>
      <text:p text:style-name="P4">
“城市基层的水位<text:a xlink:type="simple" xlink:href="https://www.ukrinform.ua/tag-hersonsina" text:style-name="Internet_20_link" text:visited-style-name="Visited_20_Internet_20_Link">
裸露码头</text:a>
有时最多达1m(在城市的中部和东部). У селах Валикокардашинського старостату в низинахта береговій частині домоволодіння залишаються у воді», - йдеться уповідомленні.</text:p>
      <text:p text:style-name="P4">
У місцях, де відійшла вода, руйнуються будинки та споруди.</text:p>
      <text:p text:style-name="P4">
«Жахлива картина, яка залишає після себе купу сміття, мул та сморід іспустошені вулиці населених пунктів», - зауважили у МВА.</text:p>
      <text:p text:style-name="P4">
<text:span text:style-name="T4">
Читайте також:</text:span>
 <text:a xlink:type="simple" xlink:href="https://www.ukrinform.ua/rubric-regions/3726930-magate-napravit-specialnu-misiu-dla-dopomogi-hersonsini.html" text:style-name="Internet_20_link" text:visited-style-name="Visited_20_Internet_20_Link">
 <text:span text:style-name="T4">
МАГАТЕ</text:span>
 направить спеціальну місію для допомогиХерсонщині </text:a>
注意到，社区中的情况仍然至关重要，没有药物，医疗保健，基础服务。 而且几乎没有纽带。</text:p>
      <text:p text:style-name="P4">
如<text:a xlink:type="simple" xlink:href="https://www.ukrinform.ua/rubric-regions/3726190-u-golij-pristani-rosiani-viselaut-ta-grabuut-miscevih-ziteliv.html" text:style-name="Internet_20_link" text:visited-style-name="Visited_20_Internet_20_Link">
报道</text:a>
，在为敌对行动做准备的借口中，在裸露的俄罗斯俄罗斯联邦中，开始从自己的家中摆脱居民，而围栏的入侵者。</text:p>
      <text:p text:style-name="P4">
News Source: <text:a xlink:type="simple" xlink:href="https://www.ukrinform.ua/rubric-regions/3727425-riven-vodi-u-nizovih-castinah-goloi-pristani-sagae-metra.html" text:style-name="Internet_20_link" text:visited-style-name="Visited_20_Internet_20_Link">
https://www.ukrinform.ua/rubric-regions/3727425-riven-vodi-u-nizovih-castinah-goloi-pristani-sagae-metra.html</text:a>
</text:p>
      <!--NEWS-->
      <text:h text:style-name="P10" text:outline-level="1">
<text:span text:style-name="T4">
排球妇女队在黄金欧洲的半决赛中击败了捷克共和国</text:span>
</text:h>
      <text:p text:style-name="P4">
作者: Ukrinform (Person)</text:p>
      <text:p text:style-name="P4">
出版商: Укринформ (Organization)</text:p>
      <text:p text:style-name="P4">
出版时间: 2023-06-25T0:16:18+03:00</text:p>
      <text:p text:style-name="P4">
修改时间: 2023-06-25T20:16:18+03:00</text:p>
      <text:p text:style-name="P4">
描述: 今天，6月25日，乌克兰排球妇女队举行了一场半决赛的金欧罗佩（Golden Eurolege）。  - 乌克林。</text:p>
      <text:p text:style-name="P4">
图片: ['<text:a xlink:type="simple" xlink:href="https://static.ukrinform.com/photos/2023_06/thumb_files/630_360_1687713319-128.jpg" text:style-name="Internet_20_link" text:visited-style-name="Visited_20_Internet_20_Link">
630_360_16877...</text:a>
']</text:p>
      <text:p text:style-name="P4">
标签: ['Євроліга', 'Волейбол', 'Збірна України']</text:p>
      <text:p text:style-name="P4">
类型: Article</text:p>
      <!--METADATA-->
      <text:p text:style-name="P4">
<draw:frame draw:style-name="fr1" draw:name="Image83" text:anchor-type="as-char" svg:width="6.9236in" svg:height="3.956343in" draw:z-index="0">
<draw:image xlink:href="../Images/yкринформ/2023-06-25T0-16-18-03-00/630_360_1687713319-128.jpg" xlink:type="simple" xlink:show="embed" xlink:actuate="onLoad" draw:mime-type="image/jpeg"/>
</draw:frame>
今天，6月25日，排球的乌克兰女子队举行了Zolotoyeurola的半决赛。</text:p>
      <text:p text:style-name="P4">
乌克林福姆报道，乌克兰人击败了捷克共和国-3：0。</text:p>
      <text:p text:style-name="P4">
在其他半决赛中，瑞典击败比利时-3：2。 第二场比赛将于6月28日举行。</text:p>
      <text:p text:style-name="P4">
*!(https://www.ukrinform.ua/rubric-sports/3727429-sogodni-ukraina-zigrae-proti-tureccini-u-finali-zolotoi-evroligi-z-volejbolu.html)据报道，2017年，乌克兰国家队赢得了冠军。</text:p>
      <text:p text:style-name="P4">
照片：CEV</text:p>
      <text:p text:style-name="P4">
News Source: <text:a xlink:type="simple" xlink:href="https://www.ukrinform.ua/rubric-sports/3727590-zinoca-zbirna-ukraini-z-volejbolu-obigrala-cehiu-u-pivfinali-zolotoi-evroligi.html" text:style-name="Internet_20_link" text:visited-style-name="Visited_20_Internet_20_Link">
https://www.ukrinform.ua/rubric-sports/3727590-zinoca-zbirna-ukraini-z-volejbolu-obigrala-cehiu-u-pivfinali-zolotoi-evroligi.html</text:a>
</text:p>
      <!--NEWS-->
      <text:h text:style-name="P10" text:outline-level="1">
<text:span text:style-name="T4">
雷兹尼科夫和奥斯丁讨论了俄罗斯当局的弱点和武装部队的反击</text:span>
</text:h>
      <text:p text:style-name="P4">
作者: Ukrinform (Person)</text:p>
      <text:p text:style-name="P4">
出版商: Укринформ (Organization)</text:p>
      <text:p text:style-name="P4">
出版时间: 2023-06-25T10:05:00+03:00</text:p>
      <text:p text:style-name="P4">
修改时间: 2023-06-25T22:05:00+03:00</text:p>
      <text:p text:style-name="P4">
描述: 国防部长Oleksiy Reznikov在与美国同事Lloyd Austin的电话交谈中讨论了俄罗斯和乌克兰反对性的最新事件。  - 乌克林。</text:p>
      <text:p text:style-name="P4">
图片: ['<text:a xlink:type="simple" xlink:href="https://static.ukrinform.com/photos/2023_03/thumb_files/630_360_1677842583-533.jpg" text:style-name="Internet_20_link" text:visited-style-name="Visited_20_Internet_20_Link">
630_360_16778...</text:a>
']</text:p>
      <text:p text:style-name="P4">
标签: ['Резніков', 'Остін', 'Війна з Росією', 'Контрнаступ']</text:p>
      <text:p text:style-name="P4">
类型: Article</text:p>
      <!--METADATA-->
      <text:p text:style-name="P4">
<draw:frame draw:style-name="fr1" draw:name="Image84" text:anchor-type="as-char" svg:width="6.9236in" svg:height="3.956343in" draw:z-index="0">
<draw:image xlink:href="../Images/yкринформ/2023-06-25T10-05-00-03-00/630_360_1677842583-533.jpg" xlink:type="simple" xlink:show="embed" xlink:actuate="onLoad" draw:mime-type="image/jpeg"/>
</draw:frame>
在与美国学院劳埃德·奥斯汀(Lloyd Austin)进行电话交谈的过程中，乌克兰部在与美国大学劳埃德·奥斯汀(Lloyd Austin)的电话交谈中讨论了俄罗斯的最新事件和乌克兰矛盾。</text:p>
      <text:p text:style-name="P4">
Rennikov在<text:a xlink:type="simple" xlink:href="https://twitter.com/oleksiireznikov/status/1673024465410588673" text:style-name="Internet_20_link" text:visited-style-name="Visited_20_Internet_20_Link">
Twitter</text:a>
，报道乌克林福姆。</text:p>
      <text:p text:style-name="P4">
“他与我的朋友和同事劳埃德·奥斯汀进行了电话交谈。 我们谈到了[俄罗斯]的最新事件(https://www.ukrinform.ua/tag-rosia)。 我们同意俄罗斯当局薄弱，俄罗斯从乌克兰撤出是克里姆林宫的最佳选择。 俄罗斯在决定自己的焦油方面会更好。”</text:p>
      <text:p text:style-name="P4">
双方还讨论了武装部队的反性，并进一步加强了乌克兰的力量。</text:p>
      <text:p text:style-name="P4">
“事情朝着正确的方向移动。 乌克兰将获胜，”  - 说。</text:p>
      <text:p text:style-name="P4">
如<text:a xlink:type="simple" xlink:href="https://www.ukrinform.ua/rubric-other_news/3727120-zakolot-prigozina-vse-so-vidomo-na-cej-moment.html" text:style-name="Internet_20_link" text:visited-style-name="Visited_20_Internet_20_Link">
报道</text:a>
瓦格纳·佩克·耶夫根尼·普里戈金(Wagner Pec Yevgeny Prigogin)的领导人宣布了反俄罗斯军事领导层的德马什(Demarsh)，尤其是针对国防部长塞尔吉亚沙(Sergiyashah)。 他控制了Don的Rostov和Voronezh地区的一部分，然后Wagnerivtsi去了莫斯科。</text:p>
      <text:p text:style-name="P4">
<text:span text:style-name="T4">
另请阅读：</text:span>
 <text:a xlink:type="simple" xlink:href="https://www.ukrinform.ua/rubric-ato/3727585-reznikov-prokomentuvav-potocnij-kontrnastup-ak-pidgotovcu-operaciu.html" text:style-name="Internet_20_link" text:visited-style-name="Visited_20_Internet_20_Link">
<text:span text:style-name="T4">
 Rennikov </text:span>
对当前的反性评论作为“预备操作”</text:a>
6月24日晚上，自称为白俄罗斯亚历山大·卢卡申科总统开始与普京达成协议。 在瓦格纳·佩克(Wagner PEC)的这位领导人之后，他宣布<text:a xlink:type="simple" xlink:href="https://www.ukrinform.ua/rubric-world/3727347-prigozin-rozvertae-koloni-vagnerivciv-do-polovih-taboriv-roszmi.html" text:style-name="Internet_20_link" text:visited-style-name="Visited_20_Internet_20_Link">
将雇佣军转回“野战营”</text:a>
。</text:p>
      <text:p text:style-name="P4">
乌克兰国家安全与国防委员会秘书Alexey Danilov任命了领导人的叛乱的发芽(https://www.ukrinform.ua/rubric-polytics/3727477-danilov-nazvav-zakolot-prigozina-persim-etapom-demontazu-putinskoi-sistemi.html)俄罗斯总统弗拉基米尔·普京。</text:p>
      <text:p text:style-name="P4">
News Source: <text:a xlink:type="simple" xlink:href="https://www.ukrinform.ua/rubric-ato/3727611-reznikov-obgovoriv-z-ostinom-slabkist-rosijskoi-vladi-ta-kontrnastup-zsu.html" text:style-name="Internet_20_link" text:visited-style-name="Visited_20_Internet_20_Link">
https://www.ukrinform.ua/rubric-ato/3727611-reznikov-obgovoriv-z-ostinom-slabkist-rosijskoi-vladi-ta-kontrnastup-zsu.html</text:a>
</text:p>
      <!--NEWS-->
      <text:h text:style-name="P10" text:outline-level="1">
<text:span text:style-name="T4">
在赫尔森地区的赫尔森右岸，仍有两个定居点被淹没</text:span>
</text:h>
      <text:p text:style-name="P4">
作者: Ukrinform (Person)</text:p>
      <text:p text:style-name="P4">
出版商: Укринформ (Organization)</text:p>
      <text:p text:style-name="P4">
出版时间: 2023-06-25T10:14:00+03:00</text:p>
      <text:p text:style-name="P4">
修改时间: 2023-06-25T10:14:00+03:00</text:p>
      <text:p text:style-name="P4">
描述: 在赫尔森地区，在炸毁了卡科夫斯卡亚水电厂的俄罗斯人之后，在dnieper的右岸仍有两个定居点。  - 乌克林。</text:p>
      <text:p text:style-name="P4">
图片: ['<text:a xlink:type="simple" xlink:href="https://static.ukrinform.com/photos/2023_06/thumb_files/630_360_1686036969-673.jpeg" text:style-name="Internet_20_link" text:visited-style-name="Visited_20_Internet_20_Link">
630_360_16860...</text:a>
']</text:p>
      <text:p text:style-name="P4">
标签: ['Херсонщина', 'Каховська ГЕС', 'Підтоплення']</text:p>
      <text:p text:style-name="P4">
类型: Article</text:p>
      <!--METADATA-->
      <text:p text:style-name="P4">
<draw:frame draw:style-name="fr1" draw:name="Image85" text:anchor-type="as-char" svg:width="6.9236in" svg:height="3.956343in" draw:z-index="0">
<draw:image xlink:href="../Images/yкринформ/2023-06-25T10-14-00-03-00/630_360_1686036969-673.jpeg" xlink:type="simple" xlink:show="embed" xlink:actuate="onLoad" draw:mime-type="image/jpeg"/>
</draw:frame>
俄罗斯水力发电站爆炸后，乌尔森地区的乌森地区仍被两个定居点淹没。</text:p>
      <text:p text:style-name="P4">
正如乌克林福姆报道的那样，它报告了<text:a xlink:type="simple" xlink:href="https://dsns.gov.ua/uk/news/nadzvicaini-podiyi/xersonska-oblast-operativna-informaciia-shhodo-likvidaciyi-naslidkiv-pidrivu-kaxovskoyi-ges-stanom-na-900-25-cervnia" text:style-name="Internet_20_link" text:visited-style-name="Visited_20_Internet_20_Link">
SESS</text:a>
 <text:a xlink:type="simple" xlink:href="https://dsns.gov.ua/uk/news/nadzvicaini-podiyi/xersonska-oblast-operativna-informaciia-shhodo-likvidaciyi-naslidkiv-pidrivu-kaxovskoyi-ges-stanom-na-900-25-cervnia" text:style-name="Internet_20_link" text:visited-style-name="Visited_20_Internet_20_Link">
 . </text:a>
“在Kherson邮报的Dniep​​er河上，水位逐渐降低，超过3厘米。(自一天开始以来，水平降低了3厘米). На Каховському водосховищі у створі поста «Нікополь» по причині втратигідравлічного зв’язку з основною частиною водосховища, подальші спостереженняу створі поста неможливі», - ідеться в повідомленні.</text:p>
      <text:p text:style-name="P4">
Підтопленими залишаються два населені пункти (两所房子)在右桦木和临时占领领土上的17个定居点。</text:p>
      <text:p text:style-name="P4">
通常，<text:a xlink:type="simple" xlink:href="https://www.ukrinform.ua/tag-hersonsina" text:style-name="Internet_20_link" text:visited-style-name="Visited_20_Internet_20_Link">
Kherson地区</text:a>
撤离了2,00073人(包括。 309名儿童和80个低驾驶员)TA284动物。 部署了14个疏散点的工作。</text:p>
      <text:p text:style-name="P4">
<text:span text:style-name="T4">
另请阅读：</text:span>
 <text:a xlink:type="simple" xlink:href="https://www.ukrinform.ua/rubric-regions/3727360-ekologi-prognozuut-zagibel-znacnoi-castini-derev-na-pidtoplenih-teritoriah.html" text:style-name="Internet_20_link" text:visited-style-name="Visited_20_Internet_20_Link">
生态学家预测大部分醉酒领土的树木的死亡</text:a>
炸药在赫森地区检查了近620公顷的领土，另有76个爆炸物。</text:p>
      <text:p text:style-name="P4">
“在6月25日上午，平均水位为33厘米。 他认为我们继续可再生工作。 炸药检查620公顷以前被淹没的领土。 骨盆伤害了76个爆炸物，”  - 在[电报]中说(https://t.me/olexandrprokudin/788)Kherson Ova Alexander Proprokudin的负责人，</text:p>
      <text:p text:style-name="P4">
Khersongas检查了煤气管道的紧密度，在该船附近的中部有51层建筑物有积极的结果。</text:p>
      <text:p text:style-name="P4">
<text:span text:style-name="T4">
另请阅读：</text:span>
 <text:a xlink:type="simple" xlink:href="https://www.ukrinform.ua/rubric-economy/3726783-mozlivij-rosijskij-terakt-na-zaes-cim-ce-zagrozue-ukraini-evropi-j-samij-rosii.html" text:style-name="Internet_20_link" text:visited-style-name="Visited_20_Internet_20_Link">
可能在ZPP的俄罗斯恐怖袭击：威胁乌克兰，欧洲和俄罗斯本身的是什么</text:a>
此外，从船上取出了近190吨垃圾。“在定居点中，应完成清洁。 我们正在开始恢复工作的翻新阶段。”</text:p>
      <text:p text:style-name="P4">
正如乌克林福姆报道的，<text:a xlink:type="simple" xlink:href="https://www.ukrinform.ua/rubric-regions/3727247-na-hersonsini-zibrali-naftoprodukti-aki-rozlilisa-vnaslidok-pidrivu-kahovskoi-ges.html" text:style-name="Internet_20_link" text:visited-style-name="Visited_20_Internet_20_Link">
救援人员完成</text:a>
由于勘探卡科夫卡水力发电厂的俄罗斯人的探索，在赫尔森地区河流洪泛区定居附近定居的胎儿产品团队。</text:p>
      <text:p text:style-name="P4">
<text:span text:style-name="T4">
另请阅读：</text:span>
 <text:a xlink:type="simple" xlink:href="https://www.ukrinform.ua/rubric-ato/3726548-na-hersonsini-zagarbniki-sformuvali-specgrupi-sob-shovati-tila-zagiblih-zelenskij.html" text:style-name="Internet_20_link" text:visited-style-name="Visited_20_Internet_20_Link">
在Kherson地区入侵者组成的特殊团体以压缩死者的尸体-Zelensky</text:a>
在6月6日的晚上<text:a xlink:type="simple" xlink:href="https://www.ukrinform.ua/rubric-other_news/3723441-pidriv-rosianami-kahovskoi-ges-usi-novini.html" text:style-name="Internet_20_link" text:visited-style-name="Visited_20_Internet_20_Link">
俄罗斯军队破坏了</text:a>
Kakhovka水力发电厂的大坝，导致了Kherson和Mykolaiv地区的洪水泛滥，同时 - 水库的严重研磨。</text:p>
      <text:p text:style-name="P4">
<text:span text:style-name="T5">
foto：kherson mva</text:span>
</text:p>
      <text:p text:style-name="P4">
News Source: <text:a xlink:type="simple" xlink:href="https://www.ukrinform.ua/rubric-regions/3727430-na-pravoberezzi-hersonsini-zalisautsa-pidtoplenimi-dva-naseleni-punkti.html" text:style-name="Internet_20_link" text:visited-style-name="Visited_20_Internet_20_Link">
https://www.ukrinform.ua/rubric-regions/3727430-na-pravoberezzi-hersonsini-zalisautsa-pidtoplenimi-dva-naseleni-punkti.html</text:a>
</text:p>
      <!--NEWS-->
      <text:h text:style-name="P10" text:outline-level="1">
<text:span text:style-name="T4">
今天，乌克兰将在黄金欧洲排球的结局中对阵土耳其</text:span>
</text:h>
      <text:p text:style-name="P4">
作者: Ukrinform (Person)</text:p>
      <text:p text:style-name="P4">
出版商: Укринформ (Organization)</text:p>
      <text:p text:style-name="P4">
出版时间: 2023-06-25T10:20:16+03:00</text:p>
      <text:p text:style-name="P4">
修改时间: 2023-06-25T10:20:16+03:00</text:p>
      <text:p text:style-name="P4">
描述: 今天，6月25日，男子排球队将在黄金欧洲症中进行决赛。  - 乌克林。</text:p>
      <text:p text:style-name="P4">
图片: ['<text:a xlink:type="simple" xlink:href="https://static.ukrinform.com/photos/2023_06/thumb_files/630_360_1687677559-805.jpeg" text:style-name="Internet_20_link" text:visited-style-name="Visited_20_Internet_20_Link">
630_360_16876...</text:a>
']</text:p>
      <text:p text:style-name="P4">
标签: ['Євроліга', 'Волейбол', 'Збірна України']</text:p>
      <text:p text:style-name="P4">
类型: Article</text:p>
      <!--METADATA-->
      <text:p text:style-name="P4">
<draw:frame draw:style-name="fr1" draw:name="Image86" text:anchor-type="as-char" svg:width="6.9236in" svg:height="3.956343in" draw:z-index="0">
<draw:image xlink:href="../Images/yкринформ/2023-06-25T10-20-16-03-00/630_360_1687677559-805.jpeg" xlink:type="simple" xlink:show="embed" xlink:actuate="onLoad" draw:mime-type="image/jpeg"/>
</draw:frame>
今天，6月25日，男子排球队将在戈德努雷is(Goldenurosis)进行决赛。</text:p>
      <text:p text:style-name="P4">
乌克林福姆报道，比赛的开始是在基辅落后的晚上9:00。</text:p>
      <text:p text:style-name="P4">
乌克兰进入决赛克罗地亚国家(3：1)，土耳其是捷克共和国(3：2).</text:p>
      <text:p text:style-name="P4">
Збірна України гратиме у фіналі Золотої Євроліги вдруге за три роки – у2021-му Туреччина обіграла нашу команду у фіналі.</text:p>
      <text:p text:style-name="P4">
<text:span text:style-name="T4">
Читайте також:</text:span>
 <text:a xlink:type="simple" xlink:href="https://www.ukrinform.ua/rubric-sports/3727190-miznarodna-federacia-volejbolu-prodovzila-vidstoronenna-rosii-ta-bilorusi.html" text:style-name="Internet_20_link" text:visited-style-name="Visited_20_Internet_20_Link">
 Міжнародна федерація <text:span text:style-name="T4">
волейбол</text:span>
 у продовжилавідсторонення Росії та Білорусі </text:a>
2017年，乌克兰队赢得了冠军。</text:p>
      <text:p text:style-name="P4">
照片：cev.eu</text:p>
      <text:p text:style-name="P4">
News Source: <text:a xlink:type="simple" xlink:href="https://www.ukrinform.ua/rubric-sports/3727429-sogodni-ukraina-zigrae-proti-tureccini-u-finali-zolotoi-evroligi-z-volejbolu.html" text:style-name="Internet_20_link" text:visited-style-name="Visited_20_Internet_20_Link">
https://www.ukrinform.ua/rubric-sports/3727429-sogodni-ukraina-zigrae-proti-tureccini-u-finali-zolotoi-evroligi-z-volejbolu.html</text:a>
</text:p>
      <!--NEWS-->
      <text:h text:style-name="P10" text:outline-level="1">
<text:span text:style-name="T4">
在赫尔森（Kherson</text:span>
</text:h>
      <text:p text:style-name="P4">
作者: Ukrinform (Person)</text:p>
      <text:p text:style-name="P4">
出版商: Укринформ (Organization)</text:p>
      <text:p text:style-name="P4">
出版时间: 2023-06-25T10:29:00+03:00</text:p>
      <text:p text:style-name="P4">
修改时间: 2023-06-25T10:29:00+03:00</text:p>
      <text:p text:style-name="P4">
描述: 一名44岁的男子因俄罗斯军队的炮击而在赫尔森被杀，一名妇女在瓦砾下。  - 乌克林。</text:p>
      <text:p text:style-name="P4">
图片: ['<text:a xlink:type="simple" xlink:href="https://static.ukrinform.com/photos/2023_06/thumb_files/630_360_1687678059-603.jpg" text:style-name="Internet_20_link" text:visited-style-name="Visited_20_Internet_20_Link">
630_360_16876...</text:a>
']</text:p>
      <text:p text:style-name="P4">
标签: ['Херсон', 'Обстріл', 'Загибель', 'Війна з Росією']</text:p>
      <text:p text:style-name="P4">
类型: Article</text:p>
      <!--METADATA-->
      <text:p text:style-name="P4">
<draw:frame draw:style-name="fr1" draw:name="Image87" text:anchor-type="as-char" svg:width="6.9236in" svg:height="3.956343in" draw:z-index="0">
<draw:image xlink:href="../Images/yкринформ/2023-06-25T10-29-00-03-00/630_360_1687678059-603.jpg" xlink:type="simple" xlink:show="embed" xlink:actuate="onLoad" draw:mime-type="image/jpeg"/>
</draw:frame>
由于俄罗斯军队的炮击，赫森诺夫杀死了一名44岁男子，一名妇女在扎拉马米亚米亚姆(Zalamamiamiam)的领导下。</text:p>
      <text:p text:style-name="P4">
这是在[电报]中报道的(http://t.me/olexandrprokudin/789)乌克林福姆报道，Golovharson Ova Alexander Proudin。</text:p>
      <text:p text:style-name="P4">
值得注意的是，在赫尔森有一个不安的夜晚和一个沉重的早晨。</text:p>
      <text:p text:style-name="P4">
“入侵者再次用火覆盖了我们和平的房屋。 一名44岁的男子在赫尔森被杀。 另一个女人在瓦砾下。 其中一个炮弹在房间中间摔断了。”消息写道。</text:p>
      <text:p text:style-name="P4">
Proudin补充说，受损的房屋和居民财产。</text:p>
      <text:p text:style-name="P4">
<text:span text:style-name="T4">
另请阅读：</text:span>
 <text:a xlink:type="simple" xlink:href="https://www.ukrinform.ua/rubric-regions/3727401-rosiani-minuloi-dobi-vbili-odnogo-zitela-doneccini.html" text:style-name="Internet_20_link" text:visited-style-name="Visited_20_Internet_20_Link">
俄罗斯人最后一天杀死了一名顿涅茨克地区的居民</text:a>
如<text:a xlink:type="simple" xlink:href="http://kherson.gp.gov.ua/ua/news.html" text:style-name="Internet_20_link" text:visited-style-name="Visited_20_Internet_20_Link">
Kherson地区检察官办公室</text:a>
，俄罗斯人在上午03:20左右向Kherson住宅区开火。 由于弹丸，弯曲的瓦砾下的五台住宅。 私人和公寓楼受损。 关于违反骨盆法律的刑事诉讼中的审判前调查(艺术的第2部分。 438 kku。</text:p>
      <text:p text:style-name="P4">
据报道，过去一天，俄罗斯军队于6月24日拍摄了59张赫森地区的图像。</text:p>
      <text:p text:style-name="P4">
News Source: <text:a xlink:type="simple" xlink:href="https://www.ukrinform.ua/rubric-ato/3727433-u-hersoni-vnaslidok-obstrilu-patipoverhivki-zaginuv-colovik.html" text:style-name="Internet_20_link" text:visited-style-name="Visited_20_Internet_20_Link">
https://www.ukrinform.ua/rubric-ato/3727433-u-hersoni-vnaslidok-obstrilu-patipoverhivki-zaginuv-colovik.html</text:a>
</text:p>
      <!--NEWS-->
      <text:h text:style-name="P10" text:outline-level="1">
<text:span text:style-name="T4">
在6月25日安排欧洲游戏</text:span>
</text:h>
      <text:p text:style-name="P4">
作者: Ukrinform (Person)</text:p>
      <text:p text:style-name="P4">
出版商: Укринформ (Organization)</text:p>
      <text:p text:style-name="P4">
出版时间: 2023-06-25T10:31:36+03:00</text:p>
      <text:p text:style-name="P4">
修改时间: 2023-06-25T10:31:36+03:00</text:p>
      <text:p text:style-name="P4">
描述: 今天，6月25日，Kostevich，星期三，Bogukh，同步主义者和其他人将在欧洲奥运会上演出。  - 乌克林。</text:p>
      <text:p text:style-name="P4">
图片: ['<text:a xlink:type="simple" xlink:href="https://static.ukrinform.com/photos/2023_06/thumb_files/630_360_1687678135-772.jpg" text:style-name="Internet_20_link" text:visited-style-name="Visited_20_Internet_20_Link">
630_360_16876...</text:a>
']</text:p>
      <text:p text:style-name="P4">
标签: ['Збірна України', 'Європейські ігри']</text:p>
      <text:p text:style-name="P4">
类型: Article</text:p>
      <!--METADATA-->
      <text:p text:style-name="P4">
<draw:frame draw:style-name="fr1" draw:name="Image89" text:anchor-type="as-char" svg:width="6.9236in" svg:height="3.956343in" draw:z-index="0">
<draw:image xlink:href="../Images/yкринформ/2023-06-25T10-31-36-03-00/630_360_1687678135-772.jpg" xlink:type="simple" xlink:show="embed" xlink:actuate="onLoad" draw:mime-type="image/jpeg"/>
</draw:frame>
今天，6月25日，Kostevich，星期三，Bogukh，同步主义者和其他人将在欧洲奥运会上演出。</text:p>
      <text:p text:style-name="P4">
请注意欧洲奥运会的时间表：</text:p>
      <text:p text:style-name="P4">
<text:span text:style-name="T4">
站立射击</text:span>
</text:p>
      <text:p text:style-name="P4">
10：00-圆形支架，第二轮资格(Mykola Milchev)10.00-圆形支架，第二轮资格(Irina Malovichko，Victorianaumenko)16:45。  - 妇女，圆桌会议，结局</text:p>
      <text:p text:style-name="P4">
18：45-男人，圆形架子，决赛</text:p>
      <text:p text:style-name="P4">
<text:span text:style-name="T4">
击剑</text:span>
</text:p>
      <text:p text:style-name="P4">
10：00-12：20-单场比赛，剑杆，第一轮(Alina Poloziuk，Dariyamironiuk，Kristina Petrov，Olga Sopit)14：00-15：20-单场比赛，军刀，第一轮(Vasily Humen，Oleksiystatsenko，Yuri Tsap，Andriy Yagodka)20：10-女性，单场比赛，剑杆，大结局</text:p>
      <text:p text:style-name="P4">
20：50-男子，单场比赛，军刀，大结局</text:p>
      <text:p text:style-name="P4">
<text:span text:style-name="T4">
球射击</text:span>
</text:p>
      <text:p text:style-name="P4">
10：15-枪支，25米，资格(Anastasia German，Elena Kostevich)10：15-步枪，50米，资格(Sergey Kulish，Oleg Tsarkov)13：00-步枪，50米，决赛  <text:span text:style-name="T4">
 跆拳道 </text:span>
  10：24-13：12-80公斤，1/8决赛(Konstantin Kosnenevich)21：36-80公斤，大结局</text:p>
      <text:p text:style-name="P4">
<text:span text:style-name="T4">
射箭</text:span>
</text:p>
      <text:p text:style-name="P4">
10：50-麦克斯特，奥林匹克弓，四分之一决赛(阿纳斯塔西娅·帕夫洛娃(Anastasia Pavlova))16：35-麦克斯特，奥林匹克弓，大结局</text:p>
      <text:p text:style-name="P4">
<text:span text:style-name="T4">
艺术游泳</text:span>
</text:p>
      <text:p text:style-name="P4">
11：00-团队，任意计划，大结局(乌克兰国家队)<text:span text:style-name="T4">
跳入水</text:span>
</text:p>
      <text:p text:style-name="P4">
11：00-3-米的跳板，资格(安娜·皮斯)16：00-10-米塔，同步跳跃，决赛(西里尔·鲍格(Cyril Boguh)/alexeispiere)20：00-3-米特跳板，大结局</text:p>
      <text:p text:style-name="P4">
<text:span text:style-name="T4">
现代五项全能</text:span>
</text:p>
      <text:p text:style-name="P4">
11：00-围栏，资格(Yuriy Kovalchuk，Maxim Agarushev，Alexandrtovka，Pavel Tymoshenko)11：00-围栏，资格(Irina Khokhlova，Olga Klunnikova，Valeriaiapermikin，Anastasia Chizhova)<text:span text:style-name="T4">
乒乓球</text:span>
</text:p>
      <text:p text:style-name="P4">
11：50-单场比赛，1/8决赛(Solomiya Brath)<text:span text:style-name="T4">
 骑自行车 </text:span>
</text:p>
      <text:p text:style-name="P4">
12：30 -Mautteniskyk(Yana Belomoin，Irina Popova，Irina Slobodan)15:15 -Mountteber(Dmitry Titarenko，Alexander Konyaev，Sergey Rynko)<text:span text:style-name="T4">
拳击</text:span>
</text:p>
      <text:p text:style-name="P4">
14：00-1/16决赛(塔蒂亚娜·科布(Tatiana Kob))20：00-1/16决赛(尤里·扎卡拉耶夫(Yuri Zakharaev))<text:span text:style-name="T4">
 泰拳 </text:span>
</text:p>
      <text:p text:style-name="P4">
15：25-60公斤，四分之一决赛(弗拉迪斯拉夫·尼基塔斯(Vladislav Nikitas))15：25-67公斤，四分之一决赛(Igor Lyubchenko)15：25-51公斤，四分之一决赛(Anastasia mikhailenko)15：25-71公斤，四分之一决赛(亚历山大·埃菲森科(Alexander Efimenko))15：25-81公斤，四分之一决赛(Yegor Skurikhin)15：25-91公斤，四分之一决赛(Oleg Prymachov)<text:span text:style-name="T4">
 攀岩 </text:span>
</text:p>
      <text:p text:style-name="P4">
21：00- bolldering，决赛(Eugene Kazbekov)</text:p>
      <text:p text:style-name="P4">
比赛将持续到7月2日。</text:p>
      <text:p text:style-name="P4">
照片：乌克兰的NOC</text:p>
      <text:p text:style-name="P4">
News Source: <text:a xlink:type="simple" xlink:href="https://www.ukrinform.ua/rubric-sports/3727434-rozklad-evropejskih-igor-na-25-cervna.html" text:style-name="Internet_20_link" text:visited-style-name="Visited_20_Internet_20_Link">
https://www.ukrinform.ua/rubric-sports/3727434-rozklad-evropejskih-igor-na-25-cervna.html</text:a>
</text:p>
      <!--NEWS-->
      <text:h text:style-name="P10" text:outline-level="1">
<text:span text:style-name="T4">
加拿大已经开始对泰坦的巴特蛋糕乘客的死亡进行调查</text:span>
</text:h>
      <text:p text:style-name="P4">
作者: Ukrinform (Person)</text:p>
      <text:p text:style-name="P4">
出版商: Укринформ (Organization)</text:p>
      <text:p text:style-name="P4">
出版时间: 2023-06-25T10:44:00+03:00</text:p>
      <text:p text:style-name="P4">
修改时间: 2023-06-25T10:44:00+03:00</text:p>
      <text:p text:style-name="P4">
描述: 在加拿大，他们开始对泰坦潜艇的原因进行调查，泰坦潜艇前往传奇的泰坦尼克号沉没的地方。  - 乌克林。</text:p>
      <text:p text:style-name="P4">
图片: ['<text:a xlink:type="simple" xlink:href="https://static.ukrinform.com/photos/2023_06/thumb_files/630_360_1687469456-908.jpg" text:style-name="Internet_20_link" text:visited-style-name="Visited_20_Internet_20_Link">
630_360_16874...</text:a>
']</text:p>
      <text:p text:style-name="P4">
标签: ['Канада', 'Катастрофа', 'Підводний човен', 'Атлантичний океан', 'Титанік']</text:p>
      <text:p text:style-name="P4">
类型: Article</text:p>
      <!--METADATA-->
      <text:p text:style-name="P4">
<draw:frame draw:style-name="fr1" draw:name="Image90" text:anchor-type="as-char" svg:width="6.9236in" svg:height="3.956343in" draw:z-index="0">
<draw:image xlink:href="../Images/yкринформ/2023-06-25T10-44-00-03-00/630_360_1687469456-908.jpg" xlink:type="simple" xlink:show="embed" xlink:actuate="onLoad" draw:mime-type="image/jpeg"/>
</draw:frame>
在加拿大，正在调查对泰坦潜艇事故的原因的调查，该事故正在研究中，这是传奇的泰坦尼克号沉没的地方。</text:p>
      <text:p text:style-name="P4">
正如乌克林福姆报道的那样，它报告了<text:a xlink:type="simple" xlink:href="https://www.france24.com/en/americas/20230624-canada-begins-investigation-into-titanic-bound-submersible-implosion" text:style-name="Internet_20_link" text:visited-style-name="Visited_20_Internet_20_Link">
</text:a>
<text:a xlink:type="simple" xlink:href="https://www.france24.com/en/americas/20230624-canada-begins-investigation-into-titanic-bound-submersible-implosion" text:style-name="Internet_20_link" text:visited-style-name="Visited_20_Internet_20_Link">
法国24</text:a>
。</text:p>
      <text:p text:style-name="P4">
星期六在运输安全委员会<text:a xlink:type="simple" xlink:href="https://www.ukrinform.ua/tag-kanada" text:style-name="Internet_20_link" text:visited-style-name="Visited_20_Internet_20_Link">
加拿大</text:a>
他们说他们调查了泰塔纳。</text:p>
      <text:p text:style-name="P4">
海事服务正在研究北大西洋地区的该地区，海底在那里降落了所有五人。 潜艇的碎片以3810米的深度显示。</text:p>
      <text:p text:style-name="P4">
“鉴于这是一艘船，我们正在加拿大进行调查(Polarprice被送往大西洋沉浸在沉浸式的地方，并通过与事故时刻的联系维持。)在加拿大港口出来的加拿大作品下，没有在国际水域中考虑。”运输委员会主席凯蒂·福克斯(Katie Fox)说。</text:p>
      <text:p text:style-name="P4">
据报道，在周日的Submarin上，用于运输游客以检查沉没的“泰坦尼克号”的碎片，<text:a xlink:type="simple" xlink:href="https://www.ukrinform.ua/rubric-world/3724932-pidvodnij-aparat-z-turistami-znik-dorogou-do-zatonulogo-titanika.html" text:style-name="Internet_20_link" text:visited-style-name="Visited_20_Internet_20_Link">
消失在大西洋中</text:a>
。 在搜索过程中是<text:a xlink:type="simple" xlink:href="https://www.ukrinform.ua/rubric-world/3726535-znajdeni-ulamki-submarini-so-znikla-poblizu-titanika-zmi.html" text:style-name="Internet_20_link" text:visited-style-name="Visited_20_Internet_20_Link">
发现的片段</text:a>
。</text:p>
      <text:p text:style-name="P4">
<text:span text:style-name="T4">
另请阅读：</text:span>
 <text:a xlink:type="simple" xlink:href="https://www.ukrinform.ua/rubric-world/3726553-beregova-ohorona-ssa-pidtverdila-zagibel-ludej-na-minisubmarini-titan.html" text:style-name="Internet_20_link" text:visited-style-name="Visited_20_Internet_20_Link">
美国海岸警卫队确认采矿“ <text:span text:style-name="T4">
泰坦</text:span>
”的乘客去世</text:a>
船上，Batiskap上有五个人：英国商人和行动集团的创始人，Gemish Garding，来自巴基斯坦Shahzada Dahzad Dahzad Davoud的商人，由19岁的儿子Suleman，法国研究员Pol-Anri Narzhale，Tasteotone Rash-Ceo海门。 潜艇中的氧气供应最多96小时计算。</text:p>
      <text:p text:style-name="P4">
专家一再警告海门管理人员，泰坦很危险。 但是，该公司忽略了警告。 早些时候，Oceangate已成功地讲话了近60位私人客户和大约20位科学家的泰坦尼克号。</text:p>
      <text:p text:style-name="P4">
News Source: <text:a xlink:type="simple" xlink:href="https://www.ukrinform.ua/rubric-world/3727435-kanada-rozpocala-vlasne-rozsliduvanna-zagibeli-pasaziriv-batiskafa-titan.html" text:style-name="Internet_20_link" text:visited-style-name="Visited_20_Internet_20_Link">
https://www.ukrinform.ua/rubric-world/3727435-kanada-rozpocala-vlasne-rozsliduvanna-zagibeli-pasaziriv-batiskafa-titan.html</text:a>
</text:p>
      <!--NEWS-->
      <text:h text:style-name="P10" text:outline-level="1">
<text:span text:style-name="T4">
在美国，一个街头派对以枪击结束，两人死了</text:span>
</text:h>
      <text:p text:style-name="P4">
作者: Ukrinform (Person)</text:p>
      <text:p text:style-name="P4">
出版商: Укринформ (Organization)</text:p>
      <text:p text:style-name="P4">
出版时间: 2023-06-25T11:04:00+03:00</text:p>
      <text:p text:style-name="P4">
修改时间: 2023-06-25T11:04:00+03:00</text:p>
      <text:p text:style-name="P4">
描述: 在密歇根州萨吉诺的一次街头聚会上，在一场战斗中，有两人被杀，15人受伤。  - 乌克林。</text:p>
      <text:p text:style-name="P4">
图片: ['<text:a xlink:type="simple" xlink:href="https://static.ukrinform.com/photos/2023_06/thumb_files/630_360_1687680053-483.jpg" text:style-name="Internet_20_link" text:visited-style-name="Visited_20_Internet_20_Link">
630_360_16876...</text:a>
']</text:p>
      <text:p text:style-name="P4">
标签: ['Поліція', 'США', 'Стрілянина']</text:p>
      <text:p text:style-name="P4">
类型: Article</text:p>
      <!--METADATA-->
      <text:p text:style-name="P4">
<draw:frame draw:style-name="fr1" draw:name="Image91" text:anchor-type="as-char" svg:width="6.9236in" svg:height="3.956343in" draw:z-index="0">
<draw:image xlink:href="../Images/yкринформ/2023-06-25T11-04-00-03-00/630_360_1687680053-483.jpg" xlink:type="simple" xlink:show="embed" xlink:actuate="onLoad" draw:mime-type="image/jpeg"/>
</draw:frame>
在密歇根州的萨吉诺菜单街道派对中，两人受伤，15人受伤。</text:p>
      <text:p text:style-name="P4">
根据乌克林福姆的说法，有关警察报告<text:a xlink:type="simple" xlink:href="https://edition.cnn.com/2023/06/24/us/saginaw-michigan-party-shooting/index.html" text:style-name="Internet_20_link" text:visited-style-name="Visited_20_Internet_20_Link">
CNN</text:a>
。</text:p>
      <text:p text:style-name="P4">
如图所述，街头派对是由E社交网络宣传的，而犯罪者几次试图驱散人群。</text:p>
      <text:p text:style-name="P4">
地方当局表示：“一场战斗在党的参与者之间进行了战斗，结果被听到了<text:a xlink:type="simple" xlink:href="https://www.ukrinform.ua/tag-strilanina" text:style-name="Internet_20_link" text:visited-style-name="Visited_20_Internet_20_Link">
镜头</text:a>
。 人群中的其他人开始射击，伤害了几个人。 这些技能逃离了现场，其中许多人因驾驶汽车而受伤。”</text:p>
      <text:p text:style-name="P4">
根据该报告，至少没有拘留五个武器。</text:p>
      <text:p text:style-name="P4">
<text:span text:style-name="T4">
另请阅读：</text:span>
 <text:a xlink:type="simple" xlink:href="https://www.ukrinform.ua/rubric-world/3724541-u-ssa-na-muzicnomu-festivali-stalasa-strilanina-dvoe-ludej-zaginuli.html" text:style-name="Internet_20_link" text:visited-style-name="Visited_20_Internet_20_Link">
在美国音乐节上发生<text:span text:style-name="T4">
射击</text:span>
，两个人被杀</text:a>
“ 15人受伤或腔的受害者。 在消息中暗示了两名受害者-A 19岁的男人和一个51岁的男人 - 他们订婚。</text:p>
      <text:p text:style-name="P4">
执法人员说，对人口没有危险，调查正在进行中。</text:p>
      <text:p text:style-name="P4">
<text:span text:style-name="T5">
foto：wnem</text:span>
</text:p>
      <text:p text:style-name="P4">
News Source: <text:a xlink:type="simple" xlink:href="https://www.ukrinform.ua/rubric-world/3727442-u-ssa-vulicna-vecirka-zaversilasa-strilaninou-dvoe-zagiblih.html" text:style-name="Internet_20_link" text:visited-style-name="Visited_20_Internet_20_Link">
https://www.ukrinform.ua/rubric-world/3727442-u-ssa-vulicna-vecirka-zaversilasa-strilaninou-dvoe-zagiblih.html</text:a>
</text:p>
      <!--NEWS-->
      <text:h text:style-name="P10" text:outline-level="1">
<text:span text:style-name="T4">
Felfner的Spear Metalworker成为欧洲奥运会的铜牌获得者</text:span>
</text:h>
      <text:p text:style-name="P4">
作者: Ukrinform (Person)</text:p>
      <text:p text:style-name="P4">
出版商: Укринформ (Organization)</text:p>
      <text:p text:style-name="P4">
出版时间: 2023-06-25T11:05:43+03:00</text:p>
      <text:p text:style-name="P4">
修改时间: 2023-06-25T22:05:43+03:00</text:p>
      <text:p text:style-name="P4">
描述: 乌克兰名单Felfner名单F​​elfner成为2023年欧洲运动会的铜牌获得者。  - 乌克林。</text:p>
      <text:p text:style-name="P4">
图片: ['<text:a xlink:type="simple" xlink:href="https://static.ukrinform.com/photos/2023_06/thumb_files/630_360_1687719880-585.jpg" text:style-name="Internet_20_link" text:visited-style-name="Visited_20_Internet_20_Link">
630_360_16877...</text:a>
']</text:p>
      <text:p text:style-name="P4">
标签: ['Європейські ігри']</text:p>
      <text:p text:style-name="P4">
类型: Article</text:p>
      <!--METADATA-->
      <text:p text:style-name="P4">
<draw:frame draw:style-name="fr1" draw:name="Image92" text:anchor-type="as-char" svg:width="6.9236in" svg:height="3.956343in" draw:z-index="0">
<draw:image xlink:href="../Images/yкринформ/2023-06-25T11-05-43-03-00/630_360_1687719880-585.jpg" xlink:type="simple" xlink:show="embed" xlink:actuate="onLoad" draw:mime-type="image/jpeg"/>
</draw:frame>
乌克兰名单Felfner名单F​​elfner成为2023年铜牌的铜牌。</text:p>
      <text:p text:style-name="P4">
乌克林福姆报道，这位运动员的结果是几天前的结果为82.24米，在所有三个部门的运动员的结果中，他排名第三。</text:p>
      <text:p text:style-name="P4">
据报道，一名19岁的乌克兰人在年轻季节创造了大陆的记录。</text:p>
      <text:p text:style-name="P4">
<text:span text:style-name="T4">
另请阅读：</text:span>
 <text:a xlink:type="simple" xlink:href="https://www.ukrinform.ua/rubric-sports/3727587-magucih-zavouvala-zolotu-medal-u-stribkah-u-visotu-na-evropejskih-igrah.html" text:style-name="Internet_20_link" text:visited-style-name="Visited_20_Internet_20_Link">
<text:span text:style-name="T4">
 maguchih </text:span>
赢得了高级欧洲奥运会的金牌</text:a>
最好的结果由立陶宛的Edis Matusewichus显示(84.22米)和朱利安·韦伯兹德国(86.26米).</text:p>
      <text:p text:style-name="P4">
Фото: World Athletics</text:p>
      <text:p text:style-name="P4">
News Source: <text:a xlink:type="simple" xlink:href="https://www.ukrinform.ua/rubric-sports/3727610-metalnik-spisa-felfner-stav-bronzovim-prizerom-evropejskih-igor.html" text:style-name="Internet_20_link" text:visited-style-name="Visited_20_Internet_20_Link">
https://www.ukrinform.ua/rubric-sports/3727610-metalnik-spisa-felfner-stav-bronzovim-prizerom-evropejskih-igor.html</text:a>
</text:p>
      <!--NEWS-->
      <text:h text:style-name="P10" text:outline-level="1">
<text:span text:style-name="T4">
作为获得一项时间财政援助的承包商 - 澄清国防部</text:span>
</text:h>
      <text:p text:style-name="P4">
作者: Ukrinform (Person)</text:p>
      <text:p text:style-name="P4">
出版商: Укринформ (Organization)</text:p>
      <text:p text:style-name="P4">
出版时间: 2023-06-25T11:19:16+03:00</text:p>
      <text:p text:style-name="P4">
修改时间: 2023-06-25T11:19:16+03:00</text:p>
      <text:p text:style-name="P4">
描述: 国防部解释了如何向与乌克兰武装部队签订合同的人获得一项时间的财政援助。  - 乌克林。</text:p>
      <text:p text:style-name="P4">
图片: ['<text:a xlink:type="simple" xlink:href="https://static.ukrinform.com/photos/2020_04/thumb_files/630_360_1586855922-901.jpg" text:style-name="Internet_20_link" text:visited-style-name="Visited_20_Internet_20_Link">
630_360_15868...</text:a>
']</text:p>
      <text:p text:style-name="P4">
标签: ['ЗСУ', 'Гроші', 'Військові', 'Служба за контрактом', 'Справа Міноборони', 'допомога']</text:p>
      <text:p text:style-name="P4">
类型: Article</text:p>
      <!--METADATA-->
      <text:p text:style-name="P4">
<draw:frame draw:style-name="fr1" draw:name="Image93" text:anchor-type="as-char" svg:width="6.9236in" svg:height="3.956343in" draw:z-index="0">
<draw:image xlink:href="../Images/yкринформ/2023-06-25T11-19-16-03-00/630_360_1586855922-901.jpg" xlink:type="simple" xlink:show="embed" xlink:actuate="onLoad" draw:mime-type="image/jpeg"/>
</draw:frame>
国防部解释了如何向与乌克兰武装部队签订合同的人获得一项时间的财政援助。</text:p>
      <text:p text:style-name="P4">
正如乌克林福姆报道的那样，这在[电报]中说明了这一点(https://t.me/ministry_of_defense_ua/7716) <text:a xlink:type="simple" xlink:href="https://t.me/ministry_of_defense_ua/7716" text:style-name="Internet_20_link" text:visited-style-name="Visited_20_Internet_20_Link">
</text:a>
谅解备忘录。</text:p>
      <text:p text:style-name="P4">
值得注意的是，为普通员工的人员​​提供21 472 UAH，24 156 UAH为中士和军官提供了21 UAH，以及26 840 UAH  - 渗透仓库。</text:p>
      <text:p text:style-name="P4">
援助立即支付。</text:p>
      <text:p text:style-name="P4">
还报道说，提供了相关付款<text:a xlink:type="simple" xlink:href="https://www.ukrinform.ua/tag-vijskovi" text:style-name="Internet_20_link" text:visited-style-name="Visited_20_Internet_20_Link">
军事</text:a>
，这被接受为普通仓库的职位长达3年； 在三年或更长时间以上的中士和军官的职位上； 官员 - 年以及更多； 毕业后，中士，中士和军官任命了5年或更长时间。</text:p>
      <text:p text:style-name="P4">
要获得帮助，您需要向指挥官写一份报告。</text:p>
      <text:p text:style-name="P4">
<text:span text:style-name="T4">
另请阅读：</text:span>
 <text:a xlink:type="simple" xlink:href="https://www.ukrinform.ua/rubric-society/3727158-veresuk-rozpovila-ci-vistacae-kostiv-na-viplatu-dopomogi-zvilnenim-z-rosijskogo-polonu.html" text:style-name="Internet_20_link" text:visited-style-name="Visited_20_Internet_20_Link">
Vereshchuk告诉是否有足够的钱<text:span text:style-name="T4">
付款</text:span>
从俄罗斯囚禁中驳回了援助</text:a>
现金援助未向普通员工的人员​​支付，他们在法律申请者任职期间 - 中士和中士的职员；中士和中士员工的职位，他们根据官员合同被接纳为官员合同的服务。合同期间的人员以及 - 特殊工厂。通过人事服务的时间将签署合同。</text:p>
      <text:p text:style-name="P4">
据报道，自2023年2月1日以来，付款程序已更改。</text:p>
      <text:p text:style-name="P4">
News Source: <text:a xlink:type="simple" xlink:href="https://www.ukrinform.ua/rubric-society/3727443-ak-kontraktnikam-otrimati-odnorazovu-grosovu-dopomogu-rozasnenna-minoboroni.html" text:style-name="Internet_20_link" text:visited-style-name="Visited_20_Internet_20_Link">
https://www.ukrinform.ua/rubric-society/3727443-ak-kontraktnikam-otrimati-odnorazovu-grosovu-dopomogu-rozasnenna-minoboroni.html</text:a>
</text:p>
      <!--NEWS-->
      <text:h text:style-name="P10" text:outline-level="1">
<text:span text:style-name="T4">
对基辅的导弹袭击：在房子的废墟下发现了两个人的尸体</text:span>
</text:h>
      <text:p text:style-name="P4">
作者: Ukrinform (Person)</text:p>
      <text:p text:style-name="P4">
出版商: Укринформ (Organization)</text:p>
      <text:p text:style-name="P4">
出版时间: 2023-06-25T11:28:00+03:00</text:p>
      <text:p text:style-name="P4">
修改时间: 2023-06-25T11:28:00+03:00</text:p>
      <text:p text:style-name="P4">
描述: 救援人员在所罗那地区的一所房屋中的瓦砾下发现了两人死亡的尸体。 总的来说，在俄罗斯火箭的碎片被击中的房屋中被杀死了五人。</text:p>
      <ul>
        <li>
I的，。: </li>
      </ul>
      <text:p text:style-name="P4">
图片: ['<text:a xlink:type="simple" xlink:href="https://static.ukrinform.com/photos/2023_06/thumb_files/630_360_1687590690-571.jpg" text:style-name="Internet_20_link" text:visited-style-name="Visited_20_Internet_20_Link">
630_360_16875...</text:a>
']</text:p>
      <text:p text:style-name="P4">
标签: ['Загибель', 'Київ', 'Війна з Росією', 'Повітряна атака']</text:p>
      <text:p text:style-name="P4">
类型: Article</text:p>
      <!--METADATA-->
      <text:p text:style-name="P4">
<draw:frame draw:style-name="fr1" draw:name="Image94" text:anchor-type="as-char" svg:width="6.9236in" svg:height="3.956343in" draw:z-index="0">
<draw:image xlink:href="../Images/yкринформ/2023-06-25T11-28-00-03-00/630_360_1687590690-571.jpg" xlink:type="simple" xlink:show="embed" xlink:actuate="onLoad" draw:mime-type="image/jpeg"/>
</draw:frame>
所罗那地区救援人员的一所房屋中的Podzavals发现了另外两个人的尸体。 总的来说，在俄罗斯火箭的碎片被击中的房屋中，人们被杀死。</text:p>
      <text:p text:style-name="P4">
正如乌克林福姆报道的那样，在[电报]中(https://t.me/vitaliy_klitschko/2133)据基辅维塔利·克里奇科市长报道。</text:p>
      <text:p text:style-name="P4">
“在所罗罗尼亚斯基区的一所房屋中的瓦砾下，救援人员发现了慷慨死亡的尸体。 消除敌人攻击影响的行动仍在继续。救援人员仍在损坏的房屋中工作。</text:p>
      <text:p text:style-name="P4">
他报告说，五人在俄罗斯火箭残骸被击中的房屋中丧生。</text:p>
      <text:p text:style-name="P4">
<text:span text:style-name="T4">
另请阅读：</text:span>
 <text:a xlink:type="simple" xlink:href="https://www.ukrinform.ua/rubric-kyiv/3727133-klicko-pro-nicnu-raketnu-ataku-zagiblih-troe-pid-zavalami-mozut-buti-ludi.html" text:style-name="Internet_20_link" text:visited-style-name="Visited_20_Internet_20_Link">
居民，玻璃山和数十辆破碎的汽车的冲击。 首都火箭碎片的LCD如何下降</text:a>
据乌克林福姆(Ukrinform)报道，6月24日，由于跌倒在24层建筑物上的基辅所罗曼基(Solomianskyi)区，许多楼层都被破坏和点火。</text:p>
      <text:p text:style-name="P4">
News Source: <text:a xlink:type="simple" xlink:href="https://www.ukrinform.ua/rubric-kyiv/3727445-raketna-ataka-na-kiiv-pid-zavalami-budinku-viavili-tila-se-dvoh-zagiblih.html" text:style-name="Internet_20_link" text:visited-style-name="Visited_20_Internet_20_Link">
https://www.ukrinform.ua/rubric-kyiv/3727445-raketna-ataka-na-kiiv-pid-zavalami-budinku-viavili-tila-se-dvoh-zagiblih.html</text:a>
</text:p>
      <!--NEWS-->
      <text:h text:style-name="P10" text:outline-level="1">
<text:span text:style-name="T4">
Zelensky在社交网络上宣布了有关雪佛兰转移到军事和志愿者的雪佛兰的出版物</text:span>
</text:h>
      <text:p text:style-name="P4">
作者: Ukrinform (Person)</text:p>
      <text:p text:style-name="P4">
出版商: Укринформ (Organization)</text:p>
      <text:p text:style-name="P4">
出版时间: 2023-06-25T11:39:07+03:00</text:p>
      <text:p text:style-name="P4">
修改时间: 2023-06-25T11:39:07+03:00</text:p>
      <text:p text:style-name="P4">
描述: 沃迪米尔总统Zelenskyy在他的社交网络上宣布了一系列有关雪佛兰的出版物，他将其传递给了他的军事和志愿者。  - 乌克林。</text:p>
      <text:p text:style-name="P4">
图片: ['<text:a xlink:type="simple" xlink:href="https://static.ukrinform.com/photos/2022_07/thumb_files/630_360_1658554942-587.jpg" text:style-name="Internet_20_link" text:visited-style-name="Visited_20_Internet_20_Link">
630_360_16585...</text:a>
']</text:p>
      <text:p text:style-name="P4">
标签: ['ЗМІ', 'ЗСУ', 'Соцмережі', 'Військові', 'Зеленський', 'Війна з Росією']</text:p>
      <text:p text:style-name="P4">
类型: Article</text:p>
      <!--METADATA-->
      <text:p text:style-name="P4">
<draw:frame draw:style-name="fr1" draw:name="Image95" text:anchor-type="as-char" svg:width="6.9236in" svg:height="3.956343in" draw:z-index="0">
<draw:image xlink:href="../Images/yкринформ/2023-06-25T11-39-07-03-00/630_360_1658554942-587.jpg" xlink:type="simple" xlink:show="embed" xlink:actuate="onLoad" draw:mime-type="image/jpeg"/>
</draw:frame>
Zelensky的总统旅馆宣布了一系列关于他的Proseurons社交网络的出版物，他由军事和志愿者移交了这一出版物。</text:p>
      <text:p text:style-name="P4">
这在他里面说明<text:a xlink:type="simple" xlink:href="https://t.me/V_Zelenskiy_official/6697" text:style-name="Internet_20_link" text:visited-style-name="Visited_20_Internet_20_Link">
</text:a>
<text:a xlink:type="simple" xlink:href="https://t.me/V_Zelenskiy_official/6697" text:style-name="Internet_20_link" text:visited-style-name="Visited_20_Internet_20_Link">
上诉</text:a>
，报道乌克林福姆。</text:p>
      <text:p text:style-name="P4">
_ <text:span text:style-name="T4">
视频：</text:span>
 <text:a xlink:type="simple" xlink:href="https://t.me/OP_UA/9784" text:style-name="Internet_20_link" text:visited-style-name="Visited_20_Internet_20_Link">
总统办公室，电报</text:a>
_</text:p>
      <text:p text:style-name="P4">
“有时候我的儿子在我的办公室里。 有时，但是仍然。 这里最大的对这些人字形感兴趣 - 它们是由军队，志愿者，我们的士兵赋予我的。 在马里因斯基宫仪式上的英雄期间，在正面和基辅，在医院……”  -  [Zelensky]说。(https://www.ukrinform.ua/tag-zelenskij)。</text:p>
      <text:p text:style-name="P4">
他指出，雪佛龙董事会正在填充，但非常缓慢，“西里尔夺走了。”</text:p>
      <text:p text:style-name="P4">
“我很高兴他对此感兴趣。 我们的英雄，我们的国防，乌克兰同龄人。 很长一段时间以来，我想在我的社交网络上制作一系列此类出版物，包括这些人字形。 关于它们来自哪里。 谁给了他们。 什么是单位。 今天，我们将开始此类出版物。 有人可能会告诉您有关您拥有的人字形。 我认为这是对的。 是的，我们的人民，我们的孩子知道我们欠我们的生命和乌克兰的自由，”泽伦斯基说。</text:p>
      <text:p text:style-name="P4">
<text:span text:style-name="T4">
另请阅读：</text:span>
 <text:a xlink:type="simple" xlink:href="https://www.ukrinform.ua/rubric-ato/3726644-zelenskij-podakuvav-specpriznacencam-sbu-za-kruti-operacii-vid-kieva-do-zmiinogo.html" text:style-name="Internet_20_link" text:visited-style-name="Visited_20_Internet_20_Link">
Zelensky感谢SBU特种部队的陡峭手术“从基辅到蛇”</text:a>
据报道，过去一天国防军的航空(击中了18次)(https://www.ukrinform.ua/rubric-ato/3727391-aviacia-zsu-zavdala-18-udariv-po-poziciah-voroga-znisenij-zrk-rosian.html)在敌人人员集中的地区，摧毁了防空导弹综合体。 武装部队还击倒了六架勘探无人机。</text:p>
      <text:p text:style-name="P4">
News Source: <text:a xlink:type="simple" xlink:href="https://www.ukrinform.ua/rubric-society/3727447-zelenskij-anonsuvav-publikacii-u-socmerezah-pro-sevroni-peredani-vijskovimi-j-volonterami.html" text:style-name="Internet_20_link" text:visited-style-name="Visited_20_Internet_20_Link">
https://www.ukrinform.ua/rubric-society/3727447-zelenskij-anonsuvav-publikacii-u-socmerezah-pro-sevroni-peredani-vijskovimi-j-volonterami.html</text:a>
</text:p>
      <!--NEWS-->
      <text:h text:style-name="P10" text:outline-level="1">
<text:span text:style-name="T4">
武装部队利用进攻最初几周的经验 - 英国情报</text:span>
</text:h>
      <text:p text:style-name="P4">
作者: Ukrinform (Person)</text:p>
      <text:p text:style-name="P4">
出版商: Укринформ (Organization)</text:p>
      <text:p text:style-name="P4">
出版时间: 2023-06-25T11:40:57+03:00</text:p>
      <text:p text:style-name="P4">
修改时间: 2023-06-25T11:40:57+03:00</text:p>
      <text:p text:style-name="P4">
描述: 乌克兰军方利用反性的前两周的经验来改善战术并在关键领域取得自信的进步。  - 乌克林。</text:p>
      <text:p text:style-name="P4">
图片: ['<text:a xlink:type="simple" xlink:href="https://static.ukrinform.com/photos/2023_06/thumb_files/630_360_1686844070-771.jpg" text:style-name="Internet_20_link" text:visited-style-name="Visited_20_Internet_20_Link">
630_360_16868...</text:a>
']</text:p>
      <text:p text:style-name="P4">
标签: ['Британія', 'Розвідка', 'ЗСУ', 'Війна з Росією', 'Контрнаступ']</text:p>
      <text:p text:style-name="P4">
类型: Article</text:p>
      <!--METADATA-->
      <text:p text:style-name="P4">
<draw:frame draw:style-name="fr1" draw:name="Image96" text:anchor-type="as-char" svg:width="6.9236in" svg:height="3.956343in" draw:z-index="0">
<draw:image xlink:href="../Images/yкринформ/2023-06-25T11-40-57-03-00/630_360_1686844070-771.jpg" xlink:type="simple" xlink:show="embed" xlink:actuate="onLoad" draw:mime-type="image/jpeg"/>
</draw:frame>
乌克兰乌克兰人利用反性的前两周的经验来改善战术并在关键领域取得自信的进步。</text:p>
      <text:p text:style-name="P4">
正如乌克林福姆报道的那样，它在[Twitter]中报告(http://twitter.com/DefenceHQ/status/1672853423669010432/photo/1)英国国防部参考情报。</text:p>
      <text:p text:style-name="P4">
特别是，尤其是，最近几天，乌克兰军队再次在乌克兰南部和东部的三个主要方向上进行了重大进攻行动。</text:p>
      <text:p text:style-name="P4">
乌克兰军队利用反性的前两周的经验来改善自己对深层和准备好的尿液防御的进攻策略。</text:p>
      <text:p text:style-name="P4">
<text:span text:style-name="T4">
另请阅读：</text:span>
 <text:a xlink:type="simple" xlink:href="https://www.ukrinform.ua/rubric-ato/3727309-nastup-jde-za-planom-zaluznij-obgovoriv-iz-milli-situaciu-na-fronti.html" text:style-name="Internet_20_link" text:visited-style-name="Visited_20_Internet_20_Link">
进攻按计划进行：Zaluzhny在前面从Millisitus讨论</text:a>
报告写道：“乌克兰部队在关键领域取得了逐步但自信的战术进步。”</text:p>
      <text:p text:style-name="P4">
同时在<text:a xlink:type="simple" xlink:href="https://www.ukrinform.ua/tag-lugansina" text:style-name="Internet_20_link" text:visited-style-name="Visited_20_Internet_20_Link">
卢汉斯地区</text:a>
俄罗斯军队已做出了巨大的努力，以对克雷欣纳附近的Unrey Forest进行进攻。 这可能反映了在可能的情况下进行进攻的最高领导人的命令。 根据Dombritan Intelligence的说法，莫斯科取得了“很少的成功，但乌克兰部队是一个突破。”</text:p>
      <text:p text:style-name="P4">
<text:span text:style-name="T4">
另请阅读：</text:span>
 <text:a xlink:type="simple" xlink:href="https://www.ukrinform.ua/rubric-ato/3727324-sili-oboroni-na-shodi-pocali-nastup-na-kilkoh-napramkah-odnocasno-malar.html" text:style-name="Internet_20_link" text:visited-style-name="Visited_20_Internet_20_Link">
东方国防军以几种方式开始进攻 - 画家</text:a>
据报道，自2022年2月24日以来，乌克兰的辩护部队被清算了22.3,000架俄罗斯入侵者。</text:p>
      <text:p text:style-name="P4">
News Source: <text:a xlink:type="simple" xlink:href="https://www.ukrinform.ua/rubric-ato/3727449-zsu-vikoristovuut-dosvid-persih-tizniv-nastupu-ta-dosagaut-progresu-britanska-rozvidka.html" text:style-name="Internet_20_link" text:visited-style-name="Visited_20_Internet_20_Link">
https://www.ukrinform.ua/rubric-ato/3727449-zsu-vikoristovuut-dosvid-persih-tizniv-nastupu-ta-dosagaut-progresu-britanska-rozvidka.html</text:a>
</text:p>
      <!--NEWS-->
      <text:h text:style-name="P10" text:outline-level="1">
<text:span text:style-name="T4">
白天，俄罗斯人袭击了乌克兰的九个地区 -  OVA的勃起</text:span>
</text:h>
      <text:p text:style-name="P4">
作者: Ukrinform (Person)</text:p>
      <text:p text:style-name="P4">
出版商: Укринформ (Organization)</text:p>
      <text:p text:style-name="P4">
出版时间: 2023-06-25T11:50:00+03:00</text:p>
      <text:p text:style-name="P4">
修改时间: 2023-06-25T11:50:00+03:00</text:p>
      <text:p text:style-name="P4">
描述: 每天俄罗斯军队对乌克兰的九个地区发动了袭击。  - 乌克林。</text:p>
      <text:p text:style-name="P4">
图片: ['<text:a xlink:type="simple" xlink:href="https://static.ukrinform.com/photos/2023_06/thumb_files/630_360_1687240826-168.jpeg" text:style-name="Internet_20_link" text:visited-style-name="Visited_20_Internet_20_Link">
630_360_16872...</text:a>
']</text:p>
      <text:p text:style-name="P4">
标签: ['Обстріл', 'Війна з Росією']</text:p>
      <text:p text:style-name="P4">
类型: Article</text:p>
      <!--METADATA-->
      <text:p text:style-name="P4">
<draw:frame draw:style-name="fr1" draw:name="Image97" text:anchor-type="as-char" svg:width="6.9236in" svg:height="3.956343in" draw:z-index="0">
<draw:image xlink:href="../Images/yкринформ/2023-06-25T11-50-00-03-00/630_360_1687240826-168.jpeg" xlink:type="simple" xlink:show="embed" xlink:actuate="onLoad" draw:mime-type="image/jpeg"/>
</draw:frame>
每天俄罗斯军队袭击了乌克兰的九个地区。</text:p>
      <text:p text:style-name="P4">
根据乌克林福姆的说法，截至6月25日星期日上午，在地区军事行政部门的合并信息中报道了这一点。</text:p>
      <text:p text:style-name="P4">
在<text:span text:style-name="T4">
 Chernihiv地区</text:span>
一天，敌人向Taags Chernihiv和Novgorod-Siversky地区开火了5次。 没有受害者和破坏。</text:p>
      <text:p text:style-name="P4">
在夜间<text:span text:style-name="T4">
苏米地区</text:span>
，早晨，俄罗斯军队对边境社区进行了8次炮击。 记录了34次爆炸。 <text:a xlink:type="simple" xlink:href="https://www.ukrinform.ua/tag-obstril" text:style-name="Internet_20_link" text:visited-style-name="Visited_20_Internet_20_Link">
炮击</text:a>
Esman，Velikopysarivska，Shalyginsk，Vorozhbian，Novoslobid社区。 以前没有受害者。</text:p>
      <text:p text:style-name="P4">
昨天，俄罗斯人进行了24个边境社区。记录了204起爆炸。 Belopilsk，Miropilsk，Krasnopil，Yunakovskaya，Svensk，Esmanskaya，Druzhbivska，Znob-Nob-Nob-Novgorod Velikopisariv社区遭受了炮击。</text:p>
      <text:p text:style-name="P4">
*!(https://www.ukrinform.ua/rubric-ato/3727449-zsu-vikoristovuut-dosvid-persih-tizniv-nastupu-ta-dosagaut-progresu-britanska-rozvidka.html)六座私人住宅建筑，两个农业场所，变压器res。</text:p>
      <text:p text:style-name="P4">
在Belopil社区中，由于其中一项炮击，四座住宅建筑损坏了。</text:p>
      <text:p text:style-name="P4">
在<text:span text:style-name="T4">
 Zaporizhzhya地区</text:span>
晚上，敌人袭击了该地区中心的郊区。该情报发生在公开领土，其中包括一家当地企业。 停放的卡车和结构损坏了。 没有受害者。</text:p>
      <text:p text:style-name="P4">
在白天，俄罗斯人在23个居住的捐赠领土上进行了71次炮击：来自RSSU Temivka和Levadne的UAV Olgiv和Plavni袭击，在Orykhov，GulyayPol，Railway，Novodarivtsi，fif -airwarivtsi，Novodarivtsi，Novodarivtsi，Novodarivtsi，Novodarivtsi，Novodarivtsi，Novodarivtsi，from the Rssu temivka and Levadne遭到袭击。 。</text:p>
      <text:p text:style-name="P4">
还有15个关于销毁住宅建筑物和其他财产的报告。</text:p>
      <text:p text:style-name="P4">
在敌对打击期间，两名现年85岁的平民居民和一名77岁的Novodanylivka居民受伤。</text:p>
      <text:p text:style-name="P4">
*!(https://www.ukrinform.ua/rubric-society/3727180-u-moz-rozpovili-so-mae-buti-v-apteckah-ziteliv-50kilometrovoi-zoni-navkolo-zaes.html)</text:p>
      <text:p text:style-name="P4">
在炮兵中，炮兵击败了波克罗夫斯基社区的侵略者。 没有受害者。</text:p>
      <text:p text:style-name="P4">
一名47岁男子在尼科波尔也受伤。 所有矿山爆炸性损伤。 该市损坏了Tagazo -Pipeline的三个私人住宅。</text:p>
      <text:p text:style-name="P4">
敌人从重型炮兵中击败了尼科波尔地区的玛格纳特社区。</text:p>
      <text:p text:style-name="P4">
二十枚弹药，入侵者在Sinelnikov地区被释放。 牺牲。</text:p>
      <text:p text:style-name="P4">
在<text:span text:style-name="T4">
 Kharkiv地区</text:span>
在Slobozhansky的方向上，敌人是通过迫击台射击定居点Okip，Red Dawn，兽医，洗衣服的，Cossack Lopan，Ogirtseve，Gatyshche，Gatyshche，Bochkkovo，Bochkkovo，Bochkkovo，Budarka，Budarka，Budarka和Chugunivka进行的。</text:p>
      <text:p text:style-name="P4">
在库平方向上，侵略者在贝雷斯托夫(Berestov)的方向上采取了进攻行动，没有成功。 炮兵和迫击炮炮击是第一个红色，Figolivka，两年，Masutivka，Kislivka和Berestovo。</text:p>
      <text:p text:style-name="P4">
<text:span text:style-name="T4">
另请阅读：</text:span>
 <text:a xlink:type="simple" xlink:href="https://www.ukrinform.ua/rubric-regions/3727430-na-pravoberezzi-hersonsini-zalisautsa-pidtoplenimi-dva-naseleni-punkti.html" text:style-name="Internet_20_link" text:visited-style-name="Visited_20_Internet_20_Link">
在正确的银行<text:span text:style-name="T4">
 kherson地区</text:span>
保持沉降定居点</text:a>
昨天，俄罗斯人在库皮斯克地区的克鲁格利亚夫卡村开火。 这位49岁的男子受伤。</text:p>
      <text:p text:style-name="P4">
在哈尔基夫南部地区，一个7岁的男孩在院子里发现了一个危险的物体，并将其撞在墙上。 由于爆炸式增长，男孩们留下了弹片伤口并住院，病情 - 中等大小。</text:p>
      <text:p text:style-name="P4">
在<text:span text:style-name="T4">
卢汉斯克地区</text:span>
敌人没有成功，因此它继续摧毁前线附近的尖端。 Bigorivka几乎每天都在俄罗斯航空和炮兵工作。 它也去了Nevsky和周围的小油漆。</text:p>
      <text:p text:style-name="P4">
在一天中，入侵者进行了118炮击(释放了511壳).</text:p>
      <text:p text:style-name="P4">
У <text:span text:style-name="T4">
Донецькій області</text:span>
 минулої доби росіяни обстріляли Авдіївку, Вугледар,Торецьк, Щербинівку, Катеринівку, Соловйове.</text:p>
      <text:p text:style-name="P4">
Пошкоджені 5 житлових будинків, 4 цивільні автомобілі, 4 торгові павільйони,господарську споруду, крамницю.</text:p>
      <text:p text:style-name="P4">
<text:span text:style-name="T4">
Читайте також:</text:span>
 <text:a xlink:type="simple" xlink:href="https://www.ukrinform.ua/rubric-regions/3727237-u-bahmuti-avdiivci-ta-krasnogorivci-zalisautsa-diti-veresuk.html" text:style-name="Internet_20_link" text:visited-style-name="Visited_20_Internet_20_Link">
 У Бахмуті, Авдіївці та Красногорівці досі залишаютьсядіти - Верещук </text:a>
在顿涅茨克(Donetsk)，一天中有一个人被杀，有两个人受伤。</text:p>
      <text:p text:style-name="P4">
昨天，在<text:span text:style-name="T4">
 Mykolaiv地区</text:span>
敌人对Ochakov社区造成了炮击。 没有受害者。</text:p>
      <text:p text:style-name="P4">
在<text:span text:style-name="T4">
 kherson oblast </text:span>
每天入侵者进行59炮击(发行253壳)，吻了22个定居点。</text:p>
      <text:p text:style-name="P4">
News Source: <text:a xlink:type="simple" xlink:href="https://www.ukrinform.ua/rubric-regions/3727450-za-dobu-rosiani-atakuvali-devat-regioniv-ukraini-zvedenna-ova.html" text:style-name="Internet_20_link" text:visited-style-name="Visited_20_Internet_20_Link">
https://www.ukrinform.ua/rubric-regions/3727450-za-dobu-rosiani-atakuvali-devat-regioniv-ukraini-zvedenna-ova.html</text:a>
</text:p>
      <!--NEWS-->
      <text:h text:style-name="P10" text:outline-level="1">
<text:span text:style-name="T4">
入侵者加强了从</text:span>
</text:h>
      <text:p text:style-name="P4">
作者: Ukrinform (Person)</text:p>
      <text:p text:style-name="P4">
出版商: Укринформ (Organization)</text:p>
      <text:p text:style-name="P4">
出版时间: 2023-06-25T11:59:00+03:00</text:p>
      <text:p text:style-name="P4">
修改时间: 2023-06-25T11:59:00+03:00</text:p>
      <text:p text:style-name="P4">
描述: 俄罗斯入侵者使从俄罗斯进入卢汉斯克地区的程序变得复杂，安排透彻的乌克兰护照的人进行彻底搜索。  - 乌克林。</text:p>
      <text:p text:style-name="P4">
图片: ['<text:a xlink:type="simple" xlink:href="https://static.ukrinform.com/photos/2018_09/thumb_files/630_360_1536741823-8124.jpg" text:style-name="Internet_20_link" text:visited-style-name="Visited_20_Internet_20_Link">
630_360_15367...</text:a>
']</text:p>
      <text:p text:style-name="P4">
标签: ['Росія', 'Російські військові', 'Кордон', '"Л/ДНР"']</text:p>
      <text:p text:style-name="P4">
类型: Article</text:p>
      <!--METADATA-->
      <text:p text:style-name="P4">
<draw:frame draw:style-name="fr1" draw:name="Image98" text:anchor-type="as-char" svg:width="6.9236in" svg:height="3.956343in" draw:z-index="0">
<draw:image xlink:href="../Images/yкринформ/2023-06-25T11-59-00-03-00/630_360_1536741823-8124.jpg" xlink:type="simple" xlink:show="embed" xlink:actuate="onLoad" draw:mime-type="image/jpeg"/>
</draw:frame>
俄罗斯州长从俄罗斯进入卢汉斯克地区的程序变得复杂，安排了搜寻乌克兰护照的人。</text:p>
      <text:p text:style-name="P4">
这是在[电报]中报道的(https://t.me/luhanskaVTSA/11588)乌克林福姆报道，Golovan Ova Artem Lisogor。</text:p>
      <text:p text:style-name="P4">
“指挥<text:a xlink:type="simple" xlink:href="https://www.ukrinform.ua/tag-rosijski-vijskovi" text:style-name="Internet_20_link" text:visited-style-name="Visited_20_Internet_20_Link">
占领军</text:a>
它被命令显着加强压力度量，并使卢汉斯克地区从俄罗斯联邦通过检查站“ Izvarine”(邮政上)进行复杂化。</text:p>
      <text:p text:style-name="P4">
值得注意的是，越过边界并提出乌克兰护照的人们安排仔细搜查。 还建议他们推迟“可能参与情报和颠覆活动”的报告。</text:p>
      <text:p text:style-name="P4">
<text:span text:style-name="T4">
另请阅读：</text:span>
 <text:a xlink:type="simple" xlink:href="https://www.ukrinform.ua/rubric-regions/3722698-zagarbniki-na-lugansini-gotuut-tisaci-novih-lizkomisc-dla-poranenih.html" text:style-name="Internet_20_link" text:visited-style-name="Visited_20_Internet_20_Link">
卢汉斯克地区的入侵者正在为受伤的人准备数千张新床</text:a>
据报道，俄罗斯人为拒绝参加卢汉斯克地区战斗的军人创造了一个半封口。</text:p>
      <text:p text:style-name="P4">
News Source: <text:a xlink:type="simple" xlink:href="https://www.ukrinform.ua/rubric-regions/3727453-zagarbniki-posilili-kontrol-na-vizd-u-lnr-iz-rosii.html" text:style-name="Internet_20_link" text:visited-style-name="Visited_20_Internet_20_Link">
https://www.ukrinform.ua/rubric-regions/3727453-zagarbniki-posilili-kontrol-na-vizd-u-lnr-iz-rosii.html</text:a>
</text:p>
      <!--NEWS-->
      <text:h text:style-name="P10" text:outline-level="1">
<text:span text:style-name="T4">
光 - 关于欧洲奥运会的“黄金”：乌克兰的主要胜利不会在塔塔米上</text:span>
</text:h>
      <text:p text:style-name="P4">
作者: Ukrinform (Person)</text:p>
      <text:p text:style-name="P4">
出版商: Укринформ (Organization)</text:p>
      <text:p text:style-name="P4">
出版时间: 2023-06-25T12:02:11+03:00</text:p>
      <text:p text:style-name="P4">
修改时间: 2023-06-25T12:02:11+03:00</text:p>
      <text:p text:style-name="P4">
描述: 赢得欧洲奥运会-2023的乌克兰卡塔特主义者安德里·扎利尼（Andriy Zalitny）坚信，乌克兰运动员在比赛中的主要目的是展示不仅在比赛中赢得的乌克兰人的力量。  - 乌克林。</text:p>
      <text:p text:style-name="P4">
图片: ['<text:a xlink:type="simple" xlink:href="https://static.ukrinform.com/photos/2023_06/thumb_files/630_360_1687683624-627.jpg" text:style-name="Internet_20_link" text:visited-style-name="Visited_20_Internet_20_Link">
630_360_16876...</text:a>
']</text:p>
      <text:p text:style-name="P4">
标签: ['карате', 'Європейські ігри']</text:p>
      <text:p text:style-name="P4">
类型: Article</text:p>
      <!--METADATA-->
      <text:p text:style-name="P4">
<draw:frame draw:style-name="fr1" draw:name="Image99" text:anchor-type="as-char" svg:width="6.9236in" svg:height="3.956343in" draw:z-index="0">
<draw:image xlink:href="../Images/yкринформ/2023-06-25T12-02-11-03-00/630_360_1687683624-627.jpg" xlink:type="simple" xlink:show="embed" xlink:actuate="onLoad" draw:mime-type="image/jpeg"/>
</draw:frame>
赢得欧洲伊格拉普斯(Igigraphs)2023年的乌克兰karatist安德里·扎利尼(Andriy Zalitny)坚信，乌克兰运动员在比赛中的主要目的是展示不仅在比赛中赢得胜利的乌克兰人的力量。</text:p>
      <text:p text:style-name="P4">
他在对乌克林福音通讯员的评论中讲述了这件事。</text:p>
      <text:p text:style-name="P4">
“情绪不知所措，因为我能够向整个大陆证明我值得欧洲的头衔。 对我来说，这些是欧洲第一届援助参与者。 现在，我很高兴能够听到乌克兰的国歌。 对我来说，向整个欧洲展示Aacraine的强大非常重要。 我们已经表明，乌克兰能够在任何地方打败，而语言在这里也不是运动。”他说。</text:p>
      <text:p text:style-name="P4">
卡拉特主义者还指出，欧洲奥运会对道路的基础极为基础，因为在这些比赛中，他与直接竞争对手会面。</text:p>
      <text:p text:style-name="P4">
“我想指出的是，我们得到了联合会和整个代表团的支持。 这些欧洲奥运会的直接竞争对手是世界顶尖运动员。 在结局中，我遇到了一个意大利人，我们总是在挣扎。 欧洲奥运会上的比赛对家庭来说是极为基础的。 但是，乌克兰的主要胜利不会在塔塔米上。” Zalitna解释说。</text:p>
      <text:p text:style-name="P4">
<text:span text:style-name="T4">
另请阅读：</text:span>
 <text:a xlink:type="simple" xlink:href="https://www.ukrinform.ua/rubric-sports/3726933-serogina-zdobula-sriblo-v-karate-na-evropejskih-igrah.html" text:style-name="Internet_20_link" text:visited-style-name="Visited_20_Internet_20_Link">
Seryogina在欧洲奥运会中**空手道中赢得了“银”</text:a>
据报道，乌克兰空手道主义者安德烈·扎普利尼(Andrei Zaplitny)在克拉科夫赢得了欧洲奥运会的金牌。</text:p>
      <text:p text:style-name="P4">
比赛将持续到7月2日。</text:p>
      <text:p text:style-name="P4">
照片：Facebook.com</text:p>
      <text:p text:style-name="P4">
News Source: <text:a xlink:type="simple" xlink:href="https://www.ukrinform.ua/rubric-sports/3727454-zaplitnij-pro-zoloto-evropejskih-igor-golovna-peremoga-ukraini-bude-ne-na-tatami.html" text:style-name="Internet_20_link" text:visited-style-name="Visited_20_Internet_20_Link">
https://www.ukrinform.ua/rubric-sports/3727454-zaplitnij-pro-zoloto-evropejskih-igor-golovna-peremoga-ukraini-bude-ne-na-tatami.html</text:a>
</text:p>
      <!--NEWS-->
      <text:h text:style-name="P10" text:outline-level="1">
<text:span text:style-name="T4">
Zelensky与Biden的扩张和美国国防合作进行了讨论</text:span>
</text:h>
      <text:p text:style-name="P4">
作者: Ukrinform (Person)</text:p>
      <text:p text:style-name="P4">
出版商: Укринформ (Organization)</text:p>
      <text:p text:style-name="P4">
出版时间: 2023-06-25T12:19:00+03:00</text:p>
      <text:p text:style-name="P4">
修改时间: 2023-06-25T22:19:00+03:00</text:p>
      <text:p text:style-name="P4">
描述: 乌克兰沃迪米尔·泽伦斯基（Ukraine Volodymyr Zelensky）总统与白宫乔·拜登（Joe Biden）的负责人进行了电话交谈 - 这是关于扩大国防合作，重点是长期以来的失败手段。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Байден', 'Зброя', 'Зеленський', 'Війна з Росією']</text:p>
      <text:p text:style-name="P4">
类型: Article</text:p>
      <!--METADATA-->
      <text:p text:style-name="P4">
<draw:frame draw:style-name="fr1" draw:name="Image100" text:anchor-type="as-char" svg:width="6.9236in" svg:height="3.956343in" draw:z-index="0">
<draw:image xlink:href="../Images/yкринформ/2023-06-25T12-19-00-03-00/630_360_1655321433-213.jpeg" xlink:type="simple" xlink:show="embed" xlink:actuate="onLoad" draw:mime-type="image/jpeg"/>
</draw:frame>
Volodymyr Zelensky的总统乌克兰人与白宫乔布德(Jobiden)负责人进行了电话交谈 - 这是关于扩大国防合作，重点是病变。</text:p>
      <text:p text:style-name="P4">
乌克兰总统在[电报]中报道了这一点(https://t.me/V_Zelenskiy_official/6705)，报道乌克林福姆。</text:p>
      <text:p text:style-name="P4">
“他与美国总统约瑟夫·拜登(Joseph Biden)进行了交谈。积极而鼓舞人心的对话。他们失去了俄罗斯发生的敌对行动和过程的过程。</text:p>
      <text:p text:style-name="P4">
他感谢Biden对乌克兰的非法支持，尤其是对Ppopatriot Systems。</text:p>
      <text:p text:style-name="P4">
乌克兰总统强调了进一步提高该国保护天空能力的重要性。 在这种情况下，他还感谢战斗机的支持。</text:p>
      <text:p text:style-name="P4">
双方还讨论了防御性合作的进一步扩展，并重点是病变。</text:p>
      <text:p text:style-name="P4">
<text:span text:style-name="T4">
另请阅读：</text:span>
 <text:a xlink:type="simple" xlink:href="https://www.ukrinform.ua/rubric-ato/3726456-bajden-vvazae-zagrozu-udaru-rf-adernou-zbroeu-realnou-so-robiti-svitovi-j-ukraini.html" text:style-name="Internet_20_link" text:visited-style-name="Visited_20_Internet_20_Link">
<text:span text:style-name="T4">
 biden </text:span>
考虑俄罗斯联邦核武器的威胁。 世界和乌克兰做什么</text:a>
[我感谢美国和美国人民的准备，以完全解放我们在国际公认的边界中的所有领土，”  -  [Zelensky]说。(https://www.ukrinform.ua/tag-zelenskij)。</text:p>
      <text:p text:style-name="P4">
此外，乌克兰和美国的总统协调了北约谓语峰会的立场，讨论了继续实施乌克兰和平公式的工作以及为全球和平峰会做准备的工作。</text:p>
      <text:p text:style-name="P4">
正如乌克林福姆(Ukrinform)报道的，6月25日<text:a xlink:type="simple" xlink:href="https://www.ukrinform.ua/rubric-polytics/3727602-zelenskij-telefonom-obgovoriv-iz-trudo-situaciu-na-poli-bou-ta-zagrozu-na-zaes.html" text:style-name="Internet_20_link" text:visited-style-name="Visited_20_Internet_20_Link">
Volodymyr Zelenskyy讨论了加拿大加拿大贾斯汀·特鲁多(Justin Trudeau)的加拿大部长</text:a>
Zaporizhhya NPP造成了战场上的局势以及俄罗斯占领军构成的威胁。</text:p>
      <text:p text:style-name="P4">
_foto：op _</text:p>
      <text:p text:style-name="P4">
News Source: <text:a xlink:type="simple" xlink:href="https://www.ukrinform.ua/rubric-polytics/3727614-zelenskij-proviv-rozmovu-z-bajdenom.html" text:style-name="Internet_20_link" text:visited-style-name="Visited_20_Internet_20_Link">
https://www.ukrinform.ua/rubric-polytics/3727614-zelenskij-proviv-rozmovu-z-bajdenom.html</text:a>
</text:p>
      <!--NEWS-->
      <text:h text:style-name="P10" text:outline-level="1">
<text:span text:style-name="T4">
可以在白俄罗斯-CNN中消除prigogine</text:span>
</text:h>
      <text:p text:style-name="P4">
作者: Ukrinform (Person)</text:p>
      <text:p text:style-name="P4">
出版商: Укринформ (Organization)</text:p>
      <text:p text:style-name="P4">
出版时间: 2023-06-25T12:25:00+03:00</text:p>
      <text:p text:style-name="P4">
修改时间: 2023-06-25T12:25:00+03:00</text:p>
      <text:p text:style-name="P4">
描述: 瓦格纳·佩克·耶夫根（Pec Yevgeny Prigogine）的领导人安排了反对克里姆林宫政权的叛乱，可以在白俄罗斯杀死他，在昨天的事件发生后，他逃离了。  - 乌克林。</text:p>
      <text:p text:style-name="P4">
图片: ['<text:a xlink:type="simple" xlink:href="https://static.ukrinform.com/photos/2023_06/thumb_files/630_360_1687559008-825.jpg" text:style-name="Internet_20_link" text:visited-style-name="Visited_20_Internet_20_Link">
630_360_16875...</text:a>
']</text:p>
      <text:p text:style-name="P4">
标签: ['Білорусь', 'Путін', 'Росія', 'Російські військові', 'ПВК "Вагнера"', 'Пригожин', 'Переворот']</text:p>
      <text:p text:style-name="P4">
类型: Article</text:p>
      <!--METADATA-->
      <text:p text:style-name="P4">
<draw:frame draw:style-name="fr1" draw:name="Image101" text:anchor-type="as-char" svg:width="6.9236in" svg:height="3.956343in" draw:z-index="0">
<draw:image xlink:href="../Images/yкринформ/2023-06-25T12-25-00-03-00/630_360_1687559008-825.jpg" xlink:type="simple" xlink:show="embed" xlink:actuate="onLoad" draw:mime-type="image/jpeg"/>
</draw:frame>
瓦格纳(Wagner)的领导人耶夫根·普里戈金(Yevgeny Prigogine)对克里姆林宫政权进行了叛乱，他可以在白俄罗斯杀害，他在昨天的事件发生后逃离。</text:p>
      <text:p text:style-name="P4">
正如乌克林福姆报道的那样，它报告了<text:a xlink:type="simple" xlink:href="https://edition.cnn.com/2023/06/25/europe/russia-prigozhin-wagner-insurrection-belarus-explainer-intl-hnk/index.html" text:style-name="Internet_20_link" text:visited-style-name="Visited_20_Internet_20_Link">
CNN</text:a>
。</text:p>
      <text:p text:style-name="P4">
苏联国家的研究员，俄罗斯吉尔·戈蒂(Jill Dogerti)的专家表达了这一观点。</text:p>
      <text:p text:style-name="P4">
“普京没有原谅叛徒。 Dodger说，即使普京说：“ Prigogine，您要被杀死”，他仍然是叛徒，我认为普京永远不会错。”</text:p>
      <text:p text:style-name="P4">
“我们可能会在白俄罗斯看到监狱。 但这对莫斯科来说是一个沉重的柳树，因为作为监狱有一些支持，无论身在何处，这都是威胁。”她补充说。</text:p>
      <text:p text:style-name="P4">
*!(https://www.ukrinform.ua/rubric-world/3727424-ssa-ne-zafiksuvali-peremisen-adernoi-zbroi-u-rosii-pid-cas-zakolotu-prigozina.html)例如，尚不清楚Prigogin会发生什么，他的角色将如何改变Wagner PEC以及Wagnerians在整个反乌克兰战争中的参与。</text:p>
      <text:p text:style-name="P4">
克里姆林宫发言人德米特里·佩斯科夫(Dmitry Peskov)周六表示，他无法回答，这个名字将在白俄罗斯(Belarus)带上Prigogine。 Prigogine本人几乎没有细节同意莫斯科的攻势。</text:p>
      <text:p text:style-name="P4">
瓦格纳集团(Wagner Group)是一家“独立战斗公司”，除了俄罗斯军事统治之外，还具有其他条件。 例如，瓦格纳(Wagner)战斗机的喂食比普通军事力量更好 - 也就是说，俄罗斯军队中的瓦格纳人完全同化将是困难的。</text:p>
      <text:p text:style-name="P4">
<text:span text:style-name="T4">
另请阅读：</text:span>
 <text:a xlink:type="simple" xlink:href="https://www.ukrinform.ua/rubric-world/3727409-povstanna-vagnera-zavdast-suttevoi-skodi-moskvi-isw.html" text:style-name="Internet_20_link" text:visited-style-name="Visited_20_Internet_20_Link">
瓦格纳起义将对莫斯科造成重大损害 -  ISW</text:a>
“这些人忠于一个人，普里戈宁，而不是国家，而不是他的使命。 我想有很多我们现在没有答案的问题。”6月24日，在俄罗斯总统普京与普里戈金进行谈判时，自称为白俄罗斯亚历山大·卢卡申科总统。 保费是头部的头部[Wagner PEC]](https://www.ukrinform.ua/tag-pvk-vagnera)他说，他会把小组战士转到野外营地。</text:p>
      <text:p text:style-name="P4">
News Source: <text:a xlink:type="simple" xlink:href="https://www.ukrinform.ua/rubric-world/3727460-prigozina-mozut-likviduvati-u-bilorusi-cnn.html" text:style-name="Internet_20_link" text:visited-style-name="Visited_20_Internet_20_Link">
https://www.ukrinform.ua/rubric-world/3727460-prigozina-mozut-likviduvati-u-bilorusi-cnn.html</text:a>
</text:p>
      <!--NEWS-->
      <text:h text:style-name="P10" text:outline-level="1">
<text:span text:style-name="T4">
每个人都应该知道并记住乌克兰：Zelensky展示了战士的人字形</text:span>
</text:h>
      <text:p text:style-name="P4">
作者: Ukrinform (Person)</text:p>
      <text:p text:style-name="P4">
出版商: Укринформ (Organization)</text:p>
      <text:p text:style-name="P4">
出版时间: 2023-06-25T12:38:00+03:00</text:p>
      <text:p text:style-name="P4">
修改时间: 2023-06-25T12:38:00+03:00</text:p>
      <text:p text:style-name="P4">
描述: 沃迪米尔·泽伦斯基（Volodymyr Zelenskyy）总统指出，对他而言，荣幸地保留了乌克兰士兵的人字形。  - 乌克林。</text:p>
      <text:p text:style-name="P4">
图片: ['<text:a xlink:type="simple" xlink:href="https://static.ukrinform.com/photos/2023_06/thumb_files/630_360_1687685747-793.jpg" text:style-name="Internet_20_link" text:visited-style-name="Visited_20_Internet_20_Link">
630_360_16876...</text:a>
']</text:p>
      <text:p text:style-name="P4">
标签: ['ЗСУ', 'Військові', 'Зеленський', 'Шеврон']</text:p>
      <text:p text:style-name="P4">
类型: Article</text:p>
      <!--METADATA-->
      <text:p text:style-name="P4">
<draw:frame draw:style-name="fr1" draw:name="Image102" text:anchor-type="as-char" svg:width="6.9236in" svg:height="3.956343in" draw:z-index="0">
<draw:image xlink:href="../Images/yкринформ/2023-06-25T12-38-00-03-00/630_360_1687685747-793.jpg" xlink:type="simple" xlink:show="embed" xlink:actuate="onLoad" draw:mime-type="image/jpeg"/>
</draw:frame>
总统洛奇·泽伦斯基(Lodge Zelensky)指出，对他来说，荣幸地保留了人字形 - 乌克兰士兵。</text:p>
      <text:p text:style-name="P4">
根据乌克林福姆的说法，Zelensky在[Telegram]中写了有关它的文章(https://t.me/V_Zelenskiy_official/6698)。</text:p>
      <text:p text:style-name="P4">
“每个人字人类都是一个人。痛苦，这些是死亡的朋友，尽管一切都得到了挽救。”泽伦斯基说。</text:p>
      <text:p text:style-name="P4">
据他说，当我们看到士兵的人字形时，我们看到了胜利的轮廓。 Zelensky说：“我们看到它的符号，心情，创造者 - 我们的英雄，我们将永远感激不尽。”</text:p>
      <text:p text:style-name="P4">
“这对我来说是一种荣幸 - 保持我们的卷轴<text:a xlink:type="simple" xlink:href="https://www.ukrinform.ua/tag-vijskovi" text:style-name="Internet_20_link" text:visited-style-name="Visited_20_Internet_20_Link">
勇士</text:a>
。 其中一些被移交给了纳弗罗蒂(Nafroroti)，其中一些是当地英雄，他们为乌克兰献出了生命。 每个人都很重要。 总统强调，每个人都应该认识并记住谁的命运成为旅行者。”</text:p>
      <text:p text:style-name="P4">
他提到，上个月在海军陆战队的那天，马尔皮(Marpih)的领先地位给了他旗帜，令人难忘的党派步兵的对个车。 Zelensky强调：“非常感谢我们拥有的人，我们拥有的乌克兰人，我们拥有什么，我们拥有什么。”</text:p>
      <text:p text:style-name="P4">
他对第241培训中心(第35个独立的西里安派步兵旅)表示感谢，名为Mikhail Ostrogradsky，这是第36个单独的海军陆战队，以Mikhail Bilynsky命名的Mikhail Bilynsky，Mikhail Bilynsky，140 Music Intelligence Battalion，Marine Corps Brigade，32 N2ND的海军陆战队指挥官第406个单独的炮兵旅被反应式炮兵团，以第38次独立海军陆战队的亚历克西·迪亚莫佐夫(Alexei Diamozov)命名。</text:p>
      <text:p text:style-name="P4">
<text:span text:style-name="T4">
另请阅读：</text:span>
 <text:a xlink:type="simple" xlink:href="https://www.ukrinform.ua/rubric-society/3727447-zelenskij-anonsuvav-publikacii-u-socmerezah-pro-sevroni-peredani-vijskovimi-j-volonterami.html" text:style-name="Internet_20_link" text:visited-style-name="Visited_20_Internet_20_Link">
<text:span text:style-name="T4">
 Zelensky </text:span>
宣布了有关Proseurons社交网络的出版物，转移给了军事和志愿者</text:a>
“感谢我们的每个后卫和每天都有信心的后卫：敌人不是我们地球上的地方。荣耀我们所有的英雄!”<text:span text:style-name="T5">
foto：Zelenskiy /官方</text:span>
</text:p>
      <text:p text:style-name="P4">
News Source: <text:a xlink:type="simple" xlink:href="https://www.ukrinform.ua/rubric-ato/3727463-kozen-zaslugovue-sob-ukraina-znala-j-pamatala-zelenskij-pokazav-sevroni-voiniv.html" text:style-name="Internet_20_link" text:visited-style-name="Visited_20_Internet_20_Link">
https://www.ukrinform.ua/rubric-ato/3727463-kozen-zaslugovue-sob-ukraina-znala-j-pamatala-zelenskij-pokazav-sevroni-voiniv.html</text:a>
</text:p>
      <!--NEWS-->
      <text:h text:style-name="P10" text:outline-level="1">
<text:span text:style-name="T4">
俄罗斯在黑海中拥有一个火箭发射器，带有“口径”</text:span>
</text:h>
      <text:p text:style-name="P4">
作者: Ukrinform (Person)</text:p>
      <text:p text:style-name="P4">
出版商: Укринформ (Organization)</text:p>
      <text:p text:style-name="P4">
出版时间: 2023-06-25T12:39:00+03:00</text:p>
      <text:p text:style-name="P4">
修改时间: 2023-06-25T12:39:00+03:00</text:p>
      <text:p text:style-name="P4">
描述: 黑海有四艘俄罗斯船，包括一枚地毯载体导弹。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Російські військові', 'Корабель', 'Війна з Росією']</text:p>
      <text:p text:style-name="P4">
类型: Article</text:p>
      <!--METADATA-->
      <text:p text:style-name="P4">
<draw:frame draw:style-name="fr1" draw:name="Image103" text:anchor-type="as-char" svg:width="6.9236in" svg:height="3.956343in" draw:z-index="0">
<draw:image xlink:href="../Images/yкринформ/2023-06-25T12-39-00-03-00/630_360_1678431987-587.jpg" xlink:type="simple" xlink:show="embed" xlink:actuate="onLoad" draw:mime-type="image/jpeg"/>
</draw:frame>
铁匠中有四艘俄罗斯船，其中有一些碳翼的导弹。</text:p>
      <text:p text:style-name="P4">
根据乌克林福姆的说法，乌克兰武装部队的海军在[Facebook]上报道了。(https://www.facebook.com/navy.mil.gov.ua/posts/pfbid02z7QXpV2tAShD2HVmKrXpQAuxLTZqpu76bfrWBVPjfuWEhoPXtR7nE1A3hFxPyXCXl)“截至25.06.2023的12:00：黑海有4艘敌方船，其中包括一枚载体导弹“机芯”；在Azov Mor中 - 一个敌对的<text:a xlink:type="simple" xlink:href="https://www.ukrinform.ua/tag-korabel" text:style-name="Internet_20_link" text:visited-style-name="Visited_20_Internet_20_Link">
船</text:a>
”， - 是在消息中。</text:p>
      <text:p text:style-name="P4">
在地中海，地中海最多有8艘敌船，其中包括1架地毯载体“口径”，总凌空抽射16枚火箭。</text:p>
      <text:p text:style-name="P4">
<text:span text:style-name="T4">
另请阅读：</text:span>
 <text:a xlink:type="simple" xlink:href="https://www.ukrinform.ua/rubric-ato/3726630-taktika-voroga-pid-cas-raketnih-atak-ne-zminuetsa-ignat.html" text:style-name="Internet_20_link" text:visited-style-name="Visited_20_Internet_20_Link">
火箭袭击期间的敌人战术不会改变 -  <text:span text:style-name="T4">
 Ignati </text:span>
</text:a>
正如乌克林福姆报道的那样，今晚，敌人对乌克兰申请了<text:a xlink:type="simple" xlink:href="https://www.ukrinform.ua/rubric-ato/3727410-ciei-noci-vorog-zastosuvav-proti-ukraini-raketi-s300-ignat.html" text:style-name="Internet_20_link" text:visited-style-name="Visited_20_Internet_20_Link">
Rocket-300</text:a>
 <text:a xlink:type="simple" xlink:href="https://www.ukrinform.ua/rubric-ato/3727410-ciei-noci-vorog-zastosuvav-proti-ukraini-raketi-s300-ignat.html" text:style-name="Internet_20_link" text:visited-style-name="Visited_20_Internet_20_Link">
 .</text:a>
</text:p>
      <text:p text:style-name="P4">
News Source: <text:a xlink:type="simple" xlink:href="https://www.ukrinform.ua/rubric-ato/3727464-rosia-trimae-u-cornomu-mori-odin-raketonosij-iz-kalibrami.html" text:style-name="Internet_20_link" text:visited-style-name="Visited_20_Internet_20_Link">
https://www.ukrinform.ua/rubric-ato/3727464-rosia-trimae-u-cornomu-mori-odin-raketonosij-iz-kalibrami.html</text:a>
</text:p>
      <!--NEWS-->
      <text:h text:style-name="P10" text:outline-level="1">
<text:span text:style-name="T4">
在塔夫里斯克（Tavriysk）的方向上，乌克兰军队改善了国防的战术位置</text:span>
</text:h>
      <text:p text:style-name="P4">
作者: Ukrinform (Person)</text:p>
      <text:p text:style-name="P4">
出版商: Укринформ (Organization)</text:p>
      <text:p text:style-name="P4">
出版时间: 2023-06-25T12:45:00+03:00</text:p>
      <text:p text:style-name="P4">
修改时间: 2023-06-25T12:45:00+03:00</text:p>
      <text:p text:style-name="P4">
描述: 在过去24小时内的塔夫里亚（Tavriya）方向上，乌克兰军队的进攻行动取得了部分成功，并改善了国防部的战术地位。  - 乌克林。</text:p>
      <text:p text:style-name="P4">
图片: ['<text:a xlink:type="simple" xlink:href="https://static.ukrinform.com/photos/2017_01/thumb_files/630_360_1484807775-5112.jpg" text:style-name="Internet_20_link" text:visited-style-name="Visited_20_Internet_20_Link">
630_360_14848...</text:a>
']</text:p>
      <text:p text:style-name="P4">
标签: ['Оборона', 'Таврія', 'Контрнаступ', 'Єдині новини']</text:p>
      <text:p text:style-name="P4">
类型: Article</text:p>
      <!--METADATA-->
      <text:p text:style-name="P4">
<draw:frame draw:style-name="fr1" draw:name="Image104" text:anchor-type="as-char" svg:width="6.9236in" svg:height="3.956343in" draw:z-index="0">
<draw:image xlink:href="../Images/yкринформ/2023-06-25T12-45-00-03-00/630_360_1484807775-5112.jpg" xlink:type="simple" xlink:show="embed" xlink:actuate="onLoad" draw:mime-type="image/jpeg"/>
</draw:frame>
在最后一天，纳斯塔尔方向在乌克兰军方的进攻行动中取得了部分成功，并提高了国防战术地位。</text:p>
      <text:p text:style-name="P4">
塔夫里亚国防军瓦莱里·谢尔什(Valery Shershn)的国防军审查员的发言人在唯一的新闻中讲述了这一点。</text:p>
      <text:p text:style-name="P4">
“在最后一天，战斗的本质并没有在金牛座的方向上发生变化。 在<text:a xlink:type="simple" xlink:href="https://www.ukrinform.ua/tag-oborona" text:style-name="Internet_20_link" text:visited-style-name="Visited_20_Internet_20_Link">
防御</text:a>
我们担任职位并有动议，包括改善战术位置。 取而代之的是，在某些领域采取进攻行动时，我们取得了部分成功。 Shershn说：“这是一项巨大的努力，以阻止我们的晋升，并带有活力，武器和设备的巨大努力。”</text:p>
      <text:p text:style-name="P4">
据他说，俄罗斯朝这个方向朝这个方向失去了这一方向，被谋杀案杀害了242名入侵者，16名武器和军事技术人员被摧毁。</text:p>
      <text:p text:style-name="P4">
<text:span text:style-name="T4">
另请阅读：</text:span>
 [在<text:span text:style-name="T4">
塔夫里斯基(Tavriysky)</text:span>
国防军的指示表向执行更多(https://www.ukrinform.ua/rubric-ato/3726956-na-tavrijskomu-napramku-sil-oboroni-za-dobu-vikonali-ponad-13-tisaci-vognevih-zavdan.html)此外，防御力量摧毁了敌人弹药的五个仓库，强调。</text:p>
      <text:p text:style-name="P4">
同时，他强调说：“对整个乌克兰的物体和平民基础设施使用火箭武器和无人驾驶汽车仍然存在很大的威胁。”</text:p>
      <text:p text:style-name="P4">
如<text:a xlink:type="simple" xlink:href="https://www.ukrinform.ua/rubric-regions/3727450-za-dobu-rosiani-atakuvali-devat-regioniv-ukraini-zvedenna-ova.html" text:style-name="Internet_20_link" text:visited-style-name="Visited_20_Internet_20_Link">
报道</text:a>
，俄罗斯军队每天在乌克兰的九个地区进行袭击。</text:p>
      <text:p text:style-name="P4">
News Source: <text:a xlink:type="simple" xlink:href="https://www.ukrinform.ua/rubric-ato/3727465-na-tavrijskomu-napramku-ukrainski-vijskovi-pokrasili-takticne-polozenna-v-oboroni.html" text:style-name="Internet_20_link" text:visited-style-name="Visited_20_Internet_20_Link">
https://www.ukrinform.ua/rubric-ato/3727465-na-tavrijskomu-napramku-ukrainski-vijskovi-pokrasili-takticne-polozenna-v-oboroni.html</text:a>
</text:p>
      <!--NEWS-->
      <text:h text:style-name="P10" text:outline-level="1">
<text:span text:style-name="T4">
入侵者将化学弹药丢进了Marinka的武装力量</text:span>
</text:h>
      <text:p text:style-name="P4">
作者: Ukrinform (Person)</text:p>
      <text:p text:style-name="P4">
出版商: Укринформ (Organization)</text:p>
      <text:p text:style-name="P4">
出版时间: 2023-06-25T12:53:00+03:00</text:p>
      <text:p text:style-name="P4">
修改时间: 2023-06-25T12:53:00+03:00</text:p>
      <text:p text:style-name="P4">
描述: 在马里因斯基（Mariinsky）的方向上，俄罗斯入侵者将化学弹药降低到乌克兰的位置。  - 乌克林。</text:p>
      <text:p text:style-name="P4">
图片: ['<text:a xlink:type="simple" xlink:href="https://static.ukrinform.com/photos/2023_06/thumb_files/630_360_1687686542-495.jpg" text:style-name="Internet_20_link" text:visited-style-name="Visited_20_Internet_20_Link">
630_360_16876...</text:a>
']</text:p>
      <text:p text:style-name="P4">
标签: ['Донеччина', 'Хімічна зброя', 'ЗСУ', 'Російські військові', 'Боєприпаси', 'Війна з Росією', 'Єдині новини']</text:p>
      <text:p text:style-name="P4">
类型: Article</text:p>
      <!--METADATA-->
      <text:p text:style-name="P4">
<draw:frame draw:style-name="fr1" draw:name="Image105" text:anchor-type="as-char" svg:width="6.9236in" svg:height="3.956343in" draw:z-index="0">
<draw:image xlink:href="../Images/yкринформ/2023-06-25T12-53-00-03-00/630_360_1687686542-495.jpg" xlink:type="simple" xlink:show="embed" xlink:actuate="onLoad" draw:mime-type="image/jpeg"/>
</draw:frame>
纳波蛋白的方向俄罗斯入侵者将化学弹药放到乌克兰的位置。</text:p>
      <text:p text:style-name="P4">
塔夫里亚国防军瓦莱里·谢尔什(Valery Shershn)的国防军审查员的发言人在“统一新闻”中报道了这一点。</text:p>
      <text:p text:style-name="P4">
“在禁忌化学弹药的位置之一上出院的事实，令人窒息。 风在敌人的一侧。”谢尔什说。</text:p>
      <text:p text:style-name="P4">
总的来说，据他说，最后一天，作为前一个，<text:a xlink:type="simple" xlink:href="https://www.ukrinform.ua/tag-rosijski-vijskovi" text:style-name="Internet_20_link" text:visited-style-name="Visited_20_Internet_20_Link">
俄罗斯人</text:a>
他们将主要攻击集中在Avdi和Marinsk的方向上。</text:p>
      <text:p text:style-name="P4">
<text:span text:style-name="T4">
另请阅读：</text:span>
 <text:a xlink:type="simple" xlink:href="https://www.ukrinform.ua/rubric-ato/3727461-vijskovopolonenij-rozpoviv-pro-pogane-zabezpecenna-rosarmii.html" text:style-name="Internet_20_link" text:visited-style-name="Visited_20_Internet_20_Link">
一名战俘讲述了俄罗斯的不良规定</text:a>
“正是在这里发生了13次战斗冲突。 几乎每个人都落在海军陆战队上。 悔改，离开了。 此外，敌人使用坦克，射击火力和枪管炮兵的反应性系统，在我们的位置上制作了超过440个锁存，”霍尔文告知。</text:p>
      <text:p text:style-name="P4">
此外，他说，在Avdiivsky的方向上，敌人在Avdiivka和Severny地区引起了航空罢工。 在马林斯基(Mariinsky)的方向上，敌人是在马林卡(Marinka)地区进行的，没有成功。</text:p>
      <text:p text:style-name="P4">
Shersh指出，同时，敌人对Krasnogorivka，Marinka，Venta，St. George，Kurakhovo和Oleksiyivka进行了炮弹炮击。</text:p>
      <text:p text:style-name="P4">
“敌人还袭击了金尼瓦(Golden Niva)，马卡里夫卡(Makarivka)的杰出区域，并在Katerynivka，Bogoyavlenka，Novomikhailivka，Blessed，coal，Prychistivka，Prychistivka，Golden Niva，Golden Niva，Novoukrainadona Regional的定居点被解雇。</text:p>
      <text:p text:style-name="P4">
<text:span text:style-name="T4">
另请阅读：</text:span>
 [在俄罗斯人袭击乌克兰-ovav的九个地区(https://www.ukrinform.ua/rubric-regions/3727450-za-dobu-rosiani-atakuvali-devat-regioniv-ukraini-zvedenna-ova.html)他告知“在Zaporizhhya的方向上，敌人继续进行，并集中精力防止我们的军队晋升。”</text:p>
      <text:p text:style-name="P4">
是的，霍文说，敌人在Orikhiv，Novodanylivka，Robot以及还袭击了居住的Novoradivka，Levadne，Poltava，Poltava，Railway，Gulyapole，Gulyapole，Gulyapole，GulyApole，Gulyaypil，Magicsky，Blogginsky，Orykhiv。地区。*!(https://www.ukrinform.ua/rubric-ato/3727391-aviacia-zsu-zavdala-18-udariv-po-poziciah-voroga-znisenij-zrk-rosian.html)据乌克林福姆报道，乌克兰的国防军从2022年2月24日至2023年6月25日被清算了<text:a xlink:type="simple" xlink:href="https://www.ukrinform.ua/rubric-ato/3727399-sili-oboroni-likviduvali-vze-224-630-rosian.html" text:style-name="Internet_20_link" text:visited-style-name="Visited_20_Internet_20_Link">
224,000千万俄罗斯入侵者</text:a>
，还有另外720人 - 在过去的一天中。</text:p>
      <text:p text:style-name="P4">
News Source: <text:a xlink:type="simple" xlink:href="https://www.ukrinform.ua/rubric-ato/3727467-rosiani-skinuli-himicnij-boepripas-na-pozicii-zsu-pid-marinkou.html" text:style-name="Internet_20_link" text:visited-style-name="Visited_20_Internet_20_Link">
https://www.ukrinform.ua/rubric-ato/3727467-rosiani-skinuli-himicnij-boepripas-na-pozicii-zsu-pid-marinkou.html</text:a>
</text:p>
      <!--NEWS-->
      <text:h text:style-name="P10" text:outline-level="1">
<text:span text:style-name="T4">
Blogger绑架了Kherson Russians：在敖德萨，诉讼开始了</text:span>
</text:h>
      <text:p text:style-name="P4">
作者: Ukrinform (Person)</text:p>
      <text:p text:style-name="P4">
出版商: Укринформ (Organization)</text:p>
      <text:p text:style-name="P4">
出版时间: 2023-06-25T12:54:00+03:00</text:p>
      <text:p text:style-name="P4">
修改时间: 2023-06-25T12:54:00+03:00</text:p>
      <text:p text:style-name="P4">
描述: 在敖德萨，诉讼始于俄罗斯军事教育家幼儿园和来自赫尔森·埃琳娜·纳莫娃（Kherson Elena Naumova）的博客作者的诉讼，嘲笑了侵略者，并将其保留在地下室中，以担任她的职业 - 乌克兰人职位。  - 乌克林。</text:p>
      <text:p text:style-name="P4">
图片: ['<text:a xlink:type="simple" xlink:href="https://static.ukrinform.com/photos/2023_06/thumb_files/630_360_1687686801-460.jpg" text:style-name="Internet_20_link" text:visited-style-name="Visited_20_Internet_20_Link">
630_360_16876...</text:a>
']</text:p>
      <text:p text:style-name="P4">
标签: ['Херсон', 'Суд', 'Викрадення людей', 'Війна з Росією']</text:p>
      <text:p text:style-name="P4">
类型: Article</text:p>
      <!--METADATA-->
      <text:p text:style-name="P4">
<draw:frame draw:style-name="fr1" draw:name="Image106" text:anchor-type="as-char" svg:width="6.9236in" svg:height="3.956343in" draw:z-index="0">
<draw:image xlink:href="../Images/yкринформ/2023-06-25T12-54-00-03-00/630_360_1687686801-460.jpg" xlink:type="simple" xlink:show="embed" xlink:actuate="onLoad" draw:mime-type="image/jpeg"/>
</draw:frame>
在敖德萨，在绑架幼儿园的诉讼和来自霍尔森·埃琳娜·纳莫娃(Kherson Elena Naumova)的博客作者中，他们占领了他们的职业 - 乌克兰人的立场。</text:p>
      <text:p text:style-name="P4">
这是在[Facebook]中报道的(https://www.facebook.com/yuriy.belous.3/posts/pfbid0u7EfBDbrvAgaLUdMGpvUMfLSxixjNHoedbrAvvPiDqaDB79vYGQcr27P48xjwQ2jl)乌克林福姆报道，它的律师尤里·比洛斯(Yuri Bilous)。</text:p>
      <text:p text:style-name="P4">
“在被占领的<text:a xlink:type="simple" xlink:href="https://www.ukrinform.ua/tag-herson" text:style-name="Internet_20_link" text:visited-style-name="Visited_20_Internet_20_Link">
Kherson</text:a>
，她公开反对俄罗斯占领，进行了Utiktok溪流，并帮助了城市的人们。 在敖德萨，我们开始针对针对埃琳娜的军事犯罪的诉讼。”</text:p>
      <text:p text:style-name="P4">
他指出，该案将被告知。 特别是，Elena Naumomovodenno在她的Tiktok页面上进行了溪流。</text:p>
      <text:p text:style-name="P4">
<text:span text:style-name="T4">
另请阅读：</text:span>
 [<text:span text:style-name="T4">
绑架</text:span>
侵略者(https://www.ukrinform.ua/rubric-society/3720587-spravu-pro-vikradenna-zagarbnikami-deputataveterana-z-kupanska-rozglane-espl.html)据报道，在占领霍尔森·奥琳娜·纳莫娃(Kherson Olena Naumova)期间，蒂克托克(Tiktok)讲述了这座城市的生活。 六个月后，它成立了。 该名女子被讯问了四天，她被冻结并在地下室饿死了。</text:p>
      <text:p text:style-name="P4">
<text:span text:style-name="T5">
foto：Yuri Bilous / Facebook</text:span>
</text:p>
      <text:p text:style-name="P4">
News Source: <text:a xlink:type="simple" xlink:href="https://www.ukrinform.ua/rubric-regions/3727468-vikradenna-blogerki-z-hersona-rosianami-v-odesi-rozpocavsa-sudovij-proces.html" text:style-name="Internet_20_link" text:visited-style-name="Visited_20_Internet_20_Link">
https://www.ukrinform.ua/rubric-regions/3727468-vikradenna-blogerki-z-hersona-rosianami-v-odesi-rozpocavsa-sudovij-proces.html</text:a>
</text:p>
      <!--NEWS-->
      <text:h text:style-name="P10" text:outline-level="1">
<text:span text:style-name="T4">
瓦格纳PVC可以攻击白俄罗斯 - 英国将军的基辅</text:span>
</text:h>
      <text:p text:style-name="P4">
作者: Ukrinform (Person)</text:p>
      <text:p text:style-name="P4">
出版商: Укринформ (Organization)</text:p>
      <text:p text:style-name="P4">
出版时间: 2023-06-25T13:02:00+03:00</text:p>
      <text:p text:style-name="P4">
修改时间: 2023-06-25T13:02:00+03:00</text:p>
      <text:p text:style-name="P4">
描述: 理查德·丹纳特（Richard Dannatt）将军认为，乌克兰应该是对基辅“瓦格纳”（Kiev“ Wagner）”的攻击，由耶夫根·普里戈金（Yevgeny Prigogin）领导，乌克兰可能是对基辅“瓦格纳”的攻击，后者在叛乱后去了白俄罗斯。  - 乌克林。</text:p>
      <text:p text:style-name="P4">
图片: ['<text:a xlink:type="simple" xlink:href="https://static.ukrinform.com/photos/2023_02/thumb_files/630_360_1675531805-640.jpg" text:style-name="Internet_20_link" text:visited-style-name="Visited_20_Internet_20_Link">
630_360_16755...</text:a>
']</text:p>
      <text:p text:style-name="P4">
标签: ['Білорусь', 'ПВК "Вагнера"', 'Пригожин', 'Війна з Росією']</text:p>
      <text:p text:style-name="P4">
类型: Article</text:p>
      <!--METADATA-->
      <text:p text:style-name="P4">
<draw:frame draw:style-name="fr1" draw:name="Image107" text:anchor-type="as-char" svg:width="6.9236in" svg:height="3.956343in" draw:z-index="0">
<draw:image xlink:href="../Images/yкринформ/2023-06-25T13-02-00-03-00/630_360_1675531805-640.jpg" xlink:type="simple" xlink:show="embed" xlink:actuate="onLoad" draw:mime-type="image/jpeg"/>
</draw:frame>
英国总参谋长理查德·丹纳特(Richard Dannatt)将军认为，乌克兰应该可能袭击由Zevgen Prigogin领导的基辅“ Wagner”，后者在叛乱后离开白俄罗斯。</text:p>
      <text:p text:style-name="P4">
正如乌克林福姆报道的那样，它报告了<text:a xlink:type="simple" xlink:href="https://news.sky.com/story/ukraine-russia-war-latest-putin-wagner-prigozhin-rostov-on-don-live-updates-12541713" text:style-name="Internet_20_link" text:visited-style-name="Visited_20_Internet_20_Link">
天空新闻</text:a>
。</text:p>
      <text:p text:style-name="P4">
“他去了[白俄罗斯]的事实(https://www.ukrinform.ua/tag-bilorus)，这是一个关注的问题。</text:p>
      <text:p text:style-name="P4">
丹纳特将军说，乌克兰的领导人应该保护自己免受白俄罗斯普里戈金·纳基(Prigogine Naki)领导的可能攻击。</text:p>
      <text:p text:style-name="P4">
他补充说，如果Prigogine在他周围留下了有效的战斗力，他将再次威胁到最接近基辅的乌克兰侧面。”他补充说。</text:p>
      <text:p text:style-name="P4">
根据丹纳特勋爵的说法，俄罗斯很有可能使用瓦格纳集团尝试再次捕获基辅。</text:p>
      <text:p text:style-name="P4">
但是，他说，在俄罗斯联邦中叛乱的企图并没有成为许多胜利。</text:p>
      <text:p text:style-name="P4">
<text:span text:style-name="T4">
另请阅读：</text:span>
 <text:a xlink:type="simple" xlink:href="https://www.ukrinform.ua/rubric-world/3727460-prigozina-mozut-likviduvati-u-bilorusi-cnn.html" text:style-name="Internet_20_link" text:visited-style-name="Visited_20_Internet_20_Link">
<text:span text:style-name="T4">
 prigogine </text:span>
，可以在白俄罗斯-CNN中消除</text:a>
专家说：“昨天的惨败没有直接获胜者。”</text:p>
      <text:p text:style-name="P4">
丹纳特在《天空新闻》埃瑟(Ether)中说：“普京被削弱了。俄罗斯军队……显然，有些混乱。”</text:p>
      <text:p text:style-name="P4">
如<text:a xlink:type="simple" xlink:href="https://www.ukrinform.ua/rubric-other_news/3727120-zakolot-prigozina-vse-so-vidomo-na-cej-moment.html" text:style-name="Internet_20_link" text:visited-style-name="Visited_20_Internet_20_Link">
报道</text:a>
Wagner Pec Yevgeny Prigogin的负责人于6月23日宣布了反拉斯军事领导层的Demarsh，特别是针对国防部长Sergiyashah。 他控制了Don的Rostov和Voronezh地区的一部分，然后Wagnerivtsi去了莫斯科。</text:p>
      <text:p text:style-name="P4">
6月24日，在俄罗斯总统普京与普里戈金进行谈判时，自称为白俄罗斯亚历山大·卢卡申科总统。 瓦格纳·佩克(Wagner Pec)的负责人谈判的保费表示<text:a xlink:type="simple" xlink:href="https://www.ukrinform.ua/rubric-world/3727347-prigozin-rozvertae-koloni-vagnerivciv-do-polovih-taboriv-roszmi.html" text:style-name="Internet_20_link" text:visited-style-name="Visited_20_Internet_20_Link">
他将小组的战斗人员离开到了野外营地</text:a>
 .</text:p>
      <text:p text:style-name="P4">
News Source: <text:a xlink:type="simple" xlink:href="https://www.ukrinform.ua/rubric-ato/3727471-pvk-vagner-moze-atakuvati-kiiv-z-bilorusi-britanskij-general.html" text:style-name="Internet_20_link" text:visited-style-name="Visited_20_Internet_20_Link">
https://www.ukrinform.ua/rubric-ato/3727471-pvk-vagner-moze-atakuvati-kiiv-z-bilorusi-britanskij-general.html</text:a>
</text:p>
      <!--NEWS-->
      <text:h text:style-name="P10" text:outline-level="1">
<text:span text:style-name="T4">
敌人继续从无人机探索，以寻找乌克兰攻击的数据 - 荷马尼克</text:span>
</text:h>
      <text:p text:style-name="P4">
作者: Ukrinform (Person)</text:p>
      <text:p text:style-name="P4">
出版商: Укринформ (Organization)</text:p>
      <text:p text:style-name="P4">
出版时间: 2023-06-25T13:02:18+03:00</text:p>
      <text:p text:style-name="P4">
修改时间: 2023-06-25T13:02:18+03:00</text:p>
      <text:p text:style-name="P4">
描述: 俄罗斯军队继续情报，收集数据以在乌克兰未来的袭击中进行数据。  - 乌克林。</text:p>
      <text:p text:style-name="P4">
图片: ['<text:a xlink:type="simple" xlink:href="https://static.ukrinform.com/photos/2023_06/thumb_files/630_360_1687340215-761.jpg" text:style-name="Internet_20_link" text:visited-style-name="Visited_20_Internet_20_Link">
630_360_16873...</text:a>
']</text:p>
      <text:p text:style-name="P4">
标签: ['Безпілотник', 'Розвідка', 'ЗСУ', 'Російські військові', 'Єдині новини', 'Наталія Гуменюк']</text:p>
      <text:p text:style-name="P4">
类型: Article</text:p>
      <!--METADATA-->
      <text:p text:style-name="P4">
<draw:frame draw:style-name="fr1" draw:name="Image108" text:anchor-type="as-char" svg:width="6.9236in" svg:height="3.956343in" draw:z-index="0">
<draw:image xlink:href="../Images/yкринформ/2023-06-25T13-02-18-03-00/630_360_1687340215-761.jpg" xlink:type="simple" xlink:show="embed" xlink:actuate="onLoad" draw:mime-type="image/jpeg"/>
</draw:frame>
俄罗斯继续侦察工作，为未来的Atacpo乌克兰收集数据。</text:p>
      <text:p text:style-name="P4">
乌克林福姆(Ukrinform)纳塔利娅·汉尼克(Natalia Humeniuk)在全国电信“统一新闻”“统一新闻”上进行了报道。</text:p>
      <text:p text:style-name="P4">
“那天晚上，尽管敌人继续进行情报，但显然，随后的攻击可能会被敌人使用，这一点更加平静。 因为也有Shahheda适用，并且仍然具有导弹潜力，并且有一个理解的事实，即前线有成功，在该国本身有如此混乱，他们需要任何胜利，他们经常给予的胜利在这种火箭发射器(甚至没有取得结果)之后，他们的宣传资源是六月的胜利，” Humeniuk说。</text:p>
      <text:p text:style-name="P4">
她指定数据收集<text:a xlink:type="simple" xlink:href="https://www.ukrinform.ua/tag-rosijski-vijskovi" text:style-name="Internet_20_link" text:visited-style-name="Visited_20_Internet_20_Link">
俄罗斯人</text:a>
继续在无人驾驶的“间谍”的帮助下继续。</text:p>
      <text:p text:style-name="P4">
“即使在最后一天，我们也被这样的“间谍”集会记录在Domikolaev。 也就是说，这表明他们不仅研究前部正面的位置，而且还要在后部地区寻找目标。 当然，这位侦察兵是防空力量的。 但是，例如，在黑色的船上交替，可以携带这样的无人机释放出来以收集信息，我们仔细跟踪。”发言人强调。</text:p>
      <text:p text:style-name="P4">
<text:span text:style-name="T4">
另请阅读：</text:span>
 <text:a xlink:type="simple" xlink:href="https://www.ukrinform.ua/rubric-ato/3726103-rosiani-namagautsa-povernutisa-na-pozicii-aki-zajmali-do-pidrivu-kahovskoi-ges-gumenuk.html" text:style-name="Internet_20_link" text:visited-style-name="Visited_20_Internet_20_Link">
入侵者正试图返回暴露于Kakhovski水力发电站的位置 -  <text:span text:style-name="T4">
 Gumeniuk </text:span>
</text:a>
根据她的说法，俄罗斯人对右手沿海的奥查科夫(Ochakov)方向感兴趣，“他们无法以任何方式理解 - 国防部队的活动和最明显的方式表现出来。”</text:p>
      <text:p text:style-name="P4">
据报道：“但是，我们试图尽可能高效地为敌人服务，以至于敌人的意外惊喜：减去10个积累，减去2个大的枪支，减去4艘船。”</text:p>
      <text:p text:style-name="P4">
据报道，从黑海12:00起，四艘俄罗斯船只被重新进行战斗义务，<text:a xlink:type="simple" xlink:href="https://www.ukrinform.ua/rubric-ato/3727464-rosia-trimae-u-cornomu-mori-odin-raketonosij-iz-kalibrami.html" text:style-name="Internet_20_link" text:visited-style-name="Visited_20_Internet_20_Link">
包括一辆承运人</text:a>
有翼的机芯导弹。</text:p>
      <text:p text:style-name="P4">
News Source: <text:a xlink:type="simple" xlink:href="https://www.ukrinform.ua/rubric-ato/3727470-vorog-prodovzue-rozvidku-z-bezpilotnikiv-u-posuku-danih-dla-atak-po-ukraini-gumenuk.html" text:style-name="Internet_20_link" text:visited-style-name="Visited_20_Internet_20_Link">
https://www.ukrinform.ua/rubric-ato/3727470-vorog-prodovzue-rozvidku-z-bezpilotnikiv-u-posuku-danih-dla-atak-po-ukraini-gumenuk.html</text:a>
</text:p>
      <!--NEWS-->
      <text:h text:style-name="P10" text:outline-level="1">
<text:span text:style-name="T4">
由于涉及一名醉酒警察的事故，三个女孩在基洛沃拉德地区被杀</text:span>
</text:h>
      <text:p text:style-name="P4">
作者: Ukrinform (Person)</text:p>
      <text:p text:style-name="P4">
出版商: Укринформ (Organization)</text:p>
      <text:p text:style-name="P4">
出版时间: 2023-06-25T13:05:00+03:00</text:p>
      <text:p text:style-name="P4">
修改时间: 2023-06-25T13:05:00+03:00</text:p>
      <text:p text:style-name="P4">
描述: 在基洛维格拉德地区，由于涉及警察醉酒的交通事故，三名17岁女孩被杀。  - 乌克林。</text:p>
      <text:p text:style-name="P4">
图片: ['<text:a xlink:type="simple" xlink:href="https://static.ukrinform.com/photos/2023_05/thumb_files/630_360_1683796887-821.jpg" text:style-name="Internet_20_link" text:visited-style-name="Visited_20_Internet_20_Link">
630_360_16837...</text:a>
']</text:p>
      <text:p text:style-name="P4">
标签: ['ДТП', 'Поліція', 'Загибель', 'Кіровоградщина']</text:p>
      <text:p text:style-name="P4">
类型: Article</text:p>
      <!--METADATA-->
      <text:p text:style-name="P4">
<draw:frame draw:style-name="fr1" draw:name="Image109" text:anchor-type="as-char" svg:width="6.9236in" svg:height="3.956343in" draw:z-index="0">
<draw:image xlink:href="../Images/yкринформ/2023-06-25T13-05-00-03-00/630_360_1683796887-821.jpg" xlink:type="simple" xlink:show="embed" xlink:actuate="onLoad" draw:mime-type="image/jpeg"/>
</draw:frame>
由于涉及警察局参与的警察的交通事故，三名17岁的女孩在中洛沃格勒地区被杀，另外三名住院。</text:p>
      <text:p text:style-name="P4">
据报道<text:a xlink:type="simple" xlink:href="http://kg.npu.gov.ua/news/na-kirovohradshchyni-pravookhorontsi-vstanovliuiut-obstavyny-dtp-za-uchasti-politseiskoho-vnaslidok-iakoi-zahynuly-troie-osib" text:style-name="Internet_20_link" text:visited-style-name="Visited_20_Internet_20_Link">
基洛维格拉德地区国家警察局的主要局</text:a>
，报道乌克林福姆。</text:p>
      <text:p text:style-name="P4">
值得注意的是，今天，6月25日，在Kirovohrad地区的Novgorod村附近的警察大约04:30向警察局。 在活动中，执法人员发现警察曾在领土单位的方向盘上。</text:p>
      <text:p text:style-name="P4">
“事故发生了三名17岁的人：两人在现场，而Dnadia死于救护车。 此外，该邮报写道：“此外，另外三名从16岁到18岁的公民交付给了医疗机构。”</text:p>
      <text:p text:style-name="P4">
值得注意的是，由于[事故]，汽车的驾驶员(https://www.ukrinform.ua/tag-dtp)受伤。 他处于酒精中毒状态。</text:p>
      <text:p text:style-name="P4">
DBR的员工对道路事故进行了调查。</text:p>
      <text:p text:style-name="P4">
<text:span text:style-name="T4">
另请阅读：</text:span>
 <text:a xlink:type="simple" xlink:href="https://www.ukrinform.ua/rubric-regions/3723245-vodia-so-skoiv-smertelnu-dtp-na-bukovini-vzali-pid-vartu-bez-prava-na-zastavu.html" text:style-name="Internet_20_link" text:visited-style-name="Visited_20_Internet_20_Link">
在布科维纳犯下致命的道路事故的驾驶员**，劫持了人质，没有保证的权利</text:a>
如<text:a xlink:type="simple" xlink:href="https://www.ukrinform.ua/rubric-regions/3725682-u-buci-stalasa-dtp-postrazdali-vagitna-zinka-i-dvoricna-ditina.html" text:style-name="Internet_20_link" text:visited-style-name="Visited_20_Internet_20_Link">
报道</text:a>
，一名孕妇和一个2岁的孩子因Bucha事故而受伤，他们住院了。</text:p>
      <text:p text:style-name="P4">
News Source: <text:a xlink:type="simple" xlink:href="https://www.ukrinform.ua/rubric-regions/3727472-na-kirovogradsini-vnaslidok-dtp-za-ucastu-netverezogo-policejskogo-zaginuli-troe-divcat.html" text:style-name="Internet_20_link" text:visited-style-name="Visited_20_Internet_20_Link">
https://www.ukrinform.ua/rubric-regions/3727472-na-kirovogradsini-vnaslidok-dtp-za-ucastu-netverezogo-policejskogo-zaginuli-troe-divcat.html</text:a>
</text:p>
      <!--NEWS-->
      <text:h text:style-name="P10" text:outline-level="1">
<text:span text:style-name="T4">
基辅的光中没有质量照明-DTEK</text:span>
</text:h>
      <text:p text:style-name="P4">
作者: Ukrinform (Person)</text:p>
      <text:p text:style-name="P4">
出版商: Укринформ (Organization)</text:p>
      <text:p text:style-name="P4">
出版时间: 2023-06-25T13:11:00+03:00</text:p>
      <text:p text:style-name="P4">
修改时间: 2023-06-25T13:11:00+03:00</text:p>
      <text:p text:style-name="P4">
描述: 基辅没有大规模的紧急照明。  - 乌克林。</text:p>
      <text:p text:style-name="P4">
图片: ['<text:a xlink:type="simple" xlink:href="https://static.ukrinform.com/photos/2022_10/thumb_files/630_360_1666341365-342.jpg" text:style-name="Internet_20_link" text:visited-style-name="Visited_20_Internet_20_Link">
630_360_16663...</text:a>
']</text:p>
      <text:p text:style-name="P4">
标签: ['ДТЕК', 'Електроенергія', 'Відключення світла', 'Київ']</text:p>
      <text:p text:style-name="P4">
类型: Article</text:p>
      <!--METADATA-->
      <text:p text:style-name="P4">
<draw:frame draw:style-name="fr1" draw:name="Image110" text:anchor-type="as-char" svg:width="6.9236in" svg:height="3.956343in" draw:z-index="0">
<draw:image xlink:href="../Images/yкринформ/2023-06-25T13-11-00-03-00/630_360_1666341365-342.jpg" xlink:type="simple" xlink:show="embed" xlink:actuate="onLoad" draw:mime-type="image/jpeg"/>
</draw:frame>
在基辅，有大规模的紧急关闭。</text:p>
      <text:p text:style-name="P4">
根据乌克林福姆的说法，DTEK在[Telegram]中报告(https://t.me/dtek_ua/593)。</text:p>
      <text:p text:style-name="P4">
“在电报通道中，有关紧急关闭的虚假信息[灯]开始(https://www.ukrinform.ua/tag-elektroenergia)在基辅。 我们敦促遵循官方渠道上的信息。 基辅，没有巨大的光线脱节。”  - 测试说。</text:p>
      <text:p text:style-name="P4">
DTEK指出，截至12:30，当地的小型关闭是Razlomian区。</text:p>
      <text:p text:style-name="P4">
此外，所罗门斯克和达尼兹地区的当地关闭与电网的常规工作有关。</text:p>
      <text:p text:style-name="P4">
<text:span text:style-name="T4">
另请阅读：</text:span>
 <text:a xlink:type="simple" xlink:href="https://www.ukrinform.ua/rubric-economy/3726689-na-kiivsini-planuut-pobuduvati-persi-v-ukraini-rozumni-elektromerezi.html" text:style-name="Internet_20_link" text:visited-style-name="Visited_20_Internet_20_Link">
在基辅地区，计划在乌克兰建造第一个“智能”电网</text:a>
消息说：“基辅的所有其他人都充满了电。”</text:p>
      <text:p text:style-name="P4">
如[Ukrinform]报道(https://www.ukrinform.ua/rubric-kyiv/3727242-u-kievi-energetiki-vidnovili-poskodzenu-ulamkami-raketi-elektroliniu.html)，6月24日，基辅能源恢复了一条电线，该电线被击落的俄罗斯火箭的碎片损坏。</text:p>
      <text:p text:style-name="P4">
News Source: <text:a xlink:type="simple" xlink:href="https://www.ukrinform.ua/rubric-kyiv/3727476-u-kievi-nemae-masovih-vidklucen-svitla-dtek.html" text:style-name="Internet_20_link" text:visited-style-name="Visited_20_Internet_20_Link">
https://www.ukrinform.ua/rubric-kyiv/3727476-u-kievi-nemae-masovih-vidklucen-svitla-dtek.html</text:a>
</text:p>
      <!--NEWS-->
      <text:h text:style-name="P10" text:outline-level="1">
<text:span text:style-name="T4">
Danilov称Prigoine的叛乱为拆除普京系统的第一阶段</text:span>
</text:h>
      <text:p text:style-name="P4">
作者: Ukrinform (Person)</text:p>
      <text:p text:style-name="P4">
出版商: Укринформ (Organization)</text:p>
      <text:p text:style-name="P4">
出版时间: 2023-06-25T13:12:00+03:00</text:p>
      <text:p text:style-name="P4">
修改时间: 2023-06-25T13:12:00+03:00</text:p>
      <text:p text:style-name="P4">
描述: 乌克兰国家安全与国防委员会秘书乌克兰·阿列克谢·丹尼洛夫（Alexei Danilov）称企图叛乱瓦格纳·佩克·耶夫根尼·普里戈金（Wagner Pec Yevgeny Prigogin）领导人是拆除俄罗斯弗拉基米尔·普京（Vladimir Putin）总统制度的第一阶段。  - 乌克林。</text:p>
      <text:p text:style-name="P4">
图片: ['<text:a xlink:type="simple" xlink:href="https://static.ukrinform.com/photos/2023_03/thumb_files/630_360_1677827515-830.jpg" text:style-name="Internet_20_link" text:visited-style-name="Visited_20_Internet_20_Link">
630_360_16778...</text:a>
']</text:p>
      <text:p text:style-name="P4">
标签: ['Путін', 'РНБО', 'Російські військові', 'ПВК "Вагнера"', 'Пригожин', 'Данілов', 'Війна з Росією']</text:p>
      <text:p text:style-name="P4">
类型: Article</text:p>
      <!--METADATA-->
      <text:p text:style-name="P4">
<draw:frame draw:style-name="fr1" draw:name="Image111" text:anchor-type="as-char" svg:width="6.9236in" svg:height="3.956343in" draw:z-index="0">
<draw:image xlink:href="../Images/yкринформ/2023-06-25T13-12-00-03-00/630_360_1677827515-830.jpg" xlink:type="simple" xlink:show="embed" xlink:actuate="onLoad" draw:mime-type="image/jpeg"/>
</draw:frame>
乌克兰的国家安全秘书和乌克兰·阿列克谢·丹尼洛夫(Alexey Danilov)的秘书称，瓦格纳·佩克(Wagner Pec Yevgeny Prigogine)领导人的企图是拆除俄罗斯弗拉基米尔·普京(Vladimir Putin)总统的第一阶段。</text:p>
      <text:p text:style-name="P4">
根据乌克林福姆的说法，达尼洛夫在[Facebook]中写了有关它的文章(https://www.facebook.com/danilov.oleksiy/posts/pfbid062DgpLas23UhWV2eswLcsQgTfcyNniN4chwxWgsw3MUxs21hxqwvuadCK6SAbVmrl).</text:p>
      <text:p text:style-name="P4">
«Бунт» пригожина - перший етап демонтажу путінської системи. пригожин є тількичастиною групи і частиною плану, верхівкою айсберга процесу дестабілізації», -зазначив <text:a xlink:type="simple" xlink:href="https://www.ukrinform.ua/tag-danilov" text:style-name="Internet_20_link" text:visited-style-name="Visited_20_Internet_20_Link">
 Данілов </text:a>
。</text:p>
      <text:p text:style-name="P4">
据他说，一群不满意的安全部队，官员和寡头首都认为普京的行动是为自己的利益而致命的，而他的存在，对俄罗斯联邦的威胁是在俄罗斯形成的。</text:p>
      <text:p text:style-name="P4">
«Prizzhinsky Rostov March -Kick-表明意图的严重性，存在的机会以及为开始权力 - 共享 - 自愿或强迫的过程创造条件。 瓦格纳(Wagner)或其他结构的柱仍然可以达到“红色正方形”，但丹尼洛夫(Danilov)强调。</text:p>
      <text:p text:style-name="P4">
<text:span text:style-name="T4">
另请阅读：</text:span>
 <text:a xlink:type="simple" xlink:href="https://www.ukrinform.ua/rubric-polytics/3727369-prigozin-pokazav-kremlu-so-monopolii-na-nasilstvo-bilse-nemae-podolak.html" text:style-name="Internet_20_link" text:visited-style-name="Visited_20_Internet_20_Link">
Prigogine向克里姆林宫展示了关于暴力的垄断 -  <text:span text:style-name="T4">
 Podolyak </text:span>
</text:a>
在他看来，普京仍然是救援的唯一可能性 - 瓦格纳PVC的物理消除，普里戈金的示范，该国引入武术的示威以及大规模镇压的部署。 Danilov说：“是Zolotov -Bortnikov惩罚性机器，旨在击败时髦人士，妇女和青少年，能够执行这些功能。”</text:p>
      <text:p text:style-name="P4">
他还指出，真正的俄罗斯未来经理人已经存在，但是它仍然存在于阴影中，但是，白俄罗斯亚历山大·卢卡申科总统的参与并未被排除在此过程中。</text:p>
      <text:p text:style-name="P4">
但是，根据达尼洛夫(Danilov)的说法，普京的政权“背面有刀子”，即使不是瞬时，但“瞬间不可避免，虽然是不可避免的，虽然在时间上被延迟了”。</text:p>
      <text:p text:style-name="P4">
“但是……任何可能在俄罗斯可能不会发生的事情都没有计划，Casus Prishozhina可以启动/启动过程，并产生不可预测的后果。 我们自己做……直到1991年的边界。”丹尼洛夫总结道。据报道，PEC“ Wagner”的负责人<text:a xlink:type="simple" xlink:href="https://www.ukrinform.ua/tag-pvk-vagnera" text:style-name="Internet_20_link" text:visited-style-name="Visited_20_Internet_20_Link">
</text:a>
6月23日，Yevgeny Prigogin宣布Demarsh反对俄罗斯军事领导，特别是针对国防部长Sergei Shoig。</text:p>
      <text:p text:style-name="P4">
据他说，Shoigu来到了Don的Rostov，他亲自进行了“ Wagner”销毁的操作。</text:p>
      <text:p text:style-name="P4">
瓦格纳(Wagner)在唐(Rostovon)建立了对军事物体的控制。</text:p>
      <text:p text:style-name="P4">
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polytics/3727477-danilov-nazvav-zakolot-prigozina-persim-etapom-demontazu-putinskoi-sistemi.html" text:style-name="Internet_20_link" text:visited-style-name="Visited_20_Internet_20_Link">
https://www.ukrinform.ua/rubric-polytics/3727477-danilov-nazvav-zakolot-prigozina-persim-etapom-demontazu-putinskoi-sistemi.html</text:a>
</text:p>
      <!--NEWS-->
      <text:h text:style-name="P10" text:outline-level="1">
<text:span text:style-name="T4">
四个被鱼毒的人在敖德萨地区住院</text:span>
</text:h>
      <text:p text:style-name="P4">
作者: Ukrinform (Person)</text:p>
      <text:p text:style-name="P4">
出版商: Укринформ (Organization)</text:p>
      <text:p text:style-name="P4">
出版时间: 2023-06-25T13:15:55+03:00</text:p>
      <text:p text:style-name="P4">
修改时间: 2023-06-25T13:15:55+03:00</text:p>
      <text:p text:style-name="P4">
描述: 在敖德萨，由于鱼类食用而记录了这种疾病，在严重程度中等状态下，四名妇女住院。  - 乌克林。</text:p>
      <text:p text:style-name="P4">
图片: ['<text:a xlink:type="simple" xlink:href="https://static.ukrinform.com/photos/2020_09/thumb_files/630_360_1600090998-358.jpg" text:style-name="Internet_20_link" text:visited-style-name="Visited_20_Internet_20_Link">
630_360_16000...</text:a>
']</text:p>
      <text:p text:style-name="P4">
标签: ['Одещина', 'Отруєння', 'Лікарня', 'Риба']</text:p>
      <text:p text:style-name="P4">
类型: Article</text:p>
      <!--METADATA-->
      <text:p text:style-name="P4">
<draw:frame draw:style-name="fr1" draw:name="Image112" text:anchor-type="as-char" svg:width="6.9236in" svg:height="3.956343in" draw:z-index="0">
<draw:image xlink:href="../Images/yкринформ/2023-06-25T13-15-55-03-00/630_360_1600090998-358.jpg" xlink:type="simple" xlink:show="embed" xlink:actuate="onLoad" draw:mime-type="image/jpeg"/>
</draw:frame>
在敖德萨地区，这种疾病是由于鱼类食用而导致的，处于严重程度中等的状态，四名妇女遭到虐待。</text:p>
      <text:p text:style-name="P4">
这是在[Facebook]中报道的(http://www.facebook.com/EMD103Odessa/posts/pfbid02qT3GvDFbfTPEkCLNzr1nV4h72rUHXjqJ9tM9RZZE7K8sPraQ8Am7DeQYE77RLCnFl)乌克林福姆报道，敖德萨地区的紧急医疗援助和灾难医学中心。</text:p>
      <text:p text:style-name="P4">
“在敖德萨的最后一天，紧急医疗援助灾难中心的医生被诊断出患有胃肠炎，急性 - 脑结肠炎和两例由鱼引起的食物毒性感染。 挑战之一是Zelikomyhail社区的103号，第二个是Kodyma地区，第三个是Avant -Garde，另一个案件发生在<text:a xlink:type="simple" xlink:href="https://www.ukrinform.ua/tag-odesa" text:style-name="Internet_20_link" text:visited-style-name="Visited_20_Internet_20_Link">
Odessa</text:a>
”， - 在消息中go。</text:p>
      <text:p text:style-name="P4">
<text:span text:style-name="T4">
另请阅读：</text:span>
 <text:a xlink:type="simple" xlink:href="https://www.ukrinform.ua/rubric-regions/3724763-na-dnipropetrovsini-zaboronili-vilov-i-prodaz-ribi.html" text:style-name="Internet_20_link" text:visited-style-name="Visited_20_Internet_20_Link">
在dnipropetrovsk forbade catch and Sale <text:span text:style-name="T4">
双鱼座</text:span>
</text:a>
值得注意的是，她们在四名妇女的严重程度中处于适度的状态，其中包括怀孕。</text:p>
      <text:p text:style-name="P4">
该中心提醒<text:a xlink:type="simple" xlink:href="https://www.ukrinform.ua/tag-odesina" text:style-name="Internet_20_link" text:visited-style-name="Visited_20_Internet_20_Link">
敖德萨地区</text:a>
禁止在开放式水库和钓鱼中沐浴。 还有一种用于使用鱼类和海鲜的保留地。</text:p>
      <text:p text:style-name="P4">
<text:span text:style-name="T4">
另请阅读：</text:span>
 <text:a xlink:type="simple" xlink:href="https://www.ukrinform.ua/rubric-regions/3724824-na-odeskih-rinkah-rozpocalisa-perevirki-ribi.html" text:style-name="Internet_20_link" text:visited-style-name="Visited_20_Internet_20_Link">
在敖德萨市场，支票<text:span text:style-name="T4">
双鱼座</text:span>
</text:a>
据报道，在敖德萨地区<text:a xlink:type="simple" xlink:href="https://www.ukrinform.ua/rubric-regions/3725543-na-odesini-postupovo-pripinaetsa-oprisnenna-morskoi-vodi.html" text:style-name="Internet_20_link" text:visited-style-name="Visited_20_Internet_20_Link">
海水停止的燃烧</text:a>
，逐渐地，盐度增加，并且超过了质生物学参数。</text:p>
      <text:p text:style-name="P4">
News Source: <text:a xlink:type="simple" xlink:href="https://www.ukrinform.ua/rubric-regions/3727478-na-odesini-gospitalizuvali-cotiroh-ludej-aki-otruilisa-ribou.html" text:style-name="Internet_20_link" text:visited-style-name="Visited_20_Internet_20_Link">
https://www.ukrinform.ua/rubric-regions/3727478-na-odesini-gospitalizuvali-cotiroh-ludej-aki-otruilisa-ribou.html</text:a>
</text:p>
      <!--NEWS-->
      <text:h text:style-name="P10" text:outline-level="1">
<text:span text:style-name="T4">
网络警察告诉是否要安全使用电报和Tiktok</text:span>
</text:h>
      <text:p text:style-name="P4">
作者: Ukrinform (Person)</text:p>
      <text:p text:style-name="P4">
出版商: Укринформ (Organization)</text:p>
      <text:p text:style-name="P4">
出版时间: 2023-06-25T13:22:00+03:00</text:p>
      <text:p text:style-name="P4">
修改时间: 2023-06-25T13:22:00+03:00</text:p>
      <text:p text:style-name="P4">
描述: 应该理性地了解电报和Tiktok Messenger的使用，因为他们知道它们有可能由俄罗斯特殊服务控制。  - 乌克林。</text:p>
      <text:p text:style-name="P4">
图片: ['<text:a xlink:type="simple" xlink:href="https://static.ukrinform.com/photos/2023_06/thumb_files/630_360_1687688244-817.jpg" text:style-name="Internet_20_link" text:visited-style-name="Visited_20_Internet_20_Link">
630_360_16876...</text:a>
']</text:p>
      <text:p text:style-name="P4">
标签: ['Telegram', 'Соцмережі', 'Кіберполіція', 'TikTok']</text:p>
      <text:p text:style-name="P4">
类型: Article</text:p>
      <!--METADATA-->
      <text:p text:style-name="P4">
<draw:frame draw:style-name="fr1" draw:name="Image113" text:anchor-type="as-char" svg:width="6.9236in" svg:height="3.956343in" draw:z-index="0">
<draw:image xlink:href="../Images/yкринформ/2023-06-25T13-22-00-03-00/630_360_1687688244-817.jpg" xlink:type="simple" xlink:show="embed" xlink:actuate="onLoad" draw:mime-type="image/jpeg"/>
</draw:frame>
电报和Tiktok Messenger需要合理地使用，因为他们知道它们有可能由俄罗斯特殊服务控制。</text:p>
      <text:p text:style-name="P4">
根据乌克林福姆的说法，这是<text:a xlink:type="simple" xlink:href="https://ukr.radio/news.html" text:style-name="Internet_20_link" text:visited-style-name="Visited_20_Internet_20_Link">
乌克兰电台</text:a>
Yevgeny Doroganov，国家警察局计算机系统领域的反零售部负责人。</text:p>
      <text:p text:style-name="P4">
“至于保罗·杜罗夫(电报使者的创建者 -  ed。)，的确，这个人是一个世纪。 据说他与普京或特定[RF]有一定的关系(https://www.ukrinform.ua/tag-rosia)。 现在是谣言。 但是我建议您使用其他使者。 其中有很多人，谢谢，它是一个启示性，它是一个vozap，已经处于极端情况下。 但是再次，应该牢记人们宁愿通过电报使用。 为什么？ 因为现在几乎所有新闻都在那里。 知道可以通过俄罗斯联邦的特殊服务来控制它，因此有必要简单地理性地使用这种使者。 它是为了处理一些敏感数据，以删除此类信息。”他说。</text:p>
      <text:p text:style-name="P4">
Doroganov补充说，Tiktok本人由于公民位置而没有使用。 他说：“我想支持这个网络，因为例如，它阻止了一些人权信息浪潮，而宣传IDEO则在中国培养现代政治体系的宣传，相反，饲料和成长。”</text:p>
      <text:p text:style-name="P4">
<text:span text:style-name="T4">
另请阅读：</text:span>
 <text:a xlink:type="simple" xlink:href="https://www.ukrinform.ua/rubric-society/3727382-kiberpolicia-vikrila-nizku-sahrajskih-callcentriv-aki-vimanuvali-grosi-v-inozemciv.html" text:style-name="Internet_20_link" text:visited-style-name="Visited_20_Internet_20_Link">
<text:span text:style-name="T4">
网络警察</text:span>
暴露了许多欺诈性呼叫中心，这些中心列出了外国人的钱</text:a>
</text:p>
      <text:p text:style-name="P4">
如[Ukrinform]报道(https://www.ukrinform.ua/rubric-society/3711669-kiberpolicia-cogoric-otrimala-ponad-15-tisac-zvernen-pro-fisingovi-ataki.html)NPU网络警察局在2023年的五个月内收到了受网络钓鱼影响的公民的15,000多次上诉。</text:p>
      <text:p text:style-name="P4">
News Source: <text:a xlink:type="simple" xlink:href="https://www.ukrinform.ua/rubric-technology/3727481-u-kiberpolicii-rozpovili-ci-bezpecno-koristuvatisa-telegram-i-tiktok.html" text:style-name="Internet_20_link" text:visited-style-name="Visited_20_Internet_20_Link">
https://www.ukrinform.ua/rubric-technology/3727481-u-kiberpolicii-rozpovili-ci-bezpecno-koristuvatisa-telegram-i-tiktok.html</text:a>
</text:p>
      <!--NEWS-->
      <text:h text:style-name="P10" text:outline-level="1">
<text:span text:style-name="T4">
到6月28日，主会议的结果将出现在NMT参与者的个人办公室</text:span>
</text:h>
      <text:p text:style-name="P4">
作者: Ukrinform (Person)</text:p>
      <text:p text:style-name="P4">
出版商: Укринформ (Organization)</text:p>
      <text:p text:style-name="P4">
出版时间: 2023-06-25T13:27:00+03:00</text:p>
      <text:p text:style-name="P4">
修改时间: 2023-06-25T13:27:00+03:00</text:p>
      <text:p text:style-name="P4">
描述: 直到6月28日，主要会议的结果将出现在国家多类测试的个人办公室中。  - 乌克林。</text:p>
      <text:p text:style-name="P4">
图片: ['<text:a xlink:type="simple" xlink:href="https://static.ukrinform.com/photos/2017_11/thumb_files/630_360_1512071662-2314.jpg" text:style-name="Internet_20_link" text:visited-style-name="Visited_20_Internet_20_Link">
630_360_15120...</text:a>
']</text:p>
      <text:p text:style-name="P4">
标签: ['Освіта', 'Вступна кампанія', 'Абітурієнти', 'Мультипредметний тест']</text:p>
      <text:p text:style-name="P4">
类型: Article</text:p>
      <!--METADATA-->
      <text:p text:style-name="P4">
<draw:frame draw:style-name="fr1" draw:name="Image114" text:anchor-type="as-char" svg:width="6.9236in" svg:height="3.956343in" draw:z-index="0">
<draw:image xlink:href="../Images/yкринформ/2023-06-25T13-27-00-03-00/630_360_1512071662-2314.jpg" xlink:type="simple" xlink:show="embed" xlink:actuate="onLoad" draw:mime-type="image/jpeg"/>
</draw:frame>
到6月28日，主要会议的结果将出现在国家多部分测试的参与者的个人办公室中。</text:p>
      <text:p text:style-name="P4">
根据乌克林福姆的报道，它报告了<text:a xlink:type="simple" xlink:href="https://testportal.gov.ua/yak-i-de-diznatysya-rezultaty-osnovnoyi-sesiyi-nmt/" text:style-name="Internet_20_link" text:visited-style-name="Visited_20_Internet_20_Link">
乌克兰质量评估教育中心</text:a>
。</text:p>
      <text:p text:style-name="P4">
“在几天内，在参与者的个人办公室中，将以100-200分的范围获得有关NMT主会议的结果的信息，”  - 在消息中。</text:p>
      <text:p text:style-name="P4">
在UCEA中，据报道，一个单独的阶段，在此期间，对每个测试联盟的所有参与者提供的所有答案进行了处理，重新检查和分析。</text:p>
      <text:p text:style-name="P4">
“在几天 /直到2023年6月28日之前，将在参与者的个人办公室中宣传官方结果。 消息说，我们将注意力的注意力与您需要检查结果选项卡的同一件事。</text:p>
      <text:p text:style-name="P4">
此外，它将有一个信息卡编辑选项，这是[简介]的能力(https://www.ukrinform.ua/tag-vstupna-kampania)乌克兰的高等教育率。</text:p>
      <text:p text:style-name="P4">
<text:span text:style-name="T4">
另请阅读：</text:span>
 [已解决了额外的注册，以参加国家多季度测试(https://www.ukrinform.ua/rubric-society/3718396-na-ucast-u-nacionalnomu-multipredmetnomu-testi-rozpocalasa-dodatkova-reestracia.html)如果NMT参与者需要在正式宣布结果后向外国机构提交原始文件，他将能够订购NMT知识的提取。</text:p>
      <text:p text:style-name="P4">
正如乌克林福姆报道的那样，国家肌肉测试的主要会议于6月5日开始(NMT)持续到6月23日。 28.4万参赛者没有受到欢迎。 NMT的额外会议将于7月11日至24日举行。</text:p>
      <text:p text:style-name="P4">
News Source: <text:a xlink:type="simple" xlink:href="https://www.ukrinform.ua/rubric-society/3727482-do-28-cervna-v-personalnih-kabinetah-ucasnikiv-nmt-zavlatsa-rezultati-osnovnoi-sesii.html" text:style-name="Internet_20_link" text:visited-style-name="Visited_20_Internet_20_Link">
https://www.ukrinform.ua/rubric-society/3727482-do-28-cervna-v-personalnih-kabinetah-ucasnikiv-nmt-zavlatsa-rezultati-osnovnoi-sesii.html</text:a>
</text:p>
      <!--NEWS-->
      <text:h text:style-name="P10" text:outline-level="1">
<text:span text:style-name="T4">
敌人在16次在Sumy地区开火的敌人 - 受伤的房屋和受伤的人</text:span>
</text:h>
      <text:p text:style-name="P4">
作者: Ukrinform (Person)</text:p>
      <text:p text:style-name="P4">
出版商: Укринформ (Organization)</text:p>
      <text:p text:style-name="P4">
出版时间: 2023-06-25T13:33:00+03:00</text:p>
      <text:p text:style-name="P4">
修改时间: 2023-06-25T22:33:00+03:00</text:p>
      <text:p text:style-name="P4">
描述: 由于炮击，俄罗斯军队在Sumy地区开火了16次，房屋受损，平民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Поранені', 'Сумщина', 'Війна з Росією']</text:p>
      <text:p text:style-name="P4">
类型: Article</text:p>
      <!--METADATA-->
      <text:p text:style-name="P4">
<draw:frame draw:style-name="fr1" draw:name="Image115" text:anchor-type="as-char" svg:width="6.9236in" svg:height="3.956343in" draw:z-index="0">
<draw:image xlink:href="../Images/yкринформ/2023-06-25T13-33-00-03-00/630_360_1669987737-966.jpg" xlink:type="simple" xlink:show="embed" xlink:actuate="onLoad" draw:mime-type="image/jpeg"/>
</draw:frame>
鲁斯基卡(Ruskivska)在苏米地区开火16次，房屋损坏，平民受伤。</text:p>
      <text:p text:style-name="P4">
根据乌克林福姆的说法，<text:a xlink:type="simple" xlink:href="https://t.me/Sumy_news_ODA/17302" text:style-name="Internet_20_link" text:visited-style-name="Visited_20_Internet_20_Link">
电报</text:a>
。</text:p>
      <text:p text:style-name="P4">
“白天，俄罗斯人进行了16次边境炮击。 记录了76个刀片。 <text:a xlink:type="simple" xlink:href="https://www.ukrinform.ua/tag-obstril" text:style-name="Internet_20_link" text:visited-style-name="Visited_20_Internet_20_Link">
炮击</text:a>
消息说：“ Valilimiropilsk，Krasnopil，Yunakovskaya，Shaliginsk和Novoslobidskagranade。”</text:p>
      <text:p text:style-name="P4">
Novoslobid社区在迫击炮中被解雇，记录了一次爆炸。</text:p>
      <text:p text:style-name="P4">
比洛波尔社区俄罗斯军队向迫击炮开火(记录了16个捐款)和炮兵(6爆炸). Внаслідок одного з мінометних обстрілівпошкоджено сарай та вибиті вікна в одному з домогосподарств. Також ворогобстрілював громаду зі станкового протитанкового гранатомета, зафіксовано 9вибухів.</text:p>
      <text:p text:style-name="P4">
По Миропільській громаді росіяни били з мінометів, випустивши 12 мін.Внаслідок одного з обстрілів одна цивільна особа отримала поранення.Пошкоджено два житлові будинки, гаражне приміщення, літню кухню та легковийавтомобіль.</text:p>
      <text:p text:style-name="P4">
Шалигинську громаду агресор обстріляв з артилерії, випустивши 11 снарядів.Внаслідок одного з обстрілів зазнали пошкоджень цивільні будинки.</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обстріляв прикордоння Чернігівщини і <text:span text:style-name="T4">
Сумщини</text:span>
</text:a>
Krasnopil社区被迫击炮的俄罗斯人解雇，释放了7个矿山。 其中一种炮击用干草燃烧。</text:p>
      <text:p text:style-name="P4">
侵略者在尤纳克社区(Yunak Community)下降了10分钟。</text:p>
      <text:p text:style-name="P4">
如[Ukrinform]报道(https://www.ukrinform.ua/rubric-ato/3727580-zsu-za-dobu-vrazili-tri-artpidrozdili-punkt-upravlinna-ta-sklad-boepripasiv-rosian.html)，罗德瓦库苏姆地区定居点的最后一天的俄罗斯人试图通过乌克兰州的国家边界渗透一个破坏和情报集团。</text:p>
      <text:p text:style-name="P4">
News Source: <text:a xlink:type="simple" xlink:href="https://www.ukrinform.ua/rubric-regions/3727616-vorog-za-den-16-raziv-obstrilav-sumsinu-poskodzeni-budinki-ta-poranena-ludina.html" text:style-name="Internet_20_link" text:visited-style-name="Visited_20_Internet_20_Link">
https://www.ukrinform.ua/rubric-regions/3727616-vorog-za-den-16-raziv-obstrilav-sumsinu-poskodzeni-budinki-ta-poranena-ludina.html</text:a>
</text:p>
      <!--NEWS-->
      <text:h text:style-name="P10" text:outline-level="1">
<text:span text:style-name="T4">
在贝迪安斯克（Berdyansk</text:span>
</text:h>
      <text:p text:style-name="P4">
作者: Ukrinform (Person)</text:p>
      <text:p text:style-name="P4">
出版商: Укринформ (Organization)</text:p>
      <text:p text:style-name="P4">
出版时间: 2023-06-25T13:42:00+03:00</text:p>
      <text:p text:style-name="P4">
修改时间: 2023-06-25T13:42:00+03:00</text:p>
      <text:p text:style-name="P4">
描述: 该组织“媒体人权倡议”（MIPP）将对谋杀两名少年Tigran Oghannisyan和Nikita Kanganov的情况进行了详细的调查，该情况是由Berdyansk的入侵者进行的。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Бердянськ', 'Діти', 'Окупація', 'Правозахисники', 'Російські військові', 'Вбивство', 'Запоріжжя', 'Дмитро Лубінець']</text:p>
      <text:p text:style-name="P4">
类型: Article</text:p>
      <!--METADATA-->
      <text:p text:style-name="P4">
<draw:frame draw:style-name="fr1" draw:name="Image116" text:anchor-type="as-char" svg:width="6.9236in" svg:height="3.956343in" draw:z-index="0">
<draw:image xlink:href="../Images/yкринформ/2023-06-25T13-42-00-03-00/630_360_1668461240-442.jpg" xlink:type="simple" xlink:show="embed" xlink:actuate="onLoad" draw:mime-type="image/jpeg"/>
</draw:frame>
人权倡议组织(mplex)将对谋杀两名少年的情况进行调查，即蒂格兰·奥格尼斯扬·坎加诺夫(Tigran Oghannisyan Khanganov)，后者是由伯扬斯克(Berdyansk)的侵略者犯下的。</text:p>
      <text:p text:style-name="P4">
在<text:a xlink:type="simple" xlink:href="https://www.facebook.com/100000664945046/posts/pfbid0zjmsmCFzk3L9XMkda8SwPHvD4PxfT5WMwmrQCWWnHwFGNrZSqUSaGT4EsJLKfX2Bl/" text:style-name="Internet_20_link" text:visited-style-name="Visited_20_Internet_20_Link">
Facebook</text:a>
Mipp Olga Reshetilov的协调员报道。</text:p>
      <text:p text:style-name="P4">
据她说：“有一些事实需要知道，现在很清楚男孩的杀手并不避免受到惩罚。” 尤其是几天以来，男孩们与武装护送者一起占领了一个占领的调查员，但青少年必须逃脱。</text:p>
      <text:p text:style-name="P4">
在占领调查员的电话中半小时，蒂格兰(Tigran)的母亲与他交谈。</text:p>
      <text:p text:style-name="P4">
“蒂格兰很镇定，说他们正在和尼基塔同行，并想如何庆祝尼基塔的出生。 尼基塔今天17岁，”协调员写道。</text:p>
      <text:p text:style-name="P4">
<text:span text:style-name="T4">
另请阅读：</text:span>
 <text:a xlink:type="simple" xlink:href="https://www.ukrinform.ua/rubric-regions/3726841-zagarbniki-posilili-filtraciu-i-ne-vipuskaut-ludej-z-okupovanoi-castini-zaporizkoi-oblasti.html" text:style-name="Internet_20_link" text:visited-style-name="Visited_20_Internet_20_Link">
入侵者的过滤加剧，不要释放Zaporozhye地区昏昏欲睡的部分的人</text:a>
她补充说，事实，时间和衣服在Mipp上有很多差异。 父母没有看到男孩的尸体。 取而代之的是，昨天的亲戚将被审问和搜索。</text:p>
      <text:p text:style-name="P4">
“这使人们有理由质疑攻击“警察”的基本版本。 至少蒂格兰(Tigran)和尼基塔(Nikita)的父母认为，一直以来，自杀视频都是杀死男孩的舞台，” Reshetilova说。</text:p>
      <text:p text:style-name="P4">
据她说，乌克兰调查机构已通过暗杀儿童提起刑事诉讼。 Mipp与调查合作，并提供所有可用的信息。</text:p>
      <text:p text:style-name="P4">
Verkhovna Rada人权专员Dmitry Lubinets表示，俄罗斯因谋杀案而被谋杀，以谋杀案件的tigran oghannisyana khanganov。</text:p>
      <text:p text:style-name="P4">
“俄罗斯一方的面孔是杀手和恐怖分子的面孔!在临时占领的伯迪安斯克入侵者中，杀死了两个未成年人，因为他们的非乌克兰人位置。 5月25日，2006年的两个男孩出生于Tigranogannisyan和Nikita Khanganov，与入侵者战斗。 众所周知，他们减少了军队和合作者。 烟火之后，他们宣布了这些人的“清算”， - 卢比尼特在[电报]中写道(https://t.me/dmytro_lubinetzs/2789) .</text:p>
      <text:p text:style-name="P4">
同时，今年5月24日，青少年被控俄罗斯联合会的调查委员会，据称在铁路上准备改道。</text:p>
      <text:p text:style-name="P4">
据报道，在被占领的贝迪安斯克入侵者中宣布[“清算两名亲乌克兰恐怖分子”]]](https://www.ukrinform.ua/rubric-ato/3727376-zagarbniki-kazut-so-vbili-u-berdansku-dvoh-proukrainskih-teroristiv.html)。 其中之一是16岁的蒂格兰·奥格尼斯(Tigran Ogannisyan)。 Miple指出另一个被杀-Nikita Khanganov。</text:p>
      <text:p text:style-name="P4">
<text:span text:style-name="T4">
另请阅读：</text:span>
 [在Melitopol中，占用者在Mucousmatops下进行了毕业(https://www.ukrinform.ua/rubric-ato/3726696-u-melitopoli-okupanti-vlastuvali-vipusknij-pid-dulami-avtomativ.html)该网络发布了最后的<text:a xlink:type="simple" xlink:href="https://t.me/berdmisk/3519" text:style-name="Internet_20_link" text:visited-style-name="Visited_20_Internet_20_Link">
视频</text:a>
由Tigran录制。 那家伙在上面说：“一切，是死亡，一个男人。 告别。 荣耀与乌克兰”。 然后录制中断。</text:p>
      <text:p text:style-name="P4">
Tigran Ogannisian <text:a xlink:type="simple" xlink:href="https://www.ukrinform.ua/tag-rosijski-vijskovi" text:style-name="Internet_20_link" text:visited-style-name="Visited_20_Internet_20_Link">
入侵者</text:a>
他们在2022年9月被盗。 他被指控与另一名少年尼基塔·坎加诺夫(Nikita Khanganov)一起犯有恐怖主义。 他们受到20年的威胁。</text:p>
      <text:p text:style-name="P4">
欧洲议会将于今年6月<text:a xlink:type="simple" xlink:href="https://www.ukrinform.ua/rubric-society/3723244-evroparlament-zasudiv-torturi-ta-kriminalne-peresliduvanna-rosieu-ukrainskih-pidlitkiv.html" text:style-name="Internet_20_link" text:visited-style-name="Visited_20_Internet_20_Link">
要求</text:a>
从俄罗斯当局停止杀​​害反击的过程，并允许他们离开乌克兰控制的领土。</text:p>
      <text:p text:style-name="P4">
5月底，组织“人权媒体倡议”的人权活动家提供了公众宣传。 据他们说，tigranapyat的日子受到电流的严重质疑，殴打和折磨。 要求学习在Melitopol Grurry中供应转移的准备。</text:p>
      <text:p text:style-name="P4">
News Source: <text:a xlink:type="simple" xlink:href="https://www.ukrinform.ua/rubric-regions/3727487-rodiciv-ubitih-u-berdansku-hlopciv-zagarbniki-dopituut-ta-obsukuut.html" text:style-name="Internet_20_link" text:visited-style-name="Visited_20_Internet_20_Link">
https://www.ukrinform.ua/rubric-regions/3727487-rodiciv-ubitih-u-berdansku-hlopciv-zagarbniki-dopituut-ta-obsukuut.html</text:a>
</text:p>
      <!--NEWS-->
      <text:h text:style-name="P10" text:outline-level="1">
<text:span text:style-name="T4">
俄罗斯人在检查站的Zaporizhzhia Rush Rush乌克兰文件</text:span>
</text:h>
      <text:p text:style-name="P4">
作者: Ukrinform (Person)</text:p>
      <text:p text:style-name="P4">
出版商: Укринформ (Organization)</text:p>
      <text:p text:style-name="P4">
出版时间: 2023-06-25T13:44:00+03:00</text:p>
      <text:p text:style-name="P4">
修改时间: 2023-06-25T13:44:00+03:00</text:p>
      <text:p text:style-name="P4">
描述: 在Zaporizhhya地区暂时占领的领土上，占领者在检查站撕毁了乌克兰文件，并施加了俄罗斯公民身份。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Паспорт', 'Федоров', 'Запоріжжя', 'Війна з Росією']</text:p>
      <text:p text:style-name="P4">
类型: Article</text:p>
      <!--METADATA-->
      <text:p text:style-name="P4">
<draw:frame draw:style-name="fr1" draw:name="Image117" text:anchor-type="as-char" svg:width="6.9236in" svg:height="3.956343in" draw:z-index="0">
<draw:image xlink:href="../Images/yкринформ/2023-06-25T13-44-00-03-00/630_360_1668461240-442.jpg" xlink:type="simple" xlink:show="embed" xlink:actuate="onLoad" draw:mime-type="image/jpeg"/>
</draw:frame>
Zaporizhhya地区被占领的领土，占领者在检查站被乌克兰人撕裂，并施加了俄罗斯公民身份。</text:p>
      <text:p text:style-name="P4">
据报道，Melitopol Ivan Fedorov市长在电报中报道了这一点。(https://t.me/ivan_fedorov_melitopol/2353)。</text:p>
      <text:p text:style-name="P4">
“占领者越来越强迫人们强加俄罗斯国籍：没有<text:a xlink:type="simple" xlink:href="https://www.ukrinform.ua/tag-pasport" text:style-name="Internet_20_link" text:visited-style-name="Visited_20_Internet_20_Link">
护照</text:a>
俄罗斯联邦无法再撤回社会福利和医疗服务。 Zviri占用者正在就检查站提供乌克兰文件。 放弃护照的人恐吓了所有财产的驱逐和旋转，”他写道。</text:p>
      <text:p text:style-name="P4">
Fedorov补充说，人们在2023年2月获得了Rospasports。也就是说，他们不是不需要的，而是因为他们是通过任何方法施加的。</text:p>
      <text:p text:style-name="P4">
据报道，在Zaporizhhya地区被俘虏的领土上，特殊营地的孩子被迫写信给俄罗斯入侵者。</text:p>
      <text:p text:style-name="P4">
<text:span text:style-name="T4">
另请阅读：</text:span>
 <text:a xlink:type="simple" xlink:href="https://www.ukrinform.ua/rubric-regions/3726841-zagarbniki-posilili-filtraciu-i-ne-vipuskaut-ludej-z-okupovanoi-castini-zaporizkoi-oblasti.html" text:style-name="Internet_20_link" text:visited-style-name="Visited_20_Internet_20_Link">
入侵者的过滤加剧，不要释放Zaporozhye地区昏昏欲睡的部分的人</text:a>
特别是，在俄罗斯教师的监督下，孩子们从样本中重写了准备的文本，这些文本是前一天被带到该地区的。 所有这些都是由宣传家拍摄的。父母试图保护自己的孩子，并拒绝将他们送入“休息营”，善或威胁要剥夺父母的法律。</text:p>
      <text:p text:style-name="P4">
News Source: <text:a xlink:type="simple" xlink:href="https://www.ukrinform.ua/rubric-ato/3727490-rosiani-na-okupovanomu-zaporizzi-rvut-ukrainski-dokumenti-na-blokpostah.html" text:style-name="Internet_20_link" text:visited-style-name="Visited_20_Internet_20_Link">
https://www.ukrinform.ua/rubric-ato/3727490-rosiani-na-okupovanomu-zaporizzi-rvut-ukrainski-dokumenti-na-blokpostah.html</text:a>
</text:p>
      <!--NEWS-->
      <text:h text:style-name="P10" text:outline-level="1">
<text:span text:style-name="T4">
5月，有可能确认数百人被囚禁的住宿</text:span>
</text:h>
      <text:p text:style-name="P4">
作者: Ukrinform (Person)</text:p>
      <text:p text:style-name="P4">
出版商: Укринформ (Organization)</text:p>
      <text:p text:style-name="P4">
出版时间: 2023-06-25T13:51:00+03:00</text:p>
      <text:p text:style-name="P4">
修改时间: 2023-06-25T13:51:00+03:00</text:p>
      <text:p text:style-name="P4">
描述: 上个月，红十字国际委员会设法确认了数百名失踪乌克兰人的逗留。  - 乌克林。</text:p>
      <text:p text:style-name="P4">
图片: ['<text:a xlink:type="simple" xlink:href="https://static.ukrinform.com/photos/2018_02/thumb_files/630_360_1518624641-6690.jpeg" text:style-name="Internet_20_link" text:visited-style-name="Visited_20_Internet_20_Link">
630_360_15186...</text:a>
']</text:p>
      <text:p text:style-name="P4">
标签: ['МКЧХ', 'ЗСУ', 'Полонені', 'Зниклі безвісти', 'Війна з Росією']</text:p>
      <text:p text:style-name="P4">
类型: Article</text:p>
      <!--METADATA-->
      <text:p text:style-name="P4">
<draw:frame draw:style-name="fr1" draw:name="Image118" text:anchor-type="as-char" svg:width="6.9236in" svg:height="3.956343in" draw:z-index="0">
<draw:image xlink:href="../Images/yкринформ/2023-06-25T13-51-00-03-00/630_360_1518624641-6690.jpeg" xlink:type="simple" xlink:show="embed" xlink:actuate="onLoad" draw:mime-type="image/jpeg"/>
</draw:frame>
去年红十字会国际委员会的新颖性，有可能确认数百名失踪的乌克兰人被囚禁。</text:p>
      <text:p text:style-name="P4">
在面试中<text:a xlink:type="simple" xlink:href="https://tyzhden.ua/my-nikoly-ne-budemo-dobyvatysia-pokarannia-rechnyk-delehatsii-mkchkh-v-ukraini-oleksandr-vlasenko/" text:style-name="Internet_20_link" text:visited-style-name="Visited_20_Internet_20_Link">
周</text:a>
乌克林福姆报道，乌克兰弗拉森科国际红十字会的发言人说。</text:p>
      <text:p text:style-name="P4">
“最近，大约在大约5月中旬，有大量的信息为失踪的亲戚提供了很多信息，因为我们收到了确认<text:a xlink:type="simple" xlink:href="https://www.ukrinform.ua/tag-poloneni" text:style-name="Internet_20_link" text:visited-style-name="Visited_20_Internet_20_Link">
囚禁</text:a>
他们的亲戚和维护地位。 在这两个或三分之二期间，已经收到数百份失踪报告。”弗拉森科说。</text:p>
      <text:p text:style-name="P4">
发言人指出，这些信息来自俄罗斯国家信息局。</text:p>
      <text:p text:style-name="P4">
弗拉森科(Vlasenko)解释说，只有在确认战俘的地位后，才需要与一个人接触，但没有胁迫。</text:p>
      <text:p text:style-name="P4">
<text:span text:style-name="T4">
另请阅读：</text:span>
 [申诉专员呼叫un和<text:span text:style-name="T4">
 mkch </text:span>
与(https://www.ukrinform.ua/rubric-crimea/3725707-ombudsmen-zaklikae-oon-i-mkch-vtrutitisa-u-situaciu-z-brankou-kremla-danilovic.html)他解释说，只要俄罗斯联合会被囚禁的俄罗斯联邦没有支持，失踪人员就会被认为是。</text:p>
      <text:p text:style-name="P4">
“即使失踪的电报频道昨天看到了开发此案的人，这对我们来说也不是确认。 我们不能保留这不是视频位置，我们必须从官方风琴中收到一个人真正在该位置的官方风琴。 在这种情况下，我们可以告诉找到这个人的亲戚。”弗拉森科补充说。</text:p>
      <text:p text:style-name="P4">
ICCH发言人总结说，只有在确认一个人的状态后，“当我们需要访问该人时，可以打开更好的机制”。</text:p>
      <text:p text:style-name="P4">
*!(https://www.ukrinform.ua/rubric-ato/3722546-u-koordstabi-rozpovili-aki-dani-moze-nadati-mkch-ridnim-ukrainskih-polonenih.html)正如乌克林福姆报道的<text:a xlink:type="simple" xlink:href="https://www.ukrinform.ua/rubric-society/3726391-gromadski-organizacii-narahuvali-ponad-10-tisac-ukrainskih-vijskovopolonenih-u-vaznicah-rf.html" text:style-name="Internet_20_link" text:visited-style-name="Visited_20_Internet_20_Link">
非政府组织计算</text:a>
俄罗斯联邦监狱中有10,000多名乌克兰战俘。</text:p>
      <text:p text:style-name="P4">
News Source: <text:a xlink:type="simple" xlink:href="https://www.ukrinform.ua/rubric-ato/3727493-u-travni-vdalosa-pidtverditi-perebuvanna-u-poloni-soten-zniklih-bezvisti-mkch.html" text:style-name="Internet_20_link" text:visited-style-name="Visited_20_Internet_20_Link">
https://www.ukrinform.ua/rubric-ato/3727493-u-travni-vdalosa-pidtverditi-perebuvanna-u-poloni-soten-zniklih-bezvisti-mkch.html</text:a>
</text:p>
      <!--NEWS-->
      <text:h text:style-name="P10" text:outline-level="1">
<text:span text:style-name="T4">
在克里姆列格（Kremenchug</text:span>
</text:h>
      <text:p text:style-name="P4">
作者: Ukrinform (Person)</text:p>
      <text:p text:style-name="P4">
出版商: Укринформ (Organization)</text:p>
      <text:p text:style-name="P4">
出版时间: 2023-06-25T13:52:00+03:00</text:p>
      <text:p text:style-name="P4">
修改时间: 2023-06-25T13:52:00+03:00</text:p>
      <text:p text:style-name="P4">
描述: 在波尔塔瓦地区的克雷姆纳格（Kremenchug），一个处于麻醉性中毒状态的驾驶员被撞死了15岁和21岁的男孩。  - 乌克林。</text:p>
      <text:p text:style-name="P4">
图片: ['<text:a xlink:type="simple" xlink:href="https://static.ukrinform.com/photos/2023_06/thumb_files/630_360_1687690260-970.jpg" text:style-name="Internet_20_link" text:visited-style-name="Visited_20_Internet_20_Link">
630_360_16876...</text:a>
']</text:p>
      <text:p text:style-name="P4">
标签: ['ДТП', 'Наркотики', 'Кременчук', 'Вбивство']</text:p>
      <text:p text:style-name="P4">
类型: Article</text:p>
      <!--METADATA-->
      <text:p text:style-name="P4">
<draw:frame draw:style-name="fr1" draw:name="Image119" text:anchor-type="as-char" svg:width="6.9236in" svg:height="3.956343in" draw:z-index="0">
<draw:image xlink:href="../Images/yкринформ/2023-06-25T13-52-00-03-00/630_360_1687690260-970.jpg" xlink:type="simple" xlink:show="embed" xlink:actuate="onLoad" draw:mime-type="image/jpeg"/>
</draw:frame>
乌克雷姆库克(Ukremenchuk)，波尔塔瓦(Poltava)地区，处于麻醉性中毒状态的驾驶员杀死了15和21岁的男孩。</text:p>
      <text:p text:style-name="P4">
据报道<text:a xlink:type="simple" xlink:href="https://pl.npu.gov.ua/news/slidchi-politsii-poltavshchyny-vstanovliuiut-obstavyny-dtp-v-iakii-zahynulo-dvoie-liudei" text:style-name="Internet_20_link" text:visited-style-name="Visited_20_Internet_20_Link">
波尔塔瓦地区国家警察局的主要局</text:a>
，报道乌克林福姆。</text:p>
      <text:p text:style-name="P4">
值得注意的是，在6月24日，发生了21:50左右<text:a xlink:type="simple" xlink:href="https://www.ukrinform.ua/tag-dtp" text:style-name="Internet_20_link" text:visited-style-name="Visited_20_Internet_20_Link">
事故</text:a>
在Kremenchug的共和党街上。</text:p>
      <text:p text:style-name="P4">
“根据调查的初步版本，奥迪汽车的驾驶员于2003年出生，使行人在不受监管的行人过境点上行驶。 事故导致2000年和2008年的男性杀死了冒险土地。”</text:p>
      <text:p text:style-name="P4">
根据医生的初步意见，驾驶员处于麻醉品状态。</text:p>
      <text:p text:style-name="P4">
该车的驾驶员根据《乌克兰刑事诉讼法》第208条拘留。 警察调查人员确定了事件的原因和情况。</text:p>
      <text:p text:style-name="P4">
警方开放了刑事诉讼。</text:p>
      <text:p text:style-name="P4">
<text:span text:style-name="T4">
另请阅读：</text:span>
 [在Bucha发生<text:span text:style-name="T4">
事故</text:span>
，孕妇身份的婴儿受伤]]](https://www.ukrinform.ua/rubric-regions/3725682-u-buci-stalasa-dtp-postrazdali-vagitna-zinka-i-dvoricna-ditina.html)如<text:a xlink:type="simple" xlink:href="https://www.ukrinform.ua/rubric-regions/3727472-na-kirovogradsini-vnaslidok-dtp-za-ucastu-netverezogo-policejskogo-zaginuli-troe-divcat.html" text:style-name="Internet_20_link" text:visited-style-name="Visited_20_Internet_20_Link">
报道</text:a>
在基洛维格拉德地区，由于交通事故，三名17岁的女孩被杀，三人被埋葬。</text:p>
      <text:p text:style-name="P4">
<text:span text:style-name="T5">
foto：pl.npu.gov.ua</text:span>
</text:p>
      <text:p text:style-name="P4">
News Source: <text:a xlink:type="simple" xlink:href="https://www.ukrinform.ua/rubric-regions/3727491-u-kremencuci-unak-pid-narkotikami-zbiv-na-smert-dvoh-ludej-na-pisohidnomu-perehodi.html" text:style-name="Internet_20_link" text:visited-style-name="Visited_20_Internet_20_Link">
https://www.ukrinform.ua/rubric-regions/3727491-u-kremencuci-unak-pid-narkotikami-zbiv-na-smert-dvoh-ludej-na-pisohidnomu-perehod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25T14:09:00+03:00</text:p>
      <text:p text:style-name="P4">
修改时间: 2023-06-25T14:09: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22" text:anchor-type="as-char" svg:width="6.9236in" svg:height="3.956343in" draw:z-index="0">
<draw:image xlink:href="../Images/yкринформ/2023-06-25T14-09-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23" text:anchor-type="as-char" svg:width="6.9236in" svg:height="6.9236in" draw:z-index="0">
<draw:image xlink:href="../Images/yкринформ/2023-06-25T14-09-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24" text:anchor-type="as-char" svg:width="6.9236in" svg:height="6.9236in" draw:z-index="0">
<draw:image xlink:href="../Images/yкринформ/2023-06-25T14-09-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25" text:anchor-type="as-char" svg:width="6.9236in" svg:height="6.9236in" draw:z-index="0">
<draw:image xlink:href="../Images/yкринформ/2023-06-25T14-09-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26" text:anchor-type="as-char" svg:width="6.9236in" svg:height="6.9236in" draw:z-index="0">
<draw:image xlink:href="../Images/yкринформ/2023-06-25T14-09-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洪水后如何安全地返回住房 - 重新融合部的提示</text:span>
</text:h>
      <text:p text:style-name="P4">
作者: Ukrinform (Person)</text:p>
      <text:p text:style-name="P4">
出版商: Укринформ (Organization)</text:p>
      <text:p text:style-name="P4">
出版时间: 2023-06-25T14:20:00+03:00</text:p>
      <text:p text:style-name="P4">
修改时间: 2023-06-25T14:20:00+03:00</text:p>
      <text:p text:style-name="P4">
描述: 乌克兰暂时占领领土的重返社会部就如何安全地返回住房提供了建议。  - 乌克林。</text:p>
      <text:p text:style-name="P4">
图片: ['<text:a xlink:type="simple" xlink:href="https://static.ukrinform.com/photos/2023_06/thumb_files/630_360_1686056975-847.jpg" text:style-name="Internet_20_link" text:visited-style-name="Visited_20_Internet_20_Link">
630_360_16860...</text:a>
']</text:p>
      <text:p text:style-name="P4">
标签: ['Житло', 'Каховська ГЕС', 'Мінреінтеграції', 'Затоплення']</text:p>
      <text:p text:style-name="P4">
类型: Article</text:p>
      <!--METADATA-->
      <text:p text:style-name="P4">
<draw:frame draw:style-name="fr1" draw:name="Image127" text:anchor-type="as-char" svg:width="6.9236in" svg:height="3.956343in" draw:z-index="0">
<draw:image xlink:href="../Images/yкринформ/2023-06-25T14-20-00-03-00/630_360_1686056975-847.jpg" xlink:type="simple" xlink:show="embed" xlink:actuate="onLoad" draw:mime-type="image/jpeg"/>
</draw:frame>
在乌克兰暂时占领的领土的重新整合下，返回经历了洪水的住房是如何安全的。</text:p>
      <text:p text:style-name="P4">
根据乌克林福姆的说法，[Telegram]重返社会报告(https://t.me/minre_ua/3631)。</text:p>
      <text:p text:style-name="P4">
目前，Kherson和Mykolaiv地区的定居点正在开展工作，以消除俄罗斯Kakhovka水力发电站的爆炸后果。 在某些地区，居民已经返回<text:a xlink:type="simple" xlink:href="https://www.ukrinform.ua/tag-zitlo" text:style-name="Internet_20_link" text:visited-style-name="Visited_20_Internet_20_Link">
房屋</text:a>
.</text:p>
      <text:p text:style-name="P4">
Втім, наголошують у Мінреінтеграції, повернувшись у житло, яке перебувало упідтопленому стані, необхідно дотримуватися певних порад.</text:p>
      <text:p text:style-name="P4">
Перед тим, як заходити до помешкання, слід оцінити його зовнішню цілісність.Особливо несучі конструкції й стіни. Переконатися, що вони не деформованіводою та безпечні. Пересуваючись помешканням потрібно зважати на отвори впідлозі, розбите скло тощо.</text:p>
      <text:p text:style-name="P4">
"Всередині приміщення будьте максимально уважними. Не чіпайте електричніщитки, вимикачі, розетки, якщо вони не були добре просушені, очищені тапопередньо перевірені спеціалістами. У разі увімкнення вони можуть уразитиелектричним струмом або спричинити пожежу. Це ж стосується й електричнихприладів, які залишалися у підтопленій оселі", - підкреслили уМінреінтеграції.</text:p>
      <text:p text:style-name="P4">
<text:span text:style-name="T4">
Читайте також:</text:span>
 <text:a xlink:type="simple" xlink:href="https://www.ukrinform.ua/rubric-regions/3725019-ak-otrimati-viplati-postrazdalim-vid-pidtoplen-rozasnenna-minreintegracii.html" text:style-name="Internet_20_link" text:visited-style-name="Visited_20_Internet_20_Link">
 Як постраждалим від підтоплень отримати виплати –роз’яснення <text:span text:style-name="T4">
Мінреінтеграції</text:span>
 </text:a>
您只能带着孩子返回清洁，干燥和安全的家。</text:p>
      <text:p text:style-name="P4">
该公用事业集成在一起说：“请记住：要返回洪水区的房屋，在地方当局和紧急响应服务的许可下，有可能。”</text:p>
      <text:p text:style-name="P4">
正如乌克林福姆报道的那样，在6月6日的晚上<text:a xlink:type="simple" xlink:href="https://www.ukrinform.ua/rubric-other_news/3723441-pidriv-rosianami-kahovskoi-ges-usi-novini.html" text:style-name="Internet_20_link" text:visited-style-name="Visited_20_Internet_20_Link">
俄罗斯军队破坏了</text:a>
Kakhovka水力发电厂的大坝，导致了Kherson和Mykolaiv地区的洪水泛滥，同时 - 水库的严重研磨。</text:p>
      <text:p text:style-name="P4">
截至6月25日，在赫尔森地区的右岸<text:a xlink:type="simple" xlink:href="https://www.ukrinform.ua/rubric-regions/3727430-na-pravoberezzi-hersonsini-zalisautsa-pidtoplenimi-dva-naseleni-punkti.html" text:style-name="Internet_20_link" text:visited-style-name="Visited_20_Internet_20_Link">
仍然被淹没</text:a>
两个定居点。</text:p>
      <text:p text:style-name="P4">
News Source: <text:a xlink:type="simple" xlink:href="https://www.ukrinform.ua/rubric-regions/3727496-ak-bezpecno-povertatis-u-zitlo-pisla-pidtoplenna-poradi-minreintegracii.html" text:style-name="Internet_20_link" text:visited-style-name="Visited_20_Internet_20_Link">
https://www.ukrinform.ua/rubric-regions/3727496-ak-bezpecno-povertatis-u-zitlo-pisla-pidtoplenna-poradi-minreintegracii.html</text:a>
</text:p>
      <!--NEWS-->
      <text:h text:style-name="P10" text:outline-level="1">
<text:span text:style-name="T4">
美国情报人员知道，普里戈宁正在准备叛乱-CNN</text:span>
</text:h>
      <text:p text:style-name="P4">
作者: Ukrinform (Person)</text:p>
      <text:p text:style-name="P4">
出版商: Укринформ (Organization)</text:p>
      <text:p text:style-name="P4">
出版时间: 2023-06-25T14:37:23+03:00</text:p>
      <text:p text:style-name="P4">
修改时间: 2023-06-25T14:37:23+03:00</text:p>
      <text:p text:style-name="P4">
描述: 美国情报人员事先获得了信息，称瓦格纳·佩克·耶夫·亨·普里戈金（Wagner Pec Yevhen Prigogin）计划对俄罗斯国防部的高级官员进行武装叛乱。  - 乌克林。</text:p>
      <text:p text:style-name="P4">
图片: ['<text:a xlink:type="simple" xlink:href="https://static.ukrinform.com/photos/2023_06/thumb_files/630_360_1687604995-722.jpg" text:style-name="Internet_20_link" text:visited-style-name="Visited_20_Internet_20_Link">
630_360_16876...</text:a>
']</text:p>
      <text:p text:style-name="P4">
标签: ['Розвідка', 'США', 'Росія', 'ПВК "Вагнера"', 'Пригожин']</text:p>
      <text:p text:style-name="P4">
类型: Article</text:p>
      <!--METADATA-->
      <text:p text:style-name="P4">
<draw:frame draw:style-name="fr1" draw:name="Image128" text:anchor-type="as-char" svg:width="6.9236in" svg:height="3.956343in" draw:z-index="0">
<draw:image xlink:href="../Images/yкринформ/2023-06-25T14-37-23-03-00/630_360_1687604995-722.jpg" xlink:type="simple" xlink:show="embed" xlink:actuate="onLoad" draw:mime-type="image/jpeg"/>
</draw:frame>
情报是在信息之前，瓦格纳·佩克·伊夫根普赞(Wagner Pec Yevgenprgozhin)计划对俄罗斯国防部高级官员进行武装叛乱。</text:p>
      <text:p text:style-name="P4">
正如乌克林福姆报道的那样，它报告了<text:a xlink:type="simple" xlink:href="http://edition.cnn.com/2023/06/24/politics/us-western-officials-russia-prigozhin-putin" text:style-name="Internet_20_link" text:visited-style-name="Visited_20_Internet_20_Link">
CNN</text:a>
。</text:p>
      <text:p text:style-name="P4">
美国情报人员认为，私人军事公司“瓦格纳”普里戈金计划长期向俄罗斯兵役挑战，但目前尚不清楚他的结局将是什么，CNN三个熟悉这个问题的人。</text:p>
      <text:p text:style-name="P4">
*!(https://www.ukrinform.ua/rubric-world/3727424-ssa-ne-zafiksuvali-peremisen-adernoi-zbroi-u-rosii-pid-cas-zakolotu-prigozina.html)情报人员在本周初通报了普里戈宁国会领导人的计划，特别是关于瓦格纳集团的行动以及俄罗斯边界附近的设备的积累。</text:p>
      <text:p text:style-name="P4">
CNN消息人士称，在美国和西方的情报中，他们注意到普里戈宁积累了营地武器。 但是，他的意图的严重性很难提升，毕竟，“一切都很快发生了。”</text:p>
      <text:p text:style-name="P4">
智力<text:a xlink:type="simple" xlink:href="https://www.ukrinform.ua/tag-ssa" text:style-name="Internet_20_link" text:visited-style-name="Visited_20_Internet_20_Link">
美国</text:a>
他们得出的结论是，普里戈金的季度触发因素是6月10日俄罗斯国防部的命令，即所有“志愿者”形成和雇佣军都必须与俄罗斯联邦的武装部队签署正式合同。</text:p>
      <text:p text:style-name="P4">
但是，很难理解在与俄罗斯军方以及他将领导他的战士的地方进行调查的建立如何认真对待。</text:p>
      <text:p text:style-name="P4">
<text:span text:style-name="T4">
另请阅读：</text:span>
 <text:a xlink:type="simple" xlink:href="https://www.ukrinform.ua/rubric-world/3727460-prigozina-mozut-likviduvati-u-bilorusi-cnn.html" text:style-name="Internet_20_link" text:visited-style-name="Visited_20_Internet_20_Link">
<text:span text:style-name="T4">
 prigogine </text:span>
，可以在白俄罗斯-CNN中消除</text:a>
如<text:a xlink:type="simple" xlink:href="https://www.ukrinform.ua/rubric-other_news/3727120-zakolot-prigozina-vse-so-vidomo-na-cej-moment.html" text:style-name="Internet_20_link" text:visited-style-name="Visited_20_Internet_20_Link">
报道</text:a>
Wagner Pec Yevgeny Prigogin的负责人于6月23日宣布了反拉斯军事领导层的Demarsh，特别是针对国防部长Sergiyashah。 他控制了Don的Rostov和Voronezh地区的一部分，然后Wagnerivtsi去了莫斯科。</text:p>
      <text:p text:style-name="P4">
News Source: <text:a xlink:type="simple" xlink:href="https://www.ukrinform.ua/rubric-world/3727500-rozvidka-ssa-znala-so-prigozin-gotue-zakolot-cnn.html" text:style-name="Internet_20_link" text:visited-style-name="Visited_20_Internet_20_Link">
https://www.ukrinform.ua/rubric-world/3727500-rozvidka-ssa-znala-so-prigozin-gotue-zakolot-cnn.html</text:a>
</text:p>
      <!--NEWS-->
      <text:h text:style-name="P10" text:outline-level="1">
<text:span text:style-name="T4">
Podolyak关于Prigogine的叛乱：我们还要一些其他结果</text:span>
</text:h>
      <text:p text:style-name="P4">
作者: Ukrinform (Person)</text:p>
      <text:p text:style-name="P4">
出版商: Укринформ (Organization)</text:p>
      <text:p text:style-name="P4">
出版时间: 2023-06-25T14:46:00+03:00</text:p>
      <text:p text:style-name="P4">
修改时间: 2023-06-25T14:46:00+03:00</text:p>
      <text:p text:style-name="P4">
描述: 瓦格纳·佩克（Wagner Pec Yevgeny Prigogin）的领导人表明，昨天的行动表明，俄罗斯作为一个拥有州和权力机构的强大国家。  - 乌克林。</text:p>
      <text:p text:style-name="P4">
图片: ['<text:a xlink:type="simple" xlink:href="https://static.ukrinform.com/photos/2022_03/thumb_files/630_360_1647521738-527.jpeg" text:style-name="Internet_20_link" text:visited-style-name="Visited_20_Internet_20_Link">
630_360_16475...</text:a>
']</text:p>
      <text:p text:style-name="P4">
标签: ['Путін', 'Росія', 'ПВК "Вагнера"', 'Пригожин', 'Переворот', 'Офіс Президента', 'Подоляк', 'Єдині новини']</text:p>
      <text:p text:style-name="P4">
类型: Article</text:p>
      <!--METADATA-->
      <text:p text:style-name="P4">
<draw:frame draw:style-name="fr1" draw:name="Image129" text:anchor-type="as-char" svg:width="6.9236in" svg:height="3.956343in" draw:z-index="0">
<draw:image xlink:href="../Images/yкринформ/2023-06-25T14-46-00-03-00/630_360_1647521738-527.jpeg" xlink:type="simple" xlink:show="embed" xlink:actuate="onLoad" draw:mime-type="image/jpeg"/>
</draw:frame>
瓦格纳(Wagner)的领导人尤金·普里戈金(Eugene Prigogin)昨天的行动表明，没有国家和权力机构的国家。</text:p>
      <text:p text:style-name="P4">
顾问向总统办公室Mikhail Podolyak的负责人表达了这一意见<text:a xlink:type="simple" xlink:href="https://m.youtube.com/watch" text:style-name="Internet_20_link" text:visited-style-name="Visited_20_Internet_20_Link">
</text:a>
<text:a xlink:type="simple" xlink:href="https://www.youtube.com/watch" text:style-name="Internet_20_link" text:visited-style-name="Visited_20_Internet_20_Link">
Tele Scale</text:a>
乌克林福姆报道，唯一的新闻。</text:p>
      <text:p text:style-name="P4">
“毫无疑问，我们想要其他一些结果，我们想更具体地说，我什至可以说，在俄罗斯的内战，因为这是一个历史性的时刻。 但是我认为会。 然而，昨天的外观是足够积极的一天，包括乌克兰，对于整个民主世界来说，埃维罗普斯(Evropus)的整体，因为我们看到了以下几件事：首先，普里戈金(Prigogine)清楚地表明，俄罗斯在那里绘制了很长时间不是这样的国家，有强大的国家机构，强大的强大组织。” [Podolyak]说。(https://www.ukrinform.ua/tag-podolak)。</text:p>
      <text:p text:style-name="P4">
其次，他说：“昨天我们绝对没有总统。”</text:p>
      <text:p text:style-name="P4">
“第三 - 我们昨天看到了俄罗斯公民的经典神话的零。 ：这不是叛徒，它是俄罗斯的英雄，依此类推。” Podolyak说。</text:p>
      <text:p text:style-name="P4">
<text:span text:style-name="T4">
另请阅读：</text:span>
 <text:a xlink:type="simple" xlink:href="https://www.ukrinform.ua/rubric-polytics/3727369-prigozin-pokazav-kremlu-so-monopolii-na-nasilstvo-bilse-nemae-podolak.html" text:style-name="Internet_20_link" text:visited-style-name="Visited_20_Internet_20_Link">
Prigogine向克里姆林宫展示了关于暴力的垄断 -  <text:span text:style-name="T4">
 Podolyak </text:span>
</text:a>
他强调，俄罗斯不是一个国家，昨天再次进行了翻新。</text:p>
      <text:p text:style-name="P4">
他还提请注意俄罗斯人在其国事件中的行为。此外，他昨天说：“向欧洲精英展示了这一点，那里仍然有弹性亲俄罗斯的情绪，即俄罗斯是一个已经由没有人管理的混乱国家。”</text:p>
      <text:p text:style-name="P4">
<text:span text:style-name="T4">
另请阅读：</text:span>
 [<text:span text:style-name="T4">
 Danilov </text:span>
称为Prigoine的叛乱第一阶段(https://www.ukrinform.ua/rubric-polytics/3727477-danilov-nazvav-zakolot-prigozina-persim-etapom-demontazu-putinskoi-sistemi.html)“在我看来，昨天有很多显着的积极，这将对俄罗斯产生重大的后果，并在战争过程中对俄罗斯产生严重的后果，”  -  OP负责人的顾问说。</text:p>
      <text:p text:style-name="P4">
据报道，瓦格纳·佩克·耶夫·普里戈金(Wagner Pec Yevhen Prigogin)的领导人宣布了德马什(Demarsh)反对俄罗斯军事领导层，包括针对国防部的谢尔盖·肖格(Sergei Shoig)。 他控制了Don的Rostov和Okronezh地区的一部分，然后Wagnerivtsi去了莫斯科。</text:p>
      <text:p text:style-name="P4">
6月24日晚上，自称为白俄罗斯亚历山大·卢卡申科总统开始与普京达成协议。 在这位领导人之后，瓦格纳·佩克(Wagner Pec)宣布，他将雇佣军部署回“野营”。</text:p>
      <text:p text:style-name="P4">
News Source: <text:a xlink:type="simple" xlink:href="https://www.ukrinform.ua/rubric-polytics/3727502-podolak-pro-zakolot-prigozina-mi-b-hotili-trohi-insih-rezultativ.html" text:style-name="Internet_20_link" text:visited-style-name="Visited_20_Internet_20_Link">
https://www.ukrinform.ua/rubric-polytics/3727502-podolak-pro-zakolot-prigozina-mi-b-hotili-trohi-insih-rezultativ.html</text:a>
</text:p>
      <!--NEWS-->
      <text:h text:style-name="P10" text:outline-level="1">
<text:span text:style-name="T4">
敌人在切尼希夫和苏米地区的边界开火</text:span>
</text:h>
      <text:p text:style-name="P4">
作者: Ukrinform (Person)</text:p>
      <text:p text:style-name="P4">
出版商: Укринформ (Organization)</text:p>
      <text:p text:style-name="P4">
出版时间: 2023-06-25T14:47:00+03:00</text:p>
      <text:p text:style-name="P4">
修改时间: 2023-06-25T14:47:00+03:00</text:p>
      <text:p text:style-name="P4">
描述: 截至6月25日，俄罗斯军队于6月25日向切尔尼希夫和苏米地区的边界地区开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130" text:anchor-type="as-char" svg:width="6.9236in" svg:height="3.956343in" draw:z-index="0">
<draw:image xlink:href="../Images/yкринформ/2023-06-25T14-47-00-03-00/630_360_1667124180-530.jpg" xlink:type="simple" xlink:show="embed" xlink:actuate="onLoad" draw:mime-type="image/jpeg"/>
</draw:frame>
截至6月25日的13:00，切尼希夫和苏米地区的边境领土在13:00被解雇。</text:p>
      <text:p text:style-name="P4">
根据乌克林福姆的说法，运营命令“北”报告<text:a xlink:type="simple" xlink:href="https://t.me/ok_pivnich1/3486" text:style-name="Internet_20_link" text:visited-style-name="Visited_20_Internet_20_Link">
电报</text:a>
。</text:p>
      <text:p text:style-name="P4">
在切尔尼希夫地区入侵者<text:a xlink:type="simple" xlink:href="https://www.ukrinform.ua/tag-obstril" text:style-name="Internet_20_link" text:visited-style-name="Visited_20_Internet_20_Link">
被解雇</text:a>
两个定居点。</text:p>
      <text:p text:style-name="P4">
特别是，从02:10到02:30，有5次命中，大概是在Gramyachka地区的120毫米毫米分钟。</text:p>
      <text:p text:style-name="P4">
从10:40到10:53 3命中，可能来自Timonovichi定居点地区的120毫米毫米采矿。</text:p>
      <text:p text:style-name="P4">
消息写道：“没有关于当地居民损失或对平民基础设施损害的信息。”</text:p>
      <text:p text:style-name="P4">
在苏米地区，俄罗斯人也以两个定居点开火。 因此，从06:32到07：01，记录了11次命中，即迫击炮，在Maloushin地区。</text:p>
      <text:p text:style-name="P4">
大约06:46在居住的石膏步行区域中，有2个命中，大约是迫击炮。</text:p>
      <text:p text:style-name="P4">
<text:span text:style-name="T4">
另请阅读：</text:span>
 [俄罗斯人在过去的一天<text:span text:style-name="T4">
炮击</text:span>
 fir三个区域(https://www.ukrinform.ua/rubric-regions/3727407-rosiani-za-minulu-dobu-obstrilali-tri-rajoni-harkivsini.html)声明说：“指定了当地人口中平民基础设施的损失。”</text:p>
      <text:p text:style-name="P4">
正如乌克林福姆报道的那样，昨晚和早晨的俄罗斯入侵者向苏米地区开火。</text:p>
      <text:p text:style-name="P4">
News Source: <text:a xlink:type="simple" xlink:href="https://www.ukrinform.ua/rubric-ato/3727503-vorog-obstrilav-prikordonna-cernigivsini-i-sumsini.html" text:style-name="Internet_20_link" text:visited-style-name="Visited_20_Internet_20_Link">
https://www.ukrinform.ua/rubric-ato/3727503-vorog-obstrilav-prikordonna-cernigivsini-i-sumsini.html</text:a>
</text:p>
      <!--NEWS-->
      <text:h text:style-name="P10" text:outline-level="1">
<text:span text:style-name="T4">
嫌疑人在致命的事故中警察签证毕业的七个少年 -  DBR</text:span>
</text:h>
      <text:p text:style-name="P4">
作者: Ukrinform (Person)</text:p>
      <text:p text:style-name="P4">
出版商: Укринформ (Organization)</text:p>
      <text:p text:style-name="P4">
出版时间: 2023-06-25T14:48:42+03:00</text:p>
      <text:p text:style-name="P4">
修改时间: 2023-06-25T14:48:42+03:00</text:p>
      <text:p text:style-name="P4">
描述: 州调查局在一名执法人员的参与下建立了在基洛维格拉德地区发生事故的情况，其中三名毕业生被杀。  - 乌克林。</text:p>
      <text:p text:style-name="P4">
图片: ['<text:a xlink:type="simple" xlink:href="https://static.ukrinform.com/photos/2023_06/thumb_files/630_360_1687693594-819.jpg" text:style-name="Internet_20_link" text:visited-style-name="Visited_20_Internet_20_Link">
630_360_16876...</text:a>
']</text:p>
      <text:p text:style-name="P4">
标签: ['ДТП', 'Загибель', 'Держбюро розслідувань', 'Кіровоградщина']</text:p>
      <text:p text:style-name="P4">
类型: Article</text:p>
      <!--METADATA-->
      <text:p text:style-name="P4">
<draw:frame draw:style-name="fr1" draw:name="Image131" text:anchor-type="as-char" svg:width="6.9236in" svg:height="3.956343in" draw:z-index="0">
<draw:image xlink:href="../Images/yкринформ/2023-06-25T14-48-42-03-00/630_360_1687693594-819.jpg" xlink:type="simple" xlink:show="embed" xlink:actuate="onLoad" draw:mime-type="image/jpeg"/>
</draw:frame>
州调查局在一名执法人员的参与下建立了在基洛维格拉德地区发生事故的情况，其中三名毕业生被杀。</text:p>
      <text:p text:style-name="P4">
根据乌克林福姆的说法，DBR在[Telegram]中报告。(http://t.me/DBRgovua/3564)根据调查的初步数据，汽车方向盘有执法。 UDBD强调，他从毕业庆祝活动和七个毕业生的安全规则的解决方案中带走了青少年。</text:p>
      <text:p text:style-name="P4">
值得注意的是，执法人员失去了汽车的驾驶，汽车脱下沟渠并推翻了。 由于<text:a xlink:type="simple" xlink:href="https://www.ukrinform.ua/tag-dtp" text:style-name="Internet_20_link" text:visited-style-name="Visited_20_Internet_20_Link">
事故</text:a>
三个女孩被杀，另外四名次要乘客被送出。</text:p>
      <text:p text:style-name="P4">
<text:span text:style-name="T4">
另请阅读：</text:span>
 <text:a xlink:type="simple" xlink:href="https://www.ukrinform.ua/rubric-regions/3725014-na-volini-pasazirskij-avtobus-zitknuvsa-z-vantazivkou-vosmero-ludej-u-likarni.html" text:style-name="Internet_20_link" text:visited-style-name="Visited_20_Internet_20_Link">
在Volyn乘客巴士与卡车相撞，八人在医院里</text:a>
执法人员被拘留。 解决了以酒精中毒状态管理交通的交通安全规则的通知他盈利的问题(艺术的第4部分。 乌克兰《刑法》的286-1)以及一场疯狂事件的选举。</text:p>
      <text:p text:style-name="P4">
惩罚旨在被监禁长达12年。 程序主义由基洛沃德地区检察官办公室进行。</text:p>
      <text:p text:style-name="P4">
<text:span text:style-name="T4">
另请阅读：</text:span>
 <text:a xlink:type="simple" xlink:href="https://www.ukrinform.ua/rubric-regions/3727491-u-kremencuci-unak-pid-narkotikami-zbiv-na-smert-dvoh-ludej-na-pisohidnomu-perehodi.html" text:style-name="Internet_20_link" text:visited-style-name="Visited_20_Internet_20_Link">
在kremenchug一个年轻人“在毒品下”，击倒了两个人类人的死亡，在人行道过境时的死亡</text:a>
据报道，<text:a xlink:type="simple" xlink:href="https://www.ukrinform.ua/rubric-regions/3727472-na-kirovogradsini-vnaslidok-dtp-za-ucastu-netverezogo-policejskogo-zaginuli-troe-divcat.html" text:style-name="Internet_20_link" text:visited-style-name="Visited_20_Internet_20_Link">
警方以前通知</text:a>
大约三个和三个住院，原因是在基洛维格拉德地区的一名醉酒警察参与事故。</text:p>
      <text:p text:style-name="P4">
News Source: <text:a xlink:type="simple" xlink:href="https://www.ukrinform.ua/rubric-regions/3727504-pidozruvanij-u-smertelnij-avarii-policejskij-viz-simoh-pidlitkiv-z-vipusknogo-dbr.html" text:style-name="Internet_20_link" text:visited-style-name="Visited_20_Internet_20_Link">
https://www.ukrinform.ua/rubric-regions/3727504-pidozruvanij-u-smertelnij-avarii-policejskij-viz-simoh-pidlitkiv-z-vipusknogo-dbr.html</text:a>
</text:p>
      <!--NEWS-->
      <text:h text:style-name="P10" text:outline-level="1">
<text:span text:style-name="T4">
普里戈宁的叛乱强调了俄罗斯当局的差异 - 马克龙</text:span>
</text:h>
      <text:p text:style-name="P4">
作者: Ukrinform (Person)</text:p>
      <text:p text:style-name="P4">
出版商: Укринформ (Organization)</text:p>
      <text:p text:style-name="P4">
出版时间: 2023-06-25T14:56:00+03:00</text:p>
      <text:p text:style-name="P4">
修改时间: 2023-06-25T22:56:00+03:00</text:p>
      <text:p text:style-name="P4">
描述: 法国总统伊曼纽尔·马克龙（Emmanuel Macron）认为，瓦格纳·佩克（Wagner PEC）的雇佣军的叛乱强调了俄罗斯联邦的权力界所存在的差异。  - 乌克林。</text:p>
      <text:p text:style-name="P4">
图片: ['<text:a xlink:type="simple" xlink:href="https://static.ukrinform.com/photos/2022_04/thumb_files/630_360_1650825731-404.jpeg" text:style-name="Internet_20_link" text:visited-style-name="Visited_20_Internet_20_Link">
630_360_16508...</text:a>
']</text:p>
      <text:p text:style-name="P4">
标签: ['Макрон', 'Росія', 'ПВК "Вагнера"', 'Пригожин']</text:p>
      <text:p text:style-name="P4">
类型: Article</text:p>
      <!--METADATA-->
      <text:p text:style-name="P4">
<draw:frame draw:style-name="fr1" draw:name="Image132" text:anchor-type="as-char" svg:width="6.9236in" svg:height="3.956343in" draw:z-index="0">
<draw:image xlink:href="../Images/yкринформ/2023-06-25T14-56-00-03-00/630_360_1650825731-404.jpeg" xlink:type="simple" xlink:show="embed" xlink:actuate="onLoad" draw:mime-type="image/jpeg"/>
</draw:frame>
伊曼纽尔·马克龙(Emmanuel Macron)总统认为，瓦格纳·佩克(Wagner PEC)的雇佣军的叛乱强调了俄罗斯联邦当局可用的分裂。</text:p>
      <text:p text:style-name="P4">
关于它报告<text:a xlink:type="simple" xlink:href="http://www.theguardian.com/world/live/2023/jun/25/russia-ukraine-war-live-prigozhin-to-go-to-belarus-as-rebellion-ends-and-wagner-troops-withdraw-from-rostov#top-of-blog" text:style-name="Internet_20_link" text:visited-style-name="Visited_20_Internet_20_Link">
监护人</text:a>
，报道乌克林福姆。</text:p>
      <text:p text:style-name="P4">
马克龙在接受普罗旺斯的采访时说，瓦格纳PVC在莫斯科的游行已经停止，“显示了俄罗斯营地中存在的差异，他的军事和辅助部队的空腔。”</text:p>
      <text:p text:style-name="P4">
这位法国领导人补充说，“情况仍在发展”，他正在观看原因。</text:p>
      <text:p text:style-name="P4">
[Macron]说：“所有这些都应该使我们非常保持警惕，并充分证明乌克兰人抵抗的支持。”(https://www.ukrinform.ua/tag-makron)。</text:p>
      <text:p text:style-name="P4">
<text:span text:style-name="T4">
另请阅读：</text:span>
 <text:a xlink:type="simple" xlink:href="https://www.ukrinform.ua/rubric-world/3726709-makron-vizme-sluhavku-akso-putin-zatelefonue-ale-sam-jomu-dzvoniti-ne-bude.html" text:style-name="Internet_20_link" text:visited-style-name="Visited_20_Internet_20_Link">
<text:span text:style-name="T4">
 Macron </text:span>
如果普京打电话，Alesam不会给他打电话</text:a>
据报道，瓦格纳·佩克·耶夫·普里戈金(Wagner Pec Yevhen Prigogin)的领导人宣布了德马什(Demarsh)反对俄罗斯军事领导层，包括针对国防部的谢尔盖·肖格(Sergei Shoig)。 他控制了Don的Rostov和Okronezh地区的一部分，然后Wagnerivtsi去了莫斯科。</text:p>
      <text:p text:style-name="P4">
6月24日晚上，自称为白俄罗斯亚历山大·卢卡申科总统开始与普京达成协议。 在这位领导人之后，瓦格纳·佩克(Wagner Pec)宣布，他将雇佣军部署回“野营”。</text:p>
      <text:p text:style-name="P4">
News Source: <text:a xlink:type="simple" xlink:href="https://www.ukrinform.ua/rubric-world/3727613-zakolot-prigozina-pidkresliv-rozbiznosti-v-rosijskij-vladi-makron.html" text:style-name="Internet_20_link" text:visited-style-name="Visited_20_Internet_20_Link">
https://www.ukrinform.ua/rubric-world/3727613-zakolot-prigozina-pidkresliv-rozbiznosti-v-rosijskij-vladi-makron.html</text:a>
</text:p>
      <!--NEWS-->
      <text:h text:style-name="P10" text:outline-level="1">
<text:span text:style-name="T4">
欧洲围栏的联合会消除了俄罗斯联邦和白俄罗斯</text:span>
</text:h>
      <text:p text:style-name="P4">
作者: Ukrinform (Person)</text:p>
      <text:p text:style-name="P4">
出版商: Укринформ (Organization)</text:p>
      <text:p text:style-name="P4">
出版时间: 2023-06-25T14:58:00+03:00</text:p>
      <text:p text:style-name="P4">
修改时间: 2023-06-25T14:58:00+03:00</text:p>
      <text:p text:style-name="P4">
描述: 在俄罗斯针对乌克兰战争的背景下，欧洲围栏联合会（EFC）暂停了俄罗斯联合会和白俄罗斯的围栏联合会的成员。  - 乌克林。</text:p>
      <text:p text:style-name="P4">
图片: ['<text:a xlink:type="simple" xlink:href="https://static.ukrinform.com/photos/2023_06/thumb_files/630_360_1687694256-268.jpg" text:style-name="Internet_20_link" text:visited-style-name="Visited_20_Internet_20_Link">
630_360_16876...</text:a>
']</text:p>
      <text:p text:style-name="P4">
标签: ['Білорусь', 'Фехтування', 'Спорт', 'Росія']</text:p>
      <text:p text:style-name="P4">
类型: Article</text:p>
      <!--METADATA-->
      <text:p text:style-name="P4">
<draw:frame draw:style-name="fr1" draw:name="Image133" text:anchor-type="as-char" svg:width="6.9236in" svg:height="3.956343in" draw:z-index="0">
<draw:image xlink:href="../Images/yкринформ/2023-06-25T14-58-00-03-00/630_360_1687694256-268.jpg" xlink:type="simple" xlink:show="embed" xlink:actuate="onLoad" draw:mime-type="image/jpeg"/>
</draw:frame>
欧洲围栏联盟(EFC)在俄罗斯针对乌克兰战争的背景下，俄罗斯联邦和白俄罗斯联邦联合会的联合会成员被监禁。</text:p>
      <text:p text:style-name="P4">
关于它报告<text:a xlink:type="simple" xlink:href="https://www.dw.com/uk/evropejska-konfederacia-fehtuvanna-vidstoronila-rosiu-ta-bilorus/a-66025555" text:style-name="Internet_20_link" text:visited-style-name="Visited_20_Internet_20_Link">
DW</text:a>
，报道乌克林福姆。</text:p>
      <text:p text:style-name="P4">
乌克兰击剑联合会的相应提议得到了6月24日在波兰克拉科夫举行的一场国会的大多数联邦联合会的支持。 <text:a xlink:type="simple" xlink:href="https://www.ukrinform.ua/tag-rosia" text:style-name="Internet_20_link" text:visited-style-name="Visited_20_Internet_20_Link">
俄语</text:a>
但是白俄罗斯运动员不会在联邦的主持下参加比赛和其他活动。</text:p>
      <text:p text:style-name="P4">
同时，他们可以参加国际联邦联合会锦标赛(或者)在“中立”状态。</text:p>
      <text:p text:style-name="P4">
早些时候，来自俄罗斯和白俄罗斯的围栏从欧洲首先被删除。 然后，菲(Fie)紧急从波兰(Poland)升至欧洲的保加利亚无敌锦标赛，这对于2024年在巴黎奥运会上的科学资格非常重要。</text:p>
      <text:p text:style-name="P4">
<text:span text:style-name="T4">
另请阅读：</text:span>
 <text:a xlink:type="simple" xlink:href="https://www.ukrinform.ua/rubric-sports/3726486-pare-uhvalila-rezoluciu-pro-nedopusk-sportsmeniv-z-rosii-ta-bilorusi-na-olimpiadu2024.html" text:style-name="Internet_20_link" text:visited-style-name="Visited_20_Internet_20_Link">
PACE批准了关于失败的决议<text:span text:style-name="T4">
运动员</text:span>
灌溉和白俄罗斯在2024年奥运会上</text:a>
欧洲锦标赛将于6月29日在克拉科夫开始。</text:p>
      <text:p text:style-name="P4">
<text:span text:style-name="T5">
foto：sefa karacan/aa</text:span>
</text:p>
      <text:p text:style-name="P4">
News Source: <text:a xlink:type="simple" xlink:href="https://www.ukrinform.ua/rubric-sports/3727506-evropejska-konfederacia-fehtuvanna-vidstoronila-rf-i-bilorus.html" text:style-name="Internet_20_link" text:visited-style-name="Visited_20_Internet_20_Link">
https://www.ukrinform.ua/rubric-sports/3727506-evropejska-konfederacia-fehtuvanna-vidstoronila-rf-i-bilorus.html</text:a>
</text:p>
      <!--NEWS-->
      <text:h text:style-name="P10" text:outline-level="1">
<text:span text:style-name="T4">
对于失踪的失踪亲戚，提出了额外的法律援助热线</text:span>
</text:h>
      <text:p text:style-name="P4">
作者: Ukrinform (Person)</text:p>
      <text:p text:style-name="P4">
出版商: Укринформ (Organization)</text:p>
      <text:p text:style-name="P4">
出版时间: 2023-06-25T15:05:58+03:00</text:p>
      <text:p text:style-name="P4">
修改时间: 2023-06-25T15:05:58+03:00</text:p>
      <text:p text:style-name="P4">
描述: 在特殊情况下失踪人员的专员办公室已经提出了另一条法律援助的热线，失踪人员的家庭可能会适用。  - 乌克林。</text:p>
      <text:p text:style-name="P4">
图片: ['<text:a xlink:type="simple" xlink:href="https://static.ukrinform.com/photos/2023_02/thumb_files/630_360_1676289053-714.jpg" text:style-name="Internet_20_link" text:visited-style-name="Visited_20_Internet_20_Link">
630_360_16762...</text:a>
']</text:p>
      <text:p text:style-name="P4">
标签: ['Зниклі безвісти', 'Гаряча лінія', 'Війна з Росією']</text:p>
      <text:p text:style-name="P4">
类型: Article</text:p>
      <!--METADATA-->
      <text:p text:style-name="P4">
<draw:frame draw:style-name="fr1" draw:name="Image134" text:anchor-type="as-char" svg:width="6.9236in" svg:height="3.956343in" draw:z-index="0">
<draw:image xlink:href="../Images/yкринформ/2023-06-25T15-05-58-03-00/630_360_1676289053-714.jpg" xlink:type="simple" xlink:show="embed" xlink:actuate="onLoad" draw:mime-type="image/jpeg"/>
</draw:frame>
在特殊情况下失踪人员的办公室，启动了一条法律援助热线，可以解决家庭。</text:p>
      <text:p text:style-name="P4">
这是由特殊特色菜失踪者Oleg Kotenko在[Telegram，]的专员报告的(http://t.me/Oleg_Kotenko_Patriot/172)传输乌克林。</text:p>
      <text:p text:style-name="P4">
“这些人的法律支持非常重要，因为他们现在是绝望的，无法处理所有细节。这就是为什么可以以各种可能的方式为他们提供帮助的原因。由于与合作的合作，这变得有可能国际复兴基金会。律师将回答话题问题，将有助于获得为他们提供的社会保证和现金支付。” Kotenko说。</text:p>
      <text:p text:style-name="P4">
<text:span text:style-name="T4">
另请阅读：</text:span>
 <text:a xlink:type="simple" xlink:href="https://www.ukrinform.ua/rubric-society/3727146-rosiani-ne-nadaut-informaciu-pro-peremisenna-polonenih-do-insoi-kolonii-ci-izolatora-koordstab.html" text:style-name="Internet_20_link" text:visited-style-name="Visited_20_Internet_20_Link">
俄罗斯人不提供有关将囚犯移至另一个殖民地或绝缘体的信息 - 协调</text:a>
要获得失踪家庭的免费法律建议，可以通过电话打电话(066)053-11-39。 热线在星期五从9:00到18:00运行。</text:p>
      <text:p text:style-name="P4">
<text:span text:style-name="T4">
另请阅读：</text:span>
 [5月份设法确认了数百人的囚禁(https://www.ukrinform.ua/rubric-other_news/3727497-u-travni-vdalosa-pidtverditi-perebuvanna-u-poloni-soten-zniklih-bezvisti-mkch.html)如<text:a xlink:type="simple" xlink:href="https://www.ukrinform.ua/rubric-ato/3726424-rodini-zniklih-ta-polonenih-mozut-peredati-listi-svoim-ridnim-kotenko.html" text:style-name="Internet_20_link" text:visited-style-name="Visited_20_Internet_20_Link">
报道</text:a>
，此前，Kotenko告知失踪者和囚犯的家属可以将这封信转移给其亲戚。</text:p>
      <text:p text:style-name="P4">
News Source: <text:a xlink:type="simple" xlink:href="https://www.ukrinform.ua/rubric-society/3727507-dla-rodiciv-zniklih-bezvisti-zapustili-dodatkovu-garacu-liniu-uridicnoi-dopomogi.html" text:style-name="Internet_20_link" text:visited-style-name="Visited_20_Internet_20_Link">
https://www.ukrinform.ua/rubric-society/3727507-dla-rodiciv-zniklih-bezvisti-zapustili-dodatkovu-garacu-liniu-uridicnoi-dopomogi.html</text:a>
</text:p>
      <!--NEWS-->
      <text:h text:style-name="P10" text:outline-level="1">
<text:span text:style-name="T4">
Kravchenko加入了Polesie租赁权，并带有救赎选择</text:span>
</text:h>
      <text:p text:style-name="P4">
作者: Ukrinform (Person)</text:p>
      <text:p text:style-name="P4">
出版商: Укринформ (Organization)</text:p>
      <text:p text:style-name="P4">
出版时间: 2023-06-25T15:09:48+03:00</text:p>
      <text:p text:style-name="P4">
修改时间: 2023-06-25T15:09:48+03:00</text:p>
      <text:p text:style-name="P4">
描述: Polissya由Dynamo Defender Nikita Kravchenko就租赁权利签署。  - 乌克林。</text:p>
      <text:p text:style-name="P4">
图片: ['<text:a xlink:type="simple" xlink:href="https://static.ukrinform.com/photos/2023_06/thumb_files/630_360_1687694890-628.jpg" text:style-name="Internet_20_link" text:visited-style-name="Visited_20_Internet_20_Link">
630_360_16876...</text:a>
']</text:p>
      <text:p text:style-name="P4">
标签: ['Динамо', 'Футбол', 'Полісся']</text:p>
      <text:p text:style-name="P4">
类型: Article</text:p>
      <!--METADATA-->
      <text:p text:style-name="P4">
<draw:frame draw:style-name="fr1" draw:name="Image135" text:anchor-type="as-char" svg:width="6.9236in" svg:height="3.956343in" draw:z-index="0">
<draw:image xlink:href="../Images/yкринформ/2023-06-25T15-09-48-03-00/630_360_1687694890-628.jpg" xlink:type="simple" xlink:show="embed" xlink:actuate="onLoad" draw:mime-type="image/jpeg"/>
</draw:frame>
Polissya由Dynamo Defender Nikita Kravchenko签署。</text:p>
      <text:p text:style-name="P4">
据报道<text:a xlink:type="simple" xlink:href="https://polissyafc.com/news/oficijno-zahisnik-mikita-kravcenko-novij-gravec-fk-polissa" text:style-name="Internet_20_link" text:visited-style-name="Visited_20_Internet_20_Link">
新闻服务</text:a>
波利西亚(Polissya)报道，乌克林福姆(Ukrinform)。</text:p>
      <text:p text:style-name="P4">
该合同将适用于季节-2023/24的末期。 Polissya的租约完成后，Polissya有权从Capital Club购买一名足球运动员。</text:p>
      <text:p text:style-name="P4">
<text:span text:style-name="T4">
另请阅读：</text:span>
 <text:a xlink:type="simple" xlink:href="https://www.ukrinform.ua/rubric-sports/3727168-uaf-zvernulasa-do-fifa-ta-uefa-z-privodu-dij-teroristicnoi-derzavi.html" text:style-name="Internet_20_link" text:visited-style-name="Visited_20_Internet_20_Link">
UAF向FIFA和UEFA呼吁恐怖分子国家</text:a>
Kravchenko还提倡Dnipro-1和Kolos。 上个赛季，他为迪纳摩(Dynamo)花了4场比赛，为Kolos租了13场比赛。</text:p>
      <text:p text:style-name="P4">
照片：polissyafc.com</text:p>
      <text:p text:style-name="P4">
News Source: <text:a xlink:type="simple" xlink:href="https://www.ukrinform.ua/rubric-sports/3727508-kravcenko-priednavsa-do-polissa-na-pravah-orendi-z-opcieu-vikupu.html" text:style-name="Internet_20_link" text:visited-style-name="Visited_20_Internet_20_Link">
https://www.ukrinform.ua/rubric-sports/3727508-kravcenko-priednavsa-do-polissa-na-pravah-orendi-z-opcieu-vikupu.html</text:a>
</text:p>
      <!--NEWS-->
      <text:h text:style-name="P10" text:outline-level="1">
<text:span text:style-name="T4">
在LVIV地区，女孩被破损的电极造成的冲击杀死</text:span>
</text:h>
      <text:p text:style-name="P4">
作者: Ukrinform (Person)</text:p>
      <text:p text:style-name="P4">
出版商: Укринформ (Organization)</text:p>
      <text:p text:style-name="P4">
出版时间: 2023-06-25T15:15:00+03:00</text:p>
      <text:p text:style-name="P4">
修改时间: 2023-06-25T15:15:00+03:00</text:p>
      <text:p text:style-name="P4">
描述: 在利维夫地区，一个10岁的孩子被电击杀死，由于天气恶劣，他因电线断裂而遭到杀害。  - 乌克林。</text:p>
      <text:p text:style-name="P4">
图片: ['<text:a xlink:type="simple" xlink:href="https://static.ukrinform.com/photos/2023_06/thumb_files/630_360_1687695323-731.jpg" text:style-name="Internet_20_link" text:visited-style-name="Visited_20_Internet_20_Link">
630_360_16876...</text:a>
']</text:p>
      <text:p text:style-name="P4">
标签: ['Діти', 'Електроенергія', 'Львівщина', 'Загибель']</text:p>
      <text:p text:style-name="P4">
类型: Article</text:p>
      <!--METADATA-->
      <text:p text:style-name="P4">
<draw:frame draw:style-name="fr1" draw:name="Image136" text:anchor-type="as-char" svg:width="6.9236in" svg:height="3.956343in" draw:z-index="0">
<draw:image xlink:href="../Images/yкринформ/2023-06-25T15-15-00-03-00/630_360_1687695323-731.jpg" xlink:type="simple" xlink:show="embed" xlink:actuate="onLoad" draw:mime-type="image/jpeg"/>
</draw:frame>
Nalivschyna因电击的影响而被一个10岁的孩子杀死，该儿童因恶劣的天气而触及了伤口。</text:p>
      <text:p text:style-name="P4">
这是在[电报]中报道的(https://t.me/people_of_action/17813)LVIV OVA，乌克林福姆报道。</text:p>
      <text:p text:style-name="P4">
“由于电线中断，在洛维夫地区的格里博维奇村，撞到了斯坦马克<text:a xlink:type="simple" xlink:href="https://www.ukrinform.ua/tag-diti" text:style-name="Internet_20_link" text:visited-style-name="Visited_20_Internet_20_Link">
婴儿</text:a>
2013。 根据初步信息，这个女孩触摸了电线，这是由于天气恶劣而感到。”</text:p>
      <text:p text:style-name="P4">
在这一事实上，执法人员开始了诉讼。</text:p>
      <text:p text:style-name="P4">
OVA回忆说，如果检测到断开的电力传输线，您可以将其接近超过8米。 有必要脱离崩溃的“鹅步”：为了减少脚，不要将它们从一个和地面上撕下来，然后移动小的滑动步骤。</text:p>
      <text:p text:style-name="P4">
<text:span text:style-name="T4">
另请阅读：</text:span>
 <text:a xlink:type="simple" xlink:href="https://www.ukrinform.ua/rubric-regions/3726338-na-odesini-zatrimali-colovika-akij-namagavsa-zakoloti-ditinu-nozicami-ta-videlkou.html" text:style-name="Internet_20_link" text:visited-style-name="Visited_20_Internet_20_Link">
在Odesa地区拘留了一个试图用剪刀和叉子刺刺**的男人</text:a>
如<text:a xlink:type="simple" xlink:href="https://www.ukrinform.ua/rubric-regions/3727491-u-kremencuci-unak-pid-narkotikami-zbiv-na-smert-dvoh-ludej-na-pisohidnomu-perehodi.html" text:style-name="Internet_20_link" text:visited-style-name="Visited_20_Internet_20_Link">
报道</text:a>
，在波尔塔瓦地区的克雷姆纳格(Kremenchug)，史坦纳尔科中毒中的驾驶员击倒了15岁和21岁的男孩。</text:p>
      <text:p text:style-name="P4">
News Source: <text:a xlink:type="simple" xlink:href="https://www.ukrinform.ua/rubric-regions/3727509-na-lvivsini-divcinka-zaginula-vid-udaru-strumom-z-obirvanogo-elektrodrotu.html" text:style-name="Internet_20_link" text:visited-style-name="Visited_20_Internet_20_Link">
https://www.ukrinform.ua/rubric-regions/3727509-na-lvivsini-divcinka-zaginula-vid-udaru-strumom-z-obirvanogo-elektrodrotu.html</text:a>
</text:p>
      <!--NEWS-->
      <text:h text:style-name="P10" text:outline-level="1">
<text:span text:style-name="T4">
在过去的三周中</text:span>
</text:h>
      <text:p text:style-name="P4">
作者: Ukrinform (Person)</text:p>
      <text:p text:style-name="P4">
出版商: Укринформ (Organization)</text:p>
      <text:p text:style-name="P4">
出版时间: 2023-06-25T15:20:49+03:00</text:p>
      <text:p text:style-name="P4">
修改时间: 2023-06-25T15:20:49+03:00</text:p>
      <text:p text:style-name="P4">
描述: 在北约任务中，大不列颠皇家军事军队的战斗机在过去三周内拦截了21架俄罗斯军用飞机。  - 乌克林。</text:p>
      <text:p text:style-name="P4">
图片: ['<text:a xlink:type="simple" xlink:href="https://static.ukrinform.com/photos/2023_06/thumb_files/630_360_1687695496-587.jpg" text:style-name="Internet_20_link" text:visited-style-name="Visited_20_Internet_20_Link">
630_360_16876...</text:a>
']</text:p>
      <text:p text:style-name="P4">
标签: ['Британія', 'НАТО', 'Росія', 'Винищувач']</text:p>
      <text:p text:style-name="P4">
类型: Article</text:p>
      <!--METADATA-->
      <text:p text:style-name="P4">
<draw:frame draw:style-name="fr1" draw:name="Image137" text:anchor-type="as-char" svg:width="6.9236in" svg:height="3.956343in" draw:z-index="0">
<draw:image xlink:href="../Images/yкринформ/2023-06-25T15-20-49-03-00/630_360_1687695496-587.jpg" xlink:type="simple" xlink:show="embed" xlink:actuate="onLoad" draw:mime-type="image/jpeg"/>
</draw:frame>
在过去三周中，北约武装部队控制波罗的海的军事空军的战斗机抓获了21架俄罗斯军用飞机。</text:p>
      <text:p text:style-name="P4">
这在[网站]上报道了(http://www.gov.uk/government/news/raf-jets-intercept-21-russian-aircraft-near-nato-airspace)英国政府，据报道乌克林福姆。</text:p>
      <text:p text:style-name="P4">
值得注意的是，波罗的海的空中巡逻队目前由总部位于爱沙尼亚的国王空军以及位于立陶宛的葡萄牙和罗马尼亚空军进行。</text:p>
      <text:p text:style-name="P4">
“过去三周特别饱和，由于空军(英国-ED。)21架俄罗斯飞机在21天内被拦截。 其中包括战士(Su-27m侧翼b(根据北约分类 -  ed。)，su-30sm侧翼h)，运输航班(TU-134 CRUSTY，AN-72 COALER，AN-12 CUB)，无线电 - 电机侦察飞机(IL-20 COOT a). )和远方轰炸机(-22光)”， - 在消息中go。</text:p>
      <text:p text:style-name="P4">
值得注意的是，当英国台风不与威胁航空安全的空中交通管制服务接触时，英国台风升起以观察俄罗斯飞机。</text:p>
      <text:p text:style-name="P4">
“这些拦截严格提醒着北约存在的集体防御的价值。 在过去的三个星期中，皇家空军一直与我们的工会合作，以保护成员国和我们的伙伴国家，他们可以确定我们对加强的不断支持。</text:p>
      <text:p text:style-name="P4">
<text:span text:style-name="T4">
另请阅读：</text:span>
 <text:a xlink:type="simple" xlink:href="https://www.ukrinform.ua/rubric-ato/3724818-virobnik-f16-zaaviv-so-gotovij-navcati-ukrainskih-pilotiv.html" text:style-name="Internet_20_link" text:visited-style-name="Visited_20_Internet_20_Link">
制造商F-16表示他准备教乌克兰飞行员</text:a>
根据声明，在爱沙尼亚逗留期间，皇家空军还参加了几项重大练习，其中一项是自冷战结束以来北约更重要的空中训练。</text:p>
      <text:p text:style-name="P4">
皇家空军将继续履行任务<text:a xlink:type="simple" xlink:href="https://www.ukrinform.ua/tag-nato" text:style-name="Internet_20_link" text:visited-style-name="Visited_20_Internet_20_Link">
北约</text:a>
对于爱沙尼亚的空气管制，当它们被空军空军取代时。</text:p>
      <text:p text:style-name="P4">
<text:span text:style-name="T4">
另请阅读：</text:span>
 <text:a xlink:type="simple" xlink:href="https://www.ukrinform.ua/rubric-ato/3726982-niderlandi-pocnut-navcanna-ukrainskih-pilotiv-na-f16-vze-cogo-lita-ministerka-oboroni.html" text:style-name="Internet_20_link" text:visited-style-name="Visited_20_Internet_20_Link">
荷兰将在今年夏天的国防部训练乌克兰飞行员为F-16培训</text:a>
</text:p>
      <text:p text:style-name="P4">
News Source: <text:a xlink:type="simple" xlink:href="https://www.ukrinform.ua/rubric-world/3727511-vinisuvaci-britanii-perehopili-21-vijskovij-litak-rf-bila-kordoniv-nato-za-ostanni-tri-tizni.html" text:style-name="Internet_20_link" text:visited-style-name="Visited_20_Internet_20_Link">
https://www.ukrinform.ua/rubric-world/3727511-vinisuvaci-britanii-perehopili-21-vijskovij-litak-rf-bila-kordoniv-nato-za-ostanni-tri-tizni.html</text:a>
</text:p>
      <!--NEWS-->
      <text:h text:style-name="P10" text:outline-level="1">
<text:span text:style-name="T4">
意大利外交大臣 - 关于普里戈宁的叛乱：普京俄罗斯统一的神话已经结束</text:span>
</text:h>
      <text:p text:style-name="P4">
作者: Ukrinform (Person)</text:p>
      <text:p text:style-name="P4">
出版商: Укринформ (Organization)</text:p>
      <text:p text:style-name="P4">
出版时间: 2023-06-25T15:25:00+03:00</text:p>
      <text:p text:style-name="P4">
修改时间: 2023-06-25T15:25:00+03:00</text:p>
      <text:p text:style-name="P4">
描述: 意大利外交部长安东尼奥·泰尼（Antonio Tayany）认为，私人军事公司“瓦格纳”伊夫根尼·普里戈金（Yevgeny Prigogin）的叛乱的企图表明，莫斯科和俄罗斯当局的弱点，可以帮助乌克兰。  - 乌克林。</text:p>
      <text:p text:style-name="P4">
图片: ['<text:a xlink:type="simple" xlink:href="https://static.ukrinform.com/photos/2017_01/thumb_files/630_360_1484820684-8338-foto-european-external-action-service-followflickr.jpg" text:style-name="Internet_20_link" text:visited-style-name="Visited_20_Internet_20_Link">
630_360_14848...</text:a>
']</text:p>
      <text:p text:style-name="P4">
标签: ['Італія', 'Україна', 'Пригожин', 'Війна з Росією']</text:p>
      <text:p text:style-name="P4">
类型: Article</text:p>
      <!--METADATA-->
      <text:p text:style-name="P4">
<draw:frame draw:style-name="fr1" draw:name="Image138" text:anchor-type="as-char" svg:width="6.9236in" svg:height="3.956343in" draw:z-index="0">
<draw:image xlink:href="../Images/yкринформ/2023-06-25T15-25-00-03-00/630_360_1484820684-8338-foto-european-external-action-service-followflickr.jpg" xlink:type="simple" xlink:show="embed" xlink:actuate="onLoad" draw:mime-type="image/jpeg"/>
</draw:frame>
外交大臣意大利tajanio认为，私人海军公司“ Wagner” Yevgeny Prigogin犯下的叛乱的企图表明，塔罗斯西亚当局的莫斯科薄弱，可以帮助乌克兰。</text:p>
      <text:p text:style-name="P4">
正如乌克林福姆报道的那样，它报告了<text:a xlink:type="simple" xlink:href="https://www.ilmessaggero.it/persone/antonio_tajani_putin_guerra_pace_ucraina_intervista-7481927.html" text:style-name="Internet_20_link" text:visited-style-name="Visited_20_Internet_20_Link">
il Messaggero</text:a>
.</text:p>
      <text:p text:style-name="P4">
За словами очільника італійського МЗС, спроба заколоту з боку "вагнерівців"означає, що "міф про єдність путінської <text:a xlink:type="simple" xlink:href="https://www.ukrinform.ua/tag-rosia" text:style-name="Internet_20_link" text:visited-style-name="Visited_20_Internet_20_Link">
 Росії</text:a>
结束。”</text:p>
      <text:p text:style-name="P4">
塔雅尼说：“普京现在较弱，和平正在接近乌克兰。”</text:p>
      <text:p text:style-name="P4">
塔亚尼(Tayani)，我坚信普京(Prigogine)在俄罗斯联邦(俄罗斯联邦)安排政变的企图是由普京完成的。</text:p>
      <text:p text:style-name="P4">
“随着普京统一的神话，俄罗斯结束了。 这种内部升级划分了俄罗斯军队。 当您支持锡锡融资的雇佣军时，这是不可避免的结果。”他说。</text:p>
      <text:p text:style-name="P4">
塔亚尼补充说，由于瓦格纳·佩奇(Wagner PEC)的结果，可以肯定地说：今天的战线比昨天弱。” 外交部负责人说：“我希望，现在和平更加紧密。我们缺少了解乌克兰俄罗斯联邦的下一步。”</text:p>
      <text:p text:style-name="P4">
它(入侵乌克兰 - 编辑。)原来是普京的回旋镖。 俄罗斯人无法获胜，他们失败了闪电战。 他们现在正在为军事机构的工作和矛盾付费，”意大利部长说。</text:p>
      <text:p text:style-name="P4">
他还表示希望，在叛乱乌克兰将“更快地行动，乌克兰人将恢复独立”之后。</text:p>
      <text:p text:style-name="P4">
<text:span text:style-name="T4">
另请阅读：</text:span>
 <text:a xlink:type="simple" xlink:href="https://www.ukrinform.ua/rubric-polytics/3727477-danilov-nazvav-zakolot-prigozina-persim-etapom-demontazu-putinskoi-sistemi.html" text:style-name="Internet_20_link" text:visited-style-name="Visited_20_Internet_20_Link">
Danilov命名叛乱<text:span text:style-name="T4">
 Prigogine </text:span>
和普京系统的第一阶段进行维修</text:a>
当被问及在北约塔亚纳(Nato Tayana)中引入基辅时，“我们需要逐步的方式。第一步是建立一个乌克兰 - 乌克兰理事会，并在武装冲突后立即恢复2008年在布加勒斯特扩张的过程。”</text:p>
      <text:p text:style-name="P4">
如<text:a xlink:type="simple" xlink:href="https://www.ukrinform.ua/rubric-other_news/3727120-zakolot-prigozina-vse-so-vidomo-na-cej-moment.html" text:style-name="Internet_20_link" text:visited-style-name="Visited_20_Internet_20_Link">
报道</text:a>
Wagner Pec Yevgeny Prigogin的领导人于6月23日宣布了反俄罗斯军事领导层的Demarsh，特别是针对国防部长Sergiyashah。 他控制了Don的Rostov和Voronezh地区的一部分，然后Wagnerivtsi去了莫斯科。</text:p>
      <text:p text:style-name="P4">
News Source: <text:a xlink:type="simple" xlink:href="https://www.ukrinform.ua/rubric-polytics/3727513-glava-mzs-italii-pro-zakolot-prigozina-mif-pro-ednist-putinskoi-rosii-zakincivsa.html" text:style-name="Internet_20_link" text:visited-style-name="Visited_20_Internet_20_Link">
https://www.ukrinform.ua/rubric-polytics/3727513-glava-mzs-italii-pro-zakolot-prigozina-mif-pro-ednist-putinskoi-rosii-zakincivsa.html</text:a>
</text:p>
      <!--NEWS-->
      <text:h text:style-name="P10" text:outline-level="1">
<text:span text:style-name="T4">
在LVIV，第六次举行了自行车比赛，为儿童医疗中心筹集资金</text:span>
</text:h>
      <text:p text:style-name="P4">
作者: Ukrinform (Person)</text:p>
      <text:p text:style-name="P4">
出版商: Укринформ (Organization)</text:p>
      <text:p text:style-name="P4">
出版时间: 2023-06-25T15:52:00+03:00</text:p>
      <text:p text:style-name="P4">
修改时间: 2023-06-25T15:52:00+03:00</text:p>
      <text:p text:style-name="P4">
描述: 在利沃夫（Lviv），第六次举行了自行车比赛“转身踏板”，目的是筹集资金，以安排在乌克兰西部的乌克兰儿童医疗中心的重病地区。  - 乌克林。</text:p>
      <text:p text:style-name="P4">
图片: ['<text:a xlink:type="simple" xlink:href="https://static.ukrinform.com/photos/2023_06/thumb_files/630_360_1687698194-9532.jpeg" text:style-name="Internet_20_link" text:visited-style-name="Visited_20_Internet_20_Link">
630_360_16876...</text:a>
']</text:p>
      <text:p text:style-name="P4">
标签: ['Діти', 'Львів', 'Медицина', 'Велопробіг']</text:p>
      <text:p text:style-name="P4">
类型: Article</text:p>
      <!--METADATA-->
      <text:p text:style-name="P4">
<draw:frame draw:style-name="fr1" draw:name="Image139" text:anchor-type="as-char" svg:width="6.9236in" svg:height="3.956343in" draw:z-index="0">
<draw:image xlink:href="../Images/yкринформ/2023-06-25T15-52-00-03-00/630_360_1687698194-9532.jpeg" xlink:type="simple" xlink:show="embed" xlink:actuate="onLoad" draw:mime-type="image/jpeg"/>
</draw:frame>
在利维夫，举行了一场自行车竞赛“转身居住”，以收集在乌克兰西部医疗中心的严重患病领域安排的费用。</text:p>
      <text:p text:style-name="P4">
在<text:a xlink:type="simple" xlink:href="https://www.facebook.com/lviv.adm/posts/pfbid0FWe1b265qej3GWqnWX7Zurxf7rwqwbNs1v6N8v7JWqC1kmSb1FEscDj38EZj5Drcl" text:style-name="Internet_20_link" text:visited-style-name="Visited_20_Internet_20_Link">
Facebook</text:a>
乌克林福姆报道说，利沃夫市议会报告说。</text:p>
      <text:p text:style-name="P4">
</text:p>
      <text:p text:style-name="P4">
<text:a xlink:type="simple" xlink:href="https://static.ukrinform.com/photos/2023_06/1687698193-4180.jpeg" text:style-name="Internet_20_link" text:visited-style-name="Visited_20_Internet_20_Link">
 </text:a>
 <text:a xlink:type="simple" xlink:href="https://static.ukrinform.com/photos/2023_06/1687698193-2440.jpeg" text:style-name="Internet_20_link" text:visited-style-name="Visited_20_Internet_20_Link">
</text:a>
 <text:a xlink:type="simple" xlink:href="https://static.ukrinform.com/photos/2023_06/1687698193-7923.jpeg" text:style-name="Internet_20_link" text:visited-style-name="Visited_20_Internet_20_Link">
</text:a>
 <text:a xlink:type="simple" xlink:href="https://static.ukrinform.com/photos/2023_06/1687698193-6783.jpeg" text:style-name="Internet_20_link" text:visited-style-name="Visited_20_Internet_20_Link">
</text:a>
 <text:a xlink:type="simple" xlink:href="https://static.ukrinform.com/photos/2023_06/1687698193-8778.jpeg" text:style-name="Internet_20_link" text:visited-style-name="Visited_20_Internet_20_Link">
</text:a>
 <text:a xlink:type="simple" xlink:href="https://static.ukrinform.com/photos/2023_06/1687698193-9802.jpeg" text:style-name="Internet_20_link" text:visited-style-name="Visited_20_Internet_20_Link">
</text:a>
 <text:a xlink:type="simple" xlink:href="https://static.ukrinform.com/photos/2023_06/1687698194-8950.jpeg" text:style-name="Internet_20_link" text:visited-style-name="Visited_20_Internet_20_Link">
</text:a>
 <text:a xlink:type="simple" xlink:href="https://static.ukrinform.com/photos/2023_06/1687698194-7116.jpeg" text:style-name="Internet_20_link" text:visited-style-name="Visited_20_Internet_20_Link">
</text:a>
 <text:a xlink:type="simple" xlink:href="https://static.ukrinform.com/photos/2023_06/1687698194-9532.jpeg" text:style-name="Internet_20_link" text:visited-style-name="Visited_20_Internet_20_Link">
<draw:frame draw:style-name="fr1" draw:name="Image149" text:anchor-type="as-char" svg:width="6.9236in" svg:height="3.956343in" draw:z-index="0">
<draw:image xlink:href="../Images/yкринформ/2023-06-25T15-52-00-03-00/630_360_1687698194-9532.jpeg" xlink:type="simple" xlink:show="embed" xlink:actuate="onLoad" draw:mime-type="image/jpeg"/>
</draw:frame>
</text:a>
“在利维夫，与Arsen Mirzoyan的自行车比赛“ Trick Pedal to Live to Live to Live”正在第六次为儿童的[医疗]筹集资金(https://www.ukrinform.ua/tag-medicina)中心。 今年，该活动的目的是为LVIV的严重生病的专业儿童医疗中心接受重建和安排资金。</text:p>
      <text:p text:style-name="P4">
根据市议会的说法，慈善事件与利沃夫和雷德鲁夫市长一起参加，宣布了该市社区的首次捐款-50万hryvnias。据报道，近年来，骑自行车筹集了约100万hryvnias，为此，血液学和强化化学疗法系的六个腔室，功能诊断办公室的三个房间，并为癌症患者购买了五个Infusmondes。</text:p>
      <text:p text:style-name="P4">
“我将踏板的生命转向踏板”是一场慈善自行车竞赛，每年在歌手阿森·米尔佐扬(Arsen Mirzoyan)和慈善基金“ The Guard”的倡议中在LVIV中进行。</text:p>
      <text:p text:style-name="P4">
News Source: <text:a xlink:type="simple" xlink:href="https://www.ukrinform.ua/rubric-regions/3727517-u-lvovi-vsoste-proveli-veloprobig-dla-zboru-kostiv-na-ditacij-medcentr.html" text:style-name="Internet_20_link" text:visited-style-name="Visited_20_Internet_20_Link">
https://www.ukrinform.ua/rubric-regions/3727517-u-lvovi-vsoste-proveli-veloprobig-dla-zboru-kostiv-na-ditacij-medcentr.html</text:a>
</text:p>
      <!--NEWS-->
      <text:h text:style-name="P10" text:outline-level="1">
<text:span text:style-name="T4">
乌克兰Zelensky总统与波兰总裁Andrzej Duda和美国总统打了电话。</text:span>
</text:h>
      <text:p text:style-name="P4">
作者: liveuamap (Language: en)</text:p>
      <text:p text:style-name="P4">
时间: 2023-06-25T15:57:40</text:p>
      <text:p text:style-name="P4">
地点: Kyiv, Kyiv city (Latitude:50.44425 Longtitude:30.52903)</text:p>
      <text:p text:style-name="P4">
视频: []</text:p>
      <text:p text:style-name="P4">
图片: ["<text:a xlink:type="simple" xlink:href="https://liveuamap.com/pics/2023/06/25/22571723_0.jpg" text:style-name="Internet_20_link" text:visited-style-name="Visited_20_Internet_20_Link">
22571723_0.jpg</text:a>
"]</text:p>
      <text:p text:style-name="P4">
标签: ["Europe", "Central and Eastern Europe"]</text:p>
      <text:p text:style-name="P4">
Id: 22571723</text:p>
      <!--METADATA-->
      <text:p text:style-name="P4">
乌克兰Zelensky总统与波兰总统安德烈·杜达(Andrzeduda)和美国总统约瑟夫·拜登(Joseph Biden)打了电话</text:p>
      <text:p text:style-name="P4">
<draw:frame draw:style-name="fr1" draw:name="Image150" text:anchor-type="as-char" svg:width="6.9236in" svg:height="4.612849in" draw:z-index="0">
<draw:image xlink:href="../Images/liveuamap/2023-06-25T15-57-40/22571723_0.jpg" xlink:type="simple" xlink:show="embed" xlink:actuate="onLoad" draw:mime-type="image/jpeg"/>
</draw:frame>
新闻集链接：<text:a xlink:type="simple" xlink:href="https：\/\/liveuamap.com \/en \/2023 \/25-June-june-of-ukraine-zelensky-zelensky-had-phone-phone-withs" text:style-name="Internet_20_link" text:visited-style-name="Visited_20_Internet_20_Link">
https：\/\/liveuamap.com \/en \/2023 \/25-June-june-presindent-ukraine-zelensky-zelensky-had-had-phone-palls-withs</text:a>
</text:p>
      <text:p text:style-name="P4">
News Source: <text:a xlink:type="simple" xlink:href="https://t.me/V_Zelenskiy_official/6706" text:style-name="Internet_20_link" text:visited-style-name="Visited_20_Internet_20_Link">
https://t.me/V_Zelenskiy_official/6706</text:a>
</text:p>
      <!--NEWS-->
      <text:h text:style-name="P10" text:outline-level="1">
<text:span text:style-name="T4">
伦敦倒塌的三座房屋</text:span>
</text:h>
      <text:p text:style-name="P4">
作者: Ukrinform (Person)</text:p>
      <text:p text:style-name="P4">
出版商: Укринформ (Organization)</text:p>
      <text:p text:style-name="P4">
出版时间: 2023-06-25T16:04:00+03:00</text:p>
      <text:p text:style-name="P4">
修改时间: 2023-06-25T16:04:00+03:00</text:p>
      <text:p text:style-name="P4">
描述: 在伦敦，一栋三层建筑突然倒塌了。  - 乌克林。</text:p>
      <text:p text:style-name="P4">
图片: ['<text:a xlink:type="simple" xlink:href="https://static.ukrinform.com/photos/2023_06/thumb_files/630_360_1687698078-116.jpg" text:style-name="Internet_20_link" text:visited-style-name="Visited_20_Internet_20_Link">
630_360_16876...</text:a>
']</text:p>
      <text:p text:style-name="P4">
标签: ['Британія', 'Будинок', 'Лондон']</text:p>
      <text:p text:style-name="P4">
类型: Article</text:p>
      <!--METADATA-->
      <text:p text:style-name="P4">
<draw:frame draw:style-name="fr1" draw:name="Image151" text:anchor-type="as-char" svg:width="6.9236in" svg:height="3.956343in" draw:z-index="0">
<draw:image xlink:href="../Images/yкринформ/2023-06-25T16-04-00-03-00/630_360_1687698078-116.jpg" xlink:type="simple" xlink:show="embed" xlink:actuate="onLoad" draw:mime-type="image/jpeg"/>
</draw:frame>
在伦敦ininzopdow，一栋三层建筑倒塌了。</text:p>
      <text:p text:style-name="P4">
正如乌克林福姆报道的那样，它报告了<text:a xlink:type="simple" xlink:href="https://news.sky.com/story/like-an-earthquake-three-storey-house-collapses-in-hackney-12909014" text:style-name="Internet_20_link" text:visited-style-name="Visited_20_Internet_20_Link">
天空新闻</text:a>
。</text:p>
      <text:p text:style-name="P4">
社交网络上的图像表明，建筑物的整个后背已经蓬勃发展，其碎片散布在地面上。</text:p>
      <text:p text:style-name="P4">
救援人员目前正在评估毁灭性，看着附近房屋的现场。</text:p>
      <text:p text:style-name="P4">
没有一个人在瓦砾下找到，没有受害者。</text:p>
      <text:p text:style-name="P4">
一位31岁的居民说：“我听到的一切都是响亮的声音，我所居住的建筑物颤抖着，好像是<text:a xlink:type="simple" xlink:href="https://www.ukrinform.ua/tag-zemletrus" text:style-name="Internet_20_link" text:visited-style-name="Visited_20_Internet_20_Link">
地震</text:a>
。 цLEπд总聚lim。</text:p>
      <text:p text:style-name="Quotations">

<text:p text:style-name="P4">
一座在伦敦北部倒塌的建筑物本来可能是由汽油爆炸引起的。 消防员，救护车和警察都有很高的体积。 &gt;
&gt;
人们可能会在瓦砾下。 为他们祈祷。 <text:a xlink:type="simple" xlink:href="https://twitter.com/hashtag/londonfirebrigade" text:style-name="Internet_20_link" text:visited-style-name="Visited_20_Internet_20_Link">
&gt;
 #londonfirebrigade&gt;
</text:a>
&gt;
 <text:a xlink:type="simple" xlink:href="https://twitter.com/hashtag/London" text:style-name="Internet_20_link" text:visited-style-name="Visited_20_Internet_20_Link">
#London</text:a>
&gt;
 <text:a xlink:type="simple" xlink:href="https://twitter.com/hashtag/gas" text:style-name="Internet_20_link" text:visited-style-name="Visited_20_Internet_20_Link">
#GAS</text:a>
<text:a xlink:type="simple" xlink:href="https://twitter.com/hashtag/news" text:style-name="Internet_20_link" text:visited-style-name="Visited_20_Internet_20_Link">
&gt;
 #news</text:a>
<text:a xlink:type="simple" xlink:href="https://twitter.com/hashtag/foryou" text:style-name="Internet_20_link" text:visited-style-name="Visited_20_Internet_20_Link">
&gt;
 #foreau</text:a>
<text:a xlink:type="simple" xlink:href="https://t.co/1QjKPgWSob" text:style-name="Internet_20_link" text:visited-style-name="Visited_20_Internet_20_Link">
&gt;
 pic.twitter.com/1qjkpgwsob</text:a>
&gt;
&gt;
  - 伦敦FC(@aliamirofficia1)<text:a xlink:type="simple" xlink:href="https://twitter.com/aliamirofficia1/status/1672599472952467460" text:style-name="Internet_20_link" text:visited-style-name="Visited_20_Internet_20_Link">
2023年6月24日&gt;
</text:a>
据他说，紧急服务在大约10-15分钟后到达现场。</text:p>

</text:p>
      <text:p text:style-name="P4">
伦敦消防队报告说，现场部署了大约60名消防员，五辆电动车辆和三个救援部队。</text:p>
      <text:p text:style-name="P4">
<text:span text:style-name="T4">
另请阅读：</text:span>
 [在泰国<text:span text:style-name="T4">
倒塌</text:span>
学校的屋顶 - 七人死，23(https://www.ukrinform.ua/rubric-world/3713125-u-tailandi-obvalivsa-dah-skoli-semero-zagiblih-23-poranenih.html)资本警察的雇员也出席了现场。 据报道，执法人员撤离了几所房屋。</text:p>
      <text:p text:style-name="P4">
现在已经建立了破坏的原因。</text:p>
      <text:p text:style-name="P4">
<text:span text:style-name="T5">
foto： @aliamiroficia1/twitter/pa电线</text:span>
</text:p>
      <text:p text:style-name="P4">
News Source: <text:a xlink:type="simple" xlink:href="https://www.ukrinform.ua/rubric-world/3727519-u-londoni-obvalivsa-tripoverhovij-budinok.html" text:style-name="Internet_20_link" text:visited-style-name="Visited_20_Internet_20_Link">
https://www.ukrinform.ua/rubric-world/3727519-u-londoni-obvalivsa-tripoverhovij-budinok.html</text:a>
</text:p>
      <!--NEWS-->
      <text:h text:style-name="P10" text:outline-level="1">
<text:span text:style-name="T4">
1人因炮击而在Sumy地区的Myropillia社区中丧生</text:span>
</text:h>
      <text:p text:style-name="P4">
作者: liveuamap (Language: en)</text:p>
      <text:p text:style-name="P4">
时间: 2023-06-25T16:04:16</text:p>
      <text:p text:style-name="P4">
地点: Sumy (Latitude:51.02131 Longtitude:35.25375)</text:p>
      <text:p text:style-name="P4">
视频: []</text:p>
      <text:p text:style-name="P4">
图片: []</text:p>
      <text:p text:style-name="P4">
标签: ["Russia", "Central and Eastern Europe"]</text:p>
      <text:p text:style-name="P4">
Id: 22571725</text:p>
      <!--METADATA-->
      <text:p text:style-name="P4">
1人因炮击而在Sumy地区的Myropillia社区中丧生</text:p>
      <text:p text:style-name="P4">
新闻集链接：<text:a xlink:type="simple" xlink:href="https：\/\/liveuamap.com \/en \/2023 \/25-June-1-per-killed-killed-in-myropillia-community-community of Mumy-grigion" text:style-name="Internet_20_link" text:visited-style-name="Visited_20_Internet_20_Link">
https：\/\/liveuamap.com \/en \/2023 \/25-6-June-1-per-killed-in-myropillia-community-sumy-sumy-region</text:a>
</text:p>
      <text:p text:style-name="P4">
News Source: <text:a xlink:type="simple" xlink:href="https://t.me/suspilnesumy/12680" text:style-name="Internet_20_link" text:visited-style-name="Visited_20_Internet_20_Link">
https://t.me/suspilnesumy/12680</text:a>
</text:p>
      <!--NEWS-->
      <text:h text:style-name="P10" text:outline-level="1">
<text:span text:style-name="T4">
Zelensky告诉Dudi有关Zaporozhye NPP的情况</text:span>
</text:h>
      <text:p text:style-name="P4">
作者: Ukrinform (Person)</text:p>
      <text:p text:style-name="P4">
出版商: Укринформ (Organization)</text:p>
      <text:p text:style-name="P4">
出版时间: 2023-06-25T16:06:00+03:00</text:p>
      <text:p text:style-name="P4">
修改时间: 2023-06-25T23:06:00+03:00</text:p>
      <text:p text:style-name="P4">
描述: 乌克兰沃迪米尔·泽伦斯基（Ukraine Volodymyr Zelensky）总统与波兰同事安德烈·杜达（Andrzej Duda）进行了电话交谈，特别是在Zaporizhzhia NPP上创造的威胁性情况。  - 乌克林。</text:p>
      <text:p text:style-name="P4">
图片: ['<text:a xlink:type="simple" xlink:href="https://static.ukrinform.com/photos/2022_05/thumb_files/630_360_1653230044-377.jpeg" text:style-name="Internet_20_link" text:visited-style-name="Visited_20_Internet_20_Link">
630_360_16532...</text:a>
']</text:p>
      <text:p text:style-name="P4">
标签: ['Дуда', 'Зеленський', 'Запорізька АЕС', 'Війна з Росією']</text:p>
      <text:p text:style-name="P4">
类型: Article</text:p>
      <!--METADATA-->
      <text:p text:style-name="P4">
<draw:frame draw:style-name="fr1" draw:name="Image154" text:anchor-type="as-char" svg:width="6.9236in" svg:height="3.956343in" draw:z-index="0">
<draw:image xlink:href="../Images/yкринформ/2023-06-25T16-06-00-03-00/630_360_1653230044-377.jpeg" xlink:type="simple" xlink:show="embed" xlink:actuate="onLoad" draw:mime-type="image/jpeg"/>
</draw:frame>
乌克兰沃罗迪米尔·泽伦斯基(Ukraine Volodymyr Zelensky)总统与波兰同事杜达(Duda)进行了电话交谈，特别是在威胁局势上讲述了占领者是由Zaporozhye NPP创建的。</text:p>
      <text:p text:style-name="P4">
乌克兰总统在[电报]中报道了这一点(https://t.me/s/V_Zelenskiy_official)，报道乌克林福姆。</text:p>
      <text:p text:style-name="P4">
“与波兰杜达总统的最新会谈。 他们讨论了俄罗斯最近的事件，以及他们如何影响该地区的敌对行动和安全状况。” Zelensky说。</text:p>
      <text:p text:style-name="P4">
总统补充说，他告诉波兰同事关于髋关节情况战场上的状况，即入侵者是在Zaporizhzhia NPP中创建的。</text:p>
      <text:p text:style-name="P4">
*!(https://www.ukrinform.ua/rubric-polytics/3727602-zelenskij-telefonom-obgovoriv-iz-trudo-situaciu-na-poli-bou-ta-zagrozu-na-zaes.html)据报道，沃迪米尔·泽伦斯基(Volodymyr Zelenskyy)从白宫乔·拜登(Joe Biden)的负责人进行了电话交谈 - 这是关于以长期失败的方式扩大与车队的国防合作。</text:p>
      <text:p text:style-name="P4">
_foto：op _</text:p>
      <text:p text:style-name="P4">
News Source: <text:a xlink:type="simple" xlink:href="https://www.ukrinform.ua/rubric-polytics/3727621-zelenskij-rozpoviv-dudi-pro-situaciu-na-zaes.html" text:style-name="Internet_20_link" text:visited-style-name="Visited_20_Internet_20_Link">
https://www.ukrinform.ua/rubric-polytics/3727621-zelenskij-rozpoviv-dudi-pro-situaciu-na-zaes.html</text:a>
</text:p>
      <!--NEWS-->
      <text:h text:style-name="P10" text:outline-level="1">
<text:span text:style-name="T4">
在美国谴责黑客，打破了Baiden，Gates和Mask的Twitter页面</text:span>
</text:h>
      <text:p text:style-name="P4">
作者: Ukrinform (Person)</text:p>
      <text:p text:style-name="P4">
出版商: Укринформ (Organization)</text:p>
      <text:p text:style-name="P4">
出版时间: 2023-06-25T16:28:11+03:00</text:p>
      <text:p text:style-name="P4">
修改时间: 2023-06-25T16:28:11+03:00</text:p>
      <text:p text:style-name="P4">
描述: 纽约联邦法院因2020年的几位美国政客和名人的Twitter Akaunt的邪恶而被24岁的英国约瑟夫·詹姆斯·奥康纳（Joseph James O'Connora）判处五岁。  - 乌克林。</text:p>
      <text:p text:style-name="P4">
图片: ['<text:a xlink:type="simple" xlink:href="https://static.ukrinform.com/photos/2019_12/thumb_files/630_360_1575637264-429.jpg" text:style-name="Internet_20_link" text:visited-style-name="Visited_20_Internet_20_Link">
630_360_15756...</text:a>
']</text:p>
      <text:p text:style-name="P4">
标签: ['США', 'Twitter', 'Хакери']</text:p>
      <text:p text:style-name="P4">
类型: Article</text:p>
      <!--METADATA-->
      <text:p text:style-name="P4">
<draw:frame draw:style-name="fr1" draw:name="Image155" text:anchor-type="as-char" svg:width="6.9236in" svg:height="3.956343in" draw:z-index="0">
<draw:image xlink:href="../Images/yкринформ/2023-06-25T16-28-11-03-00/630_360_1575637264-429.jpg" xlink:type="simple" xlink:show="embed" xlink:actuate="onLoad" draw:mime-type="image/jpeg"/>
</draw:frame>
纽约联邦法院因2020年的几位美国政治家和名人的Twitter Akaunt的邪恶而被判处24岁的约瑟夫·詹姆斯·奥康纳(Joseph James O'Connora)判处五年优先事项。</text:p>
      <text:p text:style-name="P4">
关于它报告<text:a xlink:type="simple" xlink:href="http://techcrunch.com/2023/06/23/twitter-hacker-sentenced-prison/" text:style-name="Internet_20_link" text:visited-style-name="Visited_20_Internet_20_Link">
TechCrunch</text:a>
，报道乌克林福姆。</text:p>
      <text:p text:style-name="P4">
此外，奥康纳(O'Connor)必须支付7.94亿美元的罪行受害者。</text:p>
      <text:p text:style-name="P4">
他是英国的公民，从西班牙提取到检察官办公室<text:a xlink:type="simple" xlink:href="https://www.ukrinform.ua/tag-ssa" text:style-name="Internet_20_link" text:visited-style-name="Visited_20_Internet_20_Link">
美国</text:a>
在今年年初，从那时起就被拘留。 5月，该人发现自己犯了指控的起诉点，电子方式的欺诈，网络保证和洗钱。</text:p>
      <text:p text:style-name="P4">
在听证会上，法官杰德·拉科夫(Jed S. 相反，检察官要求至少七年的个性。</text:p>
      <text:p text:style-name="P4">
在法庭上，奥康纳称他的罪行“愚蠢而毫无意义”，并向受害者道歉。</text:p>
      <text:p text:style-name="P4">
<text:span text:style-name="T4">
另请阅读：</text:span>
 <text:a xlink:type="simple" xlink:href="https://www.ukrinform.ua/rubric-world/3723551-u-ssa-arestuvali-rosianina-za-kiberataki-ta-zdirnictvo-v-interneti.html" text:style-name="Internet_20_link" text:visited-style-name="Visited_20_Internet_20_Link">
在美国逮捕了网络攻击和Winternette勒索的俄罗斯人</text:a>
正如它所指出的那样，在昵称Plugwalkjoe下闻名的O'Connor是2020年7月在2020年7月打破数十个著名Twitter帐户的小组的一部分，例如Aspple，Binance，Billance，Bill Gates，Joe Biden和Ilona Mask，目的是传播祖先欺诈。</text:p>
      <text:p text:style-name="P4">
根据检察官的说法，攻击者对Sim-Cartard发货进行了复杂的攻击，破坏了Twitter，计算机侵犯了社交网络上的账目。</text:p>
      <text:p text:style-name="P4">
<text:span text:style-name="T4">
另请阅读：</text:span>
 <text:a xlink:type="simple" xlink:href="https://www.ukrinform.ua/rubric-technology/3722731-prorosijski-hakeri-atakuvali-sajt-najbilsogo-v-evropi-portu-rotterdama.html" text:style-name="Internet_20_link" text:visited-style-name="Visited_20_Internet_20_Link">
pro -russian <text:span text:style-name="T4">
黑客</text:span>
攻击了最大的鹿特丹港口的网站</text:a>
据乌克林福姆(Ukrinform)报道，在国家特殊通信和乌克兰信息的服务中，警告说，俄罗斯黑客已经加强了网络钓鱼攻击，以使未经授权访问乌克兰人的个人数据，尤其是邮箱乌克拉(Ukr.net)的多巴罗尼亚人。</text:p>
      <text:p text:style-name="P4">
News Source: <text:a xlink:type="simple" xlink:href="https://www.ukrinform.ua/rubric-technology/3727523-u-ssa-zasudili-hakera-akij-zlamav-tvitterstorinki-bajdena-gejtsa-ta-maska.html" text:style-name="Internet_20_link" text:visited-style-name="Visited_20_Internet_20_Link">
https://www.ukrinform.ua/rubric-technology/3727523-u-ssa-zasudili-hakera-akij-zlamav-tvitterstorinki-bajdena-gejtsa-ta-maska.html</text:a>
</text:p>
      <!--NEWS-->
      <text:h text:style-name="P10" text:outline-level="1">
<text:span text:style-name="T4">
普里戈恩说他“没有联系”  - 媒体</text:span>
</text:h>
      <text:p text:style-name="P4">
作者: Ukrinform (Person)</text:p>
      <text:p text:style-name="P4">
出版商: Укринформ (Organization)</text:p>
      <text:p text:style-name="P4">
出版时间: 2023-06-25T16:32:00+03:00</text:p>
      <text:p text:style-name="P4">
修改时间: 2023-06-25T16:32:00+03:00</text:p>
      <text:p text:style-name="P4">
描述: 在瓦格纳·佩克·耶夫根尼·普里戈金（Wagner Pec Yevgeny Prigogine）领导人的媒体服务中，他没有与他联系。  - 乌克林。</text:p>
      <text:p text:style-name="P4">
图片: ['<text:a xlink:type="simple" xlink:href="https://static.ukrinform.com/photos/2023_06/thumb_files/630_360_1687592601-344.jpg" text:style-name="Internet_20_link" text:visited-style-name="Visited_20_Internet_20_Link">
630_360_16875...</text:a>
']</text:p>
      <text:p text:style-name="P4">
标签: ['Росія', 'ПВК "Вагнера"', 'Пригожин']</text:p>
      <text:p text:style-name="P4">
类型: Article</text:p>
      <!--METADATA-->
      <text:p text:style-name="P4">
<draw:frame draw:style-name="fr1" draw:name="Image156" text:anchor-type="as-char" svg:width="6.9236in" svg:height="3.956343in" draw:z-index="0">
<draw:image xlink:href="../Images/yкринформ/2023-06-25T16-32-00-03-00/630_360_1687592601-344.jpg" xlink:type="simple" xlink:show="embed" xlink:actuate="onLoad" draw:mime-type="image/jpeg"/>
</draw:frame>
Eugene Prigogine的PEC“ Wagner” PEC“ Wagner”说他还没有被召唤。</text:p>
      <text:p text:style-name="P4">
据报道<text:a xlink:type="simple" xlink:href="http://t.me/rtvimain/77862" text:style-name="Internet_20_link" text:visited-style-name="Visited_20_Internet_20_Link">
RTVI</text:a>
据报道，在Prigogine的媒体服务中，乌克林福姆报道。</text:p>
      <text:p text:style-name="P4">
这位记者满足要求时说：“他给所有人打招呼，并回答他的问题。</text:p>
      <text:p text:style-name="P4">
如图所述，Prigogine的位置已于6月24日晚上公开公开。 然后是一段视频，瓦格纳·佩克(Wagner Pec)的创始人从汽车上的rostov-on-don上。</text:p>
      <text:p text:style-name="P4">
同时<text:a xlink:type="simple" xlink:href="http://www.interfax.ru/russia/908921" text:style-name="Internet_20_link" text:visited-style-name="Visited_20_Internet_20_Link">
Interfax</text:a>
他写道，瓦格纳的战士离开了莱皮茨克地区。</text:p>
      <text:p text:style-name="P4">
<text:span text:style-name="T4">
另请阅读：</text:span>
 <text:a xlink:type="simple" xlink:href="https://www.ukrinform.ua/rubric-world/3727460-prigozina-mozut-likviduvati-u-bilorusi-cnn.html" text:style-name="Internet_20_link" text:visited-style-name="Visited_20_Internet_20_Link">
<text:span text:style-name="T4">
 prigogine </text:span>
可以在白俄罗斯-CNN中消除</text:a>
据报道，瓦格纳·佩克·耶夫·普里戈金(Wagner Pec Yevhen Prigogin)的领导人宣布了德马什(Demarsh)反对俄罗斯军事领导层，尤其是针对国防部谢尔盖·肖格(Sergei Shoig)。 他控制了Don的Rostov和Okronezh地区的一部分，然后“ Wagnerivtsi”去了莫斯科。</text:p>
      <text:p text:style-name="P4">
6月24日晚上，自称为白俄罗斯亚历山大·卢卡申科总统开始与普京达成协议。 在这位领导人之后，瓦格纳·佩克(Wagner PEC)宣布，他将雇佣军部署回“野营”。</text:p>
      <text:p text:style-name="P4">
<text:span text:style-name="T4">
另请阅读：</text:span>
 <text:a xlink:type="simple" xlink:href="https://www.ukrinform.ua/rubric-polytics/3727513-glava-mzs-italii-pro-zakolot-prigozina-mif-pro-ednist-putinskoi-rosii-zakincivsa.html" text:style-name="Internet_20_link" text:visited-style-name="Visited_20_Internet_20_Link">
意大利外交大臣 - 关于叛乱<text:span text:style-name="T4">
 Prigogine </text:span>
：普京俄罗斯的拟合终结的神话</text:a>
乌克兰国家安全与国防委员会秘书乌克兰·阿列克谢·丹尼洛夫(Alexei Danilov)将瓦格纳·佩克(Wagner PEC)领导人叛乱的发芽称为俄罗斯总统弗拉基米尔·普京(Vladimir Putin)的第一阶段。</text:p>
      <text:p text:style-name="P4">
News Source: <text:a xlink:type="simple" xlink:href="https://www.ukrinform.ua/rubric-world/3727525-u-prigozina-zaavili-so-vin-ne-na-zvazku-zmi.html" text:style-name="Internet_20_link" text:visited-style-name="Visited_20_Internet_20_Link">
https://www.ukrinform.ua/rubric-world/3727525-u-prigozina-zaavili-so-vin-ne-na-zvazku-zmi.html</text:a>
</text:p>
      <!--NEWS-->
      <text:h text:style-name="P10" text:outline-level="1">
<text:span text:style-name="T4">
在伦敦恢复乌克兰 - 希米格尔的伦敦会议上，大约有600亿美元吸引了</text:span>
</text:h>
      <text:p text:style-name="P4">
作者: Ukrinform (Person)</text:p>
      <text:p text:style-name="P4">
出版商: Укринформ (Organization)</text:p>
      <text:p text:style-name="P4">
出版时间: 2023-06-25T16:38:00+03:00</text:p>
      <text:p text:style-name="P4">
修改时间: 2023-06-25T16:38:00+03:00</text:p>
      <text:p text:style-name="P4">
描述: 在伦敦举行的国家修复会议上，筹集了约600亿美元以恢复该国。</text:p>
      <ul>
        <li>
I的，。: </li>
      </ul>
      <text:p text:style-name="P4">
图片: ['<text:a xlink:type="simple" xlink:href="https://static.ukrinform.com/photos/2022_12/thumb_files/630_360_1670257965-607.jpg" text:style-name="Internet_20_link" text:visited-style-name="Visited_20_Internet_20_Link">
630_360_16702...</text:a>
']</text:p>
      <text:p text:style-name="P4">
标签: ['Україна', 'Шмигаль', 'Відбудова', 'Конференція з відбудови у Лондоні']</text:p>
      <text:p text:style-name="P4">
类型: Article</text:p>
      <!--METADATA-->
      <text:p text:style-name="P4">
<draw:frame draw:style-name="fr1" draw:name="Image157" text:anchor-type="as-char" svg:width="6.9236in" svg:height="3.956343in" draw:z-index="0">
<draw:image xlink:href="../Images/yкринформ/2023-06-25T16-38-00-03-00/630_360_1670257965-607.jpg" xlink:type="simple" xlink:show="embed" xlink:actuate="onLoad" draw:mime-type="image/jpeg"/>
</draw:frame>
关于伦敦乌克兰恢复的会议(乌克兰恢复会议)该国大约有600亿美元吸引了该国。</text:p>
      <text:p text:style-name="P4">
根据乌克林福姆的说法，乌克兰乌克兰丹尼斯·施米加尔(Facebook)的总理报告了这一点(https://www.facebook.com/dshmyhal/posts/pfbid02EbEWVTV2beuowWpQUMDL1cdU3K2UbL3FLf3tWuM53p2qDGqUiEDKMvBs9HsxHGZCl).</text:p>
      <text:p text:style-name="P4">
"Минулий тиждень пройшов під знаком Ukraine Recovery Conference у Лондоні, де<text:a xlink:type="simple" xlink:href="https://www.ukrinform.ua/tag-ukraina" text:style-name="Internet_20_link" text:visited-style-name="Visited_20_Internet_20_Link">
 Україна </text:a>
她获得了实际的结果，从而提高了我们的稳定性并加速了重建。 他写道：“总计约600亿美元的财务资源被吸引到还原。”</text:p>
      <text:p text:style-name="P4">
Shmigal指出，在欧盟会议上宣布了4年的500亿欧元。据他说，这些资金将用于支付可再生项目的州预算赤字资金。 此外，在未来三年内，英国将为30亿英镑，其中包括2.4亿英镑。此外，乌克兰和英国将创建创新的绿色绿色Innovateukraine Innovateukraine Innovate Innovate Innovate Innovation Innovation Innovation Innovation Innovation Innovation Innovation Innovation Innovation Innovation Innovation Innovation Foundation基金。</text:p>
      <text:p text:style-name="P4">
Schmigal补充说，在会议期间，就一揽子援助的一项协议达到了17.6亿美元，以资助世界银行的社会付款。 同时，宣布了各个国家的财政支持计划：美国 - 德国的数字化和能源的13亿美元的运输基础设施，数字化和能源 - 额外的3.81亿欧元，包括瑞士，包括瑞士 -  15亿法郎支持计划。</text:p>
      <text:p text:style-name="P4">
*!(https://www.ukrinform.ua/rubric-polytics/3726760-prezident-proviv-naradu-za-pidsumkami-konferencii-z-vidnovlenna-u-londoni.html)总理说，在会议期间，欧洲投资银行以8.4亿欧元的重建项目将新的乌克兰项目投资组合吞噬了。这是关于市政基础设施，供水，运输，网络安全。</text:p>
      <text:p text:style-name="P4">
EBRD还将支持乌克兰能源公司“ Naftogaz”，“ Ukrenergo”和“ Ukrhydroenergo”，价值6亿欧元。 “在解放了卡科夫卡水库领土之后，我们将开发一张水力发电站的公路卡。该计划是一项计划3-5亿欧元的计划，以实施重建项目，”政府记者。Shmigal强调，合作伙伴积极评估乌克兰改革的动态，对欧洲的前景不怀疑我国的前景，并支持使用冷冻俄罗斯资产来重建乌克兰。</text:p>
      <text:p text:style-name="P4">
<text:span text:style-name="T4">
另请阅读：</text:span>
 <text:a xlink:type="simple" xlink:href="https://www.ukrinform.ua/rubric-vidbudova/3726893-marcenko-pidsumuvav-zdobutki-konferencii-z-vidnovlenna-ukraini.html" text:style-name="Internet_20_link" text:visited-style-name="Visited_20_Internet_20_Link">
Marchenko总结收入<text:span text:style-name="T4">
会议</text:span>
乌克兰的防御</text:a>
同样在会议上也开始建立在乌克兰经济投资的商业联盟，尤其是乌克兰商业契约(领先的乌克兰和国际公司成为全球责任业务的团结，以支持乌克兰的恢复)乌克兰G7，欧盟及其金融机构的发展机构已经在活动期间启动，乌克兰，乌克兰，欧盟，欧盟，挪威，瑞士，欧洲投资银行和EBRD签署了重新启动以重新启动，欧盟及其金融机构的发展机构已经启动，欧盟及其金融机构已签署，已签署了500多家公司。军事风险保险市场。</text:p>
      <text:p text:style-name="P4">
此外，英国还宣布向Miga再保险基金提供2000万个思考范围的贡献，该基金又与Prosredit Bank签署了一份谅解备忘录，该备忘录将Garantics的数量提高到4080万欧元。 IFC与乌克兰多瑙河的现代化和扩大多瑙河物流的能力之间达成了一项协议。 会议期间，启动了乌克兰 - 英国数字平台以寻找业务合作伙伴。</text:p>
      <text:p text:style-name="P4">
<text:span text:style-name="T4">
另请阅读：</text:span>
 <text:a xlink:type="simple" xlink:href="https://www.ukrinform.ua/rubric-vidbudova/3727185-investori-zacikavleni-u-vidnovlenni-ukraini-im-potribni-lise-strahovi-polisi-biznesombudsmen.html" text:style-name="Internet_20_link" text:visited-style-name="Visited_20_Internet_20_Link">
<text:span text:style-name="T4">
投资者</text:span>
 <text:span text:style-name="T4">
有兴趣</text:span>
恢复<text:span text:style-name="T4">
乌克兰</text:span>
，他们<text:span text:style-name="T4">
需要</text:span>
 <text:span text:style-name="T4">
 </text:span>
 <text:span text:style-name="T4">
 </text:span>
 <text:span text:style-name="T4">
 </text:span>
 <text:span text:style-name="T4">
 </text:span>
 <text:span text:style-name="T4">
保险<text:span text:style-name="T5">
 </text:span>
</text:span>
 <text:span text:style-name="T4">
 </text:span>
<text:span text:style-name="T5">
 -  </text:span>
<text:span text:style-name="T5">
业务</text:span>
<text:span text:style-name="T5">
 \  -  </text:span>
<text:span text:style-name="T5">
 ombudsman </text:span>
*</text:a>
据报道，6月21日至22日在伦敦举行了一次国际国防乌克兰国防会议 - 乌克兰恢复会议，第三次大型国际活动(在卢加诺和柏林举行会议之后). Понад 400 світовихкомпаній пообіцяли надати підтримку Україні у відбудові економіки.</text:p>
      <text:p text:style-name="P4">
News Source: <text:a xlink:type="simple" xlink:href="https://www.ukrinform.ua/rubric-vidbudova/3727530-na-londonskij-konferencii-zalucili-blizko-60-milardiv-na-vidnovlenna-smigal.html" text:style-name="Internet_20_link" text:visited-style-name="Visited_20_Internet_20_Link">
https://www.ukrinform.ua/rubric-vidbudova/3727530-na-londonskij-konferencii-zalucili-blizko-60-milardiv-na-vidnovlenna-smigal.html</text:a>
</text:p>
      <!--NEWS-->
      <text:h text:style-name="P10" text:outline-level="1">
<text:span text:style-name="T4">
安德里·皮塔夫（Andriy Pyatov）获得了教练文凭</text:span>
</text:h>
      <text:p text:style-name="P4">
作者: Ukrinform (Person)</text:p>
      <text:p text:style-name="P4">
出版商: Укринформ (Organization)</text:p>
      <text:p text:style-name="P4">
出版时间: 2023-06-25T16:40:21+03:00</text:p>
      <text:p text:style-name="P4">
修改时间: 2023-06-25T16:40:21+03:00</text:p>
      <text:p text:style-name="P4">
描述: Shakhtar守门员Andriy Pyatov获得了UEFA教练文凭V. -Ukrinform。</text:p>
      <text:p text:style-name="P4">
图片: ['<text:a xlink:type="simple" xlink:href="https://static.ukrinform.com/photos/2023_06/thumb_files/630_360_1687700336-559.jpg" text:style-name="Internet_20_link" text:visited-style-name="Visited_20_Internet_20_Link">
630_360_16877...</text:a>
']</text:p>
      <text:p text:style-name="P4">
标签: ['Футбол']</text:p>
      <text:p text:style-name="P4">
类型: Article</text:p>
      <!--METADATA-->
      <text:p text:style-name="P4">
<draw:frame draw:style-name="fr1" draw:name="Image158" text:anchor-type="as-char" svg:width="6.9236in" svg:height="3.956343in" draw:z-index="0">
<draw:image xlink:href="../Images/yкринформ/2023-06-25T16-40-21-03-00/630_360_1687700336-559.jpg" xlink:type="simple" xlink:show="embed" xlink:actuate="onLoad" draw:mime-type="image/jpeg"/>
</draw:frame>
Shakhtar守门员Andriy Pyatov获得了UEFA教练文凭V。</text:p>
      <text:p text:style-name="P4">
他在[Instagram]中报告了(https://www.instagram.com/p/Ct1Ub-4tJep/)，报道乌克林福姆。</text:p>
      <text:p text:style-name="P4">
“第一个去了。 教练的第一本文凭。 热爱足球。 学会用于下一个足球几代的利益是经验丰富的。学习继续进行。” Pyatova说。</text:p>
      <text:p text:style-name="P4">
<text:span text:style-name="T4">
另请阅读：</text:span>
 <text:a xlink:type="simple" xlink:href="https://www.ukrinform.ua/rubric-sports/3727508-kravcenko-priednavsa-do-polissa-na-pravah-orendi-z-opcieu-vikupu.html" text:style-name="Internet_20_link" text:visited-style-name="Visited_20_Internet_20_Link">
Kravchenko加入了赎金的租赁权利</text:a>
上个赛季，这位38岁的守门员在沙赫塔尔(Shakhtar)度过了2场比赛。 它将收缩到6月30日。</text:p>
      <text:p text:style-name="P4">
照片：Instagram.com</text:p>
      <text:p text:style-name="P4">
News Source: <text:a xlink:type="simple" xlink:href="https://www.ukrinform.ua/rubric-sports/3727529-andrij-patov-otrimav-trenerskij-diplom.html" text:style-name="Internet_20_link" text:visited-style-name="Visited_20_Internet_20_Link">
https://www.ukrinform.ua/rubric-sports/3727529-andrij-patov-otrimav-trenerskij-diplom.html</text:a>
</text:p>
      <!--NEWS-->
      <text:h text:style-name="P10" text:outline-level="1">
<text:span text:style-name="T4">
爆炸爆炸后，Chongar的桥梁被关闭为汽车 - 梅利托波尔市长</text:span>
</text:h>
      <text:p text:style-name="P4">
作者: Ukrinform (Person)</text:p>
      <text:p text:style-name="P4">
出版商: Укринформ (Organization)</text:p>
      <text:p text:style-name="P4">
出版时间: 2023-06-25T16:43:00+03:00</text:p>
      <text:p text:style-name="P4">
修改时间: 2023-06-25T16:43:00+03:00</text:p>
      <text:p text:style-name="P4">
描述: Chongar上的汽车桥被关闭，用于乘客运输，到达亚美尼亚检查站应该走非常糟糕的道路，在俄罗斯和拉脱维亚之间的边界上，人们正在过滤四天。  - 乌克林。</text:p>
      <text:p text:style-name="P4">
图片: ['<text:a xlink:type="simple" xlink:href="https://static.ukrinform.com/photos/2023_06/thumb_files/630_360_1687700057-506.jpg" text:style-name="Internet_20_link" text:visited-style-name="Visited_20_Internet_20_Link">
630_360_16877...</text:a>
']</text:p>
      <text:p text:style-name="P4">
标签: ['Чонгар', 'Крим', 'Окупація Криму', 'Міст', 'Федоров', 'Єдині новини']</text:p>
      <text:p text:style-name="P4">
类型: Article</text:p>
      <!--METADATA-->
      <text:p text:style-name="P4">
<draw:frame draw:style-name="fr1" draw:name="Image159" text:anchor-type="as-char" svg:width="6.9236in" svg:height="3.956343in" draw:z-index="0">
<draw:image xlink:href="../Images/yкринформ/2023-06-25T16-43-00-03-00/630_360_1687700057-506.jpg" xlink:type="simple" xlink:show="embed" xlink:actuate="onLoad" draw:mime-type="image/jpeg"/>
</draw:frame>
Chongar的汽车桥已关闭，用于乘客运输，到亚美尼亚检查站，有必要走一条非常糟糕的道路，在俄罗斯之间的边界，人们已经过滤了四天。</text:p>
      <text:p text:style-name="P4">
在[以太]中(https://t.me/ivan_fedorov_melitopol/2355)乌克林福姆报道，梅利托波尔·伊万·费多罗夫市长陈述了国家的“统一新闻”。</text:p>
      <text:p text:style-name="P4">
“在[桥]上爆炸后(https://www.ukrinform.ua/tag-mist)在Chongar vinity上被关闭，可用于乘客运输。 部分军用卡车可以去。 其他人 - 今天被绕道发送给亚美尼亚(亚美尼亚检查站 - 编辑。). Але від Сімферополя до Армянська дорога надпогана, іжителі туди добираються складно", - сказав Федоров.</text:p>
      <text:p text:style-name="P4">
На пропускному пункті в Армянську сьогодні величезна черга. За його словами,цей перехід був основним для евакуації з тимчасово окупованої територіїЗапорізької та Херсонської області.</text:p>
      <text:p text:style-name="P4">
<text:span text:style-name="T4">
Читайте також:</text:span>
 <text:a xlink:type="simple" xlink:href="https://www.ukrinform.ua/rubric-crimea/3726868-rosiani-zveli-pontonnu-perepravu-pisla-udaru-po-congarskomu-mostu.html" text:style-name="Internet_20_link" text:visited-style-name="Visited_20_Internet_20_Link">
 Росіяни звели понтонну переправу після удару по<text:span text:style-name="T4">
Чонгар</text:span>
 ському мосту </text:a>
市长补充说：“今天的亚美尼亚人的工作不佳。俄罗斯和拉脱维亚之间的边界上有很多人。居民站在几天的过渡点上。因此，撤离几乎是不可能的。”</text:p>
      <text:p text:style-name="P4">
据报道，在Zaporizhhya地区被占领的地区，入侵者<text:a xlink:type="simple" xlink:href="https://www.ukrinform.ua/rubric-ato/3727490-rosiani-na-okupovanomu-zaporizzi-rvut-ukrainski-dokumenti-na-blokpostah.html" text:style-name="Internet_20_link" text:visited-style-name="Visited_20_Internet_20_Link">
Rush Ukrainian Passports</text:a>
 .</text:p>
      <text:p text:style-name="P4">
News Source: <text:a xlink:type="simple" xlink:href="https://www.ukrinform.ua/rubric-crimea/3727532-mist-na-congari-pisla-vibuhu-zakritij-dla-legkovikiv-mer-melitopola.html" text:style-name="Internet_20_link" text:visited-style-name="Visited_20_Internet_20_Link">
https://www.ukrinform.ua/rubric-crimea/3727532-mist-na-congari-pisla-vibuhu-zakritij-dla-legkovikiv-mer-melitopola.html</text:a>
</text:p>
      <!--NEWS-->
      <text:h text:style-name="P10" text:outline-level="1">
<text:span text:style-name="T4">
在克里米亚，俄罗斯警察拘留了三名激进分子</text:span>
</text:h>
      <text:p text:style-name="P4">
作者: Ukrinform (Person)</text:p>
      <text:p text:style-name="P4">
出版商: Укринформ (Organization)</text:p>
      <text:p text:style-name="P4">
出版时间: 2023-06-25T16:46:56+03:00</text:p>
      <text:p text:style-name="P4">
修改时间: 2023-06-25T16:46:56+03:00</text:p>
      <text:p text:style-name="P4">
描述: 在克里米亚，在攀登白鳞片中，俄罗斯警察拘留了三名激进分子。  - 乌克林。</text:p>
      <text:p text:style-name="P4">
图片: ['<text:a xlink:type="simple" xlink:href="https://static.ukrinform.com/photos/2020_10/thumb_files/630_360_1603365565-629.jpg" text:style-name="Internet_20_link" text:visited-style-name="Visited_20_Internet_20_Link">
630_360_16033...</text:a>
']</text:p>
      <text:p text:style-name="P4">
标签: ['Крим', 'Затримання', 'Активіст']</text:p>
      <text:p text:style-name="P4">
类型: Article</text:p>
      <!--METADATA-->
      <text:p text:style-name="P4">
<draw:frame draw:style-name="fr1" draw:name="Image161" text:anchor-type="as-char" svg:width="6.9236in" svg:height="3.956343in" draw:z-index="0">
<draw:image xlink:href="../Images/yкринформ/2023-06-25T16-46-56-03-00/630_360_1603365565-629.jpg" xlink:type="simple" xlink:show="embed" xlink:actuate="onLoad" draw:mime-type="image/jpeg"/>
</draw:frame>
在克里米亚，俄罗斯警察在白岩攀登期间拘留了三名激进分子。</text:p>
      <text:p text:style-name="P4">
关于<text:a xlink:type="simple" xlink:href="http://t.me/Crimeanwind/34823" text:style-name="Internet_20_link" text:visited-style-name="Visited_20_Internet_20_Link">
电报</text:a>
据报道，乌克林福姆报道了“克里米亚审查”版。</text:p>
      <text:p text:style-name="P4">
“在<text:a xlink:type="simple" xlink:href="https://www.ukrinform.ua/tag-krim" text:style-name="Internet_20_link" text:visited-style-name="Visited_20_Internet_20_Link">
克里米亚</text:a>
报道说，在爬到比卢斯卡尔到克里米亚塔塔尔国旗的过程中，俄罗斯警察的雇员是三个人。”</text:p>
      <text:p text:style-name="P4">
据他们说，激进主义者鲁斯特·库尔诺夫(Rustem Kurnov)被拘留，这是Kyrym Server Ibraim的编辑的儿子-Ebabil Ibraim和另一个-73 -Year -old活动家。</text:p>
      <text:p text:style-name="P4">
<text:span text:style-name="T4">
另请阅读：</text:span>
 [克里米亚“法院”拒绝取消罚款(https://www.ukrinform.ua/rubric-crimea/3723336-krimskij-sud-vidmovivsa-skasuvati-straf-gromadanskomu-zurnalistu-osmanovu.html)值得注意的是，每个人都被关押在Belgorod警察局。</text:p>
      <text:p text:style-name="P4">
News Source: <text:a xlink:type="simple" xlink:href="https://www.ukrinform.ua/rubric-crimea/3727533-u-krimu-rosijska-policia-zatrimala-troh-aktivistiv.html" text:style-name="Internet_20_link" text:visited-style-name="Visited_20_Internet_20_Link">
https://www.ukrinform.ua/rubric-crimea/3727533-u-krimu-rosijska-policia-zatrimala-troh-aktivistiv.html</text:a>
</text:p>
      <!--NEWS-->
      <text:h text:style-name="P10" text:outline-level="1">
<text:span text:style-name="T4">
世界看到普京的力量可能被扫入 - 爱沙尼亚议会</text:span>
</text:h>
      <text:p text:style-name="P4">
作者: Ukrinform (Person)</text:p>
      <text:p text:style-name="P4">
出版商: Укринформ (Organization)</text:p>
      <text:p text:style-name="P4">
出版时间: 2023-06-25T16:59:00+03:00</text:p>
      <text:p text:style-name="P4">
修改时间: 2023-06-25T16:59:00+03:00</text:p>
      <text:p text:style-name="P4">
描述: 爱沙尼亚议会外国委员会主席马可·米克尔森（Marco Mihkelson）指出，星期六已经显示出俄罗斯的一些脆弱性。  - 乌克林。</text:p>
      <text:p text:style-name="P4">
图片: ['<text:a xlink:type="simple" xlink:href="https://static.ukrinform.com/photos/2019_04/thumb_files/630_360_1554981720-342.jpg" text:style-name="Internet_20_link" text:visited-style-name="Visited_20_Internet_20_Link">
630_360_15549...</text:a>
']</text:p>
      <text:p text:style-name="P4">
标签: ['Естонія', 'Парламент', 'Путін', 'Росія', 'ПВК "Вагнера"', 'Пригожин', 'Переворот']</text:p>
      <text:p text:style-name="P4">
类型: Article</text:p>
      <!--METADATA-->
      <text:p text:style-name="P4">
<draw:frame draw:style-name="fr1" draw:name="Image162" text:anchor-type="as-char" svg:width="6.9236in" svg:height="3.956343in" draw:z-index="0">
<draw:image xlink:href="../Images/yкринформ/2023-06-25T16-59-00-03-00/630_360_1554981720-342.jpg" xlink:type="simple" xlink:show="embed" xlink:actuate="onLoad" draw:mime-type="image/jpeg"/>
</draw:frame>
爱沙尼亚议会马可·米克克尔森(Marco Mikhkelson)的外交事务负责人指出，星期六已经显示出俄罗斯的一些脆弱性。</text:p>
      <text:p text:style-name="P4">
根据乌克林福姆的说法，国民[ERR Broadcaster]报告了(https://rus.err.ee/1609017257/mihkelson-miru-pokazali-chto-vlast-putina-ne-zheleznaja)。</text:p>
      <text:p text:style-name="P4">
“很长一段时间以来，我一直没有看到这样的事件。 正如普京在他的周六上午的讲话中所说的那样，自1917年以来可以比较情况。 即使在今天早上，很难做出关于为什么和如何发生的明确结论。”米克克尔森在周日说。</text:p>
      <text:p text:style-name="P4">
他认为，瓦格纳·佩克(Wagner Pec)的领导人“耶夫根·普里戈(Yevgeny Prigogine)搬到白俄罗斯(Belarus) - 这只是亚历山大·卢卡申科(Alexander Lukashenko)的愿望，因为白俄罗斯专制领导人不是一个主权国家元首。 议员补充说：“时间将表明他为什么和谁的要求以及结果将是什么。”</text:p>
      <text:p text:style-name="P4">
<text:span text:style-name="T4">
另请阅读：</text:span>
 <text:a xlink:type="simple" xlink:href="https://www.ukrinform.ua/rubric-ato/3727471-pvk-vagner-moze-atakuvati-kiiv-z-bilorusi-britanskij-general.html" text:style-name="Internet_20_link" text:visited-style-name="Visited_20_Internet_20_Link">
PVC“ <text:span text:style-name="T4">
 Wagner </text:span>
”可以攻击白俄罗斯 - 英国将军的基辅</text:a>
据他说：“以为(星期六叛乱 - 埃德。)在课程过程中，尚不清楚的是，谁帮助普里戈宁和瓦格纳的柱子如此逻辑上移动，并达到达成协议的某个点，是议会的负责人委员会。</text:p>
      <text:p text:style-name="P4">
“可以说，今天早上可以说，俄罗斯当局的权威已经保留了，很明显，这种力量可以被非常简单的权力动摇……在世界范围内，这表明普京的力量不是铁，它是可以从内部存储，”米克克尔森说。</text:p>
      <text:p text:style-name="P4">
据报道，领导者<text:a xlink:type="simple" xlink:href="https://www.ukrinform.ua/tag-pvk-vagnera" text:style-name="Internet_20_link" text:visited-style-name="Visited_20_Internet_20_Link">
PVC“ Wagner”</text:a>
6月23日，Yevgeny Prigogin宣布Demarsh反对俄罗斯军事领导，特别是针对国防部长Sergei Shoig。 他控制了Don的Rostov和Voronezh地区的一部分，然后Wagnerivtsi去了莫斯科。</text:p>
      <text:p text:style-name="P4">
<text:span text:style-name="T4">
另请阅读：</text:span>
 <text:a xlink:type="simple" xlink:href="https://www.ukrinform.ua/rubric-world/3727525-u-prigozina-zaavili-so-vin-ne-na-zvazku-zmi.html" text:style-name="Internet_20_link" text:visited-style-name="Visited_20_Internet_20_Link">
在Prigogine中说他“没有联系”  - 媒体</text:a>
6月24日晚上，自称为白俄罗斯亚历山大·卢卡申科总统开始与普京达成协议。 在这位领导人之后，瓦格纳·佩克(Wagner PEC)宣布，他将雇佣军部署回“野营”。</text:p>
      <text:p text:style-name="P4">
News Source: <text:a xlink:type="simple" xlink:href="https://www.ukrinform.ua/rubric-world/3727536-svit-pobaciv-so-vladu-putina-mozna-hitnuti-zseredini-estonskij-parlamentarij.html" text:style-name="Internet_20_link" text:visited-style-name="Visited_20_Internet_20_Link">
https://www.ukrinform.ua/rubric-world/3727536-svit-pobaciv-so-vladu-putina-mozna-hitnuti-zseredini-estonskij-parlamentarij.html</text:a>
</text:p>
      <!--NEWS-->
      <text:h text:style-name="P10" text:outline-level="1">
<text:span text:style-name="T4">
Pavlova和Kozokar在欧洲奥运会的混合射箭比赛中赢得了银牌</text:span>
</text:h>
      <text:p text:style-name="P4">
作者: Ukrinform (Person)</text:p>
      <text:p text:style-name="P4">
出版商: Укринформ (Organization)</text:p>
      <text:p text:style-name="P4">
出版时间: 2023-06-25T16:59:39+03:00</text:p>
      <text:p text:style-name="P4">
修改时间: 2023-06-25T16:59:39+03:00</text:p>
      <text:p text:style-name="P4">
描述: 乌克兰弓箭手Anastasia Pavlova和Ivan Kozokar成为克拉科夫欧洲奥运会的银牌。  - 乌克林。</text:p>
      <text:p text:style-name="P4">
图片: ['<text:a xlink:type="simple" xlink:href="https://static.ukrinform.com/photos/2023_06/thumb_files/630_360_1687701455-844.jpg" text:style-name="Internet_20_link" text:visited-style-name="Visited_20_Internet_20_Link">
630_360_16877...</text:a>
']</text:p>
      <text:p text:style-name="P4">
标签: ['стрільба з лука', 'Європейські ігри']</text:p>
      <text:p text:style-name="P4">
类型: Article</text:p>
      <!--METADATA-->
      <text:p text:style-name="P4">
<draw:frame draw:style-name="fr1" draw:name="Image163" text:anchor-type="as-char" svg:width="6.9236in" svg:height="3.956343in" draw:z-index="0">
<draw:image xlink:href="../Images/yкринформ/2023-06-25T16-59-39-03-00/630_360_1687701455-844.jpg" xlink:type="simple" xlink:show="embed" xlink:actuate="onLoad" draw:mime-type="image/jpeg"/>
</draw:frame>
乌克兰土地群落阿纳斯塔西娅·帕夫洛娃(Anastasia Pavlova)和伊万·科佐卡(Ivan Kozokar)成为克拉科夫欧洲奥运会的银奖。</text:p>
      <text:p text:style-name="P4">
据报道，在混合比赛的决赛中，他们让位给西班牙-1：5。</text:p>
      <text:p text:style-name="P4">
由于胜利，西班牙人赢得了2024年奥运会的许可。</text:p>
      <text:p text:style-name="P4">
在进入决赛的途中，乌克兰人赢得了法国(5：3)半决赛中的摩尔多瓦(5：4).</text:p>
      <text:p text:style-name="P4">
«Бронзу» в цій дисципліні здобула збірна Німеччини, яка обіграла Молдову -5:4.</text:p>
      <text:p text:style-name="P4">
<text:span text:style-name="T4">
Читайте також:</text:span>
 <text:a xlink:type="simple" xlink:href="https://www.ukrinform.ua/rubric-sports/3727434-rozklad-evropejskih-igor-na-25-cervna.html" text:style-name="Internet_20_link" text:visited-style-name="Visited_20_Internet_20_Link">
 Розклад Європейських ігор на 25 червня</text:a>
欧洲奥运会将持续到7月2日。</text:p>
      <text:p text:style-name="P4">
照片：盖蒂图像</text:p>
      <text:p text:style-name="P4">
News Source: <text:a xlink:type="simple" xlink:href="https://www.ukrinform.ua/rubric-sports/3727534-pavlova-ta-kozokar-zavouvali-sriblo-u-zmisanih-zmagannah-u-strilbi-z-luka-na-evropejskih-igrah.html" text:style-name="Internet_20_link" text:visited-style-name="Visited_20_Internet_20_Link">
https://www.ukrinform.ua/rubric-sports/3727534-pavlova-ta-kozokar-zavouvali-sriblo-u-zmisanih-zmagannah-u-strilbi-z-luka-na-evropejskih-igrah.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6-25T17:12:00+03:00</text:p>
      <text:p text:style-name="P4">
修改时间: 2023-06-25T23:12:00+03:00</text:p>
      <text:p text:style-name="P4">
描述: 首都和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Київ', 'Війна з Росією', 'Повітряна тривога']</text:p>
      <text:p text:style-name="P4">
类型: Article</text:p>
      <!--METADATA-->
      <text:p text:style-name="P4">
<draw:frame draw:style-name="fr1" draw:name="Image164" text:anchor-type="as-char" svg:width="6.9236in" svg:height="3.956343in" draw:z-index="0">
<draw:image xlink:href="../Images/yкринформ/2023-06-25T17-12-00-03-00/630_360_1645871571-868.jpg" xlink:type="simple" xlink:show="embed" xlink:actuate="onLoad" draw:mime-type="image/jpeg"/>
</draw:frame>
空气警报已被宣布多个区域。</text:p>
      <text:p text:style-name="P4">
关于IT报告乌克林福姆，参考<text:a xlink:type="simple" xlink:href="https://alerts.in.ua/" text:style-name="Internet_20_link" text:visited-style-name="Visited_20_Internet_20_Link">
地图</text:a>
空气焦虑。</text:p>
      <text:p text:style-name="P4">
同时，武装部队的空军<text:a xlink:type="simple" xlink:href="https://t.me/s/kpszsu" text:style-name="Internet_20_link" text:visited-style-name="Visited_20_Internet_20_Link">
警告</text:a>
处理危险。</text:p>
      <text:p text:style-name="P4">
“京夫，切尔尼夫，切尔卡斯地区 - 火箭危险!”  - 这是一个问题。</text:p>
      <text:p text:style-name="P4">
<text:span text:style-name="T4">
另请阅读：</text:span>
 <text:a xlink:type="simple" xlink:href="https://www.ukrinform.ua/rubric-ato/3727048-ukrainou-znovu-siritsa-povitrana-trivoga-povidomlaut-pro-raketnu-nebezpeku.html" text:style-name="Internet_20_link" text:visited-style-name="Visited_20_Internet_20_Link">
乌克兰正在散布空气<text:span text:style-name="T4">
警报</text:span>
：报告导弹危害</text:a>
早些时候，空军警告了敌人的威胁，波尔塔瓦和苏米地区的无冲击湿巾。</text:p>
      <text:p text:style-name="P4">
News Source: <text:a xlink:type="simple" xlink:href="https://www.ukrinform.ua/rubric-ato/3727622-u-kievi-ta-nizci-oblastej-povitrana-trivoga.html" text:style-name="Internet_20_link" text:visited-style-name="Visited_20_Internet_20_Link">
https://www.ukrinform.ua/rubric-ato/3727622-u-kievi-ta-nizci-oblastej-povitrana-trivoga.html</text:a>
</text:p>
      <!--NEWS-->
      <text:h text:style-name="P10" text:outline-level="1">
<text:span text:style-name="T4">
帕夫洛夫（Pavlov</text:span>
</text:h>
      <text:p text:style-name="P4">
作者: Ukrinform (Person)</text:p>
      <text:p text:style-name="P4">
出版商: Укринформ (Organization)</text:p>
      <text:p text:style-name="P4">
出版时间: 2023-06-25T17:26:45+03:00</text:p>
      <text:p text:style-name="P4">
修改时间: 2023-06-25T17:26:45+03:00</text:p>
      <text:p text:style-name="P4">
描述: 与伊万·科兹胡克（Ivan Kozhukhar）配对的乌克兰弓箭手·阿纳斯塔西娅·帕夫洛娃（Ucrainian Archer Anastasia Pavlova）成为欧洲奥运会的第二场比赛，他认为比赛是成功的，并且有机会赢得未来奥运会许可证。  - 乌克林。</text:p>
      <text:p text:style-name="P4">
图片: ['<text:a xlink:type="simple" xlink:href="https://static.ukrinform.com/photos/2023_06/thumb_files/630_360_1687703125-699.jpeg" text:style-name="Internet_20_link" text:visited-style-name="Visited_20_Internet_20_Link">
630_360_16877...</text:a>
']</text:p>
      <text:p text:style-name="P4">
标签: ['стрільба з лука', 'Європейські ігри']</text:p>
      <text:p text:style-name="P4">
类型: Article</text:p>
      <!--METADATA-->
      <text:p text:style-name="P4">
<draw:frame draw:style-name="fr1" draw:name="Image166" text:anchor-type="as-char" svg:width="6.9236in" svg:height="3.956343in" draw:z-index="0">
<draw:image xlink:href="../Images/yкринформ/2023-06-25T17-26-45-03-00/630_360_1687703125-699.jpeg" xlink:type="simple" xlink:show="embed" xlink:actuate="onLoad" draw:mime-type="image/jpeg"/>
</draw:frame>
乌克兰弓箭手Anastasia Pavlova在欧洲奥运会上与Ivan Kozhukhar Staladrug配对，他认为比赛已经成功，未来的奥运会许可证的Chanswolt将在未来进行。</text:p>
      <text:p text:style-name="P4">
据记者报道，在最后一场决斗之后，她告诉了这件事。</text:p>
      <text:p text:style-name="P4">
“我想取得更好的结果，但我相信我们仍然会获得奥运会的许可。 UnderOdog的状态并没有向我们施压。 这些技能有时会摆脱不可预测的。 兴奋并不重要，但决赛的路径却被束缚了。 欧洲一般奥运会取得了成功。 我们总是考虑奖牌，否则我们不会参加运动。”她说。</text:p>
      <text:p text:style-name="P4">
*!(https://www.ukrinform.ua/rubric-sports/3727534-pavlova-ta-kozokar-zavouvali-sriblo-u-zmisanih-zmagannah-u-strilbi-z-luka-na-evropejskih-igrah.html)据报道，来自卢克·伊万·科佐克(Luke Ivan Kozokar)和阿纳斯塔西亚帕瓦洛娃(Anastasiapavalova)的乌克兰射击者赢得了克拉科夫的欧洲奥运会银牌(1：5).</text:p>
      <text:p text:style-name="P4">
Змагання триватимуть до 2 липня.</text:p>
      <text:p text:style-name="P4">
Фото: НОК України</text:p>
      <text:p text:style-name="P4">
News Source: <text:a xlink:type="simple" xlink:href="https://www.ukrinform.ua/rubric-sports/3727543-lucnica-pavlova-status-anderdoga-na-nas-ne-tisnuv-ale-zvisno-hviluvalisa.html" text:style-name="Internet_20_link" text:visited-style-name="Visited_20_Internet_20_Link">
https://www.ukrinform.ua/rubric-sports/3727543-lucnica-pavlova-status-anderdoga-na-nas-ne-tisnuv-ale-zvisno-hviluvalisa.html</text:a>
</text:p>
      <!--NEWS-->
      <text:h text:style-name="P10" text:outline-level="1">
<text:span text:style-name="T4">
周三，同步的痛苦赢得了“黄金”，从欧洲奥运会的10米塔跳入水中</text:span>
</text:h>
      <text:p text:style-name="P4">
作者: Ukrinform (Person)</text:p>
      <text:p text:style-name="P4">
出版商: Укринформ (Organization)</text:p>
      <text:p text:style-name="P4">
出版时间: 2023-06-25T17:34:42+03:00</text:p>
      <text:p text:style-name="P4">
修改时间: 2023-06-25T17:34:42+03:00</text:p>
      <text:p text:style-name="P4">
描述: 乌克兰人阿列克谢（Alexei）周三，西里尔·布鲁克（Cyril Boilukh）同步赢得了金牌，从2023年欧洲运动会的10米塔中跳入水中。  - 乌克林。</text:p>
      <text:p text:style-name="P4">
图片: ['<text:a xlink:type="simple" xlink:href="https://static.ukrinform.com/photos/2023_06/thumb_files/630_360_1687703545-439.jpg" text:style-name="Internet_20_link" text:visited-style-name="Visited_20_Internet_20_Link">
630_360_16877...</text:a>
']</text:p>
      <text:p text:style-name="P4">
标签: ['Стрибки у воду', 'Європейські ігри']</text:p>
      <text:p text:style-name="P4">
类型: Article</text:p>
      <!--METADATA-->
      <text:p text:style-name="P4">
<draw:frame draw:style-name="fr1" draw:name="Image167" text:anchor-type="as-char" svg:width="6.9236in" svg:height="3.956343in" draw:z-index="0">
<draw:image xlink:href="../Images/yкринформ/2023-06-25T17-34-42-03-00/630_360_1687703545-439.jpg" xlink:type="simple" xlink:show="embed" xlink:actuate="onLoad" draw:mime-type="image/jpeg"/>
</draw:frame>
乌克兰周三，西里尔·波古(Cyril Bogukh)赢得了同步跳跃进入欧洲2023年10米大厦的水中的黄金。</text:p>
      <text:p text:style-name="P4">
报道说，乌克兰运动员在决赛中获得398.70分。</text:p>
      <text:p text:style-name="P4">
前三名还包括来自意大利和英国的运动员。</text:p>
      <text:p text:style-name="P4">
对于Boluh来说，这是这些欧洲奥运会上的第二个“黄金”。 早些时候，他获得了Xenia Bailo的冠军。</text:p>
      <text:p text:style-name="P4">
<text:span text:style-name="T4">
另请阅读：</text:span>
 <text:a xlink:type="simple" xlink:href="https://www.ukrinform.ua/rubric-sports/3727281-bajlo-ta-boluh-persi-u-sinhronnih-stribkah-u-vodu-z-10metrovoi-viski-na-evropejskih-igrah.html" text:style-name="Internet_20_link" text:visited-style-name="Visited_20_Internet_20_Link">
Baylo和<text:span text:style-name="T4">
 Painkh </text:span>
 \  - 首先，同步跳入欧洲奥运会10米塔的水中</text:a>
比赛将持续到7月2日。</text:p>
      <text:p text:style-name="P4">
照片：facebook.com/ukrainiandiving</text:p>
      <text:p text:style-name="P4">
News Source: <text:a xlink:type="simple" xlink:href="https://www.ukrinform.ua/rubric-sports/3727544-sereda-ta-boluh-zavouvali-zoloto-u-sinhronnih-stribkah-u-vodu-z-10metrovoi-viski-na-evropejskih-igrah.html" text:style-name="Internet_20_link" text:visited-style-name="Visited_20_Internet_20_Link">
https://www.ukrinform.ua/rubric-sports/3727544-sereda-ta-boluh-zavouvali-zoloto-u-sinhronnih-stribkah-u-vodu-z-10metrovoi-viski-na-evropejskih-igrah.html</text:a>
</text:p>
      <!--NEWS-->
      <text:h text:style-name="P10" text:outline-level="1">
<text:span text:style-name="T4">
保加利亚在一名商人的弹药组成中发生了大火，他毒害了比赛</text:span>
</text:h>
      <text:p text:style-name="P4">
作者: Ukrinform (Person)</text:p>
      <text:p text:style-name="P4">
出版商: Укринформ (Organization)</text:p>
      <text:p text:style-name="P4">
出版时间: 2023-06-25T17:38:00+03:00</text:p>
      <text:p text:style-name="P4">
修改时间: 2023-06-25T17:38:00+03:00</text:p>
      <text:p text:style-name="P4">
描述: 晚上，保加利亚卡恩巴特附近发生了火灾和爆炸，在拥有埃米利安·赫布雷夫（Emilian Hebrev）的埃米利安·赫布雷夫（Emilian Hebbrev）的弹药老板上，他于2015年被试图毒化俄罗斯军事情报官员。  - 乌克林。</text:p>
      <text:p text:style-name="P4">
图片: ['<text:a xlink:type="simple" xlink:href="https://static.ukrinform.com/photos/2023_06/thumb_files/630_360_1687703862-904.jpg" text:style-name="Internet_20_link" text:visited-style-name="Visited_20_Internet_20_Link">
630_360_16877...</text:a>
']</text:p>
      <text:p text:style-name="P4">
标签: ['Болгарія', 'ГРУ РФ', 'Отруєння', 'Пожежа', 'Завод', 'Боєприпаси']</text:p>
      <text:p text:style-name="P4">
类型: Article</text:p>
      <!--METADATA-->
      <text:p text:style-name="P4">
<draw:frame draw:style-name="fr1" draw:name="Image168" text:anchor-type="as-char" svg:width="6.9236in" svg:height="3.956343in" draw:z-index="0">
<draw:image xlink:href="../Images/yкринформ/2023-06-25T17-38-00-03-00/630_360_1687703862-904.jpg" xlink:type="simple" xlink:show="embed" xlink:actuate="onLoad" draw:mime-type="image/jpeg"/>
</draw:frame>
艾米利亚·赫布雷夫(Emilian Hebbrev)的所有者拥有的夜晚，在夜间在保加利亚肉瘤的夜晚发生了火灾和爆炸，他于2015年出生，俄罗斯军事情报的雇员被毒死了。</text:p>
      <text:p text:style-name="P4">
关于它报告<text:a xlink:type="simple" xlink:href="https://www.polskieradio.pl/398/7856/Artykul/3196202,%D1%83-%D0%B1%D0%BE%D0%BB%D0%B3%D0%B0%D1%80%D1%96%D1%97-%D0%B3%D0%BE%D1%80%D1%96%D0%B2-%D1%81%D0%BA%D0%BB%D0%B0%D0%B4-%D0%B1%D0%BE%D1%94%D0%BF%D1%80%D0%B8%D0%BF%D0%B0%D1%81%D1%96%D0%B2" text:style-name="Internet_20_link" text:visited-style-name="Visited_20_Internet_20_Link">
波兰收音机</text:a>
，报道乌克林福姆。</text:p>
      <text:p text:style-name="P4">
根据所有者的说法，有生产产品的材料。 午夜之后，由于未知原因，建筑物中发生了消防员大火，然后听到了几次强烈但短暂的爆炸声。 该公司的所有者报告说，建筑物中没有爆炸物，所以爆炸很长。</text:p>
      <text:p text:style-name="P4">
事件的结果是，构图建筑物被完全燃烧。 爆炸的结果没有人受伤。 仓库周围的领土被警察封闭，在现场有检察官。</text:p>
      <text:p text:style-name="P4">
该公司位于距东部的Carnobat(保加利亚)的Carnobat市几公里处(https://www.ukrinform.ua/tag-bolgaria)。</text:p>
      <text:p text:style-name="P4">
<text:span text:style-name="T4">
另请阅读：</text:span>
 <text:a xlink:type="simple" xlink:href="https://www.ukrinform.ua/rubric-world/3712187-policia-berlina-rozslidue-jmovirne-otruenna-ucasnic-konferencii-rosijskoi-opozicii.html" text:style-name="Internet_20_link" text:visited-style-name="Visited_20_Internet_20_Link">
<text:span text:style-name="T4">
警察</text:span>
 <text:span text:style-name="T4">
柏林</text:span>
 <text:span text:style-name="T4">
 </text:span>
调查<text:span text:style-name="T4">
 </text:span>
可能<text:span text:style-name="T4">
可能</text:span>
<text:span text:style-name="T4">
中毒</text:span>
 <text:span text:style-name="T4">
参与者</text:span>
 <text:span text:style-name="T4">
 </text:span>
 <text:span text:style-name="T4">
 </text:span>
会议<text:span text:style-name="T4">
 </text:span>
 <text:span text:style-name="T4">
 </text:span>
 <text:span text:style-name="T4">
<text:span text:style-name="T5">
 </text:span>
俄罗斯</text:span>
 <text:span text:style-name="T4">
 </text:span>
 <text:span text:style-name="T4">
 </text:span>
 <text:span text:style-name="T4">
反对派</text:span>
</text:a>
据报道，2022年7月31日<text:a xlink:type="simple" xlink:href="https://www.ukrinform.ua/rubric-world/3540803-u-bolgarii-na-skladi-boepripasiv-stavsa-vibuh.html" text:style-name="Internet_20_link" text:visited-style-name="Visited_20_Internet_20_Link">
在同一工厂</text:a>
炸药仓库发生了大火。 警察找不到其原因。</text:p>
      <text:p text:style-name="P4">
2015年，Unknown试图毒化他的儿子和商业伙伴Emko Emiliangebrva的所有者。 保加利亚的普罗雷普(Procurep)是俄罗斯军事情报的雇员。 在向乌克兰出口武器时，赫布拉斯的原因是。</text:p>
      <text:p text:style-name="P4">
<text:span text:style-name="T5">
照片插图</text:span>
</text:p>
      <text:p text:style-name="P4">
News Source: <text:a xlink:type="simple" xlink:href="https://www.ukrinform.ua/rubric-world/3727546-u-bolgarii-stalasa-pozeza-na-skladi-boepripasiv-biznesmena-akogo-otruilo-gru.html" text:style-name="Internet_20_link" text:visited-style-name="Visited_20_Internet_20_Link">
https://www.ukrinform.ua/rubric-world/3727546-u-bolgarii-stalasa-pozeza-na-skladi-boepripasiv-biznesmena-akogo-otruilo-gru.html</text:a>
</text:p>
      <!--NEWS-->
      <text:h text:style-name="P10" text:outline-level="1">
<text:span text:style-name="T4">
必须正确记录俄罗斯文化遗产物体的破坏 -  Mkip</text:span>
</text:h>
      <text:p text:style-name="P4">
作者: Ukrinform (Person)</text:p>
      <text:p text:style-name="P4">
出版商: Укринформ (Organization)</text:p>
      <text:p text:style-name="P4">
出版时间: 2023-06-25T17:50:45+03:00</text:p>
      <text:p text:style-name="P4">
修改时间: 2023-06-25T17:50:45+03:00</text:p>
      <text:p text:style-name="P4">
描述: 鉴于有必要引起人们对俄罗斯联邦针对乌克兰的罪行的关注，并将其引起国际法律责任，因此对乌克兰的文化遗产和文化基础设施的损害和破坏的适当记录很重要。  - 乌克林。</text:p>
      <text:p text:style-name="P4">
图片: ['<text:a xlink:type="simple" xlink:href="https://static.ukrinform.com/photos/2022_12/thumb_files/630_360_1670254529-992.jpeg" text:style-name="Internet_20_link" text:visited-style-name="Visited_20_Internet_20_Link">
630_360_16702...</text:a>
']</text:p>
      <text:p text:style-name="P4">
标签: ['Культурна спадщина', 'МКІП ', 'Війна з Росією']</text:p>
      <text:p text:style-name="P4">
类型: Article</text:p>
      <!--METADATA-->
      <text:p text:style-name="P4">
<draw:frame draw:style-name="fr1" draw:name="Image169" text:anchor-type="as-char" svg:width="6.9236in" svg:height="3.956343in" draw:z-index="0">
<draw:image xlink:href="../Images/yкринформ/2023-06-25T17-50-45-03-00/630_360_1670254529-992.jpeg" xlink:type="simple" xlink:show="embed" xlink:actuate="onLoad" draw:mime-type="image/jpeg"/>
</draw:frame>
乌克兰这种文化基础设施的损害和破坏对损害和破坏的不当行为非常重要，这是有必要引起人们对俄罗斯联邦对乌克兰的罪行的关注并承担其国内法律责任的。</text:p>
      <text:p text:style-name="P4">
这是由文化和信息政策副部长Katerynaeva在与联合国独立国际委员会的专家举行的会议上进行的，乌克林福姆报告在[Facebook]中提到ICP新闻服务。(http://www.facebook.com/MCIPUkraine/posts/pfbid02VpXS3sRK68i5FFM7Q8pyjUDs5WJPFBeFH2PqmNit1qUP3dVzBqXSgh9URfgMbu8dl)她强调了正确记录文化遗产和文化基础设施的损害和破坏的重要性。 鉴于有必要注意俄罗斯对乌克兰的犯罪并将其付诸实施国际法律责任，因此这种数据是不寻常的。</text:p>
      <text:p text:style-name="P4">
<text:span text:style-name="T4">
另请阅读：</text:span>
 <text:a xlink:type="simple" xlink:href="https://www.ukrinform.ua/rubric-culture/3723994-kulturni-institucii-evropi-dolucatsa-do-cifrovizacii-ukrainskih-muzeiv-ta-bibliotek-mkip.html" text:style-name="Internet_20_link" text:visited-style-name="Visited_20_Internet_20_Link">
欧洲文化机构将附加到乌克兰博物馆和图书馆的数字化 -  <text:span text:style-name="T4">
 mkip </text:span>
</text:a>
在会议期间，当事方讨论了有关调查俄罗斯侵犯人道主义权利领域侵犯国际法事实的局部机制，这是针对乌克兰的侵略性的。</text:p>
      <text:p text:style-name="P4">
值得注意的是，独立国际委员会<text:a xlink:type="simple" xlink:href="https://www.ukrinform.ua/tag-oon" text:style-name="Internet_20_link" text:visited-style-name="Visited_20_Internet_20_Link">
联合国</text:a>
在调查乌克兰的违规行为时，对对文化遗产造成的破坏进行全面调查的目的，以及所有违反俄罗斯联邦犯下的权利和战争罪的独立文件反乌克兰的完整尺度战争的结果。</text:p>
      <text:p text:style-name="P4">
<text:span text:style-name="T4">
另请阅读：</text:span>
 <text:a xlink:type="simple" xlink:href="https://www.ukrinform.ua/rubric-culture/3725803-mkip-ta-predstavniki-unesko-obgovorili-zberezenna-kulturnoi-spadsini.html" text:style-name="Internet_20_link" text:visited-style-name="Visited_20_Internet_20_Link">
<text:span text:style-name="T4">
 Mkip </text:span>
和联合国教科文组织代表讨论了文化遗产的保存</text:a>
根据乌克林福姆的说法，根据文化部在2022年2月24日，2023年5月15日，623固定的对象文化遗产遭到破坏或摧毁。 其中，国家重要性是80，当地重要性-484。</text:p>
      <text:p text:style-name="P4">
News Source: <text:a xlink:type="simple" xlink:href="https://www.ukrinform.ua/rubric-culture/3727548-rujnuvanna-rosianami-obektiv-kulturnoi-spadsini-maut-buti-nalezno-zadokumentovani-mkip.html" text:style-name="Internet_20_link" text:visited-style-name="Visited_20_Internet_20_Link">
https://www.ukrinform.ua/rubric-culture/3727548-rujnuvanna-rosianami-obektiv-kulturnoi-spadsini-maut-buti-nalezno-zadokumentovani-mkip.html</text:a>
</text:p>
      <!--NEWS-->
      <text:h text:style-name="P10" text:outline-level="1">
<text:span text:style-name="T4">
北部运营区的情况保持稳定和控制 -  NAEV</text:span>
</text:h>
      <text:p text:style-name="P4">
作者: Ukrinform (Person)</text:p>
      <text:p text:style-name="P4">
出版商: Укринформ (Organization)</text:p>
      <text:p text:style-name="P4">
出版时间: 2023-06-25T18:07:00+03:00</text:p>
      <text:p text:style-name="P4">
修改时间: 2023-06-25T18:07:00+03:00</text:p>
      <text:p text:style-name="P4">
描述: 武装部队联合部队中尉谢尔盖·纳夫（Sergey Naev）的指挥官表示，北部作战区的局势保持稳定和控制。  - 乌克林。</text:p>
      <text:p text:style-name="P4">
图片: ['<text:a xlink:type="simple" xlink:href="https://static.ukrinform.com/photos/2023_02/thumb_files/630_360_1676881826-931.jpg" text:style-name="Internet_20_link" text:visited-style-name="Visited_20_Internet_20_Link">
630_360_16768...</text:a>
']</text:p>
      <text:p text:style-name="P4">
标签: ['Білорусь', 'ПВК "Вагнера"', 'Сергій Наєв', 'Війна з Росією']</text:p>
      <text:p text:style-name="P4">
类型: Article</text:p>
      <!--METADATA-->
      <text:p text:style-name="P4">
<draw:frame draw:style-name="fr1" draw:name="Image170" text:anchor-type="as-char" svg:width="6.9236in" svg:height="3.956343in" draw:z-index="0">
<draw:image xlink:href="../Images/yкринформ/2023-06-25T18-07-00-03-00/630_360_1676881826-931.jpg" xlink:type="simple" xlink:show="embed" xlink:actuate="onLoad" draw:mime-type="image/jpeg"/>
</draw:frame>
武装部队总司令谢尔盖·纳耶夫(Sergey Nayev)中将说，Opta运营地区的局势保持稳定和控制。</text:p>
      <text:p text:style-name="P4">
根据乌克林福姆的说法，军事媒体中心在[电报]中报告(https://t.me/militarymediacenter/2349?fbclid=IwAR2MXCPyFByrgvybGfrfDsn-ADECTG5PwZCQxjmp2HzETuIc2Ok-OkU7gYo)。</text:p>
      <text:p text:style-name="P4">
“关于可能参与的申请[Wagner PVC]](https://www.ukrinform.ua/tag-pvk-vagnera)在白俄罗斯共和国对我们领土的袭击中。 我想向所有人保证，北部运营区的情况保持稳定和控制。”纳夫说。</text:p>
      <text:p text:style-name="P4">
据他说，该国的部队继续增加国防手段。 从情报到工程部队的所有服务都在运作。</text:p>
      <text:p text:style-name="P4">
纳夫强调说：“设备的增加，也没有敌人的生命力量，他们敢于他们手中用武器通过州边界。”</text:p>
      <text:p text:style-name="P4">
<text:span text:style-name="T4">
另请阅读：</text:span>
 <text:a xlink:type="simple" xlink:href="https://www.ukrinform.ua/rubric-world/3727460-prigozina-mozut-likviduvati-u-bilorusi-cnn.html" text:style-name="Internet_20_link" text:visited-style-name="Visited_20_Internet_20_Link">
可以在<text:span text:style-name="T4">
 Belarus </text:span>
 \ -CNN中消除Prigogine</text:a>
如[Ukrinform]报道(https://www.ukrinform.ua/rubric-ato/3727471-pvk-vagner-moze-atakuvati-kiiv-z-bilorusi-britanskij-general.html)英国总参谋长理查德·丹纳特(Richard Dannatt)将军认为，乌克兰应该对Zevgen Prigogin领导的Kiev“ Wagner”袭击，后者试图叛乱后去了白俄罗斯。</text:p>
      <text:p text:style-name="P4">
News Source: <text:a xlink:type="simple" xlink:href="https://www.ukrinform.ua/rubric-ato/3727552-situacia-u-pivnicnij-operacijnij-zoni-zalisaetsa-stabilnou-ta-kontrolovanou-naev.html" text:style-name="Internet_20_link" text:visited-style-name="Visited_20_Internet_20_Link">
https://www.ukrinform.ua/rubric-ato/3727552-situacia-u-pivnicnij-operacijnij-zoni-zalisaetsa-stabilnou-ta-kontrolovanou-naev.html</text:a>
</text:p>
      <!--NEWS-->
      <text:h text:style-name="P10" text:outline-level="1">
<text:span text:style-name="T4">
乌克兰的国防军在一周内摧毁了近五千名俄罗斯联邦的士兵</text:span>
</text:h>
      <text:p text:style-name="P4">
作者: Ukrinform (Person)</text:p>
      <text:p text:style-name="P4">
出版商: Укринформ (Organization)</text:p>
      <text:p text:style-name="P4">
出版时间: 2023-06-25T18:07:40+03:00</text:p>
      <text:p text:style-name="P4">
修改时间: 2023-06-25T18:07:40+03:00</text:p>
      <text:p text:style-name="P4">
描述: 乌克兰从19至6月25日的国防军摧毁了近五千名俄罗斯联邦和187炮兵系统。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Оборона', 'ЗСУ', 'Війна з Росією']</text:p>
      <text:p text:style-name="P4">
类型: Article</text:p>
      <!--METADATA-->
      <text:p text:style-name="P4">
<draw:frame draw:style-name="fr1" draw:name="Image171" text:anchor-type="as-char" svg:width="6.9236in" svg:height="3.956343in" draw:z-index="0">
<draw:image xlink:href="../Images/yкринформ/2023-06-25T18-07-40-03-00/630_360_1680422407-224.png" xlink:type="simple" xlink:show="embed" xlink:actuate="onLoad" draw:mime-type="image/png"/>
</draw:frame>
从6月19日至6月19日至6月25日，将近五千名军事联合会和187炮兵系统被摧毁。</text:p>
      <text:p text:style-name="P4">
根据乌克林福姆的说法，乌克兰中尉律师的第一任国防部副部长亚历山大·帕夫林(Alexander Pavlyuk)在[Telegram]中报道(http://t.me/Pavliuk_KSV/4589?fbclid=IwAR01mo7dXX_IZEqjAGYbU84cUaxO9THop_XFG2Ou2npIf-tk16hKPsO_Ocs) .</text:p>
      <text:p text:style-name="P4">
他写道：“从6月19日到6月25日，一个星期，大约4810人的人员被乌克兰国防军摧毁。”</text:p>
      <text:p text:style-name="P4">
据帕夫林(Pavlyuk)称，俄罗斯军事装备的军事装备遭受了巨大的损失。 在一周内，俄罗斯人损失了46辆坦克，77辆战斗装甲车，187炮兵系统，14枚射击火箭，21个爆发装置<text:a xlink:type="simple" xlink:href="https://www.ukrinform.ua/tag-oborona" text:style-name="Internet_20_link" text:visited-style-name="Visited_20_Internet_20_Link">
防御</text:a>
，164台汽车设备和30套特殊设备。</text:p>
      <text:p text:style-name="P4">
此外，乌克兰防守者击败了四架直升机，48架敌方火箭发射器101架无人飞机。</text:p>
      <text:p text:style-name="P4">
*!(https://www.ukrinform.ua/rubric-ato/3727449-zsu-vikoristovuut-dosvid-persih-tizniv-nastupu-ta-dosagaut-progresu-britanska-rozvidka.html)正如乌克林福姆报道的<text:a xlink:type="simple" xlink:href="https://www.ukrinform.ua/rubric-ato/3727399-sili-oboroni-likviduvali-vze-224-630-rosian.html" text:style-name="Internet_20_link" text:visited-style-name="Visited_20_Internet_20_Link">
乌克兰国防军</text:a>
从2022年2月24日至2023年6月25日，对约有224,630名俄罗斯入侵者进行了治疗，另有720人是联合日。</text:p>
      <text:p text:style-name="P4">
News Source: <text:a xlink:type="simple" xlink:href="https://www.ukrinform.ua/rubric-ato/3727551-sili-oboroni-ukraini-za-tizden-znisili-majze-pat-tisac-vijskovih-rf.html" text:style-name="Internet_20_link" text:visited-style-name="Visited_20_Internet_20_Link">
https://www.ukrinform.ua/rubric-ato/3727551-sili-oboroni-ukraini-za-tizden-znisili-majze-pat-tisac-vijskovih-rf.html</text:a>
</text:p>
      <!--NEWS-->
      <text:h text:style-name="P10" text:outline-level="1">
<text:span text:style-name="T4">
眨眼 - 关于Prigogine的叛乱：我认为我们看不到最后一幕</text:span>
</text:h>
      <text:p text:style-name="P4">
作者: Ukrinform (Person)</text:p>
      <text:p text:style-name="P4">
出版商: Укринформ (Organization)</text:p>
      <text:p text:style-name="P4">
出版时间: 2023-06-25T18:14:02+03:00</text:p>
      <text:p text:style-name="P4">
修改时间: 2023-06-25T18:14:02+03:00</text:p>
      <text:p text:style-name="P4">
描述: 由Yevgeny Prigogin对克里姆林宫领导的Wagner Pec的雇佣军的军事叛乱在俄罗斯总统弗拉基米尔·普京（Vladimir Putin）的权力中表现出“裂缝”。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Путін', 'Росія', 'Пригожин', 'Блінкен', 'Війна з Росією']</text:p>
      <text:p text:style-name="P4">
类型: Article</text:p>
      <!--METADATA-->
      <text:p text:style-name="P4">
<draw:frame draw:style-name="fr1" draw:name="Image173" text:anchor-type="as-char" svg:width="6.9236in" svg:height="3.956343in" draw:z-index="0">
<draw:image xlink:href="../Images/yкринформ/2023-06-25T18-14-02-03-00/630_360_1674007118-313.jpg" xlink:type="simple" xlink:show="embed" xlink:actuate="onLoad" draw:mime-type="image/jpeg"/>
</draw:frame>
由耶夫根·普里戈金(Yevgeny Prigogin)领导的瓦格纳·佩克(Wagner Pec)的雇佣军的军事文件夹反对俄罗斯总统弗拉基米尔·普京(Vladimir Putin)的权力，对克里姆林宫的“裂缝”。</text:p>
      <text:p text:style-name="P4">
美国国务卿安东尼在接受美国媒体采访时说明了这一点。</text:p>
      <text:p text:style-name="P4">
根据Blinken的说法，Prigogine反对普京的起义强调，俄罗斯领导人的法令也入侵了乌克兰。</text:p>
      <text:p text:style-name="P4">
“如果您在16个月前将其放在一个环境中，普京正处于乌克兰基辅的门槛，试图在几天之内带走这座城市，以擦拭该国的地图。 现在是为了捍卫俄罗斯的首都莫斯科，以防止自己的雇佣军，”  - 在接受采访时说：(http://abcnews.go.com/Politics/wagner-uprising-russia-shows-cracks-putins-power-ukraine/story?id=100358489)。</text:p>
      <text:p text:style-name="P4">
“因此，我认为这很明显 - 我们看到裂缝是如何出现的。 他们要去的地方，如果他们走了，当他们离开时，很难说。 我不想猜测这一点，” Blinken说，并补充说：“我认为我们看不到最后一幕。”</text:p>
      <text:p text:style-name="P4">
Blinken说：“从表面上讲，一切都已经到期了战争前提条件的保费，就战争而言，它确实带来了俄罗斯的观点。”</text:p>
      <text:p text:style-name="P4">
在频道空气<text:a xlink:type="simple" xlink:href="http://edition.cnn.com/europe/live-news/russia-ukraine-war-news-06-25-23/index.html" text:style-name="Internet_20_link" text:visited-style-name="Visited_20_Internet_20_Link">
CNN</text:a>
国务卿指出，这种情况可能是乌克兰的法定性，在反对意见期间。 “由于俄罗斯现在被释放，普京不得不担心俄罗斯正在发生的事情，以及他不想在乌克兰做出的事情。 我认为这为乌克兰人带来了额外的优势。”</text:p>
      <text:p text:style-name="P4">
“您从内部有一个直接对某人的成就产生怀疑的人，这一事实直接引起人们的质疑，即对乌克兰开始这种侵略的先决条件。 这本身就是非常有力的事情。 这正在添加。 他们出现的时候去哪里，现在说话为时过早，但它提出了普京必须处理的新问题，”美国国务卿。<text:span text:style-name="T4">
另请阅读：</text:span>
 <text:a xlink:type="simple" xlink:href="https://www.ukrinform.ua/rubric-world/3727536-svit-pobaciv-so-vladu-putina-mozna-hitnuti-zseredini-estonskij-parlamentarij.html" text:style-name="Internet_20_link" text:visited-style-name="Visited_20_Internet_20_Link">
世界已经看到普京的力量可以被扫入 - 埃索斯·议会的人</text:a>
在空中<text:a xlink:type="simple" xlink:href="http://www.cbsnews.com/news/antony-blinken-secretary-of-state-face-the-nation-transcript-06-25-2023/" text:style-name="Internet_20_link" text:visited-style-name="Visited_20_Internet_20_Link">
CBS新闻</text:a>
Blinken表示，他本人对这一事件提出了深入的疑问，这是整个事件中俄罗斯对乌克兰侵略的先决条件，称乌克兰或北约对俄罗斯没有威胁，这是普京叙事的一部分。 “这是普京的直接电话。 因此，它提出了深刻的问题。 它显示了现实部门。”他说</text:p>
      <text:p text:style-name="P4">
Blinken还建议，由于非前所未有的事件造成的对普京当局的威胁可能尚未结束，并且可能持续数周或几个月。 他还称Prigoine为俄罗斯内部的“雷暴”。</text:p>
      <text:p text:style-name="P4">
据报道，瓦格纳·佩克·耶夫·普里戈金(Wagner Pec Yevhen Prigogin)的领导人宣布了德马什(Demarsh)反对俄罗斯军事领导层，包括针对国防部的谢尔盖·肖格(Sergei Shoig)。 他控制了Don的Rostov和Okronezh地区的一部分，然后Wagnerivtsi去了莫斯科。</text:p>
      <text:p text:style-name="P4">
<text:span text:style-name="T4">
另请阅读：</text:span>
 <text:a xlink:type="simple" xlink:href="https://www.ukrinform.ua/rubric-polytics/3727513-glava-mzs-italii-pro-zakolot-prigozina-mif-pro-ednist-putinskoi-rosii-zakincivsa.html" text:style-name="Internet_20_link" text:visited-style-name="Visited_20_Internet_20_Link">
意大利外交大臣 - 关于叛乱<text:span text:style-name="T4">
 Prigogine </text:span>
：普京俄罗斯的拟合终结的神话</text:a>
6月24日晚上，自称与[普京]一致的白俄罗斯亚历山大·卢卡申科总统(https://www.ukrinform.ua/tag-putin)他与Prigogin进行了谈判。 此后，瓦格纳·佩克(Wagner PEC)的领导人宣布，他将把雇佣军提升回“野战营”。</text:p>
      <text:p text:style-name="P4">
乌克兰国家安全与国防委员会秘书Alexei Danilov任命了PEC“ Wagner” Yevgeny Prigogin叛乱的发芽，是俄罗斯总统弗拉基米尔·普京(Vladimir Putin)拆除的第一阶段。</text:p>
      <text:p text:style-name="P4">
News Source: <text:a xlink:type="simple" xlink:href="https://www.ukrinform.ua/rubric-world/3727554-blinken-pro-zakolot-prigozina-ne-dumau-so-mi-bacili-finalnij-akt.html" text:style-name="Internet_20_link" text:visited-style-name="Visited_20_Internet_20_Link">
https://www.ukrinform.ua/rubric-world/3727554-blinken-pro-zakolot-prigozina-ne-dumau-so-mi-bacili-finalnij-akt.html</text:a>
</text:p>
      <!--NEWS-->
      <text:h text:style-name="P10" text:outline-level="1">
<text:span text:style-name="T4">
Zelensky：侵略持续时间越长，它导致的降解越大</text:span>
</text:h>
      <text:p text:style-name="P4">
作者: Ukrinform (Person)</text:p>
      <text:p text:style-name="P4">
出版商: Укринформ (Organization)</text:p>
      <text:p text:style-name="P4">
出版时间: 2023-06-25T18:21:00+03:00</text:p>
      <text:p text:style-name="P4">
修改时间: 2023-06-25T23:21:00+03:00</text:p>
      <text:p text:style-name="P4">
描述: 俄罗斯对乌克兰的侵略越来越长，俄罗斯本身造成的降解就越大。  - 乌克林。</text:p>
      <text:p text:style-name="P4">
图片: ['<text:a xlink:type="simple" xlink:href="https://static.ukrinform.com/photos/2022_07/thumb_files/630_360_1657829957-221.jpeg" text:style-name="Internet_20_link" text:visited-style-name="Visited_20_Internet_20_Link">
630_360_16578...</text:a>
']</text:p>
      <text:p text:style-name="P4">
标签: ['Україна', 'Зеленський', 'Війна з Росією']</text:p>
      <text:p text:style-name="P4">
类型: Article</text:p>
      <!--METADATA-->
      <text:p text:style-name="P4">
<draw:frame draw:style-name="fr1" draw:name="Image174" text:anchor-type="as-char" svg:width="6.9236in" svg:height="3.956343in" draw:z-index="0">
<draw:image xlink:href="../Images/yкринформ/2023-06-25T18-21-00-03-00/630_360_1657829957-221.jpeg" xlink:type="simple" xlink:show="embed" xlink:actuate="onLoad" draw:mime-type="image/jpeg"/>
</draw:frame>
俄罗斯对乌克兰的侵略是压倒性的，这是俄罗斯的更大退化。</text:p>
      <text:p text:style-name="P4">
关于<text:a xlink:type="simple" xlink:href="https://www.youtube.com/watch" text:style-name="Internet_20_link" text:visited-style-name="Visited_20_Internet_20_Link">
视频更近的视频</text:a>
乌克林福姆报道，沃迪米尔·泽伦斯基(Volodymyr Zelenskyy)说。</text:p>
      <text:p text:style-name="P4">
<text:span text:style-name="T5">
video：<text:a xlink:type="simple" xlink:href="https://www.facebook.com/president.gov.ua/videos/1276926429863532" text:style-name="Internet_20_link" text:visited-style-name="Visited_20_Internet_20_Link">
总统办公室</text:a>
</text:span>
</text:p>
      <text:p text:style-name="P4">
<text:span text:style-name="T4">
我希望健康，亲爱的乌克兰人!</text:span>
</text:p>
      <text:p text:style-name="P4">
他刚刚与加拿大总理特鲁多(Trudeau)与波兰总统和耶兹杜达(Jezhduda)一起完成了一系列国际对话，并与美国总理一起进行了一系列国际对话。 积极的对话，现在非常需要我们所有人。</text:p>
      <text:p text:style-name="P4">
第一的。 当然，我们讨论了最前沿的战斗，我们的积极行动。 为了支持合作伙伴的负责人 - 她非常重要，并且确实可以帮助战士前进。 现在，俄罗斯入侵者遭受了他们所需的损失。 他们的每一次损失都是自由的长期增加。</text:p>
      <text:p text:style-name="P4">
我们还讨论了乌克兰士兵的进一步加强，我感谢我的合作伙伴了解我们的需求 - 长期需求。 我特别感谢Presidentubiden和美国的石油的可靠性。 他们讨论了炮兵，MLR等的加强。</text:p>
      <text:p text:style-name="P4">
第二。 Zaporizhhya核站的情况。 不幸的是，世界对Zaporozhye车站现有的俄罗斯威胁的关注还不够。 作为邦尼诺斯塔(Bunnedosta)以及对俄罗斯人的反应破坏了卡科夫卡水力发电厂，俄罗斯恐怖分子为击中封面的另一个水库的大坝而做出的棘手努力。</text:p>
      <text:p text:style-name="P4">
他向我们的合作伙伴证明了这些信息，我们在我们与NPP部关于俄罗斯 - 苏纳里奥的情报中，对恐怖分子显然得到了批准。 我们必须在世界范围的特定方面一起做所有的事情，以防止任何辐射事件。</text:p>
      <text:p text:style-name="P4">
第三。 俄罗斯侵略持续的时间越长，它造成的降解和俄罗斯本身就越大。 这种退化的表现之一是俄罗斯侵略返回他的祖国港口。 我们在与领导人的对话中交换了俄罗斯正在发生的事情。 我们看到情况的发展同样反应。它仅在维尔纽斯北约峰会开始前15天，我们举行峰会，峰会具有真正的含义。 强大的内容。 乌克兰在维尔纽斯(Vilnius)的积极解决方案是我们在欧洲和联盟中总体上共同安全的唯一可能的积极解决方案。</text:p>
      <text:p text:style-name="P4">
谢谢所有支持乌克兰的人!我感谢拜登(Biden)主席，国会，双方和所有美国人的历史增强世界自由!感谢总理特鲁多和所有加拿大人的支持!我感谢Panupra总统杜迪(Dudi)和波兰的每个人都在欧洲命运并肩作战!</text:p>
      <text:p text:style-name="P4">
荣耀我们的士兵!荣耀归于每个旅的荣耀，现在正在前面移动……塔夫里亚(Tavriya)的方向 - 你很好!谢谢你!</text:p>
      <text:p text:style-name="P4">
<text:span text:style-name="T4">
荣耀到乌克兰!</text:span>
</text:p>
      <text:p text:style-name="P4">
_foto：op _</text:p>
      <text:p text:style-name="P4">
News Source: <text:a xlink:type="simple" xlink:href="https://www.ukrinform.ua/rubric-ato/3727624-zelenskij-so-dovse-trivae-agresia-to-bilsu-degradaciu-vona-viklikae-v-samij-rosii.html" text:style-name="Internet_20_link" text:visited-style-name="Visited_20_Internet_20_Link">
https://www.ukrinform.ua/rubric-ato/3727624-zelenskij-so-dovse-trivae-agresia-to-bilsu-degradaciu-vona-viklikae-v-samij-rosii.html</text:a>
</text:p>
      <!--NEWS-->
      <text:h text:style-name="P10" text:outline-level="1">
<text:span text:style-name="T4">
在Zaporozhye，合作者将乌克兰特殊服务称为大规模逃脱-Fedorov</text:span>
</text:h>
      <text:p text:style-name="P4">
作者: Ukrinform (Person)</text:p>
      <text:p text:style-name="P4">
出版商: Укринформ (Organization)</text:p>
      <text:p text:style-name="P4">
出版时间: 2023-06-25T18:21:54+03:00</text:p>
      <text:p text:style-name="P4">
修改时间: 2023-06-25T18:21:54+03:00</text:p>
      <text:p text:style-name="P4">
描述: 在俄罗斯在Zaporozhye地区暂时占领领土上的“政变”之后，合作者开始称呼乌克兰特种服务。  - 乌克林。</text:p>
      <text:p text:style-name="P4">
图片: ['<text:a xlink:type="simple" xlink:href="https://static.ukrinform.com/photos/2023_05/thumb_files/630_360_1685444472-679.jpg" text:style-name="Internet_20_link" text:visited-style-name="Visited_20_Internet_20_Link">
630_360_16854...</text:a>
']</text:p>
      <text:p text:style-name="P4">
标签: ['Колаборант', 'Федоров', 'Запоріжжя', 'Війна з Росією', 'Єдині новини']</text:p>
      <text:p text:style-name="P4">
类型: Article</text:p>
      <!--METADATA-->
      <text:p text:style-name="P4">
<draw:frame draw:style-name="fr1" draw:name="Image175" text:anchor-type="as-char" svg:width="6.9236in" svg:height="3.956343in" draw:z-index="0">
<draw:image xlink:href="../Images/yкринформ/2023-06-25T18-21-54-03-00/630_360_1685444472-679.jpg" xlink:type="simple" xlink:show="embed" xlink:actuate="onLoad" draw:mime-type="image/jpeg"/>
</draw:frame>
在俄罗斯在Zaporizhhya地区暂时占领领土上的“政变”之后，合法机构开始称呼乌克兰特种服务。</text:p>
      <text:p text:style-name="P4">
在[以太]中(http://t.me/ivan_fedorov_melitopol/2356)Melitopol市长Ivan Fedorov表示，国家TTELEORPHOPH“统一新闻”。</text:p>
      <text:p text:style-name="P4">
“在临时加热的领土上，有很多合作者和叛徒在过去的近一年中都没有看到我们的特殊服务和我们的地方当局。他们大量呼吁，试图找到合作的机会，我们立即看到了谁准备好了两天，他们试图寻找营救方法。”费多夫说。</text:p>
      <text:p text:style-name="P4">
根据市长的说法，入侵者没有发布叛徒和合作者。 例如，前几天，一名Kolabiar警察试图离开，但不允许离开。</text:p>
      <text:p text:style-name="P4">
*!(https://www.ukrinform.ua/rubric-crimea/3724721-u-simferopoli-pidirvalosa-avto-iz-zaporizkim-kolaborantom-zmi.html)Fedorov提醒人们，在Chpp“ Chongar”通过破坏桥梁被封锁，在Checkpoint“ Armenian”上 - 很难大大减慢军事武器从被占领的克里米亚转移到Zaporizhzhya和Kherson占领领土的转移地区。</text:p>
      <text:p text:style-name="P4">
News Source: <text:a xlink:type="simple" xlink:href="https://www.ukrinform.ua/rubric-regions/3727557-na-zaporizzi-kolaboranti-masovo-telefonuut-ukrainskim-specsluzbam-abi-vratuvatisa-fedorov.html" text:style-name="Internet_20_link" text:visited-style-name="Visited_20_Internet_20_Link">
https://www.ukrinform.ua/rubric-regions/3727557-na-zaporizzi-kolaboranti-masovo-telefonuut-ukrainskim-specsluzbam-abi-vratuvatisa-fedorov.html</text:a>
</text:p>
      <!--NEWS-->
      <text:h text:style-name="P10" text:outline-level="1">
<text:span text:style-name="T4">
乌克兰大使馆批评以色列政府对俄罗斯联邦的政策，并呼吁支持基辅</text:span>
</text:h>
      <text:p text:style-name="P4">
作者: Ukrinform (Person)</text:p>
      <text:p text:style-name="P4">
出版商: Укринформ (Organization)</text:p>
      <text:p text:style-name="P4">
出版时间: 2023-06-25T18:22:00+03:00</text:p>
      <text:p text:style-name="P4">
修改时间: 2023-06-25T18:22:00+03:00</text:p>
      <text:p text:style-name="P4">
描述: 乌克兰在以色列州的大使馆呼吁以色列政府改变其在俄罗斯联邦的地位，并以国防手段在与侵略者斗争中支持乌克兰。  - 乌克林。</text:p>
      <text:p text:style-name="P4">
图片: ['<text:a xlink:type="simple" xlink:href="https://static.ukrinform.com/photos/2021_10/thumb_files/630_360_1633433547-197.jpeg" text:style-name="Internet_20_link" text:visited-style-name="Visited_20_Internet_20_Link">
630_360_16334...</text:a>
']</text:p>
      <text:p text:style-name="P4">
标签: ['Антиросійські санкції', 'Ізраїль', 'Україна', 'Війна з Росією']</text:p>
      <text:p text:style-name="P4">
类型: Article</text:p>
      <!--METADATA-->
      <text:p text:style-name="P4">
<draw:frame draw:style-name="fr1" draw:name="Image176" text:anchor-type="as-char" svg:width="6.9236in" svg:height="3.956343in" draw:z-index="0">
<draw:image xlink:href="../Images/yкринформ/2023-06-25T18-22-00-03-00/630_360_1633433547-197.jpeg" xlink:type="simple" xlink:show="embed" xlink:actuate="onLoad" draw:mime-type="image/jpeg"/>
</draw:frame>
乌克兰在以色列州的大使馆呼吁以色列政府改变其在俄罗斯联邦的地位，并在袭击中以国防手段为乌克兰提供支持。</text:p>
      <text:p text:style-name="P4">
这在[]大使馆的职位上说明了这一点(https://www.facebook.com/UkraineInIsrael/posts/651043500390546?ref=embed_post)<text:a xlink:type="simple" xlink:href="https://www.facebook.com/UkraineInIsrael/posts/651043500390546" text:style-name="Internet_20_link" text:visited-style-name="Visited_20_Internet_20_Link">
Facebook</text:a>
，报道乌克林福姆。</text:p>
      <text:p text:style-name="P4">
“ [以色列国]乌克兰大使馆(https://www.ukrinform.ua/tag-izrail)他遗憾的是，以色列现任政府选择了与里凡恩联合会密切合作的道路。 演讲写道：“这是通过在2023年上半年提出的许多相互矛盾的事件来证明的，这与以色列人道主义援助对乌克兰的几乎完全参考。”</text:p>
      <text:p text:style-name="P4">
在这些事件中，大使馆指出：“今年2月外交部以色列外交部的鲁情访问，以及以色列媒体的总理本杰明·塞尼亚斯(Benjaminethanias of Israeli Media)进行的许多访谈，尤其是与耶路撒冷邮报的日期为6月22日。”</text:p>
      <text:p text:style-name="P4">
“首先，以色列总理的所有相关陈述一直集中在过去1。5年的国防援助方面为以色列的无所作为辩护。 最初，这些论点是由以色列与俄罗斯在叙利亚的关系集中的，以及犹太发电厂在俄罗斯联邦的脆弱地位。 然而，在上次采访中，提出了假设和投机性假设，这些假设表明西方战场从叙利亚和伊朗政权的战场上转移。”声明说。</text:p>
      <text:p text:style-name="P4">
<text:span text:style-name="T4">
另请阅读：</text:span>
 <text:a xlink:type="simple" xlink:href="https://www.ukrinform.ua/rubric-world/3726873-erusalim-poprosiv-moskvu-ne-citati-lekcij-sodo-ukraini.html" text:style-name="Internet_20_link" text:visited-style-name="Visited_20_Internet_20_Link">
<text:span text:style-name="T4">
耶路撒冷</text:span>
要求莫斯科“不要阅读有关乌克兰的讲座”</text:a>
大使馆还提醒，以色列政府最近在俄罗斯外交部成功进行了高度的政治谈判。 此外，Balode -Heed协议旨在建立另一个俄罗斯外交使命的耶路撒冷，即使土地也被免费分配，这是外交部代表的“伟大成就”。</text:p>
      <text:p text:style-name="P4">
此外，大使馆指出，许多米马利亚官员对一周前俄罗斯大使馆外交接待的许多米马利亚官员忽视了道德界限。 特别是，Mscirail忽略了普京的常规反对性陈述。大使馆还补充说，只要乌克兰人民(包括其重要社区)通过俄罗斯导弹和伊朗非瓦斯帕西尔人的袭击，以色列领导人，以其中性的口头煽动来掩盖自己，积极建立与人际关系俄罗斯联邦。</text:p>
      <text:p text:style-name="P4">
<text:span text:style-name="T4">
另请阅读：</text:span>
 <text:a xlink:type="simple" xlink:href="https://www.ukrinform.ua/rubric-polytics/3725906-zelenskij-nazvav-putina-drugim-korolem-antisemitizmu-pisla-gitlera.html" text:style-name="Internet_20_link" text:visited-style-name="Visited_20_Internet_20_Link">
Zelensky称Putin称为Hitler之后的第二个国王反犹太主义</text:a>
大使馆强调，以色列政府的“中立性”被视为俄罗斯的重要立场。</text:p>
      <text:p text:style-name="P4">
“不幸的是，以色列政府几乎不关注自己的人民的意见和世界犹太人散居世界的无知，犹太人侨民明确地支持乌克兰与俄罗斯国家恐怖主义的战斗。 我们敦促以色列政府改变我们的立场，并以国防手段为乌克兰提供支持，以俄罗斯州恐怖主义支持乌克兰，”乌克兰大使馆总结说。</text:p>
      <text:p text:style-name="P4">
*!(https://www.ukrinform.ua/rubric-society/3725553-u-erusalimi-vidkrili-aleu-na-cest-ukrainciv-aki-ratuvali-evreiv-vid-nacistiv-zelenska.html)正如乌克林福姆报道的<text:a xlink:type="simple" xlink:href="https://www.ukrinform.ua/rubric-polytics/3726815-netanagu-poasniv-poziciu-izrailu-sodo-vijskovoi-dopomogi-ukraini.html" text:style-name="Internet_20_link" text:visited-style-name="Visited_20_Internet_20_Link">
以色列政府本杰明·内塔尼亚加</text:a>
在接受《耶路撒冷邮报》的采访中，他的国家处于特殊情况下，以安全，德国，法国或任何帮助乌克兰的西方国家为特殊。 根据内塔尼格(Netanyag)的说法，以色列还担心乌克兰提供的任何制度都将被对其进行，因为它们可以向伊朗发射。 在他看来，以色列行为的平衡方式是正确的。</text:p>
      <text:p text:style-name="P4">
News Source: <text:a xlink:type="simple" xlink:href="https://www.ukrinform.ua/rubric-polytics/3727558-posolstvo-ukraini-rozkritikuvalo-politiku-uradu-izrailu-sodo-rf-i-zaklikalo-pidtrimati-kiiv.html" text:style-name="Internet_20_link" text:visited-style-name="Visited_20_Internet_20_Link">
https://www.ukrinform.ua/rubric-polytics/3727558-posolstvo-ukraini-rozkritikuvalo-politiku-uradu-izrailu-sodo-rf-i-zaklikalo-pidtrimati-kiiv.html</text:a>
</text:p>
      <!--NEWS-->
      <text:h text:style-name="P10" text:outline-level="1">
<text:span text:style-name="T4">
布达塔诺夫 - 关于威胁</text:span>
</text:h>
      <text:p text:style-name="P4">
作者: Ukrinform (Person)</text:p>
      <text:p text:style-name="P4">
出版商: Укринформ (Organization)</text:p>
      <text:p text:style-name="P4">
出版时间: 2023-06-25T18:28:00+03:00</text:p>
      <text:p text:style-name="P4">
修改时间: 2023-06-25T18:28:00+03:00</text:p>
      <text:p text:style-name="P4">
描述: 俄罗斯军队用炸药放置了Zaporizhzhya核电站的6个单位中约4个设备。</text:p>
      <ul>
        <li>
I的，。: </li>
      </ul>
      <text:p text:style-name="P4">
图片: ['<text:a xlink:type="simple" xlink:href="https://static.ukrinform.com/photos/2022_08/thumb_files/630_360_1661542844-154.jpeg" text:style-name="Internet_20_link" text:visited-style-name="Visited_20_Internet_20_Link">
630_360_16615...</text:a>
']</text:p>
      <text:p text:style-name="P4">
标签: ['Радіація', 'Теракт', 'Запорізька АЕС', 'Буданов', 'Війна з Росією']</text:p>
      <text:p text:style-name="P4">
类型: Article</text:p>
      <!--METADATA-->
      <text:p text:style-name="P4">
<draw:frame draw:style-name="fr1" draw:name="Image177" text:anchor-type="as-char" svg:width="6.9236in" svg:height="3.956343in" draw:z-index="0">
<draw:image xlink:href="../Images/yкринформ/2023-06-25T18-28-00-03-00/630_360_1661542844-154.jpeg" xlink:type="simple" xlink:show="embed" xlink:actuate="onLoad" draw:mime-type="image/jpeg"/>
</draw:frame>
Ruskivska放置了炸药的设备，约有6个单位的Zaporizhzhya解剖厂。</text:p>
      <text:p text:style-name="P4">
据乌克林福姆(Ukrinform)称，乌克兰国防部乌克兰通用官员基里尔·布·巴巴诺夫(Kirill Budanov)的局长，新声明的英国出版物[GUR] [GUR]。(https://gur.gov.ua/content/bilia-4-iz-6-enerhoblokiv-zaes-rosiiski-viiska-rozmistyly-tekhniku-z-vybukhivkoiu.html)。</text:p>
      <text:p text:style-name="P4">
“对ZPP的恐怖袭击的计划得到了充分的发展和批准。 他们可以使用技术手段来加速甲壳虫。”布达诺夫说。</text:p>
      <text:p text:style-name="P4">
据他说，没有冷却的核反应堆可以融化10小时至14天。</text:p>
      <text:p text:style-name="P4">
<text:span text:style-name="T4">
另请阅读：</text:span>
 [Kyslitsa敦促世界认真对待威胁恐怖**(https://www.ukrinform.ua/rubric-ato/3726957-kislica-zaklikav-svit-serjozno-postavitisa-do-zagrozi-adernogo-teroru-na-zaes.html)NPP事故还可能导致线上线上的电压增加。</text:p>
      <text:p text:style-name="P4">
Gur Mu的负责人提醒了ZPEC俄罗斯军队的矿山，还报告了设备设备的乘员的位置，该设备的6个电动机单元中约有4个。</text:p>
      <text:p text:style-name="P4">
<text:span text:style-name="T4">
“从来没有像现在这样严重的情况。” </text:span>
</text:p>
      <text:p text:style-name="P4">
据他介绍，侵略者国家对ZPP进行恐怖袭击的命令可能是由于俄罗斯军队在DNIEPER的左岸击败而造成的。 俄罗斯认为创造核灾难是进一步促进乌克兰力量和国防的融合。</text:p>
      <text:p text:style-name="P4">
*!(https://www.ukrinform.ua/rubric-society/3727180-u-moz-rozpovili-so-mae-buti-v-apteckah-ziteliv-50kilometrovoi-zoni-navkolo-zaes.html)同时，据布达马诺夫(Budanov)称，莫斯科可能会以辐射泄漏作为“预防措施”来阻止乌克兰的进攻行动并以其当前形式冻结前线。</text:p>
      <text:p text:style-name="P4">
正如乌克林福姆(Ukrinform(https://www.ukrinform.ua/tag-rosia)考虑了Zaporozhye NPP的恐怖行为安排的情况，并为此做好了准备。</text:p>
      <text:p text:style-name="P4">
News Source: <text:a xlink:type="simple" xlink:href="https://www.ukrinform.ua/rubric-ato/3727559-budanov-pro-zagrozu-pidrivu-zaes-nikoli-situacia-ne-bula-takou-serjoznou-ak-zaraz.html" text:style-name="Internet_20_link" text:visited-style-name="Visited_20_Internet_20_Link">
https://www.ukrinform.ua/rubric-ato/3727559-budanov-pro-zagrozu-pidrivu-zaes-nikoli-situacia-ne-bula-takou-serjoznou-ak-zaraz.html</text:a>
</text:p>
      <!--NEWS-->
      <text:h text:style-name="P10" text:outline-level="1">
<text:span text:style-name="T4">
成千上万的信徒聚集在Maniavsky的短剧中，参加了由Epiphanius领导的共同祈祷</text:span>
</text:h>
      <text:p text:style-name="P4">
作者: Ukrinform (Person)</text:p>
      <text:p text:style-name="P4">
出版商: Укринформ (Organization)</text:p>
      <text:p text:style-name="P4">
出版时间: 2023-06-25T18:32:00+03:00</text:p>
      <text:p text:style-name="P4">
修改时间: 2023-06-25T18:32:00+03:00</text:p>
      <text:p text:style-name="P4">
描述: 在喀尔巴阡地区，成千上万的信徒来到马尼亚夫斯基修道院（Maniavsky Monastery）进行了共同的感恩祈祷，由PCCU的大都会顿悟灵长类动物领导。  - 乌克林。</text:p>
      <text:p text:style-name="P4">
图片: ['<text:a xlink:type="simple" xlink:href="https://static.ukrinform.com/photos/2023_06/thumb_files/630_360_1687706942-400.jpg" text:style-name="Internet_20_link" text:visited-style-name="Visited_20_Internet_20_Link">
630_360_16877...</text:a>
']</text:p>
      <text:p text:style-name="P4">
标签: ['Прикарпаття', 'Молитва', 'Епіфаній', 'Православна церква України', 'Монастир']</text:p>
      <text:p text:style-name="P4">
类型: Article</text:p>
      <!--METADATA-->
      <text:p text:style-name="P4">
<draw:frame draw:style-name="fr1" draw:name="Image178" text:anchor-type="as-char" svg:width="6.9236in" svg:height="3.956343in" draw:z-index="0">
<draw:image xlink:href="../Images/yкринформ/2023-06-25T18-32-00-03-00/630_360_1687706942-400.jpg" xlink:type="simple" xlink:show="embed" xlink:actuate="onLoad" draw:mime-type="image/jpeg"/>
</draw:frame>
成千上万的信徒来到了由Epiphanius的大都会领导的Maniavsky Skit，以PCCU为首。</text:p>
      <text:p text:style-name="P4">
关于<text:a xlink:type="simple" xlink:href="https://www.facebook.com/SavchukOks/posts/pfbid09b4drC41MLkFCwSMy1AxJHsBbWRo7ZjqPPW1YMw4zFxsEEdhK9Z7dY9veyHkEY25l" text:style-name="Internet_20_link" text:visited-style-name="Visited_20_Internet_20_Link">
</text:a>
<text:a xlink:type="simple" xlink:href="https://www.facebook.com/SavchukOks/posts/pfbid09b4drC41MLkFCwSMy1AxJHsBbWRo7ZjqPPW1YMw4zFxsEEdhK9Z7dY9veyHkEY25l" text:style-name="Internet_20_link" text:visited-style-name="Visited_20_Internet_20_Link">
Facebook</text:a>
乌克林福姆报道说，人民副手Oksana Savchuk报道。</text:p>
      <text:p text:style-name="P4">
“成千上万的信徒来到乌克兰阿索斯。 Savchuk说：“十字架-Vozdvizhensky Maniavsky修道院为大都会Pitani领导的共同感恩祈祷。”</text:p>
      <text:p text:style-name="P4">
根据她的说法，在Maniavsky Skit中，有一个神的母亲“ The Swing”的偶像，该标志于2003年回到这里。</text:p>
      <text:p text:style-name="P4">
大都会PCCU灵长类动物<text:a xlink:type="simple" xlink:href="https://www.ukrinform.ua/tag-epifanij" text:style-name="Internet_20_link" text:visited-style-name="Visited_20_Internet_20_Link">
Epiphanius</text:a>
在祈祷期间，他敦促信徒一起胜利。</text:p>
      <text:p text:style-name="P4">
<text:span text:style-name="T4">
另请阅读：</text:span>
 [在索非亚·基维斯卡(Sofia Kyivska(https://www.ukrinform.ua/rubric-kyiv/3726838-v-ukraini-vidbuvsa-vipusk-vijskovih-kapelaniv.html)“我们拥有自由和独立的伟大礼物：国家和教会，这是一个以上一代乌克兰人的梦想。 现在我们经历了真相 - 我们正走向胜利。 因为光克服了黑暗，生命是胖。 邪恶肯定会受到惩罚!” Epiphanius保证。</text:p>
      <text:p text:style-name="P4">
Skit Maniavsky(乌克兰Athos，Cross-Vozdvizhensky修道院) - 正统修道院，由乔布·克纳格尼特(Job Knyagnytsky)和伊万·维森斯基(Ivan Vyshensky)于1606年建立，附近是17世纪初期的建筑纪念碑。 Maniavsky Skit是东方仪式的苦行者男性修道院，是乌克兰的灵性，文化和艺术的重要内部。</text:p>
      <text:p text:style-name="P4">
<text:span text:style-name="T5">
foto：Oksana Savchuk，Facebook</text:span>
</text:p>
      <text:p text:style-name="P4">
News Source: <text:a xlink:type="simple" xlink:href="https://www.ukrinform.ua/rubric-regions/3727562-tisaci-viran-zibralisa-u-manavskomu-skiti-na-spilnu-molitvu-aku-ocoliv-epifanij.html" text:style-name="Internet_20_link" text:visited-style-name="Visited_20_Internet_20_Link">
https://www.ukrinform.ua/rubric-regions/3727562-tisaci-viran-zibralisa-u-manavskomu-skiti-na-spilnu-molitvu-aku-ocoliv-epifanij.html</text:a>
</text:p>
      <!--NEWS-->
      <text:h text:style-name="P10" text:outline-level="1">
<text:span text:style-name="T4">
在Khmelnytskyi，UOC -MP信徒在战争中的亲戚大喊“羞耻”</text:span>
</text:h>
      <text:p text:style-name="P4">
作者: Ukrinform (Person)</text:p>
      <text:p text:style-name="P4">
出版商: Укринформ (Organization)</text:p>
      <text:p text:style-name="P4">
出版时间: 2023-06-25T18:45:00+03:00</text:p>
      <text:p text:style-name="P4">
修改时间: 2023-06-25T18:45:00+03:00</text:p>
      <text:p text:style-name="P4">
描述: 在克拉西洛夫市的Khmelnytskyi，UOC -MP信徒大喊“羞耻！” 死者的亲戚在寺庙的追悼会后出来。 堕落的葬礼进行了PCU。  - 乌克林。</text:p>
      <text:p text:style-name="P4">
图片: ['<text:a xlink:type="simple" xlink:href="https://static.ukrinform.com/photos/2023_06/thumb_files/630_360_1687707710-705.jpg" text:style-name="Internet_20_link" text:visited-style-name="Visited_20_Internet_20_Link">
630_360_16877...</text:a>
']</text:p>
      <text:p text:style-name="P4">
标签: ['Хмельниччина', 'Похорон', 'УПЦ МП', 'Військові', 'Православна церква України', 'Війна з Росією']</text:p>
      <text:p text:style-name="P4">
类型: Article</text:p>
      <!--METADATA-->
      <text:p text:style-name="P4">
<draw:frame draw:style-name="fr1" draw:name="Image179" text:anchor-type="as-char" svg:width="6.9236in" svg:height="3.956343in" draw:z-index="0">
<draw:image xlink:href="../Images/yкринформ/2023-06-25T18-45-00-03-00/630_360_1687707710-705.jpg" xlink:type="simple" xlink:show="embed" xlink:actuate="onLoad" draw:mime-type="image/jpeg"/>
</draw:frame>
UOC -MP克拉西洛夫市信徒的Nakhmelnytskyi大喊“羞耻!” 在圣殿的追悼会之后出来的亲戚。 堕落的追悼会。</text:p>
      <text:p text:style-name="P4">
在<text:a xlink:type="simple" xlink:href="https://www.facebook.com/watch/" text:style-name="Internet_20_link" text:visited-style-name="Visited_20_Internet_20_Link">
Facebook</text:a>
乌克林福姆报道，军事亚历山大·格拉马彻克(Alexander Gramarchuk)告知雷霆。</text:p>
      <text:p text:style-name="P4">
“这是某种……在克拉西洛夫(Khmelnytsky地区)罗克大喊“羞耻!” 死者英雄的军事和亲戚从PCU持有的死者造成的死者那里出来。”</text:p>
      <text:p text:style-name="P4">
在他发布的视频中，信徒们仍然大喊他们不想要PPC。</text:p>
      <text:p text:style-name="P4">
据当地媒体报道，莫斯科祖先的早期信徒宣布“试图捕捉”克拉西洛夫的圣洁寺庙。</text:p>
      <text:p text:style-name="P4">
<text:span text:style-name="T4">
另请阅读：</text:span>
 <text:a xlink:type="simple" xlink:href="https://www.ukrinform.ua/rubric-regions/3725657-u-nizini-ne-zmogli-zaboroniti-dialnist-upc-mp.html" text:style-name="Internet_20_link" text:visited-style-name="Visited_20_Internet_20_Link">
在<text:span text:style-name="T4">
 nizhyn </text:span>
未能禁止UOC MP的活动</text:a>
根据信息<text:a xlink:type="simple" xlink:href="https://www.facebook.com/krasylivrada/posts/pfbid0E5RLTMLiakLceyRJdhi9fqANhXUiv52RNxsDm8LS8riZJhcCPrk9anJSsDEJSdZ9l" text:style-name="Internet_20_link" text:visited-style-name="Visited_20_Internet_20_Link">
Krasyliv市议会</text:a>
，5月30日，与组织“神圣复活神庙的宗教社区”过渡到乌克兰东正教教堂有关的法律文件的注册已完成。</text:p>
      <text:p text:style-name="P4">
4月10日，在克拉西洛夫(Krasilov)寺庙前面的广场上，超过1,500个教区居民(宗教团体的成员)投票赞成UOC的圣洁复活的过渡(MP)到PCC。</text:p>
      <text:p text:style-name="P4">
_foto：Krasyliv市议会，Facebook，浓缩咖啡</text:p>
      <text:p text:style-name="P4">
News Source: <text:a xlink:type="simple" xlink:href="https://www.ukrinform.ua/rubric-regions/3727565-na-hmelniccini-virani-upc-mp-kricali-ganba-rodicam-zagiblogo-na-vijni.html" text:style-name="Internet_20_link" text:visited-style-name="Visited_20_Internet_20_Link">
https://www.ukrinform.ua/rubric-regions/3727565-na-hmelniccini-virani-upc-mp-kricali-ganba-rodicam-zagiblogo-na-vijni.html</text:a>
</text:p>
      <!--NEWS-->
      <text:h text:style-name="P10" text:outline-level="1">
<text:span text:style-name="T4">
在塔夫里斯克（Tavriysk）的方向上，俄罗斯人失去了近三个嘴巴</text:span>
</text:h>
      <text:p text:style-name="P4">
作者: Ukrinform (Person)</text:p>
      <text:p text:style-name="P4">
出版商: Укринформ (Organization)</text:p>
      <text:p text:style-name="P4">
出版时间: 2023-06-25T18:54:22+03:00</text:p>
      <text:p text:style-name="P4">
修改时间: 2023-06-25T18:54:22+03:00</text:p>
      <text:p text:style-name="P4">
描述: 在塔夫里伊斯克（Tavriysk）的方向上，俄罗斯军队损失了近3家杀害和受伤的公司，16个军事装备被摧毁。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Оборона', 'ЗСУ', 'Російські військові', 'Війна з Росією']</text:p>
      <text:p text:style-name="P4">
类型: Article</text:p>
      <!--METADATA-->
      <text:p text:style-name="P4">
<draw:frame draw:style-name="fr1" draw:name="Image182" text:anchor-type="as-char" svg:width="6.9236in" svg:height="3.956343in" draw:z-index="0">
<draw:image xlink:href="../Images/yкринформ/2023-06-25T18-54-22-03-00/630_360_1649246846-820.jpg" xlink:type="simple" xlink:show="embed" xlink:actuate="onLoad" draw:mime-type="image/jpeg"/>
</draw:frame>
俄罗斯军队当天损失了三家杀害和受伤的公司，并摧毁了16个军事装备。</text:p>
      <text:p text:style-name="P4">
根据乌克林福姆的说法，Oleksandr Tarnavsky将军在[Telegram]中报道了(http://t.me/otarnavskiy/133)。</text:p>
      <text:p text:style-name="P4">
“导弹部队和炮兵的师<text:a xlink:type="simple" xlink:href="https://www.ukrinform.ua/tag-oborona" text:style-name="Internet_20_link" text:visited-style-name="Visited_20_Internet_20_Link">
防御</text:a>
白天，进行了1093个射击设施。 在最后一天，敌人丧生和受伤的损失将近三年。”  - 信息写道。</text:p>
      <text:p text:style-name="P4">
16个侵略者军事装备被摧毁。 特别是，坦克，2 BBM，2个无人机“ Orlan-10”，UAV“ Zala”，howitzer 2A65“ MST-B”，RSSV BM-27“飓风”。</text:p>
      <text:p text:style-name="P4">
五个敌人的弹药也被摧毁。</text:p>
      <text:p text:style-name="P4">
<text:span text:style-name="T4">
另请阅读：</text:span>
 <text:a xlink:type="simple" xlink:href="https://www.ukrinform.ua/rubric-ato/3727270-zsu-zvilnili-teritorii-pid-krasnogorivkou-aki-buli-okupovani-z-2014-roku.html" text:style-name="Internet_20_link" text:visited-style-name="Visited_20_Internet_20_Link">
武装部队在Krasnogorivka领导下释放了领土，该运动被迫-Tarnavsky</text:a>
正如乌克林福姆报道的那样，乌克兰的国防军从6月19日至6月25日<text:a xlink:type="simple" xlink:href="https://www.ukrinform.ua/rubric-ato/3727551-sili-oboroni-ukraini-za-tizden-znisili-majze-pat-tisac-vijskovih-rf.html" text:style-name="Internet_20_link" text:visited-style-name="Visited_20_Internet_20_Link">
被摧毁</text:a>
将近五千个军事联合会和187个炮兵系统。</text:p>
      <text:p text:style-name="P4">
News Source: <text:a xlink:type="simple" xlink:href="https://www.ukrinform.ua/rubric-ato/3727568-na-tavrijskomu-napramku-za-dobu-rosiani-vtratili-majze-tri-roti.html" text:style-name="Internet_20_link" text:visited-style-name="Visited_20_Internet_20_Link">
https://www.ukrinform.ua/rubric-ato/3727568-na-tavrijskomu-napramku-za-dobu-rosiani-vtratili-majze-tri-roti.html</text:a>
</text:p>
      <!--NEWS-->
      <text:h text:style-name="P10" text:outline-level="1">
<text:span text:style-name="T4">
中国支持俄罗斯维持国家稳定 - 外交部</text:span>
</text:h>
      <text:p text:style-name="P4">
作者: Ukrinform (Person)</text:p>
      <text:p text:style-name="P4">
出版商: Укринформ (Organization)</text:p>
      <text:p text:style-name="P4">
出版时间: 2023-06-25T18:57:56+03:00</text:p>
      <text:p text:style-name="P4">
修改时间: 2023-06-25T18:57:56+03:00</text:p>
      <text:p text:style-name="P4">
描述: 在瓦格纳·佩克·耶夫根尼·普里戈吉（Wagner pec Yevgeny Prigogine）的领导人反对俄罗斯联邦国防部的领导下，中国支持俄罗斯当局为稳定该国局势的努力。  - 乌克林。</text:p>
      <text:p text:style-name="P4">
图片: ['<text:a xlink:type="simple" xlink:href="https://static.ukrinform.com/photos/2023_06/thumb_files/630_360_1687616055-443.jpg" text:style-name="Internet_20_link" text:visited-style-name="Visited_20_Internet_20_Link">
630_360_16876...</text:a>
']</text:p>
      <text:p text:style-name="P4">
标签: ['Китай', 'Росія', 'ПВК "Вагнера"', 'Пригожин']</text:p>
      <text:p text:style-name="P4">
类型: Article</text:p>
      <!--METADATA-->
      <text:p text:style-name="P4">
<draw:frame draw:style-name="fr1" draw:name="Image183" text:anchor-type="as-char" svg:width="6.9236in" svg:height="3.956343in" draw:z-index="0">
<draw:image xlink:href="../Images/yкринформ/2023-06-25T18-57-56-03-00/630_360_1687616055-443.jpg" xlink:type="simple" xlink:show="embed" xlink:actuate="onLoad" draw:mime-type="image/jpeg"/>
</draw:frame>
在瓦格纳·佩克·耶夫根尼·普里戈吉(Wagner Pec Yevgeny Prigogine)的烈性人民与俄罗斯联邦国防部的领导下，中国遵守俄罗斯有权稳定该国局势的努力。</text:p>
      <text:p text:style-name="P4">
这在[语句]中说明了(http://www.fmprc.gov.cn/fyrbt_673021/202306/t20230625_11103402.shtml)中国外交部的发言人报告了自己的乌克林事物记者。</text:p>
      <text:p text:style-name="P4">
“作为友好的邻居和战略伙伴，中国支持俄罗斯确保稳定和发展与繁荣的实现，”  - 和解说。</text:p>
      <text:p text:style-name="P4">
与Demears Prigoine有关的事件，被称为“内部业务<text:a xlink:type="simple" xlink:href="https://www.ukrinform.ua/tag-rosia" text:style-name="Internet_20_link" text:visited-style-name="Visited_20_Internet_20_Link">
俄罗斯</text:a>
”。</text:p>
      <text:p text:style-name="P4">
同一天早些时候，中国外交部报道了北京的谈判，俄罗斯外交副部长加纳(Gana作为国际和区域问题。” 外交机构没有谈判没有生病。</text:p>
      <text:p text:style-name="P4">
同时，中国和俄罗斯方面都没有宣布这次访问，鲁登科到达北京，以及他的访问是否是与俄罗斯的重要盟友中国，与叛乱的企图有关。</text:p>
      <text:p text:style-name="P4">
<text:span text:style-name="T4">
另请阅读：</text:span>
 <text:a xlink:type="simple" xlink:href="https://www.ukrinform.ua/rubric-polytics/3727513-glava-mzs-italii-pro-zakolot-prigozina-mif-pro-ednist-putinskoi-rosii-zakincivsa.html" text:style-name="Internet_20_link" text:visited-style-name="Visited_20_Internet_20_Link">
意大利外交大臣 - 关于叛乱<text:span text:style-name="T4">
 Prigogine </text:span>
：普京俄罗斯的拟合终结的神话</text:a>
据报道，瓦格纳·佩克·耶夫·普里戈金(Wagner Pec Yevhen Prigogin)的负责人宣布了德马什(Demarsh)反对俄罗斯军事领导层，尤其是针对国防部谢尔盖·肖格(Sergei Shoig)。</text:p>
      <text:p text:style-name="P4">
据他说，Shoigu来到了Don的Rostov，他亲自进行了“ Wagner”销毁的操作。</text:p>
      <text:p text:style-name="P4">
瓦格纳(Wagner)在唐(Rostovon)建立了对军事物体的控制。</text:p>
      <text:p text:style-name="P4">
<text:span text:style-name="T4">
另请阅读：</text:span>
 [眨眼 - 关于叛乱<text:span text:style-name="T4">
 prigogine </text:span>
：我认为最终表演不会被淘汰]]](https://www.ukrinform.ua/rubric-world/3727554-blinken-pro-zakolot-prigozina-ne-dumau-so-mi-bacili-finalnij-akt.html)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world/3727569-kitaj-pidtrimue-rosiu-u-zberezenni-nacionalnoi-stabilnosti-zaava-mzs.html" text:style-name="Internet_20_link" text:visited-style-name="Visited_20_Internet_20_Link">
https://www.ukrinform.ua/rubric-world/3727569-kitaj-pidtrimue-rosiu-u-zberezenni-nacionalnoi-stabilnosti-zaava-mzs.html</text:a>
</text:p>
      <!--NEWS-->
      <text:h text:style-name="P10" text:outline-level="1">
<text:span text:style-name="T4">
在波兰，他们不排除与白俄罗斯边界的紧张局势增加</text:span>
</text:h>
      <text:p text:style-name="P4">
作者: Ukrinform (Person)</text:p>
      <text:p text:style-name="P4">
出版商: Укринформ (Organization)</text:p>
      <text:p text:style-name="P4">
出版时间: 2023-06-25T19:09:00+03:00</text:p>
      <text:p text:style-name="P4">
修改时间: 2023-06-25T19:09:00+03:00</text:p>
      <text:p text:style-name="P4">
描述: 在波兰俄罗斯最近发生的事件的背景下，他们不排除可能在与白俄罗斯边界的紧张局势升级。  - 乌克林。</text:p>
      <text:p text:style-name="P4">
图片: ['<text:a xlink:type="simple" xlink:href="https://static.ukrinform.com/photos/2021_08/thumb_files/630_360_1629789777-988.jpg" text:style-name="Internet_20_link" text:visited-style-name="Visited_20_Internet_20_Link">
630_360_16297...</text:a>
']</text:p>
      <text:p text:style-name="P4">
标签: ['Білорусь', 'Ескалація', 'Польща', 'Кордон']</text:p>
      <text:p text:style-name="P4">
类型: Article</text:p>
      <!--METADATA-->
      <text:p text:style-name="P4">
<draw:frame draw:style-name="fr1" draw:name="Image184" text:anchor-type="as-char" svg:width="6.9236in" svg:height="3.956343in" draw:z-index="0">
<draw:image xlink:href="../Images/yкринформ/2023-06-25T19-09-00-03-00/630_360_1629789777-988.jpg" xlink:type="simple" xlink:show="embed" xlink:actuate="onLoad" draw:mime-type="image/jpeg"/>
</draw:frame>
在波兰的俄罗斯事件中，并不排除在与白俄罗斯接壤的边界上可能会升级紧张。</text:p>
      <text:p text:style-name="P4">
这说明了(https://www.polskieradio.pl/398/7856/Artykul/3196317,%D1%81%D1%82%D0%B0%D0%BD%D1%96%D1%81%D0%BB%D0%B0%D0%B2-%D0%B6%D0%B0%D1%80%D0%B8%D0%BD-%D0%BD%D0%B0-%D0%BA%D0%BE%D1%80%D0%B4%D0%BE%D0%BD%D1%96-%D0%BF%D0%BE%D0%BB%D1%8C%D1%89%D1%96-%D1%82%D0%B0-%D0%B1%D1%96%D0%BB%D0%BE%D1%80%D1%83%D1%81%D1%96-%D0%BC%D0%BE%D0%B6%D0%BB%D0%B8%D0%B2%D0%B0-%D0%B5%D1%81%D0%BA%D0%B0%D0%BB%D0%B0%D1%86%D1%96%D1%8F).</text:p>
      <text:p text:style-name="P4">
«Не можемо виключити, що Пригожина в <text:a xlink:type="simple" xlink:href="https://www.ukrinform.ua/tag-bilorus" text:style-name="Internet_20_link" text:visited-style-name="Visited_20_Internet_20_Link">
 Білорусі</text:a>
它们将用于增强这种撞击波兰的混合手术。 当然，这是需要监控的问题，而波兰的服务无疑将做到这一点。” Zharin说。</text:p>
      <text:p text:style-name="P4">
他认为，6月24日发生的俄罗斯事件并不是试图改变权力的事。 Zharin补充说：“我们只是在处理即将到来的俄罗斯派系的竞争。”</text:p>
      <text:p text:style-name="P4">
“我们正在处理参与乌克兰敌对行动的不同团体的某些冲突。 但是，必须清楚地说，在俄罗斯，在精英虫，在军队中，也不是在社会中，没有强大的抵抗运动对主要的战略目标和行动。”波兰法律专员说。</text:p>
      <text:p text:style-name="P4">
他还表达了这样的观点，即6月24日举行的俄罗斯联邦事件可能是更多的错误信息，这必须掩盖针对该活动的真实行动。</text:p>
      <text:p text:style-name="P4">
如<text:a xlink:type="simple" xlink:href="https://www.ukrinform.ua/rubric-other_news/3727120-zakolot-prigozina-vse-so-vidomo-na-cej-moment.html" text:style-name="Internet_20_link" text:visited-style-name="Visited_20_Internet_20_Link">
报道</text:a>
Wagner Pec Yevgeny Prigogin的领导人于6月23日宣布了反俄罗斯军事领导层的Demarsh，特别是针对国防部长Sergiyashah。 他控制了Don的Rostov和Voronezh地区的一部分，然后Wagnerivtsi去了莫斯科。</text:p>
      <text:p text:style-name="P4">
<text:span text:style-name="T4">
另请阅读：</text:span>
 <text:a xlink:type="simple" xlink:href="https://www.ukrinform.ua/rubric-ato/3727471-pvk-vagner-moze-atakuvati-kiiv-z-bilorusi-britanskij-general.html" text:style-name="Internet_20_link" text:visited-style-name="Visited_20_Internet_20_Link">
Wagner PVC可以用<text:span text:style-name="T4">
白俄罗斯攻击基辅</text:span>
 \ -British General</text:a>
</text:p>
      <text:p text:style-name="P4">
乌克兰国家安全与国防委员会秘书Alexey Danilov称领导人的叛乱发芽(https://www.ukrinform.ua/rubric-polytics/3727477-danilov-nazvav-zakolot-prigozina-persim-etapom-demontazu-putinskoi-sistemi.html)俄罗斯总统弗拉基米尔·普京。</text:p>
      <text:p text:style-name="P4">
News Source: <text:a xlink:type="simple" xlink:href="https://www.ukrinform.ua/rubric-world/3727570-u-polsi-ne-viklucaut-posilenna-napruzenosti-na-kordoni-z-bilorussu.html" text:style-name="Internet_20_link" text:visited-style-name="Visited_20_Internet_20_Link">
https://www.ukrinform.ua/rubric-world/3727570-u-polsi-ne-viklucaut-posilenna-napruzenosti-na-kordoni-z-bilorussu.html</text:a>
</text:p>
      <!--NEWS-->
      <text:h text:style-name="P10" text:outline-level="1">
<text:span text:style-name="T4">
Artet：下个赛季将是英超历史上最难的</text:span>
</text:h>
      <text:p text:style-name="P4">
作者: Ukrinform (Person)</text:p>
      <text:p text:style-name="P4">
出版商: Укринформ (Organization)</text:p>
      <text:p text:style-name="P4">
出版时间: 2023-06-25T19:11:39+03:00</text:p>
      <text:p text:style-name="P4">
修改时间: 2023-06-25T19:11:39+03:00</text:p>
      <text:p text:style-name="P4">
描述: 阿森纳的主教练米克尔·阿图特（Mikel Artet）对英超联赛的下一个赛季进行了预测。  - 乌克林。</text:p>
      <text:p text:style-name="P4">
图片: ['<text:a xlink:type="simple" xlink:href="https://static.ukrinform.com/photos/2023_06/thumb_files/630_360_1687709420-156.jpeg" text:style-name="Internet_20_link" text:visited-style-name="Visited_20_Internet_20_Link">
630_360_16877...</text:a>
']</text:p>
      <text:p text:style-name="P4">
标签: ['Арсенал', 'Футбол', 'АПЛ']</text:p>
      <text:p text:style-name="P4">
类型: Article</text:p>
      <!--METADATA-->
      <text:p text:style-name="P4">
<draw:frame draw:style-name="fr1" draw:name="Image185" text:anchor-type="as-char" svg:width="6.9236in" svg:height="3.956343in" draw:z-index="0">
<draw:image xlink:href="../Images/yкринформ/2023-06-25T19-11-39-03-00/630_360_1687709420-156.jpeg" xlink:type="simple" xlink:show="embed" xlink:actuate="onLoad" draw:mime-type="image/jpeg"/>
</draw:frame>
阿森纳的首席培训师Mikel Artet对英国英超联赛的下一个赛季进行了预测。</text:p>
      <text:p text:style-name="P4">
据报道<text:a xlink:type="simple" xlink:href="https://www.marca.com/futbol/premier-league/2023/06/25/6496fbda46163f58b98b45dc.html" text:style-name="Internet_20_link" text:visited-style-name="Visited_20_Internet_20_Link">
Marca</text:a>
，报道乌克林福姆。</text:p>
      <text:p text:style-name="P4">
“标题将是一项壮举。 这是阿森纳，并且对俱乐部的要求水平。 对我来说，这仍然是非常痛苦的，在与人城的第10个月斗争之后，我们无法赢得冠军。 同时，我清楚地意识到，如此年轻的团队也是一个优点。”阿森纳总教练说。</text:p>
      <text:p text:style-name="P4">
他还指出，联盟的竞争水平是22年来最大的。</text:p>
      <text:p text:style-name="P4">
“我们下个赛季能够赢得胜利吗？ 如果我不能的话 - 我不会坐在这里。这是我们的野心。 我们知道它将面临什么困难。 世界上的Tsenikorest联赛和下个赛季将是英超历史上最难的。 我在这里已经22年了，但我从未见过如此水平的竞争。 要赢得APL-我们需要做到最好，因此我们需要加强。” Artet解释说。</text:p>
      <text:p text:style-name="P4">
<text:span text:style-name="T4">
另请阅读：</text:span>
 <text:a xlink:type="simple" xlink:href="https://www.ukrinform.ua/rubric-sports/3725914-fabio-kannavaro-zigrae-u-blagodijnomu-matci-na-pidtrimku-ukraini.html" text:style-name="Internet_20_link" text:visited-style-name="Visited_20_Internet_20_Link">
Kannavaro Fabio将参加一场慈善比赛，以支持乌克兰</text:a>
据报道，阿森纳在APL中排名第二。</text:p>
      <text:p text:style-name="P4">
照片：盖蒂图像</text:p>
      <text:p text:style-name="P4">
News Source: <text:a xlink:type="simple" xlink:href="https://www.ukrinform.ua/rubric-sports/3727571-arteta-nastupnij-sezon-bude-najvazcim-v-istorii-premerligi.html" text:style-name="Internet_20_link" text:visited-style-name="Visited_20_Internet_20_Link">
https://www.ukrinform.ua/rubric-sports/3727571-arteta-nastupnij-sezon-bude-najvazcim-v-istorii-premerligi.html</text:a>
</text:p>
      <!--NEWS-->
      <text:h text:style-name="P10" text:outline-level="1">
<text:span text:style-name="T4">
在Prigogine叛乱中，“普京无处不在”  - 媒体</text:span>
</text:h>
      <text:p text:style-name="P4">
作者: Ukrinform (Person)</text:p>
      <text:p text:style-name="P4">
出版商: Укринформ (Organization)</text:p>
      <text:p text:style-name="P4">
出版时间: 2023-06-25T19:12:00+03:00</text:p>
      <text:p text:style-name="P4">
修改时间: 2023-06-25T19:12:00+03:00</text:p>
      <text:p text:style-name="P4">
描述: 6月24日，星期六，在Yevgeny Prigogine叛乱和瓦格纳PEC叛乱期间，总统和最高指挥官 - 俄罗斯联邦联合会弗拉基米尔·普京（Vladimir Putin让他“收集垂直力量”。  - 乌克林。</text:p>
      <text:p text:style-name="P4">
图片: ['<text:a xlink:type="simple" xlink:href="https://static.ukrinform.com/photos/2023_06/thumb_files/630_360_1685633331-599.jpg" text:style-name="Internet_20_link" text:visited-style-name="Visited_20_Internet_20_Link">
630_360_16856...</text:a>
']</text:p>
      <text:p text:style-name="P4">
标签: ['Лукашенко', 'Путін', 'Росія', 'Російські військові', 'ПВК "Вагнера"', 'Пригожин', 'Переворот', 'Шойгу']</text:p>
      <text:p text:style-name="P4">
类型: Article</text:p>
      <!--METADATA-->
      <text:p text:style-name="P4">
<draw:frame draw:style-name="fr1" draw:name="Image186" text:anchor-type="as-char" svg:width="6.9236in" svg:height="3.956343in" draw:z-index="0">
<draw:image xlink:href="../Images/yкринформ/2023-06-25T19-12-00-03-00/630_360_1685633331-599.jpg" xlink:type="simple" xlink:show="embed" xlink:actuate="onLoad" draw:mime-type="image/jpeg"/>
</draw:frame>
6月24日，星期六，在Yevgeny Prigogine和Pec“ Wagner”叛乱期间，总统和最高指挥官 - 俄罗斯联邦联邦弗拉基米尔·普京(Vladimir Putin)的主持人“不是polovnide”，因此现在将变得更加困难他要“收集垂直力量”。</text:p>
      <text:p text:style-name="P4">
正如乌克林福姆报道的那样，它写道<text:a xlink:type="simple" xlink:href="https://meduza.io/feature/2023/06/25/putina-ne-bylo-nigde" text:style-name="Internet_20_link" text:visited-style-name="Visited_20_Internet_20_Link">
“ Medusa”</text:a>
关于俄罗斯联邦统治界的同上。</text:p>
      <text:p text:style-name="P4">
靠近克里姆林宫的对话者认识到叛乱削弱了立场<text:a xlink:type="simple" xlink:href="https://www.ukrinform.ua/tag-putin" text:style-name="Internet_20_link" text:visited-style-name="Visited_20_Internet_20_Link">
普京</text:a>
。 “他不能走上路，但是昨天(电视之后)无处可去。他是“国王”，“第一”，但是当有必要与消息人士结合时，锡-Mukh说。</text:p>
      <text:p text:style-name="P4">
根据接近总统政府的“水母”的对话者之一，普京现在将更难“收集垂直力量”  - 试图通过“俄罗斯精英”“加强该系统”，只会变得更多。</text:p>
      <text:p text:style-name="P4">
据美杜莎(Medusa)消息人士称，俄罗斯联邦总统管理局(Medusa Meds)大约在6月24日中旬，当局以前曾尝试过的普里戈金(Prigogine)开始与克里姆林宫(Kremlin)进行交流。 甚至“他试图打电话给普京，但总统不想和他说话。”</text:p>
      <text:p text:style-name="P4">
<text:span text:style-name="T4">
另请阅读：</text:span>
 [<text:span text:style-name="T4">
 Danilov </text:span>
称为Prigoine的叛乱第一阶段(https://www.ukrinform.ua/rubric-polytics/3727477-danilov-nazvav-zakolot-prigozina-persim-etapom-demontazu-putinskoi-sistemi.html)根据靠近克里姆林宫和俄罗斯联邦政府的出版物的对话者的说法，普里戈宁更有可能意识到他已经“越过边界”和“他的科隆图姆运动的前景”。 那一刻，雇佣军已经在奥卡河附近 - 萨梅塔姆俄罗斯军队和罗斯格瓦迪亚决定建立纳维尼特的第一道防线。 同时，尽管普里戈宁的陈述说有必要与他一起准备“一半军队”(尽管在该地区，他没有收到任何其他安全人员)，在UPVC起义的头几个小时没有额外的支持。</text:p>
      <text:p text:style-name="P4">
据称，看到普里戈宁的心情，克里姆林宫决定不去“血腥”。 同时，最终的谈判与大型团体官员订婚，其中包括总统政府Antonovacha的负责人，俄罗斯联合会Mykola Patrushev安全理事会秘书和俄罗斯驻Belarusiboryn Grizlov大使。 亚历山大·卢卡申科(Alexander Lukashenko)讲了这支乐队的“主持人”。据克里姆林宫附近的消息人士称，普里戈宁坚持认为，第一人参与谈判。 “监狱需要一个体面的自信才能摆脱游戏[保持脸部]。 这是Lukashenko。 他喜欢公关和理解，所以他同意了。”对话者说。</text:p>
      <text:p text:style-name="P4">
靠近克里姆林宫和俄罗斯联邦政府的“水母”的来源同意，对普里戈金的激进演讲的敏感性失去了：“他从俄罗斯流离失所。 据他们说，当事方仍将“讨论”有关Prigogine新立场的协议的细节，但“ Tresers的前面影响力将没有”。</text:p>
      <text:p text:style-name="P4">
<text:span text:style-name="T4">
另请阅读：</text:span>
 <text:a xlink:type="simple" xlink:href="https://www.ukrinform.ua/rubric-polytics/3727502-podolak-pro-zakolot-prigozina-mi-b-hotili-trohi-insih-rezultativ.html" text:style-name="Internet_20_link" text:visited-style-name="Visited_20_Internet_20_Link">
<text:span text:style-name="T4">
 Podolyak </text:span>
关于Prigogine的叛乱：我们希望结果略有不同</text:a>
同时，靠近克里姆林宫的对话者并不排除巧合的结果可能是人事在国防部管理中的变化：“但不是按照收购的要求，而是通过自我来 - 剥夺国防部。” 同时，Sergishouig和Valery Gerasimov都没有说关于Prigoin起义的消息。这也是未知的。</text:p>
      <text:p text:style-name="P4">
据报道，瓦格纳·佩克·耶夫根尼·普里戈金(Wagner Pec Yevgeny Prigogin)的负责人宣布对俄罗斯军事领导层，特别是反对俄罗斯联邦塞尔吉·萨格(Sergiy Shoig)国防部。 瓦格纳(Wagner)在唐(Rostov)建立了对军事物体的控制。 Prigogine宣布他打算到达莫斯科。 6月24日晚上，Prigogine表示，它正在部署一群人到实地营地。</text:p>
      <text:p text:style-name="P4">
<text:span text:style-name="T5">
foto：epa</text:span>
</text:p>
      <text:p text:style-name="P4">
News Source: <text:a xlink:type="simple" xlink:href="https://www.ukrinform.ua/rubric-world/3727573-pid-cas-zakolotu-prigozina-putina-ne-bulo-nide-zmi.html" text:style-name="Internet_20_link" text:visited-style-name="Visited_20_Internet_20_Link">
https://www.ukrinform.ua/rubric-world/3727573-pid-cas-zakolotu-prigozina-putina-ne-bulo-nide-zmi.html</text:a>
</text:p>
      <!--NEWS-->
      <text:h text:style-name="P10" text:outline-level="1">
<text:span text:style-name="T4">
乌克兰战斗机一天在巴赫穆特（Bakhmut）周围的侧面前进到一公里 - 腹部</text:span>
</text:h>
      <text:p text:style-name="P4">
作者: Ukrinform (Person)</text:p>
      <text:p text:style-name="P4">
出版商: Укринформ (Organization)</text:p>
      <text:p text:style-name="P4">
出版时间: 2023-06-25T19:31:00+03:00</text:p>
      <text:p text:style-name="P4">
修改时间: 2023-06-25T19:31:00+03:00</text:p>
      <text:p text:style-name="P4">
描述: 白天，国防军发生在600至1000米的巴赫穆特附近的南部和北部侧面。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Бахмут', 'Війна з Росією', 'Контрнаступ', 'Єдині новини']</text:p>
      <text:p text:style-name="P4">
类型: Article</text:p>
      <!--METADATA-->
      <text:p text:style-name="P4">
<draw:frame draw:style-name="fr1" draw:name="Image187" text:anchor-type="as-char" svg:width="6.9236in" svg:height="3.956343in" draw:z-index="0">
<draw:image xlink:href="../Images/yкринформ/2023-06-25T19-31-00-03-00/630_360_1675335452-443.jpg" xlink:type="simple" xlink:show="embed" xlink:actuate="onLoad" draw:mime-type="image/jpeg"/>
</draw:frame>
防守在巴赫穆特(Bakhmut)周围的南部和北部侧面从600米到1000米。</text:p>
      <text:p text:style-name="P4">
根据乌克林事物通讯员的说法，武装部队乌雷尔(Eastern Urell)的发言人谢尔盖·奇雷维蒂(Sergey Cherevaty)在Teleterna“ One News”中说了这一点。</text:p>
      <text:p text:style-name="P4">
“在巴赫穆特的方向上，国防军保持了主动权并继续争论，关闭<text:a xlink:type="simple" xlink:href="https://www.ukrinform.ua/tag-rosijski-vijskovi" text:style-name="Internet_20_link" text:visited-style-name="Visited_20_Internet_20_Link">
敌人</text:a>
。 Cherevaty说：“一天在南部的椭圆形巴赫穆特(Ovar Bakhmut)的北侧从600到1000米旅行。”</text:p>
      <text:p text:style-name="P4">
他指出，白天的防御力量摧毁了186名入侵者，受伤224人责任8人。 坦克，步兵战机，为期两天的炮兵装置，两个火箭发射器，三个反坦克综合体，三个MSTA-B枪，箭头 - 振动型综合体“ Arrow-10”，六个带有通风的现场仓库被销毁。 Kamikadze“ Lancet”和一个无人机“ Orlan-10”。</text:p>
      <text:p text:style-name="P4">
<text:span text:style-name="T4">
另请阅读：</text:span>
 <text:a xlink:type="simple" xlink:href="https://www.ukrinform.ua/rubric-ato/3726811-na-bahmutskomu-napramku-sili-oboroni-znisili-tri-skladi-boepripasiv-voroga-cerevatij.html" text:style-name="Internet_20_link" text:visited-style-name="Visited_20_Internet_20_Link">
在国防部队的巴赫穆特(Bakhmut)方向上摧毁了三家敌方商店 -  <text:span text:style-name="T4">
樱桃</text:span>
</text:a>
如[Ukrinform]报道(https://www.ukrinform.ua/rubric-ato/3727551-sili-oboroni-ukraini-za-tizden-znisili-majze-pat-tisac-vijskovih-rf.html)从6月19日至6月19日至6月25日，将近五千名军事联合会和187炮兵系统被摧毁。</text:p>
      <text:p text:style-name="P4">
News Source: <text:a xlink:type="simple" xlink:href="https://www.ukrinform.ua/rubric-ato/3727579-ukrainski-bijci-za-dobu-prosunulis-na-flangah-navkolo-bahmuta-do-kilometra-cerevatij.html" text:style-name="Internet_20_link" text:visited-style-name="Visited_20_Internet_20_Link">
https://www.ukrinform.ua/rubric-ato/3727579-ukrainski-bijci-za-dobu-prosunulis-na-flangah-navkolo-bahmuta-do-kilometra-cerevatij.html</text:a>
</text:p>
      <!--NEWS-->
      <text:h text:style-name="P10" text:outline-level="1">
<text:span text:style-name="T4">
总统讲述了今天与世界领导人的联系</text:span>
</text:h>
      <text:p text:style-name="P4">
作者: Ukrinform (Person)</text:p>
      <text:p text:style-name="P4">
出版商: Укринформ (Organization)</text:p>
      <text:p text:style-name="P4">
出版时间: 2023-06-25T19:36:00+03:00</text:p>
      <text:p text:style-name="P4">
修改时间: 2023-06-25T23:36:00+03:00</text:p>
      <text:p text:style-name="P4">
描述: 6月25日，Volodymyr Zelenskyy与Joe Biden，Justin Trudeau和Andrzej Duda进行了电话交谈。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Байден', 'Дуда', 'Переговори', 'Трюдо', 'Зеленський', 'Війна з Росією']</text:p>
      <text:p text:style-name="P4">
类型: Article</text:p>
      <!--METADATA-->
      <text:p text:style-name="P4">
<draw:frame draw:style-name="fr1" draw:name="Image188" text:anchor-type="as-char" svg:width="6.9236in" svg:height="3.956343in" draw:z-index="0">
<draw:image xlink:href="../Images/yкринформ/2023-06-25T19-36-00-03-00/630_360_1652263772-452.jpeg" xlink:type="simple" xlink:show="embed" xlink:actuate="onLoad" draw:mime-type="image/jpeg"/>
</draw:frame>
6月25日，Volodymyrzelensky与Joe Biden，Justin Trudeau Andrzej Duda进行了电话交谈。</text:p>
      <text:p text:style-name="P4">
根据乌克林福姆的说法，乌克兰总统在[晚上讲述了这一点。 这是给出的(https://www.youtube.com/watch?v=cvuq0ur8VXY)“当然，我们讨论了最前沿的战斗，我们的积极行动。向合作伙伴提供了支持 - 这是非常重要的，并且确实可以帮助勇士前进。现在，俄罗斯入侵者进一步遭受了乌克兰士兵的进一步加强，我是我的。感谢我的合作伙伴理解最需要的需求是漫长的需求。”他说。</text:p>
      <text:p text:style-name="P4">
<text:span text:style-name="T5">
video：<text:a xlink:type="simple" xlink:href="https://www.facebook.com/president.gov.ua/videos/1276926429863532" text:style-name="Internet_20_link" text:visited-style-name="Visited_20_Internet_20_Link">
总统办公室</text:a>
</text:span>
</text:p>
      <text:p text:style-name="P4">
总统指出，他还讨论了加强乌克兰炮兵的问题。 Zelensky特别感谢Biden和美国 - 爱国者系统的可靠性。</text:p>
      <text:p text:style-name="P4">
<text:span text:style-name="T4">
另请阅读：</text:span>
 [Zelensky与<text:span text:style-name="T4">
 Biden </text:span>
讨论了乌克兰和美国国防劳动的OM扩展。(https://www.ukrinform.ua/rubric-polytics/3727614-zelenskij-proviv-rozmovu-z-bajdenom.html)国家元首补充说，在开始前15天<text:a xlink:type="simple" xlink:href="https://www.ukrinform.ua/tag-samit-nato" text:style-name="Internet_20_link" text:visited-style-name="Visited_20_Internet_20_Link">
北约峰会</text:a>
在维尔纽斯(Vilnius)，乌克兰当局将竭尽所能使其变得真实和强大。</text:p>
      <text:p text:style-name="P4">
Thezelensky说：“维尔纽斯乌克兰的积极解决方案是我们在欧洲和联盟中普遍安全的唯一可能的积极决定。”</text:p>
      <text:p text:style-name="P4">
据报道，北约峰会将于7月11日至12日在维尔纽斯举行。</text:p>
      <text:p text:style-name="P4">
_foto：op _</text:p>
      <text:p text:style-name="P4">
News Source: <text:a xlink:type="simple" xlink:href="https://www.ukrinform.ua/rubric-polytics/3727626-prezident-rozpoviv-pro-sogodnisni-kontakti-zi-svitovimi-liderami.html" text:style-name="Internet_20_link" text:visited-style-name="Visited_20_Internet_20_Link">
https://www.ukrinform.ua/rubric-polytics/3727626-prezident-rozpoviv-pro-sogodnisni-kontakti-zi-svitovimi-liderami.html</text:a>
</text:p>
      <!--NEWS-->
      <text:h text:style-name="P10" text:outline-level="1">
<text:span text:style-name="T4">
武装部队一天袭击了三个艺术单位和俄罗斯人的管理点</text:span>
</text:h>
      <text:p text:style-name="P4">
作者: Ukrinform (Person)</text:p>
      <text:p text:style-name="P4">
出版商: Укринформ (Organization)</text:p>
      <text:p text:style-name="P4">
出版时间: 2023-06-25T19:45:00+03:00</text:p>
      <text:p text:style-name="P4">
修改时间: 2023-06-25T19:45:00+03:00</text:p>
      <text:p text:style-name="P4">
描述: 乌克兰的防守部队在俄罗斯军队的火灾位置，管理点和弹药组成中被三个炮兵部队击中。  - 乌克林。</text:p>
      <text:p text:style-name="P4">
图片: ['<text:a xlink:type="simple" xlink:href="https://static.ukrinform.com/photos/2023_06/thumb_files/630_360_1687346859-983.jpg" text:style-name="Internet_20_link" text:visited-style-name="Visited_20_Internet_20_Link">
630_360_16873...</text:a>
']</text:p>
      <text:p text:style-name="P4">
标签: ['Генштаб', 'ЗСУ', 'Російські військові', 'Війна з Росією', '#stoprussia']</text:p>
      <text:p text:style-name="P4">
类型: Article</text:p>
      <!--METADATA-->
      <text:p text:style-name="P4">
<draw:frame draw:style-name="fr1" draw:name="Image189" text:anchor-type="as-char" svg:width="6.9236in" svg:height="3.956343in" draw:z-index="0">
<draw:image xlink:href="../Images/yкринформ/2023-06-25T19-45-00-03-00/630_360_1687346859-983.jpg" xlink:type="simple" xlink:show="embed" xlink:actuate="onLoad" draw:mime-type="image/jpeg"/>
</draw:frame>
当天，白天，俄罗斯军队的管理点和弹药组成的三个炮兵部队在白天被击中。</text:p>
      <text:p text:style-name="P4">
乌克林福姆(Ukrinform(https://www.facebook.com/GeneralStaff.ua/posts/pfbid0h6auhdncgscLYSDXCioujycedJMhht18rZg4tkdKZHo6vXUXmjNytm6jN9jrn1sbl).</text:p>
      <text:p text:style-name="P4">
“Підрозділи ракетних військ і артилерії протягом доби уразили пунктуправління, три райони зосередження особового складу та військової техніки,склад боєприпасів, станцію РЕБ та три ворожих артилерійських підрозділи навогневих позиціях”, - ідеться у повідомленні.</text:p>
      <text:p text:style-name="P4">
Окрім того, Авіація сил оборони за добу завдала шістьох ударів по районахзосередження особового складу російських військ. Також <text:a xlink:type="simple" xlink:href="https://www.ukrinform.ua/tag-zsu" text:style-name="Internet_20_link" text:visited-style-name="Visited_20_Internet_20_Link">
 українські захисники</text:a>
破坏了不受欢迎的侦察级。</text:p>
      <text:p text:style-name="P4">
总参谋部强调，俄罗斯联邦继续杀死乌克兰的和平，并继续忽略战争的法律和习俗，利用恐怖，罢工，军事和异物的贝壳。</text:p>
      <text:p text:style-name="P4">
<text:span text:style-name="T4">
另请阅读：</text:span>
 <text:a xlink:type="simple" xlink:href="https://www.ukrinform.ua/rubric-ato/3727471-pvk-vagner-moze-atakuvati-kiiv-z-bilorusi-britanskij-general.html" text:style-name="Internet_20_link" text:visited-style-name="Visited_20_Internet_20_Link">
Wagner PVC可以用<text:span text:style-name="T4">
白俄罗斯攻击基辅</text:span>
 \ -British General</text:a>
因此，今晚，俄罗斯人在Zaporizhzhya地区使用了6枚防空导弹，并用C-300 Mini物体。 此外，在先驱期间，他造成了25次航空罢工，还在乌克兰部队的位置和居住的捐款进行了30多次反应性射击消防系统。</text:p>
      <text:p text:style-name="P4">
整个乌克兰的火箭和航空罢工的可能性很高。</text:p>
      <text:p text:style-name="P4">
俄罗斯军队继续专注于<text:span text:style-name="T4">
 Liman，</text:span>
<text:span text:style-name="T4">
 Bakhmutsky </text:span>
 <text:span text:style-name="T4">
和</text:span>
 Marinski **指示，白天进行了20多次战斗。</text:p>
      <text:p text:style-name="P4">
在<text:span text:style-name="T4">
 volynskyi </text:span>
和<text:span text:style-name="T4">
 polissya </text:span>
方向是无显着变化的操作情况。 未检测到进攻群体形成的迹象。</text:p>
      <text:p text:style-name="P4">
在<text:span text:style-name="T4">
 Siverskyi </text:span>
和<text:span text:style-name="T4">
 Slobozhansky </text:span>
侵略者保留了军事冒险，继续在乌克兰边境地区进行破坏和情报活动。</text:p>
      <text:p text:style-name="P4">
*!(https://www.ukrinform.ua/rubric-ato/3727568-na-tavrijskomu-napramku-za-dobu-rosiani-vtratili-majze-tri-roti.html)</text:p>
      <text:p text:style-name="P4">
此外，侵略者对Chernihiv地区的Timonovichi定居点进行了迫击炮和炮击。 Walking, Malushine, Cossack, Divination, Iskrykivshchyna, Pavlovka, Katerynivka of Sumy region, as well as Udi, veterinary, granue, Cossack Lopan, Krasne, Old Tarits , Vilkhvatka, Chugunivka, Grigorivka, Odrada in Kharkiv region.</text:p>
      <text:p text:style-name="P4">
在<text:span text:style-name="T4">
 kupyansky </text:span>
上，俄罗斯Wywajsk的炮兵和迫击炮炮击的方向遭受了井，Krasne First，Figolivka，Novomlinsk，Novomlinsk，两年，西方，西方，Masutivka，Kislivka，Kislivka，Kislivka和Berestovo of Kharkiv地区。</text:p>
      <text:p text:style-name="P4">
在<text:span text:style-name="T4">
 liman </text:span>
上，侵略者进行了Razdolivka的进攻行动不成功。 Nevsko和Bigorivka地区和Torke，Serebryanka，Verkhnyamyanskoye遭受了炮弹的攻击，Donetsk地区有争议的Izdolivka。</text:p>
      <text:p text:style-name="P4">
<text:span text:style-name="T4">
另请阅读：</text:span>
 <text:a xlink:type="simple" xlink:href="https://www.ukrinform.ua/rubric-ato/3727011-bilij-dim-zalisae-pravo-komentuvati-tempi-ta-riven-skladnosti-kontrnastupu-za-ukrainou.html" text:style-name="Internet_20_link" text:visited-style-name="Visited_20_Internet_20_Link">
白宫留下对乌克兰的诉讼节奏和困难的速度和辩护的权利**</text:a>
在<text:span text:style-name="T4">
巴赫穆特斯基</text:span>
上，俄罗斯军队进行了格里戈里夫卡地区的进攻潜水员和顿涅茨克地区的Minkivka。 在顿涅茨克地区撞了干梁。 Vasyukivka，Minakivka，Orikhovo-Vasylivka，Bogdanivka，Yar，Ivanivske，Pazarivka和New York，Donetsk地区，对敌方火炮感到惊讶。</text:p>
      <text:p text:style-name="P4">
在<text:span text:style-name="T4">
 Avdiivsky </text:span>
敌人袭击了Avdiivka地区的敌人。对Berdychi，Avdiivka，Vodyane，Vodyane，Karlovka和Pervomaisk地区的炮弹炮击。</text:p>
      <text:p text:style-name="P4">
在<text:span text:style-name="T4">
 Marinski </text:span>
俄罗斯军队在Marinka进行了进攻行动，没有成功。 侵略者还击中了Bilyrasnogorovka。 同时，敌人对唐内茨克地区的急性捐款，圣乔治和马林卡的居住捐款进行了炮击。</text:p>
      <text:p text:style-name="P4">
在<text:span text:style-name="T4">
 Shakhtarsky </text:span>
敌人在抽水和肥沃的地区击中敌人。 此外，他被解雇在帕斯喀斯瓦尔省的定居点，诺维奥米卡利夫卡，卡莱达尔，斯托罗萨沃，马卡里夫卡，顿涅茨克地区的诺瓦西尔卡·塔诺沃皮尔。</text:p>
      <text:p text:style-name="P4">
<text:span text:style-name="T4">
另请阅读：</text:span>
 [德国与美国计划在乌克兰的计划中，最多30 Gepard]](https://www.ukrinform.ua/rubric-ato/3727260-nimeccina-u-spivpraci-zi-ssa-planue-cogoric-postaviti-v-ukrainu-se-do-30-gepard.html)</text:p>
      <text:p text:style-name="P4">
此外，敌人对大约30份居住的捐款进行了炮击，包括Teyrivka，Novodarivka，Levadne，Olgiv，Malynivka，Malynivka，Green Guy，Zaporizhzhya地区的Lull Guliaypole； Dnipropetrovsk的Nikopol； Milove，Berislav，Cossack，Lviv，Mykilsk，Antonovka，Zelenivka，Kherson，Dniprovske Kherson地区和Mykolaiv地区的Ochakov。</text:p>
      <text:p text:style-name="P4">
正如乌克兰乌克兰国防部队的报道<text:a xlink:type="simple" xlink:href="https://www.ukrinform.ua/rubric-ato/3727399-sili-oboroni-likviduvali-vze-224-630-rosian.html" text:style-name="Internet_20_link" text:visited-style-name="Visited_20_Internet_20_Link">
</text:a>
从2022年2月24日至2023年6月25日，大约[224,000六十千万俄罗斯入侵者]被清算](https://www.ukrinform.ua/rubric-ato/3727399-sili-oboroni-likviduvali-vze-224-630-rosian.html)，还有720个 - 在过去的一天。</text:p>
      <text:p text:style-name="P4">
News Source: <text:a xlink:type="simple" xlink:href="https://www.ukrinform.ua/rubric-ato/3727580-zsu-za-dobu-vrazili-tri-artpidrozdili-punkt-upravlinna-ta-sklad-boepripasiv-rosian.html" text:style-name="Internet_20_link" text:visited-style-name="Visited_20_Internet_20_Link">
https://www.ukrinform.ua/rubric-ato/3727580-zsu-za-dobu-vrazili-tri-artpidrozdili-punkt-upravlinna-ta-sklad-boepripasiv-rosian.html</text:a>
</text:p>
      <!--NEWS-->
      <text:h text:style-name="P10" text:outline-level="1">
<text:span text:style-name="T4">
在里文（Rivne）发生了一次大屠杀的战斗 - 三人住院</text:span>
</text:h>
      <text:p text:style-name="P4">
作者: Ukrinform (Person)</text:p>
      <text:p text:style-name="P4">
出版商: Укринформ (Organization)</text:p>
      <text:p text:style-name="P4">
出版时间: 2023-06-25T19:46:00+03:00</text:p>
      <text:p text:style-name="P4">
修改时间: 2023-06-25T19:46:00+03:00</text:p>
      <text:p text:style-name="P4">
描述: 在里文（Rivne），夜间战斗后三名患有刀伤的人住院。  - 乌克林。</text:p>
      <text:p text:style-name="P4">
图片: ['<text:a xlink:type="simple" xlink:href="https://static.ukrinform.com/photos/2023_06/thumb_files/630_360_1687711400-435.jpg" text:style-name="Internet_20_link" text:visited-style-name="Visited_20_Internet_20_Link">
630_360_16877...</text:a>
']</text:p>
      <text:p text:style-name="P4">
标签: ['Бійка', 'Поранені', 'Рівне', 'Різанина']</text:p>
      <text:p text:style-name="P4">
类型: Article</text:p>
      <!--METADATA-->
      <text:p text:style-name="P4">
<draw:frame draw:style-name="fr1" draw:name="Image190" text:anchor-type="as-char" svg:width="6.9236in" svg:height="3.956343in" draw:z-index="0">
<draw:image xlink:href="../Images/yкринформ/2023-06-25T19-46-00-03-00/630_360_1687711400-435.jpg" xlink:type="simple" xlink:show="embed" xlink:actuate="onLoad" draw:mime-type="image/jpeg"/>
</draw:frame>
在夜间战斗中，三人患有刀伤。</text:p>
      <text:p text:style-name="P4">
在<text:a xlink:type="simple" xlink:href="https://www.facebook.com/police.in.Rivne.region/posts/pfbid0SgN513RQ15sC6F5Y4ea4ZGGEghaA2vbRXfhV4rkTKFQxPLQQYvpPBUX2iqqWYnNjl" text:style-name="Internet_20_link" text:visited-style-name="Visited_20_Internet_20_Link">
Facebook</text:a>
乌克林福姆报道，里凡恩地区的警方报道。</text:p>
      <text:p text:style-name="P4">
“ 6月24日，23:55，警方收到了一份医生的报告，称快速工人为三名刀的男子提供了帮助<text:a xlink:type="simple" xlink:href="https://www.ukrinform.ua/tag-poraneni" text:style-name="Internet_20_link" text:visited-style-name="Visited_20_Internet_20_Link">
伤口</text:a>
»， - 警察说。</text:p>
      <text:p text:style-name="P4">
据他们说，这一事件发生在Sobornaya街上。 众所周知，战斗发生在八名男子之间的突然冲突中。 在冲突和scaphanins期间，其中一名拿起对手击中的刀。</text:p>
      <text:p text:style-name="P4">
警方说，一个26岁的平原患有胸腔的穿透性受伤。 此外，一名21岁的马林斯克迪亚诊断村庄的居民是手刺伤的手伤，他的26岁的诺夫犬 - 克洛托 - 诺维亚的伤口：现场提供了医疗服务。</text:p>
      <text:p text:style-name="P4">
<text:span text:style-name="T4">
另请阅读：</text:span>
 <text:a xlink:type="simple" xlink:href="https://www.ukrinform.ua/rubric-world/3720015-u-francii-colovik-vlastuvav-rizaninu-na-ditacomu-majdanciku-e-poraneni.html" text:style-name="Internet_20_link" text:visited-style-name="Visited_20_Internet_20_Link">
在法国，一个男子上演<text:span text:style-name="T4">
大屠杀</text:span>
在儿童遗址上受伤</text:a>
Rivne RUP的调查人员开始了预审。</text:p>
      <text:p text:style-name="P4">
<text:span text:style-name="T5">
foto：Rivne地区的警察</text:span>
</text:p>
      <text:p text:style-name="P4">
News Source: <text:a xlink:type="simple" xlink:href="https://www.ukrinform.ua/rubric-regions/3727581-u-rivnomu-stalasa-bijka-z-rizaninou-troh-ludej-gospitalizuvali.html" text:style-name="Internet_20_link" text:visited-style-name="Visited_20_Internet_20_Link">
https://www.ukrinform.ua/rubric-regions/3727581-u-rivnomu-stalasa-bijka-z-rizaninou-troh-ludej-gospitalizuvali.html</text:a>
</text:p>
      <!--NEWS-->
      <text:h text:style-name="P10" text:outline-level="1">
<text:span text:style-name="T4">
乌克兰 - 波兰边境的民间传说在卢茨克举行</text:span>
</text:h>
      <text:p text:style-name="P4">
作者: Ukrinform (Person)</text:p>
      <text:p text:style-name="P4">
出版商: Укринформ (Organization)</text:p>
      <text:p text:style-name="P4">
出版时间: 2023-06-25T1:25:00+03:00</text:p>
      <text:p text:style-name="P4">
修改时间: 2023-06-25T20:25:00+03:00</text:p>
      <text:p text:style-name="P4">
描述: 在卢茨克（Lutsk），一个跨境节的节日“民族文化 - 一支团结的力量！”在周日举行！ 作为“共同文化遗产：乌克兰 - 波兰边境的民间传统的复兴”项目的一部分。  - 乌克林。</text:p>
      <text:p text:style-name="P4">
图片: ['<text:a xlink:type="simple" xlink:href="https://static.ukrinform.com/photos/2023_06/thumb_files/630_360_1687713845-148.jpg" text:style-name="Internet_20_link" text:visited-style-name="Visited_20_Internet_20_Link">
630_360_16877...</text:a>
']</text:p>
      <text:p text:style-name="P4">
标签: ['Фестиваль', 'Культура', 'Луцьк', 'Фольклор']</text:p>
      <text:p text:style-name="P4">
类型: Article</text:p>
      <!--METADATA-->
      <text:p text:style-name="P4">
<draw:frame draw:style-name="fr1" draw:name="Image193" text:anchor-type="as-char" svg:width="6.9236in" svg:height="3.956343in" draw:z-index="0">
<draw:image xlink:href="../Images/yкринформ/2023-06-25T1-25-00-03-00/630_360_1687713845-148.jpg" xlink:type="simple" xlink:show="embed" xlink:actuate="onLoad" draw:mime-type="image/jpeg"/>
</draw:frame>
在卢茨克(Lutsk)，五十国民族文化 - 单位的力量!”在卢茨克举行。 该项目“共同的文化遗产：科学波兰边境民间传说的复兴”。</text:p>
      <text:p text:style-name="P4">
关于它报告<text:a xlink:type="simple" xlink:href="https://www.lutskrada.gov.ua/publications/u-palatsi-kultury-lutska-vidbuvsia-etnofestyval" text:style-name="Internet_20_link" text:visited-style-name="Visited_20_Internet_20_Link">
卢茨克市议会</text:a>
，报道乌克林福姆。</text:p>
      <text:p text:style-name="P4">
“跨界节”民族文化 - 将团结起来的力量!”在文化宫举行。 该事件是在实现项目“共同[文化]的框架内组织的(https://www.ukrinform.ua/tag-kultura)遗产：科学 - 波兰边境的民间传说的复兴。”市议会说。</text:p>
      <text:p text:style-name="P4">
</text:p>
      <text:p text:style-name="P4">
值得注意的是，该项目由欧盟在波兰 - 乌克兰的跨境合作计划EIS的框架内资助。</text:p>
      <text:p text:style-name="P4">
“民族文化是团结的力量!” 通过研究人员选择的歌曲，游戏和舞蹈来召唤它，以传达邻近人民传统的所有魅力。”他们加入市议会。</text:p>
      <text:p text:style-name="P4">
<text:span text:style-name="T4">
另请阅读：</text:span>
 <text:a xlink:type="simple" xlink:href="https://www.ukrinform.ua/rubric-diaspora/3726274-u-telavivi-provedut-ukrainskij-festival-kulturnoi-spadsini-etnohutir.html" text:style-name="Internet_20_link" text:visited-style-name="Visited_20_Internet_20_Link">
在特拉维夫(Tel Aviv)举行乌克兰人<text:span text:style-name="T4">
节日</text:span>
 Ethnohutir文化遗产</text:a>
节日的组织者确保，尽管在乌克兰遇到困难，但他们还是对两个地区的民间传统进行了研究，准备一系列歌曲和仪式，购买乐器，舞台服装，舞台服装，举办一所夏季艺术学校，以创造性地有才华儿童和波兰的歌曲节。</text:p>
      <text:p text:style-name="P4">
<text:span text:style-name="T5">
foto：www.lutskrada.gov.ua</text:span>
</text:p>
      <text:p text:style-name="P4">
News Source: <text:a xlink:type="simple" xlink:href="https://www.ukrinform.ua/rubric-culture/3727591-u-lucku-proveli-festival-folkloru-ukrainskopolskogo-prikordonna.html" text:style-name="Internet_20_link" text:visited-style-name="Visited_20_Internet_20_Link">
https://www.ukrinform.ua/rubric-culture/3727591-u-lucku-proveli-festival-folkloru-ukrainskopolskogo-prikordonna.html</text:a>
</text:p>
      <!--NEWS-->
      <text:h text:style-name="P10" text:outline-level="1">
<text:span text:style-name="T4">
雷兹尼科夫（Reznikov</text:span>
</text:h>
      <text:p text:style-name="P4">
作者: Ukrinform (Person)</text:p>
      <text:p text:style-name="P4">
出版商: Укринформ (Organization)</text:p>
      <text:p text:style-name="P4">
出版时间: 2023-06-25T20:01:00+03:00</text:p>
      <text:p text:style-name="P4">
修改时间: 2023-06-25T20:01:00+03:00</text:p>
      <text:p text:style-name="P4">
描述: 国防部长阿列克谢·雷兹尼科夫（Alexei Reznikov）认为，2023年将是一个转折点，乌克兰应该赢得战争。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ЗСУ', 'Резніков', 'Війна з Росією', 'Контрнаступ']</text:p>
      <text:p text:style-name="P4">
类型: Article</text:p>
      <!--METADATA-->
      <text:p text:style-name="P4">
<draw:frame draw:style-name="fr1" draw:name="Image199" text:anchor-type="as-char" svg:width="6.9236in" svg:height="3.956343in" draw:z-index="0">
<draw:image xlink:href="../Images/yкринформ/2023-06-25T20-01-00-03-00/630_360_1678276922-524.jpg" xlink:type="simple" xlink:show="embed" xlink:actuate="onLoad" draw:mime-type="image/jpeg"/>
</draw:frame>
事工部亚历克西·雷兹尼科夫(Alexei Reznikov)认为，2023年将是一个转折点，乌克兰在战争中赢得了胜利。</text:p>
      <text:p text:style-name="P4">
他在接受采访<text:a xlink:type="simple" xlink:href="https://www.foxnews.com/world/reporters-notebook-one-step-closer-victory-ukraine-counteroffensive-underway" text:style-name="Internet_20_link" text:visited-style-name="Visited_20_Internet_20_Link">
福克斯新闻</text:a>
，报道乌克林福姆。</text:p>
      <text:p text:style-name="P4">
他说：“我觉得我们将在这场战争中获胜，因为我们正在为我们的国家而战。今年将是一个转折点。”他补充说，我们必须赢，我们的想法是。</text:p>
      <text:p text:style-name="P4">
据他说，对武装部队的反击的期望被夸大了，阿萨姆邦乌克兰非常小心，不要施加其勇敢免疫战斗人员的危险。 “我们试图保存他们的(乌克兰军队 -  ed。)生活，”雷兹尼科夫说。他描述了俄罗斯使用部队用作“肉磨”的方法。</text:p>
      <text:p text:style-name="P4">
他补充说，武装部队的当前行动不是主要攻势。 这位部长将奇马尼弗拉(Chimanevra)描述为一定的“预备行动”，他认识到<text:a xlink:type="simple" xlink:href="https://www.ukrinform.ua/tag-rosijski-vijskovi" text:style-name="Internet_20_link" text:visited-style-name="Visited_20_Internet_20_Link">
俄罗斯人</text:a>
他们建立了“非常强大的线条”。</text:p>
      <text:p text:style-name="P4">
但是，他说，一旦反性开始，这将是成功的。</text:p>
      <text:p text:style-name="P4">
雷兹尼科夫还表示，乌克兰认为乌克兰是现实的。 “ Yapoda是我们将成为正式会员(北约 - 订购。)但这需要它。”他补充说，这符合联盟本身的利益，因为乌克兰知道如何“赢得和限制俄罗斯武装部队”。</text:p>
      <text:p text:style-name="P4">
至于普京的核威胁，部长说，这将其视为虚张声势。 他说：“就个人而言，这听起来像是虚张声势。我认为文明的世界有反对的论点，可以说服他。”</text:p>
      <text:p text:style-name="P4">
*!(https://www.ukrinform.ua/rubric-ato/3727449-zsu-vikoristovuut-dosvid-persih-tizniv-nastupu-ta-dosagaut-progresu-britanska-rozvidka.html)雷兹尼科夫(Reznikov)评论了美国国务卿安东尼(Anthony)眨眼的话，反对意见的成功可以使基辅在与莫斯科的谈判中处于更好的位置，并指出，直到乌克兰边境恢复到乌克兰的边界，将与俄罗斯进行谈判。 1991。</text:p>
      <text:p text:style-name="P4">
他说：“我们将准备讨论与俄罗斯离开我们土地时的战争 - 战争。”</text:p>
      <text:p text:style-name="P4">
News Source: <text:a xlink:type="simple" xlink:href="https://www.ukrinform.ua/rubric-ato/3727585-reznikov-prokomentuvav-potocnij-kontrnastup-ak-pidgotovcu-operaciu.html" text:style-name="Internet_20_link" text:visited-style-name="Visited_20_Internet_20_Link">
https://www.ukrinform.ua/rubric-ato/3727585-reznikov-prokomentuvav-potocnij-kontrnastup-ak-pidgotovcu-operaciu.html</text:a>
</text:p>
      <!--NEWS-->
      <text:h text:style-name="P10" text:outline-level="1">
<text:span text:style-name="T4">
叛乱失败后，普京两架飞机返回莫斯科 - 罗斯马</text:span>
</text:h>
      <text:p text:style-name="P4">
作者: Ukrinform (Person)</text:p>
      <text:p text:style-name="P4">
出版商: Укринформ (Organization)</text:p>
      <text:p text:style-name="P4">
出版时间: 2023-06-25T20:13:00+03:00</text:p>
      <text:p text:style-name="P4">
修改时间: 2023-06-25T20:13:00+03:00</text:p>
      <text:p text:style-name="P4">
描述: 俄罗斯总统弗拉基米尔·普京（Vladimir Putin）使用的特殊飞行支队“俄罗斯”的两架飞机于6月25日晚上返回莫斯科，此前由耶夫根·普里戈金（Yevgeny Prigogin）领导的瓦格纳·佩克（Wagner Pec）叛乱失败。  - 乌克林。</text:p>
      <text:p text:style-name="P4">
图片: ['<text:a xlink:type="simple" xlink:href="https://static.ukrinform.com/photos/2018_09/thumb_files/630_360_1536748525-9826.jpg" text:style-name="Internet_20_link" text:visited-style-name="Visited_20_Internet_20_Link">
630_360_15367...</text:a>
']</text:p>
      <text:p text:style-name="P4">
标签: ['Літак', 'Путін', 'Росія', 'Пригожин']</text:p>
      <text:p text:style-name="P4">
类型: Article</text:p>
      <!--METADATA-->
      <text:p text:style-name="P4">
<draw:frame draw:style-name="fr1" draw:name="Image200" text:anchor-type="as-char" svg:width="6.9236in" svg:height="3.956343in" draw:z-index="0">
<draw:image xlink:href="../Images/yкринформ/2023-06-25T20-13-00-03-00/630_360_1536748525-9826.jpg" xlink:type="simple" xlink:show="embed" xlink:actuate="onLoad" draw:mime-type="image/jpeg"/>
</draw:frame>
RFVVolodir Putin总统使用的特别飞行支队“俄罗斯”的两名飞行者于6月25日晚上返回莫斯科，此前由Yevgeny Prigogin领导的坏棕色PEC“ Wagner”。</text:p>
      <text:p text:style-name="P4">
根据乌克林福姆的说法，它遵循Flightradar24服务的数据，到“ <text:a xlink:type="simple" xlink:href="https://t.me/agentstvonews/3564" text:style-name="Internet_20_link" text:visited-style-name="Visited_20_Internet_20_Link">
代理</text:a>
”。</text:p>
      <text:p text:style-name="P4">
大约是两个<text:a xlink:type="simple" xlink:href="https://www.ukrinform.ua/tag-litak" text:style-name="Internet_20_link" text:visited-style-name="Visited_20_Internet_20_Link">
飞机</text:a>
-IL-96-300PU带有RA-96021和IL-96-300PU，带有RA-96022的IL-96-300PU。</text:p>
      <text:p text:style-name="P4">
罗斯马(Roszma)周六写道，配备了陆军设备的普京IL-96-300 PU，于6月24日在莫斯科时代14:16从机场飞往DNACUS。 在普京住所之一的特区，飞机从雷达中消失了。</text:p>
      <text:p text:style-name="P4">
根据Flightradar24服务的说法，这是6月25日晚上的第一架飞机，大约在02：00在TVER地区倾​​倒了检测系统。 飞往莫斯科后，他在莫斯科市Chekhov上方盘旋了15分钟，并降落了O03：43。</text:p>
      <text:p text:style-name="P4">
另一架飞机在tver区域也在01:13打开检测系统。 他于01:50降落在莫斯科。 从两架飞机飞行的地方，这是未知的。</text:p>
      <text:p text:style-name="P4">
俄罗斯总统发言人德米特里·佩斯科夫(Dmitry Peskov)否认普京于6月24日离开莫斯科。 他声称总统正在克里姆林宫工作。</text:p>
      <text:p text:style-name="P4">
<text:span text:style-name="T4">
另请阅读：</text:span>
 <text:a xlink:type="simple" xlink:href="https://www.ukrinform.ua/rubric-world/3727525-u-prigozina-zaavili-so-vin-ne-na-zvazku-zmi.html" text:style-name="Internet_20_link" text:visited-style-name="Visited_20_Internet_20_Link">
在Prigogine中说他“没有联系”  - 媒体</text:a>
如<text:a xlink:type="simple" xlink:href="https://www.ukrinform.ua/rubric-other_news/3727120-zakolot-prigozina-vse-so-vidomo-na-cej-moment.html" text:style-name="Internet_20_link" text:visited-style-name="Visited_20_Internet_20_Link">
报道</text:a>
Wagner Pec Yevhen Prigogin的负责人于6月23日宣布了反俄罗斯军事领导层的Demarsh，特别是反对俄罗斯联邦塞尔吉亚沙的国防部长。 瓦格纳(Wagner)建立了对唐(Rostov on)的军事遗址的控制。 Prigogine宣布打算到达莫斯科，并在6月24日晚上报道说<text:a xlink:type="simple" xlink:href="https://www.ukrinform.ua/rubric-world/3727347-prigozin-rozvertae-koloni-vagnerivciv-do-polovih-taboriv-roszmi.html" text:style-name="Internet_20_link" text:visited-style-name="Visited_20_Internet_20_Link">
将小组的战斗人员离开前往野战营</text:a>
 .</text:p>
      <text:p text:style-name="P4">
News Source: <text:a xlink:type="simple" xlink:href="https://www.ukrinform.ua/rubric-world/3727588-pisla-nevdalogo-zakolotu-dva-litaki-putina-povernulisa-v-moskvu-roszmi.html" text:style-name="Internet_20_link" text:visited-style-name="Visited_20_Internet_20_Link">
https://www.ukrinform.ua/rubric-world/3727588-pisla-nevdalogo-zakolotu-dva-litaki-putina-povernulisa-v-moskvu-roszmi.html</text:a>
</text:p>
      <!--NEWS-->
      <text:h text:style-name="P10" text:outline-level="1">
<text:span text:style-name="T4">
马格奇（Maguchi）在欧洲奥运会上赢得了金牌</text:span>
</text:h>
      <text:p text:style-name="P4">
作者: Ukrinform (Person)</text:p>
      <text:p text:style-name="P4">
出版商: Укринформ (Organization)</text:p>
      <text:p text:style-name="P4">
出版时间: 2023-06-25T20:13:07+03:00</text:p>
      <text:p text:style-name="P4">
修改时间: 2023-06-25T20:13:07+03:00</text:p>
      <text:p text:style-name="P4">
描述: 乌克兰运动员Yaroslav Maguchikh在欧洲奥运会上获得了金牌。  - 乌克林。</text:p>
      <text:p text:style-name="P4">
图片: ['<text:a xlink:type="simple" xlink:href="https://static.ukrinform.com/photos/2023_06/thumb_files/630_360_1687713118-825.jpg" text:style-name="Internet_20_link" text:visited-style-name="Visited_20_Internet_20_Link">
630_360_16877...</text:a>
']</text:p>
      <text:p text:style-name="P4">
标签: ['Легка атлетика', 'Ярослава Магучіх', 'Європейські ігри']</text:p>
      <text:p text:style-name="P4">
类型: Article</text:p>
      <!--METADATA-->
      <text:p text:style-name="P4">
<draw:frame draw:style-name="fr1" draw:name="Image204" text:anchor-type="as-char" svg:width="6.9236in" svg:height="3.956343in" draw:z-index="0">
<draw:image xlink:href="../Images/yкринформ/2023-06-25T20-13-07-03-00/630_360_1687713118-825.jpg" xlink:type="simple" xlink:show="embed" xlink:actuate="onLoad" draw:mime-type="image/jpeg"/>
</draw:frame>
乌克兰Yaroslav Maguchikh手册在欧洲奥运会上获得了金牌。</text:p>
      <text:p text:style-name="P4">
乌克利福姆报道，在高高跳高时，她的结果表现出1.97米，并成为最好的部门。</text:p>
      <text:p text:style-name="P4">
第一和第三师的运动员都无法在乌克兰人的结果中生存。</text:p>
      <text:p text:style-name="P4">
<text:span text:style-name="T4">
另请阅读：</text:span>
 <text:a xlink:type="simple" xlink:href="https://www.ukrinform.ua/rubric-sports/3727544-sereda-ta-boluh-zavouvali-zoloto-u-sinhronnih-stribkah-u-vodu-z-10metrovoi-viski-na-evropejskih-igrah.html" text:style-name="Internet_20_link" text:visited-style-name="Visited_20_Internet_20_Link">
<text:span text:style-name="T4">
星期三</text:span>
，而Painch赢得了同步跳入欧洲奥运会10米塔的水中的“黄金”</text:a>
这是乌克兰人在2023赛季的所有比赛中的第11金。 只有一名Razumaghikh结束了比赛，第二届欧洲杯2023年的资格在一个场所中获得了比赛，在那里她终于在决赛中赢得了“黄金”。</text:p>
      <text:p text:style-name="P4">
照片：盖蒂图像</text:p>
      <text:p text:style-name="P4">
News Source: <text:a xlink:type="simple" xlink:href="https://www.ukrinform.ua/rubric-sports/3727587-magucih-zavouvala-zolotu-medal-u-stribkah-u-visotu-na-evropejskih-igrah.html" text:style-name="Internet_20_link" text:visited-style-name="Visited_20_Internet_20_Link">
https://www.ukrinform.ua/rubric-sports/3727587-magucih-zavouvala-zolotu-medal-u-stribkah-u-visotu-na-evropejskih-igrah.html</text:a>
</text:p>
      <!--NEWS-->
      <text:h text:style-name="P10" text:outline-level="1">
<text:span text:style-name="T4">
在东部集团的运营区，俄罗斯人收取各种部队 - 樱桃</text:span>
</text:h>
      <text:p text:style-name="P4">
作者: Ukrinform (Person)</text:p>
      <text:p text:style-name="P4">
出版商: Укринформ (Organization)</text:p>
      <text:p text:style-name="P4">
出版时间: 2023-06-25T20:14:00+03:00</text:p>
      <text:p text:style-name="P4">
修改时间: 2023-06-25T20:14:00+03:00</text:p>
      <text:p text:style-name="P4">
描述: 在东部部队的运营区域，敌人被指控所有可能的部队，包括空降部队和许多PEC。  - 乌克林。</text:p>
      <text:p text:style-name="P4">
图片: ['<text:a xlink:type="simple" xlink:href="https://static.ukrinform.com/photos/2023_02/thumb_files/630_360_1675335446-850.jpg" text:style-name="Internet_20_link" text:visited-style-name="Visited_20_Internet_20_Link">
630_360_16753...</text:a>
']</text:p>
      <text:p text:style-name="P4">
标签: ['ЗСУ', 'Російські військові', 'Війна з Росією', '#stoprussia', 'Єдині новини']</text:p>
      <text:p text:style-name="P4">
类型: Article</text:p>
      <!--METADATA-->
      <text:p text:style-name="P4">
<draw:frame draw:style-name="fr1" draw:name="Image205" text:anchor-type="as-char" svg:width="6.9236in" svg:height="3.956343in" draw:z-index="0">
<draw:image xlink:href="../Images/yкринформ/2023-06-25T20-14-00-03-00/630_360_1675335446-850.jpg" xlink:type="simple" xlink:show="embed" xlink:actuate="onLoad" draw:mime-type="image/jpeg"/>
</draw:frame>
东部部队的敌人被敌人指控，包括空降部队和许多胸肌。</text:p>
      <text:p text:style-name="P4">
根据乌克林事物通讯员的说法，武装部队武装部队乌雷尔斯的发言人谢尔盖·奇雷维蒂(Sergey Cherevaty)在Teleterna的“ One News”中说。</text:p>
      <text:p text:style-name="P4">
“他们向我们的运营区收取各种各样的费用 - 这些是空降单位，步兵，战斗军预备役，因此被称为“豹”，领土<text:a xlink:type="simple" xlink:href="https://www.ukrinform.ua/tag-rosijski-vijskovi" text:style-name="Internet_20_link" text:visited-style-name="Visited_20_Internet_20_Link">
部队，</text:a>
“爱国者”，“火炬”，“退伍军人”类型的其他许多更大的PEC。 后者是风暴“风暴Z”。 这是瓦格纳的楔子。 他们的工作区域可能超过1.7万。” Cherevaty说。</text:p>
      <text:p text:style-name="P4">
他强调，这个数字是敌人留下的唯一优势，但是乌克兰的国防军不允许这种优势用于真正的成功。</text:p>
      <text:p text:style-name="P4">
<text:span text:style-name="T4">
另请阅读：</text:span>
 <text:a xlink:type="simple" xlink:href="https://www.ukrinform.ua/rubric-ato/3727585-reznikov-prokomentuvav-potocnij-kontrnastup-ak-pidgotovcu-operaciu.html" text:style-name="Internet_20_link" text:visited-style-name="Visited_20_Internet_20_Link">
Reznikov对当前的反性评论作为“预备操作”</text:a>
据他说，乌克兰武装部队的部队是国民警卫队的特殊行动“ A”的单位，以最高的准确性摧毁了敌人的设备。 Cherevaty强调，几乎每个敌人的目标都被一两个镜头感到惊讶。</text:p>
      <text:p text:style-name="P4">
他解释说：“敌人没有这种准确性，因为不幸的是，他仍然有大量的这些炮弹。我们没有这种奢侈品，因此它使其质量尽可能高。”</text:p>
      <text:p text:style-name="P4">
正如乌克林福姆报道的那一天<text:a xlink:type="simple" xlink:href="https://www.ukrinform.ua/rubric-ato/3727579-ukrainski-bijci-za-dobu-prosunulis-na-flangah-navkolo-bahmuta-do-kilometra-cerevatij.html" text:style-name="Internet_20_link" text:visited-style-name="Visited_20_Internet_20_Link">
国防军通过</text:a>
Bakhmut周围的半天和北侧从600到1000米。</text:p>
      <text:p text:style-name="P4">
_foto：陆军</text:p>
      <text:p text:style-name="P4">
News Source: <text:a xlink:type="simple" xlink:href="https://www.ukrinform.ua/rubric-ato/3727589-v-operacijnu-zonu-shidnogo-ugrupovanna-rosiani-staguut-vsi-vidi-vijsk-cerevatij.html" text:style-name="Internet_20_link" text:visited-style-name="Visited_20_Internet_20_Link">
https://www.ukrinform.ua/rubric-ato/3727589-v-operacijnu-zonu-shidnogo-ugrupovanna-rosiani-staguut-vsi-vidi-vijsk-cerevatij.html</text:a>
</text:p>
      <!--NEWS-->
      <text:h text:style-name="P10" text:outline-level="1">
<text:span text:style-name="T4">
排球妇女队在黄金欧洲的半决赛中击败了捷克共和国</text:span>
</text:h>
      <text:p text:style-name="P4">
作者: Ukrinform (Person)</text:p>
      <text:p text:style-name="P4">
出版商: Укринформ (Organization)</text:p>
      <text:p text:style-name="P4">
出版时间: 2023-06-25T20:16:18+03:00</text:p>
      <text:p text:style-name="P4">
修改时间: 2023-06-25T20:16:18+03:00</text:p>
      <text:p text:style-name="P4">
描述: 今天，6月25日，乌克兰排球妇女队举行了一场半决赛的金欧罗佩（Golden Eurolege）。  - 乌克林。</text:p>
      <text:p text:style-name="P4">
图片: ['<text:a xlink:type="simple" xlink:href="https://static.ukrinform.com/photos/2023_06/thumb_files/630_360_1687713319-128.jpg" text:style-name="Internet_20_link" text:visited-style-name="Visited_20_Internet_20_Link">
630_360_16877...</text:a>
']</text:p>
      <text:p text:style-name="P4">
标签: ['Євроліга', 'Волейбол', 'Збірна України']</text:p>
      <text:p text:style-name="P4">
类型: Article</text:p>
      <!--METADATA-->
      <text:p text:style-name="P4">
<draw:frame draw:style-name="fr1" draw:name="Image206" text:anchor-type="as-char" svg:width="6.9236in" svg:height="3.956343in" draw:z-index="0">
<draw:image xlink:href="../Images/yкринформ/2023-06-25T20-16-18-03-00/630_360_1687713319-128.jpg" xlink:type="simple" xlink:show="embed" xlink:actuate="onLoad" draw:mime-type="image/jpeg"/>
</draw:frame>
今天，6月25日，排球的乌克兰女子队举行了Zolotoyeurola的半决赛。</text:p>
      <text:p text:style-name="P4">
乌克林福姆报道，乌克兰人击败了捷克共和国-3：0。</text:p>
      <text:p text:style-name="P4">
在其他半决赛中，瑞典击败比利时-3：2。 第二场比赛将于6月28日举行。</text:p>
      <text:p text:style-name="P4">
*!(https://www.ukrinform.ua/rubric-sports/3727429-sogodni-ukraina-zigrae-proti-tureccini-u-finali-zolotoi-evroligi-z-volejbolu.html)据报道，2017年，乌克兰国家队赢得了冠军。</text:p>
      <text:p text:style-name="P4">
照片：CEV</text:p>
      <text:p text:style-name="P4">
News Source: <text:a xlink:type="simple" xlink:href="https://www.ukrinform.ua/rubric-sports/3727590-zinoca-zbirna-ukraini-z-volejbolu-obigrala-cehiu-u-pivfinali-zolotoi-evroligi.html" text:style-name="Internet_20_link" text:visited-style-name="Visited_20_Internet_20_Link">
https://www.ukrinform.ua/rubric-sports/3727590-zinoca-zbirna-ukraini-z-volejbolu-obigrala-cehiu-u-pivfinali-zolotoi-evroligi.html</text:a>
</text:p>
      <!--NEWS-->
      <text:h text:style-name="P10" text:outline-level="1">
<text:span text:style-name="T4">
乌克兰 - 波兰边境的民间传说在卢茨克举行</text:span>
</text:h>
      <text:p text:style-name="P4">
作者: Ukrinform (Person)</text:p>
      <text:p text:style-name="P4">
出版商: Укринформ (Organization)</text:p>
      <text:p text:style-name="P4">
出版时间: 2023-06-25T20:25:00+03:00</text:p>
      <text:p text:style-name="P4">
修改时间: 2023-06-25T20:25:00+03:00</text:p>
      <text:p text:style-name="P4">
描述: 在卢茨克（Lutsk），一个跨境节的节日“民族文化 - 一支团结的力量！”在周日举行！ 作为“共同文化遗产：乌克兰 - 波兰边境的民间传统的复兴”项目的一部分。  - 乌克林。</text:p>
      <text:p text:style-name="P4">
图片: ['<text:a xlink:type="simple" xlink:href="https://static.ukrinform.com/photos/2023_06/thumb_files/630_360_1687713845-148.jpg" text:style-name="Internet_20_link" text:visited-style-name="Visited_20_Internet_20_Link">
630_360_16877...</text:a>
']</text:p>
      <text:p text:style-name="P4">
标签: ['Фестиваль', 'Культура', 'Луцьк', 'Фольклор']</text:p>
      <text:p text:style-name="P4">
类型: Article</text:p>
      <!--METADATA-->
      <text:p text:style-name="P4">
<draw:frame draw:style-name="fr1" draw:name="Image207" text:anchor-type="as-char" svg:width="6.9236in" svg:height="3.956343in" draw:z-index="0">
<draw:image xlink:href="../Images/yкринформ/2023-06-25T20-25-00-03-00/630_360_1687713845-148.jpg" xlink:type="simple" xlink:show="embed" xlink:actuate="onLoad" draw:mime-type="image/jpeg"/>
</draw:frame>
在卢茨克(Lutsk)，五十国民族文化 - 单位的力量!”在卢茨克举行。 该项目“共同的文化遗产：科学波兰边境民间传说的复兴”。</text:p>
      <text:p text:style-name="P4">
关于它报告<text:a xlink:type="simple" xlink:href="https://www.lutskrada.gov.ua/publications/u-palatsi-kultury-lutska-vidbuvsia-etnofestyval" text:style-name="Internet_20_link" text:visited-style-name="Visited_20_Internet_20_Link">
卢茨克市议会</text:a>
，报道乌克林福姆。</text:p>
      <text:p text:style-name="P4">
“跨界节”民族文化 - 将团结起来的力量!”在文化宫举行。 该事件是在实现项目“共同[文化]的框架内组织的(https://www.ukrinform.ua/tag-kultura)遗产：科学 - 波兰边境的民间传说的复兴。”市议会说。</text:p>
      <text:p text:style-name="P4">
</text:p>
      <text:p text:style-name="P4">
值得注意的是，该项目由欧盟在波兰 - 乌克兰的跨境合作计划EIS的框架内资助。</text:p>
      <text:p text:style-name="P4">
“民族文化是团结的力量!” 通过研究人员选择的歌曲，游戏和舞蹈来召唤它，以传达邻近人民传统的所有魅力。”他们加入市议会。</text:p>
      <text:p text:style-name="P4">
<text:span text:style-name="T4">
另请阅读：</text:span>
 <text:a xlink:type="simple" xlink:href="https://www.ukrinform.ua/rubric-diaspora/3726274-u-telavivi-provedut-ukrainskij-festival-kulturnoi-spadsini-etnohutir.html" text:style-name="Internet_20_link" text:visited-style-name="Visited_20_Internet_20_Link">
在特拉维夫(Tel Aviv)举行乌克兰人<text:span text:style-name="T4">
节日</text:span>
 Ethnohutir文化遗产</text:a>
节日的组织者确保，尽管在乌克兰遇到困难，但他们还是对两个地区的民间传统进行了研究，准备一系列歌曲和仪式，购买乐器，舞台服装，舞台服装，举办一所夏季艺术学校，以创造性地有才华儿童和波兰的歌曲节。</text:p>
      <text:p text:style-name="P4">
<text:span text:style-name="T5">
foto：www.lutskrada.gov.ua</text:span>
</text:p>
      <text:p text:style-name="P4">
News Source: <text:a xlink:type="simple" xlink:href="https://www.ukrinform.ua/rubric-culture/3727591-u-lucku-proveli-festival-folkloru-ukrainskopolskogo-prikordonna.html" text:style-name="Internet_20_link" text:visited-style-name="Visited_20_Internet_20_Link">
https://www.ukrinform.ua/rubric-culture/3727591-u-lucku-proveli-festival-folkloru-ukrainskopolskogo-prikordonna.html</text:a>
</text:p>
      <!--NEWS-->
      <text:h text:style-name="P10" text:outline-level="1">
<text:span text:style-name="T4">
赫尔森地区再次在敌人的火中，在受伤的人中 - 一名孕妇</text:span>
</text:h>
      <text:p text:style-name="P4">
作者: Ukrinform (Person)</text:p>
      <text:p text:style-name="P4">
出版商: Укринформ (Organization)</text:p>
      <text:p text:style-name="P4">
出版时间: 2023-06-25T20:34:05+03:00</text:p>
      <text:p text:style-name="P4">
修改时间: 2023-06-25T20:34:05+03:00</text:p>
      <text:p text:style-name="P4">
描述: 在赫尔森，敌对的部队被安东诺夫卡（Antonovka）发射 - 一名29岁的男子受伤。 一名孕妇在Burgun受伤。  - 乌克林。</text:p>
      <text:p text:style-name="P4">
图片: ['<text:a xlink:type="simple" xlink:href="https://static.ukrinform.com/photos/2017_03/thumb_files/630_360_1489683842-3979.jpg" text:style-name="Internet_20_link" text:visited-style-name="Visited_20_Internet_20_Link">
630_360_14896...</text:a>
']</text:p>
      <text:p text:style-name="P4">
标签: ['Херсонщина', 'Обстріл', 'Російські військові', 'Війна з Росією']</text:p>
      <text:p text:style-name="P4">
类型: Article</text:p>
      <!--METADATA-->
      <text:p text:style-name="P4">
<draw:frame draw:style-name="fr1" draw:name="Image213" text:anchor-type="as-char" svg:width="6.9236in" svg:height="3.956343in" draw:z-index="0">
<draw:image xlink:href="../Images/yкринформ/2023-06-25T20-34-05-03-00/630_360_1489683842-3979.jpg" xlink:type="simple" xlink:show="embed" xlink:actuate="onLoad" draw:mime-type="image/jpeg"/>
</draw:frame>
纳克森敌对部队解雇了安东诺夫卡 -  29岁 - 年轻的受伤。 一名孕妇在Burgun受伤。</text:p>
      <text:p text:style-name="P4">
关于<text:a xlink:type="simple" xlink:href="https://t.me/khersonskaODA/7371" text:style-name="Internet_20_link" text:visited-style-name="Visited_20_Internet_20_Link">
电报</text:a>
乌克森报告报道说，乌克森报道。</text:p>
      <text:p text:style-name="P4">
“俄罗斯联邦的军队再次开火。 一名29岁的男子受伤。提供了必要的帮助。”</text:p>
      <text:p text:style-name="P4">
据他们说，大火下还有勃艮第。</text:p>
      <text:p text:style-name="P4">
<text:span text:style-name="T4">
另请阅读：</text:span>
 <text:a xlink:type="simple" xlink:href="https://www.ukrinform.ua/rubric-ato/3727503-vorog-obstrilav-prikordonna-cernigivsini-i-sumsini.html" text:style-name="Internet_20_link" text:visited-style-name="Visited_20_Internet_20_Link">
敌人<text:span text:style-name="T4">
炮击</text:span>
 Chernihiv和Sumy地区的边界</text:a>
“一个男人因严重伤害住院。 一名Yagit妇女落在了这种炮击下。 消息说：“医生现在正在协助准妈妈防止过早出生。”</text:p>
      <text:p text:style-name="P4">
众所周知，俄罗斯人再次将航空炸弹放在哥萨克上，并有趣。</text:p>
      <text:p text:style-name="P4">
News Source: <text:a xlink:type="simple" xlink:href="https://www.ukrinform.ua/rubric-ato/3727594-hersonsina-znovu-potrapila-pid-obstril-voroga-sered-poranenih-vagitna-zinka.html" text:style-name="Internet_20_link" text:visited-style-name="Visited_20_Internet_20_Link">
https://www.ukrinform.ua/rubric-ato/3727594-hersonsina-znovu-potrapila-pid-obstril-voroga-sered-poranenih-vagitna-zinka.html</text:a>
</text:p>
      <!--NEWS-->
      <text:h text:style-name="P10" text:outline-level="1">
<text:span text:style-name="T4">
杜马州说，瓦格纳·佩奇无需禁止</text:span>
</text:h>
      <text:p text:style-name="P4">
作者: Ukrinform (Person)</text:p>
      <text:p text:style-name="P4">
出版商: Укринформ (Organization)</text:p>
      <text:p text:style-name="P4">
出版时间: 2023-06-25T20:35:00+03:00</text:p>
      <text:p text:style-name="P4">
修改时间: 2023-06-25T20:35:00+03:00</text:p>
      <text:p text:style-name="P4">
描述: 俄罗斯联邦国防部国家国防委员会主席安德里·卡特波洛夫（Andriy Kartpolov）认为，参加了其主管尤金·普里戈金（Eugene Prigogin）叛乱的瓦格纳·佩克（Wagner PEC）无需禁止。  - 乌克林。</text:p>
      <text:p text:style-name="P4">
图片: ['<text:a xlink:type="simple" xlink:href="https://static.ukrinform.com/photos/2016_12/thumb_files/630_360_1482326512-5954.jpg" text:style-name="Internet_20_link" text:visited-style-name="Visited_20_Internet_20_Link">
630_360_14823...</text:a>
']</text:p>
      <text:p text:style-name="P4">
标签: ['Держдума РФ', 'Росія', 'ПВК "Вагнера"', 'Пригожин']</text:p>
      <text:p text:style-name="P4">
类型: Article</text:p>
      <!--METADATA-->
      <text:p text:style-name="P4">
<draw:frame draw:style-name="fr1" draw:name="Image214" text:anchor-type="as-char" svg:width="6.9236in" svg:height="3.956343in" draw:z-index="0">
<draw:image xlink:href="../Images/yкринформ/2023-06-25T20-35-00-03-00/630_360_1482326512-5954.jpg" xlink:type="simple" xlink:show="embed" xlink:actuate="onLoad" draw:mime-type="image/jpeg"/>
</draw:frame>
辩护俄罗斯联邦的国家杜马州元首安德里·卡特波洛夫(Andriy Kartpolov)认为，参加了其主管尤金·普里戈金(Eugene Prigogin)叛乱的瓦格纳·佩克(Wagner PEC)无需禁止。</text:p>
      <text:p text:style-name="P4">
他对Roszmi说了这一点，并报告了乌克林福姆(Ukrinform)(https://meduza.io/news/2023/06/25/glava-komiteta-gosdumy-po-oborone-zayavil-chto-v-rossii-nuzhen-zakon-o-chvk-on-schitaet-chto-vagnerovtsy-nichego-predosuditelnogo-ne-delali)。</text:p>
      <text:p text:style-name="P4">
据他说，参与者<text:a xlink:type="simple" xlink:href="https://www.ukrinform.ua/tag-pvk-vagnera" text:style-name="Internet_20_link" text:visited-style-name="Visited_20_Internet_20_Link">
Wagner PVC“</text:a>
，在唐(Rostov)的罗斯托夫(Rostov)中，“没错了”，因为他们“遵守命令”。 他认为，他们“没有打破任何人”，也没有人声称 - “南部军事区的居民，也不是南部军事区的军人。”</text:p>
      <text:p text:style-name="P4">
Kartpolov指出，今天定义了Wagner PEC本身的命运。 通过这样做，他认为没有必要禁止它。</text:p>
      <text:p text:style-name="P4">
“为此禁止它吗？毕竟，在这里向PVC领导人的所有问题……谁受到了振奋。我们必须回答。俄罗斯和“分散”它将“将”北约·托克兰(Nato Tukraine)最好的礼物。</text:p>
      <text:p text:style-name="P4">
<text:span text:style-name="T4">
另请阅读：</text:span>
 [眨眼 - 关于叛乱<text:span text:style-name="T4">
 prigogine </text:span>
 a：不要以为最终行为已被修改]]](https://www.ukrinform.ua/rubric-world/3727554-blinken-pro-zakolot-prigozina-ne-dumau-so-mi-bacili-finalnij-akt.html)据他说，现在在国家杜马继续朝国家武装结构的活动的各个方向工作，而PEC是其组成部分之一。</text:p>
      <text:p text:style-name="P4">
如<text:a xlink:type="simple" xlink:href="https://www.ukrinform.ua/rubric-other_news/3727120-zakolot-prigozina-vse-so-vidomo-na-cej-moment.html" text:style-name="Internet_20_link" text:visited-style-name="Visited_20_Internet_20_Link">
报道</text:a>
Wagner Pec Yevgeny Prigogin的负责人于6月23日宣布了反俄罗斯军事领导层的Demarsh，特别是反对俄罗斯联邦国防部长Sergiyashah。 瓦格纳(Wagner)在唐(Rostov)建立了对军事物体的控制。 普里戈因(Prigogine)宣布打算到达莫斯科，并在6月24日晚上报道说，他将小组战士部署到<text:a xlink:type="simple" xlink:href="https://www.ukrinform.ua/rubric-world/3727347-prigozin-rozvertae-koloni-vagnerivciv-do-polovih-taboriv-roszmi.html" text:style-name="Internet_20_link" text:visited-style-name="Visited_20_Internet_20_Link">
野战营</text:a>
 .</text:p>
      <text:p text:style-name="P4">
News Source: <text:a xlink:type="simple" xlink:href="https://www.ukrinform.ua/rubric-world/3727595-u-derzdumi-zaavili-so-pvk-vagnera-nemae-za-so-zaboronati.html" text:style-name="Internet_20_link" text:visited-style-name="Visited_20_Internet_20_Link">
https://www.ukrinform.ua/rubric-world/3727595-u-derzdumi-zaavili-so-pvk-vagnera-nemae-za-so-zaboronati.html</text:a>
</text:p>
      <!--NEWS-->
      <text:h text:style-name="P10" text:outline-level="1">
<text:span text:style-name="T4">
Erdogan和Stoltenberg讨论了俄罗斯和瑞典加入北约的活动</text:span>
</text:h>
      <text:p text:style-name="P4">
作者: Ukrinform (Person)</text:p>
      <text:p text:style-name="P4">
出版商: Укринформ (Organization)</text:p>
      <text:p text:style-name="P4">
出版时间: 2023-06-25T20:41:00+03:00</text:p>
      <text:p text:style-name="P4">
修改时间: 2023-06-25T23:41:00+03:00</text:p>
      <text:p text:style-name="P4">
描述: 土耳其总统雷杰普·塔伊普·埃尔多安（Recep Tayip Erdogan）和北约秘书长詹斯·斯托尔滕贝格（Jens Stoltenberg）讨论了俄罗斯的最新事件和瑞典的联盟成员。  - 乌克林。</text:p>
      <text:p text:style-name="P4">
图片: ['<text:a xlink:type="simple" xlink:href="https://static.ukrinform.com/photos/2023_02/thumb_files/630_360_1676549292-322.jpg" text:style-name="Internet_20_link" text:visited-style-name="Visited_20_Internet_20_Link">
630_360_16765...</text:a>
']</text:p>
      <text:p text:style-name="P4">
标签: ['Ердоган', 'НАТО', 'Столтенберг', 'Швеція', 'Росія']</text:p>
      <text:p text:style-name="P4">
类型: Article</text:p>
      <!--METADATA-->
      <text:p text:style-name="P4">
<draw:frame draw:style-name="fr1" draw:name="Image215" text:anchor-type="as-char" svg:width="6.9236in" svg:height="3.956343in" draw:z-index="0">
<draw:image xlink:href="../Images/yкринформ/2023-06-25T20-41-00-03-00/630_360_1676549292-322.jpg" xlink:type="simple" xlink:show="embed" xlink:actuate="onLoad" draw:mime-type="image/jpeg"/>
</draw:frame>
总统区Recep Tayyip Erdogan和北约秘书长Jens Stoltenberg讨论了俄罗斯的最新事件和瑞典在联盟中的成员。</text:p>
      <text:p text:style-name="P4">
关于它报告了乌克林福姆，参考<text:a xlink:type="simple" xlink:href="https://www.iletisim.gov.tr/english/haberler/detay/president-erdogan-nato-secretary-general-stoltenberg-talk-over-phone-25-06-23" text:style-name="Internet_20_link" text:visited-style-name="Visited_20_Internet_20_Link">
土耳其总统管理沟通部</text:a>
。</text:p>
      <text:p text:style-name="P4">
演讲写道：“北约斯托尔滕贝格秘书长已愿意希望出生的事件成为乌克兰公正和平的新里程碑。”</text:p>
      <text:p text:style-name="P4">
在谈话中，当事方还讨论了瑞典在北约的成员资格。 土耳其领导人强调，安卡拉在这个问题上保留了他的建设性立场。 但是，他指出，尽管PKK/PYD/YPG恐怖组织的支持者可以在瑞典自由运营，从而改变了其中心性立法。</text:p>
      <text:p text:style-name="P4">
<text:span text:style-name="T4">
另请阅读：</text:span>
 <text:a xlink:type="simple" xlink:href="https://www.ukrinform.ua/rubric-world/3724287-erdogan-i-fon-der-laen-obgovorili-perspektivi-clenstva-tureccini-v-es.html" text:style-name="Internet_20_link" text:visited-style-name="Visited_20_Internet_20_Link">
<text:span text:style-name="T4">
 erdogan </text:span>
和von der Liaien在欧盟讨论了土耳其的前景</text:a>
此外，在土耳其一方，强调，安卡拉与她的F-35战斗机的供应范围内坚持的不公正现象，以及试图将F-16战斗人员与瑞典成员的请求与北约的瑞典成员相关联对联盟及其安全的伤害，而不是其安全，而不是土耳其。</text:p>
      <text:p text:style-name="P4">
斯托尔滕贝格在<text:a xlink:type="simple" xlink:href="http://twitter.com/jensstoltenberg/status/1672983367397015553" text:style-name="Internet_20_link" text:visited-style-name="Visited_20_Internet_20_Link">
Twitter</text:a>
他指出，土耳其和北约将继续在瑞典Valiance的成员身份中共同努力。</text:p>
      <text:p text:style-name="P4">
“在北约峰会前夕，与埃尔多安总统进行了良好的交谈](https://www.ukrinform.ua/tag-samit-nato)我们为恐怖主义，克制和辩护做出重要决定。 我们将继续一起合作瑞典的北约。”他写道。</text:p>
      <text:p text:style-name="P4">
*!(https://www.ukrinform.ua/rubric-polytics/3726349-kuleba-i-stoltenberg-obgovorili-zmist-risenna-nato-pro-perspektivi-clenstva-ukraini.html)据报道，瓦格纳·佩克(Wagner Pec Yevgeny Prigogin)的领导人宣布了德马什(Demarsh)反对俄罗斯军事领导层，尤其是针对国防部谢尔盖·谢格(Sergei Shoig)。 他控制了Don的Rostov和Okronezh地区的一部分，然后Wagnerivtsi去了莫斯科。NSDC秘书Alexei Danilov称企图叛乱瓦格纳·佩克·耶夫根尼·普里戈吉的领导人是拆除俄罗斯普京总统制度的第一阶段。</text:p>
      <text:p text:style-name="P4">
<text:span text:style-name="T5">
foto：apa</text:span>
</text:p>
      <text:p text:style-name="P4">
News Source: <text:a xlink:type="simple" xlink:href="https://www.ukrinform.ua/rubric-world/3727612-erdogan-i-stoltenberg-obgovorili-podii-v-rosii-ta-vstup-svecii-do-nato.html" text:style-name="Internet_20_link" text:visited-style-name="Visited_20_Internet_20_Link">
https://www.ukrinform.ua/rubric-world/3727612-erdogan-i-stoltenberg-obgovorili-podii-v-rosii-ta-vstup-svecii-do-nato.html</text:a>
</text:p>
      <!--NEWS-->
      <text:h text:style-name="P10" text:outline-level="1">
<text:span text:style-name="T4">
北约如果白俄罗斯成为普里戈宁的庇护所，北约需要加强东部侧面</text:span>
</text:h>
      <text:p text:style-name="P4">
作者: Ukrinform (Person)</text:p>
      <text:p text:style-name="P4">
出版商: Укринформ (Organization)</text:p>
      <text:p text:style-name="P4">
出版时间: 2023-06-25T21:02:00+03:00</text:p>
      <text:p text:style-name="P4">
修改时间: 2023-06-25T21:02:00+03:00</text:p>
      <text:p text:style-name="P4">
描述: 立陶宛总统赫塔纳斯·纳塞达（Hitanas Naudeda）警告说，如果白俄罗斯是瓦格纳·佩克·佩克·耶夫根尼·普里戈吉（Wagner Pec Yevgeny Prigogine）的幕墙，北约将不得不加强其东部侧面。  - 乌克林。</text:p>
      <text:p text:style-name="P4">
图片: ['<text:a xlink:type="simple" xlink:href="https://static.ukrinform.com/photos/2023_03/thumb_files/630_360_1678873066-877.jpg" text:style-name="Internet_20_link" text:visited-style-name="Visited_20_Internet_20_Link">
630_360_16788...</text:a>
']</text:p>
      <text:p text:style-name="P4">
标签: ['Білорусь', 'Литва', 'НАТО', 'Російські військові', 'ПВК "Вагнера"', 'Пригожин', 'Ґітанас Науседа']</text:p>
      <text:p text:style-name="P4">
类型: Article</text:p>
      <!--METADATA-->
      <text:p text:style-name="P4">
<draw:frame draw:style-name="fr1" draw:name="Image216" text:anchor-type="as-char" svg:width="6.9236in" svg:height="3.956343in" draw:z-index="0">
<draw:image xlink:href="../Images/yкринформ/2023-06-25T21-02-00-03-00/630_360_1678873066-877.jpg" xlink:type="simple" xlink:show="embed" xlink:actuate="onLoad" draw:mime-type="image/jpeg"/>
</draw:frame>
Gitanas Naudeda总统警告说，如果白俄罗斯是Wagner Pec Yevgeny Prigogine的负责人，北约将需要加强其东部侧面。</text:p>
      <text:p text:style-name="P4">
他在国务院安理会的一次会议上说，这是关于瓦格纳·佩克斯(Wagner PEC)团体反抗俄罗斯军事领导层的企图的尝试，乌克林福姆(Ukrinform)报道了NA <text:a xlink:type="simple" xlink:href="https://www.theguardian.com/world/live/2023/jun/25/russia-ukraine-war-live-prigozhin-to-go-to-belarus-as-rebellion-ends-and-wagner-troops-withdraw-from-rostov#top-of-blog" text:style-name="Internet_20_link" text:visited-style-name="Visited_20_Internet_20_Link">
监护人</text:a>
。</text:p>
      <text:p text:style-name="P4">
“如果prigogine或小组的一部分<text:a xlink:type="simple" xlink:href="https://www.ukrinform.ua/tag-pvk-vagnera" text:style-name="Internet_20_link" text:visited-style-name="Visited_20_Internet_20_Link">
“瓦格纳”</text:a>
Naudeda说：“这将是在白俄罗斯的计划和难以理解的，这只意味着我们需要进一步加强东部边界的安全。”</text:p>
      <text:p text:style-name="P4">
他补充说，他不仅在谈论立陶宛，而且谈论整个联盟。</text:p>
      <text:p text:style-name="P4">
<text:span text:style-name="T4">
另请阅读：</text:span>
 <text:a xlink:type="simple" xlink:href="https://www.ukrinform.ua/rubric-polytics/3719252-povtoren-pro-vidkriti-dveri-nato-dla-ukraini-vze-nedostatno-nauseda.html" text:style-name="Internet_20_link" text:visited-style-name="Visited_20_Internet_20_Link">
关于乌克兰的北约“开门”的代表是可行性的 -  <text:span text:style-name="T4">
 nauseda </text:span>
</text:a>
立陶宛总统说，他的国家将强调额外的情报，以研究“白俄罗斯的政治和安全方面”。</text:p>
      <text:p text:style-name="P4">
他认为，俄罗斯总统弗拉基米尔·普京(Vladimir Putin)可能会为他的领导而面临新的睾丸。</text:p>
      <text:p text:style-name="P4">
<text:span text:style-name="T4">
另请阅读：</text:span>
 <text:a xlink:type="simple" xlink:href="https://www.ukrinform.ua/rubric-economy/3725527-mitnica-litvi-posilue-pravila-provezenna-tovariv-cerez-rf-ta-bilorus.html" text:style-name="Internet_20_link" text:visited-style-name="Visited_20_Internet_20_Link">
海关<text:span text:style-name="T4">
立陶宛</text:span>
加强了俄罗斯联邦和白俄罗斯的运输规则</text:a>
据报道，瓦格纳·佩克·耶夫根尼·普里戈金(Wagner Pec Yevgeny Prigogin)的负责人宣布对俄罗斯军事领导层，特别是反对俄罗斯联邦塞尔吉·萨格(Sergiy Shoig)国防部。 瓦格纳(Wagner)在唐(Rostov)建立了对军事物体的控制。 普里贡(Prigogine)宣布打算到达莫斯科，并在6月24日晚上报道说，他正在部署一群人到实地营地。</text:p>
      <text:p text:style-name="P4">
英国总参谋长理查德·邓纳特特(Richard Dunattttttt)的前负责人是，乌克兰应该能够对由耶夫根尼·普里戈金(Yevgeny Prigogin)领导的基辅“瓦格纳”(Kiev“ Wagner”)进行攻击，后者在试图叛乱后去了白俄罗斯。</text:p>
      <text:p text:style-name="P4">
<text:span text:style-name="T5">
foto：delfi/andrius ufartas</text:span>
</text:p>
      <text:p text:style-name="P4">
News Source: <text:a xlink:type="simple" xlink:href="https://www.ukrinform.ua/rubric-world/3727599-nato-treba-zmicniti-shidnij-flang-akso-bilorus-stane-pritulkom-dla-prigozina-nauseda.html" text:style-name="Internet_20_link" text:visited-style-name="Visited_20_Internet_20_Link">
https://www.ukrinform.ua/rubric-world/3727599-nato-treba-zmicniti-shidnij-flang-akso-bilorus-stane-pritulkom-dla-prigozina-nauseda.html</text:a>
</text:p>
      <!--NEWS-->
      <text:h text:style-name="P10" text:outline-level="1">
<text:span text:style-name="T4">
Zelensky的电话讨论了战场上的情况和对ZPP的威胁</text:span>
</text:h>
      <text:p text:style-name="P4">
作者: Ukrinform (Person)</text:p>
      <text:p text:style-name="P4">
出版商: Укринформ (Organization)</text:p>
      <text:p text:style-name="P4">
出版时间: 2023-06-25T21:15:00+03:00</text:p>
      <text:p text:style-name="P4">
修改时间: 2023-06-25T21:15:00+03:00</text:p>
      <text:p text:style-name="P4">
描述: Президент України Володимир Зеленський обговорив із Премʼєр-міністром Канади Джастіном Трюдо ситуацію на полі бою та загрозу, яку окупаційні війська створили на Запорізькій АЕС. — Укрінформ.</text:p>
      <text:p text:style-name="P4">
图片: ['<text:a xlink:type="simple" xlink:href="https://static.ukrinform.com/photos/2023_06/thumb_files/630_360_1687716784-578.jpg" text:style-name="Internet_20_link" text:visited-style-name="Visited_20_Internet_20_Link">
630_360_16877...</text:a>
']</text:p>
      <text:p text:style-name="P4">
标签: ['Трюдо', 'Зеленський', 'Запорізька АЕС', 'Війна з Росією']</text:p>
      <text:p text:style-name="P4">
类型: Article</text:p>
      <!--METADATA-->
      <text:p text:style-name="P4">
<draw:frame draw:style-name="fr1" draw:name="Image217" text:anchor-type="as-char" svg:width="6.9236in" svg:height="3.956343in" draw:z-index="0">
<draw:image xlink:href="../Images/yкринформ/2023-06-25T21-15-00-03-00/630_360_1687716784-578.jpg" xlink:type="simple" xlink:show="embed" xlink:actuate="onLoad" draw:mime-type="image/jpeg"/>
</draw:frame>
沃迪米尔·泽伦斯基(Volodymyr Zelensky)的总统乌克兰人讨论了战场上的局势，以及纳扎普罗兹里·NPP(Nazaporozhye NPP)与加拿大总理施加的占领部队所构成的威胁。</text:p>
      <text:p text:style-name="P4">
根据乌克林福姆的说法，国家元首在[电报]中报告(https://t.me/V_Zelenskiy_official/6704)。</text:p>
      <text:p text:style-name="P4">
“他在总理频道(Justin Trudeau)中度过了第一个重要的电话交谈。(https://www.ukrinform.ua/tag-trudo)。 我感谢对基辅，加拿大和所有加拿大人的小数访问 - 为乌克兰提供了不断的支持。” Zelensky写道。</text:p>
      <text:p text:style-name="P4">
他指出，他告诉特鲁多有关战场上目前的局势，乌克兰对俄罗斯叛乱的企图的评估很突出，这种情况的影响是敌对行动的进程。</text:p>
      <text:p text:style-name="P4">
总统还引起了总理的注意，这是在Zaporozhye NPP创建的威胁局势。</text:p>
      <text:p text:style-name="P4">
Zelensky强调，世界对Greblykakhov HPP的爆炸的反应不足，并试图在Kryvyi Rih水库上爆炸大坝，允许在NPP泄漏辐射时准备恐怖袭击。</text:p>
      <text:p text:style-name="P4">
<text:span text:style-name="T4">
另请阅读：</text:span>
 [Budanov-关于威胁(https://www.ukrinform.ua/rubric-ato/3727559-budanov-pro-zagrozu-pidrivu-zaes-nikoli-situacia-ne-bula-takou-serjoznou-ak-zaraz.html)据他说，尤其是在北约维尔纽斯峰会上，乌克兰合作伙伴的基本反应应得到证明。</text:p>
      <text:p text:style-name="P4">
如[Ukrinform]报道(https://www.ukrinform.ua/rubric-polytics/3720965-dzastin-trudo-pribuv-do-kieva.html)，特鲁多(Trudeau)于2023年6月10日对基辅(Kiev)进行了未租用的访问。  照片：OP_</text:p>
      <text:p text:style-name="P4">
News Source: <text:a xlink:type="simple" xlink:href="https://www.ukrinform.ua/rubric-polytics/3727602-zelenskij-telefonom-obgovoriv-iz-trudo-situaciu-na-poli-bou-ta-zagrozu-na-zaes.html" text:style-name="Internet_20_link" text:visited-style-name="Visited_20_Internet_20_Link">
https://www.ukrinform.ua/rubric-polytics/3727602-zelenskij-telefonom-obgovoriv-iz-trudo-situaciu-na-poli-bou-ta-zagrozu-na-zaes.html</text:a>
</text:p>
      <!--NEWS-->
      <text:h text:style-name="P10" text:outline-level="1">
<text:span text:style-name="T4">
在希腊的选举中，胜利党“新民主”  - 埃克斯托尔</text:span>
</text:h>
      <text:p text:style-name="P4">
作者: Ukrinform (Person)</text:p>
      <text:p text:style-name="P4">
出版商: Укринформ (Organization)</text:p>
      <text:p text:style-name="P4">
出版时间: 2023-06-25T21:34:00+03:00</text:p>
      <text:p text:style-name="P4">
修改时间: 2023-06-25T21:34:00+03:00</text:p>
      <text:p text:style-name="P4">
描述: 根据初步数据，在希腊的议会选举中，保守党“新民主”由基里亚科斯·米库塔基斯（Kiriakos Michotakis）赢得。  - 乌克林。</text:p>
      <text:p text:style-name="P4">
图片: ['<text:a xlink:type="simple" xlink:href="https://static.ukrinform.com/photos/2023_06/thumb_files/630_360_1687674600-252.jpg" text:style-name="Internet_20_link" text:visited-style-name="Visited_20_Internet_20_Link">
630_360_16876...</text:a>
']</text:p>
      <text:p text:style-name="P4">
标签: ['Греція', 'Парламент', 'Вибори', 'Екзитпол']</text:p>
      <text:p text:style-name="P4">
类型: Article</text:p>
      <!--METADATA-->
      <text:p text:style-name="P4">
<draw:frame draw:style-name="fr1" draw:name="Image218" text:anchor-type="as-char" svg:width="6.9236in" svg:height="3.956343in" draw:z-index="0">
<draw:image xlink:href="../Images/yкринформ/2023-06-25T21-34-00-03-00/630_360_1687674600-252.jpg" xlink:type="simple" xlink:show="embed" xlink:actuate="onLoad" draw:mime-type="image/jpeg"/>
</draw:frame>
根据初步数据，总理基里亚科斯·米奇科塔基斯(Kiriakos Michokotakis)的新民主党赢得了希腊议会选举。</text:p>
      <text:p text:style-name="P4">
这样的出口数据引用<text:a xlink:type="simple" xlink:href="https://www.dw.com/uk/na-viborah-u-grecii-peremogli-konservatori-premera-micotakisa-ekzitpoli/a-66027497" text:style-name="Internet_20_link" text:visited-style-name="Visited_20_Internet_20_Link">
DW</text:a>
，报道乌克林福姆</text:p>
      <text:p text:style-name="P4">
根据国家电视台和广播公司ERT进行的Exitpol的说法，40％至44％的选民投票赞成“ NovudeMcravia”。</text:p>
      <text:p text:style-name="P4">
第二位是Siriz Expremier Alexis Tsipras的左派，指示投票的16％至19％。 接下来是希腊社会主义运动(10-13％).</text:p>
      <text:p text:style-name="P4">
Ці вибори, нагадує DW, проводяться за новим виборчим законодавством -посиленою пропорційною системою, яка передбачає автоматичний бонус у виглядівід 20 до 50 додаткових мандатів для партії-переможниці.</text:p>
      <text:p text:style-name="P4">
<text:span text:style-name="T4">
Читайте також:</text:span>
 <text:a xlink:type="simple" xlink:href="https://www.ukrinform.ua/rubric-world/3727415-u-grecii-prohodat-parlamentski-vibori.html" text:style-name="Internet_20_link" text:visited-style-name="Visited_20_Internet_20_Link">
 У Греції проходять парламентські вибори</text:a>
因此，如果“新民主”能够获得约40％，它将确保[议会]绝对多数席位(https://www.ukrinform.ua/tag-parlament)但是它将能够组成政府。</text:p>
      <text:p text:style-name="P4">
我们将提醒，“新民主”于5月21日赢得了左派左派左派的选举。</text:p>
      <text:p text:style-name="P4">
但是，保守派并没有招募在没有联盟的情况下成立法律所必需的绝对多数，因此宣布了新的选举。</text:p>
      <text:p text:style-name="P4">
_foto：通过Getty Images _ nrphoto _</text:p>
      <text:p text:style-name="P4">
News Source: <text:a xlink:type="simple" xlink:href="https://www.ukrinform.ua/rubric-world/3727604-na-viborah-u-grecii-peremogu-zdobuvae-vladna-partia-nova-demokratia-ekzitpol.html" text:style-name="Internet_20_link" text:visited-style-name="Visited_20_Internet_20_Link">
https://www.ukrinform.ua/rubric-world/3727604-na-viborah-u-grecii-peremogu-zdobuvae-vladna-partia-nova-demokratia-ekzitpol.html</text:a>
</text:p>
      <!--NEWS-->
      <text:h text:style-name="P10" text:outline-level="1">
<text:span text:style-name="T4">
世界对ZPP的情况不足 -  Zelensky的关注</text:span>
</text:h>
      <text:p text:style-name="P4">
作者: Ukrinform (Person)</text:p>
      <text:p text:style-name="P4">
出版商: Укринформ (Organization)</text:p>
      <text:p text:style-name="P4">
出版时间: 2023-06-25T21:43:00+03:00</text:p>
      <text:p text:style-name="P4">
修改时间: 2023-06-25T23:43:00+03:00</text:p>
      <text:p text:style-name="P4">
描述: 乌克兰沃迪米尔·泽伦斯基（Volodymyr Zelensky）总统认为，世界对俄罗斯对Zaporizhhya核电站的威胁的关注不足。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Світ', 'Зеленський', 'Запорізька АЕС', 'Війна з Росією']</text:p>
      <text:p text:style-name="P4">
类型: Article</text:p>
      <!--METADATA-->
      <text:p text:style-name="P4">
<draw:frame draw:style-name="fr1" draw:name="Image219" text:anchor-type="as-char" svg:width="6.9236in" svg:height="3.956343in" draw:z-index="0">
<draw:image xlink:href="../Images/yкринформ/2023-06-25T21-43-00-03-00/630_360_1665719857-744.png" xlink:type="simple" xlink:show="embed" xlink:actuate="onLoad" draw:mime-type="image/png"/>
</draw:frame>
Volodymyr Zelensky总统乌克兰人认为，世界对俄罗斯对Zaporizhhya核电站的威胁的关注不足。</text:p>
      <text:p text:style-name="P4">
根据乌克林福音通讯员的说法，他在晚上说了这一点<text:a xlink:type="simple" xlink:href="https://t.me/V_Zelenskiy_official/6707" text:style-name="Internet_20_link" text:visited-style-name="Visited_20_Internet_20_Link">
视频消息</text:a>
。</text:p>
      <text:p text:style-name="P4">
“ Zaporozhye核站的局势。注意Zaporizhzhia [Station]现有的俄罗斯威胁(https://www.ukrinform.ua/tag-aes)不幸的是，仍然不足。 Zelensky说：“因为这是不够的，并且对俄罗斯恐怖分子的承销和有意识的努力的反应是在Kryvyi Rih的另一个水库的大坝中有意识。”</text:p>
      <text:p text:style-name="P4">
<text:span text:style-name="T5">
viso：<text:a xlink:type="simple" xlink:href="https://t.me/V_Zelenskiy_official/6707" text:style-name="Internet_20_link" text:visited-style-name="Visited_20_Internet_20_Link">
op</text:a>
</text:span>
</text:p>
      <text:p text:style-name="P4">
他指出，在与美国总理特鲁多总理与波兰·安德兹赫杜达(Poland Andezhduda)总统与加拿大总理与加拿大总理进行电话交谈时，他向合作伙伴证明了有关俄罗斯 - 核发电厂情报的合作伙伴的信息。</text:p>
      <text:p text:style-name="P4">
<text:span text:style-name="T4">
另请阅读：</text:span>
 <text:a xlink:type="simple" xlink:href="https://www.ukrinform.ua/rubric-polytics/3727602-zelenskij-telefonom-obgovoriv-iz-trudo-situaciu-na-poli-bou-ta-zagrozu-na-zaes.html" text:style-name="Internet_20_link" text:visited-style-name="Visited_20_Internet_20_Link">
Zelensky Phone讨论了Polyb的情况，并威胁<text:span text:style-name="T4">
 ZPP </text:span>
</text:a>
根据国家元首的说法，乌克兰部的情况显然得到了恐怖分子的批准。</text:p>
      <text:p text:style-name="P4">
总统强调说：“我们必须并且必须 - 在世界范围内一起做 - 防止任何辐射事件的相当具体步骤。”</text:p>
      <text:p text:style-name="P4">
如[Ukrinform]报道(https://www.ukrinform.ua/rubric-ato/3727559-budanov-pro-zagrozu-pidrivu-zaes-nikoli-situacia-ne-bula-takou-serjoznou-ak-zaraz.html)，乌克兰少将基里尔·布达诺夫(Kirill Budanov)国防智力智力局局长说，鲁斯基夫斯卡(Ruskivska)已将设备放置在炸药中，大约有6个Zaporizhzhya原子电厂的设备。</text:p>
      <text:p text:style-name="P4">
News Source: <text:a xlink:type="simple" xlink:href="https://www.ukrinform.ua/rubric-polytics/3727627-svit-pridilae-nedostatno-uvagi-situacii-na-zaes-prezident.html" text:style-name="Internet_20_link" text:visited-style-name="Visited_20_Internet_20_Link">
https://www.ukrinform.ua/rubric-polytics/3727627-svit-pridilae-nedostatno-uvagi-situacii-na-zaes-prezident.html</text:a>
</text:p>
      <!--NEWS-->
      <text:h text:style-name="P10" text:outline-level="1">
<text:span text:style-name="T4">
歌手Loboda冒犯了这位年轻的Kharkiv女人：“谁给了您钱？”</text:span>
</text:h>
      <text:p text:style-name="P4">
作者: Ukrinform (Person)</text:p>
      <text:p text:style-name="P4">
出版商: Укринформ (Organization)</text:p>
      <text:p text:style-name="P4">
出版时间: 2023-06-25T21:55:00+03:00</text:p>
      <text:p text:style-name="P4">
修改时间: 2023-06-25T21:55:00+03:00</text:p>
      <text:p text:style-name="P4">
描述: 在哈尔基夫（Kharkiv）的街头表演中，歌手斯维特拉纳·洛博达（Svetlana Loboda）对海报“没有罗比达的哈尔基夫”做出了不足的反应，侮辱了那个留下他的女孩。  - 乌克林。</text:p>
      <text:p text:style-name="P4">
图片: ['<text:a xlink:type="simple" xlink:href="https://static.ukrinform.com/photos/2017_08/thumb_files/630_360_1501838993-5570.jpg" text:style-name="Internet_20_link" text:visited-style-name="Visited_20_Internet_20_Link">
630_360_15018...</text:a>
']</text:p>
      <text:p text:style-name="P4">
标签: ['Лобода', 'Скандал', 'Харків', 'Співачка']</text:p>
      <text:p text:style-name="P4">
类型: Article</text:p>
      <!--METADATA-->
      <text:p text:style-name="P4">
<draw:frame draw:style-name="fr1" draw:name="Image220" text:anchor-type="as-char" svg:width="6.9236in" svg:height="3.956343in" draw:z-index="0">
<draw:image xlink:href="../Images/yкринформ/2023-06-25T21-55-00-03-00/630_360_1501838993-5570.jpg" xlink:type="simple" xlink:show="embed" xlink:actuate="onLoad" draw:mime-type="image/jpeg"/>
</draw:frame>
在哈尔基夫(Kharkiv)的一次演讲中，歌手斯维特拉纳·洛博达(Svetlana Loboda)反应不足，以反应“没有洛博达的哈尔基夫”听众，侮辱了保留它的女孩。</text:p>
      <text:p text:style-name="P4">
在<text:a xlink:type="simple" xlink:href="https://www.facebook.com/100079822684002/videos/pcb.251014070902681/570428321962549" text:style-name="Internet_20_link" text:visited-style-name="Visited_20_Internet_20_Link">
Facebook</text:a>
据报道，乌克林福姆报道说，“诚实”。</text:p>
      <text:p text:style-name="P4">
“这是Svetlana Loboda在Kharkiv演出，并羞辱了一个没有Loboda的Kharkiv的女孩。 特别令人作呕的问题是“你是谁达格罗希？”，世界上的立场只能是赚钱？”</text:p>
      <text:p text:style-name="P4">
与视频一起，该运动发布了纳塔利娅(Natalia)的斯维特拉纳(Svetlana Loboda)母亲的照片。 2017年，从“新面孔”带给莫斯科的“新面孔”的副手“信”的“新面孔”。 诚实运动指出，剥夺任务的运动很长，但最终成功。</text:p>
      <text:p text:style-name="P4">
Loboda侮辱[Kharkiv]的一个十几岁女孩的视频(https://www.ukrinform.ua/tag-harkiv)，社交网络飞行。 人们坚信，这位歌手实际上是在为亲乌克兰的职位加热孩子。</text:p>
      <text:p text:style-name="P4">
“再次，一个成年人，一个著名的女人羞辱了一个孩子的乌克兰人职位，看到数十个人为此鼓掌，”  -  [sevgilmusayeva]写道。(http://www.facebook.com/sevgil.musaieva)。</text:p>
      <text:p text:style-name="P4">
<text:span text:style-name="T4">
另请阅读：</text:span>
 <text:a xlink:type="simple" xlink:href="https://www.ukrinform.ua/rubric-culture/3625691-u-litvi-vse-z-skasuvali-koncerti-spivacki-lobodi-zmi.html" text:style-name="Internet_20_link" text:visited-style-name="Visited_20_Internet_20_Link">
在立陶宛仍然取消了歌手的音乐会<text:span text:style-name="T4">
 loboda </text:span>
  -  IM</text:a>
“伪装的男孩试图说服她走，他们走近她，说了一些事情，这个女孩明确地站着。”  -  [Valery Vladimirovna]说。(http://m.facebook.com/story.php?story_fbid=pfbid02LERjNefozTgD5s7DoNvDcxtjtDfcXquvcGU9tpCHfqyt32K32uQniZSsxAHRNGRRl&amp;id=100005301120437&amp;eav=AfaOYFO1LTEdB8pKy7zmUluT-RBGlQVFMoC50iYhWTnTHgGlHIiJvZVwcxv_D9mcNjI&amp;m_entstream_source=timeline&amp;paipv=0)来自Kharkiv。 她补充说，女孩站在人群前很平静，因为他知道这位歌手是哈尔基夫不需要的叛徒。</text:p>
      <text:p text:style-name="P4">
据报道，斯维特拉纳·洛博达(Svetlana Loboda)自从占领克里姆(Krym)以来一直活跃于俄罗斯，2015年，她在5月9日的第二次世界大战中赢得了苏联的胜利。</text:p>
      <text:p text:style-name="P4">
News Source: <text:a xlink:type="simple" xlink:href="https://www.ukrinform.ua/rubric-regions/3727607-spivacka-loboda-obrazila-unu-harkivanku-hto-tobi-dav-grosi.html" text:style-name="Internet_20_link" text:visited-style-name="Visited_20_Internet_20_Link">
https://www.ukrinform.ua/rubric-regions/3727607-spivacka-loboda-obrazila-unu-harkivanku-hto-tobi-dav-grosi.html</text:a>
</text:p>
      <!--NEWS-->
      <text:h text:style-name="P10" text:outline-level="1">
<text:span text:style-name="T4">
雷兹尼科夫和奥斯丁讨论了俄罗斯当局的弱点和武装部队的反击</text:span>
</text:h>
      <text:p text:style-name="P4">
作者: Ukrinform (Person)</text:p>
      <text:p text:style-name="P4">
出版商: Укринформ (Organization)</text:p>
      <text:p text:style-name="P4">
出版时间: 2023-06-25T22:05:00+03:00</text:p>
      <text:p text:style-name="P4">
修改时间: 2023-06-25T22:05:00+03:00</text:p>
      <text:p text:style-name="P4">
描述: 国防部长Oleksiy Reznikov在与美国同事Lloyd Austin的电话交谈中讨论了俄罗斯和乌克兰反对性的最新事件。  - 乌克林。</text:p>
      <text:p text:style-name="P4">
图片: ['<text:a xlink:type="simple" xlink:href="https://static.ukrinform.com/photos/2023_03/thumb_files/630_360_1677842583-533.jpg" text:style-name="Internet_20_link" text:visited-style-name="Visited_20_Internet_20_Link">
630_360_16778...</text:a>
']</text:p>
      <text:p text:style-name="P4">
标签: ['Резніков', 'Остін', 'Війна з Росією', 'Контрнаступ']</text:p>
      <text:p text:style-name="P4">
类型: Article</text:p>
      <!--METADATA-->
      <text:p text:style-name="P4">
<draw:frame draw:style-name="fr1" draw:name="Image221" text:anchor-type="as-char" svg:width="6.9236in" svg:height="3.956343in" draw:z-index="0">
<draw:image xlink:href="../Images/yкринформ/2023-06-25T22-05-00-03-00/630_360_1677842583-533.jpg" xlink:type="simple" xlink:show="embed" xlink:actuate="onLoad" draw:mime-type="image/jpeg"/>
</draw:frame>
在与美国学院劳埃德·奥斯汀(Lloyd Austin)进行电话交谈的过程中，乌克兰部在与美国大学劳埃德·奥斯汀(Lloyd Austin)的电话交谈中讨论了俄罗斯的最新事件和乌克兰矛盾。</text:p>
      <text:p text:style-name="P4">
Rennikov在<text:a xlink:type="simple" xlink:href="https://twitter.com/oleksiireznikov/status/1673024465410588673" text:style-name="Internet_20_link" text:visited-style-name="Visited_20_Internet_20_Link">
Twitter</text:a>
，报道乌克林福姆。</text:p>
      <text:p text:style-name="P4">
“他与我的朋友和同事劳埃德·奥斯汀进行了电话交谈。 我们谈到了[俄罗斯]的最新事件(https://www.ukrinform.ua/tag-rosia)。 我们同意俄罗斯当局薄弱，俄罗斯从乌克兰撤出是克里姆林宫的最佳选择。 俄罗斯在决定自己的焦油方面会更好。”</text:p>
      <text:p text:style-name="P4">
双方还讨论了武装部队的反性，并进一步加强了乌克兰的力量。</text:p>
      <text:p text:style-name="P4">
“事情朝着正确的方向移动。 乌克兰将获胜，”  - 说。</text:p>
      <text:p text:style-name="P4">
如<text:a xlink:type="simple" xlink:href="https://www.ukrinform.ua/rubric-other_news/3727120-zakolot-prigozina-vse-so-vidomo-na-cej-moment.html" text:style-name="Internet_20_link" text:visited-style-name="Visited_20_Internet_20_Link">
报道</text:a>
瓦格纳·佩克·耶夫根尼·普里戈金(Wagner Pec Yevgeny Prigogin)的领导人宣布了反俄罗斯军事领导层的德马什(Demarsh)，尤其是针对国防部长塞尔吉亚沙(Sergiyashah)。 他控制了Don的Rostov和Voronezh地区的一部分，然后Wagnerivtsi去了莫斯科。</text:p>
      <text:p text:style-name="P4">
<text:span text:style-name="T4">
另请阅读：</text:span>
 <text:a xlink:type="simple" xlink:href="https://www.ukrinform.ua/rubric-ato/3727585-reznikov-prokomentuvav-potocnij-kontrnastup-ak-pidgotovcu-operaciu.html" text:style-name="Internet_20_link" text:visited-style-name="Visited_20_Internet_20_Link">
<text:span text:style-name="T4">
 Rennikov </text:span>
对当前的反性评论作为“预备操作”</text:a>
6月24日晚上，自称为白俄罗斯亚历山大·卢卡申科总统开始与普京达成协议。 在瓦格纳·佩克(Wagner PEC)的这位领导人之后，他宣布<text:a xlink:type="simple" xlink:href="https://www.ukrinform.ua/rubric-world/3727347-prigozin-rozvertae-koloni-vagnerivciv-do-polovih-taboriv-roszmi.html" text:style-name="Internet_20_link" text:visited-style-name="Visited_20_Internet_20_Link">
将雇佣军转回“野战营”</text:a>
。</text:p>
      <text:p text:style-name="P4">
乌克兰国家安全与国防委员会秘书Alexey Danilov任命了领导人的叛乱的发芽(https://www.ukrinform.ua/rubric-polytics/3727477-danilov-nazvav-zakolot-prigozina-persim-etapom-demontazu-putinskoi-sistemi.html)俄罗斯总统弗拉基米尔·普京。</text:p>
      <text:p text:style-name="P4">
News Source: <text:a xlink:type="simple" xlink:href="https://www.ukrinform.ua/rubric-ato/3727611-reznikov-obgovoriv-z-ostinom-slabkist-rosijskoi-vladi-ta-kontrnastup-zsu.html" text:style-name="Internet_20_link" text:visited-style-name="Visited_20_Internet_20_Link">
https://www.ukrinform.ua/rubric-ato/3727611-reznikov-obgovoriv-z-ostinom-slabkist-rosijskoi-vladi-ta-kontrnastup-zsu.html</text:a>
</text:p>
      <!--NEWS-->
      <text:h text:style-name="P10" text:outline-level="1">
<text:span text:style-name="T4">
Felfner的Spear Metalworker成为欧洲奥运会的铜牌获得者</text:span>
</text:h>
      <text:p text:style-name="P4">
作者: Ukrinform (Person)</text:p>
      <text:p text:style-name="P4">
出版商: Укринформ (Organization)</text:p>
      <text:p text:style-name="P4">
出版时间: 2023-06-25T22:05:43+03:00</text:p>
      <text:p text:style-name="P4">
修改时间: 2023-06-25T22:05:43+03:00</text:p>
      <text:p text:style-name="P4">
描述: 乌克兰名单Felfner名单F​​elfner成为2023年欧洲运动会的铜牌获得者。  - 乌克林。</text:p>
      <text:p text:style-name="P4">
图片: ['<text:a xlink:type="simple" xlink:href="https://static.ukrinform.com/photos/2023_06/thumb_files/630_360_1687719880-585.jpg" text:style-name="Internet_20_link" text:visited-style-name="Visited_20_Internet_20_Link">
630_360_16877...</text:a>
']</text:p>
      <text:p text:style-name="P4">
标签: ['Європейські ігри']</text:p>
      <text:p text:style-name="P4">
类型: Article</text:p>
      <!--METADATA-->
      <text:p text:style-name="P4">
<draw:frame draw:style-name="fr1" draw:name="Image222" text:anchor-type="as-char" svg:width="6.9236in" svg:height="3.956343in" draw:z-index="0">
<draw:image xlink:href="../Images/yкринформ/2023-06-25T22-05-43-03-00/630_360_1687719880-585.jpg" xlink:type="simple" xlink:show="embed" xlink:actuate="onLoad" draw:mime-type="image/jpeg"/>
</draw:frame>
乌克兰名单Felfner名单F​​elfner成为2023年铜牌的铜牌。</text:p>
      <text:p text:style-name="P4">
乌克林福姆报道，这位运动员的结果是几天前的结果为82.24米，在所有三个部门的运动员的结果中，他排名第三。</text:p>
      <text:p text:style-name="P4">
据报道，一名19岁的乌克兰人在年轻季节创造了大陆的记录。</text:p>
      <text:p text:style-name="P4">
<text:span text:style-name="T4">
另请阅读：</text:span>
 <text:a xlink:type="simple" xlink:href="https://www.ukrinform.ua/rubric-sports/3727587-magucih-zavouvala-zolotu-medal-u-stribkah-u-visotu-na-evropejskih-igrah.html" text:style-name="Internet_20_link" text:visited-style-name="Visited_20_Internet_20_Link">
<text:span text:style-name="T4">
 maguchih </text:span>
赢得了高级欧洲奥运会的金牌</text:a>
最好的结果由立陶宛的Edis Matusewichus显示(84.22米)和朱利安·韦伯兹德国(86.26米).</text:p>
      <text:p text:style-name="P4">
Фото: World Athletics</text:p>
      <text:p text:style-name="P4">
News Source: <text:a xlink:type="simple" xlink:href="https://www.ukrinform.ua/rubric-sports/3727610-metalnik-spisa-felfner-stav-bronzovim-prizerom-evropejskih-igor.html" text:style-name="Internet_20_link" text:visited-style-name="Visited_20_Internet_20_Link">
https://www.ukrinform.ua/rubric-sports/3727610-metalnik-spisa-felfner-stav-bronzovim-prizerom-evropejskih-igor.html</text:a>
</text:p>
      <!--NEWS-->
      <text:h text:style-name="P10" text:outline-level="1">
<text:span text:style-name="T4">
Zelensky与Biden的扩张和美国国防合作进行了讨论</text:span>
</text:h>
      <text:p text:style-name="P4">
作者: Ukrinform (Person)</text:p>
      <text:p text:style-name="P4">
出版商: Укринформ (Organization)</text:p>
      <text:p text:style-name="P4">
出版时间: 2023-06-25T22:19:00+03:00</text:p>
      <text:p text:style-name="P4">
修改时间: 2023-06-25T22:19:00+03:00</text:p>
      <text:p text:style-name="P4">
描述: 乌克兰沃迪米尔·泽伦斯基（Ukraine Volodymyr Zelensky）总统与白宫乔·拜登（Joe Biden）的负责人进行了电话交谈 - 这是关于扩大国防合作，重点是长期以来的失败手段。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Байден', 'Зброя', 'Зеленський', 'Війна з Росією']</text:p>
      <text:p text:style-name="P4">
类型: Article</text:p>
      <!--METADATA-->
      <text:p text:style-name="P4">
<draw:frame draw:style-name="fr1" draw:name="Image223" text:anchor-type="as-char" svg:width="6.9236in" svg:height="3.956343in" draw:z-index="0">
<draw:image xlink:href="../Images/yкринформ/2023-06-25T22-19-00-03-00/630_360_1655321433-213.jpeg" xlink:type="simple" xlink:show="embed" xlink:actuate="onLoad" draw:mime-type="image/jpeg"/>
</draw:frame>
Volodymyr Zelensky的总统乌克兰人与白宫乔布德(Jobiden)负责人进行了电话交谈 - 这是关于扩大国防合作，重点是病变。</text:p>
      <text:p text:style-name="P4">
乌克兰总统在[电报]中报道了这一点(https://t.me/V_Zelenskiy_official/6705)，报道乌克林福姆。</text:p>
      <text:p text:style-name="P4">
“他与美国总统约瑟夫·拜登(Joseph Biden)进行了交谈。积极而鼓舞人心的对话。他们失去了俄罗斯发生的敌对行动和过程的过程。</text:p>
      <text:p text:style-name="P4">
他感谢Biden对乌克兰的非法支持，尤其是对Ppopatriot Systems。</text:p>
      <text:p text:style-name="P4">
乌克兰总统强调了进一步提高该国保护天空能力的重要性。 在这种情况下，他还感谢战斗机的支持。</text:p>
      <text:p text:style-name="P4">
双方还讨论了防御性合作的进一步扩展，并重点是病变。</text:p>
      <text:p text:style-name="P4">
<text:span text:style-name="T4">
另请阅读：</text:span>
 <text:a xlink:type="simple" xlink:href="https://www.ukrinform.ua/rubric-ato/3726456-bajden-vvazae-zagrozu-udaru-rf-adernou-zbroeu-realnou-so-robiti-svitovi-j-ukraini.html" text:style-name="Internet_20_link" text:visited-style-name="Visited_20_Internet_20_Link">
<text:span text:style-name="T4">
 biden </text:span>
考虑俄罗斯联邦核武器的威胁。 世界和乌克兰做什么</text:a>
[我感谢美国和美国人民的准备，以完全解放我们在国际公认的边界中的所有领土，”  -  [Zelensky]说。(https://www.ukrinform.ua/tag-zelenskij)。</text:p>
      <text:p text:style-name="P4">
此外，乌克兰和美国的总统协调了北约谓语峰会的立场，讨论了继续实施乌克兰和平公式的工作以及为全球和平峰会做准备的工作。</text:p>
      <text:p text:style-name="P4">
正如乌克林福姆(Ukrinform)报道的，6月25日<text:a xlink:type="simple" xlink:href="https://www.ukrinform.ua/rubric-polytics/3727602-zelenskij-telefonom-obgovoriv-iz-trudo-situaciu-na-poli-bou-ta-zagrozu-na-zaes.html" text:style-name="Internet_20_link" text:visited-style-name="Visited_20_Internet_20_Link">
Volodymyr Zelenskyy讨论了加拿大加拿大贾斯汀·特鲁多(Justin Trudeau)的加拿大部长</text:a>
Zaporizhhya NPP造成了战场上的局势以及俄罗斯占领军构成的威胁。</text:p>
      <text:p text:style-name="P4">
_foto：op _</text:p>
      <text:p text:style-name="P4">
News Source: <text:a xlink:type="simple" xlink:href="https://www.ukrinform.ua/rubric-polytics/3727614-zelenskij-proviv-rozmovu-z-bajdenom.html" text:style-name="Internet_20_link" text:visited-style-name="Visited_20_Internet_20_Link">
https://www.ukrinform.ua/rubric-polytics/3727614-zelenskij-proviv-rozmovu-z-bajdenom.html</text:a>
</text:p>
      <!--NEWS-->
      <text:h text:style-name="P10" text:outline-level="1">
<text:span text:style-name="T4">
敌人在16次在Sumy地区开火的敌人 - 受伤的房屋和受伤的人</text:span>
</text:h>
      <text:p text:style-name="P4">
作者: Ukrinform (Person)</text:p>
      <text:p text:style-name="P4">
出版商: Укринформ (Organization)</text:p>
      <text:p text:style-name="P4">
出版时间: 2023-06-25T22:33:00+03:00</text:p>
      <text:p text:style-name="P4">
修改时间: 2023-06-25T22:33:00+03:00</text:p>
      <text:p text:style-name="P4">
描述: 由于炮击，俄罗斯军队在Sumy地区开火了16次，房屋受损，平民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Поранені', 'Сумщина', 'Війна з Росією']</text:p>
      <text:p text:style-name="P4">
类型: Article</text:p>
      <!--METADATA-->
      <text:p text:style-name="P4">
<draw:frame draw:style-name="fr1" draw:name="Image224" text:anchor-type="as-char" svg:width="6.9236in" svg:height="3.956343in" draw:z-index="0">
<draw:image xlink:href="../Images/yкринформ/2023-06-25T22-33-00-03-00/630_360_1669987737-966.jpg" xlink:type="simple" xlink:show="embed" xlink:actuate="onLoad" draw:mime-type="image/jpeg"/>
</draw:frame>
鲁斯基卡(Ruskivska)在苏米地区开火16次，房屋损坏，平民受伤。</text:p>
      <text:p text:style-name="P4">
根据乌克林福姆的说法，<text:a xlink:type="simple" xlink:href="https://t.me/Sumy_news_ODA/17302" text:style-name="Internet_20_link" text:visited-style-name="Visited_20_Internet_20_Link">
电报</text:a>
。</text:p>
      <text:p text:style-name="P4">
“白天，俄罗斯人进行了16次边境炮击。 记录了76个刀片。 <text:a xlink:type="simple" xlink:href="https://www.ukrinform.ua/tag-obstril" text:style-name="Internet_20_link" text:visited-style-name="Visited_20_Internet_20_Link">
炮击</text:a>
消息说：“ Valilimiropilsk，Krasnopil，Yunakovskaya，Shaliginsk和Novoslobidskagranade。”</text:p>
      <text:p text:style-name="P4">
Novoslobid社区在迫击炮中被解雇，记录了一次爆炸。</text:p>
      <text:p text:style-name="P4">
比洛波尔社区俄罗斯军队向迫击炮开火(记录了16个捐款)和炮兵(6爆炸). Внаслідок одного з мінометних обстрілівпошкоджено сарай та вибиті вікна в одному з домогосподарств. Також ворогобстрілював громаду зі станкового протитанкового гранатомета, зафіксовано 9вибухів.</text:p>
      <text:p text:style-name="P4">
По Миропільській громаді росіяни били з мінометів, випустивши 12 мін.Внаслідок одного з обстрілів одна цивільна особа отримала поранення.Пошкоджено два житлові будинки, гаражне приміщення, літню кухню та легковийавтомобіль.</text:p>
      <text:p text:style-name="P4">
Шалигинську громаду агресор обстріляв з артилерії, випустивши 11 снарядів.Внаслідок одного з обстрілів зазнали пошкоджень цивільні будинки.</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обстріляв прикордоння Чернігівщини і <text:span text:style-name="T4">
Сумщини</text:span>
</text:a>
Krasnopil社区被迫击炮的俄罗斯人解雇，释放了7个矿山。 其中一种炮击用干草燃烧。</text:p>
      <text:p text:style-name="P4">
侵略者在尤纳克社区(Yunak Community)下降了10分钟。</text:p>
      <text:p text:style-name="P4">
如[Ukrinform]报道(https://www.ukrinform.ua/rubric-ato/3727580-zsu-za-dobu-vrazili-tri-artpidrozdili-punkt-upravlinna-ta-sklad-boepripasiv-rosian.html)，罗德瓦库苏姆地区定居点的最后一天的俄罗斯人试图通过乌克兰州的国家边界渗透一个破坏和情报集团。</text:p>
      <text:p text:style-name="P4">
News Source: <text:a xlink:type="simple" xlink:href="https://www.ukrinform.ua/rubric-regions/3727616-vorog-za-den-16-raziv-obstrilav-sumsinu-poskodzeni-budinki-ta-poranena-ludina.html" text:style-name="Internet_20_link" text:visited-style-name="Visited_20_Internet_20_Link">
https://www.ukrinform.ua/rubric-regions/3727616-vorog-za-den-16-raziv-obstrilav-sumsinu-poskodzeni-budinki-ta-poranena-ludina.html</text:a>
</text:p>
      <!--NEWS-->
      <text:h text:style-name="P10" text:outline-level="1">
<text:span text:style-name="T4">
普里戈宁的叛乱强调了俄罗斯当局的差异 - 马克龙</text:span>
</text:h>
      <text:p text:style-name="P4">
作者: Ukrinform (Person)</text:p>
      <text:p text:style-name="P4">
出版商: Укринформ (Organization)</text:p>
      <text:p text:style-name="P4">
出版时间: 2023-06-25T22:56:00+03:00</text:p>
      <text:p text:style-name="P4">
修改时间: 2023-06-25T22:56:00+03:00</text:p>
      <text:p text:style-name="P4">
描述: 法国总统伊曼纽尔·马克龙（Emmanuel Macron）认为，瓦格纳·佩克（Wagner PEC）的雇佣军的叛乱强调了俄罗斯联邦的权力界所存在的差异。  - 乌克林。</text:p>
      <text:p text:style-name="P4">
图片: ['<text:a xlink:type="simple" xlink:href="https://static.ukrinform.com/photos/2022_04/thumb_files/630_360_1650825731-404.jpeg" text:style-name="Internet_20_link" text:visited-style-name="Visited_20_Internet_20_Link">
630_360_16508...</text:a>
']</text:p>
      <text:p text:style-name="P4">
标签: ['Макрон', 'Росія', 'ПВК "Вагнера"', 'Пригожин']</text:p>
      <text:p text:style-name="P4">
类型: Article</text:p>
      <!--METADATA-->
      <text:p text:style-name="P4">
<draw:frame draw:style-name="fr1" draw:name="Image225" text:anchor-type="as-char" svg:width="6.9236in" svg:height="3.956343in" draw:z-index="0">
<draw:image xlink:href="../Images/yкринформ/2023-06-25T22-56-00-03-00/630_360_1650825731-404.jpeg" xlink:type="simple" xlink:show="embed" xlink:actuate="onLoad" draw:mime-type="image/jpeg"/>
</draw:frame>
伊曼纽尔·马克龙(Emmanuel Macron)总统认为，瓦格纳·佩克(Wagner PEC)的雇佣军的叛乱强调了俄罗斯联邦当局可用的分裂。</text:p>
      <text:p text:style-name="P4">
关于它报告<text:a xlink:type="simple" xlink:href="http://www.theguardian.com/world/live/2023/jun/25/russia-ukraine-war-live-prigozhin-to-go-to-belarus-as-rebellion-ends-and-wagner-troops-withdraw-from-rostov#top-of-blog" text:style-name="Internet_20_link" text:visited-style-name="Visited_20_Internet_20_Link">
监护人</text:a>
，报道乌克林福姆。</text:p>
      <text:p text:style-name="P4">
马克龙在接受普罗旺斯的采访时说，瓦格纳PVC在莫斯科的游行已经停止，“显示了俄罗斯营地中存在的差异，他的军事和辅助部队的空腔。”</text:p>
      <text:p text:style-name="P4">
这位法国领导人补充说，“情况仍在发展”，他正在观看原因。</text:p>
      <text:p text:style-name="P4">
[Macron]说：“所有这些都应该使我们非常保持警惕，并充分证明乌克兰人抵抗的支持。”(https://www.ukrinform.ua/tag-makron)。</text:p>
      <text:p text:style-name="P4">
<text:span text:style-name="T4">
另请阅读：</text:span>
 <text:a xlink:type="simple" xlink:href="https://www.ukrinform.ua/rubric-world/3726709-makron-vizme-sluhavku-akso-putin-zatelefonue-ale-sam-jomu-dzvoniti-ne-bude.html" text:style-name="Internet_20_link" text:visited-style-name="Visited_20_Internet_20_Link">
<text:span text:style-name="T4">
 Macron </text:span>
如果普京打电话，Alesam不会给他打电话</text:a>
据报道，瓦格纳·佩克·耶夫·普里戈金(Wagner Pec Yevhen Prigogin)的领导人宣布了德马什(Demarsh)反对俄罗斯军事领导层，包括针对国防部的谢尔盖·肖格(Sergei Shoig)。 他控制了Don的Rostov和Okronezh地区的一部分，然后Wagnerivtsi去了莫斯科。</text:p>
      <text:p text:style-name="P4">
6月24日晚上，自称为白俄罗斯亚历山大·卢卡申科总统开始与普京达成协议。 在这位领导人之后，瓦格纳·佩克(Wagner Pec)宣布，他将雇佣军部署回“野营”。</text:p>
      <text:p text:style-name="P4">
News Source: <text:a xlink:type="simple" xlink:href="https://www.ukrinform.ua/rubric-world/3727613-zakolot-prigozina-pidkresliv-rozbiznosti-v-rosijskij-vladi-makron.html" text:style-name="Internet_20_link" text:visited-style-name="Visited_20_Internet_20_Link">
https://www.ukrinform.ua/rubric-world/3727613-zakolot-prigozina-pidkresliv-rozbiznosti-v-rosijskij-vladi-makron.html</text:a>
</text:p>
      <!--NEWS-->
      <text:h text:style-name="P10" text:outline-level="1">
<text:span text:style-name="T4">
乌克兰排球国家队在金色欧洲的决赛中让位给土耳其</text:span>
</text:h>
      <text:p text:style-name="P4">
作者: Ukrinform (Person)</text:p>
      <text:p text:style-name="P4">
出版商: Укринформ (Organization)</text:p>
      <text:p text:style-name="P4">
出版时间: 2023-06-25T22:57:57+03:00</text:p>
      <text:p text:style-name="P4">
修改时间: 2023-06-25T23:57:57+03:00</text:p>
      <text:p text:style-name="P4">
描述: 今天，6月25日，男子排球队在金欧罗莱格的决赛中取代了土耳其。  - 乌克林。</text:p>
      <text:p text:style-name="P4">
图片: ['<text:a xlink:type="simple" xlink:href="https://static.ukrinform.com/photos/2023_06/thumb_files/630_360_1687726598-537.jpeg" text:style-name="Internet_20_link" text:visited-style-name="Visited_20_Internet_20_Link">
630_360_16877...</text:a>
']</text:p>
      <text:p text:style-name="P4">
标签: ['Євроліга', 'Волейбол', 'Збірна України']</text:p>
      <text:p text:style-name="P4">
类型: Article</text:p>
      <!--METADATA-->
      <text:p text:style-name="P4">
<draw:frame draw:style-name="fr1" draw:name="Image226" text:anchor-type="as-char" svg:width="6.9236in" svg:height="3.956343in" draw:z-index="0">
<draw:image xlink:href="../Images/yкринформ/2023-06-25T22-57-57-03-00/630_360_1687726598-537.jpeg" xlink:type="simple" xlink:show="embed" xlink:actuate="onLoad" draw:mime-type="image/jpeg"/>
</draw:frame>
今天，6月25日，男子排球国家队在欧洲天秤座的最终时代就让位于土耳其。</text:p>
      <text:p text:style-name="P4">
据报道，乌克兰人输给了土耳其人-2：3。</text:p>
      <text:p text:style-name="P4">
乌克兰进入决赛克罗地亚国家(3：1)，土耳其是捷克共和国(3：2).</text:p>
      <text:p text:style-name="P4">
Як повідомлялося, збірна України грала у фіналі Золотої Євроліги вдруге за трироки – у 2021-му саме Туреччина обіграла нашу команду у фіналі.</text:p>
      <text:p text:style-name="P4">
<text:span text:style-name="T4">
Читайте також:</text:span>
 <text:a xlink:type="simple" xlink:href="https://www.ukrinform.ua/rubric-sports/3727590-zinoca-zbirna-ukraini-z-volejbolu-obigrala-cehiu-u-pivfinali-zolotoi-evroligi.html" text:style-name="Internet_20_link" text:visited-style-name="Visited_20_Internet_20_Link">
 Жіноча збірна України з <text:span text:style-name="T4">
волейбол</text:span>
 у обіграла Чехію упівфіналі Золотої Євроліги </text:a>
2017年，乌克兰队赢得了冠军。</text:p>
      <text:p text:style-name="P4">
照片：cev.eu</text:p>
      <text:p text:style-name="P4">
News Source: <text:a xlink:type="simple" xlink:href="https://www.ukrinform.ua/rubric-sports/3727629-zbirna-ukraini-z-volejbolu-postupilasa-turcii-v-finali-zolotoi-evroligi.html" text:style-name="Internet_20_link" text:visited-style-name="Visited_20_Internet_20_Link">
https://www.ukrinform.ua/rubric-sports/3727629-zbirna-ukraini-z-volejbolu-postupilasa-turcii-v-finali-zolotoi-evroligi.html</text:a>
</text:p>
      <!--NEWS-->
      <text:h text:style-name="P10" text:outline-level="1">
<text:span text:style-name="T4">
Zelensky告诉Dudi有关Zaporozhye NPP的情况</text:span>
</text:h>
      <text:p text:style-name="P4">
作者: Ukrinform (Person)</text:p>
      <text:p text:style-name="P4">
出版商: Укринформ (Organization)</text:p>
      <text:p text:style-name="P4">
出版时间: 2023-06-25T23:06:00+03:00</text:p>
      <text:p text:style-name="P4">
修改时间: 2023-06-25T23:06:00+03:00</text:p>
      <text:p text:style-name="P4">
描述: 乌克兰沃迪米尔·泽伦斯基（Ukraine Volodymyr Zelensky）总统与波兰同事安德烈·杜达（Andrzej Duda）进行了电话交谈，特别是在Zaporizhzhia NPP上创造的威胁性情况。  - 乌克林。</text:p>
      <text:p text:style-name="P4">
图片: ['<text:a xlink:type="simple" xlink:href="https://static.ukrinform.com/photos/2022_05/thumb_files/630_360_1653230044-377.jpeg" text:style-name="Internet_20_link" text:visited-style-name="Visited_20_Internet_20_Link">
630_360_16532...</text:a>
']</text:p>
      <text:p text:style-name="P4">
标签: ['Дуда', 'Зеленський', 'Запорізька АЕС', 'Війна з Росією']</text:p>
      <text:p text:style-name="P4">
类型: Article</text:p>
      <!--METADATA-->
      <text:p text:style-name="P4">
<draw:frame draw:style-name="fr1" draw:name="Image227" text:anchor-type="as-char" svg:width="6.9236in" svg:height="3.956343in" draw:z-index="0">
<draw:image xlink:href="../Images/yкринформ/2023-06-25T23-06-00-03-00/630_360_1653230044-377.jpeg" xlink:type="simple" xlink:show="embed" xlink:actuate="onLoad" draw:mime-type="image/jpeg"/>
</draw:frame>
乌克兰沃罗迪米尔·泽伦斯基(Ukraine Volodymyr Zelensky)总统与波兰同事杜达(Duda)进行了电话交谈，特别是在威胁局势上讲述了占领者是由Zaporozhye NPP创建的。</text:p>
      <text:p text:style-name="P4">
乌克兰总统在[电报]中报道了这一点(https://t.me/s/V_Zelenskiy_official)，报道乌克林福姆。</text:p>
      <text:p text:style-name="P4">
“与波兰杜达总统的最新会谈。 他们讨论了俄罗斯最近的事件，以及他们如何影响该地区的敌对行动和安全状况。” Zelensky说。</text:p>
      <text:p text:style-name="P4">
总统补充说，他告诉波兰同事关于髋关节情况战场上的状况，即入侵者是在Zaporizhzhia NPP中创建的。</text:p>
      <text:p text:style-name="P4">
*!(https://www.ukrinform.ua/rubric-polytics/3727602-zelenskij-telefonom-obgovoriv-iz-trudo-situaciu-na-poli-bou-ta-zagrozu-na-zaes.html)据报道，沃迪米尔·泽伦斯基(Volodymyr Zelenskyy)从白宫乔·拜登(Joe Biden)的负责人进行了电话交谈 - 这是关于以长期失败的方式扩大与车队的国防合作。</text:p>
      <text:p text:style-name="P4">
_foto：op _</text:p>
      <text:p text:style-name="P4">
News Source: <text:a xlink:type="simple" xlink:href="https://www.ukrinform.ua/rubric-polytics/3727621-zelenskij-rozpoviv-dudi-pro-situaciu-na-zaes.html" text:style-name="Internet_20_link" text:visited-style-name="Visited_20_Internet_20_Link">
https://www.ukrinform.ua/rubric-polytics/3727621-zelenskij-rozpoviv-dudi-pro-situaciu-na-zaes.html</text:a>
</text:p>
      <!--NEWS-->
      <text:h text:style-name="P10" text:outline-level="1">
<text:span text:style-name="T4">
Zelensky告诉Dudi有关Zaporozhye NPP的情况</text:span>
</text:h>
      <text:p text:style-name="P4">
作者: Ukrinform (Person)</text:p>
      <text:p text:style-name="P4">
出版商: Укринформ (Organization)</text:p>
      <text:p text:style-name="P4">
出版时间: 2023-06-25T23:06:00+03:00</text:p>
      <text:p text:style-name="P4">
修改时间: 2023-06-25T23:06:00+03:00</text:p>
      <text:p text:style-name="P4">
描述: 乌克兰沃迪米尔·泽伦斯基（Ukraine Volodymyr Zelensky）总统与波兰同事安德烈·杜达（Andrzej Duda）进行了电话交谈，特别是在Zaporizhzhia NPP上创造的威胁性情况。  - 乌克林。</text:p>
      <text:p text:style-name="P4">
图片: ['<text:a xlink:type="simple" xlink:href="https://static.ukrinform.com/photos/2022_05/thumb_files/630_360_1653230044-377.jpeg" text:style-name="Internet_20_link" text:visited-style-name="Visited_20_Internet_20_Link">
630_360_16532...</text:a>
']</text:p>
      <text:p text:style-name="P4">
标签: ['Дуда', 'Зеленський', 'Запорізька АЕС', 'Війна з Росією']</text:p>
      <text:p text:style-name="P4">
类型: Article</text:p>
      <!--METADATA-->
      <text:p text:style-name="P4">
<draw:frame draw:style-name="fr1" draw:name="Image228" text:anchor-type="as-char" svg:width="6.9236in" svg:height="3.956343in" draw:z-index="0">
<draw:image xlink:href="../Images/yкринформ/2023-06-25T23-06-00-03-00/630_360_1653230044-377.jpeg" xlink:type="simple" xlink:show="embed" xlink:actuate="onLoad" draw:mime-type="image/jpeg"/>
</draw:frame>
乌克兰沃罗迪米尔·泽伦斯基(Ukraine Volodymyr Zelensky)总统与波兰同事杜达(Duda)进行了电话交谈，特别是在威胁局势上讲述了占领者是由Zaporozhye NPP创建的。</text:p>
      <text:p text:style-name="P4">
乌克兰总统在[电报]中报道了这一点(https://t.me/s/V_Zelenskiy_official)，报道乌克林福姆。</text:p>
      <text:p text:style-name="P4">
“与波兰杜达总统的最新会谈。 他们讨论了俄罗斯最近的事件，以及他们如何影响该地区的敌对行动和安全状况。” Zelensky说。</text:p>
      <text:p text:style-name="P4">
总统补充说，他告诉波兰同事关于髋关节情况战场上的状况，即入侵者是在Zaporizhzhia NPP中创建的。</text:p>
      <text:p text:style-name="P4">
*!(https://www.ukrinform.ua/rubric-polytics/3727602-zelenskij-telefonom-obgovoriv-iz-trudo-situaciu-na-poli-bou-ta-zagrozu-na-zaes.html)据报道，沃迪米尔·泽伦斯基(Volodymyr Zelenskyy)从白宫乔·拜登(Joe Biden)的负责人进行了电话交谈 - 这是关于以长期失败的方式扩大与车队的国防合作。</text:p>
      <text:p text:style-name="P4">
_foto：op _</text:p>
      <text:p text:style-name="P4">
News Source: <text:a xlink:type="simple" xlink:href="https://www.ukrinform.ua/rubric-polytics/3727621-zelenskij-rozpoviv-dudi-pro-situaciu-na-zaes.html" text:style-name="Internet_20_link" text:visited-style-name="Visited_20_Internet_20_Link">
https://www.ukrinform.ua/rubric-polytics/3727621-zelenskij-rozpoviv-dudi-pro-situaciu-na-zaes.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6-25T23:12:00+03:00</text:p>
      <text:p text:style-name="P4">
修改时间: 2023-06-25T23:12:00+03:00</text:p>
      <text:p text:style-name="P4">
描述: 首都和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Київ', 'Війна з Росією', 'Повітряна тривога']</text:p>
      <text:p text:style-name="P4">
类型: Article</text:p>
      <!--METADATA-->
      <text:p text:style-name="P4">
<draw:frame draw:style-name="fr1" draw:name="Image229" text:anchor-type="as-char" svg:width="6.9236in" svg:height="3.956343in" draw:z-index="0">
<draw:image xlink:href="../Images/yкринформ/2023-06-25T23-12-00-03-00/630_360_1645871571-868.jpg" xlink:type="simple" xlink:show="embed" xlink:actuate="onLoad" draw:mime-type="image/jpeg"/>
</draw:frame>
空气警报已被宣布多个区域。</text:p>
      <text:p text:style-name="P4">
关于IT报告乌克林福姆，参考<text:a xlink:type="simple" xlink:href="https://alerts.in.ua/" text:style-name="Internet_20_link" text:visited-style-name="Visited_20_Internet_20_Link">
地图</text:a>
空气焦虑。</text:p>
      <text:p text:style-name="P4">
同时，武装部队的空军<text:a xlink:type="simple" xlink:href="https://t.me/s/kpszsu" text:style-name="Internet_20_link" text:visited-style-name="Visited_20_Internet_20_Link">
警告</text:a>
处理危险。</text:p>
      <text:p text:style-name="P4">
“京夫，切尔尼夫，切尔卡斯地区 - 火箭危险!”  - 这是一个问题。</text:p>
      <text:p text:style-name="P4">
<text:span text:style-name="T4">
另请阅读：</text:span>
 <text:a xlink:type="simple" xlink:href="https://www.ukrinform.ua/rubric-ato/3727048-ukrainou-znovu-siritsa-povitrana-trivoga-povidomlaut-pro-raketnu-nebezpeku.html" text:style-name="Internet_20_link" text:visited-style-name="Visited_20_Internet_20_Link">
乌克兰正在散布空气<text:span text:style-name="T4">
警报</text:span>
：报告导弹危害</text:a>
早些时候，空军警告了敌人的威胁，波尔塔瓦和苏米地区的无冲击湿巾。</text:p>
      <text:p text:style-name="P4">
News Source: <text:a xlink:type="simple" xlink:href="https://www.ukrinform.ua/rubric-ato/3727622-u-kievi-ta-nizci-oblastej-povitrana-trivoga.html" text:style-name="Internet_20_link" text:visited-style-name="Visited_20_Internet_20_Link">
https://www.ukrinform.ua/rubric-ato/3727622-u-kievi-ta-nizci-oblastej-povitrana-trivoga.html</text:a>
</text:p>
      <!--NEWS-->
      <text:h text:style-name="P10" text:outline-level="1">
<text:span text:style-name="T4">
Zelensky：侵略持续时间越长，它导致的降解越大</text:span>
</text:h>
      <text:p text:style-name="P4">
作者: Ukrinform (Person)</text:p>
      <text:p text:style-name="P4">
出版商: Укринформ (Organization)</text:p>
      <text:p text:style-name="P4">
出版时间: 2023-06-25T23:21:00+03:00</text:p>
      <text:p text:style-name="P4">
修改时间: 2023-06-25T23:21:00+03:00</text:p>
      <text:p text:style-name="P4">
描述: 俄罗斯对乌克兰的侵略越来越长，俄罗斯本身造成的降解就越大。  - 乌克林。</text:p>
      <text:p text:style-name="P4">
图片: ['<text:a xlink:type="simple" xlink:href="https://static.ukrinform.com/photos/2022_07/thumb_files/630_360_1657829957-221.jpeg" text:style-name="Internet_20_link" text:visited-style-name="Visited_20_Internet_20_Link">
630_360_16578...</text:a>
']</text:p>
      <text:p text:style-name="P4">
标签: ['Україна', 'Зеленський', 'Війна з Росією']</text:p>
      <text:p text:style-name="P4">
类型: Article</text:p>
      <!--METADATA-->
      <text:p text:style-name="P4">
<draw:frame draw:style-name="fr1" draw:name="Image231" text:anchor-type="as-char" svg:width="6.9236in" svg:height="3.956343in" draw:z-index="0">
<draw:image xlink:href="../Images/yкринформ/2023-06-25T23-21-00-03-00/630_360_1657829957-221.jpeg" xlink:type="simple" xlink:show="embed" xlink:actuate="onLoad" draw:mime-type="image/jpeg"/>
</draw:frame>
俄罗斯对乌克兰的侵略是压倒性的，这是俄罗斯的更大退化。</text:p>
      <text:p text:style-name="P4">
关于<text:a xlink:type="simple" xlink:href="https://www.youtube.com/watch" text:style-name="Internet_20_link" text:visited-style-name="Visited_20_Internet_20_Link">
视频更近的视频</text:a>
乌克林福姆报道，沃迪米尔·泽伦斯基(Volodymyr Zelenskyy)说。</text:p>
      <text:p text:style-name="P4">
<text:span text:style-name="T5">
video：<text:a xlink:type="simple" xlink:href="https://www.facebook.com/president.gov.ua/videos/1276926429863532" text:style-name="Internet_20_link" text:visited-style-name="Visited_20_Internet_20_Link">
总统办公室</text:a>
</text:span>
</text:p>
      <text:p text:style-name="P4">
<text:span text:style-name="T4">
我希望健康，亲爱的乌克兰人!</text:span>
</text:p>
      <text:p text:style-name="P4">
他刚刚与加拿大总理特鲁多(Trudeau)与波兰总统和耶兹杜达(Jezhduda)一起完成了一系列国际对话，并与美国总理一起进行了一系列国际对话。 积极的对话，现在非常需要我们所有人。</text:p>
      <text:p text:style-name="P4">
第一的。 当然，我们讨论了最前沿的战斗，我们的积极行动。 为了支持合作伙伴的负责人 - 她非常重要，并且确实可以帮助战士前进。 现在，俄罗斯入侵者遭受了他们所需的损失。 他们的每一次损失都是自由的长期增加。</text:p>
      <text:p text:style-name="P4">
我们还讨论了乌克兰士兵的进一步加强，我感谢我的合作伙伴了解我们的需求 - 长期需求。 我特别感谢Presidentubiden和美国的石油的可靠性。 他们讨论了炮兵，MLR等的加强。</text:p>
      <text:p text:style-name="P4">
第二。 Zaporizhhya核站的情况。 不幸的是，世界对Zaporozhye车站现有的俄罗斯威胁的关注还不够。 作为邦尼诺斯塔(Bunnedosta)以及对俄罗斯人的反应破坏了卡科夫卡水力发电厂，俄罗斯恐怖分子为击中封面的另一个水库的大坝而做出的棘手努力。</text:p>
      <text:p text:style-name="P4">
他向我们的合作伙伴证明了这些信息，我们在我们与NPP部关于俄罗斯 - 苏纳里奥的情报中，对恐怖分子显然得到了批准。 我们必须在世界范围的特定方面一起做所有的事情，以防止任何辐射事件。</text:p>
      <text:p text:style-name="P4">
第三。 俄罗斯侵略持续的时间越长，它造成的降解和俄罗斯本身就越大。 这种退化的表现之一是俄罗斯侵略返回他的祖国港口。 我们在与领导人的对话中交换了俄罗斯正在发生的事情。 我们看到情况的发展同样反应。它仅在维尔纽斯北约峰会开始前15天，我们举行峰会，峰会具有真正的含义。 强大的内容。 乌克兰在维尔纽斯(Vilnius)的积极解决方案是我们在欧洲和联盟中总体上共同安全的唯一可能的积极解决方案。</text:p>
      <text:p text:style-name="P4">
谢谢所有支持乌克兰的人!我感谢拜登(Biden)主席，国会，双方和所有美国人的历史增强世界自由!感谢总理特鲁多和所有加拿大人的支持!我感谢Panupra总统杜迪(Dudi)和波兰的每个人都在欧洲命运并肩作战!</text:p>
      <text:p text:style-name="P4">
荣耀我们的士兵!荣耀归于每个旅的荣耀，现在正在前面移动……塔夫里亚(Tavriya)的方向 - 你很好!谢谢你!</text:p>
      <text:p text:style-name="P4">
<text:span text:style-name="T4">
荣耀到乌克兰!</text:span>
</text:p>
      <text:p text:style-name="P4">
_foto：op _</text:p>
      <text:p text:style-name="P4">
News Source: <text:a xlink:type="simple" xlink:href="https://www.ukrinform.ua/rubric-ato/3727624-zelenskij-so-dovse-trivae-agresia-to-bilsu-degradaciu-vona-viklikae-v-samij-rosii.html" text:style-name="Internet_20_link" text:visited-style-name="Visited_20_Internet_20_Link">
https://www.ukrinform.ua/rubric-ato/3727624-zelenskij-so-dovse-trivae-agresia-to-bilsu-degradaciu-vona-viklikae-v-samij-rosii.html</text:a>
</text:p>
      <!--NEWS-->
      <text:h text:style-name="P10" text:outline-level="1">
<text:span text:style-name="T4">
总统讲述了今天与世界领导人的联系</text:span>
</text:h>
      <text:p text:style-name="P4">
作者: Ukrinform (Person)</text:p>
      <text:p text:style-name="P4">
出版商: Укринформ (Organization)</text:p>
      <text:p text:style-name="P4">
出版时间: 2023-06-25T23:36:00+03:00</text:p>
      <text:p text:style-name="P4">
修改时间: 2023-06-25T23:36:00+03:00</text:p>
      <text:p text:style-name="P4">
描述: 6月25日，Volodymyr Zelenskyy与Joe Biden，Justin Trudeau和Andrzej Duda进行了电话交谈。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Байден', 'Дуда', 'Переговори', 'Трюдо', 'Зеленський', 'Війна з Росією']</text:p>
      <text:p text:style-name="P4">
类型: Article</text:p>
      <!--METADATA-->
      <text:p text:style-name="P4">
<draw:frame draw:style-name="fr1" draw:name="Image232" text:anchor-type="as-char" svg:width="6.9236in" svg:height="3.956343in" draw:z-index="0">
<draw:image xlink:href="../Images/yкринформ/2023-06-25T23-36-00-03-00/630_360_1652263772-452.jpeg" xlink:type="simple" xlink:show="embed" xlink:actuate="onLoad" draw:mime-type="image/jpeg"/>
</draw:frame>
6月25日，Volodymyrzelensky与Joe Biden，Justin Trudeau Andrzej Duda进行了电话交谈。</text:p>
      <text:p text:style-name="P4">
根据乌克林福姆的说法，乌克兰总统在[晚上讲述了这一点。 这是给出的(https://www.youtube.com/watch?v=cvuq0ur8VXY)“当然，我们讨论了最前沿的战斗，我们的积极行动。向合作伙伴提供了支持 - 这是非常重要的，并且确实可以帮助勇士前进。现在，俄罗斯入侵者进一步遭受了乌克兰士兵的进一步加强，我是我的。感谢我的合作伙伴理解最需要的需求是漫长的需求。”他说。</text:p>
      <text:p text:style-name="P4">
<text:span text:style-name="T5">
video：<text:a xlink:type="simple" xlink:href="https://www.facebook.com/president.gov.ua/videos/1276926429863532" text:style-name="Internet_20_link" text:visited-style-name="Visited_20_Internet_20_Link">
总统办公室</text:a>
</text:span>
</text:p>
      <text:p text:style-name="P4">
总统指出，他还讨论了加强乌克兰炮兵的问题。 Zelensky特别感谢Biden和美国 - 爱国者系统的可靠性。</text:p>
      <text:p text:style-name="P4">
<text:span text:style-name="T4">
另请阅读：</text:span>
 [Zelensky与<text:span text:style-name="T4">
 Biden </text:span>
讨论了乌克兰和美国国防劳动的OM扩展。(https://www.ukrinform.ua/rubric-polytics/3727614-zelenskij-proviv-rozmovu-z-bajdenom.html)国家元首补充说，在开始前15天<text:a xlink:type="simple" xlink:href="https://www.ukrinform.ua/tag-samit-nato" text:style-name="Internet_20_link" text:visited-style-name="Visited_20_Internet_20_Link">
北约峰会</text:a>
在维尔纽斯(Vilnius)，乌克兰当局将竭尽所能使其变得真实和强大。</text:p>
      <text:p text:style-name="P4">
Thezelensky说：“维尔纽斯乌克兰的积极解决方案是我们在欧洲和联盟中普遍安全的唯一可能的积极决定。”</text:p>
      <text:p text:style-name="P4">
据报道，北约峰会将于7月11日至12日在维尔纽斯举行。</text:p>
      <text:p text:style-name="P4">
_foto：op _</text:p>
      <text:p text:style-name="P4">
News Source: <text:a xlink:type="simple" xlink:href="https://www.ukrinform.ua/rubric-polytics/3727626-prezident-rozpoviv-pro-sogodnisni-kontakti-zi-svitovimi-liderami.html" text:style-name="Internet_20_link" text:visited-style-name="Visited_20_Internet_20_Link">
https://www.ukrinform.ua/rubric-polytics/3727626-prezident-rozpoviv-pro-sogodnisni-kontakti-zi-svitovimi-liderami.html</text:a>
</text:p>
      <!--NEWS-->
      <text:h text:style-name="P10" text:outline-level="1">
<text:span text:style-name="T4">
Erdogan和Stoltenberg讨论了俄罗斯和瑞典加入北约的活动</text:span>
</text:h>
      <text:p text:style-name="P4">
作者: Ukrinform (Person)</text:p>
      <text:p text:style-name="P4">
出版商: Укринформ (Organization)</text:p>
      <text:p text:style-name="P4">
出版时间: 2023-06-25T23:41:00+03:00</text:p>
      <text:p text:style-name="P4">
修改时间: 2023-06-25T23:41:00+03:00</text:p>
      <text:p text:style-name="P4">
描述: 土耳其总统雷杰普·塔伊普·埃尔多安（Recep Tayip Erdogan）和北约秘书长詹斯·斯托尔滕贝格（Jens Stoltenberg）讨论了俄罗斯的最新事件和瑞典的联盟成员。  - 乌克林。</text:p>
      <text:p text:style-name="P4">
图片: ['<text:a xlink:type="simple" xlink:href="https://static.ukrinform.com/photos/2023_02/thumb_files/630_360_1676549292-322.jpg" text:style-name="Internet_20_link" text:visited-style-name="Visited_20_Internet_20_Link">
630_360_16765...</text:a>
']</text:p>
      <text:p text:style-name="P4">
标签: ['Ердоган', 'НАТО', 'Столтенберг', 'Швеція', 'Росія']</text:p>
      <text:p text:style-name="P4">
类型: Article</text:p>
      <!--METADATA-->
      <text:p text:style-name="P4">
<draw:frame draw:style-name="fr1" draw:name="Image233" text:anchor-type="as-char" svg:width="6.9236in" svg:height="3.956343in" draw:z-index="0">
<draw:image xlink:href="../Images/yкринформ/2023-06-25T23-41-00-03-00/630_360_1676549292-322.jpg" xlink:type="simple" xlink:show="embed" xlink:actuate="onLoad" draw:mime-type="image/jpeg"/>
</draw:frame>
总统区Recep Tayyip Erdogan和北约秘书长Jens Stoltenberg讨论了俄罗斯的最新事件和瑞典在联盟中的成员。</text:p>
      <text:p text:style-name="P4">
关于它报告了乌克林福姆，参考<text:a xlink:type="simple" xlink:href="https://www.iletisim.gov.tr/english/haberler/detay/president-erdogan-nato-secretary-general-stoltenberg-talk-over-phone-25-06-23" text:style-name="Internet_20_link" text:visited-style-name="Visited_20_Internet_20_Link">
土耳其总统管理沟通部</text:a>
。</text:p>
      <text:p text:style-name="P4">
演讲写道：“北约斯托尔滕贝格秘书长已愿意希望出生的事件成为乌克兰公正和平的新里程碑。”</text:p>
      <text:p text:style-name="P4">
在谈话中，当事方还讨论了瑞典在北约的成员资格。 土耳其领导人强调，安卡拉在这个问题上保留了他的建设性立场。 但是，他指出，尽管PKK/PYD/YPG恐怖组织的支持者可以在瑞典自由运营，从而改变了其中心性立法。</text:p>
      <text:p text:style-name="P4">
<text:span text:style-name="T4">
另请阅读：</text:span>
 <text:a xlink:type="simple" xlink:href="https://www.ukrinform.ua/rubric-world/3724287-erdogan-i-fon-der-laen-obgovorili-perspektivi-clenstva-tureccini-v-es.html" text:style-name="Internet_20_link" text:visited-style-name="Visited_20_Internet_20_Link">
<text:span text:style-name="T4">
 erdogan </text:span>
和von der Liaien在欧盟讨论了土耳其的前景</text:a>
此外，在土耳其一方，强调，安卡拉与她的F-35战斗机的供应范围内坚持的不公正现象，以及试图将F-16战斗人员与瑞典成员的请求与北约的瑞典成员相关联对联盟及其安全的伤害，而不是其安全，而不是土耳其。</text:p>
      <text:p text:style-name="P4">
斯托尔滕贝格在<text:a xlink:type="simple" xlink:href="http://twitter.com/jensstoltenberg/status/1672983367397015553" text:style-name="Internet_20_link" text:visited-style-name="Visited_20_Internet_20_Link">
Twitter</text:a>
他指出，土耳其和北约将继续在瑞典Valiance的成员身份中共同努力。</text:p>
      <text:p text:style-name="P4">
“在北约峰会前夕，与埃尔多安总统进行了良好的交谈](https://www.ukrinform.ua/tag-samit-nato)我们为恐怖主义，克制和辩护做出重要决定。 我们将继续一起合作瑞典的北约。”他写道。</text:p>
      <text:p text:style-name="P4">
*!(https://www.ukrinform.ua/rubric-polytics/3726349-kuleba-i-stoltenberg-obgovorili-zmist-risenna-nato-pro-perspektivi-clenstva-ukraini.html)据报道，瓦格纳·佩克(Wagner Pec Yevgeny Prigogin)的领导人宣布了德马什(Demarsh)反对俄罗斯军事领导层，尤其是针对国防部谢尔盖·谢格(Sergei Shoig)。 他控制了Don的Rostov和Okronezh地区的一部分，然后Wagnerivtsi去了莫斯科。NSDC秘书Alexei Danilov称企图叛乱瓦格纳·佩克·耶夫根尼·普里戈吉的领导人是拆除俄罗斯普京总统制度的第一阶段。</text:p>
      <text:p text:style-name="P4">
<text:span text:style-name="T5">
foto：apa</text:span>
</text:p>
      <text:p text:style-name="P4">
News Source: <text:a xlink:type="simple" xlink:href="https://www.ukrinform.ua/rubric-world/3727612-erdogan-i-stoltenberg-obgovorili-podii-v-rosii-ta-vstup-svecii-do-nato.html" text:style-name="Internet_20_link" text:visited-style-name="Visited_20_Internet_20_Link">
https://www.ukrinform.ua/rubric-world/3727612-erdogan-i-stoltenberg-obgovorili-podii-v-rosii-ta-vstup-svecii-do-nato.html</text:a>
</text:p>
      <!--NEWS-->
      <text:h text:style-name="P10" text:outline-level="1">
<text:span text:style-name="T4">
世界对ZPP的情况不足 -  Zelensky的关注</text:span>
</text:h>
      <text:p text:style-name="P4">
作者: Ukrinform (Person)</text:p>
      <text:p text:style-name="P4">
出版商: Укринформ (Organization)</text:p>
      <text:p text:style-name="P4">
出版时间: 2023-06-25T23:43:00+03:00</text:p>
      <text:p text:style-name="P4">
修改时间: 2023-06-25T23:43:00+03:00</text:p>
      <text:p text:style-name="P4">
描述: 乌克兰沃迪米尔·泽伦斯基（Volodymyr Zelensky）总统认为，世界对俄罗斯对Zaporizhhya核电站的威胁的关注不足。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Світ', 'Зеленський', 'Запорізька АЕС', 'Війна з Росією']</text:p>
      <text:p text:style-name="P4">
类型: Article</text:p>
      <!--METADATA-->
      <text:p text:style-name="P4">
<draw:frame draw:style-name="fr1" draw:name="Image234" text:anchor-type="as-char" svg:width="6.9236in" svg:height="3.956343in" draw:z-index="0">
<draw:image xlink:href="../Images/yкринформ/2023-06-25T23-43-00-03-00/630_360_1665719857-744.png" xlink:type="simple" xlink:show="embed" xlink:actuate="onLoad" draw:mime-type="image/png"/>
</draw:frame>
Volodymyr Zelensky总统乌克兰人认为，世界对俄罗斯对Zaporizhhya核电站的威胁的关注不足。</text:p>
      <text:p text:style-name="P4">
根据乌克林福音通讯员的说法，他在晚上说了这一点<text:a xlink:type="simple" xlink:href="https://t.me/V_Zelenskiy_official/6707" text:style-name="Internet_20_link" text:visited-style-name="Visited_20_Internet_20_Link">
视频消息</text:a>
。</text:p>
      <text:p text:style-name="P4">
“ Zaporozhye核站的局势。注意Zaporizhzhia [Station]现有的俄罗斯威胁(https://www.ukrinform.ua/tag-aes)不幸的是，仍然不足。 Zelensky说：“因为这是不够的，并且对俄罗斯恐怖分子的承销和有意识的努力的反应是在Kryvyi Rih的另一个水库的大坝中有意识。”</text:p>
      <text:p text:style-name="P4">
<text:span text:style-name="T5">
viso：<text:a xlink:type="simple" xlink:href="https://t.me/V_Zelenskiy_official/6707" text:style-name="Internet_20_link" text:visited-style-name="Visited_20_Internet_20_Link">
op</text:a>
</text:span>
</text:p>
      <text:p text:style-name="P4">
他指出，在与美国总理特鲁多总理与波兰·安德兹赫杜达(Poland Andezhduda)总统与加拿大总理与加拿大总理进行电话交谈时，他向合作伙伴证明了有关俄罗斯 - 核发电厂情报的合作伙伴的信息。</text:p>
      <text:p text:style-name="P4">
<text:span text:style-name="T4">
另请阅读：</text:span>
 <text:a xlink:type="simple" xlink:href="https://www.ukrinform.ua/rubric-polytics/3727602-zelenskij-telefonom-obgovoriv-iz-trudo-situaciu-na-poli-bou-ta-zagrozu-na-zaes.html" text:style-name="Internet_20_link" text:visited-style-name="Visited_20_Internet_20_Link">
Zelensky Phone讨论了Polyb的情况，并威胁<text:span text:style-name="T4">
 ZPP </text:span>
</text:a>
根据国家元首的说法，乌克兰部的情况显然得到了恐怖分子的批准。</text:p>
      <text:p text:style-name="P4">
总统强调说：“我们必须并且必须 - 在世界范围内一起做 - 防止任何辐射事件的相当具体步骤。”</text:p>
      <text:p text:style-name="P4">
如[Ukrinform]报道(https://www.ukrinform.ua/rubric-ato/3727559-budanov-pro-zagrozu-pidrivu-zaes-nikoli-situacia-ne-bula-takou-serjoznou-ak-zaraz.html)，乌克兰少将基里尔·布达诺夫(Kirill Budanov)国防智力智力局局长说，鲁斯基夫斯卡(Ruskivska)已将设备放置在炸药中，大约有6个Zaporizhzhya原子电厂的设备。</text:p>
      <text:p text:style-name="P4">
News Source: <text:a xlink:type="simple" xlink:href="https://www.ukrinform.ua/rubric-polytics/3727627-svit-pridilae-nedostatno-uvagi-situacii-na-zaes-prezident.html" text:style-name="Internet_20_link" text:visited-style-name="Visited_20_Internet_20_Link">
https://www.ukrinform.ua/rubric-polytics/3727627-svit-pridilae-nedostatno-uvagi-situacii-na-zaes-prezident.html</text:a>
</text:p>
      <!--NEWS-->
      <text:h text:style-name="P10" text:outline-level="1">
<text:span text:style-name="T4">
乌克兰排球国家队在金色欧洲的决赛中让位给土耳其</text:span>
</text:h>
      <text:p text:style-name="P4">
作者: Ukrinform (Person)</text:p>
      <text:p text:style-name="P4">
出版商: Укринформ (Organization)</text:p>
      <text:p text:style-name="P4">
出版时间: 2023-06-25T23:57:57+03:00</text:p>
      <text:p text:style-name="P4">
修改时间: 2023-06-25T23:57:57+03:00</text:p>
      <text:p text:style-name="P4">
描述: 今天，6月25日，男子排球队在金欧罗莱格的决赛中取代了土耳其。  - 乌克林。</text:p>
      <text:p text:style-name="P4">
图片: ['<text:a xlink:type="simple" xlink:href="https://static.ukrinform.com/photos/2023_06/thumb_files/630_360_1687726598-537.jpeg" text:style-name="Internet_20_link" text:visited-style-name="Visited_20_Internet_20_Link">
630_360_16877...</text:a>
']</text:p>
      <text:p text:style-name="P4">
标签: ['Євроліга', 'Волейбол', 'Збірна України']</text:p>
      <text:p text:style-name="P4">
类型: Article</text:p>
      <!--METADATA-->
      <text:p text:style-name="P4">
<draw:frame draw:style-name="fr1" draw:name="Image235" text:anchor-type="as-char" svg:width="6.9236in" svg:height="3.956343in" draw:z-index="0">
<draw:image xlink:href="../Images/yкринформ/2023-06-25T23-57-57-03-00/630_360_1687726598-537.jpeg" xlink:type="simple" xlink:show="embed" xlink:actuate="onLoad" draw:mime-type="image/jpeg"/>
</draw:frame>
今天，6月25日，男子排球国家队在欧洲天秤座的最终时代就让位于土耳其。</text:p>
      <text:p text:style-name="P4">
据报道，乌克兰人输给了土耳其人-2：3。</text:p>
      <text:p text:style-name="P4">
乌克兰进入决赛克罗地亚国家(3：1)，土耳其是捷克共和国(3：2).</text:p>
      <text:p text:style-name="P4">
Як повідомлялося, збірна України грала у фіналі Золотої Євроліги вдруге за трироки – у 2021-му саме Туреччина обіграла нашу команду у фіналі.</text:p>
      <text:p text:style-name="P4">
<text:span text:style-name="T4">
Читайте також:</text:span>
 <text:a xlink:type="simple" xlink:href="https://www.ukrinform.ua/rubric-sports/3727590-zinoca-zbirna-ukraini-z-volejbolu-obigrala-cehiu-u-pivfinali-zolotoi-evroligi.html" text:style-name="Internet_20_link" text:visited-style-name="Visited_20_Internet_20_Link">
 Жіноча збірна України з <text:span text:style-name="T4">
волейбол</text:span>
 у обіграла Чехію упівфіналі Золотої Євроліги </text:a>
2017年，乌克兰队赢得了冠军。</text:p>
      <text:p text:style-name="P4">
照片：cev.eu</text:p>
      <text:p text:style-name="P4">
News Source: <text:a xlink:type="simple" xlink:href="https://www.ukrinform.ua/rubric-sports/3727629-zbirna-ukraini-z-volejbolu-postupilasa-turcii-v-finali-zolotoi-evroligi.html" text:style-name="Internet_20_link" text:visited-style-name="Visited_20_Internet_20_Link">
https://www.ukrinform.ua/rubric-sports/3727629-zbirna-ukraini-z-volejbolu-postupilasa-turcii-v-finali-zolotoi-evroligi.html</text:a>
</text:p>
      <!--NEWS-->
      <text:h text:style-name="P10" text:outline-level="1">
<text:span text:style-name="T4">
赫尔森地区再次在敌人的火中，在受伤的人中 - 一名孕妇</text:span>
</text:h>
      <text:p text:style-name="P4">
作者: Ukrinform (Person)</text:p>
      <text:p text:style-name="P4">
出版商: Укринформ (Organization)</text:p>
      <text:p text:style-name="P4">
出版时间: 2023-06-25T2:34:05+03:00</text:p>
      <text:p text:style-name="P4">
修改时间: 2023-06-25T20:34:05+03:00</text:p>
      <text:p text:style-name="P4">
描述: 在赫尔森，敌对的部队被安东诺夫卡（Antonovka）发射 - 一名29岁的男子受伤。 一名孕妇在Burgun受伤。  - 乌克林。</text:p>
      <text:p text:style-name="P4">
图片: ['<text:a xlink:type="simple" xlink:href="https://static.ukrinform.com/photos/2017_03/thumb_files/630_360_1489683842-3979.jpg" text:style-name="Internet_20_link" text:visited-style-name="Visited_20_Internet_20_Link">
630_360_14896...</text:a>
']</text:p>
      <text:p text:style-name="P4">
标签: ['Херсонщина', 'Обстріл', 'Російські військові', 'Війна з Росією']</text:p>
      <text:p text:style-name="P4">
类型: Article</text:p>
      <!--METADATA-->
      <text:p text:style-name="P4">
<draw:frame draw:style-name="fr1" draw:name="Image236" text:anchor-type="as-char" svg:width="6.9236in" svg:height="3.956343in" draw:z-index="0">
<draw:image xlink:href="../Images/yкринформ/2023-06-25T2-34-05-03-00/630_360_1489683842-3979.jpg" xlink:type="simple" xlink:show="embed" xlink:actuate="onLoad" draw:mime-type="image/jpeg"/>
</draw:frame>
纳克森敌对部队解雇了安东诺夫卡 -  29岁 - 年轻的受伤。 一名孕妇在Burgun受伤。</text:p>
      <text:p text:style-name="P4">
关于<text:a xlink:type="simple" xlink:href="https://t.me/khersonskaODA/7371" text:style-name="Internet_20_link" text:visited-style-name="Visited_20_Internet_20_Link">
电报</text:a>
乌克森报告报道说，乌克森报道。</text:p>
      <text:p text:style-name="P4">
“俄罗斯联邦的军队再次开火。 一名29岁的男子受伤。提供了必要的帮助。”</text:p>
      <text:p text:style-name="P4">
据他们说，大火下还有勃艮第。</text:p>
      <text:p text:style-name="P4">
<text:span text:style-name="T4">
另请阅读：</text:span>
 <text:a xlink:type="simple" xlink:href="https://www.ukrinform.ua/rubric-ato/3727503-vorog-obstrilav-prikordonna-cernigivsini-i-sumsini.html" text:style-name="Internet_20_link" text:visited-style-name="Visited_20_Internet_20_Link">
敌人<text:span text:style-name="T4">
炮击</text:span>
 Chernihiv和Sumy地区的边界</text:a>
“一个男人因严重伤害住院。 一名Yagit妇女落在了这种炮击下。 消息说：“医生现在正在协助准妈妈防止过早出生。”</text:p>
      <text:p text:style-name="P4">
众所周知，俄罗斯人再次将航空炸弹放在哥萨克上，并有趣。</text:p>
      <text:p text:style-name="P4">
News Source: <text:a xlink:type="simple" xlink:href="https://www.ukrinform.ua/rubric-ato/3727594-hersonsina-znovu-potrapila-pid-obstril-voroga-sered-poranenih-vagitna-zinka.html" text:style-name="Internet_20_link" text:visited-style-name="Visited_20_Internet_20_Link">
https://www.ukrinform.ua/rubric-ato/3727594-hersonsina-znovu-potrapila-pid-obstril-voroga-sered-poranenih-vagitna-zinka.html</text:a>
</text:p>
      <!--NEWS-->
      <text:h text:style-name="P10" text:outline-level="1">
<text:span text:style-name="T4">
佩斯批准了关于俄罗斯侵略乌克兰的政治后果的决议</text:span>
</text:h>
      <text:p text:style-name="P4">
作者: ['АРМІЯINFORM']</text:p>
      <text:p text:style-name="P4">
时间: 2023-06-25T32:00:00-04:00</text:p>
      <text:p text:style-name="P4">
描述: 为了记录由themble的议会记录，为了єvropy，成员的成员……与乌克兰2022年的战争，与乌克兰的最新新闻，今天与乌克兰的新闻，乌克兰2022年的战争最后一次，将有一个乌克兰和俄罗斯之间的战争以及2022年与乌克兰的战争在不变的时候是否会在不久的将来与乌克兰发生战争，他们说，与乌克兰的战争，今天的乌克兰新闻，乌克兰的新闻，乌克兰的新闻俄罗斯的媒体</text:p>
      <text:p text:style-name="P4">
图片: ['<text:a xlink:type="simple" xlink:href="https://armyinform.com.ua/wp-content/uploads/2023/06/100.jpg" text:style-name="Internet_20_link" text:visited-style-name="Visited_20_Internet_20_Link">
100.jpg</text:a>
']</text:p>
      <text:p text:style-name="P4">
标签: ['ВСТУП УКРАЇНИ ДО НАТО', 'ДОПОМОГА ПАРТНЕРІВ', 'ПАРЄ', 'СВІТ ПІДТРИМУЄ УКРАЇНУ']</text:p>
      <text:p text:style-name="P4">
类别: News</text:p>
      <!--METADATA-->
      <text:p text:style-name="P4">
<draw:frame draw:style-name="fr1" draw:name="Image237" text:anchor-type="as-char" svg:width="6.9236in" svg:height="3.623351in" draw:z-index="0">
<draw:image xlink:href="../Images/AРМІЯINFORM/2023-06-25T32-00-00-04-00/100.jpg" xlink:type="simple" xlink:show="embed" xlink:actuate="onLoad" draw:mime-type="image/jpeg"/>
</draw:frame>
在准备好的文件中，欧洲委员会议会议会呼吁会员国支持乌克兰在北约的会员资格。</text:p>
      <text:p text:style-name="P4">
而且 - 大会支持弗拉基米尔·泽伦斯基和平总统的公式，以创造由俄罗斯联邦侵略造成的损失登记册。</text:p>
      <text:p text:style-name="P4">
关于这个<text:a xlink:type="simple" xlink:href="https://www.facebook.com/verkhovna.rada.ukraine/posts/pfbid02BYkR1UZ2g4Xw13M16Fzs5AvyKNbymKZJ2dajvJ3g976j1SHKJmtKSH9Win1AwSBZl" text:style-name="Internet_20_link" text:visited-style-name="Visited_20_Internet_20_Link">
报告</text:a>
在乌克兰Verkhovna Rada的Facebook页面上。</text:p>
      <text:p text:style-name="P4">
除其他外，提出了步伐决定：</text:p>
      <text:p text:style-name="P4">
<text:span text:style-name="T5">
承认俄罗斯联邦犯有战争犯罪 - 破坏了卡科夫卡水力发电站； </text:span>
扩大在俄罗斯联邦，白俄罗斯和第三国受到制裁的个人和法人列表； <text:span text:style-name="T5">
继续加强对乌克兰的额外民事和军事援助； </text:span>
从俄罗斯天然气和石油创建战略经济自治； <text:span text:style-name="T5">
创建一个有利于俄罗斯利益的公司和人员的公共登记册； </text:span>
认识到俄罗斯联邦的政权，从而模仿了轻率的危险意识形态并促进了种族灭绝罪； <text:span text:style-name="T5">
启动创建监视制裁和追踪其逃避的机制的过程； </text:span>
与恐怖组织一起认识瓦格纳PEC和其他准军事形成。</text:p>
      <text:p text:style-name="P4">
News Source: <text:a xlink:type="simple" xlink:href="https://armyinform.com.ua/2023/06/25/parye-uhvalyla-rezolyucziyu-shhodo-politychnyh-naslidkiv-agresiyi-rf-proty-ukrayiny/" text:style-name="Internet_20_link" text:visited-style-name="Visited_20_Internet_20_Link">
https://armyinform.com.ua/2023/06/25/parye-uhvalyla-rezolyucziyu-shhodo-politychnyh-naslidkiv-agresiyi-rf-proty-ukrayiny/</text:a>
</text:p>
      <!--NEWS-->
      <text:h text:style-name="P10" text:outline-level="1">
<text:span text:style-name="T4">
协调总部讨论了DNA专业知识的各个方面和死者身体的识别</text:span>
</text:h>
      <text:p text:style-name="P4">
作者: ['АРМІЯINFORM']</text:p>
      <text:p text:style-name="P4">
时间: 2023-06-25T34:00:00-04:00</text:p>
      <text:p text:style-name="P4">
描述: 在协调的总部，Zustychov，Viskovoovtsov，Yaki，他们建立了...与乌克兰2022年的战争，与乌克兰的最新新闻，《与乌克兰的新闻》 2022年的战争是乌克兰和俄罗斯的最后一场，以及与乌克兰战争的最后一场，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photo_5815679580902633599_w.jpg" text:style-name="Internet_20_link" text:visited-style-name="Visited_20_Internet_20_Link">
photo_5815679580902633599_w.jpg</text:a>
']</text:p>
      <text:p text:style-name="P4">
标签: ['ВБИВСТВО В ОЛЕНІВЦІ', 'ВІЙСЬКОВОПОЛОНЕНІ', 'КООРДИНАЦІЙНИЙ ШТАБ З ПИТАНЬ ПОВОДЖЕННЯ З ВІЙСЬКОВОПОЛОНЕНИМИ', 'ТЕРАКТ']</text:p>
      <text:p text:style-name="P4">
类别: News</text:p>
      <!--METADATA-->
      <text:p text:style-name="P4">
<draw:frame draw:style-name="fr1" draw:name="Image238" text:anchor-type="as-char" svg:width="6.9236in" svg:height="3.888755in" draw:z-index="0">
<draw:image xlink:href="../Images/AРМІЯINFORM/2023-06-25T34-00-00-04-00/photo_5815679580902633599_w.jpg" xlink:type="simple" xlink:show="embed" xlink:actuate="onLoad" draw:mime-type="image/jpeg"/>
</draw:frame>
协调总部与一场当地军人会议，他们在奥尼维卡的恐怖袭击中感到惊讶或死亡。</text:p>
      <text:p text:style-name="P4">
关于这个<text:a xlink:type="simple" xlink:href="https://t.me/Koord_shtab/1322" text:style-name="Internet_20_link" text:visited-style-name="Visited_20_Internet_20_Link">
被引用</text:a>
在电报的员工页面上。</text:p>
      <text:p text:style-name="P4">
亲密军事人员的问题主要关注DNA专业知识的各个方面以及对死者尸体的识别。 尤其是，亲戚要求在国外重复考试，因为在他们看来，乌克兰的专业知识并不是在乌克兰的任何时候都带来了运营和明确的结果。</text:p>
      <text:p text:style-name="P4">
此外，捍卫者的亲戚对调查人员感兴趣，根据哪些标准，俄罗斯恐怖分子选择了战士搬到Terctact的机库。 调查人员解释说，入侵者选择了与彼此无关的人：不同的年龄，不同的军事级别和困难。</text:p>
      <text:p text:style-name="P4">
“我们将能够充满信心地说，仅在必要的调查措施完成后，在安加拉(Angarra)中陷入困境的囚犯是否才根据某些标准被选中。 特别是，让我们看一下犯罪现场，我们将嫌疑人引渡到乌克兰。 也就是说，至少在一个人的销售之后。”阿佐夫代表解释说。</text:p>
      <text:p text:style-name="P4">
News Source: <text:a xlink:type="simple" xlink:href="https://armyinform.com.ua/2023/06/25/u-koordynaczijnomu-shtabi-obgovoryly-aspekty-provedennya-dnk-ekspertyz-ta-opiznannya-til-zagyblyh/" text:style-name="Internet_20_link" text:visited-style-name="Visited_20_Internet_20_Link">
https://armyinform.com.ua/2023/06/25/u-koordynaczijnomu-shtabi-obgovoryly-aspekty-provedennya-dnk-ekspertyz-ta-opiznannya-til-zagyblyh/</text:a>
</text:p>
      <!--NEWS-->
      <text:h text:style-name="P10" text:outline-level="1">
<text:span text:style-name="T4">
俄罗斯寡头的助手被拘留了：他管理乌克兰的钛出口，以生产“卡利盘”</text:span>
</text:h>
      <text:p text:style-name="P4">
作者: ['АРМІЯINFORM']</text:p>
      <text:p text:style-name="P4">
时间: 2023-06-25T36:00:00-04:00</text:p>
      <text:p text:style-name="P4">
描述: Rosiysky Pidsancic Millicarder Mikhail Shelkova的“右手”，Yaki ...与乌克兰2022年的战争，与乌克兰的战争，今天的最新消息，乌克兰和俄罗斯之间的最新战争以及与乌克兰战争之间的最新战争将是是否，是否在不久的将来与乌克兰进行战争，今天与乌克兰的战争，今天的乌克兰新闻</text:p>
      <text:p text:style-name="P4">
图片: ['<text:a xlink:type="simple" xlink:href="https://armyinform.com.ua/wp-content/uploads/2020/08/1-naruchnyky-arest.jpeg" text:style-name="Internet_20_link" text:visited-style-name="Visited_20_Internet_20_Link">
1-naruchnyky-arest.jpeg</text:a>
']</text:p>
      <text:p text:style-name="P4">
标签: ['ЗЛОЧИНИ ОКУПАНТІВ', 'СБУ']</text:p>
      <text:p text:style-name="P4">
类别: News</text:p>
      <!--METADATA-->
      <text:p text:style-name="P4">
<draw:frame draw:style-name="fr1" draw:name="Image239" text:anchor-type="as-char" svg:width="6.9236in" svg:height="4.604194in" draw:z-index="0">
<draw:image xlink:href="../Images/AРМІЯINFORM/2023-06-25T36-00-00-04-00/1-naruchnyky-arest.jpeg" xlink:type="simple" xlink:show="embed" xlink:actuate="onLoad" draw:mime-type="image/jpeg"/>
</draw:frame>
俄罗斯次级二十多位女星米哈伊尔·谢尔科夫(Mikhail Shelkov)的右手被拘留，后者指示从乌克兰出口钛用于生产机芯导弹。</text:p>
      <text:p text:style-name="P4">
关于它<text:a xlink:type="simple" xlink:href="https://ssu.gov.ua/novyny/sbu-zatrymala-pravu-ruku-rosiiskoho-oliharkha-yakyi-keruvav-vyvezenniam-z-ukrainy-tytanu-dlia-vyrobnytstva-kalibriv" text:style-name="Internet_20_link" text:visited-style-name="Visited_20_Internet_20_Link">
报告</text:a>
乌克兰的安全服务。</text:p>
      <text:p text:style-name="P4">
“这些人组织了从乌克兰到俄罗斯原材料的隐藏出口计划。 SBU告诉SBU，它是在军事工业建筑群中用于军事工业综合体中的，包括“口径”类型的火箭，TASU-35战斗机，KA-52直升机。”</text:p>
      <text:p text:style-name="P4">
值得注意的是，被拘留者的官方立场是属于俄罗斯亿万富翁首席执行官首席执行官首席执行官的顾问。因此，通过它，谢尔科夫(Shelkov)为俄罗斯的矿产联盟建立了矿物联盟的供应达摩蛋白开采和加工战斗的存托。 Fedosev代表他在2022年2月24日之前到达乌克兰，以控制这一非法业务。</text:p>
      <text:p text:style-name="P4">
根据可用数据，“计划”的组织者被运送到俄罗斯，近11吨总价值近200万美元。</text:p>
      <text:p text:style-name="P4">
SBU的工作人员记录了设备，并采取了全面的措施，将其组织者绳之以法。 在搜索过程中，俄罗斯护照和有非法活动证据的文件出现了。</text:p>
      <text:p text:style-name="P4">
我们将提醒，SBU的较早调查人员报告了Shelkov和Fedosev在Art的第3部分中的怀疑。 乌克兰刑法的110-2(为了进行暴力变革或推翻宪法秩序或夺取国家权力的融资行动，领土或国家边界边界的变化).</text:p>
      <text:p text:style-name="P4">
Наразі суд обрав Федосеєву запобіжний захід у виді тримання під вартою.</text:p>
      <text:p text:style-name="P4">
News Source: <text:a xlink:type="simple" xlink:href="https://armyinform.com.ua/2023/06/25/zatrymala-pomichnyka-rosijskogo-oligarha-keruvav-vyvezennyam-z-ukrayiny-tytanu-dlya-vyrobnycztva-kalibriv/" text:style-name="Internet_20_link" text:visited-style-name="Visited_20_Internet_20_Link">
https://armyinform.com.ua/2023/06/25/zatrymala-pomichnyka-rosijskogo-oligarha-keruvav-vyvezennyam-z-ukrayiny-tytanu-dlya-vyrobnycztva-kalibriv/</text:a>
</text:p>
      <!--NEWS-->
      <text:h text:style-name="P10" text:outline-level="1">
<text:span text:style-name="T4">
政府已批准了提高员工在DE入围领土上工作技能的程序：已知的</text:span>
</text:h>
      <text:p text:style-name="P4">
作者: ['АРМІЯINFORM']</text:p>
      <text:p text:style-name="P4">
时间: 2023-06-25T38:00:00-04:00</text:p>
      <text:p text:style-name="P4">
描述: Syogodn和卡布明（Kabmin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1/06/kabmin-1.jpg" text:style-name="Internet_20_link" text:visited-style-name="Visited_20_Internet_20_Link">
kabmin-1.jpg</text:a>
']</text:p>
      <text:p text:style-name="P4">
标签: ['ДЕОКУПОВАНІ ТЕРИТОРІЇ', 'МІНРЕІНТЕГРАЦІЇ']</text:p>
      <text:p text:style-name="P4">
类别: News</text:p>
      <!--METADATA-->
      <text:p text:style-name="P4">
<draw:frame draw:style-name="fr1" draw:name="Image240" text:anchor-type="as-char" svg:width="6.9236in" svg:height="4.269553in" draw:z-index="0">
<draw:image xlink:href="../Images/AРМІЯINFORM/2023-06-25T38-00-00-04-00/kabmin-1.jpg" xlink:type="simple" xlink:show="embed" xlink:actuate="onLoad" draw:mime-type="image/jpeg"/>
</draw:frame>
如今，内阁已经采用了一项决议，该决议定义了实施项目的实施机制，以提高确定在Deocred领土上工作的人的资格资格。 首先是关于管理人员和公共管理专家。</text:p>
      <text:p text:style-name="P4">
关于它<text:a xlink:type="simple" xlink:href="https://t.me/minre_ua/3628" text:style-name="Internet_20_link" text:visited-style-name="Visited_20_Internet_20_Link">
报告</text:a>
重返社会部。</text:p>
      <text:p text:style-name="P4">
“此类培训将由基辅国立国立大学进行塔拉什夫琴科大学进行。 介绍说，正是这种高等教育机构在培训专家的培训中，削减了281个“公共行政和行政管理”。</text:p>
      <text:p text:style-name="P4">
今天做出的决定是针对政府决议的实施制定的，“将实验性项目定为建立州政府储备金，以在乌克兰取消领土上的工作”。</text:p>
      <text:p text:style-name="P4">
应该提醒的是，该文件是由公务员特别机构共同开发的，并由克里米亚自治共和国的乌克兰总统的代表共同开发。</text:p>
      <text:p text:style-name="P4">
政府批准的程序旨在培训人员重新融入乌克兰的占领领土。</text:p>
      <text:p text:style-name="P4">
News Source: <text:a xlink:type="simple" xlink:href="https://armyinform.com.ua/2023/06/25/uryad-zatverdyv-poryadok-pidvyshhennya-kvalifikacziyi-praczivnykiv-dlya-roboty-na-deokupovanyh-terytoriyah-shho-vidomo/" text:style-name="Internet_20_link" text:visited-style-name="Visited_20_Internet_20_Link">
https://armyinform.com.ua/2023/06/25/uryad-zatverdyv-poryadok-pidvyshhennya-kvalifikacziyi-praczivnykiv-dlya-roboty-na-deokupovanyh-terytoriyah-shho-vidomo/</text:a>
</text:p>
      <!--NEWS-->
      <text:h text:style-name="P10" text:outline-level="1">
<text:span text:style-name="T4">
杜马州说，瓦格纳·佩奇无需禁止</text:span>
</text:h>
      <text:p text:style-name="P4">
作者: Ukrinform (Person)</text:p>
      <text:p text:style-name="P4">
出版商: Укринформ (Organization)</text:p>
      <text:p text:style-name="P4">
出版时间: 2023-06-25T3:35:00+03:00</text:p>
      <text:p text:style-name="P4">
修改时间: 2023-06-25T20:35:00+03:00</text:p>
      <text:p text:style-name="P4">
描述: 俄罗斯联邦国防部国家国防委员会主席安德里·卡特波洛夫（Andriy Kartpolov）认为，参加了其主管尤金·普里戈金（Eugene Prigogin）叛乱的瓦格纳·佩克（Wagner PEC）无需禁止。  - 乌克林。</text:p>
      <text:p text:style-name="P4">
图片: ['<text:a xlink:type="simple" xlink:href="https://static.ukrinform.com/photos/2016_12/thumb_files/630_360_1482326512-5954.jpg" text:style-name="Internet_20_link" text:visited-style-name="Visited_20_Internet_20_Link">
630_360_14823...</text:a>
']</text:p>
      <text:p text:style-name="P4">
标签: ['Держдума РФ', 'Росія', 'ПВК "Вагнера"', 'Пригожин']</text:p>
      <text:p text:style-name="P4">
类型: Article</text:p>
      <!--METADATA-->
      <text:p text:style-name="P4">
<draw:frame draw:style-name="fr1" draw:name="Image241" text:anchor-type="as-char" svg:width="6.9236in" svg:height="3.956343in" draw:z-index="0">
<draw:image xlink:href="../Images/yкринформ/2023-06-25T3-35-00-03-00/630_360_1482326512-5954.jpg" xlink:type="simple" xlink:show="embed" xlink:actuate="onLoad" draw:mime-type="image/jpeg"/>
</draw:frame>
辩护俄罗斯联邦的国家杜马州元首安德里·卡特波洛夫(Andriy Kartpolov)认为，参加了其主管尤金·普里戈金(Eugene Prigogin)叛乱的瓦格纳·佩克(Wagner PEC)无需禁止。</text:p>
      <text:p text:style-name="P4">
他对Roszmi说了这一点，并报告了乌克林福姆(Ukrinform)(https://meduza.io/news/2023/06/25/glava-komiteta-gosdumy-po-oborone-zayavil-chto-v-rossii-nuzhen-zakon-o-chvk-on-schitaet-chto-vagnerovtsy-nichego-predosuditelnogo-ne-delali)。</text:p>
      <text:p text:style-name="P4">
据他说，参与者<text:a xlink:type="simple" xlink:href="https://www.ukrinform.ua/tag-pvk-vagnera" text:style-name="Internet_20_link" text:visited-style-name="Visited_20_Internet_20_Link">
Wagner PVC“</text:a>
，在唐(Rostov)的罗斯托夫(Rostov)中，“没错了”，因为他们“遵守命令”。 他认为，他们“没有打破任何人”，也没有人声称 - “南部军事区的居民，也不是南部军事区的军人。”</text:p>
      <text:p text:style-name="P4">
Kartpolov指出，今天定义了Wagner PEC本身的命运。 通过这样做，他认为没有必要禁止它。</text:p>
      <text:p text:style-name="P4">
“为此禁止它吗？毕竟，在这里向PVC领导人的所有问题……谁受到了振奋。我们必须回答。俄罗斯和“分散”它将“将”北约·托克兰(Nato Tukraine)最好的礼物。</text:p>
      <text:p text:style-name="P4">
<text:span text:style-name="T4">
另请阅读：</text:span>
 [眨眼 - 关于叛乱<text:span text:style-name="T4">
 prigogine </text:span>
 a：不要以为最终行为已被修改]]](https://www.ukrinform.ua/rubric-world/3727554-blinken-pro-zakolot-prigozina-ne-dumau-so-mi-bacili-finalnij-akt.html)据他说，现在在国家杜马继续朝国家武装结构的活动的各个方向工作，而PEC是其组成部分之一。</text:p>
      <text:p text:style-name="P4">
如<text:a xlink:type="simple" xlink:href="https://www.ukrinform.ua/rubric-other_news/3727120-zakolot-prigozina-vse-so-vidomo-na-cej-moment.html" text:style-name="Internet_20_link" text:visited-style-name="Visited_20_Internet_20_Link">
报道</text:a>
Wagner Pec Yevgeny Prigogin的负责人于6月23日宣布了反俄罗斯军事领导层的Demarsh，特别是反对俄罗斯联邦国防部长Sergiyashah。 瓦格纳(Wagner)在唐(Rostov)建立了对军事物体的控制。 普里戈因(Prigogine)宣布打算到达莫斯科，并在6月24日晚上报道说，他将小组战士部署到<text:a xlink:type="simple" xlink:href="https://www.ukrinform.ua/rubric-world/3727347-prigozin-rozvertae-koloni-vagnerivciv-do-polovih-taboriv-roszmi.html" text:style-name="Internet_20_link" text:visited-style-name="Visited_20_Internet_20_Link">
野战营</text:a>
 .</text:p>
      <text:p text:style-name="P4">
News Source: <text:a xlink:type="simple" xlink:href="https://www.ukrinform.ua/rubric-world/3727595-u-derzdumi-zaavili-so-pvk-vagnera-nemae-za-so-zaboronati.html" text:style-name="Internet_20_link" text:visited-style-name="Visited_20_Internet_20_Link">
https://www.ukrinform.ua/rubric-world/3727595-u-derzdumi-zaavili-so-pvk-vagnera-nemae-za-so-zaboronati.html</text:a>
</text:p>
      <!--NEWS-->
      <text:h text:style-name="P10" text:outline-level="1">
<text:span text:style-name="T4">
“我们没有食物。 一个饼干分为八个师”  - 古尔的拦截</text:span>
</text:h>
      <text:p text:style-name="P4">
作者: ['АРМІЯINFORM']</text:p>
      <text:p text:style-name="P4">
时间: 2023-06-25T40:00:00-04:00</text:p>
      <text:p text:style-name="P4">
描述: Viiskovis RF在Harchvannya Pack的Rosmovi上的Viiskovis RF Sparit和Takozh关于Totaln ...与乌克兰2022年的战争，与乌克兰的最新新闻，今天与乌克兰2022年的新闻战争，今天与乌克兰的新闻战争，乌克兰和俄罗斯和俄罗斯之间的战争将是一场战争，与2022年的战争，乌克兰是否会在不久</text:p>
      <text:p text:style-name="P4">
图片: ['<text:a xlink:type="simple" xlink:href="https://armyinform.com.ua/wp-content/uploads/2023/03/okupanty-strilby.jpg" text:style-name="Internet_20_link" text:visited-style-name="Visited_20_Internet_20_Link">
okupanty-strilby.jpg</text:a>
']</text:p>
      <text:p text:style-name="P4">
标签: ['ГУР МО УКРАЇНИ', 'ГУР ПЕРЕХОПЛЕННЯ', 'ДУТА ВЕЛИЧ РОСАРМІЇ']</text:p>
      <text:p text:style-name="P4">
类别: News</text:p>
      <!--METADATA-->
      <text:p text:style-name="P4">
<draw:frame draw:style-name="fr1" draw:name="Image242" text:anchor-type="as-char" svg:width="6.9236in" svg:height="4.33302in" draw:z-index="0">
<draw:image xlink:href="../Images/AРМІЯINFORM/2023-06-25T40-00-00-04-00/okupanty-strilby.jpg" xlink:type="simple" xlink:show="embed" xlink:actuate="onLoad" draw:mime-type="image/jpeg"/>
</draw:frame>
说明性照片</text:p>
      <text:p text:style-name="P4">
军事俄罗斯联邦抱怨电话会话不佳食物，以及完全缺乏军事设备和援助。</text:p>
      <text:p text:style-name="P4">
关于这个<text:a xlink:type="simple" xlink:href="https://www.youtube.com/watch" text:style-name="Internet_20_link" text:visited-style-name="Visited_20_Internet_20_Link">
被引用</text:a>
GUR MOU再次被拦截。</text:p>
      <text:p text:style-name="P4">
“我们没有食物。 一个饼干分为八个，”俄罗斯士兵说。</text:p>
      <text:p text:style-name="P4">
入侵者还说，俄罗斯联邦的部队开始了暴动。</text:p>
      <text:p text:style-name="P4">
“在乌克罗普之前，我们投掷了500-300米，有2个号角给予了全部。 而且，如果您向后移动 - 他们被枪击了，则机器枪手就在后面。”</text:p>
      <text:p text:style-name="P4">
News Source: <text:a xlink:type="simple" xlink:href="https://armyinform.com.ua/2023/06/25/sydymo-bez-yizhi-odyn-suharyk-na-vismoh-dilymo-perehoplennya-gur/" text:style-name="Internet_20_link" text:visited-style-name="Visited_20_Internet_20_Link">
https://armyinform.com.ua/2023/06/25/sydymo-bez-yizhi-odyn-suharyk-na-vismoh-dilymo-perehoplennya-gur/</text:a>
</text:p>
      <!--NEWS-->
      <text:h text:style-name="P10" text:outline-level="1">
<text:span text:style-name="T4">
速度通过爆炸卡科夫斯卡亚水力发电站，发现俄罗斯联邦犯有艾卡氏犯罪罪。</text:span>
</text:h>
      <text:p text:style-name="P4">
作者: ['АРМІЯINFORM']</text:p>
      <text:p text:style-name="P4">
时间: 2023-06-25T42:00:00-04:00</text:p>
      <text:p text:style-name="P4">
描述: 为了єvropi，议会作为assblea赞扬了该决议，Yaki从帮助...与乌克兰的战争2022年的战争中夺取了俄罗斯联邦，与乌克兰的战争是今天的最新消息，与乌克兰2022年的新闻战争是新闻之战。最后的最后，乌克兰与俄罗斯之间的战争以及2022年与乌克兰的战争将在不久的将来与乌克兰战争，他们说，今天与乌克兰与乌克兰的战争，今天的新闻，乌克兰新闻在乌克兰媒体的俄罗斯人</text:p>
      <text:p text:style-name="P4">
图片: ['<text:a xlink:type="simple" xlink:href="https://armyinform.com.ua/wp-content/uploads/2023/06/270002.jpg" text:style-name="Internet_20_link" text:visited-style-name="Visited_20_Internet_20_Link">
270002.jpg</text:a>
']</text:p>
      <text:p text:style-name="P4">
标签: ['КАХОВСЬКА ГЕС', 'КАХОВСЬКА ГЕС/ШТАБ INFO', 'ПАРЄ', 'РЕЗОЛЮЦІЯ']</text:p>
      <text:p text:style-name="P4">
类别: News</text:p>
      <!--METADATA-->
      <text:p text:style-name="P4">
<draw:frame draw:style-name="fr1" draw:name="Image243" text:anchor-type="as-char" svg:width="6.9236in" svg:height="3.983579in" draw:z-index="0">
<draw:image xlink:href="../Images/AРМІЯINFORM/2023-06-25T42-00-00-04-00/270002.jpg" xlink:type="simple" xlink:show="embed" xlink:actuate="onLoad" draw:mime-type="image/jpeg"/>
</draw:frame>
欧洲委员会议会议会批准了一项决议，在该决议中，它通过破坏了卡科夫卡水力发电站来认识到犯罪犯罪的rfine。</text:p>
      <text:p text:style-name="P4">
关于它<text:a xlink:type="simple" xlink:href="https://t.me/shtab_kakhovska_hes/1220" text:style-name="Internet_20_link" text:visited-style-name="Visited_20_Internet_20_Link">
报告</text:a>
消除Kakhovskaya水力发电站后果的总部。</text:p>
      <text:p text:style-name="P4">
收集了80张选票以通过该文件。</text:p>
      <text:p text:style-name="P4">
“它包含与乌克兰RFPRO侵略的政治后果有关的许多要点植物，“信息传达出来。</text:p>
      <text:p text:style-name="P4">
News Source: <text:a xlink:type="simple" xlink:href="https://armyinform.com.ua/2023/06/25/parye-vyznala-rf-vynnoyu-u-skoyenni-zlochynu-ekoczydu-shlyahom-pidryvu-kahovskoyi-ges-rezolyucziya/" text:style-name="Internet_20_link" text:visited-style-name="Visited_20_Internet_20_Link">
https://armyinform.com.ua/2023/06/25/parye-vyznala-rf-vynnoyu-u-skoyenni-zlochynu-ekoczydu-shlyahom-pidryvu-kahovskoyi-ges-rezolyucziya/</text:a>
</text:p>
      <!--NEWS-->
      <text:h text:style-name="P10" text:outline-level="1">
<text:span text:style-name="T4">
Alexei Reznikov展示了国防军如何摧毁Bakhmut附近的三个俄罗斯坦克</text:span>
</text:h>
      <text:p text:style-name="P4">
作者: ['АРМІЯINFORM']</text:p>
      <text:p text:style-name="P4">
时间: 2023-06-25T44:00:00-04:00</text:p>
      <text:p text:style-name="P4">
描述: 乌克兰防御Oleksiy Reznikov，Obbelikov，视频Znishchens的官员，由国防部的Znishchens进行...与乌克兰2022年的战争，与乌克兰与乌克兰的最新新闻，今天与乌克兰2022年的新闻战争，今天，乌克兰在今天之间的战争，乌克兰将在乌克兰之间发生战争和俄罗斯以及2022年与乌克兰的战争时，无论是否有一年，是否会在不久的将来与乌克兰进行战争，他们说，与乌克兰的战争，今天的乌克兰新闻，乌克兰的新闻，乌克兰媒体的新闻俄语</text:p>
      <text:p text:style-name="P4">
图片: []</text:p>
      <text:p text:style-name="P4">
标签: ['ЗНИЩЕННЯ РОСІЙСЬКОЇ ВІЙСЬКОВОЇ ТЕХНІКИ', 'ОЛЕКСІЙ РЕЗНІКОВ', 'ОФІЦІЙНО']</text:p>
      <text:p text:style-name="P4">
类别: News</text:p>
      <!--METADATA-->
      <text:p text:style-name="P4">
乌克兰Oleksiy Reznikov的国防部长发布了一段视频，其中有关巴赫穆特附近Kurdyumivka地区的三个俄罗斯坦克部队的破坏。</text:p>
      <text:p text:style-name="P4">
关于这个<text:a xlink:type="simple" xlink:href="https://twitter.com/oleksiireznikov/status/1672702196322902018" text:style-name="Internet_20_link" text:visited-style-name="Visited_20_Internet_20_Link">
被引用</text:a>
在他的Twitter中。</text:p>
      <text:p text:style-name="P4">
“我们不会竭尽所能。 在卡卢迪米夫卡(Kaludyumivka)地区的前部仅一天，我们的部队摧毁了三个俄罗斯坦克，” Oleksiresnikov写道。</text:p>
      <text:p text:style-name="P4">
News Source: <text:a xlink:type="simple" xlink:href="https://armyinform.com.ua/2023/06/25/oleksij-reznikov-pokazav-yak-syly-oborony-znyshhyly-try-rosijski-tanky-nepodalik-bahmuta/" text:style-name="Internet_20_link" text:visited-style-name="Visited_20_Internet_20_Link">
https://armyinform.com.ua/2023/06/25/oleksij-reznikov-pokazav-yak-syly-oborony-znyshhyly-try-rosijski-tanky-nepodalik-bahmuta/</text:a>
</text:p>
      <!--NEWS-->
      <text:h text:style-name="P10" text:outline-level="1">
<text:span text:style-name="T4">
在卡兰查兰卡克中央医院，占领者配备了一家军事医院</text:span>
</text:h>
      <text:p text:style-name="P4">
作者: ['АРМІЯINFORM']</text:p>
      <text:p text:style-name="P4">
时间: 2023-06-25T46:00:00-04:00</text:p>
      <text:p text:style-name="P4">
描述: 敌人应责怪Techinovi Techno活力的大厅。 在...与乌克兰2022年的战争中，与乌克兰的战争是今天的最新消息，与乌克兰2022的战争是今天的最后一场新闻，乌克兰和俄罗斯之间的战争将在乌克兰和俄罗斯之间发生战争，而2022年与乌克兰的战争将是他们是否会在不久的将来与乌克兰发动战争</text:p>
      <text:p text:style-name="P4">
图片: ['<text:a xlink:type="simple" xlink:href="https://armyinform.com.ua/wp-content/uploads/2023/04/37_main-v1660280985.jpg" text:style-name="Internet_20_link" text:visited-style-name="Visited_20_Internet_20_Link">
37_main-v1660280985.jpg</text:a>
']</text:p>
      <text:p text:style-name="P4">
标签: ['ГЕНЕРАЛЬНИЙ ШТАБ ЗС УКРАЇНИ', 'ОПЕРАТИВНА ОБСТАНОВКА']</text:p>
      <text:p text:style-name="P4">
类别: News</text:p>
      <!--METADATA-->
      <text:p text:style-name="P4">
<draw:frame draw:style-name="fr1" draw:name="Image244" text:anchor-type="as-char" svg:width="6.9236in" svg:height="4.61903in" draw:z-index="0">
<draw:image xlink:href="../Images/AРМІЯINFORM/2023-06-25T46-00-00-04-00/37_main-v1660280985.jpg" xlink:type="simple" xlink:show="embed" xlink:actuate="onLoad" draw:mime-type="image/jpeg"/>
</draw:frame>
说明性照片</text:p>
      <text:p text:style-name="P4">
敌人继续在活力和军事装备中遭受巨大损失。 同时，为了掩盖损失，他使用基础设施及时捕获的定居点向其军事人员提供医疗援助。 特别是，在中央地区医院场所的Kalanchakcheron地区定居点，军事医院被解冻。 它包含约100名俄罗斯军人。 反过来，禁止为平民灾难提供医疗援助。</text:p>
      <text:p text:style-name="P4">
News Source: <text:a xlink:type="simple" xlink:href="https://armyinform.com.ua/2023/06/25/u-czentralnij-rajonnij-likarni-kalanchaka-okupanty-oblashtuvaly-vijskovyj-shpytal/" text:style-name="Internet_20_link" text:visited-style-name="Visited_20_Internet_20_Link">
https://armyinform.com.ua/2023/06/25/u-czentralnij-rajonnij-likarni-kalanchaka-okupanty-oblashtuvaly-vijskovyj-shpytal/</text:a>
</text:p>
      <!--NEWS-->
      <text:h text:style-name="P10" text:outline-level="1">
<text:span text:style-name="T4">
每天敌人的损失：消除了720名占领者，摧毁了6个坦克和19个手工系统</text:span>
</text:h>
      <text:p text:style-name="P4">
作者: ['АРМІЯINFORM']</text:p>
      <text:p text:style-name="P4">
时间: 2023-06-25T48:00:00-04:00</text:p>
      <text:p text:style-name="P4">
描述: Zagalni Boyov，在02/24/22到06/25/23 Orintovo成为：...与乌克兰2022的战争，与乌克兰的战争，今天与乌克兰的最新新闻，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vtraty_06-25-2023-scaled.jpg" text:style-name="Internet_20_link" text:visited-style-name="Visited_20_Internet_20_Link">
vtraty_06-25-2023-scaled.jpg</text:a>
']</text:p>
      <text:p text:style-name="P4">
标签: ['АГРЕСІЯ РФ', 'ВТОРГНЕННЯ РФ', 'ВТРАТИ ВОРОГА', 'ГШ ЗСУ']</text:p>
      <text:p text:style-name="P4">
类别: News</text:p>
      <!--METADATA-->
      <text:p text:style-name="P4">
<draw:frame draw:style-name="fr1" draw:name="Image245" text:anchor-type="as-char" svg:width="6.9236in" svg:height="6.975527in" draw:z-index="0">
<draw:image xlink:href="../Images/AРМІЯINFORM/2023-06-25T48-00-00-04-00/vtraty_06-25-2023-scaled.jpg" xlink:type="simple" xlink:show="embed" xlink:actuate="onLoad" draw:mime-type="image/jpeg"/>
</draw:frame>
从24.02.22到25.06.23的敌人的总损失将是定向的：</text:p>
      <text:p text:style-name="P4">
<text:span text:style-name="T4">
<text:span text:style-name="T5">
人员 -  </text:span>
* 224630(+720)淘汰的人</text:span>
<text:span text:style-name="T5">
坦克 -  </text:span>
<text:span text:style-name="T5">
 4030(+6)</text:span>
<text:span text:style-name="T4">
战斗装甲车 -  </text:span>
 7806(+2)<text:span text:style-name="T4">
<text:span text:style-name="T5">
炮兵系统 -  </text:span>
<text:span text:style-name="T5">
 4034(+19)</text:span>
 </text:span>
 rszv- <text:span text:style-name="T4">
 624(+5)</text:span>
<text:span text:style-name="T5">
防防防防防空防 -  </text:span>
<text:span text:style-name="T5">
 385(+2)</text:span>
<text:span text:style-name="T4">
飞机 -  </text:span>
 314(0)<text:span text:style-name="T4">
<text:span text:style-name="T5">
直升机 -  </text:span>
* 308(0)</text:span>
<text:span text:style-name="T5">
无人机手术战术水平 -  </text:span>
<text:span text:style-name="T5">
 3472(+12)</text:span>
<text:span text:style-name="T4">
有翼的导弹 -  </text:span>
 1259(+41)<text:span text:style-name="T4">
<text:span text:style-name="T5">
船 /船 -  </text:span>
* 18(0)</text:span>
<text:span text:style-name="T5">
汽车设备和坦克 -  </text:span>
<text:span text:style-name="T5">
 6735(+4)</text:span>
<text:span text:style-name="T4">
特殊技术 -  </text:span>
 552(+4)指定数据...</text:p>
      <text:p text:style-name="P4">
警告!根据预定时期的澄清给出了有翼导弹的总数。</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5.06.23。</text:p>
      <text:p text:style-name="P4">
News Source: <text:a xlink:type="simple" xlink:href="https://armyinform.com.ua/2023/06/25/vtraty-voroga-za-dobu-720-okupantiv-likvidovano-znyshheno-6-tankiv-i-19-artsystem/" text:style-name="Internet_20_link" text:visited-style-name="Visited_20_Internet_20_Link">
https://armyinform.com.ua/2023/06/25/vtraty-voroga-za-dobu-720-okupantiv-likvidovano-znyshheno-6-tankiv-i-19-artsystem/</text:a>
</text:p>
      <!--NEWS-->
      <text:h text:style-name="P10" text:outline-level="1">
<text:span text:style-name="T4">
在乌克兰沉默的时刻</text:span>
</text:h>
      <text:p text:style-name="P4">
作者: ['АРМІЯINFORM']</text:p>
      <text:p text:style-name="P4">
时间: 2023-06-25T5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6" text:anchor-type="as-char" svg:width="6.9236in" svg:height="3.895992in" draw:z-index="0">
<draw:image xlink:href="../Images/AРМІЯINFORM/2023-06-25T50-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5/v-ukrayini-hvylyna-movchannya/" text:style-name="Internet_20_link" text:visited-style-name="Visited_20_Internet_20_Link">
https://armyinform.com.ua/2023/06/25/v-ukrayini-hvylyna-movchannya/</text:a>
</text:p>
      <!--NEWS-->
      <text:h text:style-name="P10" text:outline-level="1">
<text:span text:style-name="T4">
我们需要ATACMS导弹能够带来非常重要的结果-Yuri Ignat</text:span>
</text:h>
      <text:p text:style-name="P4">
作者: ['Ігор Березинський']</text:p>
      <text:p text:style-name="P4">
时间: 2023-06-25T52:00:00-04:00</text:p>
      <text:p text:style-name="P4">
描述:  -  porizhnino spokemina添加。 Vorog演出了Rizhi Tipi Ozbronna。 Sereda Seryoznikh-与乌克兰2022年的战争，与乌克兰的最新新闻战争，今天与乌克兰2022年的新闻战争，乌克兰和俄罗斯之间的战争以及2022年与乌克兰的战争将在，他们将与乌克兰发生战争，在不久的将来，他们说，今天与乌克兰的战争，今天的乌克兰新闻，乌克兰新闻，乌克兰媒体在俄罗斯</text:p>
      <text:p text:style-name="P4">
图片: ['<text:a xlink:type="simple" xlink:href="https://armyinform.com.ua/wp-content/uploads/2022/08/2_mlrs_atacms.jpg" text:style-name="Internet_20_link" text:visited-style-name="Visited_20_Internet_20_Link">
2_mlrs_atacms.jpg</text:a>
']</text:p>
      <text:p text:style-name="P4">
标签: ['ATACMS', 'ПОВІТРЯНІ СИЛИ ЗСУ', 'ЮРІЙ ІГНАТ']</text:p>
      <text:p text:style-name="P4">
类别: News</text:p>
      <!--METADATA-->
      <text:p text:style-name="P4">
<draw:frame draw:style-name="fr1" draw:name="Image247" text:anchor-type="as-char" svg:width="6.9236in" svg:height="4.004149in" draw:z-index="0">
<draw:image xlink:href="../Images/AРМІЯINFORM/2023-06-25T52-00-00-04-00/2_mlrs_atacms.jpg" xlink:type="simple" xlink:show="embed" xlink:actuate="onLoad" draw:mime-type="image/jpeg"/>
</draw:frame>
 - 一个相对平静的一天。 敌人使用了不同类型的武器。 在Zaporozhye地区的严重C-300中。 对这种复杂的响应应该很快，因为火箭飞得很长。 最近，我们在唯一的新闻中说，敌人的火箭是如何被敌人释放的。</text:p>
      <text:p text:style-name="P4">
他补充说，我们需要在战术和战术综合体中使用的ATACMS导弹，并能够产生非常重要的结果。 它是最多300公里的弹道范围，可以从HIMARS系统进行。 沃纳纳(Vonana)留下了敌人的机会：他摧毁了他的后部控制点，命令，弹药库等。</text:p>
      <ul>
        <li>
我们的导弹以翅膀的风暴导弹的形式出现了遥远的半径，我们取得了积极的结果。 打断敌人的后勤路径是我们成功的关键，同时作为空中的优势。 大规模入侵开始时，我们的飞行员迅速摧毁了俄罗斯人的柱子，执行了飞机。 如今，航空和较长的武器已被崇尚乌克兰。 我们在最远端的动作半径上使用的火箭是“点入”。 他们的动作半径为120公里，我们仍然使用它们。 在俄罗斯，有“ Isanders-M”和有氧的“匕首”，总结了Yuri Ignat。</li>
      </ul>
      <text:p text:style-name="P4">
<text:span text:style-name="T5">
照片说明性</text:span>
</text:p>
      <text:p text:style-name="P4">
News Source: <text:a xlink:type="simple" xlink:href="https://armyinform.com.ua/2023/06/25/nam-potribni-rakety-atacms-zdatni-prynosyty-duzhe-vagomi-rezultaty-yurij-ignat/" text:style-name="Internet_20_link" text:visited-style-name="Visited_20_Internet_20_Link">
https://armyinform.com.ua/2023/06/25/nam-potribni-rakety-atacms-zdatni-prynosyty-duzhe-vagomi-rezultaty-yurij-ignat/</text:a>
</text:p>
      <!--NEWS-->
      <text:h text:style-name="P10" text:outline-level="1">
<text:span text:style-name="T4">
仔细准备乌克兰敌人的处置仍在继续</text:span>
</text:h>
      <text:p text:style-name="P4">
作者: ['АРМІЯINFORM']</text:p>
      <text:p text:style-name="P4">
时间: 2023-06-25T54:00:00-04:00</text:p>
      <text:p text:style-name="P4">
描述: 在海报的海报，《战术之心》（Pid of Tactic of Tactic of Tactic of Tactic Die ...与乌克兰2022年的战争，与乌克兰与乌克兰的最新新闻，今天与乌克兰的新闻战争，今天上次与乌克兰的新闻战争）上，今天将在今天上次与乌克兰战争，乌克兰和俄罗斯之间的战争将在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355882610_644827047691287_3809117544816452030_n.jpg" text:style-name="Internet_20_link" text:visited-style-name="Visited_20_Internet_20_Link">
355882610_644827047691287_3809117544816452030_n.jpg</text:a>
', '<text:a xlink:type="simple" xlink:href="https://armyinform.com.ua/wp-content/uploads/2023/06/355869008_644827161024609_3025661675980625786_n-150x150.jpg" text:style-name="Internet_20_link" text:visited-style-name="Visited_20_Internet_20_Link">
355869008_644827161024609_3025661675980625786_n-150x150.jpg</text:a>
', '<text:a xlink:type="simple" xlink:href="https://armyinform.com.ua/wp-content/uploads/2023/06/356073356_644827064357952_2030325524676258930_n-150x150.jpg" text:style-name="Internet_20_link" text:visited-style-name="Visited_20_Internet_20_Link">
356073356_644827064357952_2030325524676258930_n-150x150.jpg</text:a>
', '<text:a xlink:type="simple" xlink:href="https://armyinform.com.ua/wp-content/uploads/2023/06/356063604_644827231024602_2054433414037175443_n-150x150.jpg" text:style-name="Internet_20_link" text:visited-style-name="Visited_20_Internet_20_Link">
356063604_644827231024602_2054433414037175443_n-150x150.jpg</text:a>
', '<text:a xlink:type="simple" xlink:href="https://armyinform.com.ua/wp-content/uploads/2023/06/356077627_644827067691285_7925898782544380219_n-150x150.jpg" text:style-name="Internet_20_link" text:visited-style-name="Visited_20_Internet_20_Link">
356077627_644827067691285_7925898782544380219_n-150x150.jpg</text:a>
', '<text:a xlink:type="simple" xlink:href="https://armyinform.com.ua/wp-content/uploads/2023/06/356229199_644827247691267_6060934071272547677_n-150x150.jpg" text:style-name="Internet_20_link" text:visited-style-name="Visited_20_Internet_20_Link">
356229199_644827247691267_6060934071272547677_n-150x150.jpg</text:a>
', '<text:a xlink:type="simple" xlink:href="https://armyinform.com.ua/wp-content/uploads/2023/06/355876854_644827124357946_3878671740405888268_n-150x150.jpg" text:style-name="Internet_20_link" text:visited-style-name="Visited_20_Internet_20_Link">
355876854_644827124357946_3878671740405888268_n-150x150.jpg</text:a>
', '<text:a xlink:type="simple" xlink:href="https://armyinform.com.ua/wp-content/uploads/2023/06/356197086_644827251024600_8641132073510736492_n-150x150.jpg" text:style-name="Internet_20_link" text:visited-style-name="Visited_20_Internet_20_Link">
356197086_644827251024600_8641132073510736492_n-150x150.jpg</text:a>
']</text:p>
      <text:p text:style-name="P4">
标签: ['ДШВ', 'ЗЛАГОДЖЕННЯ', 'РОЗВІДКА']</text:p>
      <text:p text:style-name="P4">
类别: News</text:p>
      <!--METADATA-->
      <text:p text:style-name="P4">
<draw:frame draw:style-name="fr1" draw:name="Image248" text:anchor-type="as-char" svg:width="6.9236in" svg:height="4.615733in" draw:z-index="0">
<draw:image xlink:href="../Images/AРМІЯINFORM/2023-06-25T54-00-00-04-00/355882610_644827047691287_3809117544816452030_n.jpg" xlink:type="simple" xlink:show="embed" xlink:actuate="onLoad" draw:mime-type="image/jpeg"/>
</draw:frame>
在战术事件中，在乌克兰的陆地攻击和纳瓦尔维斯卡亚武装部队协调过程中，对敌人立场的袭击正在积极进行。</text:p>
      <text:p text:style-name="P4">
<text:a xlink:type="simple" xlink:href="https://armyinform.com.ua/wp-content/uploads/2023/06/355869008_644827161024609_3025661675980625786_n.jpg" text:style-name="Internet_20_link" text:visited-style-name="Visited_20_Internet_20_Link">
!(Images/AРМІЯINFORM/2023-06-25T54-00-00-04-00/355869008_644827161024609_3025661675980625786_n-150x150.jpg)</text:a>
</text:p>
      <text:p text:style-name="P4">
<text:a xlink:type="simple" xlink:href="https://armyinform.com.ua/wp-content/uploads/2023/06/356073356_644827064357952_2030325524676258930_n.jpg" text:style-name="Internet_20_link" text:visited-style-name="Visited_20_Internet_20_Link">
<draw:frame draw:style-name="fr1" draw:name="Image249" text:anchor-type="as-char" svg:width="6.9236in" svg:height="6.9236in" draw:z-index="0">
<draw:image xlink:href="../Images/AРМІЯINFORM/2023-06-25T54-00-00-04-00/356073356_644827064357952_2030325524676258930_n-150x150.jpg" xlink:type="simple" xlink:show="embed" xlink:actuate="onLoad" draw:mime-type="image/jpeg"/>
</draw:frame>
</text:a>
</text:p>
      <text:p text:style-name="P4">
<text:a xlink:type="simple" xlink:href="https://armyinform.com.ua/wp-content/uploads/2023/06/356063604_644827231024602_2054433414037175443_n.jpg" text:style-name="Internet_20_link" text:visited-style-name="Visited_20_Internet_20_Link">
<draw:frame draw:style-name="fr1" draw:name="Image250" text:anchor-type="as-char" svg:width="6.9236in" svg:height="6.9236in" draw:z-index="0">
<draw:image xlink:href="../Images/AРМІЯINFORM/2023-06-25T54-00-00-04-00/356063604_644827231024602_2054433414037175443_n-150x150.jpg" xlink:type="simple" xlink:show="embed" xlink:actuate="onLoad" draw:mime-type="image/jpeg"/>
</draw:frame>
</text:a>
</text:p>
      <text:p text:style-name="P4">
<text:a xlink:type="simple" xlink:href="https://armyinform.com.ua/wp-content/uploads/2023/06/356077627_644827067691285_7925898782544380219_n.jpg" text:style-name="Internet_20_link" text:visited-style-name="Visited_20_Internet_20_Link">
<draw:frame draw:style-name="fr1" draw:name="Image251" text:anchor-type="as-char" svg:width="6.9236in" svg:height="6.9236in" draw:z-index="0">
<draw:image xlink:href="../Images/AРМІЯINFORM/2023-06-25T54-00-00-04-00/356077627_644827067691285_7925898782544380219_n-150x150.jpg" xlink:type="simple" xlink:show="embed" xlink:actuate="onLoad" draw:mime-type="image/jpeg"/>
</draw:frame>
</text:a>
</text:p>
      <text:p text:style-name="P4">
<text:a xlink:type="simple" xlink:href="https://armyinform.com.ua/wp-content/uploads/2023/06/356229199_644827247691267_6060934071272547677_n.jpg" text:style-name="Internet_20_link" text:visited-style-name="Visited_20_Internet_20_Link">
<draw:frame draw:style-name="fr1" draw:name="Image252" text:anchor-type="as-char" svg:width="6.9236in" svg:height="6.9236in" draw:z-index="0">
<draw:image xlink:href="../Images/AРМІЯINFORM/2023-06-25T54-00-00-04-00/356229199_644827247691267_6060934071272547677_n-150x150.jpg" xlink:type="simple" xlink:show="embed" xlink:actuate="onLoad" draw:mime-type="image/jpeg"/>
</draw:frame>
</text:a>
</text:p>
      <text:p text:style-name="P4">
<text:a xlink:type="simple" xlink:href="https://armyinform.com.ua/wp-content/uploads/2023/06/355876854_644827124357946_3878671740405888268_n.jpg" text:style-name="Internet_20_link" text:visited-style-name="Visited_20_Internet_20_Link">
<draw:frame draw:style-name="fr1" draw:name="Image253" text:anchor-type="as-char" svg:width="6.9236in" svg:height="6.9236in" draw:z-index="0">
<draw:image xlink:href="../Images/AРМІЯINFORM/2023-06-25T54-00-00-04-00/355876854_644827124357946_3878671740405888268_n-150x150.jpg" xlink:type="simple" xlink:show="embed" xlink:actuate="onLoad" draw:mime-type="image/jpeg"/>
</draw:frame>
</text:a>
</text:p>
      <text:p text:style-name="P4">
<text:a xlink:type="simple" xlink:href="https://armyinform.com.ua/wp-content/uploads/2023/06/356197086_644827251024600_8641132073510736492_n.jpg" text:style-name="Internet_20_link" text:visited-style-name="Visited_20_Internet_20_Link">
<draw:frame draw:style-name="fr1" draw:name="Image254" text:anchor-type="as-char" svg:width="6.9236in" svg:height="6.9236in" draw:z-index="0">
<draw:image xlink:href="../Images/AРМІЯINFORM/2023-06-25T54-00-00-04-00/356197086_644827251024600_8641132073510736492_n-150x150.jpg" xlink:type="simple" xlink:show="embed" xlink:actuate="onLoad" draw:mime-type="image/jpeg"/>
</draw:frame>
</text:a>
<text:span text:style-name="T4">
资料来源：</text:span>
 <text:a xlink:type="simple" xlink:href="https://www.facebook.com/uaairborne/posts/pfbid0gUDbnupZhbNtigLmjn5wXNXdTn5go2cBHPCu58k8GYmYiaLAzYdBN2JoAyXB9xcPl" text:style-name="Internet_20_link" text:visited-style-name="Visited_20_Internet_20_Link">
武装部队的着陆部队的指挥</text:a>
</text:p>
      <text:p text:style-name="P4">
News Source: <text:a xlink:type="simple" xlink:href="https://armyinform.com.ua/2023/06/25/tryvaye-retelna-pidgotovka-do-utylizacziyi-vorogiv-ukrayiny/" text:style-name="Internet_20_link" text:visited-style-name="Visited_20_Internet_20_Link">
https://armyinform.com.ua/2023/06/25/tryvaye-retelna-pidgotovka-do-utylizacziyi-vorogiv-ukrayiny/</text:a>
</text:p>
      <!--NEWS-->
      <text:h text:style-name="P10" text:outline-level="1">
<text:span text:style-name="T4">
在Sappers的战斗之间的突破中，步兵们中和矿山</text:span>
</text:h>
      <text:p text:style-name="P4">
作者: ['Ольга Вікарчук']</text:p>
      <text:p text:style-name="P4">
时间: 2023-06-25T56:00:00-04:00</text:p>
      <text:p text:style-name="P4">
描述: SAPERNAYA -TI VIDAZHNI VIISKOVOKOVOSKOVSISKI，第一个找到用途的人，Shchob Roznovovati ...与乌克兰2022年的战争，与乌克兰的最新新闻，今天与乌克兰2022年的新闻新闻，今天与乌克兰和乌克兰之间的战争，将在乌克兰和拉斯兰之间进行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foto-41.jpg" text:style-name="Internet_20_link" text:visited-style-name="Visited_20_Internet_20_Link">
foto-41.jpg</text:a>
', '<text:a xlink:type="simple" xlink:href="https://armyinform.com.ua/wp-content/uploads/2023/06/foto-1-19.jpg" text:style-name="Internet_20_link" text:visited-style-name="Visited_20_Internet_20_Link">
foto-1-19.jpg</text:a>
', '<text:a xlink:type="simple" xlink:href="https://armyinform.com.ua/wp-content/uploads/2023/06/foto-2-18-150x150.jpg" text:style-name="Internet_20_link" text:visited-style-name="Visited_20_Internet_20_Link">
foto-2-18-150x150.jpg</text:a>
', '<text:a xlink:type="simple" xlink:href="https://armyinform.com.ua/wp-content/uploads/2023/06/foto-3-16-150x150.jpg" text:style-name="Internet_20_link" text:visited-style-name="Visited_20_Internet_20_Link">
foto-3-16-150x150.jpg</text:a>
', '<text:a xlink:type="simple" xlink:href="https://armyinform.com.ua/wp-content/uploads/2023/06/foto-5-14.jpg" text:style-name="Internet_20_link" text:visited-style-name="Visited_20_Internet_20_Link">
foto-5-14.jpg</text:a>
', '<text:a xlink:type="simple" xlink:href="https://armyinform.com.ua/wp-content/uploads/2023/06/foto-6-14-150x150.jpg" text:style-name="Internet_20_link" text:visited-style-name="Visited_20_Internet_20_Link">
foto-6-14-150x150.jpg</text:a>
', '<text:a xlink:type="simple" xlink:href="https://armyinform.com.ua/wp-content/uploads/2023/06/foto-7-12-150x150.jpg" text:style-name="Internet_20_link" text:visited-style-name="Visited_20_Internet_20_Link">
foto-7-12-150x150.jpg</text:a>
', '<text:a xlink:type="simple" xlink:href="https://armyinform.com.ua/wp-content/uploads/2023/06/golovne-foto-4-150x150.jpg" text:style-name="Internet_20_link" text:visited-style-name="Visited_20_Internet_20_Link">
golovne-foto-4-150x150.jpg</text:a>
', '<text:a xlink:type="simple" xlink:href="https://armyinform.com.ua/wp-content/uploads/2023/06/foto-8-13.jpg" text:style-name="Internet_20_link" text:visited-style-name="Visited_20_Internet_20_Link">
foto-8-13.jpg</text:a>
']</text:p>
      <text:p text:style-name="P4">
标签: ['STOPRUSSIA', 'ВТОРГНЕННЯ РФ', 'РОЗМІНУВАННЯ', 'САПЕРИ']</text:p>
      <text:p text:style-name="P4">
类别: News</text:p>
      <!--METADATA-->
      <text:p text:style-name="P4">
<draw:frame draw:style-name="fr1" draw:name="Image255" text:anchor-type="as-char" svg:width="6.9236in" svg:height="3.727205in" draw:z-index="0">
<draw:image xlink:href="../Images/AРМІЯINFORM/2023-06-25T56-00-00-04-00/foto-41.jpg" xlink:type="simple" xlink:show="embed" xlink:actuate="onLoad" draw:mime-type="image/jpeg"/>
</draw:frame>
Sappers是那些勇敢的军人，他们是第一个到处改变领土的人。 但是，步兵也应该有基本的知识，即如何正确地识别矿山以及如何遇到矿山。</text:p>
      <text:p text:style-name="P4">
一名个人机械化机组人员的捍卫者在担心这种训练措施以不断提高技能之间的突破中。</text:p>
      <text:p text:style-name="P4">
<draw:frame draw:style-name="fr1" draw:name="Image256" text:anchor-type="as-char" svg:width="6.9236in" svg:height="5.1927in" draw:z-index="0">
<draw:image xlink:href="../Images/AРМІЯINFORM/2023-06-25T56-00-00-04-00/foto-1-19.jpg" xlink:type="simple" xlink:show="embed" xlink:actuate="onLoad" draw:mime-type="image/jpeg"/>
</draw:frame>
 - 鉴于当前情况，我们一直在中和或安装， -  Saper Igor说。  - 有时候事实证明，一个月内我们没有每天休息，因为有很多工作。 如果我们负责更改特定区域，那么我们需要立即了解这是该领土的大幅度削减。</text:p>
      <text:p text:style-name="P4">
<text:a xlink:type="simple" xlink:href="https://armyinform.com.ua/wp-content/uploads/2023/06/foto-2-18.jpg" text:style-name="Internet_20_link" text:visited-style-name="Visited_20_Internet_20_Link">
!(Images/AРМІЯINFORM/2023-06-25T56-00-00-04-00/foto-2-18-150x150.jpg)</text:a>
</text:p>
      <text:p text:style-name="P4">
<text:a xlink:type="simple" xlink:href="https://armyinform.com.ua/wp-content/uploads/2023/06/foto-3-16.jpg" text:style-name="Internet_20_link" text:visited-style-name="Visited_20_Internet_20_Link">
<draw:frame draw:style-name="fr1" draw:name="Image257" text:anchor-type="as-char" svg:width="6.9236in" svg:height="6.9236in" draw:z-index="0">
<draw:image xlink:href="../Images/AРМІЯINFORM/2023-06-25T56-00-00-04-00/foto-3-16-150x150.jpg" xlink:type="simple" xlink:show="embed" xlink:actuate="onLoad" draw:mime-type="image/jpeg"/>
</draw:frame>
</text:a>
助手还说，在找工作工作之前，必须首先发布必须替换领域的情报人员。</text:p>
      <ul>
        <li>
这一切都取决于任务。 有时有必要阻止敌对的步兵并抑制设备。 在大多数情况下，我们安装了反坦克矿山，因为我们的步兵被我们的兄弟们摧毁了，所以加入了军人。</li>
      </ul>
      <text:p text:style-name="P4">
据他说，他们不断面对敌人的特别关心和卑鄙。 霍尔森地区右岸释放之后，德工业村庄的居民被要求更换房屋。</text:p>
      <text:p text:style-name="P4">
<draw:frame draw:style-name="fr1" draw:name="Image258" text:anchor-type="as-char" svg:width="6.9236in" svg:height="4.275323in" draw:z-index="0">
<draw:image xlink:href="../Images/AРМІЯINFORM/2023-06-25T56-00-00-04-00/foto-5-14.jpg" xlink:type="simple" xlink:show="embed" xlink:actuate="onLoad" draw:mime-type="image/jpeg"/>
</draw:frame>
 - 那是在Truthine村。 实际上，交换人们的房屋是非常困难的，因为在那里我们期望占领者在最意外的地方。 这些案件之一发生在一个女人叫我们回家时。 敌人开除了她，住在小屋中。 当他们进入房屋时，发现了七个妊娠纹。 之后，他们非常仔细地检查了一切，而孩子似乎一无所有，然后我们的注意力被地狱所吸引。 事实证明，他们被替换了。 不人道很简单。”伊戈尔回忆道。</text:p>
      <text:p text:style-name="P4">
现在，用锯菜排的主要任务是在乌克兰步兵的大多数海岸线中教授，以区分矿山和危害它们的危急情况。</text:p>
      <text:p text:style-name="P4">
<text:a xlink:type="simple" xlink:href="https://armyinform.com.ua/wp-content/uploads/2023/06/foto-6-14.jpg" text:style-name="Internet_20_link" text:visited-style-name="Visited_20_Internet_20_Link">
<draw:frame draw:style-name="fr1" draw:name="Image259" text:anchor-type="as-char" svg:width="6.9236in" svg:height="6.9236in" draw:z-index="0">
<draw:image xlink:href="../Images/AРМІЯINFORM/2023-06-25T56-00-00-04-00/foto-6-14-150x150.jpg" xlink:type="simple" xlink:show="embed" xlink:actuate="onLoad" draw:mime-type="image/jpeg"/>
</draw:frame>
</text:a>
</text:p>
      <text:p text:style-name="P4">
<text:a xlink:type="simple" xlink:href="https://armyinform.com.ua/wp-content/uploads/2023/06/foto-7-12.jpg" text:style-name="Internet_20_link" text:visited-style-name="Visited_20_Internet_20_Link">
<draw:frame draw:style-name="fr1" draw:name="Image260" text:anchor-type="as-char" svg:width="6.9236in" svg:height="6.9236in" draw:z-index="0">
<draw:image xlink:href="../Images/AРМІЯINFORM/2023-06-25T56-00-00-04-00/foto-7-12-150x150.jpg" xlink:type="simple" xlink:show="embed" xlink:actuate="onLoad" draw:mime-type="image/jpeg"/>
</draw:frame>
</text:a>
</text:p>
      <text:p text:style-name="P4">
<text:a xlink:type="simple" xlink:href="https://armyinform.com.ua/wp-content/uploads/2023/06/golovne-foto-4.jpg" text:style-name="Internet_20_link" text:visited-style-name="Visited_20_Internet_20_Link">
<draw:frame draw:style-name="fr1" draw:name="Image261" text:anchor-type="as-char" svg:width="6.9236in" svg:height="6.9236in" draw:z-index="0">
<draw:image xlink:href="../Images/AРМІЯINFORM/2023-06-25T56-00-00-04-00/golovne-foto-4-150x150.jpg" xlink:type="simple" xlink:show="embed" xlink:actuate="onLoad" draw:mime-type="image/jpeg"/>
</draw:frame>
</text:a>
 - 当我们不在离开时，这意味着我们必须学习一些新的东西。 Sappers的培训对我们真的很有用，因为医院总是“零”。 获得的知识使您可以挽救生命和健康。 我们将在这里训练和学习的越多，我们就越能够阻止敌人在“前部”上， - 带有呼叫标志“ Ali”的Pichotinets说。</text:p>
      <text:p text:style-name="P4">
<draw:frame draw:style-name="fr1" draw:name="Image262" text:anchor-type="as-char" svg:width="6.9236in" svg:height="3.721435in" draw:z-index="0">
<draw:image xlink:href="../Images/AРМІЯINFORM/2023-06-25T56-00-00-04-00/foto-8-13.jpg" xlink:type="simple" xlink:show="embed" xlink:actuate="onLoad" draw:mime-type="image/jpeg"/>
</draw:frame>
<text:span text:style-name="T5">
photo作者</text:span>
</text:p>
      <text:p text:style-name="P4">
News Source: <text:a xlink:type="simple" xlink:href="https://armyinform.com.ua/2023/06/25/u-perervah-mizh-boyamy-sapery-navchayut-pihotyncziv-zneshkodzhuvaty-ta-rozriznyaty-miny/" text:style-name="Internet_20_link" text:visited-style-name="Visited_20_Internet_20_Link">
https://armyinform.com.ua/2023/06/25/u-perervah-mizh-boyamy-sapery-navchayut-pihotyncziv-zneshkodzhuvaty-ta-rozriznyaty-miny/</text:a>
</text:p>
      <!--NEWS-->
      <text:h text:style-name="P10" text:outline-level="1">
<text:span text:style-name="T4">
在赫尔森地区的右岸，仍有两个定居点被淹没</text:span>
</text:h>
      <text:p text:style-name="P4">
作者: ['АРМІЯINFORM']</text:p>
      <text:p text:style-name="P4">
时间: 2023-06-25T58:00:00-04:00</text:p>
      <text:p text:style-name="P4">
描述: Dnipil Perpyl Pisdriva Rosiseans Kakhovo Ges的Dnipil Perpyl Perpy per左桦木的Khersonciye ...与乌克兰2022年的战争，与乌克兰的最新新闻，《与乌克兰2022年新闻》的战争，今天与乌克兰2022年的新闻战争，乌克兰和俄罗斯和俄罗斯和俄罗斯之间以及何时何时又有战争与乌克兰与乌克兰的战争将是不可行</text:p>
      <text:p text:style-name="P4">
图片: ['<text:a xlink:type="simple" xlink:href="https://armyinform.com.ua/wp-content/uploads/2023/06/mceu-89957784931687674625853.jpg" text:style-name="Internet_20_link" text:visited-style-name="Visited_20_Internet_20_Link">
mceu-89957784931687674625853.jpg</text:a>
', '<text:a xlink:type="simple" xlink:href="https://armyinform.com.ua/wp-content/uploads/2023/06/imagetools1-150x150.jpg" text:style-name="Internet_20_link" text:visited-style-name="Visited_20_Internet_20_Link">
imagetools1-150x150.jpg</text:a>
', '<text:a xlink:type="simple" xlink:href="https://armyinform.com.ua/wp-content/uploads/2023/06/mceu-37588830941687674649983-150x150.jpg" text:style-name="Internet_20_link" text:visited-style-name="Visited_20_Internet_20_Link">
mceu-37588830941687674649983-150x150.jpg</text:a>
', '<text:a xlink:type="simple" xlink:href="https://armyinform.com.ua/wp-content/uploads/2023/06/mceu-95088223281687674942909-150x150.jpg" text:style-name="Internet_20_link" text:visited-style-name="Visited_20_Internet_20_Link">
mceu-95088223281687674942909-150x150.jpg</text:a>
']</text:p>
      <text:p text:style-name="P4">
标签: ['STOPRUSSIA', 'ВТОРГНЕННЯ РФ', 'КАХОВСЬКА ГЕС', 'ХЕРСОНЩИНА']</text:p>
      <text:p text:style-name="P4">
类别: News</text:p>
      <!--METADATA-->
      <text:p text:style-name="P4">
<draw:frame draw:style-name="fr1" draw:name="Image263" text:anchor-type="as-char" svg:width="6.9236in" svg:height="4.615733in" draw:z-index="0">
<draw:image xlink:href="../Images/AРМІЯINFORM/2023-06-25T58-00-00-04-00/mceu-89957784931687674625853.jpg" xlink:type="simple" xlink:show="embed" xlink:actuate="onLoad" draw:mime-type="image/jpeg"/>
</draw:frame>
在赫尔森地区，在炸毁俄罗斯人后，在DNIEPER的右岸淹没了两个定居点。</text:p>
      <text:p text:style-name="P4">
关于它<text:a xlink:type="simple" xlink:href="https://dsns.gov.ua/uk/news/nadzvicaini-podiyi/xersonska-oblast-operativna-informaciia-shhodo-likvidaciyi-naslidkiv-pidrivu-kaxovskoyi-ges-stanom-na-900-25-cervnia" text:style-name="Internet_20_link" text:visited-style-name="Visited_20_Internet_20_Link">
报告</text:a>
乌克兰的SES。</text:p>
      <text:p text:style-name="P4">
“在Kherson邮报的Dniep​​er River上，水位逐渐下降，超过3厘米的规范(自一天开始以来，水平降低了3厘米). На Каховському водосховищі у створі поста „Нікополь“ з причини втратигідравлічного зв’язку з основною частиною водосховища подальші спостереження устворі поста неможливі. Підтопленими залишаються 2 населені пункти (2座房屋)该消息写道：“在Dniep​​er河的右岸和17个临时占领领土上的定居点。”</text:p>
      <text:p text:style-name="P4">
<text:a xlink:type="simple" xlink:href="https://armyinform.com.ua/wp-content/uploads/2023/06/imagetools1.jpg" text:style-name="Internet_20_link" text:visited-style-name="Visited_20_Internet_20_Link">
!(Images/AРМІЯINFORM/2023-06-25T58-00-00-04-00/imagetools1-150x150.jpg)</text:a>
</text:p>
      <text:p text:style-name="P4">
<text:a xlink:type="simple" xlink:href="https://armyinform.com.ua/wp-content/uploads/2023/06/mceu-37588830941687674649983.jpg" text:style-name="Internet_20_link" text:visited-style-name="Visited_20_Internet_20_Link">
<draw:frame draw:style-name="fr1" draw:name="Image264" text:anchor-type="as-char" svg:width="6.9236in" svg:height="6.9236in" draw:z-index="0">
<draw:image xlink:href="../Images/AРМІЯINFORM/2023-06-25T58-00-00-04-00/mceu-37588830941687674649983-150x150.jpg" xlink:type="simple" xlink:show="embed" xlink:actuate="onLoad" draw:mime-type="image/jpeg"/>
</draw:frame>
</text:a>
</text:p>
      <text:p text:style-name="P4">
<text:a xlink:type="simple" xlink:href="https://armyinform.com.ua/wp-content/uploads/2023/06/mceu-95088223281687674942909.jpg" text:style-name="Internet_20_link" text:visited-style-name="Visited_20_Internet_20_Link">
<draw:frame draw:style-name="fr1" draw:name="Image265" text:anchor-type="as-char" svg:width="6.9236in" svg:height="6.9236in" draw:z-index="0">
<draw:image xlink:href="../Images/AРМІЯINFORM/2023-06-25T58-00-00-04-00/mceu-95088223281687674942909-150x150.jpg" xlink:type="simple" xlink:show="embed" xlink:actuate="onLoad" draw:mime-type="image/jpeg"/>
</draw:frame>
</text:a>
还报道说，在赫森地区撤离了2,000783人(U.H. 309名儿童和80个低驾驶员)和284只动物。 另外，14个疏散点的细节。</text:p>
      <text:p text:style-name="P4">
News Source: <text:a xlink:type="simple" xlink:href="https://armyinform.com.ua/2023/06/25/na-pravoberezhzhi-hersonshhyny-dosi-pidtopleni-dva-naseleni-punkty/" text:style-name="Internet_20_link" text:visited-style-name="Visited_20_Internet_20_Link">
https://armyinform.com.ua/2023/06/25/na-pravoberezhzhi-hersonshhyny-dosi-pidtopleni-dva-naseleni-punkty/</text:a>
</text:p>
      <!--NEWS-->
      <text:h text:style-name="P10" text:outline-level="1">
<text:span text:style-name="T4">
北约如果白俄罗斯成为普里戈宁的庇护所，北约需要加强东部侧面</text:span>
</text:h>
      <text:p text:style-name="P4">
作者: Ukrinform (Person)</text:p>
      <text:p text:style-name="P4">
出版商: Укринформ (Organization)</text:p>
      <text:p text:style-name="P4">
出版时间: 2023-06-25T5:02:00+03:00</text:p>
      <text:p text:style-name="P4">
修改时间: 2023-06-25T21:02:00+03:00</text:p>
      <text:p text:style-name="P4">
描述: 立陶宛总统赫塔纳斯·纳塞达（Hitanas Naudeda）警告说，如果白俄罗斯是瓦格纳·佩克·佩克·耶夫根尼·普里戈吉（Wagner Pec Yevgeny Prigogine）的幕墙，北约将不得不加强其东部侧面。  - 乌克林。</text:p>
      <text:p text:style-name="P4">
图片: ['<text:a xlink:type="simple" xlink:href="https://static.ukrinform.com/photos/2023_03/thumb_files/630_360_1678873066-877.jpg" text:style-name="Internet_20_link" text:visited-style-name="Visited_20_Internet_20_Link">
630_360_16788...</text:a>
']</text:p>
      <text:p text:style-name="P4">
标签: ['Білорусь', 'Литва', 'НАТО', 'Російські військові', 'ПВК "Вагнера"', 'Пригожин', 'Ґітанас Науседа']</text:p>
      <text:p text:style-name="P4">
类型: Article</text:p>
      <!--METADATA-->
      <text:p text:style-name="P4">
<draw:frame draw:style-name="fr1" draw:name="Image266" text:anchor-type="as-char" svg:width="6.9236in" svg:height="3.956343in" draw:z-index="0">
<draw:image xlink:href="../Images/yкринформ/2023-06-25T5-02-00-03-00/630_360_1678873066-877.jpg" xlink:type="simple" xlink:show="embed" xlink:actuate="onLoad" draw:mime-type="image/jpeg"/>
</draw:frame>
Gitanas Naudeda总统警告说，如果白俄罗斯是Wagner Pec Yevgeny Prigogine的负责人，北约将需要加强其东部侧面。</text:p>
      <text:p text:style-name="P4">
他在国务院安理会的一次会议上说，这是关于瓦格纳·佩克斯(Wagner PEC)团体反抗俄罗斯军事领导层的企图的尝试，乌克林福姆(Ukrinform)报道了NA <text:a xlink:type="simple" xlink:href="https://www.theguardian.com/world/live/2023/jun/25/russia-ukraine-war-live-prigozhin-to-go-to-belarus-as-rebellion-ends-and-wagner-troops-withdraw-from-rostov#top-of-blog" text:style-name="Internet_20_link" text:visited-style-name="Visited_20_Internet_20_Link">
监护人</text:a>
。</text:p>
      <text:p text:style-name="P4">
“如果prigogine或小组的一部分<text:a xlink:type="simple" xlink:href="https://www.ukrinform.ua/tag-pvk-vagnera" text:style-name="Internet_20_link" text:visited-style-name="Visited_20_Internet_20_Link">
“瓦格纳”</text:a>
Naudeda说：“这将是在白俄罗斯的计划和难以理解的，这只意味着我们需要进一步加强东部边界的安全。”</text:p>
      <text:p text:style-name="P4">
他补充说，他不仅在谈论立陶宛，而且谈论整个联盟。</text:p>
      <text:p text:style-name="P4">
<text:span text:style-name="T4">
另请阅读：</text:span>
 <text:a xlink:type="simple" xlink:href="https://www.ukrinform.ua/rubric-polytics/3719252-povtoren-pro-vidkriti-dveri-nato-dla-ukraini-vze-nedostatno-nauseda.html" text:style-name="Internet_20_link" text:visited-style-name="Visited_20_Internet_20_Link">
关于乌克兰的北约“开门”的代表是可行性的 -  <text:span text:style-name="T4">
 nauseda </text:span>
</text:a>
立陶宛总统说，他的国家将强调额外的情报，以研究“白俄罗斯的政治和安全方面”。</text:p>
      <text:p text:style-name="P4">
他认为，俄罗斯总统弗拉基米尔·普京(Vladimir Putin)可能会为他的领导而面临新的睾丸。</text:p>
      <text:p text:style-name="P4">
<text:span text:style-name="T4">
另请阅读：</text:span>
 <text:a xlink:type="simple" xlink:href="https://www.ukrinform.ua/rubric-economy/3725527-mitnica-litvi-posilue-pravila-provezenna-tovariv-cerez-rf-ta-bilorus.html" text:style-name="Internet_20_link" text:visited-style-name="Visited_20_Internet_20_Link">
海关<text:span text:style-name="T4">
立陶宛</text:span>
加强了俄罗斯联邦和白俄罗斯的运输规则</text:a>
据报道，瓦格纳·佩克·耶夫根尼·普里戈金(Wagner Pec Yevgeny Prigogin)的负责人宣布对俄罗斯军事领导层，特别是反对俄罗斯联邦塞尔吉·萨格(Sergiy Shoig)国防部。 瓦格纳(Wagner)在唐(Rostov)建立了对军事物体的控制。 普里贡(Prigogine)宣布打算到达莫斯科，并在6月24日晚上报道说，他正在部署一群人到实地营地。</text:p>
      <text:p text:style-name="P4">
英国总参谋长理查德·邓纳特特(Richard Dunattttttt)的前负责人是，乌克兰应该能够对由耶夫根尼·普里戈金(Yevgeny Prigogin)领导的基辅“瓦格纳”(Kiev“ Wagner”)进行攻击，后者在试图叛乱后去了白俄罗斯。</text:p>
      <text:p text:style-name="P4">
<text:span text:style-name="T5">
foto：delfi/andrius ufartas</text:span>
</text:p>
      <text:p text:style-name="P4">
News Source: <text:a xlink:type="simple" xlink:href="https://www.ukrinform.ua/rubric-world/3727599-nato-treba-zmicniti-shidnij-flang-akso-bilorus-stane-pritulkom-dla-prigozina-nauseda.html" text:style-name="Internet_20_link" text:visited-style-name="Visited_20_Internet_20_Link">
https://www.ukrinform.ua/rubric-world/3727599-nato-treba-zmicniti-shidnij-flang-akso-bilorus-stane-pritulkom-dla-prigozina-nauseda.html</text:a>
</text:p>
      <!--NEWS-->
      <text:h text:style-name="P10" text:outline-level="1">
<text:span text:style-name="T4">
种族主义者袭击了霍森的住宅区，有死者</text:span>
</text:h>
      <text:p text:style-name="P4">
作者: ['АРМІЯINFORM']</text:p>
      <text:p text:style-name="P4">
时间: 2023-06-25T60:00:00-04:00</text:p>
      <text:p text:style-name="P4">
描述: Urantsi Portoped Kherson，Vnaslikov，瓦砾的ZS ZS ZS的影响，被瓦砾踢了。踢了Cholovesk。...与乌克兰2022年的战争，与乌克兰的最新新闻，今天与乌克兰的新闻战争，与乌克兰的2022年最后一次与乌克兰的新闻进行战争，将于今天，将于今天与乌克兰战争。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6/355854206_638341901661208_8029842831084799672_n.jpg" text:style-name="Internet_20_link" text:visited-style-name="Visited_20_Internet_20_Link">
355854206_638341901661208_8029842831084799672_n.jpg</text:a>
', '<text:a xlink:type="simple" xlink:href="https://armyinform.com.ua/wp-content/uploads/2023/06/356240426_638341891661209_5783758417431613444_n.jpg" text:style-name="Internet_20_link" text:visited-style-name="Visited_20_Internet_20_Link">
356240426_638341891661209_5783758417431613444_n.jpg</text:a>
']</text:p>
      <text:p text:style-name="P4">
标签: ['STOPRUSSIA', 'ВОЄННІ ЗЛОЧИНИ ЗС РФ', 'ВТОРГНЕННЯ РФ', 'ПРОКУРАТУРА', 'ХЕРСОН']</text:p>
      <text:p text:style-name="P4">
类别: News</text:p>
      <!--METADATA-->
      <text:p text:style-name="P4">
<draw:frame draw:style-name="fr1" draw:name="Image267" text:anchor-type="as-char" svg:width="6.9236in" svg:height="5.963777in" draw:z-index="0">
<draw:image xlink:href="../Images/AРМІЯINFORM/2023-06-25T60-00-00-04-00/355854206_638341901661208_8029842831084799672_n.jpg" xlink:type="simple" xlink:show="embed" xlink:actuate="onLoad" draw:mime-type="image/jpeg"/>
</draw:frame>
早晨，由于俄罗斯联邦的武装部队在晚餐的废墟下，入侵者向赫尔森开了枪。 在科尔森地区检察官办公室的程序领导下，在刑事诉讼中进行了预审调查。(艺术的第2部分。 乌克兰《刑法》的438)，<text:a xlink:type="simple" xlink:href="https://www.facebook.com/pho.gov.ua/posts/pfbid021Dqm9HE5LLSkoegyspGPg5FDY5oVA3H9BNCnPC5PqcRFgnRiB7esdJ4KJx8Adr63l" text:style-name="Internet_20_link" text:visited-style-name="Visited_20_Internet_20_Link">
告知</text:a>
赫尔森地区检察官办公室。</text:p>
      <text:p text:style-name="P4">
“根据调查，2023年6月25日，大约在上午03:20，赫森武装部队的武装部队。 由于弹丸的围墙，一名男子在瓦砾中被杀。”演讲说。</text:p>
      <text:p text:style-name="P4">
<draw:frame draw:style-name="fr1" draw:name="Image268" text:anchor-type="as-char" svg:width="6.9236in" svg:height="8.156866in" draw:z-index="0">
<draw:image xlink:href="../Images/AРМІЯINFORM/2023-06-25T60-00-00-04-00/356240426_638341891661209_5783758417431613444_n.jpg" xlink:type="simple" xlink:show="embed" xlink:actuate="onLoad" draw:mime-type="image/jpeg"/>
</draw:frame>
值得注意的是，根据初步数据，俄罗斯军队通过炮兵袭击了该地区中心。 私人和公寓楼受损。 调查人员的检察官采取了必要的调查行动。</text:p>
      <text:p text:style-name="P4">
News Source: <text:a xlink:type="simple" xlink:href="https://armyinform.com.ua/2023/06/25/rashysty-vdaryly-po-zhytlovym-kvartalam-hersonu-ye-zagyblyj/" text:style-name="Internet_20_link" text:visited-style-name="Visited_20_Internet_20_Link">
https://armyinform.com.ua/2023/06/25/rashysty-vdaryly-po-zhytlovym-kvartalam-hersonu-ye-zagyblyj/</text:a>
</text:p>
      <!--NEWS-->
      <text:h text:style-name="P10" text:outline-level="1">
<text:span text:style-name="T4">
您与陆军签订合同 - 获得多达26.8万的Hryvnias的帮助</text:span>
</text:h>
      <text:p text:style-name="P4">
作者: ['АРМІЯINFORM']</text:p>
      <text:p text:style-name="P4">
时间: 2023-06-25T62:00:00-04:00</text:p>
      <text:p text:style-name="P4">
描述: 捍卫者解释了对敏斯内尼的防御，牛yak odorzov groshov duphomo一次……与乌克兰2022年的战争，与乌克兰的战争是今天的最新消息，这是与乌克兰的新闻战争，乌克兰2022年的新闻战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2/08/2022-08-19-nova-groshova-shhomisyachna-dopomoga-1-1.jpg" text:style-name="Internet_20_link" text:visited-style-name="Visited_20_Internet_20_Link">
2022-08-19-nova-groshova-shhomisyachna-dopomoga-1-1.jpg</text:a>
']</text:p>
      <text:p text:style-name="P4">
标签: ['ГРОШОВА ДОПОМОГА']</text:p>
      <text:p text:style-name="P4">
类别: News</text:p>
      <!--METADATA-->
      <text:p text:style-name="P4">
<draw:frame draw:style-name="fr1" draw:name="Image269" text:anchor-type="as-char" svg:width="6.9236in" svg:height="3.4618in" draw:z-index="0">
<draw:image xlink:href="../Images/AРМІЯINFORM/2023-06-25T62-00-00-04-00/2022-08-19-nova-groshova-shhomisyachna-dopomoga-1-1.jpg" xlink:type="simple" xlink:show="embed" xlink:actuate="onLoad" draw:mime-type="image/jpeg"/>
</draw:frame>
在国防部<text:a xlink:type="simple" xlink:href="https://t.me/ministry_of_defense_ua/7716" text:style-name="Internet_20_link" text:visited-style-name="Visited_20_Internet_20_Link">
解释</text:a>
在与武装部队签订合同的情况下，如何获得一个时间现金。</text:p>
      <text:p text:style-name="P4">
21 472 UAH-对于普通仓库的人</text:p>
      <text:p text:style-name="P4">
24 156 UAH-对于中士和中士的人员</text:p>
      <text:p text:style-name="P4">
26 840 UAH-对于军官的人</text:p>
      <text:p text:style-name="P4">
马上付款。</text:p>
      <text:p text:style-name="P4">
由军方提供：</text:p>
      <ul>
        <li>
_何时被接受3年的职位；毕业后中士和军官仓库。</li>
      </ul>
      <text:p text:style-name="P4">
要获得帮助，您需要向指挥官写一份报告。</text:p>
      <text:p text:style-name="P4">
没有支付货币援助：</text:p>
      <text:p text:style-name="P4">
<text:span text:style-name="T5">
对于普通构成的人来说，在合同期间结束了合同 - 中士和中士的职位； </text:span>
中士和中士组成的人，他们在合同期间被签订合同。 *将在人员服务期间签订合同的官员的人员。</text:p>
      <text:p text:style-name="P4">
News Source: <text:a xlink:type="simple" xlink:href="https://armyinform.com.ua/2023/06/25/pidpysuyesh-kontrakt-z-vijskom-otrymaj-dopomogu-do-268-tysyach-gryven/" text:style-name="Internet_20_link" text:visited-style-name="Visited_20_Internet_20_Link">
https://armyinform.com.ua/2023/06/25/pidpysuyesh-kontrakt-z-vijskom-otrymaj-dopomogu-do-268-tysyach-gryven/</text:a>
</text:p>
      <!--NEWS-->
      <text:h text:style-name="P10" text:outline-level="1">
<text:span text:style-name="T4">
“这对我来说是一种荣幸 - 保留我们的士兵的人字形”  - 乌克兰总统</text:span>
</text:h>
      <text:p text:style-name="P4">
作者: ['АРМІЯINFORM']</text:p>
      <text:p text:style-name="P4">
时间: 2023-06-25T64:00:00-04:00</text:p>
      <text:p text:style-name="P4">
描述: Kozhzhe雪佛龙 -  Lyudin的TSE。 Lyudina，Yaka将自己的生命定为邪恶。 Lyudina，Yak ...与乌克兰2022年的战争，与乌克兰的最新新闻，与乌克兰的新闻战争，2022年的新闻战争，今天将在乌克兰和俄罗斯之间发生战争，以及2022年与乌克兰的战争将是或他们说，不是，在不久的将来，乌克兰会发生战争</text:p>
      <text:p text:style-name="P4">
图片: ['<text:a xlink:type="simple" xlink:href="https://armyinform.com.ua/wp-content/uploads/2023/06/photo_5242686636733615116_y.jpg" text:style-name="Internet_20_link" text:visited-style-name="Visited_20_Internet_20_Link">
photo_5242686636733615116_y.jpg</text:a>
', '<text:a xlink:type="simple" xlink:href="https://armyinform.com.ua/wp-content/uploads/2023/06/photo_5242686636733615117_y-150x150.jpg" text:style-name="Internet_20_link" text:visited-style-name="Visited_20_Internet_20_Link">
photo_5242686636733615117_y-150x150.jpg</text:a>
', '<text:a xlink:type="simple" xlink:href="https://armyinform.com.ua/wp-content/uploads/2023/06/photo_5242686636733615118_y-150x150.jpg" text:style-name="Internet_20_link" text:visited-style-name="Visited_20_Internet_20_Link">
photo_5242686636733615118_y-150x150.jpg</text:a>
', '<text:a xlink:type="simple" xlink:href="https://armyinform.com.ua/wp-content/uploads/2023/06/photo_5242686636733615121_y-150x150.jpg" text:style-name="Internet_20_link" text:visited-style-name="Visited_20_Internet_20_Link">
photo_5242686636733615121_y-150x150.jpg</text:a>
', '<text:a xlink:type="simple" xlink:href="https://armyinform.com.ua/wp-content/uploads/2023/06/photo_5242686636733615119_y-150x150.jpg" text:style-name="Internet_20_link" text:visited-style-name="Visited_20_Internet_20_Link">
photo_5242686636733615119_y-150x150.jpg</text:a>
', '<text:a xlink:type="simple" xlink:href="https://armyinform.com.ua/wp-content/uploads/2023/06/photo_5242686636733615120_y-150x150.jpg" text:style-name="Internet_20_link" text:visited-style-name="Visited_20_Internet_20_Link">
photo_5242686636733615120_y-150x150.jpg</text:a>
']</text:p>
      <text:p text:style-name="P4">
标签: ['ПРЕЗИДЕНТ УКРАЇНИ', 'ШИВРОН']</text:p>
      <text:p text:style-name="P4">
类别: News</text:p>
      <!--METADATA-->
      <text:p text:style-name="P4">
<draw:frame draw:style-name="fr1" draw:name="Image270" text:anchor-type="as-char" svg:width="6.9236in" svg:height="6.9236in" draw:z-index="0">
<draw:image xlink:href="../Images/AРМІЯINFORM/2023-06-25T64-00-00-04-00/photo_5242686636733615116_y.jpg" xlink:type="simple" xlink:show="embed" xlink:actuate="onLoad" draw:mime-type="image/jpeg"/>
</draw:frame>
每个人字形都是一个人。 一个人将自己的生命与邪恶的隔离墙相提并论。一个保护乌克兰和乌克兰人的人，我们对所有民族自由的自由和梦想。 关于它<text:a xlink:type="simple" xlink:href="https://t.me/V_Zelenskiy_official/6703/" text:style-name="Internet_20_link" text:visited-style-name="Visited_20_Internet_20_Link">
报告</text:a>
电报通道中的Volodymyr Zelenskyy。</text:p>
      <text:p text:style-name="P4">
每个人字形都给我们一个故事。 战斗和可持续性，成功以及不幸的损失的历史。 每个人字形都是血液和痛苦，这些都是死者的朋友，尽管一切都得到了拯救的生活。</text:p>
      <text:p text:style-name="P4">
当我们看到士兵的人字形时，我们看到了胜利的轮廓。 我们的象征，心情，创造者 - 我们的英雄，我们将永远感激不已。</text:p>
      <text:p text:style-name="P4">
“这对我来说是一种荣幸 - 保留我们的战士的人字形。 他们中的一些人在前面去了我，其中一些是当地英雄，他们为乌克兰献出了生命。这很重要。 每个人都应该认识并记住谁的胜利，”国家元首说。</text:p>
      <text:p text:style-name="P4">
<text:a xlink:type="simple" xlink:href="https://armyinform.com.ua/wp-content/uploads/2023/06/photo_5242686636733615117_y.jpg" text:style-name="Internet_20_link" text:visited-style-name="Visited_20_Internet_20_Link">
!(Images/AРМІЯINFORM/2023-06-25T64-00-00-04-00/photo_5242686636733615117_y-150x150.jpg)</text:a>
</text:p>
      <text:p text:style-name="P4">
<text:a xlink:type="simple" xlink:href="https://armyinform.com.ua/wp-content/uploads/2023/06/photo_5242686636733615118_y.jpg" text:style-name="Internet_20_link" text:visited-style-name="Visited_20_Internet_20_Link">
<draw:frame draw:style-name="fr1" draw:name="Image271" text:anchor-type="as-char" svg:width="6.9236in" svg:height="6.9236in" draw:z-index="0">
<draw:image xlink:href="../Images/AРМІЯINFORM/2023-06-25T64-00-00-04-00/photo_5242686636733615118_y-150x150.jpg" xlink:type="simple" xlink:show="embed" xlink:actuate="onLoad" draw:mime-type="image/jpeg"/>
</draw:frame>
</text:a>
</text:p>
      <text:p text:style-name="P4">
<text:a xlink:type="simple" xlink:href="https://armyinform.com.ua/wp-content/uploads/2023/06/photo_5242686636733615121_y.jpg" text:style-name="Internet_20_link" text:visited-style-name="Visited_20_Internet_20_Link">
<draw:frame draw:style-name="fr1" draw:name="Image272" text:anchor-type="as-char" svg:width="6.9236in" svg:height="6.9236in" draw:z-index="0">
<draw:image xlink:href="../Images/AРМІЯINFORM/2023-06-25T64-00-00-04-00/photo_5242686636733615121_y-150x150.jpg" xlink:type="simple" xlink:show="embed" xlink:actuate="onLoad" draw:mime-type="image/jpeg"/>
</draw:frame>
</text:a>
</text:p>
      <text:p text:style-name="P4">
<text:a xlink:type="simple" xlink:href="https://armyinform.com.ua/wp-content/uploads/2023/06/photo_5242686636733615119_y.jpg" text:style-name="Internet_20_link" text:visited-style-name="Visited_20_Internet_20_Link">
<draw:frame draw:style-name="fr1" draw:name="Image273" text:anchor-type="as-char" svg:width="6.9236in" svg:height="6.9236in" draw:z-index="0">
<draw:image xlink:href="../Images/AРМІЯINFORM/2023-06-25T64-00-00-04-00/photo_5242686636733615119_y-150x150.jpg" xlink:type="simple" xlink:show="embed" xlink:actuate="onLoad" draw:mime-type="image/jpeg"/>
</draw:frame>
</text:a>
</text:p>
      <text:p text:style-name="P4">
<text:a xlink:type="simple" xlink:href="https://armyinform.com.ua/wp-content/uploads/2023/06/photo_5242686636733615120_y.jpg" text:style-name="Internet_20_link" text:visited-style-name="Visited_20_Internet_20_Link">
<draw:frame draw:style-name="fr1" draw:name="Image274" text:anchor-type="as-char" svg:width="6.9236in" svg:height="6.9236in" draw:z-index="0">
<draw:image xlink:href="../Images/AРМІЯINFORM/2023-06-25T64-00-00-04-00/photo_5242686636733615120_y-150x150.jpg" xlink:type="simple" xlink:show="embed" xlink:actuate="onLoad" draw:mime-type="image/jpeg"/>
</draw:frame>
</text:a>
正如乌克兰总统写道的那样，上个月在海军陆战队武装部队之前，海军陆战队递给他旗帜，这是海军陆战队的塔什将夫妇。 对捍卫者，我们拥有的人，乌克兰是什么，感激之情和骄傲。Volodymyr Zelensky感谢我们的每个后卫和我们的每个秩序，他们每天都自信地证明：敌人不是我们土地上的位置。 家庭对我们的英雄!</text:p>
      <text:p text:style-name="P4">
News Source: <text:a xlink:type="simple" xlink:href="https://armyinform.com.ua/2023/06/25/cze-chest-dlya-mene-zberigaty-shevrony-nashyh-voyiniv-prezydent-ukrayiny/" text:style-name="Internet_20_link" text:visited-style-name="Visited_20_Internet_20_Link">
https://armyinform.com.ua/2023/06/25/cze-chest-dlya-mene-zberigaty-shevrony-nashyh-voyiniv-prezydent-ukrayiny/</text:a>
</text:p>
      <!--NEWS-->
      <text:h text:style-name="P10" text:outline-level="1">
<text:span text:style-name="T4">
记录了其中一个位置上禁止的化学供应的事实，但风在敌人的方向-Valery Shershen</text:span>
</text:h>
      <text:p text:style-name="P4">
作者: ['Ігор Березинський']</text:p>
      <text:p text:style-name="P4">
时间: 2023-06-25T66:00:00-04:00</text:p>
      <text:p text:style-name="P4">
描述:  - 对于Tavriyskoye的Permanu Doba来说，战斗的性质并不是在嘲笑。 在国防部...与乌克兰2022年的战争，与乌克兰的最新新闻战争，与乌克兰的新闻战争，2022年的新闻战争，今天的最后一次战争将在乌克兰和俄罗斯之间发动战争，当2022年与乌克兰的战争将是一场战争，将在不久的将来与乌克兰发动战争，说，与乌克兰的战争，今天的乌克兰新闻，乌克兰的新闻，乌克兰媒体的俄罗斯媒体</text:p>
      <text:p text:style-name="P4">
图片: ['<text:a xlink:type="simple" xlink:href="https://armyinform.com.ua/wp-content/uploads/2023/05/valerij-shershen-1.jpg" text:style-name="Internet_20_link" text:visited-style-name="Visited_20_Internet_20_Link">
valerij-shershen-1.jpg</text:a>
']</text:p>
      <text:p text:style-name="P4">
标签: ['АГРЕСІЯ РФ', 'ВАЛЕРІЙ ШЕРШЕНЬ', 'ТАВРІЙСЬКИЙ НАПРЯМОК', 'ХІМІЧНА АТАКА']</text:p>
      <text:p text:style-name="P4">
类别: News</text:p>
      <!--METADATA-->
      <text:p text:style-name="P4">
<draw:frame draw:style-name="fr1" draw:name="Image275" text:anchor-type="as-char" svg:width="6.9236in" svg:height="4.61393in" draw:z-index="0">
<draw:image xlink:href="../Images/AРМІЯINFORM/2023-06-25T66-00-00-04-00/valerij-shershen-1.jpg" xlink:type="simple" xlink:show="embed" xlink:actuate="onLoad" draw:mime-type="image/jpeg"/>
</draw:frame>
Valery Shershn</text:p>
      <ul>
        <li>
在过去的一天中，战斗的性质并没有在塔夫里斯克的方向上发生变化。 我们保持位置并采取措施改善战术领先。 在采取进攻行动时，我们取得了部分成功。 在假肢上，活力，武器和军事装备造成了巨大的损失，这是我们在Avdeevsky和Marinsky指示中的位置的风暴。 在Marinka地区有13场战斗冲突。 敌人对我们的位置进行了超过440的炮击。 在我们的射击化学弹药位置上排出的事实是气溶胶剂的作用。 《联合新闻》发言人Valery Shershen说，在Avdiivka和Severene地区的Avdiivska Napryamka的Avdiivska Napryamka被吸引。</li>
      </ul>
      <text:p text:style-name="P4">
他还指出，白天，国防方向国防军的导弹和大炮执行了1090多个火灾任务。杀害和受伤的敌人的损失是242名入侵者，摧毁了16个武装和军事装备，5个仓库带有弹药。 我们最近的一个部队还捕获了俄罗斯T-80坦克。</text:p>
      <text:p text:style-name="P4">
News Source: <text:a xlink:type="simple" xlink:href="https://armyinform.com.ua/2023/06/25/na-odnu-iz-pozyczij-zafiksovano-fakt-skydannya-zaboronenogo-himboyeprypasu-prote-viter-buv-u-bik-protyvnyka-valerij-shershen/" text:style-name="Internet_20_link" text:visited-style-name="Visited_20_Internet_20_Link">
https://armyinform.com.ua/2023/06/25/na-odnu-iz-pozyczij-zafiksovano-fakt-skydannya-zaboronenogo-himboyeprypasu-prote-viter-buv-u-bik-protyvnyka-valerij-shershen/</text:a>
</text:p>
      <!--NEWS-->
      <text:h text:style-name="P10" text:outline-level="1">
<text:span text:style-name="T4">
在ZPP周围50公里的急救千公斤中应该是什么 - 卫生部的提示</text:span>
</text:h>
      <text:p text:style-name="P4">
作者: ['АРМІЯINFORM']</text:p>
      <text:p text:style-name="P4">
时间: 2023-06-25T67:00:00-04:00</text:p>
      <text:p text:style-name="P4">
描述: Mintyni Hunts健康，有关这些的信息，Yak pidgovashen向Youlvivich ...与乌克兰2022年的战争，与乌克兰与乌克兰的最新新闻，与乌克兰的新闻战争，与乌克兰的新闻战争2022年，这是今天的最后一场战争，乌克兰和俄罗斯之间的战争将是一场战争，与2022年的战争，乌克兰是否会在不久</text:p>
      <text:p text:style-name="P4">
图片: ['<text:a xlink:type="simple" xlink:href="https://armyinform.com.ua/wp-content/uploads/2023/06/photo_5240496525535202960_y.jpg" text:style-name="Internet_20_link" text:visited-style-name="Visited_20_Internet_20_Link">
photo_5240496525535202960_y.jpg</text:a>
']</text:p>
      <text:p text:style-name="P4">
标签: ['ЗАЕС', 'МОЗ УКРАЇНИ']</text:p>
      <text:p text:style-name="P4">
类别: News</text:p>
      <!--METADATA-->
      <text:p text:style-name="P4">
<draw:frame draw:style-name="fr1" draw:name="Image276" text:anchor-type="as-char" svg:width="6.9236in" svg:height="6.9236in" draw:z-index="0">
<draw:image xlink:href="../Images/AРМІЯINFORM/2023-06-25T67-00-00-04-00/photo_5240496525535202960_y.jpg" xlink:type="simple" xlink:show="embed" xlink:actuate="onLoad" draw:mime-type="image/jpeg"/>
</draw:frame>
卫生部继续告知如何在Zaporozhye NPP上准备可能的紧急情况，该Zaporozhye NPP暂时被俄罗斯捕获。</text:p>
      <text:p text:style-name="P4">
关于这个<text:a xlink:type="simple" xlink:href="https://t.me/mozofficial/3541" text:style-name="Internet_20_link" text:visited-style-name="Visited_20_Internet_20_Link">
被引用</text:a>
在电报中的MOH页面上。</text:p>
      <text:p text:style-name="P4">
该报告指出，此信息<text:span text:style-name="T4">
仅适用于ZPP </text:span>
周围50公里区域的居民，并且与生活在此半径以外的人无关。</text:p>
      <text:p text:style-name="P4">
建议卫生部确保急救试剂盒中有碘化钾，这对于减少放射性碘对甲状腺的负面影响很有用。</text:p>
      <text:p text:style-name="P4">
**有必要在官方空降后才服用所需的碘化钾!</text:p>
      <text:p text:style-name="P4">
“在警报6个或更短的时间以克服放射性云的时间之后，服用该药物是最佳选择的，但是碘化钾在收到云的情况下仍然有效，又有6个小时。 消息收到云后24小时不建议使用该药物。”消息传出。</text:p>
      <text:p text:style-name="P4">
铝 - 抗酸剂吸附剂也应在急救试剂盒中。</text:p>
      <text:p text:style-name="P4">
另外，有必要护理藻酸盐的存在，即活性物质 - 硫酸钠。 它在液体胃含量的表面产生保护性障碍。 该障碍阻止了人体的危险物质。</text:p>
      <text:p text:style-name="P4">
同样在急救箱中，也应放置<text:span text:style-name="T4">
碳酸氢钠</text:span>
，这是恢复加热器血液状态和校正代谢性酸中毒的补救措施(其特征是违反血液中酸和碱的化学平衡的状况).</text:p>
      <text:p text:style-name="P4">
У домашній аптечці обовʼязково має бути <text:span text:style-name="T4">
маска</text:span>
 , яка є засобом фізичногозахисту для зменшення потрапляння в організм небезпечних речовин.</text:p>
      <text:p text:style-name="P4">
News Source: <text:a xlink:type="simple" xlink:href="https://armyinform.com.ua/2023/06/25/shho-maye-buty-v-aptechkah-zhyteliv-50-kilometrovoyi-zony-navkolo-zaes-porady-moz/" text:style-name="Internet_20_link" text:visited-style-name="Visited_20_Internet_20_Link">
https://armyinform.com.ua/2023/06/25/shho-maye-buty-v-aptechkah-zhyteliv-50-kilometrovoyi-zony-navkolo-zaes-porady-moz/</text:a>
</text:p>
      <!--NEWS-->
      <text:h text:style-name="P10" text:outline-level="1">
<text:span text:style-name="T4">
在乌克兰荷兰的支持下，现代退伍军人的援助中心可能会出现</text:span>
</text:h>
      <text:p text:style-name="P4">
作者: ['АРМІЯINFORM']</text:p>
      <text:p text:style-name="P4">
时间: 2023-06-25T68:00:00-04:00</text:p>
      <text:p text:style-name="P4">
描述: Nirlandi宣布了Likuvanni I Reabilitatsi的乌克兰Piditrims的浪子...与乌克兰2022年的战争，与乌克兰的《今日与乌克兰的最新新闻》，《与乌克兰的新闻》（News Wars War War War），今天与乌克兰2022年的战争，乌克兰和俄罗斯之间的战争会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whatsapp-image-2023-06-24-at-13.20.09.jpg" text:style-name="Internet_20_link" text:visited-style-name="Visited_20_Internet_20_Link">
whatsapp-image-2023-06-24-at-13.20.09.jpg</text:a>
', '<text:a xlink:type="simple" xlink:href="https://armyinform.com.ua/wp-content/uploads/2023/06/whatsapp-image-2023-06-24-at-13.20.15-150x150.jpg" text:style-name="Internet_20_link" text:visited-style-name="Visited_20_Internet_20_Link">
whatsapp-image-2023-06-24-at-13.20.15-150x150.jpg</text:a>
', '<text:a xlink:type="simple" xlink:href="https://armyinform.com.ua/wp-content/uploads/2023/06/whatsapp-image-2023-06-24-at-13.20.17-150x150.jpg" text:style-name="Internet_20_link" text:visited-style-name="Visited_20_Internet_20_Link">
whatsapp-image-2023-06-24-at-13.20.17-150x150.jpg</text:a>
', '<text:a xlink:type="simple" xlink:href="https://armyinform.com.ua/wp-content/uploads/2023/06/whatsapp-image-2023-06-24-at-13.20.12-150x150.jpg" text:style-name="Internet_20_link" text:visited-style-name="Visited_20_Internet_20_Link">
whatsapp-image-2023-06-24-at-13.20.12-150x150.jpg</text:a>
', '<text:a xlink:type="simple" xlink:href="https://armyinform.com.ua/wp-content/uploads/2023/06/whatsapp-image-2023-06-24-at-14.03.21-150x150.jpg" text:style-name="Internet_20_link" text:visited-style-name="Visited_20_Internet_20_Link">
whatsapp-image-2023-06-24-at-14.03.21-150x150.jpg</text:a>
', '<text:a xlink:type="simple" xlink:href="https://armyinform.com.ua/wp-content/uploads/2023/06/whatsapp-image-2023-06-24-at-13.20.10-150x150.jpg" text:style-name="Internet_20_link" text:visited-style-name="Visited_20_Internet_20_Link">
whatsapp-image-2023-06-24-at-13.20.10-150x150.jpg</text:a>
', '<text:a xlink:type="simple" xlink:href="https://armyinform.com.ua/wp-content/uploads/2023/06/whatsapp-image-2023-06-24-at-13.20.14-150x150.jpg" text:style-name="Internet_20_link" text:visited-style-name="Visited_20_Internet_20_Link">
whatsapp-image-2023-06-24-at-13.20.14-150x150.jpg</text:a>
', '<text:a xlink:type="simple" xlink:href="https://armyinform.com.ua/wp-content/uploads/2023/06/whatsapp-image-2023-06-24-at-13.20.05-150x150.jpg" text:style-name="Internet_20_link" text:visited-style-name="Visited_20_Internet_20_Link">
whatsapp-image-2023-06-24-at-13.20.05-150x150.jpg</text:a>
', '<text:a xlink:type="simple" xlink:href="https://armyinform.com.ua/wp-content/uploads/2023/06/whatsapp-image-2023-06-24-at-13.20.03-150x150.jpg" text:style-name="Internet_20_link" text:visited-style-name="Visited_20_Internet_20_Link">
whatsapp-image-2023-06-24-at-13.20.03-150x150.jpg</text:a>
', '<text:a xlink:type="simple" xlink:href="https://armyinform.com.ua/wp-content/uploads/2023/06/whatsapp-image-2023-06-24-at-13.20.06-150x150.jpg" text:style-name="Internet_20_link" text:visited-style-name="Visited_20_Internet_20_Link">
whatsapp-image-2023-06-24-at-13.20.06-150x150.jpg</text:a>
']</text:p>
      <text:p text:style-name="P4">
标签: ['ВЕТЕРАНИ', 'НІДЕРЛАНДИ', 'РЕАБІЛІТАЦІЯ', 'ЮЛІЯ ЛАПУТІНА']</text:p>
      <text:p text:style-name="P4">
类别: News</text:p>
      <!--METADATA-->
      <text:p text:style-name="P4">
<draw:frame draw:style-name="fr1" draw:name="Image277" text:anchor-type="as-char" svg:width="6.9236in" svg:height="4.713818in" draw:z-index="0">
<draw:image xlink:href="../Images/AРМІЯINFORM/2023-06-25T68-00-00-04-00/whatsapp-image-2023-06-24-at-13.20.09.jpg" xlink:type="simple" xlink:show="embed" xlink:actuate="onLoad" draw:mime-type="image/jpeg"/>
</draw:frame>
荷兰宣布，乌克兰继续支持乌克兰士兵的ire居住。 这发生在乌克兰尤利亚·拉普蒂纳(Ulia Laputina)事务部长和荷兰凯萨·奥罗格伦(Kaisa Ollogren)的国防部长的联合访问中，后者概述了荷兰方面的意图，以继续扩大乌克兰的支持。 关于它<text:a xlink:type="simple" xlink:href="https://mva.gov.ua/ua/news/yuliya-laputina-sistema-reabilitaciyi-veteraniv-ce-vazhlivij-bezpekovij-komponent" text:style-name="Internet_20_link" text:visited-style-name="Visited_20_Internet_20_Link">
报告</text:a>
乌克兰退伍军人部。</text:p>
      <text:p text:style-name="P4">
荷兰康复方面的经验对乌克兰极为重要。</text:p>
      <text:p text:style-name="P4">
“我们知道，我们不仅需要我们的捍卫者经历荷兰的康复。 我们创建基础设施，以便在国家一级的康复系统和乌克兰地区一级。 我们还在谈判为荷兰荷兰的康复学家和心理学家制定培训任务，以便转移经验为我们的切刀处理新技术的经验，但与此同时，我们也在为瓦解提案，以支持瓦解的建议。我们的Nederns。现代援助中心的资深援助基础事务所向我们的退伍军人。 我们将学习荷兰的这种经验，并可能发展共同的先知。”</text:p>
      <text:p text:style-name="P4">
<text:a xlink:type="simple" xlink:href="https://armyinform.com.ua/wp-content/uploads/2023/06/whatsapp-image-2023-06-24-at-13.20.15.jpg" text:style-name="Internet_20_link" text:visited-style-name="Visited_20_Internet_20_Link">
!(Images/AРМІЯINFORM/2023-06-25T68-00-00-04-00/whatsapp-image-2023-06-24-at-13.20.15-150x150.jpg)</text:a>
</text:p>
      <text:p text:style-name="P4">
<text:a xlink:type="simple" xlink:href="https://armyinform.com.ua/wp-content/uploads/2023/06/whatsapp-image-2023-06-24-at-13.20.17.jpg" text:style-name="Internet_20_link" text:visited-style-name="Visited_20_Internet_20_Link">
<draw:frame draw:style-name="fr1" draw:name="Image278" text:anchor-type="as-char" svg:width="6.9236in" svg:height="6.9236in" draw:z-index="0">
<draw:image xlink:href="../Images/AРМІЯINFORM/2023-06-25T68-00-00-04-00/whatsapp-image-2023-06-24-at-13.20.17-150x150.jpg" xlink:type="simple" xlink:show="embed" xlink:actuate="onLoad" draw:mime-type="image/jpeg"/>
</draw:frame>
</text:a>
</text:p>
      <text:p text:style-name="P4">
<text:a xlink:type="simple" xlink:href="https://armyinform.com.ua/wp-content/uploads/2023/06/whatsapp-image-2023-06-24-at-13.20.12.jpg" text:style-name="Internet_20_link" text:visited-style-name="Visited_20_Internet_20_Link">
<draw:frame draw:style-name="fr1" draw:name="Image279" text:anchor-type="as-char" svg:width="6.9236in" svg:height="6.9236in" draw:z-index="0">
<draw:image xlink:href="../Images/AРМІЯINFORM/2023-06-25T68-00-00-04-00/whatsapp-image-2023-06-24-at-13.20.12-150x150.jpg" xlink:type="simple" xlink:show="embed" xlink:actuate="onLoad" draw:mime-type="image/jpeg"/>
</draw:frame>
</text:a>
</text:p>
      <text:p text:style-name="P4">
<text:a xlink:type="simple" xlink:href="https://armyinform.com.ua/wp-content/uploads/2023/06/whatsapp-image-2023-06-24-at-14.03.21.jpg" text:style-name="Internet_20_link" text:visited-style-name="Visited_20_Internet_20_Link">
<draw:frame draw:style-name="fr1" draw:name="Image280" text:anchor-type="as-char" svg:width="6.9236in" svg:height="6.9236in" draw:z-index="0">
<draw:image xlink:href="../Images/AРМІЯINFORM/2023-06-25T68-00-00-04-00/whatsapp-image-2023-06-24-at-14.03.21-150x150.jpg" xlink:type="simple" xlink:show="embed" xlink:actuate="onLoad" draw:mime-type="image/jpeg"/>
</draw:frame>
</text:a>
</text:p>
      <text:p text:style-name="P4">
<text:a xlink:type="simple" xlink:href="https://armyinform.com.ua/wp-content/uploads/2023/06/whatsapp-image-2023-06-24-at-13.20.10.jpg" text:style-name="Internet_20_link" text:visited-style-name="Visited_20_Internet_20_Link">
<draw:frame draw:style-name="fr1" draw:name="Image281" text:anchor-type="as-char" svg:width="6.9236in" svg:height="6.9236in" draw:z-index="0">
<draw:image xlink:href="../Images/AРМІЯINFORM/2023-06-25T68-00-00-04-00/whatsapp-image-2023-06-24-at-13.20.10-150x150.jpg" xlink:type="simple" xlink:show="embed" xlink:actuate="onLoad" draw:mime-type="image/jpeg"/>
</draw:frame>
</text:a>
</text:p>
      <text:p text:style-name="P4">
<text:a xlink:type="simple" xlink:href="https://armyinform.com.ua/wp-content/uploads/2023/06/whatsapp-image-2023-06-24-at-13.20.05.jpg" text:style-name="Internet_20_link" text:visited-style-name="Visited_20_Internet_20_Link">
<draw:frame draw:style-name="fr1" draw:name="Image282" text:anchor-type="as-char" svg:width="6.9236in" svg:height="6.9236in" draw:z-index="0">
<draw:image xlink:href="../Images/AРМІЯINFORM/2023-06-25T68-00-00-04-00/whatsapp-image-2023-06-24-at-13.20.05-150x150.jpg" xlink:type="simple" xlink:show="embed" xlink:actuate="onLoad" draw:mime-type="image/jpeg"/>
</draw:frame>
</text:a>
</text:p>
      <text:p text:style-name="P4">
<text:a xlink:type="simple" xlink:href="https://armyinform.com.ua/wp-content/uploads/2023/06/whatsapp-image-2023-06-24-at-13.20.03.jpg" text:style-name="Internet_20_link" text:visited-style-name="Visited_20_Internet_20_Link">
<draw:frame draw:style-name="fr1" draw:name="Image283" text:anchor-type="as-char" svg:width="6.9236in" svg:height="6.9236in" draw:z-index="0">
<draw:image xlink:href="../Images/AРМІЯINFORM/2023-06-25T68-00-00-04-00/whatsapp-image-2023-06-24-at-13.20.03-150x150.jpg" xlink:type="simple" xlink:show="embed" xlink:actuate="onLoad" draw:mime-type="image/jpeg"/>
</draw:frame>
</text:a>
</text:p>
      <text:p text:style-name="P4">
<text:a xlink:type="simple" xlink:href="https://armyinform.com.ua/wp-content/uploads/2023/06/whatsapp-image-2023-06-24-at-13.20.06.jpg" text:style-name="Internet_20_link" text:visited-style-name="Visited_20_Internet_20_Link">
<draw:frame draw:style-name="fr1" draw:name="Image284" text:anchor-type="as-char" svg:width="6.9236in" svg:height="6.9236in" draw:z-index="0">
<draw:image xlink:href="../Images/AРМІЯINFORM/2023-06-25T68-00-00-04-00/whatsapp-image-2023-06-24-at-13.20.06-150x150.jpg" xlink:type="simple" xlink:show="embed" xlink:actuate="onLoad" draw:mime-type="image/jpeg"/>
</draw:frame>
</text:a>
此外，她指出，在退伍军人日之际访问的框架内，6月的最后一个星期六在荷兰庆祝这一点，乌克兰人 -  stangering也参观了我们组织接受培训的军事基地。</text:p>
      <text:p text:style-name="P4">
News Source: <text:a xlink:type="simple" xlink:href="https://armyinform.com.ua/2023/06/25/yuliya-laputina-systema-reabilitacziyi-veteraniv-cze-vazhlyvyj-bezpekovyj-komponent/" text:style-name="Internet_20_link" text:visited-style-name="Visited_20_Internet_20_Link">
https://armyinform.com.ua/2023/06/25/yuliya-laputina-systema-reabilitacziyi-veteraniv-cze-vazhlyvyj-bezpekovyj-komponent/</text:a>
</text:p>
      <!--NEWS-->
      <text:h text:style-name="P10" text:outline-level="1">
<text:span text:style-name="T4">
俄罗斯联邦没有提供有关战俘健康的官方信息 - 协调总部</text:span>
</text:h>
      <text:p text:style-name="P4">
作者: ['АРМІЯINFORM']</text:p>
      <text:p text:style-name="P4">
时间: 2023-06-25T69:00:00-04:00</text:p>
      <text:p text:style-name="P4">
描述: 关于健康敬拜的阵营的Chi Yogo Mscezkozhokennna ...与乌克兰2022年的战争，与乌克兰的最新新闻，与乌克兰的新闻，乌克兰2022年的新闻战争，今天的最后一场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5238051727071104318_w.jpg" text:style-name="Internet_20_link" text:visited-style-name="Visited_20_Internet_20_Link">
photo_5238051727071104318_w.jpg</text:a>
']</text:p>
      <text:p text:style-name="P4">
标签: ['ВІЙНА', 'ВІЙСЬКОВОПОЛОНЕНІ', 'КООРДИНАЦІЙНИЙ ШТАБ З ПИТАНЬ ПОВОДЖЕННЯ З ВІЙСЬКОВОПОЛОНЕНИМИ']</text:p>
      <text:p text:style-name="P4">
类别: News</text:p>
      <!--METADATA-->
      <text:p text:style-name="P4">
<draw:frame draw:style-name="fr1" draw:name="Image285" text:anchor-type="as-char" svg:width="6.9236in" svg:height="3.888755in" draw:z-index="0">
<draw:image xlink:href="../Images/AРМІЯINFORM/2023-06-25T69-00-00-04-00/photo_5238051727071104318_w.jpg" xlink:type="simple" xlink:show="embed" xlink:actuate="onLoad" draw:mime-type="image/jpeg"/>
</draw:frame>
侵略者国家没有提供有关战俘或其安置的官方信息。</text:p>
      <text:p text:style-name="P4">
关于这个<text:a xlink:type="simple" xlink:href="https://t.me/Koord_shtab/1320" text:style-name="Internet_20_link" text:visited-style-name="Visited_20_Internet_20_Link">
一个正在说话</text:a>
在与遗嘱军人协调总部的第503个单独的海军陆战队各营的罗德玛尼亚人会面中。</text:p>
      <text:p text:style-name="P4">
由于各种原因，被囚禁的军人可以移动前殖民或拘留中心。</text:p>
      <text:p text:style-name="P4">
总部还指出，有关失踪军人的信息，可以从开放源泉中获得，证明捍卫者从囚禁中解放出来以及在某些情况下，从独立律师的要求的答案中获得。</text:p>
      <text:p text:style-name="P4">
关于失踪服务员的新信息的出现可以支持改变其会计类别。 提供重要信息。</text:p>
      <text:p text:style-name="P4">
海军代表补充说：“我们与所有人从囚禁中返回的人交谈。” “我们将获得的信息传输到协调。”</text:p>
      <text:p text:style-name="P4">
News Source: <text:a xlink:type="simple" xlink:href="https://armyinform.com.ua/2023/06/25/rf-ne-nadaye-oficzijnoyi-informacziyi-pro-stan-zdorovya-vijskovopolonenogo-koordynaczijnyj-shtab/" text:style-name="Internet_20_link" text:visited-style-name="Visited_20_Internet_20_Link">
https://armyinform.com.ua/2023/06/25/rf-ne-nadaye-oficzijnoyi-informacziyi-pro-stan-zdorovya-vijskovopolonenogo-koordynaczijnyj-shtab/</text:a>
</text:p>
      <!--NEWS-->
      <text:h text:style-name="P10" text:outline-level="1">
<text:span text:style-name="T4">
Zelensky的电话讨论了战场上的情况和对ZPP的威胁</text:span>
</text:h>
      <text:p text:style-name="P4">
作者: Ukrinform (Person)</text:p>
      <text:p text:style-name="P4">
出版商: Укринформ (Organization)</text:p>
      <text:p text:style-name="P4">
出版时间: 2023-06-25T6:15:00+03:00</text:p>
      <text:p text:style-name="P4">
修改时间: 2023-06-25T21:15:00+03:00</text:p>
      <text:p text:style-name="P4">
描述: 乌克兰沃迪米尔·泽伦斯基（Ukraine Volodymyr Zelensky）总统与加拿大总理贾斯汀·特鲁多（Justin Trudeau）讨论了战场上的局势以及占领部队在Zaporizhzhia NPP中造成的威胁。  - 乌克林。</text:p>
      <text:p text:style-name="P4">
图片: ['<text:a xlink:type="simple" xlink:href="https://static.ukrinform.com/photos/2023_06/thumb_files/630_360_1687716784-578.jpg" text:style-name="Internet_20_link" text:visited-style-name="Visited_20_Internet_20_Link">
630_360_16877...</text:a>
']</text:p>
      <text:p text:style-name="P4">
标签: ['Трюдо', 'Зеленський', 'Запорізька АЕС', 'Війна з Росією']</text:p>
      <text:p text:style-name="P4">
类型: Article</text:p>
      <!--METADATA-->
      <text:p text:style-name="P4">
<draw:frame draw:style-name="fr1" draw:name="Image286" text:anchor-type="as-char" svg:width="6.9236in" svg:height="3.956343in" draw:z-index="0">
<draw:image xlink:href="../Images/yкринформ/2023-06-25T6-15-00-03-00/630_360_1687716784-578.jpg" xlink:type="simple" xlink:show="embed" xlink:actuate="onLoad" draw:mime-type="image/jpeg"/>
</draw:frame>
沃迪米尔·泽伦斯基(Volodymyr Zelensky)的总统乌克兰人讨论了战场上的局势，以及纳扎普罗兹里·NPP(Nazaporozhye NPP)与加拿大总理施加的占领部队所构成的威胁。</text:p>
      <text:p text:style-name="P4">
根据乌克林福姆的说法，国家元首在[电报]中报告(https://t.me/V_Zelenskiy_official/6704)。</text:p>
      <text:p text:style-name="P4">
“他在总理频道(Justin Trudeau)中度过了第一个重要的电话交谈。(https://www.ukrinform.ua/tag-trudo)。 我感谢对基辅，加拿大和所有加拿大人的小数访问 - 为乌克兰提供了不断的支持。” Zelensky写道。</text:p>
      <text:p text:style-name="P4">
他指出，他告诉特鲁多有关战场上目前的局势，乌克兰对俄罗斯叛乱的企图的评估很突出，这种情况的影响是敌对行动的进程。</text:p>
      <text:p text:style-name="P4">
总统还引起了总理的注意，这是在Zaporozhye NPP创建的威胁局势。</text:p>
      <text:p text:style-name="P4">
Zelensky强调，世界对Greblykakhov HPP的爆炸的反应不足，并试图在Kryvyi Rih水库上爆炸大坝，允许在NPP泄漏辐射时准备恐怖袭击。</text:p>
      <text:p text:style-name="P4">
<text:span text:style-name="T4">
另请阅读：</text:span>
 [Budanov-关于威胁(https://www.ukrinform.ua/rubric-ato/3727559-budanov-pro-zagrozu-pidrivu-zaes-nikoli-situacia-ne-bula-takou-serjoznou-ak-zaraz.html)据他说，尤其是在北约维尔纽斯峰会上，乌克兰合作伙伴的基本反应应得到证明。</text:p>
      <text:p text:style-name="P4">
如[Ukrinform]报道(https://www.ukrinform.ua/rubric-polytics/3720965-dzastin-trudo-pribuv-do-kieva.html)，特鲁多(Trudeau)于2023年6月10日对基辅(Kiev)进行了未租用的访问。  照片：OP_</text:p>
      <text:p text:style-name="P4">
News Source: <text:a xlink:type="simple" xlink:href="https://www.ukrinform.ua/rubric-polytics/3727602-zelenskij-telefonom-obgovoriv-iz-trudo-situaciu-na-poli-bou-ta-zagrozu-na-zaes.html" text:style-name="Internet_20_link" text:visited-style-name="Visited_20_Internet_20_Link">
https://www.ukrinform.ua/rubric-polytics/3727602-zelenskij-telefonom-obgovoriv-iz-trudo-situaciu-na-poli-bou-ta-zagrozu-na-zaes.html</text:a>
</text:p>
      <!--NEWS-->
      <text:h text:style-name="P10" text:outline-level="1">
<text:span text:style-name="T4">
俄罗斯军队再次向切尔尼希夫和苏米地区的边界地区开火</text:span>
</text:h>
      <text:p text:style-name="P4">
作者: ['АРМІЯINFORM']</text:p>
      <text:p text:style-name="P4">
时间: 2023-06-25T70:00:00-04:00</text:p>
      <text:p text:style-name="P4">
描述: 该村庄在13:00 25 Chervnya Rosiyski Vissyska Vykhgov开了一个主座的TEERRATOR ...与乌克兰2022年的战争，与乌克兰的最新新闻，今天与乌克兰的新闻，今天与乌克兰2022年的新闻战争，今天将在乌克兰和俄罗斯之间进行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2/11/obstrilyaly-sumshhynu.jpg" text:style-name="Internet_20_link" text:visited-style-name="Visited_20_Internet_20_Link">
obstrilyaly-sumshhynu.jpg</text:a>
']</text:p>
      <text:p text:style-name="P4">
标签: ['ОБСТРІЛ', 'СУМЩИНА', 'ЧЕРНІГІВЩИНА']</text:p>
      <text:p text:style-name="P4">
类别: News</text:p>
      <!--METADATA-->
      <text:p text:style-name="P4">
<draw:frame draw:style-name="fr1" draw:name="Image287" text:anchor-type="as-char" svg:width="6.9236in" svg:height="4.615733in" draw:z-index="0">
<draw:image xlink:href="../Images/AРМІЯINFORM/2023-06-25T70-00-00-04-00/obstrilyaly-sumshhynu.jpg" xlink:type="simple" xlink:show="embed" xlink:actuate="onLoad" draw:mime-type="image/jpeg"/>
</draw:frame>
说明性照片</text:p>
      <text:p text:style-name="P4">
截至6月25日13:00，俄罗斯军队被解雇了切尼夫和苏米地区的边界。 关于它<text:a xlink:type="simple" xlink:href="https://www.facebook.com/kommander.nord/posts/pfbid02EQ6RSnW1uLjZWjLyLCX9sRZRtSFugB6UN5zZ7qEG5pgHRt3T35AoVHeg7CUZbpqml" text:style-name="Internet_20_link" text:visited-style-name="Visited_20_Internet_20_Link">
报告</text:a>
操作命令“北”。</text:p>
      <text:p text:style-name="P4">
<text:span text:style-name="T4">
切尔尼希夫地区</text:span>
</text:p>
      <text:p text:style-name="P4">
从02:10到02:30 5记录了教区，可能是在人造丝中有120毫米的砂浆。 gr。 没有关于当地群体损失或民用基础设施损失的信息。</text:p>
      <text:p text:style-name="P4">
从10:40到10:53记录了3个教区，可能是在人造丝中有120毫米的砂浆。 Timonovichi。 没有关于当地群体损失或民用基础设施损失的信息。</text:p>
      <text:p text:style-name="P4">
<text:span text:style-name="T4">
 Sumy地区</text:span>
</text:p>
      <text:p text:style-name="P4">
从06:32到07:01，Mimalushin地区有11个教区，约有11个教区。 指定有关当地人口损失的信息，对民用基础设施的损害。</text:p>
      <text:p text:style-name="P4">
大约06:46 NP地区有2个偏爱，大约有迫击炮。 Khodyne。关于当地人口的损失，指定了对民用基础设施信息的损害。</text:p>
      <text:p text:style-name="P4">
News Source: <text:a xlink:type="simple" xlink:href="https://armyinform.com.ua/2023/06/25/rosijski-vijska-vchergove-obstrilyaly-prykordonni-terytoriyi-chernigivskoyi-ta-sumskoyi-oblastej-2/" text:style-name="Internet_20_link" text:visited-style-name="Visited_20_Internet_20_Link">
https://armyinform.com.ua/2023/06/25/rosijski-vijska-vchergove-obstrilyaly-prykordonni-terytoriyi-chernigivskoyi-ta-sumskoyi-oblastej-2/</text:a>
</text:p>
      <!--NEWS-->
      <text:h text:style-name="P10" text:outline-level="1">
<text:span text:style-name="T4">
在过去的一天中，国防军的航空通过敌人击中了18个跳动</text:span>
</text:h>
      <text:p text:style-name="P4">
作者: ['АРМІЯINFORM']</text:p>
      <text:p text:style-name="P4">
时间: 2023-06-25T71:00:00-04:00</text:p>
      <text:p text:style-name="P4">
描述: Avisaats的Yya国防部队过去的DOB在Zserdzhennya的领域尤其是……与乌克兰2022的战争，与乌克兰的最新消息，今天与乌克兰的新闻战争，今天与乌克兰的《新闻》 2022年最后一次战争，乌克兰之间的战争，乌克兰之间会有一场战争和俄罗斯，当2022年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ГЕНЕРАЛЬНИЙ ШТАБ ЗС УКРАЇНИ', 'ОПЕРАТИВНА ОБСТАНОВКА', 'ХРОНІКА ОБОРОНИ']</text:p>
      <text:p text:style-name="P4">
类别: News</text:p>
      <!--METADATA-->
      <text:p text:style-name="P4">
<draw:frame draw:style-name="fr1" draw:name="Image288" text:anchor-type="as-char" svg:width="6.9236in" svg:height="3.894525in" draw:z-index="0">
<draw:image xlink:href="../Images/AРМІЯINFORM/2023-06-25T71-00-00-04-00/aviacziya-syl-oborony-ukrayiny.jpg" xlink:type="simple" xlink:show="embed" xlink:actuate="onLoad" draw:mime-type="image/jpeg"/>
</draw:frame>
说明性照片</text:p>
      <text:p text:style-name="P4">
过去24小时的防御力量在敌人个人组成并摧毁了敌人的1次防空导弹综合体的集中领域中进行了18次跳动。此外，我们的后卫摧毁了6个侦察无人机。</text:p>
      <text:p text:style-name="P4">
导弹和​​炮兵部队袭击了第1箭导弹系统，塔维设备人员集中的3个领域，12枪在火姿势和2个Rebprotsi车站。</text:p>
      <text:p text:style-name="P4">
资料来源 -  <text:a xlink:type="simple" xlink:href="https://www.facebook.com/GeneralStaff.ua/posts/611373421175740" text:style-name="Internet_20_link" text:visited-style-name="Visited_20_Internet_20_Link">
总参谋部</text:a>
.</text:p>
      <text:p text:style-name="P4">
News Source: <text:a xlink:type="simple" xlink:href="https://armyinform.com.ua/2023/06/25/aviacziya-syl-oborony-za-mynulu-dobu-zavdala-18-udariv-po-vorogu/" text:style-name="Internet_20_link" text:visited-style-name="Visited_20_Internet_20_Link">
https://armyinform.com.ua/2023/06/25/aviacziya-syl-oborony-za-mynulu-dobu-zavdala-18-udariv-po-vorogu/</text:a>
</text:p>
      <!--NEWS-->
      <text:h text:style-name="P10" text:outline-level="1">
<text:span text:style-name="T4">
侵略者麦克风的外国组成部分是通过尚未加入我们和欧盟制裁的国家在俄罗斯联邦的</text:span>
</text:h>
      <text:p text:style-name="P4">
作者: ['АРМІЯINFORM']</text:p>
      <text:p text:style-name="P4">
时间: 2023-06-25T72:00:00-04:00</text:p>
      <text:p text:style-name="P4">
描述: Inololusteni组成部分，Vobroitnita Zbro的Yaki俄罗斯Vikoristovo，中毒...与乌克兰2022年的战争，与乌克兰的最新新闻，今天与乌克兰的新闻战争，今天与乌克兰2022年的新闻战争，乌克兰和俄罗斯之间的战争将与乌克兰的战争，以及与俄罗斯之间的战争他们说，乌克兰在2022年是否会有一年的时间，在不久的将来是否会与乌克兰进行战争</text:p>
      <text:p text:style-name="P4">
图片: ['<text:a xlink:type="simple" xlink:href="https://armyinform.com.ua/wp-content/uploads/2023/06/20230625-01.jpeg" text:style-name="Internet_20_link" text:visited-style-name="Visited_20_Internet_20_Link">
20230625-01.jpeg</text:a>
']</text:p>
      <text:p text:style-name="P4">
标签: ['АГРЕСІЯ РФ', 'ГУР МОУ']</text:p>
      <text:p text:style-name="P4">
类别: News</text:p>
      <!--METADATA-->
      <text:p text:style-name="P4">
<draw:frame draw:style-name="fr1" draw:name="Image289" text:anchor-type="as-char" svg:width="6.9236in" svg:height="4.246114in" draw:z-index="0">
<draw:image xlink:href="../Images/AРМІЯINFORM/2023-06-25T72-00-00-04-00/20230625-01.jpeg" xlink:type="simple" xlink:show="embed" xlink:actuate="onLoad" draw:mime-type="image/jpeg"/>
</draw:frame>
俄罗斯用来生产武器的外国组成部分通过尚未加入西方制裁的国家落入侵略者国家。 关于它<text:a xlink:type="simple" xlink:href="https://gur.gov.ua/content/inozemni-komponenty-dlia-vpk-ahresora-potrapliaiut-v-rf-cherez-krainy-iaki-ne-pryiednalys-do-sanktsii-ssha-ta-ies.html" text:style-name="Internet_20_link" text:visited-style-name="Visited_20_Internet_20_Link">
报告</text:a>
Mov Intelligence局。</text:p>
      <text:p text:style-name="P4">
因此，乌克兰国防部智力部纳瓦迪姆·史比茨基(Navadim Skybitsky)的主要情报局代表指出，侵略者军事行业的许多组成部分都以家用物品为幌子，是俄罗斯，这是常见的机制之一绕过制裁的是一天的创造。</text:p>
      <text:p text:style-name="P4">
乌克兰的军事情报的代表解释说：“在俄罗斯联邦的某些国家中，它创建了合资企业或开放有一天，一周的企业：进口产品，然后企业消失了。”</text:p>
      <text:p text:style-name="P4">
根据乌克兰GRU代表的说法，绕过制裁的问题的解决方案取决于有效的出口控制。</text:p>
      <text:p text:style-name="P4">
“顺便说一句，这不仅仅是组件。 还有其他与武器有关的问题：俄罗斯需要的现代机床，软件，独立的移民和物质。 今天所有这些都取决于主要控制。 为了不允许在俄罗斯领土的领土上恢复和建立生产，我们的任务现在清楚地确定俄罗斯麦克风(侵略者国家都使用哪些组成部分及其赤字，”乌克兰非常关注他与国际合作伙伴解决的问题。</text:p>
      <text:p text:style-name="P4">
News Source: <text:a xlink:type="simple" xlink:href="https://armyinform.com.ua/2023/06/25/inozemni-komponenty-dlya-vpk-agresora-potraplyayut-v-rf-cherez-krayiny-yaki-ne-pryyednalys-do-sankczij-ssha-ta-yes/" text:style-name="Internet_20_link" text:visited-style-name="Visited_20_Internet_20_Link">
https://armyinform.com.ua/2023/06/25/inozemni-komponenty-dlya-vpk-agresora-potraplyayut-v-rf-cherez-krayiny-yaki-ne-pryyednalys-do-sankczij-ssha-ta-yes/</text:a>
</text:p>
      <!--NEWS-->
      <text:h text:style-name="P10" text:outline-level="1">
<text:span text:style-name="T4">
合作者逃离Kherson地区暂时占领了克里米亚</text:span>
</text:h>
      <text:p text:style-name="P4">
作者: ['АРМІЯINFORM']</text:p>
      <text:p text:style-name="P4">
时间: 2023-06-25T73:00:00-04:00</text:p>
      <text:p text:style-name="P4">
描述: 关于CED Doimlay GS ZS乌克兰人。 “在Timchasovo，Kherson地区受伤了……与乌克兰2022年的战争，与乌克兰的战争是今天的最新消息，与乌克兰2022年的新闻战是今天的最后一场，乌克兰和俄罗斯和俄罗斯和俄罗斯和俄罗斯之间的战争是否会发生。他们说，与乌克兰与乌克兰的战争在不久的将来会与乌克兰发生战争时，他们说，今天与乌克兰的战争，今天的乌克兰新闻，乌克兰新闻，乌克兰媒体在俄罗斯的乌克兰新闻</text:p>
      <text:p text:style-name="P4">
图片: ['<text:a xlink:type="simple" xlink:href="https://armyinform.com.ua/wp-content/uploads/2023/06/picturepicture-165651190498739023395035-90887.jpeg" text:style-name="Internet_20_link" text:visited-style-name="Visited_20_Internet_20_Link">
picturepicture-165651190498739023395035-90887.jpeg</text:a>
']</text:p>
      <text:p text:style-name="P4">
标签: ['STOPRUSSIA', 'ВТОРГНЕННЯ РФ', 'ГШ ЗС УКРАЇНИ', 'ХЕРСОНЩИНА']</text:p>
      <text:p text:style-name="P4">
类别: News</text:p>
      <!--METADATA-->
      <text:p text:style-name="P4">
<draw:frame draw:style-name="fr1" draw:name="Image290" text:anchor-type="as-char" svg:width="6.9236in" svg:height="4.269553in" draw:z-index="0">
<draw:image xlink:href="../Images/AРМІЯINFORM/2023-06-25T73-00-00-04-00/picturepicture-165651190498739023395035-90887.jpeg" xlink:type="simple" xlink:show="embed" xlink:actuate="onLoad" draw:mime-type="image/jpeg"/>
</draw:frame>
<text:span text:style-name="T4">
🔥俄罗斯入侵的情况</text:span>
</text:p>
      <text:p text:style-name="P4">
关于它<text:a xlink:type="simple" xlink:href="https://www.facebook.com/GeneralStaff.ua/posts/611373421175740" text:style-name="Internet_20_link" text:visited-style-name="Visited_20_Internet_20_Link">
报告</text:a>
乌克兰武装部队将军。</text:p>
      <text:p text:style-name="P4">
“在暂时占领的赫尔森地区，正在加强与俄罗斯护照一起在自己的车辆上找到当地合作者到临时占领的乌克兰克里米亚的过程。 但是，俄罗斯联邦的FSSB工作人员为每个叛徒采取过滤措施。”证词写道。</text:p>
      <text:p text:style-name="P4">
News Source: <text:a xlink:type="simple" xlink:href="https://armyinform.com.ua/2023/06/25/kolaboranty-tikayut-z-hersonshhyny-do-tymchasovo-okupovanogo-krymu/" text:style-name="Internet_20_link" text:visited-style-name="Visited_20_Internet_20_Link">
https://armyinform.com.ua/2023/06/25/kolaboranty-tikayut-z-hersonshhyny-do-tymchasovo-okupovanogo-krymu/</text:a>
</text:p>
      <!--NEWS-->
      <text:h text:style-name="P10" text:outline-level="1">
<text:span text:style-name="T4">
优先 - 合法性，审慎，礼貌：在敖德萨OTC和合资企业中举行了服务会议</text:span>
</text:h>
      <text:p text:style-name="P4">
作者: ['АРМІЯINFORM']</text:p>
      <text:p text:style-name="P4">
时间: 2023-06-25T74:00:00-04:00</text:p>
      <text:p text:style-name="P4">
描述: 在基德斯科伊·奥茨克（Kideskoy Ottsk），与乌克兰2022年的战争中，运营司令部指挥司令的罗斯座背后，与乌克兰的战争是今天的最新消息，这是与乌克兰的新闻战争，与乌克兰的新闻战2022今天是最后的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6/355860185_591380589788854_4076977489260827005_n.jpg" text:style-name="Internet_20_link" text:visited-style-name="Visited_20_Internet_20_Link">
355860185_591380589788854_4076977489260827005_n.jpg</text:a>
', '<text:a xlink:type="simple" xlink:href="https://armyinform.com.ua/wp-content/uploads/2023/06/356420529_591380649788848_3988491479911740545_n.jpg" text:style-name="Internet_20_link" text:visited-style-name="Visited_20_Internet_20_Link">
356420529_591380649788848_3988491479911740545_n.jpg</text:a>
']</text:p>
      <text:p text:style-name="P4">
标签: ['СЛУЖБОВА НАРАДА', 'ТЦК ТА СП']</text:p>
      <text:p text:style-name="P4">
类别: News</text:p>
      <!--METADATA-->
      <text:p text:style-name="P4">
<draw:frame draw:style-name="fr1" draw:name="Image291" text:anchor-type="as-char" svg:width="6.9236in" svg:height="4.615733in" draw:z-index="0">
<draw:image xlink:href="../Images/AРМІЯINFORM/2023-06-25T74-00-00-04-00/355860185_591380589788854_4076977489260827005_n.jpg" xlink:type="simple" xlink:show="embed" xlink:actuate="onLoad" draw:mime-type="image/jpeg"/>
</draw:frame>
在Odessaottsk和合资企业的运营司令部“南方”指挥官的命令下，举行了正式会议，负责人，RTC部门负责人，RTC部门负责人和该地区的合资局长。</text:p>
      <text:p text:style-name="P4">
军事专员在敖德萨odcc和合资企业的法律工作方面的助理，揭示了打击腐败的问题，强调需要无意识地遵守《刑法》所有雇员以及对反腐败立法的要求，以防止利益冲突和回避冲突的出现。</text:p>
      <text:p text:style-name="P4">
参与者的行动算法详细说明了与会者(首席)在他的下属酒精饮料时。</text:p>
      <text:p text:style-name="P4">
分别讨论了改善军事医疗委员会工作的问题之一，即：今天是否有必要大量替换RTC和JV的高级医生？</text:p>
      <text:p text:style-name="P4">
<draw:frame draw:style-name="fr1" draw:name="Image292" text:anchor-type="as-char" svg:width="6.9236in" svg:height="4.615733in" draw:z-index="0">
<draw:image xlink:href="../Images/AРМІЯINFORM/2023-06-25T74-00-00-04-00/356420529_591380649788848_3988491479911740545_n.jpg" xlink:type="simple" xlink:show="embed" xlink:actuate="onLoad" draw:mime-type="image/jpeg"/>
</draw:frame>
会议详细分析了在派遣CCC和JV的人的个人交付期间出现的实际情况，以在战时考虑他的数据。</text:p>
      <text:p text:style-name="P4">
值得注意的是，在向领土中心的员工传达故事期间，人员应避免情绪影响和反应。 这个过程的参与者必须负责组织报价：培训员工，定性地指导其活动中的质量控制。</text:p>
      <text:p text:style-name="P4">
<text:span text:style-name="T4">
来源：</text:span>
 <text:a xlink:type="simple" xlink:href="https://www.facebook.com/OperationalCommandSouth/posts/pfbid0zKXgnCi2eMH4118Yx86gUwMrGysXFf2NoZcYFoMb6ZBPX8T3Sa4CU7TjCJXfSntGl" text:style-name="Internet_20_link" text:visited-style-name="Visited_20_Internet_20_Link">
南部操作命令</text:a>
</text:p>
      <text:p text:style-name="P4">
News Source: <text:a xlink:type="simple" xlink:href="https://armyinform.com.ua/2023/06/25/u-prioryteti-zakonnist-vyvazhenist-vvichlyvist-v-odeskomu-otczk-ta-sp-provely-sluzhbovu-naradu/" text:style-name="Internet_20_link" text:visited-style-name="Visited_20_Internet_20_Link">
https://armyinform.com.ua/2023/06/25/u-prioryteti-zakonnist-vyvazhenist-vvichlyvist-v-odeskomu-otczk-ta-sp-provely-sluzhbovu-naradu/</text:a>
</text:p>
      <!--NEWS-->
      <text:h text:style-name="P10" text:outline-level="1">
<text:span text:style-name="T4">
伊琳娜·弗雷什丘克（Irina Vereshchuk）指示在战争期间特别控制收养</text:span>
</text:h>
      <text:p text:style-name="P4">
作者: ['АРМІЯINFORM']</text:p>
      <text:p text:style-name="P4">
时间: 2023-06-25T75:00:00-04:00</text:p>
      <text:p text:style-name="P4">
描述: Pid Medicanes副主席米尼斯特拉Izhrini Vereshchuk vidbulo vidbulo chergov vysidannya ...与乌克兰2022年的战争，与乌克兰的最新新闻，与乌克兰的新闻，与乌克兰2022的最新新闻，今天上次与乌克兰的新闻战争，乌克兰和俄罗斯和俄罗斯和俄罗斯之间的战争将会发生。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06/usynovlennya-1.jpg" text:style-name="Internet_20_link" text:visited-style-name="Visited_20_Internet_20_Link">
usynovlennya-1.jpg</text:a>
']</text:p>
      <text:p text:style-name="P4">
标签: ['ДІТИ', 'ІРИНА ВЕРЕЩУК', 'УСИНОВЛЕННЯ']</text:p>
      <text:p text:style-name="P4">
类别: News</text:p>
      <!--METADATA-->
      <text:p text:style-name="P4">
<draw:frame draw:style-name="fr1" draw:name="Image293" text:anchor-type="as-char" svg:width="6.9236in" svg:height="4.585631in" draw:z-index="0">
<draw:image xlink:href="../Images/AРМІЯINFORM/2023-06-25T75-00-00-04-00/usynovlennya-1.jpg" xlink:type="simple" xlink:show="embed" xlink:actuate="onLoad" draw:mime-type="image/jpeg"/>
</draw:frame>
在Viceremer-Minister Irina Vereshchuk的主席下，在军事斯坦条件下保护儿童权利的协调总部招募。 关于它<text:a xlink:type="simple" xlink:href="https://minre.gov.ua/2023/06/24/pid-golovuvannyam-viczepremyer-ministra-iryny-vereshhuk-vidbulosya-chergove-zasidannya-koordynaczijnogo-shtabu-z-pytan-zahystu-prav-dytyny-v-umovah-voyennogo-stanu/" text:style-name="Internet_20_link" text:visited-style-name="Visited_20_Internet_20_Link">
报告</text:a>
乌克兰暂时占领领土的重新融入部。</text:p>
      <text:p text:style-name="P4">
会议由重返社会部，卫生部，社会政策部，国家社会服务部，国家信息局，检察官办公室，国家警察，国家警察局，中央和地方其他机构的代表参加了会议。当局。</text:p>
      <text:p text:style-name="P4">
他们讨论了儿童地位问题，即孤儿和儿童被剥夺了岳父。 特别是，他们听到了有关儿童在医疗机构中的状况的信息。</text:p>
      <text:p text:style-name="P4">
Irina Vereshchuk强调，负责任的服务不仅应收集统计数据，而且还应仔细分析它们。 为了理解过程，协调行动并及时解决问题。</text:p>
      <text:p text:style-name="P4">
该官员指示相关服务对战争期间发生的所有假设进行特殊控制。 检查遵守此过程和会计。 在给婴儿护理之前，请仔细检查家庭，生活条件和其他因素。</text:p>
      <text:p text:style-name="P4">
他们还提出了目前在波兰和土耳其的儿童的问题。他们强调，如果返回乌克兰，他们必须在社会支持下对负责任的服务获得义务。</text:p>
      <text:p text:style-name="P4">
“该地区的地区还必须准备有关有多少儿童出国，计划解决多少寄养家庭的全面信息，其中有多少人将被放置在机构机构中等等。 通常，该地区应实施其目前在国外的儿童的区域政策。” _-总结了Irina Vereshchuk。</text:p>
      <text:p text:style-name="P4">
News Source: <text:a xlink:type="simple" xlink:href="https://armyinform.com.ua/2023/06/25/iryna-vereshhuk-doruchyla-vzyaty-na-osoblyvyj-kontrol-usynovlennya-pid-chas-vijny/" text:style-name="Internet_20_link" text:visited-style-name="Visited_20_Internet_20_Link">
https://armyinform.com.ua/2023/06/25/iryna-vereshhuk-doruchyla-vzyaty-na-osoblyvyj-kontrol-usynovlennya-pid-chas-vijny/</text:a>
</text:p>
      <!--NEWS-->
      <text:h text:style-name="P10" text:outline-level="1">
<text:span text:style-name="T4">
英国将在未来三年内派遣乌克兰30亿英镑</text:span>
</text:h>
      <text:p text:style-name="P4">
作者: ['АРМІЯINFORM']</text:p>
      <text:p text:style-name="P4">
时间: 2023-06-25T76:00:00-04:00</text:p>
      <text:p text:style-name="P4">
描述: 在会议上，乌克兰（乌克兰恢复大会）已经参加...与乌克兰2022年的战争，与乌克兰的最新新闻战争，今天与乌克兰2022年的新闻战争，今天将与乌克兰和俄罗斯之间发生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455.jpg" text:style-name="Internet_20_link" text:visited-style-name="Visited_20_Internet_20_Link">
455.jpg</text:a>
']</text:p>
      <text:p text:style-name="P4">
标签: ['INNOVATEUKRAINE', 'ВЕЛИКА БРИТАНІЯ', 'ДЕНИС ШМИГАЛЬ', 'ДОПОМОГА ПАРТНЕРІВ']</text:p>
      <text:p text:style-name="P4">
类别: News</text:p>
      <!--METADATA-->
      <text:p text:style-name="P4">
<draw:frame draw:style-name="fr1" draw:name="Image294" text:anchor-type="as-char" svg:width="6.9236in" svg:height="2.858937in" draw:z-index="0">
<draw:image xlink:href="../Images/AРМІЯINFORM/2023-06-25T76-00-00-04-00/455.jpg" xlink:type="simple" xlink:show="embed" xlink:actuate="onLoad" draw:mime-type="image/jpeg"/>
</draw:frame>
在伦敦乌克兰复苏会议上(乌克兰恢复会议)在未来三年中，大约有600亿美元的重建吸引了重建，特别是英国将派遣乌克兰30亿英镑。</text:p>
      <text:p text:style-name="P4">
关于它<text:a xlink:type="simple" xlink:href="https://www.facebook.com/dshmyhal/posts/pfbid02EbEWVTV2beuowWpQUMDL1cdU3K2UbL3FLf3tWuM53p2qDGqUiEDKMvBs9HsxHGZCl" text:style-name="Internet_20_link" text:visited-style-name="Visited_20_Internet_20_Link">
报告</text:a>
乌克兰丹尼斯·施米加尔(Denis Shmigal)的总理在Facebook上。</text:p>
      <text:p text:style-name="P4">
特别是欧盟宣布了4年的500亿欧元。 多亏了这些钱，计划了国家预算赤字并为修复项目提供资金。</text:p>
      <text:p text:style-name="P4">
“英国将在未来三年内派遣乌克兰30亿英镑。 今年24000万基金会。 乌克兰和英国还将在6200万英镑的Innovateukraine创新中创建一个挑战基金，” Denisshmigal写道。</text:p>
      <text:p text:style-name="P4">
还指出，世界银行将为17.6亿美元提供一套援助，以资助社会付款。</text:p>
      <text:p text:style-name="P4">
“从各个国家宣布的财政支持计划：美国 - 额外的13亿美元用于运输基础设施，数字化和能源，德国 - 额外的3.81亿欧元，尤其是瑞士人道主义者 - 媒体中的15亿兰语 - 丹尼斯·施米格尔(Denis Shmigal)给予的术语支持计划“”。</text:p>
      <text:p text:style-name="P4">
News Source: <text:a xlink:type="simple" xlink:href="https://armyinform.com.ua/2023/06/25/velyka-brytaniya-spryamuye-ukrayini-3-mlrd-funtiv-na-nastupni-try-roky/" text:style-name="Internet_20_link" text:visited-style-name="Visited_20_Internet_20_Link">
https://armyinform.com.ua/2023/06/25/velyka-brytaniya-spryamuye-ukrayini-3-mlrd-funtiv-na-nastupni-try-roky/</text:a>
</text:p>
      <!--NEWS-->
      <text:h text:style-name="P10" text:outline-level="1">
<text:span text:style-name="T4">
超过95,000次战争罪记录了乌克兰检察长办公室</text:span>
</text:h>
      <text:p text:style-name="P4">
作者: ['АРМІЯINFORM']</text:p>
      <text:p text:style-name="P4">
时间: 2023-06-25T77:00:00-04:00</text:p>
      <text:p text:style-name="P4">
描述: 乌克兰Posemelas和Coarsenty和Doch的Ofic Officeal ...与乌克兰2022年的战争，与乌克兰的最新新闻，今天与乌克兰2022年的新闻战争，今天将在乌克兰和俄罗斯之间发动战争他们会说，是否会在不久的将来与乌克兰进行战争，他们说，与乌克兰的战争，今天的乌克兰新闻，乌克兰的新闻，乌克兰的新闻</text:p>
      <text:p text:style-name="P4">
图片: ['<text:a xlink:type="simple" xlink:href="https://armyinform.com.ua/wp-content/uploads/2023/06/warcrime-25062023ua.jpg" text:style-name="Internet_20_link" text:visited-style-name="Visited_20_Internet_20_Link">
warcrime-25062023ua.jpg</text:a>
', '<text:a xlink:type="simple" xlink:href="https://armyinform.com.ua/wp-content/uploads/2023/06/warcrime-25062023en.jpg" text:style-name="Internet_20_link" text:visited-style-name="Visited_20_Internet_20_Link">
warcrime-25062023en.jpg</text:a>
']</text:p>
      <text:p text:style-name="P4">
标签: ['АГРЕСІЯ РФ', 'ВІЙСЬКОВІ ЗЛОЧИНИ РФ', 'ВТОРГНЕННЯ РФ', 'ОФІС ГЕНЕРАЛЬНОГО ПРОКУРОРА']</text:p>
      <text:p text:style-name="P4">
类别: News</text:p>
      <!--METADATA-->
      <text:p text:style-name="P4">
<draw:frame draw:style-name="fr1" draw:name="Image295" text:anchor-type="as-char" svg:width="6.9236in" svg:height="4.448413in" draw:z-index="0">
<draw:image xlink:href="../Images/AРМІЯINFORM/2023-06-25T77-00-00-04-00/warcrime-25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25日，它已注册：</text:p>
      <ul>
        <li>
95 349军事犯罪， * 17 262针对乌克兰国家安全的罪行。</li>
      </ul>
      <text:p text:style-name="P4">
此外，根据少年检察官的官方数据，有1502名儿童受俄罗斯侵略的影响，包括：</text:p>
      <ul>
        <li>
490-儿童被杀， * 1030-儿童因严重程度不同。</li>
      </ul>
      <text:p text:style-name="P4">
该部门强调，这些数字不是最终的，因为在暂时占据的有形领土上的积极战斗场所的安装中继续进行工作。</text:p>
      <text:p text:style-name="P4">
<draw:frame draw:style-name="fr1" draw:name="Image296" text:anchor-type="as-char" svg:width="6.9236in" svg:height="4.448413in" draw:z-index="0">
<draw:image xlink:href="../Images/AРМІЯINFORM/2023-06-25T77-00-00-04-00/warcrime-25062023en.jpg" xlink:type="simple" xlink:show="embed" xlink:actuate="onLoad" draw:mime-type="image/jpeg"/>
</draw:frame>
</text:p>
      <text:p text:style-name="P4">
News Source: <text:a xlink:type="simple" xlink:href="https://armyinform.com.ua/2023/06/25/ponad-95-tysyach-voyennyh-zlochyniv-zadokumentuvav-ofis-genprokurora-ukrayiny/" text:style-name="Internet_20_link" text:visited-style-name="Visited_20_Internet_20_Link">
https://armyinform.com.ua/2023/06/25/ponad-95-tysyach-voyennyh-zlochyniv-zadokumentuvav-ofis-genprokurora-ukrayiny/</text:a>
</text:p>
      <!--NEWS-->
      <text:h text:style-name="P10" text:outline-level="1">
<text:span text:style-name="T4">
俄罗斯军队的大约四个电力部队已经用炸药放置了设备</text:span>
</text:h>
      <text:p text:style-name="P4">
作者: ['АРМІЯINFORM']</text:p>
      <text:p text:style-name="P4">
时间: 2023-06-25T78:00:00-04:00</text:p>
      <text:p text:style-name="P4">
描述: Teroristic Rosia完成了对Zaporizkiy Atomoniy Elektronetsiy的恐怖袭击的恐怖袭击...与乌克兰2022年的战争，与乌克兰的最新消息，与乌克兰的新闻战争，乌克兰2022年的新闻战争是今天的战争，这是今天发生的战争，将是一场战争，将是一场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20230625-02.jpg" text:style-name="Internet_20_link" text:visited-style-name="Visited_20_Internet_20_Link">
20230625-02.jpg</text:a>
']</text:p>
      <text:p text:style-name="P4">
标签: ['АГРЕСІЯ РФ', 'ГУР МОУ', 'ЗАЕС', 'КИРИЛО БУДАНОВ']</text:p>
      <text:p text:style-name="P4">
类别: News</text:p>
      <!--METADATA-->
      <text:p text:style-name="P4">
<draw:frame draw:style-name="fr1" draw:name="Image297" text:anchor-type="as-char" svg:width="6.9236in" svg:height="3.894525in" draw:z-index="0">
<draw:image xlink:href="../Images/AРМІЯINFORM/2023-06-25T78-00-00-04-00/20230625-02.jpg" xlink:type="simple" xlink:show="embed" xlink:actuate="onLoad" draw:mime-type="image/jpeg"/>
</draw:frame>
恐怖分子俄罗斯已经完成了Zaporozhye核电站恐怖袭击的准备。</text:p>
      <text:p text:style-name="P4">
这是在乌克兰国防部马约洛克米洛·布达马诺夫(Majorkirlo Budanov)国防部情报首席局长情报首席局长在接受英国版本的新声明采访中指出的。</text:p>
      <text:p text:style-name="P4">
据他说，没有冷却的核反应堆可以融化10小时至14天。</text:p>
      <text:p text:style-name="P4">
NPP事故还可能导致线上线上的电压增加。</text:p>
      <text:p text:style-name="P4">
“对ZPP的恐怖袭击的计划得到了充分的发展和批准。 他们可以使用技术手段来加速Caras。” Kirilobudanov说。</text:p>
      <text:p text:style-name="P4">
乌克兰国防部gur的负责人召回了俄罗斯军队的卫生部，还报告了该设备乘员在该车站6个电力单位中的大约4个。</text:p>
      <text:p text:style-name="P4">
基里洛布达诺夫强调说：“这种情况从未像现在这样严重。”</text:p>
      <text:p text:style-name="P4">
据乌克兰GRU的负责人说，国家进攻者对纳泽人进行恐怖袭击的命令可能是由于俄罗斯占领部队在DNIEPER的左翼而造成的，这是建立一个区域核灾难。</text:p>
      <text:p text:style-name="P4">
同时，据西里尔·布达马诺夫(Cyril Budanov)称，穆斯科维(Muscovy)可能会在辐射下以“预防措施”为“预防措施”，以阻止乌克兰并以其当前形式冻结前线。</text:p>
      <text:p text:style-name="P4">
<text:span text:style-name="T4">
来源：</text:span>
 <text:a xlink:type="simple" xlink:href="https://gur.gov.ua/content/bilia-4-iz-6-enerhoblokiv-zaes-rosiiski-viiska-rozmistyly-tekhniku-z-vybukhivkoiu.html" text:style-name="Internet_20_link" text:visited-style-name="Visited_20_Internet_20_Link">
主要情报局</text:a>
</text:p>
      <text:p text:style-name="P4">
News Source: <text:a xlink:type="simple" xlink:href="https://armyinform.com.ua/2023/06/25/bilya-4-iz-6-energoblokiv-zaes-rosijski-vijska-rozmistyly-tehniku-z-vybuhivkoyu/" text:style-name="Internet_20_link" text:visited-style-name="Visited_20_Internet_20_Link">
https://armyinform.com.ua/2023/06/25/bilya-4-iz-6-energoblokiv-zaes-rosijski-vijska-rozmistyly-tehniku-z-vybuhivkoyu/</text:a>
</text:p>
      <!--NEWS-->
      <text:h text:style-name="P10" text:outline-level="1">
<text:span text:style-name="T4">
正确的是，我们的人民，我们的孩子知道我们欠谁的生活和乌克兰自由-Volodymyr Zelenskyy</text:span>
</text:h>
      <text:p text:style-name="P4">
作者: ['АРМІЯINFORM']</text:p>
      <text:p text:style-name="P4">
时间: 2023-06-25T79:00:00-04:00</text:p>
      <text:p text:style-name="P4">
描述: 乌克兰公路，乌克兰人！ 我想在平时的波迪齐之前加强Zevernnya ...与乌克兰2022年的战争，与乌克兰的最新新闻战争，今天与乌克兰2022年的新闻战争，乌克兰和俄罗斯之间的战争，何时与俄罗斯之间的战争，何时会发生战争他们说，乌克兰在2022年不，在不久的将来会与乌克兰发生战争</text:p>
      <text:p text:style-name="P4">
图片: ['<text:a xlink:type="simple" xlink:href="https://armyinform.com.ua/wp-content/uploads/2023/06/ace2c2d5274c19490305b5e6a52fb4e2_1687681234.jpeg" text:style-name="Internet_20_link" text:visited-style-name="Visited_20_Internet_20_Link">
ace2c2d5274c19490305b5e6a52fb4e2_1687681234.jpeg</text:a>
']</text:p>
      <text:p text:style-name="P4">
标签: ['ВІДЕОЗВЕРНЕННЯ', 'ВОЛОДИМИР ЗЕЛЕНСЬКИЙ']</text:p>
      <text:p text:style-name="P4">
类别: News</text:p>
      <!--METADATA-->
      <text:p text:style-name="P4">
<draw:frame draw:style-name="fr1" draw:name="Image298" text:anchor-type="as-char" svg:width="6.9236in" svg:height="3.889116in" draw:z-index="0">
<draw:image xlink:href="../Images/AРМІЯINFORM/2023-06-25T79-00-00-04-00/ace2c2d5274c19490305b5e6a52fb4e2_1687681234.jpeg" xlink:type="simple" xlink:show="embed" xlink:actuate="onLoad" draw:mime-type="image/jpeg"/>
</draw:frame>
<text:span text:style-name="T4">
 <text:span text:style-name="T5">
亲爱的乌克兰人，乌克兰人!</text:span>
 </text:span>
</text:p>
      <text:p text:style-name="P4">
我想首先将这种吸引力用于我们的士兵。 所有现在将在最困难的战斗中，所有领导这场战争的人都赢得了胜利。</text:p>
      <text:p text:style-name="P4">
当然，我将专注于塔夫里亚(Tavriya)的单位 - 那些在本周在阵线上做得最多的人。</text:p>
      <text:p text:style-name="P4">
第35和第36旅的海军陆战队。 感谢你们!第110个单独人格的旅，是Hurunji Mark Bezruchka名称的名称。 谢谢您，勇士!第55旅“ Zaporizhzhya Sich”的炮兵。 我为您感到骄傲，每次都对我来说 - 庆祝您，我们的角色!第79旅的伞兵，我再次感谢您的非凡力量!128单独的山和调查经狂道大队...谢谢您，勇士!谢谢您的每一个结果!</text:p>
      <text:p text:style-name="P4">
今天，我亲自指出，高级中尉Ivan Hrysyuk，年轻的尼古拉斯委员会和士兵Vladimir Konounchenko。 感谢您的思维和准确性!</text:p>
      <text:p text:style-name="P4">
我们的边防部队。 移动边境支队“ Dozor”士兵的Kramatorsk，Lviv和Donetsk边界支队。 谢谢你们!我特别由空气情报集团的高级士兵亚历山大·科普罗夫斯基(Alexander Koprovsky)，高级士兵维克托·波兰奇克(Viktor Polishchuk)，罗马鲍里斯(Roman Boris)的士兵定义。 感谢你们!</text:p>
      <text:p text:style-name="P4">
我们的国防部。 国民警卫队第四旅。 他在多余的战斗中战斗。 谢谢你，战士!特别是，我将注意到空中情报官员 - 穷人和士兵Maxim Bobruyenko的高级士兵。 伙计们，您的技能很有帮助!</text:p>
      <text:p text:style-name="P4">
我希望我们所有的人，乌克兰的所有人和每个人都感谢我们的Vomos。 给您的家人和朋友。 你熟悉的人。 那些你听说过的。 您在社交网络上签名的人。 对于那些您认识的家人的人。 请感谢您，支持并告诉您的朋友，您的孩子，世界各地的勇士。我们的战士应得的。 他们是真正的英雄。</text:p>
      <text:p text:style-name="P4">
还有一个。</text:p>
      <text:p text:style-name="P4">
有时在这里，在我的办公室里，我的儿子是。 但是，有时候……其中大多数是这些雪佛兰。 他们是由军事，志愿者，我们的导航交给我的。 在颁奖典礼上，在基辅和基辅，在医院，玛丽斯基宫的英勇仪式。 这个雪佛龙董事会非常缓慢，儿子的儿子带走了。 我很高兴他对此感兴趣。 我们的英雄纳莎邦，乌克兰人字形。也许其他人想谈论您拥有的人字形。 我认为这全是正确的。 是的，我们的人民，我们的孩子知道我们欠我们的生命和自由的人。 谢谢你，战士!谢谢所有在乌克兰战斗和工作的人!</text:p>
      <text:p text:style-name="P4">
<text:span text:style-name="T4">
 <text:span text:style-name="T5">
荣耀与乌克兰!</text:span>
 </text:span>
</text:p>
      <text:p text:style-name="P4">
<text:span text:style-name="T4">
资料来源：</text:span>
 <text:a xlink:type="simple" xlink:href="https://www.president.gov.ua/news/pravilno-shob-nashi-lyudi-nashi-diti-znali-komu-mi-zavdyachu-83785" text:style-name="Internet_20_link" text:visited-style-name="Visited_20_Internet_20_Link">
总统办公室</text:a>
</text:p>
      <text:p text:style-name="P4">
News Source: <text:a xlink:type="simple" xlink:href="https://armyinform.com.ua/2023/06/25/pravylno-shhob-nashi-lyudy-nashi-dity-znaly-komu-my-zavdyachuyemo-svoyim-zhyttyam-i-svobodoyu-ukrayiny-volodymyr-zelenskyj/" text:style-name="Internet_20_link" text:visited-style-name="Visited_20_Internet_20_Link">
https://armyinform.com.ua/2023/06/25/pravylno-shhob-nashi-lyudy-nashi-dity-znaly-komu-my-zavdyachuyemo-svoyim-zhyttyam-i-svobodoyu-ukrayiny-volodymyr-zelenskyj/</text:a>
</text:p>
      <!--NEWS-->
      <text:h text:style-name="P10" text:outline-level="1">
<text:span text:style-name="T4">
在希腊的选举中，胜利党“新民主”  - 埃克斯托尔</text:span>
</text:h>
      <text:p text:style-name="P4">
作者: Ukrinform (Person)</text:p>
      <text:p text:style-name="P4">
出版商: Укринформ (Organization)</text:p>
      <text:p text:style-name="P4">
出版时间: 2023-06-25T7:34:00+03:00</text:p>
      <text:p text:style-name="P4">
修改时间: 2023-06-25T21:34:00+03:00</text:p>
      <text:p text:style-name="P4">
描述: 根据初步数据，在希腊的议会选举中，保守党“新民主”由基里亚科斯·米库塔基斯（Kiriakos Michotakis）赢得。  - 乌克林。</text:p>
      <text:p text:style-name="P4">
图片: ['<text:a xlink:type="simple" xlink:href="https://static.ukrinform.com/photos/2023_06/thumb_files/630_360_1687674600-252.jpg" text:style-name="Internet_20_link" text:visited-style-name="Visited_20_Internet_20_Link">
630_360_16876...</text:a>
']</text:p>
      <text:p text:style-name="P4">
标签: ['Греція', 'Парламент', 'Вибори', 'Екзитпол']</text:p>
      <text:p text:style-name="P4">
类型: Article</text:p>
      <!--METADATA-->
      <text:p text:style-name="P4">
<draw:frame draw:style-name="fr1" draw:name="Image299" text:anchor-type="as-char" svg:width="6.9236in" svg:height="3.956343in" draw:z-index="0">
<draw:image xlink:href="../Images/yкринформ/2023-06-25T7-34-00-03-00/630_360_1687674600-252.jpg" xlink:type="simple" xlink:show="embed" xlink:actuate="onLoad" draw:mime-type="image/jpeg"/>
</draw:frame>
根据初步数据，总理基里亚科斯·米奇科塔基斯(Kiriakos Michokotakis)的新民主党赢得了希腊议会选举。</text:p>
      <text:p text:style-name="P4">
这样的出口数据引用<text:a xlink:type="simple" xlink:href="https://www.dw.com/uk/na-viborah-u-grecii-peremogli-konservatori-premera-micotakisa-ekzitpoli/a-66027497" text:style-name="Internet_20_link" text:visited-style-name="Visited_20_Internet_20_Link">
DW</text:a>
，报道乌克林福姆</text:p>
      <text:p text:style-name="P4">
根据国家电视台和广播公司ERT进行的Exitpol的说法，40％至44％的选民投票赞成“ NovudeMcravia”。</text:p>
      <text:p text:style-name="P4">
第二位是Siriz Expremier Alexis Tsipras的左派，指示投票的16％至19％。 接下来是希腊社会主义运动(10-13％).</text:p>
      <text:p text:style-name="P4">
Ці вибори, нагадує DW, проводяться за новим виборчим законодавством -посиленою пропорційною системою, яка передбачає автоматичний бонус у виглядівід 20 до 50 додаткових мандатів для партії-переможниці.</text:p>
      <text:p text:style-name="P4">
<text:span text:style-name="T4">
Читайте також:</text:span>
 <text:a xlink:type="simple" xlink:href="https://www.ukrinform.ua/rubric-world/3727415-u-grecii-prohodat-parlamentski-vibori.html" text:style-name="Internet_20_link" text:visited-style-name="Visited_20_Internet_20_Link">
 У Греції проходять парламентські вибори</text:a>
因此，如果“新民主”能够获得约40％，它将确保[议会]绝对多数席位(https://www.ukrinform.ua/tag-parlament)但是它将能够组成政府。</text:p>
      <text:p text:style-name="P4">
我们将提醒，“新民主”于5月21日赢得了左派左派左派的选举。</text:p>
      <text:p text:style-name="P4">
但是，保守派并没有招募在没有联盟的情况下成立法律所必需的绝对多数，因此宣布了新的选举。</text:p>
      <text:p text:style-name="P4">
_foto：通过Getty Images _ nrphoto _</text:p>
      <text:p text:style-name="P4">
News Source: <text:a xlink:type="simple" xlink:href="https://www.ukrinform.ua/rubric-world/3727604-na-viborah-u-grecii-peremogu-zdobuvae-vladna-partia-nova-demokratia-ekzitpol.html" text:style-name="Internet_20_link" text:visited-style-name="Visited_20_Internet_20_Link">
https://www.ukrinform.ua/rubric-world/3727604-na-viborah-u-grecii-peremogu-zdobuvae-vladna-partia-nova-demokratia-ekzitpol.html</text:a>
</text:p>
      <!--NEWS-->
      <text:h text:style-name="P10" text:outline-level="1">
<text:span text:style-name="T4">
国防军航空每天击中6杆敌人的重点</text:span>
</text:h>
      <text:p text:style-name="P4">
作者: ['АРМІЯINFORM']</text:p>
      <text:p text:style-name="P4">
时间: 2023-06-25T80:00:00-04:00</text:p>
      <text:p text:style-name="P4">
描述: 这样的Zahisniki击倒了行动性的Rivnya的玫瑰座无人机。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2/10/ukrayinska-aviacziya.jpg" text:style-name="Internet_20_link" text:visited-style-name="Visited_20_Internet_20_Link">
ukrayinska-aviacziya.jpg</text:a>
']</text:p>
      <text:p text:style-name="P4">
标签: ['STOPRUSSIA', 'АВІАЦІЯ ЗСУ', 'ВТОРГНЕННЯ РФ', 'ГШ ЗСУ', 'ОПЕРАТИВНА ІНФОРМАЦІЯ', 'ХРОНІКА ОБОРОНИ']</text:p>
      <text:p text:style-name="P4">
类别: News</text:p>
      <!--METADATA-->
      <text:p text:style-name="P4">
<draw:frame draw:style-name="fr1" draw:name="Image300" text:anchor-type="as-char" svg:width="6.9236in" svg:height="5.185007in" draw:z-index="0">
<draw:image xlink:href="../Images/AРМІЯINFORM/2023-06-25T80-00-00-04-00/ukrayinska-aviacziya.jpg" xlink:type="simple" xlink:show="embed" xlink:actuate="onLoad" draw:mime-type="image/jpeg"/>
</draw:frame>
说明性照片<text:span text:style-name="T4">
🔥俄罗斯入侵的情况</text:span>
</text:p>
      <text:p text:style-name="P4">
此外，我们的捍卫者摧毁了手术时级的侦察无人机。它<text:a xlink:type="simple" xlink:href="https://www.facebook.com/GeneralStaff.ua/posts/pfbid0h6auhdncgscLYSDXCioujycedJMhht18rZg4tkdKZHo6vXUXmjNytm6jN9jrn1sbl" text:style-name="Internet_20_link" text:visited-style-name="Visited_20_Internet_20_Link">
报告</text:a>
武装部队的总人员。</text:p>
      <text:p text:style-name="P4">
白天，导弹和炮兵的单位袭击了管理点，人员和军事设备集中的3个领域，文件夹，罗布站和3个敌方火炮部队处于火灾位置。</text:p>
      <text:p text:style-name="P4">
News Source: <text:a xlink:type="simple" xlink:href="https://armyinform.com.ua/2023/06/25/aviacziya-syl-oborony-za-dobu-zavdala-6-udariv-po-rajonah-zoseredzhennya-osobovogo-skladu-protyvnyka/" text:style-name="Internet_20_link" text:visited-style-name="Visited_20_Internet_20_Link">
https://armyinform.com.ua/2023/06/25/aviacziya-syl-oborony-za-dobu-zavdala-6-udariv-po-rajonah-zoseredzhennya-osobovogo-skladu-protyvnyka/</text:a>
</text:p>
      <!--NEWS-->
      <text:h text:style-name="P10" text:outline-level="1">
<text:span text:style-name="T4">
基辅俄罗斯武装部队中风的受害者人数增加了</text:span>
</text:h>
      <text:p text:style-name="P4">
作者: ['АРМІЯINFORM']</text:p>
      <text:p text:style-name="P4">
时间: 2023-06-25T81:00:00-04:00</text:p>
      <text:p text:style-name="P4">
描述: 瓦砾的PID在Budinka的Solomi Ryatovalniki Viyatyvi Tili Shchekh ...与乌克兰2022年的战争，与乌克兰的最新新闻，今天与乌克兰2022年的新闻进行战争，今天与乌克兰的新闻战争，乌克兰和俄罗斯之间的战争会以及战争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photo_5240074244350659668_y.jpg" text:style-name="Internet_20_link" text:visited-style-name="Visited_20_Internet_20_Link">
photo_5240074244350659668_y.jpg</text:a>
']</text:p>
      <text:p text:style-name="P4">
标签: ['ВОЄННІ ЗЛОЧИНИ ЗС РФ', 'КИЇВ', 'РАКЕТНА АТАКА']</text:p>
      <text:p text:style-name="P4">
类别: News</text:p>
      <!--METADATA-->
      <text:p text:style-name="P4">
<draw:frame draw:style-name="fr1" draw:name="Image301" text:anchor-type="as-char" svg:width="6.9236in" svg:height="5.065767in" draw:z-index="0">
<draw:image xlink:href="../Images/AРМІЯINFORM/2023-06-25T81-00-00-04-00/photo_5240074244350659668_y.jpg" xlink:type="simple" xlink:show="embed" xlink:actuate="onLoad" draw:mime-type="image/jpeg"/>
</draw:frame>
救援人员发现了所罗门山区的一所房屋的瓦砾，发现了慷慨死亡的尸体。 总的来说，在俄罗斯火箭的碎片被击中的房屋中被杀死了五人。</text:p>
      <text:p text:style-name="P4">
关于它<text:a xlink:type="simple" xlink:href="https://t.me/vitaliy_klitschko/2133" text:style-name="Internet_20_link" text:visited-style-name="Visited_20_Internet_20_Link">
报告</text:a>
基辅市长Vitaliyklychko。</text:p>
      <text:p text:style-name="P4">
“在所罗罗尼亚斯基区的一所房屋中的瓦砾下，救援人员发现了慷慨死亡的尸体。 消除敌人攻击影响的行动仍在继续。救援人员仍在损坏的房屋中工作。</text:p>
      <text:p text:style-name="P4">
总的来说，首都市长在俄罗斯火箭碎片被杀的房屋中说。</text:p>
      <text:p text:style-name="P4">
较早<text:a xlink:type="simple" xlink:href="https://armyinform.com.ua/2023/06/24/u-dsns-pokazaly-naslidky-padinnya-ulamkiv-na-zhytlovyj-budynok-u-kyyevi/" text:style-name="Internet_20_link" text:visited-style-name="Visited_20_Internet_20_Link">
报告</text:a>
6月24日，6月24日在基辅(Kyiv)在基辅(Kyiv)丧生，有11人受伤，四人住院，现场为医疗服务提供了7人。</text:p>
      <text:p text:style-name="P4">
News Source: <text:a xlink:type="simple" xlink:href="https://armyinform.com.ua/2023/06/25/chyslo-zhertv-raketnogo-udaru-zs-rf-po-kyyevu-zroslo/" text:style-name="Internet_20_link" text:visited-style-name="Visited_20_Internet_20_Link">
https://armyinform.com.ua/2023/06/25/chyslo-zhertv-raketnogo-udaru-zs-rf-po-kyyevu-zroslo/</text:a>
</text:p>
      <!--NEWS-->
      <text:h text:style-name="P10" text:outline-level="1">
<text:span text:style-name="T4">
整个乌克兰的火箭和空袭的可能性仍然很高 - 武装部队的总参谋部</text:span>
</text:h>
      <text:p text:style-name="P4">
作者: ['АРМІЯINFORM']</text:p>
      <text:p text:style-name="P4">
时间: 2023-06-25T82:00:00-04:00</text:p>
      <text:p text:style-name="P4">
描述: “ Syogodni vnochi Vorog，在隔离的6个Zenniye Rockets IZ IZ S-300上举行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2/10/2022-10-06-vorog-znov-obstrilyav-raketamy.jpg" text:style-name="Internet_20_link" text:visited-style-name="Visited_20_Internet_20_Link">
2022-10-06-vorog-znov-obstrilyav-raketamy.jpg</text:a>
']</text:p>
      <text:p text:style-name="P4">
标签: ['STOPRUSSIA', 'АВІАУДАРИ', 'ВТОРГНЕННЯ РФ', 'ГШ ЗСУ', 'ОПЕРАТИВНА ІНФОРМАЦІЯ', 'РАКЕТНИЙ УДАР']</text:p>
      <text:p text:style-name="P4">
类别: News</text:p>
      <!--METADATA-->
      <text:p text:style-name="P4">
<draw:frame draw:style-name="fr1" draw:name="Image302" text:anchor-type="as-char" svg:width="6.9236in" svg:height="3.893007in" draw:z-index="0">
<draw:image xlink:href="../Images/AРМІЯINFORM/2023-06-25T82-00-00-04-00/2022-10-06-vorog-znov-obstrilyav-raketamy.jpg" xlink:type="simple" xlink:show="embed" xlink:actuate="onLoad" draw:mime-type="image/jpeg"/>
</draw:frame>
说明性照片<text:span text:style-name="T4">
🔥俄罗斯完成的情况</text:span>
</text:p>
      <text:p text:style-name="P4">
“今晚，敌人在Zaporizhzhya地区的C-300住宅设施中使用了6枚防空导弹。 此外，在提取25次航空罢工期间，他还通过在我们的部队和定居点的位置上的火箭发射了30多次炮击。在乌克兰领土上，导弹和空袭的可能性很高。 ，”操作[信息]读取(https://www.facebook.com/GeneralStaff.ua/posts/pfbid0h6auhdncgscLYSDXCioujycedJMhht18rZg4tkdKZHo6vXUXmjNytm6jN9jrn1sbl?locale=uk_UA)武装部队的总人员。</text:p>
      <text:p text:style-name="P4">
News Source: <text:a xlink:type="simple" xlink:href="https://armyinform.com.ua/2023/06/25/jmovirnist-zavdannya-raketnyh-ta-aviaudariv-po-vsij-terytoriyi-ukrayiny-zalyshayetsya-vysokoyu-genshtab-zsu/" text:style-name="Internet_20_link" text:visited-style-name="Visited_20_Internet_20_Link">
https://armyinform.com.ua/2023/06/25/jmovirnist-zavdannya-raketnyh-ta-aviaudariv-po-vsij-terytoriyi-ukrayiny-zalyshayetsya-vysokoyu-genshtab-zsu/</text:a>
</text:p>
      <!--NEWS-->
      <text:h text:style-name="P10" text:outline-level="1">
<text:span text:style-name="T4">
一个带有“口径”的俄罗斯火箭发射器在黑海</text:span>
</text:h>
      <text:p text:style-name="P4">
作者: ['АРМІЯINFORM']</text:p>
      <text:p text:style-name="P4">
时间: 2023-06-25T83:00:00-04:00</text:p>
      <text:p text:style-name="P4">
描述: 在Boyal Cherguvanni的Chorny Morce上，Chotiri Rosiski Klabeli，Yakiki的媒体...与乌克兰2022年的战争，与乌克兰的战争是今天的最新新闻，与乌克兰的新闻战争是2022年的新闻战争，是今天的最后一场。乌克兰与俄罗斯之间会发生战争吗？当与乌克兰在2022年与乌克兰的战争何时会在不久在俄罗斯的乌克兰媒体</text:p>
      <text:p text:style-name="P4">
图片: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6/355684892_651395970361322_3221579004308704907_n.jpg" text:style-name="Internet_20_link" text:visited-style-name="Visited_20_Internet_20_Link">
355684892_651395970361322_3221579004308704907_n.jpg</text:a>
']</text:p>
      <text:p text:style-name="P4">
标签: ['ВМС ЗСУ', 'КАЛІБР', 'ЧОРНЕ МОРЕ']</text:p>
      <text:p text:style-name="P4">
类别: News</text:p>
      <!--METADATA-->
      <text:p text:style-name="P4">
<draw:frame draw:style-name="fr1" draw:name="Image303" text:anchor-type="as-char" svg:width="6.9236in" svg:height="4.615733in" draw:z-index="0">
<draw:image xlink:href="../Images/AРМІЯINFORM/2023-06-25T83-00-00-04-00/raketa-kalibr-pusk-chorne-more.jpg" xlink:type="simple" xlink:show="embed" xlink:actuate="onLoad" draw:mime-type="image/jpeg"/>
</draw:frame>
说明性照片</text:p>
      <text:p text:style-name="P4">
在黑海中，战斗中有四艘俄罗斯船，其中包括一个地毯载体“口径”。</text:p>
      <text:p text:style-name="P4">
关于它<text:a xlink:type="simple" xlink:href="https://www.facebook.com/navy.mil.gov.ua/posts/pfbid02z7QXpV2tAShD2HVmKrXpQAuxLTZqpu76bfrWBVPjfuWEhoPXtR7nE1A3hFxPyXCXl" text:style-name="Internet_20_link" text:visited-style-name="Visited_20_Internet_20_Link">
报告</text:a>
在乌克兰武装部队的海军中。</text:p>
      <text:p text:style-name="P4">
«截至2023年2月25日12:00：黑海中有4艘敌方船，其中一艘地毯载体的机口径是机芯。 阿佐夫有一艘敌方船。”信息写道。</text:p>
      <text:p text:style-name="P4">
<draw:frame draw:style-name="fr1" draw:name="Image304" text:anchor-type="as-char" svg:width="6.9236in" svg:height="8.6545in" draw:z-index="0">
<draw:image xlink:href="../Images/AРМІЯINFORM/2023-06-25T83-00-00-04-00/355684892_651395970361322_3221579004308704907_n.jpg" xlink:type="simple" xlink:show="embed" xlink:actuate="onLoad" draw:mime-type="image/jpeg"/>
</draw:frame>
还指出，在地中海中，地中海有8艘敌船，其中有一艘翼式火箭的“机芯”的载体，其中有多达16枚火箭弹。</text:p>
      <text:p text:style-name="P4">
News Source: <text:a xlink:type="simple" xlink:href="https://armyinform.com.ua/2023/06/25/odyn-rosijsky-raketonosij-iz-kalibramy-perebuvaye-u-chornomu-mori/" text:style-name="Internet_20_link" text:visited-style-name="Visited_20_Internet_20_Link">
https://armyinform.com.ua/2023/06/25/odyn-rosijsky-raketonosij-iz-kalibramy-perebuvaye-u-chornomu-mori/</text:a>
</text:p>
      <!--NEWS-->
      <text:h text:style-name="P10" text:outline-level="1">
<text:span text:style-name="T4">
在塔夫里斯克（Tavriysk）的方向上，俄罗斯人失去了近三个嘴巴</text:span>
</text:h>
      <text:p text:style-name="P4">
作者: ['АРМІЯINFORM']</text:p>
      <text:p text:style-name="P4">
时间: 2023-06-25T84:00:00-04:00</text:p>
      <text:p text:style-name="P4">
描述: 国防军火箭bick ta的皮德罗迪利（Pidrodili）到达了维科纳利（Viconali）1093威尼利...与乌克兰2022年的战争，与乌克兰与乌克兰的最新新闻，今天与乌克兰的新闻战争，今天与乌克兰2022年的新闻战争，乌克兰和俄罗斯之间以及俄罗斯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photo_5240182756699391846_y.jpg" text:style-name="Internet_20_link" text:visited-style-name="Visited_20_Internet_20_Link">
photo_5240182756699391846_y.jpg</text:a>
']</text:p>
      <text:p text:style-name="P4">
标签: ['ВТРАТИ ПРОТИВНИКА', 'ОЛЕКСАНДР ТАРНАВСЬКИЙ', 'ТАВРІЙСЬКИЙ НАПРЯМОК']</text:p>
      <text:p text:style-name="P4">
类别: News</text:p>
      <!--METADATA-->
      <text:p text:style-name="P4">
<draw:frame draw:style-name="fr1" draw:name="Image305" text:anchor-type="as-char" svg:width="6.9236in" svg:height="4.615733in" draw:z-index="0">
<draw:image xlink:href="../Images/AРМІЯINFORM/2023-06-25T84-00-00-04-00/photo_5240182756699391846_y.jpg" xlink:type="simple" xlink:show="embed" xlink:actuate="onLoad" draw:mime-type="image/jpeg"/>
</draw:frame>
白天，导弹部队和国防军炮兵部队完成了1093次火灾。 关于它<text:a xlink:type="simple" xlink:href="https://t.me/otarnavskiy/133" text:style-name="Internet_20_link" text:visited-style-name="Visited_20_Internet_20_Link">
报告</text:a>
Tavriya部队GeneralLolexander Tarnavsky的运营战略团体指挥官。</text:p>
      <text:p text:style-name="P4">
“在最后一天，遭受杀害和受伤的敌人的损失将近三年。 敌人的16架军用装备被摧毁。 特别是，坦克，2 BBM，2个无人机“ Orlan-10”，UAV Zala，榴弹炮2A65“ MST-B”，RSSV BM-27“飓风”。此外，5个弹药的仓库也被摧毁信息。</text:p>
      <text:p text:style-name="P4">
News Source: <text:a xlink:type="simple" xlink:href="https://armyinform.com.ua/2023/06/25/na-tavrijskomu-napryamku-za-dobu-rosiyany-vtratyly-majzhe-try-roty/" text:style-name="Internet_20_link" text:visited-style-name="Visited_20_Internet_20_Link">
https://armyinform.com.ua/2023/06/25/na-tavrijskomu-napryamku-za-dobu-rosiyany-vtratyly-majzhe-try-roty/</text:a>
</text:p>
      <!--NEWS-->
      <text:h text:style-name="P10" text:outline-level="1">
<text:span text:style-name="T4">
在Kherson，Dniep​​er中的水返回了线上</text:span>
</text:h>
      <text:p text:style-name="P4">
作者: ['АРМІЯINFORM']</text:p>
      <text:p text:style-name="P4">
时间: 2023-06-25T85:00:00-04:00</text:p>
      <text:p text:style-name="P4">
描述: 地铁站的Rikchka Dnipro的25个蠕虫的背面在Interca附近转过身。 Riven Wood在...与乌克兰2022年的战争，与乌克兰的最新新闻战争，与乌克兰的新闻战争，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303ec098-933f-4741-85d8-f883a75615cd.jpg" text:style-name="Internet_20_link" text:visited-style-name="Visited_20_Internet_20_Link">
303ec098-933f-4741-85d8-f883a75615cd.jpg</text:a>
', '<text:a xlink:type="simple" xlink:href="https://armyinform.com.ua/wp-content/uploads/2023/06/photo_2023-06-25_13-44-19.jpg" text:style-name="Internet_20_link" text:visited-style-name="Visited_20_Internet_20_Link">
photo_2023-06-25_13-44-19.jpg</text:a>
']</text:p>
      <text:p text:style-name="P4">
标签: ['ВЕЛИКИЙ ЛУГ', 'ВОЄННІ ЗЛОЧИНИ ЗС РФ', 'ДНІПРО', 'КАХОВСЬКА ГЕС', 'КАХОВСЬКА ГЕС/ШТАБ INFO']</text:p>
      <text:p text:style-name="P4">
类别: News</text:p>
      <!--METADATA-->
      <text:p text:style-name="P4">
<draw:frame draw:style-name="fr1" draw:name="Image306" text:anchor-type="as-char" svg:width="6.9236in" svg:height="4.622144in" draw:z-index="0">
<draw:image xlink:href="../Images/AРМІЯINFORM/2023-06-25T85-00-00-04-00/303ec098-933f-4741-85d8-f883a75615cd.jpg" xlink:type="simple" xlink:show="embed" xlink:actuate="onLoad" draw:mime-type="image/jpeg"/>
</draw:frame>
说明性照片</text:p>
      <text:p text:style-name="P4">
截至6月25日，霍尔森的DNIEPER河回到了频道的边界。 根据波罗的海系统，Kherson标记的水平为0.33 m。 在完成期间，它降低了4厘米，比卡霍夫斯卡亚水力发电站的总下降 -  5.35 m。</text:p>
      <text:p text:style-name="P4">
关于它<text:a xlink:type="simple" xlink:href="https://t.me/shtab_kakhovska_hes/1231" text:style-name="Internet_20_link" text:visited-style-name="Visited_20_Internet_20_Link">
报告</text:a>
取消Kakhovskaya水力发电站的总部，参考了Mindovquil。</text:p>
      <text:p text:style-name="P4">
值得注意的是，在本地公园“尼兹诺尼普罗夫斯基”地区，水的水平均水平约为0.30 m。</text:p>
      <text:p text:style-name="P4">
大草地国家公园的水区仍在继续。 在干燥的威胁下，仍然是水害的“七个信标”。 群岛“大塔玛利库乔古拉”已经完全耗尽。</text:p>
      <text:p text:style-name="P4">
<draw:frame draw:style-name="fr1" draw:name="Image307" text:anchor-type="as-char" svg:width="6.9236in" svg:height="5.740818in" draw:z-index="0">
<draw:image xlink:href="../Images/AРМІЯINFORM/2023-06-25T85-00-00-04-00/photo_2023-06-25_13-44-19.jpg" xlink:type="simple" xlink:show="embed" xlink:actuate="onLoad" draw:mime-type="image/jpeg"/>
</draw:frame>
此外，Kamianskaya Sich的水平大约降低了1300万以上。</text:p>
      <text:p text:style-name="P4">
News Source: <text:a xlink:type="simple" xlink:href="https://armyinform.com.ua/2023/06/25/u-hersoni-voda-u-dnipri-povernulas-u-mezhi-rusla-mindovkillya/" text:style-name="Internet_20_link" text:visited-style-name="Visited_20_Internet_20_Link">
https://armyinform.com.ua/2023/06/25/u-hersoni-voda-u-dnipri-povernulas-u-mezhi-rusla-mindovkillya/</text:a>
</text:p>
      <!--NEWS-->
      <text:h text:style-name="P10" text:outline-level="1">
<text:span text:style-name="T4">
这一天是在600至1000米的巴赫穆特（Bakhmut）周围的南部和北部侧面旅行 - 谢尔盖·奇雷维蒂（Sergey Cherevaty）</text:span>
</text:h>
      <text:p text:style-name="P4">
作者: ['Ігор Березинський']</text:p>
      <text:p text:style-name="P4">
时间: 2023-06-25T86:00:00-04:00</text:p>
      <text:p text:style-name="P4">
描述:  - 在国防防御的巴赫穆茨基力量中，沃罗加的袭击是对沃戈格的袭击。...与乌克兰2022年的战争，与乌克兰的最新新闻，今天与乌克兰2022年的新闻战争，今天将发生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4/cherevatyj-2.jpg" text:style-name="Internet_20_link" text:visited-style-name="Visited_20_Internet_20_Link">
cherevatyj-2.jpg</text:a>
']</text:p>
      <text:p text:style-name="P4">
标签: ['БАХМУТСЬКИЙ НАПРЯМОК', 'ВТРАТИ ПРОТИВНИКА', 'СЕРГІЙ ЧЕРЕВАТИЙ']</text:p>
      <text:p text:style-name="P4">
类别: News</text:p>
      <!--METADATA-->
      <text:p text:style-name="P4">
<draw:frame draw:style-name="fr1" draw:name="Image308" text:anchor-type="as-char" svg:width="6.9236in" svg:height="4.61393in" draw:z-index="0">
<draw:image xlink:href="../Images/AРМІЯINFORM/2023-06-25T86-00-00-04-00/cherevatyj-2.jpg" xlink:type="simple" xlink:show="embed" xlink:actuate="onLoad" draw:mime-type="image/jpeg"/>
</draw:frame>
 - 在巴赫穆特(Bakhmut)的方向上，国防力量继续袭击行动和紧密性。 白天，Ovrobakhmut的南部和北部侧面从600米到1000米，摧毁了186名入侵者，224人受伤，8人占据了Vpolon。 还破坏了坦克，BMP，2 SAU，2 HRSV“毕业”，3个反坦克复合体，3个MSTA-B枪，防空导弹复合物“ Arrow-10”，带有弹药的6线组成，3台无人机-Kamikadze”柳叶刀和10架Orlan-10无人机，东方紧急部队Sergey Cherevaty上校的船员在“ One News”的广播中说。</text:p>
      <text:p text:style-name="P4">
据该军官称，敌人拉起了空中的单位，步兵，战斗军预备队，领土部队，其他PEC类型的“爱国者”，“火炬”，“退伍军人”，在巴赫穆特地区的攻击嘴，并显示保留这座城市的巨大愿望。 入侵者在10个月内无法俘虏他。 因此，失去巴赫穆特 - 因为俄罗斯人将成为他们羞耻的崇高。</text:p>
      <ul>
        <li>
但是，我们知道他们的意图，单位，指挥官，策略。 一切都在我们的计划中进行了测试，由于我们的士兵的英雄主义，专业精神和动力，没有任何帮助。 随之而来的是，前面的情况也处于“瓦格纳”的局势，因为前线的失败是“ Wagnets”可耻地逃离的事实。 因此，它引起了行分开。 它们的唯一主要方面是个人组成的数量。 我们不会让他们将众多优势转变为任何成功，并受到训练和动机，我们迫使敌人撤退。</li>
      </ul>
      <text:p text:style-name="P4">
News Source: <text:a xlink:type="simple" xlink:href="https://armyinform.com.ua/2023/06/25/za-dobu-bulo-projdeno-na-pivdennomu-ta-pivnichnomu-flangah-navkolo-bahmuta-vid-600-do-1000-metriv-sergij-cherevatyj/" text:style-name="Internet_20_link" text:visited-style-name="Visited_20_Internet_20_Link">
https://armyinform.com.ua/2023/06/25/za-dobu-bulo-projdeno-na-pivdennomu-ta-pivnichnomu-flangah-navkolo-bahmuta-vid-600-do-1000-metriv-sergij-cherevatyj/</text:a>
</text:p>
      <!--NEWS-->
      <text:h text:style-name="P10" text:outline-level="1">
<text:span text:style-name="T4">
在英国，致力于研究课程，分析和总结武装部队准备的经验的研讨会。</text:span>
</text:h>
      <text:p text:style-name="P4">
作者: ['АРМІЯINFORM']</text:p>
      <text:p text:style-name="P4">
时间: 2023-06-25T87:00:00-04:00</text:p>
      <text:p text:style-name="P4">
描述: PID Zagalim kerivnitsy的11码11码的部队部队的贝兹佩克斯部队的力量ZS ZS ...与乌克兰2022年的战争，与乌克兰的最新消息，今天与乌克兰的新闻战争，今天与乌克兰的新闻战争，今天与乌克兰2022年，乌克兰之间会有一场战争和俄罗斯，当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355089313_611539017825847_2764076142022456180_n.jpg" text:style-name="Internet_20_link" text:visited-style-name="Visited_20_Internet_20_Link">
355089313_611539017825847_2764076142022456180_n.jpg</text:a>
', '<text:a xlink:type="simple" xlink:href="https://armyinform.com.ua/wp-content/uploads/2023/06/355681569_611539097825839_7456844239311536201_n-150x150.jpg" text:style-name="Internet_20_link" text:visited-style-name="Visited_20_Internet_20_Link">
355681569_611539097825839_7456844239311536201_n-150x150.jpg</text:a>
', '<text:a xlink:type="simple" xlink:href="https://armyinform.com.ua/wp-content/uploads/2023/06/355110559_611538991159183_3233245160793725738_n-150x150.jpg" text:style-name="Internet_20_link" text:visited-style-name="Visited_20_Internet_20_Link">
355110559_611538991159183_3233245160793725738_n-150x150.jpg</text:a>
', '<text:a xlink:type="simple" xlink:href="https://armyinform.com.ua/wp-content/uploads/2023/06/355099751_611539171159165_792745326951948205_n-150x150.jpg" text:style-name="Internet_20_link" text:visited-style-name="Visited_20_Internet_20_Link">
355099751_611539171159165_792745326951948205_n-150x150.jpg</text:a>
', '<text:a xlink:type="simple" xlink:href="https://armyinform.com.ua/wp-content/uploads/2023/06/354605525_611539127825836_4648406544896074073_n-150x150.jpg" text:style-name="Internet_20_link" text:visited-style-name="Visited_20_Internet_20_Link">
354605525_611539127825836_4648406544896074073_n-150x150.jpg</text:a>
']</text:p>
      <text:p text:style-name="P4">
标签: ['INTERFLEX', 'ВЕЛИКА БРИТАНІЯ', 'ДОПОМОГА ПАРТНЕРІВ', 'ЮНІФАЄР']</text:p>
      <text:p text:style-name="P4">
类别: News</text:p>
      <!--METADATA-->
      <text:p text:style-name="P4">
<draw:frame draw:style-name="fr1" draw:name="Image309" text:anchor-type="as-char" svg:width="6.9236in" svg:height="4.615733in" draw:z-index="0">
<draw:image xlink:href="../Images/AРМІЯINFORM/2023-06-25T87-00-00-04-00/355089313_611539017825847_2764076142022456180_n.jpg" xlink:type="simple" xlink:show="embed" xlink:actuate="onLoad" draw:mime-type="image/jpeg"/>
</draw:frame>
在第11旅促进英国苏霍普蒂夫斯基武装部队的安全部队的一般领导下，在研究课程中举行了研讨会，分析和总结了对进行基本的一般军事培训的经验乌克兰的武装力量以及乌克兰军队初级领导人的培训。</text:p>
      <text:p text:style-name="P4">
研讨会在北爱尔兰英国国防王国举行(<text:a xlink:type="simple" xlink:href="https://www.facebook.com/defenceacademyuk" text:style-name="Internet_20_link" text:visited-style-name="Visited_20_Internet_20_Link">
英国国防学院</text:a>
).У його роботі взяли участь інструктори та інструкторки, представники тапредставниці навчально-тренувальних операцій та програм із різних країн, якібезпосередньо організовують, сприяють, логістично забезпечують та проводятьпідготовку українських військових як на території Великої Британії, так й вкраїнах Європейського Союзу.</text:p>
      <text:p text:style-name="P4">
Зокрема, командами інструкторів Збройних Сил Великої Британії та України бувпредставлений та проаналізований річний досвід щодо базової загальновійськовоїпідготовки в рамках багатонаціональної навчальної операції «ІНТЕРФЛЕКС»протягом 2022 та 2023 років на території Сполученого Королівства. Також, уконтексті навчальної операції «ІНТЕРФЛЕКС» представники Збройних Сил Канадирозповіли про їхній досвід навчання військовослужбовців в рамках канадськоїнавчальної місії «ЮНІФАЄР».</text:p>
      <text:p text:style-name="P4">
Окремо представники Збройних Сил України також поділилися необхіднимиспостереженнями для визначення можливих модифікацій поточної підготовки наоснові їхнього реального бойового досвіду з російсько-української війни.</text:p>
      <text:p text:style-name="P4">
<text:a xlink:type="simple" xlink:href="https://armyinform.com.ua/wp-content/uploads/2023/06/355681569_611539097825839_7456844239311536201_n.jpg" text:style-name="Internet_20_link" text:visited-style-name="Visited_20_Internet_20_Link">
<draw:frame draw:style-name="fr1" draw:name="Image310" text:anchor-type="as-char" svg:width="6.9236in" svg:height="6.9236in" draw:z-index="0">
<draw:image xlink:href="../Images/AРМІЯINFORM/2023-06-25T87-00-00-04-00/355681569_611539097825839_7456844239311536201_n-150x150.jpg" xlink:type="simple" xlink:show="embed" xlink:actuate="onLoad" draw:mime-type="image/jpeg"/>
</draw:frame>
</text:a>
</text:p>
      <text:p text:style-name="P4">
<text:a xlink:type="simple" xlink:href="https://armyinform.com.ua/wp-content/uploads/2023/06/355110559_611538991159183_3233245160793725738_n.jpg" text:style-name="Internet_20_link" text:visited-style-name="Visited_20_Internet_20_Link">
<draw:frame draw:style-name="fr1" draw:name="Image311" text:anchor-type="as-char" svg:width="6.9236in" svg:height="6.9236in" draw:z-index="0">
<draw:image xlink:href="../Images/AРМІЯINFORM/2023-06-25T87-00-00-04-00/355110559_611538991159183_3233245160793725738_n-150x150.jpg" xlink:type="simple" xlink:show="embed" xlink:actuate="onLoad" draw:mime-type="image/jpeg"/>
</draw:frame>
</text:a>
</text:p>
      <text:p text:style-name="P4">
<text:a xlink:type="simple" xlink:href="https://armyinform.com.ua/wp-content/uploads/2023/06/355099751_611539171159165_792745326951948205_n.jpg" text:style-name="Internet_20_link" text:visited-style-name="Visited_20_Internet_20_Link">
<draw:frame draw:style-name="fr1" draw:name="Image312" text:anchor-type="as-char" svg:width="6.9236in" svg:height="6.9236in" draw:z-index="0">
<draw:image xlink:href="../Images/AРМІЯINFORM/2023-06-25T87-00-00-04-00/355099751_611539171159165_792745326951948205_n-150x150.jpg" xlink:type="simple" xlink:show="embed" xlink:actuate="onLoad" draw:mime-type="image/jpeg"/>
</draw:frame>
</text:a>
</text:p>
      <text:p text:style-name="P4">
大约20个国家的代表和代表，联盟和欧盟的合作伙伴参加了研讨会。 因此，欧洲联盟在欧洲不同国家培训乌克兰军事培训方面向乌克兰提供军事援助的经验以及“安全集团晋升 - 乌克兰”集团协调教育努力的经验，以继续培训能力为了处理残酷战争的乌克兰武装部队，并讨论了。</text:p>
      <text:p text:style-name="P4">
第11旅晋升为大不列颠将军贾斯汀·斯坦霍斯(Justin Stanhous)的陆军安全部队的安全部队的指挥官指出，互联网行动是对所有参与者的双边训练。</text:p>
      <text:p text:style-name="P4">
_ toperation“ InterFlex”是一项课程，旨在供乌克兰招募部队，具有小或没有以前的军事经验。</text:p>
      <text:p text:style-name="P4">
_在2023年实施跨国教育行动“ Interflex”中，由英国英国武装部队和北爱尔兰武装部队的最佳讲师和讲师，澳大利亚联盟，加拿大丹麦王国，加拿大，加拿大，立陶宛共和国，荷兰的王国，诺维尔王国，乌克兰王国计划为乌克兰武装部队的塔维斯军人准备约20,000名乌克兰军人。</text:p>
      <text:p text:style-name="P4">
该培训是对英国国防部对象进行的。 每个培训课程持续五个星期，并在第11旅促进安全部队的一般指导下举行</text:p>
      <text:p text:style-name="P4">
资料来源：<text:a xlink:type="simple" xlink:href="https://www.facebook.com/GeneralStaff.ua/posts/pfbid02PVuYYH8niH7DLoggXpDXihwj7MqnNcptxAvRPrM26Emg74maJx2SJEjoPz3nEqdwl" text:style-name="Internet_20_link" text:visited-style-name="Visited_20_Internet_20_Link">
乌克兰GSC</text:a>
</text:p>
      <text:p text:style-name="P4">
News Source: <text:a xlink:type="simple" xlink:href="https://armyinform.com.ua/2023/06/25/u-brytaniyi-vidbuvsya-sympozium-prysvyachenyj-vyvchennyu-urokiv-analizu-ta-uzagalnennya-dosvidu-pidgotovky-zsu/" text:style-name="Internet_20_link" text:visited-style-name="Visited_20_Internet_20_Link">
https://armyinform.com.ua/2023/06/25/u-brytaniyi-vidbuvsya-sympozium-prysvyachenyj-vyvchennyu-urokiv-analizu-ta-uzagalnennya-dosvidu-pidgotovky-zsu/</text:a>
</text:p>
      <!--NEWS-->
      <text:h text:style-name="P10" text:outline-level="1">
<text:span text:style-name="T4">
在苏米地区，敌人试图穿透DRG穿过乌克兰的国家边界</text:span>
</text:h>
      <text:p text:style-name="P4">
作者: ['АРМІЯINFORM']</text:p>
      <text:p text:style-name="P4">
时间: 2023-06-25T88:00:00-04:00</text:p>
      <text:p text:style-name="P4">
描述: 关于ZSU的总部。 “我的反对者是主要的……与乌克兰2022年的战争，与乌克兰的战争是今天的最新消息，今天与乌克兰2022年的新闻战，乌克兰和俄罗斯和俄罗斯之间以及何时何时会发生战争他们说，与乌克兰与乌克兰的战争将在不久的将来与乌克兰发生战争，他们说，今天与乌克兰的战争，今天的乌克兰新闻，乌克兰新闻，乌克兰媒体在俄罗斯的乌克兰新闻</text:p>
      <text:p text:style-name="P4">
图片: ['<text:a xlink:type="simple" xlink:href="https://armyinform.com.ua/wp-content/uploads/2023/06/ilyustratyvne-foto_large-2.jpg" text:style-name="Internet_20_link" text:visited-style-name="Visited_20_Internet_20_Link">
ilyustratyvne-foto_large-2.jpg</text:a>
']</text:p>
      <text:p text:style-name="P4">
标签: ['STOPRUSSIA', 'ВОРОЖА ДРГ', 'ВТОРГНЕННЯ РФ', 'СУМЩИНА']</text:p>
      <text:p text:style-name="P4">
类别: News</text:p>
      <!--METADATA-->
      <text:p text:style-name="P4">
<draw:frame draw:style-name="fr1" draw:name="Image313" text:anchor-type="as-char" svg:width="6.9236in" svg:height="4.621807in" draw:z-index="0">
<draw:image xlink:href="../Images/AРМІЯINFORM/2023-06-25T88-00-00-04-00/ilyustratyvne-foto_large-2.jpg" xlink:type="simple" xlink:show="embed" xlink:actuate="onLoad" draw:mime-type="image/jpeg"/>
</draw:frame>
说明性照片<text:span text:style-name="T4">
🔥俄罗斯入侵的情况</text:span>
</text:p>
      <text:p text:style-name="P4">
关于它<text:a xlink:type="simple" xlink:href="https://www.facebook.com/GeneralStaff.ua/posts/pfbid0h6auhdncgscLYSDXCioujycedJMhht18rZg4tkdKZHo6vXUXmjNytm6jN9jrn1sbl" text:style-name="Internet_20_link" text:visited-style-name="Visited_20_Internet_20_Link">
报告</text:a>
武装部队的总人员。</text:p>
      <text:p text:style-name="P4">
“敌人继续集中在利马，巴赫穆特塔玛林方向的主要努力 - 白天发生了20多次战斗冲突。 Navlinsky和Polissya指示操作情况没有发生重大变化。</text:p>
      <text:p text:style-name="P4">
在Siversky和Slobozhansky的指示中，敌人保留了军事冒险，继续在乌克兰边境地区进行破坏和情报活动。 最后一天，在苏米地区罗德里瓦卡(Rodionivka)定居的地区，敌人试图穿越乌克兰州的国家边界，遭受损失并撤退。 进行了格里米亚卡(Gremyachka)的定居点，切尼希夫地区的Timonovichi； Walk，Malushine，Cossack，Fortune Teller，Iskrykivshchyna，Pavlovka，Katerynivkasum地区，以及Uda，uda，uda，uda，uda，veterinary，velivtsi okaka bobyaka， Nesterne，Budarki，Round，Dugouts，Vilkhovka，Chugunivka，Grigorivka，Kharkiv地区的Odrada”， - 消息是。</text:p>
      <text:p text:style-name="P4">
News Source: <text:a xlink:type="simple" xlink:href="https://armyinform.com.ua/2023/06/25/na-sumshhyni-vorog-zdijsnyv-nevdalu-sprobu-pronyknennya-drg-cherez-derzhkordon-ukrayiny/" text:style-name="Internet_20_link" text:visited-style-name="Visited_20_Internet_20_Link">
https://armyinform.com.ua/2023/06/25/na-sumshhyni-vorog-zdijsnyv-nevdalu-sprobu-pronyknennya-drg-cherez-derzhkordon-ukrayiny/</text:a>
</text:p>
      <!--NEWS-->
      <text:h text:style-name="P10" text:outline-level="1">
<text:span text:style-name="T4">
瓦格纳（Wagner）对白俄罗斯（Belarus）对乌克兰的袭击将为他们自杀-Sergey Naev</text:span>
</text:h>
      <text:p text:style-name="P4">
作者: ['АРМІЯINFORM']</text:p>
      <text:p text:style-name="P4">
时间: 2023-06-25T89:00:00-04:00</text:p>
      <text:p text:style-name="P4">
描述: Yakshcho Pvk“ Wagner”将在与Boku Boku Bokubleki的Terito袭击中，与2022年与乌克兰的战争，与乌克兰的《今日新闻》，《与乌克兰的新闻》，与乌克兰2022年的最新新闻战争，今天，乌克兰之间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2023-06-25_17-45-56.jpg" text:style-name="Internet_20_link" text:visited-style-name="Visited_20_Internet_20_Link">
photo_2023-06-25_17-45-56.jpg</text:a>
']</text:p>
      <text:p text:style-name="P4">
标签: ['MILITARY MEDIA CENTER', 'БІЛОРУСЬ', 'СЕРГІЙ НАЄВ']</text:p>
      <text:p text:style-name="P4">
类别: News</text:p>
      <!--METADATA-->
      <text:p text:style-name="P4">
<draw:frame draw:style-name="fr1" draw:name="Image314" text:anchor-type="as-char" svg:width="6.9236in" svg:height="4.619339in" draw:z-index="0">
<draw:image xlink:href="../Images/AРМІЯINFORM/2023-06-25T89-00-00-04-00/photo_2023-06-25_17-45-56.jpg" xlink:type="simple" xlink:show="embed" xlink:actuate="onLoad" draw:mime-type="image/jpeg"/>
</draw:frame>
如果瓦格纳PVC敢于白俄罗斯共和国攻击我们的领土，那将无非是自杀。</text:p>
      <text:p text:style-name="P4">
这样说(https://t.me/militarymediacenter/2349)军事媒体中心</text:p>
      <text:p text:style-name="P4">
“关于瓦格纳·佩克(Wagner PEC)可能参与白俄罗斯共和国一侧的领土袭击的申请。 我想向所有人保证，北部运营区的情况保持稳定和控制。 我们的部队正在收缩防御。 在增强的模式下，从情报到工程部队的排除将运作。 目前尚无技术的反应，也没有敌人的生命力。 在24/7模式下，国家的边界​​在可靠的保护下。</text:p>
      <text:p text:style-name="P4">
如果发生这种情况，并且敌人试图越过国家边界，那将无非是自杀。 我们的战士准备对任何敢于用武器跨过州线的人做出不错的回应。 荣耀乌克兰!我们将一起赢!” 他说。</text:p>
      <text:p text:style-name="P4">
News Source: <text:a xlink:type="simple" xlink:href="https://armyinform.com.ua/2023/06/25/napad-vagenerivcziv-na-ukrayinu-z-boku-bilorusi-stane-dlya-nyh-samogubstvom-sergij-nayev/" text:style-name="Internet_20_link" text:visited-style-name="Visited_20_Internet_20_Link">
https://armyinform.com.ua/2023/06/25/napad-vagenerivcziv-na-ukrayinu-z-boku-bilorusi-stane-dlya-nyh-samogubstvom-sergij-nayev/</text:a>
</text:p>
      <!--NEWS-->
      <text:h text:style-name="P10" text:outline-level="1">
<text:span text:style-name="T4">
歌手Loboda冒犯了这位年轻的Kharkiv女人：“谁给了您钱？”</text:span>
</text:h>
      <text:p text:style-name="P4">
作者: Ukrinform (Person)</text:p>
      <text:p text:style-name="P4">
出版商: Укринформ (Organization)</text:p>
      <text:p text:style-name="P4">
出版时间: 2023-06-25T8:55:00+03:00</text:p>
      <text:p text:style-name="P4">
修改时间: 2023-06-25T21:55:00+03:00</text:p>
      <text:p text:style-name="P4">
描述: 在哈尔基夫（Kharkiv）的街头表演中，歌手斯维特拉纳·洛博达（Svetlana Loboda）对海报“没有罗比达的哈尔基夫”做出了不足的反应，侮辱了那个留下他的女孩。  - 乌克林。</text:p>
      <text:p text:style-name="P4">
图片: ['<text:a xlink:type="simple" xlink:href="https://static.ukrinform.com/photos/2017_08/thumb_files/630_360_1501838993-5570.jpg" text:style-name="Internet_20_link" text:visited-style-name="Visited_20_Internet_20_Link">
630_360_15018...</text:a>
']</text:p>
      <text:p text:style-name="P4">
标签: ['Лобода', 'Скандал', 'Харків', 'Співачка']</text:p>
      <text:p text:style-name="P4">
类型: Article</text:p>
      <!--METADATA-->
      <text:p text:style-name="P4">
<draw:frame draw:style-name="fr1" draw:name="Image315" text:anchor-type="as-char" svg:width="6.9236in" svg:height="3.956343in" draw:z-index="0">
<draw:image xlink:href="../Images/yкринформ/2023-06-25T8-55-00-03-00/630_360_1501838993-5570.jpg" xlink:type="simple" xlink:show="embed" xlink:actuate="onLoad" draw:mime-type="image/jpeg"/>
</draw:frame>
在哈尔基夫(Kharkiv)的一次演讲中，歌手斯维特拉纳·洛博达(Svetlana Loboda)反应不足，以反应“没有洛博达的哈尔基夫”听众，侮辱了保留它的女孩。</text:p>
      <text:p text:style-name="P4">
在<text:a xlink:type="simple" xlink:href="https://www.facebook.com/100079822684002/videos/pcb.251014070902681/570428321962549" text:style-name="Internet_20_link" text:visited-style-name="Visited_20_Internet_20_Link">
Facebook</text:a>
据报道，乌克林福姆报道说，“诚实”。</text:p>
      <text:p text:style-name="P4">
“这是Svetlana Loboda在Kharkiv演出，并羞辱了一个没有Loboda的Kharkiv的女孩。 特别令人作呕的问题是“你是谁达格罗希？”，世界上的立场只能是赚钱？”</text:p>
      <text:p text:style-name="P4">
与视频一起，该运动发布了纳塔利娅(Natalia)的斯维特拉纳(Svetlana Loboda)母亲的照片。 2017年，从“新面孔”带给莫斯科的“新面孔”的副手“信”的“新面孔”。 诚实运动指出，剥夺任务的运动很长，但最终成功。</text:p>
      <text:p text:style-name="P4">
Loboda侮辱[Kharkiv]的一个十几岁女孩的视频(https://www.ukrinform.ua/tag-harkiv)，社交网络飞行。 人们坚信，这位歌手实际上是在为亲乌克兰的职位加热孩子。</text:p>
      <text:p text:style-name="P4">
“再次，一个成年人，一个著名的女人羞辱了一个孩子的乌克兰人职位，看到数十个人为此鼓掌，”  -  [sevgilmusayeva]写道。(http://www.facebook.com/sevgil.musaieva)。</text:p>
      <text:p text:style-name="P4">
<text:span text:style-name="T4">
另请阅读：</text:span>
 <text:a xlink:type="simple" xlink:href="https://www.ukrinform.ua/rubric-culture/3625691-u-litvi-vse-z-skasuvali-koncerti-spivacki-lobodi-zmi.html" text:style-name="Internet_20_link" text:visited-style-name="Visited_20_Internet_20_Link">
在立陶宛仍然取消了歌手的音乐会<text:span text:style-name="T4">
 loboda </text:span>
  -  IM</text:a>
“伪装的男孩试图说服她走，他们走近她，说了一些事情，这个女孩明确地站着。”  -  [Valery Vladimirovna]说。(http://m.facebook.com/story.php?story_fbid=pfbid02LERjNefozTgD5s7DoNvDcxtjtDfcXquvcGU9tpCHfqyt32K32uQniZSsxAHRNGRRl&amp;id=100005301120437&amp;eav=AfaOYFO1LTEdB8pKy7zmUluT-RBGlQVFMoC50iYhWTnTHgGlHIiJvZVwcxv_D9mcNjI&amp;m_entstream_source=timeline&amp;paipv=0)来自Kharkiv。 她补充说，女孩站在人群前很平静，因为他知道这位歌手是哈尔基夫不需要的叛徒。</text:p>
      <text:p text:style-name="P4">
据报道，斯维特拉纳·洛博达(Svetlana Loboda)自从占领克里姆(Krym)以来一直活跃于俄罗斯，2015年，她在5月9日的第二次世界大战中赢得了苏联的胜利。</text:p>
      <text:p text:style-name="P4">
News Source: <text:a xlink:type="simple" xlink:href="https://www.ukrinform.ua/rubric-regions/3727607-spivacka-loboda-obrazila-unu-harkivanku-hto-tobi-dav-grosi.html" text:style-name="Internet_20_link" text:visited-style-name="Visited_20_Internet_20_Link">
https://www.ukrinform.ua/rubric-regions/3727607-spivacka-loboda-obrazila-unu-harkivanku-hto-tobi-dav-grosi.html</text:a>
</text:p>
      <!--NEWS-->
      <text:h text:style-name="P10" text:outline-level="1">
<text:span text:style-name="T4">
种族主义者再次开火，赫森地区是受害者 - 一名孕妇</text:span>
</text:h>
      <text:p text:style-name="P4">
作者: ['АРМІЯINFORM']</text:p>
      <text:p text:style-name="P4">
时间: 2023-06-25T90:00:00-04:00</text:p>
      <text:p text:style-name="P4">
描述: 俄罗斯联邦ZD ZDS的Syogodni Zs困扰着赫尔森地区的定居点，中间...与乌克兰2022年的战争，与乌克兰与乌克兰的最新新闻，《与乌克兰2022年的新闻战争》，今天最后一次与乌克兰的新闻战争，乌克兰和乌克兰之间的战争将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harkiv-obstrid-2022-1.jpg" text:style-name="Internet_20_link" text:visited-style-name="Visited_20_Internet_20_Link">
harkiv-obstrid-2022-1.jpg</text:a>
']</text:p>
      <text:p text:style-name="P4">
标签: ['STOPRUSSIA', 'ВОЄННІ ЗЛОЧИНИ ЗС РФ', 'ВТОРГНЕННЯ РФ', 'ХЕРСОНЩИНА']</text:p>
      <text:p text:style-name="P4">
类别: News</text:p>
      <!--METADATA-->
      <text:p text:style-name="P4">
<draw:frame draw:style-name="fr1" draw:name="Image316" text:anchor-type="as-char" svg:width="6.9236in" svg:height="5.160921in" draw:z-index="0">
<draw:image xlink:href="../Images/AРМІЯINFORM/2023-06-25T90-00-00-04-00/harkiv-obstrid-2022-1.jpg" xlink:type="simple" xlink:show="embed" xlink:actuate="onLoad" draw:mime-type="image/jpeg"/>
</draw:frame>
如今，俄罗斯联邦的武装部队对平民(平民中间)的定居点进行了另一次炮击 - 一名孕妇。</text:p>
      <text:p text:style-name="P4">
关于它<text:a xlink:type="simple" xlink:href="https://t.me/khersonskaODA/7371" text:style-name="Internet_20_link" text:visited-style-name="Visited_20_Internet_20_Link">
报告</text:a>
Kherson Ova。</text:p>
      <text:p text:style-name="P4">
“俄罗斯联邦的军队再次开火。 一名29岁男子受伤。提供了必要的帮助。 大火也是勃艮第。 该男子因严重的伤口住院。 一名孕妇也在这种炮击下。扎拉兹医生为预期母亲提供帮助，以防止过早科学家。”该消息写道。</text:p>
      <text:p text:style-name="P4">
还报道说，今天俄罗斯人放弃了炸弹和开朗的飞机炸弹。 幸运的是，人们没有受伤。</text:p>
      <text:p text:style-name="P4">
News Source: <text:a xlink:type="simple" xlink:href="https://armyinform.com.ua/2023/06/25/rashysty-znovu-obstrilyaly-hersonshhynu-sered-postrazhdalyh-vagitna-zhinka/" text:style-name="Internet_20_link" text:visited-style-name="Visited_20_Internet_20_Link">
https://armyinform.com.ua/2023/06/25/rashysty-znovu-obstrilyaly-hersonshhynu-sered-postrazhdalyh-vagitna-zhinka/</text:a>
</text:p>
      <!--NEWS-->
      <text:h text:style-name="P10" text:outline-level="1">
<text:span text:style-name="T4">
在哥本哈根，安德里·耶尔马克（Andriy Yermak）与印度领导人，南非，土耳其，日本和欧盟机构的国家安全顾问举行了许多会议</text:span>
</text:h>
      <text:p text:style-name="P4">
作者: ['АРМІЯINFORM']</text:p>
      <text:p text:style-name="P4">
时间: 2023-06-25T91:00:00-04:00</text:p>
      <text:p text:style-name="P4">
描述: 在乌克兰乌克兰总统的顾问顾问的顾问顾问中，与乌克兰2022年的战争，与乌克兰的最新新闻，今天与乌克兰的新闻战争，今天与乌克兰的新闻战争最后一次，将在今天进行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6/d86c6150dcc61be96b57837219e10a97_1687708669_extra_large.jpeg" text:style-name="Internet_20_link" text:visited-style-name="Visited_20_Internet_20_Link">
d86c6150dcc61be96b57837219e10a97_1687708669_extra_large.jpeg</text:a>
', '<text:a xlink:type="simple" xlink:href="https://armyinform.com.ua/wp-content/uploads/2023/06/9477f1270fb121452b99660658a89a83_1687705240_extra_large.jpeg" text:style-name="Internet_20_link" text:visited-style-name="Visited_20_Internet_20_Link">
9477f1270fb121452b99660658a89a83_1687705240_extra_large.jpeg</text:a>
', '<text:a xlink:type="simple" xlink:href="https://armyinform.com.ua/wp-content/uploads/2023/06/48911b2001cc9300f3f7c44479fb59ab_1687705240_extra_large.jpeg" text:style-name="Internet_20_link" text:visited-style-name="Visited_20_Internet_20_Link">
48911b2001cc9300f3f7c44479fb59ab_1687705240_extra_large.jpeg</text:a>
']</text:p>
      <text:p text:style-name="P4">
标签: ['АНДРІЙ ЄРМАК', 'КОПЕНГАГЕН', 'НАЦІОНАЛЬНА БЕЗПЕКА']</text:p>
      <text:p text:style-name="P4">
类别: News</text:p>
      <!--METADATA-->
      <text:p text:style-name="P4">
<draw:frame draw:style-name="fr1" draw:name="Image317" text:anchor-type="as-char" svg:width="6.9236in" svg:height="5.190833in" draw:z-index="0">
<draw:image xlink:href="../Images/AРМІЯINFORM/2023-06-25T91-00-00-04-00/d86c6150dcc61be96b57837219e10a97_1687708669_extra_large.jpeg" xlink:type="simple" xlink:show="embed" xlink:actuate="onLoad" draw:mime-type="image/jpeg"/>
</draw:frame>
在有关和平关键原则咨询的框架内，乌克兰总统办公室负责人安德里·耶尔马克(Andriy Yermak)在哥本哈根举行了许多双边会议，涉及印度领导人，南非，土耳其，日本和欧盟机构的国家安全。 关于它<text:a xlink:type="simple" xlink:href="https://www.president.gov.ua/news/u-kopengageni-andrij-yermak-proviv-nizku-zustrichej-iz-radni-83789" text:style-name="Internet_20_link" text:visited-style-name="Visited_20_Internet_20_Link">
报告</text:a>
乌克兰总统办公室。</text:p>
      <text:p text:style-name="P4">
在与欧洲外交政策委员会主席西蒙·莫迪(Simon Mordy)会面时，对实施欧洲欧盟成员欧盟成员谈判委员会七项建议的进步的中间评估结果是对欧盟成员的实施进展的结果。经过考虑的。 安德里·耶尔马克(Andriy Yermak)也梦想着与西蒙·莫迪(Simon Mordy)的欧洲理事会会议做准备，该会议将于6月底与之联系，并通过这次会议上关于乌克兰欧洲一体化运动的储备表示了对积极信号的希望。</text:p>
      <text:p text:style-name="P4">
此外，对话者对进一步的步骤进行了交流，以实施乌克兰和平沃迪米尔·泽伦斯基(Volodymyr Zelensky)总统的公式，并晋升了全球和平峰会。</text:p>
      <text:p text:style-name="P4">
在与日本总理Taeo Akiba国防部的一次会议上，Andriy Yermak指出了日本在动员日本Fumio Kisida的七组总统任期内的努力。</text:p>
      <text:p text:style-name="P4">
<draw:frame draw:style-name="fr1" draw:name="Image318" text:anchor-type="as-char" svg:width="6.9236in" svg:height="5.190833in" draw:z-index="0">
<draw:image xlink:href="../Images/AРМІЯINFORM/2023-06-25T91-00-00-04-00/9477f1270fb121452b99660658a89a83_1687705240_extra_large.jpeg" xlink:type="simple" xlink:show="embed" xlink:actuate="onLoad" draw:mime-type="image/jpeg"/>
</draw:frame>
总统办公室的负责人感谢塔科·阿基比(Tako Akibi)愿意在和平进程中欢喜。 日本方面已确认乌克兰20在人道主义倡议中转移到矿山中以及其他非致命帮助。 双方还涉及乌克兰的安全保证。</text:p>
      <text:p text:style-name="P4">
在与代表团主管的一次会议上，印度外国高管桑贾·维尔玛(Sanja Verma)的副部长，总统办公室负责人强调，乌克兰人担心要与印度开放新的关系页面。 Andriy Yermakzaznna是乌克兰在G19中将印度视为有影响力的国家和乌克兰主席，并希望获得全球安全的具体成果。</text:p>
      <text:p text:style-name="P4">
<draw:frame draw:style-name="fr1" draw:name="Image319" text:anchor-type="as-char" svg:width="6.9236in" svg:height="5.190833in" draw:z-index="0">
<draw:image xlink:href="../Images/AРМІЯINFORM/2023-06-25T91-00-00-04-00/48911b2001cc9300f3f7c44479fb59ab_1687705240_extra_large.jpeg" xlink:type="simple" xlink:show="embed" xlink:actuate="onLoad" draw:mime-type="image/jpeg"/>
</draw:frame>
与南非国防共和国Sidney Mufamadi的顾问进行谈判的主要主题是准备Dozamit Ukraine-Africa，以及谷物协议的延续。</text:p>
      <text:p text:style-name="P4">
安德里·耶尔马克(Andriy Yermak)强调，乌克兰有兴趣寻找与非洲国家互动的新机会，以及在非洲大陆在乌克兰最近访问中发起的建设性对话的发展。</text:p>
      <text:p text:style-name="P4">
在与土耳其共和国Akifomchagati Kilil的高级顾问会议的框架内，当事各方考虑实施乌克兰和平公式，这将成为乌克兰可持续和和平的基础。 对话者失去了继续谷物倡议的重要性，努力交换战俘并为维尔纽斯的北约峰会做准备。</text:p>
      <text:p text:style-name="P4">
News Source: <text:a xlink:type="simple" xlink:href="https://armyinform.com.ua/2023/06/25/u-kopengageni-andrij-yermak-proviv-nyzku-zustrichej-iz-radnykamy-z-pytan-naczionalnoyi-bezpeky-lideriv-indiyi-pivdennoyi-afryky-turechchyny-yaponiyi-ta-instytuczij-yes/" text:style-name="Internet_20_link" text:visited-style-name="Visited_20_Internet_20_Link">
https://armyinform.com.ua/2023/06/25/u-kopengageni-andrij-yermak-proviv-nyzku-zustrichej-iz-radnykamy-z-pytan-naczionalnoyi-bezpeky-lideriv-indiyi-pivdennoyi-afryky-turechchyny-yaponiyi-ta-instytuczij-yes/</text:a>
</text:p>
      <!--NEWS-->
      <text:h text:style-name="P10" text:outline-level="1">
<text:span text:style-name="T4">
Volodymyr Zelenskyy与Justin Trudeau进行了电话交谈</text:span>
</text:h>
      <text:p text:style-name="P4">
作者: ['АРМІЯINFORM']</text:p>
      <text:p text:style-name="P4">
时间: 2023-06-25T92:00:00-04:00</text:p>
      <text:p text:style-name="P4">
描述: 乌克兰Volodymyr Zelensky Zelensmov Rozmov Z Prem'r-Ministom的总裁...与乌克兰2022年的战争，与乌克兰的最新新闻，今天与乌克兰的新闻，乌克兰2022年最后一次与乌克兰的新闻战争，将在乌克兰和俄罗斯之间以及俄罗斯和俄罗斯之间的战争，以及什么时候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0dd9f52647d760e6d47e87e9d71719a8_1687719150-scaled.jpeg" text:style-name="Internet_20_link" text:visited-style-name="Visited_20_Internet_20_Link">
0dd9f52647d760e6d47e87e9d71719a8_1687719150-scaled.jpeg</text:a>
']</text:p>
      <text:p text:style-name="P4">
标签: ['ВОЛОДИМИР ЗЕЛЕНСЬКИЙ', 'ДЖАСТІН ТРЮДО', 'ЗАЕС', 'ТЕЛЕФОННА РОЗМОВА']</text:p>
      <text:p text:style-name="P4">
类别: News</text:p>
      <!--METADATA-->
      <text:p text:style-name="P4">
<draw:frame draw:style-name="fr1" draw:name="Image320" text:anchor-type="as-char" svg:width="6.9236in" svg:height="4.615733in" draw:z-index="0">
<draw:image xlink:href="../Images/AРМІЯINFORM/2023-06-25T92-00-00-04-00/0dd9f52647d760e6d47e87e9d71719a8_1687719150-scaled.jpeg" xlink:type="simple" xlink:show="embed" xlink:actuate="onLoad" draw:mime-type="image/jpeg"/>
</draw:frame>
乌克兰沃迪米尔·泽伦斯基(Ukraine Volodymyr Zelensky)总统与加拿大总理贾斯汀·特鲁多(Justin Trudeau)进行了电话交谈。 国家元首感谢加拿大同事最近访问基辅。</text:p>
      <text:p text:style-name="P4">
Volodymyr Zelenskyy告知Justin Trudeau那不勒斯Batu的现状。 在敌对行动的过程中，他还分享了乌克兰对在俄罗斯叛乱的企图的评估。</text:p>
      <text:p text:style-name="P4">
总统强调了占领部队在Zaporozhye核电站成立的威胁局势。 世界不足的反应使卡科夫卡水力发电厂的大坝喝醉了，并试图在Kryvyi Rih Rihuvoda Herm爆炸大坝，使入侵者能够在ZPP泄露辐射时准备恐怖袭击，说国家。</text:p>
      <text:p text:style-name="P4">
Volodymyr Zelensky坚信乌克兰的合作伙伴应该对包括北约维尔纽斯峰会在内的这些挑战表现出区域反应。</text:p>
      <text:p text:style-name="P4">
<text:span text:style-name="T4">
资料来源：</text:span>
 <text:a xlink:type="simple" xlink:href="https://www.president.gov.ua/news/volodimir-zelenskij-proviv-telefonnu-rozmovu-z-dzhastinom-tr-83793" text:style-name="Internet_20_link" text:visited-style-name="Visited_20_Internet_20_Link">
总统办公室</text:a>
</text:p>
      <text:p text:style-name="P4">
News Source: <text:a xlink:type="simple" xlink:href="https://armyinform.com.ua/2023/06/25/volodymyr-zelenskyj-proviv-telefonnu-rozmovu-z-dzhastinom-tryudo-2/" text:style-name="Internet_20_link" text:visited-style-name="Visited_20_Internet_20_Link">
https://armyinform.com.ua/2023/06/25/volodymyr-zelenskyj-proviv-telefonnu-rozmovu-z-dzhastinom-tryudo-2/</text:a>
</text:p>
      <!--NEWS-->
      <text:h text:style-name="P10" text:outline-level="1">
<text:span text:style-name="T4">
Alexei Reznikov与Lloyd Austin进行了电话交谈</text:span>
</text:h>
      <text:p text:style-name="P4">
作者: ['АРМІЯINFORM']</text:p>
      <text:p text:style-name="P4">
时间: 2023-06-25T93:00:00-04:00</text:p>
      <text:p text:style-name="P4">
描述: “ Mav Teleina Rozmov和我的朋友I，Kinge Lloyd Ostin。 Mi谈到了Ostanni ...与乌克兰2022年的战争，与乌克兰的战争是今天的最新消息，今天与乌克兰2022年的新闻战，乌克兰和俄罗斯之间的战争，当与乌克兰与乌克兰的战争之间会发生战争2022年将是与否，在不久的将来是否会与乌克兰进行战争，这是与乌克兰的战争，今天的乌克兰新闻，乌克兰新闻，乌克兰的新闻在俄罗斯的乌克兰媒体</text:p>
      <text:p text:style-name="P4">
图片: ['<text:a xlink:type="simple" xlink:href="https://armyinform.com.ua/wp-content/uploads/2023/06/fzfg4gowcaapugy.jpg" text:style-name="Internet_20_link" text:visited-style-name="Visited_20_Internet_20_Link">
fzfg4gowcaapugy.jpg</text:a>
']</text:p>
      <text:p text:style-name="P4">
标签: ['ЛЛОЙД ОСТІН', 'ОЛЕКСІЙ РЕЗНІКОВ', 'ТЕЛЕФОННА РОЗМОВА']</text:p>
      <text:p text:style-name="P4">
类别: News</text:p>
      <!--METADATA-->
      <text:p text:style-name="P4">
<draw:frame draw:style-name="fr1" draw:name="Image321" text:anchor-type="as-char" svg:width="6.9236in" svg:height="3.98684in" draw:z-index="0">
<draw:image xlink:href="../Images/AРМІЯINFORM/2023-06-25T93-00-00-04-00/fzfg4gowcaapugy.jpg" xlink:type="simple" xlink:show="embed" xlink:actuate="onLoad" draw:mime-type="image/jpeg"/>
</draw:frame>
“他与我的朋友和同事劳埃德·奥斯汀进行了电话交谈。 我们谈到了俄罗斯的最新事件。 我们同意，俄罗斯当局是薄弱的，乌克兰的俄罗斯军队是克里姆林宫的最佳选择。 俄罗斯人最好解决自己的问题。”  - 在[消息]中说(https://twitter.com/oleksiireznikov/status/1673024465410588673?cxt=HHwWgoCwleS447cuAAAA)乌克兰国防部长在Twitter上。</text:p>
      <text:p text:style-name="P4">
他们还讨论了武装部队的反性和进一步的步骤，以加强我们的Siloborons。</text:p>
      <text:p text:style-name="P4">
“事情朝着正确的方向移动。 乌克兰将获胜，”雷兹尼科夫说。</text:p>
      <text:p text:style-name="P4">
News Source: <text:a xlink:type="simple" xlink:href="https://armyinform.com.ua/2023/06/25/oleksij-reznikov-proviv-telefonnu-rozmovu-z-llojdom-ostinom/" text:style-name="Internet_20_link" text:visited-style-name="Visited_20_Internet_20_Link">
https://armyinform.com.ua/2023/06/25/oleksij-reznikov-proviv-telefonnu-rozmovu-z-llojdom-ostinom/</text:a>
</text:p>
      <!--NEWS-->
      <text:h text:style-name="P10" text:outline-level="1">
<text:span text:style-name="T4">
即使有25名乌克兰人也被送往欧洲国家</text:span>
</text:h>
      <text:p text:style-name="P4">
作者: ['АРМІЯINFORM']</text:p>
      <text:p text:style-name="P4">
时间: 2023-06-25T94:00:00-04:00</text:p>
      <text:p text:style-name="P4">
描述: Shchel 25乌克兰人在єVropyki Klinik的专门Likivannia上被构架。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355903795_686158223538397_2081963381312947550_n.jpg" text:style-name="Internet_20_link" text:visited-style-name="Visited_20_Internet_20_Link">
355903795_686158223538397_2081963381312947550_n.jpg</text:a>
', '<text:a xlink:type="simple" xlink:href="https://armyinform.com.ua/wp-content/uploads/2023/06/355488073_686158200205066_1188523540743304741_n-150x150.jpg" text:style-name="Internet_20_link" text:visited-style-name="Visited_20_Internet_20_Link">
355488073_686158200205066_1188523540743304741_n-150x150.jpg</text:a>
', '<text:a xlink:type="simple" xlink:href="https://armyinform.com.ua/wp-content/uploads/2023/06/355666873_686158253538394_2206663446514660959_n-150x150.jpg" text:style-name="Internet_20_link" text:visited-style-name="Visited_20_Internet_20_Link">
355666873_686158253538394_2206663446514660959_n-150x150.jpg</text:a>
', '<text:a xlink:type="simple" xlink:href="https://armyinform.com.ua/wp-content/uploads/2023/06/355690881_686158256871727_5700231245595581140_n-150x150.jpg" text:style-name="Internet_20_link" text:visited-style-name="Visited_20_Internet_20_Link">
355690881_686158256871727_5700231245595581140_n-150x150.jpg</text:a>
', '<text:a xlink:type="simple" xlink:href="https://armyinform.com.ua/wp-content/uploads/2023/06/356134794_686158230205063_4851889780609882217_n-150x150.jpg" text:style-name="Internet_20_link" text:visited-style-name="Visited_20_Internet_20_Link">
356134794_686158230205063_4851889780609882217_n-150x150.jpg</text:a>
']</text:p>
      <text:p text:style-name="P4">
标签: ['STOPRUSSIA', 'ВТОРГНЕННЯ РФ', 'МОЗ УКРАЇНИ', 'ПОРАНЕНІ']</text:p>
      <text:p text:style-name="P4">
类别: News</text:p>
      <!--METADATA-->
      <text:p text:style-name="P4">
<draw:frame draw:style-name="fr1" draw:name="Image322" text:anchor-type="as-char" svg:width="6.9236in" svg:height="5.091832in" draw:z-index="0">
<draw:image xlink:href="../Images/AРМІЯINFORM/2023-06-25T94-00-00-04-00/355903795_686158223538397_2081963381312947550_n.jpg" xlink:type="simple" xlink:show="embed" xlink:actuate="onLoad" draw:mime-type="image/jpeg"/>
</draw:frame>
另外25名乌克兰人被转诊为欧洲诊所的专门治疗。</text:p>
      <text:p text:style-name="P4">
关于它<text:a xlink:type="simple" xlink:href="https://www.facebook.com/moz.ukr/posts/pfbid07wPtWeuS6kPBRKMvo4MYpxFKTirtTBDMeLaHZAuSS6TgDT3oypJseUcVWfdMr3GLl" text:style-name="Internet_20_link" text:visited-style-name="Visited_20_Internet_20_Link">
报告</text:a>
乌克兰卫生部。</text:p>
      <text:p text:style-name="P4">
“这些是具有储蓄和肿瘤的患者。 消息被波兰医疗机构，立陶宛，法国，奥地利，德国，瑞典的荷兰采用。</text:p>
      <text:p text:style-name="P4">
<text:a xlink:type="simple" xlink:href="https://armyinform.com.ua/wp-content/uploads/2023/06/355488073_686158200205066_1188523540743304741_n.jpg" text:style-name="Internet_20_link" text:visited-style-name="Visited_20_Internet_20_Link">
!(Images/AРМІЯINFORM/2023-06-25T94-00-00-04-00/355488073_686158200205066_1188523540743304741_n-150x150.jpg)</text:a>
</text:p>
      <text:p text:style-name="P4">
<text:a xlink:type="simple" xlink:href="https://armyinform.com.ua/wp-content/uploads/2023/06/355666873_686158253538394_2206663446514660959_n.jpg" text:style-name="Internet_20_link" text:visited-style-name="Visited_20_Internet_20_Link">
<draw:frame draw:style-name="fr1" draw:name="Image323" text:anchor-type="as-char" svg:width="6.9236in" svg:height="6.9236in" draw:z-index="0">
<draw:image xlink:href="../Images/AРМІЯINFORM/2023-06-25T94-00-00-04-00/355666873_686158253538394_2206663446514660959_n-150x150.jpg" xlink:type="simple" xlink:show="embed" xlink:actuate="onLoad" draw:mime-type="image/jpeg"/>
</draw:frame>
</text:a>
</text:p>
      <text:p text:style-name="P4">
<text:a xlink:type="simple" xlink:href="https://armyinform.com.ua/wp-content/uploads/2023/06/355690881_686158256871727_5700231245595581140_n.jpg" text:style-name="Internet_20_link" text:visited-style-name="Visited_20_Internet_20_Link">
<draw:frame draw:style-name="fr1" draw:name="Image324" text:anchor-type="as-char" svg:width="6.9236in" svg:height="6.9236in" draw:z-index="0">
<draw:image xlink:href="../Images/AРМІЯINFORM/2023-06-25T94-00-00-04-00/355690881_686158256871727_5700231245595581140_n-150x150.jpg" xlink:type="simple" xlink:show="embed" xlink:actuate="onLoad" draw:mime-type="image/jpeg"/>
</draw:frame>
</text:a>
</text:p>
      <text:p text:style-name="P4">
<text:a xlink:type="simple" xlink:href="https://armyinform.com.ua/wp-content/uploads/2023/06/356134794_686158230205063_4851889780609882217_n.jpg" text:style-name="Internet_20_link" text:visited-style-name="Visited_20_Internet_20_Link">
<draw:frame draw:style-name="fr1" draw:name="Image325" text:anchor-type="as-char" svg:width="6.9236in" svg:height="6.9236in" draw:z-index="0">
<draw:image xlink:href="../Images/AРМІЯINFORM/2023-06-25T94-00-00-04-00/356134794_686158230205063_4851889780609882217_n-150x150.jpg" xlink:type="simple" xlink:show="embed" xlink:actuate="onLoad" draw:mime-type="image/jpeg"/>
</draw:frame>
</text:a>
乌克兰卫生部还提醒乌克兰的公民现在有许多路线，尤其可以在国外进行治疗，特别是：</text:p>
      <text:p text:style-name="P4">
<text:span text:style-name="T5">
通过区域卫生部门； </text:span>
通过通过MOH网站提交个人申请。 本身，申请一项医疗疏散计划，以对乌克兰人或由于战争而受伤的人，可能是在“ <text:a xlink:type="simple" xlink:href="https://moz.gov.ua/opituvannja" text:style-name="Internet_20_link" text:visited-style-name="Visited_20_Internet_20_Link">
公民</text:a>
»; *通过乌克兰的医疗部队的指挥，提交受伤军人在国外撤离。</text:p>
      <text:p text:style-name="P4">
还指出，自战争开始以来，乌克兰卫生部已经撤离了3,800多名乌克兰人与国际伙伴。</text:p>
      <text:p text:style-name="P4">
News Source: <text:a xlink:type="simple" xlink:href="https://armyinform.com.ua/2023/06/25/na-speczializovane-likuvannya-do-semy-yevropejskyh-krayiny-dopravleno-ishhe-25-ukrayincziv/" text:style-name="Internet_20_link" text:visited-style-name="Visited_20_Internet_20_Link">
https://armyinform.com.ua/2023/06/25/na-speczializovane-likuvannya-do-semy-yevropejskyh-krayiny-dopravleno-ishhe-25-ukrayincziv/</text:a>
</text:p>
      <!--NEWS-->
      <text:h text:style-name="P10" text:outline-level="1">
<text:span text:style-name="T4">
敌人专注于防止在Zaporozhye和Kherson的指示中晋升我们的部队</text:span>
</text:h>
      <text:p text:style-name="P4">
作者: ['АРМІЯINFORM']</text:p>
      <text:p text:style-name="P4">
时间: 2023-06-25T95:00:00-04:00</text:p>
      <text:p text:style-name="P4">
描述: “敌人没有由维德诺维塔（Vidnovita）在诺沃达罗夫卡（Novodarovka）地区出发时发动……与乌克兰2022年的战争，与乌克兰的战争是今天的最新消息，今天与乌克兰的新闻战2022是今天的战争，这是今天的战争在乌克兰和俄罗斯之间，以及2022年与乌克兰的战争将在2022年，他们会在不久的将来与乌克兰战争，他们说，与乌克兰与乌克兰的战争，今天的乌克兰新闻，乌克兰新闻，乌克兰新闻俄罗斯的媒体</text:p>
      <text:p text:style-name="P4">
图片: ['<text:a xlink:type="simple" xlink:href="https://armyinform.com.ua/wp-content/uploads/2023/06/356201328_611671774479238_7144742629036046578_n.jpg" text:style-name="Internet_20_link" text:visited-style-name="Visited_20_Internet_20_Link">
356201328_611671774479238_7144742629036046578_n.jpg</text:a>
']</text:p>
      <text:p text:style-name="P4">
标签: ['STOPRUSSIA', 'ВТОРГНЕННЯ РФ', 'ГШ ЗСУ', 'ОПЕРАТИВНА ІНФОРМАЦІЯ']</text:p>
      <text:p text:style-name="P4">
类别: News</text:p>
      <!--METADATA-->
      <text:p text:style-name="P4">
<draw:frame draw:style-name="fr1" draw:name="Image326" text:anchor-type="as-char" svg:width="6.9236in" svg:height="4.808056in" draw:z-index="0">
<draw:image xlink:href="../Images/AРМІЯINFORM/2023-06-25T95-00-00-04-00/356201328_611671774479238_7144742629036046578_n.jpg" xlink:type="simple" xlink:show="embed" xlink:actuate="onLoad" draw:mime-type="image/jpeg"/>
</draw:frame>
<text:span text:style-name="T4">
🔥俄罗斯入侵的情况</text:span>
</text:p>
      <text:p text:style-name="P4">
“敌人未能成功地试图恢复另一个地区的失落位置。 进行了大约30个绘画点的炮弹，包括Temirivka，Novodarivka，Levadne，Olgiv，Malynivka，Green Grove，舒适的Gulaypole，Zaporizhzhya地区； Nikopolnydnipropetrovsk地区； Solove，Berislav，Cossack，Lviv，Mykilsk，Antonovka，Zelenivka，Kherson，Dniprovskoye Kherson地区和Naikolaiv地区的Ochakov，”  -  <text:a xlink:type="simple" xlink:href="https://www.facebook.com/GeneralStaff.ua/posts/pfbid0h6auhdncgscLYSDXCioujycedJMhht18rZg4tkdKZHo6vXUXmjNytm6jN9jrn1sbl" text:style-name="Internet_20_link" text:visited-style-name="Visited_20_Internet_20_Link">
报告</text:a>
武装部队的总人员。</text:p>
      <text:p text:style-name="P4">
News Source: <text:a xlink:type="simple" xlink:href="https://armyinform.com.ua/2023/06/25/vorog-zoseredzhuye-vsi-zusyllya-na-nedopushhenni-prosuvannya-nashyh-vijsk-na-zaporizkomu-ta-hersonskomu-napryamkah/" text:style-name="Internet_20_link" text:visited-style-name="Visited_20_Internet_20_Link">
https://armyinform.com.ua/2023/06/25/vorog-zoseredzhuye-vsi-zusyllya-na-nedopushhenni-prosuvannya-nashyh-vijsk-na-zaporizkomu-ta-hersonskomu-napryamkah/</text:a>
</text:p>
      <!--NEWS-->
      <text:h text:style-name="P10" text:outline-level="1">
<text:span text:style-name="T4">
军事俄罗斯联邦讲述了犯罪记录的还款</text:span>
</text:h>
      <text:p text:style-name="P4">
作者: ['АРМІЯINFORM']</text:p>
      <text:p text:style-name="P4">
时间: 2023-06-25T96:00:00-04:00</text:p>
      <text:p text:style-name="P4">
描述: https://www.youtube.com/watch?v=hjs9x6nzcnk与乌克兰2022年战争，与乌克兰的最新新闻，今天与乌克兰的新闻，今天与乌克兰的新闻战争，今天上次与乌克兰的新闻战争，乌克兰和俄罗斯与俄罗斯之间以及与俄罗斯之间的战争，以及当，与俄罗斯和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В’ЯЗНІ', 'ГУР ПЕРЕХОПЛЕННЯ']</text:p>
      <text:p text:style-name="P4">
类别: News</text:p>
      <!--METADATA-->
      <text:p text:style-name="P4">
News Source: <text:a xlink:type="simple" xlink:href="https://armyinform.com.ua/2023/06/25/vijskovyj-rf-rozpoviv-pro-pogashennya-sudymosti-perehoplennya-gur-mou/" text:style-name="Internet_20_link" text:visited-style-name="Visited_20_Internet_20_Link">
https://armyinform.com.ua/2023/06/25/vijskovyj-rf-rozpoviv-pro-pogashennya-sudymosti-perehoplennya-gur-mou/</text:a>
</text:p>
      <!--NEWS-->
      <text:h text:style-name="P10" text:outline-level="1">
<text:span text:style-name="T4">
乌克兰和美国总统讨论了进一步的防御合作和加强乌克兰军队的能力</text:span>
</text:h>
      <text:p text:style-name="P4">
作者: ['АРМІЯINFORM']</text:p>
      <text:p text:style-name="P4">
时间: 2023-06-25T97:00:00-04:00</text:p>
      <text:p text:style-name="P4">
描述: 乌克兰总统沃罗迪米尔·泽伦斯基·普罗维夫·凯伦斯莫夫·扎莫夫与美国总统...与乌克兰2022年的战争，与乌克兰与乌克兰的最新新闻战争，今天与乌克兰的新闻，乌克兰2022年的新闻战争，乌克兰和俄罗斯之间的战争将发生，乌克兰和俄罗斯之间以及何时何时又发生战争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6/9217aa96e2990be7498a29b3f2341fd7_1687719150-scaled.jpeg" text:style-name="Internet_20_link" text:visited-style-name="Visited_20_Internet_20_Link">
9217aa96e2990be7498a29b3f2341fd7_1687719150-scaled.jpeg</text:a>
']</text:p>
      <text:p text:style-name="P4">
标签: ['ВОЛОДИМИР ЗЕЛЕНСЬКИЙ', 'ДЖО БАЙДЕН', 'ОБОРОННА СПІВПРАЦЯ', 'ТЕЛЕФОННА РОЗМОВА']</text:p>
      <text:p text:style-name="P4">
类别: News</text:p>
      <!--METADATA-->
      <text:p text:style-name="P4">
<draw:frame draw:style-name="fr1" draw:name="Image327" text:anchor-type="as-char" svg:width="6.9236in" svg:height="4.615733in" draw:z-index="0">
<draw:image xlink:href="../Images/AРМІЯINFORM/2023-06-25T97-00-00-04-00/9217aa96e2990be7498a29b3f2341fd7_1687719150-scaled.jpeg" xlink:type="simple" xlink:show="embed" xlink:actuate="onLoad" draw:mime-type="image/jpeg"/>
</draw:frame>
乌克兰沃迪米尔·泽伦斯基(Ukraine Volodymyr Zelensky)总统与总统约瑟夫·拜登(Joseph Biden)进行了电话交谈。</text:p>
      <text:p text:style-name="P4">
对话者讨论了战场上的当前情况，并对俄罗斯发生的过程进行了共同的评估。</text:p>
      <text:p text:style-name="P4">
弗拉基米尔泽伦斯基说：“昨天的事件暴露了普京政权的弱点。”</text:p>
      <text:p text:style-name="P4">
据他说，世界必须在恢复国际秩序之前对俄罗斯施加压力。</text:p>
      <text:p text:style-name="P4">
国家元首感谢这位同事对乌克兰的非法支持，特别承认提供了先进的PPO“ Petriot”。 Volodymyr Zelensky宣布了进一步提高乌克兰在捍卫自己的天空方面的能力的重要性。 在这种情况下，他感谢美国支持战斗机联盟。</text:p>
      <text:p text:style-name="P4">
总统还讨论了国防合作的进一步扩展，特别是在战场上提高了乌克兰在战场上的火力。</text:p>
      <text:p text:style-name="P4">
Volodymyr Zelenskyy说：“我感谢您的准备和对美国人民的意愿与乌克兰并肩作战，直到我们所有领土在国际公认的边界中完全解放为止。”</text:p>
      <text:p text:style-name="P4">
总统在北约维尔纽斯峰会前夕协调职位。 此外，领导人讨论了为全球和平峰会实施乌克兰和平准备公式的努力。</text:p>
      <text:p text:style-name="P4">
<text:span text:style-name="T4">
资料来源：</text:span>
 <text:a xlink:type="simple" xlink:href="https://www.president.gov.ua/news/prezidenti-ukrayini-ta-ssha-obgovorili-podalshu-oboronnu-spi-83797" text:style-name="Internet_20_link" text:visited-style-name="Visited_20_Internet_20_Link">
总统办公室</text:a>
</text:p>
      <text:p text:style-name="P4">
News Source: <text:a xlink:type="simple" xlink:href="https://armyinform.com.ua/2023/06/25/prezydenty-ukrayiny-ta-ssha-obgovoryly-podalshu-oboronnu-spivpraczyu-ta-posylennya-spromozhnostej-ukrayinskogo-vijska/" text:style-name="Internet_20_link" text:visited-style-name="Visited_20_Internet_20_Link">
https://armyinform.com.ua/2023/06/25/prezydenty-ukrayiny-ta-ssha-obgovoryly-podalshu-oboronnu-spivpraczyu-ta-posylennya-spromozhnostej-ukrayinskogo-vijska/</text:a>
</text:p>
      <!--NEWS-->
      <text:h text:style-name="P10" text:outline-level="1">
<text:span text:style-name="T4">
俄罗斯侵略持续的时间越长，俄罗斯本身引起的降解越大 - 乌克兰总统</text:span>
</text:h>
      <text:p text:style-name="P4">
作者: ['АРМІЯINFORM']</text:p>
      <text:p text:style-name="P4">
时间: 2023-06-25T98:00:00-04:00</text:p>
      <text:p text:style-name="P4">
描述: 我很健康，乌克兰人！ 让幼犬服务经济玫瑰部的服务-...与乌克兰2022年的战争，与乌克兰的战争是今天的最新消息，今天与乌克兰2022年的战争是今天的战争，乌克兰与俄罗斯之间的战争是否会发生战争他们说，与乌克兰的战争将在不久的将来与乌克兰发生战争时，他们说，今天与乌克兰的战争今天，乌克兰新闻，乌克兰媒体的乌克兰新闻，俄罗斯的乌克兰新闻</text:p>
      <text:p text:style-name="P4">
图片: ['<text:a xlink:type="simple" xlink:href="https://armyinform.com.ua/wp-content/uploads/2023/06/76d3a6b31a76944eef72ddcc12aadae6_1687723937.png" text:style-name="Internet_20_link" text:visited-style-name="Visited_20_Internet_20_Link">
76d3a6b31a76944eef72ddcc12aadae6_1687723937.png</text:a>
']</text:p>
      <text:p text:style-name="P4">
标签: ['ВІДЕОЗВЕРНЕННЯ', 'ВОЛОДИМИР ЗЕЛЕНСЬКИЙ']</text:p>
      <text:p text:style-name="P4">
类别: News</text:p>
      <!--METADATA-->
      <text:p text:style-name="P4">
<draw:frame draw:style-name="fr1" draw:name="Image328" text:anchor-type="as-char" svg:width="6.9236in" svg:height="3.819519in" draw:z-index="0">
<draw:image xlink:href="../Images/AРМІЯINFORM/2023-06-25T98-00-00-04-00/76d3a6b31a76944eef72ddcc12aadae6_1687723937.png" xlink:type="simple" xlink:show="embed" xlink:actuate="onLoad" draw:mime-type="image/png"/>
</draw:frame>
亲爱的乌克兰人，我希望健康!</text:p>
      <text:p text:style-name="P4">
他刚刚与加拿大总理特鲁多(Trudeau)与波兰·安德烈·贾达达(Poland Andrzejududa)总统一起完成了一系列国际对话，并与美国总理一起完成了一系列国际对话。 积极的对话，现在非常需要我们所有人。</text:p>
      <text:p text:style-name="P4">
第一的。 当然，我们讨论了最前沿的战斗，我们的积极行动。 前往合作伙伴支持支持 - 这非常重要，并且确实可以帮助战士前进。 现在，俄罗斯入侵者遭受了他们所需的损失。 他们的每一次损失都是自由的长期增加。</text:p>
      <text:p text:style-name="P4">
他们还讨论了乌克兰士兵的进一步加强，我感谢我的合作伙伴了解我们的需求 - 长期需求。 我特别感谢Presidentubiden和美国的石油的可靠性。 他们讨论了炮兵，MLR等的加强。</text:p>
      <text:p text:style-name="P4">
第二。 Zaporizhhya核站的情况。 不幸的是，世界对Zaporozhye车站现有的俄罗斯威胁的关注还不够。 作为邦尼诺斯塔(Bunnedosta)以及对俄罗斯人的反应破坏了卡科夫卡水力发电厂，俄罗斯恐怖分子为击中封面的另一个水库的大坝而做出的棘手努力。</text:p>
      <text:p text:style-name="P4">
他向我们的合作伙伴证明了这些信息，我们在我们与NPP部关于俄罗斯 - 苏纳里奥的情报中，对恐怖分子显然得到了批准。 我们必须在世界范围的特定方面一起做所有的事情，以防止任何辐射事件。</text:p>
      <text:p text:style-name="P4">
第三。 俄罗斯侵略持续的时间越长，它造成的降解和俄罗斯本身就越大。 这种退化的表现之一是俄罗斯侵略返回他的祖国港口。 我们在与领导人的对话中交换了俄罗斯正在发生的事情。 我们看到情况的发展同样反应。</text:p>
      <text:p text:style-name="P4">
还有一个。 今天在哥本哈根举行了非常重要的会议。 正式顾问。 办公室办公室 - 安德里·伊尔马克(Andriy Yermak)以及安德里·西比加(Andriy Sibiga)以及伊戈尔·兹霍夫克(Igor Zhovkva)会见了土耳其，印度，日本，南非和欧盟机构的政治顾问。 我们接近和平的公式，为此，我们尽可能地吸引了一个伙伴圈子。</text:p>
      <text:p text:style-name="P4">
与欧盟的关系也没有变化，优先考虑，我们每周都会增加全职土壤。谢谢所有支持乌克兰的人!我感谢拜登(Biden)主席，国会，双方和所有美国人的历史增强世界自由!感谢总理特鲁多和所有加拿大人的支持!我感谢Panupra总统杜迪(Dudi)和波兰的每个人都在欧洲命运并肩作战!</text:p>
      <text:p text:style-name="P4">
荣耀我们的士兵!荣耀归于每个旅的荣耀，现在正在前面移动...</text:p>
      <text:p text:style-name="P4">
牛头人的方向 - 你很好!谢谢你!</text:p>
      <text:p text:style-name="P4">
<text:span text:style-name="T4">
 <text:span text:style-name="T5">
荣耀与乌克兰!</text:span>
 </text:span>
</text:p>
      <text:p text:style-name="P4">
<text:span text:style-name="T4">
资料来源：</text:span>
 <text:a xlink:type="simple" xlink:href="https://www.president.gov.ua/news/sho-dovshe-trivaye-rosijska-agresiya-bilshu-degradaciyu-vona-83801" text:style-name="Internet_20_link" text:visited-style-name="Visited_20_Internet_20_Link">
乌克兰总统办公室</text:a>
</text:p>
      <text:p text:style-name="P4">
News Source: <text:a xlink:type="simple" xlink:href="https://armyinform.com.ua/2023/06/25/shho-dovshe-tryvaye-rosijska-agresiya-to-bilshu-degradacziyu-vona-vyklykaye-i-v-samij-rosiyi-prezydent-ukrayiny/" text:style-name="Internet_20_link" text:visited-style-name="Visited_20_Internet_20_Link">
https://armyinform.com.ua/2023/06/25/shho-dovshe-tryvaye-rosijska-agresiya-to-bilshu-degradacziyu-vona-vyklykaye-i-v-samij-rosiyi-prezydent-ukrayiny/</text:a>
</text:p>
      <!--NEWS-->
      <text:h text:style-name="P10" text:outline-level="1">
<text:span text:style-name="T4">
短的。 战争。 第487天。视频</text:span>
</text:h>
      <text:p text:style-name="P4">
作者: ['АРМІЯINFORM']</text:p>
      <text:p text:style-name="P4">
时间: 2023-06-25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У']</text:p>
      <text:p text:style-name="P4">
类别: News</text:p>
      <!--METADATA-->
      <text:p text:style-name="P4">
News Source: <text:a xlink:type="simple" xlink:href="https://armyinform.com.ua/2023/06/25/korotko-vijna-den-487-videodajdzhest/" text:style-name="Internet_20_link" text:visited-style-name="Visited_20_Internet_20_Link">
https://armyinform.com.ua/2023/06/25/korotko-vijna-den-487-videodajdzhest/</text:a>
</text:p>
      <!--NEWS-->
      <text:h text:style-name="P10" text:outline-level="1">
<text:span text:style-name="T4">
对基辅的导弹袭击：救援人员已经完成了一所损坏的房屋的工作</text:span>
</text:h>
      <text:p text:style-name="P4">
作者: Ukrinform (Person)</text:p>
      <text:p text:style-name="P4">
出版商: Укринформ (Organization)</text:p>
      <text:p text:style-name="P4">
出版时间: 2023-06-26T00:09:00+03:00</text:p>
      <text:p text:style-name="P4">
修改时间: 2023-06-26T00:09:00+03:00</text:p>
      <text:p text:style-name="P4">
描述: 在基辅，SESS专家在一栋多层公寓的建筑物中完成了紧急救援工作，该楼受到6月24日晚上的敌人袭击的影响。  - 乌克林。</text:p>
      <text:p text:style-name="P4">
图片: ['<text:a xlink:type="simple" xlink:href="https://static.ukrinform.com/photos/2023_06/thumb_files/630_360_1687728444-785.jpg" text:style-name="Internet_20_link" text:visited-style-name="Visited_20_Internet_20_Link">
630_360_16877...</text:a>
']</text:p>
      <text:p text:style-name="P4">
标签: ['Будинок профспілок', 'ДСНС', 'Обстріл', 'Ракета', 'Київ', 'Війна з Росією']</text:p>
      <text:p text:style-name="P4">
类型: Article</text:p>
      <!--METADATA-->
      <text:p text:style-name="P4">
<draw:frame draw:style-name="fr1" draw:name="Image329" text:anchor-type="as-char" svg:width="6.9236in" svg:height="3.956343in" draw:z-index="0">
<draw:image xlink:href="../Images/yкринформ/2023-06-26T00-09-00-03-00/630_360_1687728444-785.jpg" xlink:type="simple" xlink:show="embed" xlink:actuate="onLoad" draw:mime-type="image/jpeg"/>
</draw:frame>
在基辅)，SES已在一家多层住宅的房屋中完成了紧急救援工作，该房屋受伤，由于6月24日晚上的敌对袭击而受伤。</text:p>
      <text:p text:style-name="P4">
SES在[Facebook]上报告了这一点(https://www.facebook.com/MNS.GOV.UA/)，报道乌克林福姆。</text:p>
      <text:p text:style-name="P4">
《邮报》写道：“紧急和救援工作在一栋25层的建筑中完成，这使敌对袭击感到惊讶。”</text:p>
      <text:p text:style-name="P4">
正如[sess]的头(https://www.ukrinform.ua/tag-dsns)谢尔盖·克鲁克(Sergey Kruk)，救援人员能够将24人撤离房屋。 不幸的是，有五个人。</text:p>
      <text:p text:style-name="P4">
克鲁克对SES人员的专业精神和英勇表示感谢。</text:p>
      <text:p text:style-name="P4">
<text:span text:style-name="T4">
另请阅读：</text:span>
 <text:a xlink:type="simple" xlink:href="https://www.ukrinform.ua/rubric-kyiv/3727445-raketna-ataka-na-kiiv-pid-zavalami-budinku-viavili-tila-se-dvoh-zagiblih.html" text:style-name="Internet_20_link" text:visited-style-name="Visited_20_Internet_20_Link">
导弹对基辅的攻击：在房屋的废墟下发现了两个死亡的尸体</text:a>
正如乌克林福姆报道的那样，6月24日，大约在基辅所罗门斯基派区的第三晚上<text:a xlink:type="simple" xlink:href="http://www.ukrinform.ua/rubric-kyiv/3727038-v-odnomu-z-rajoniv-stolici-ulamki-raketi-vlucili-u-avtomobilnu-stoanku-klicko.html" text:style-name="Internet_20_link" text:visited-style-name="Visited_20_Internet_20_Link">
炮击造成了部分破坏建筑结构</text:a>
从16到19层的25层公寓楼的地板。</text:p>
      <text:p text:style-name="P4">
News Source: <text:a xlink:type="simple" xlink:href="https://www.ukrinform.ua/rubric-kyiv/3727631-raketna-ataka-na-kiiv-ratuvalniki-zaversili-roboti-v-budinku-poskodzenomu-ulamkami.html" text:style-name="Internet_20_link" text:visited-style-name="Visited_20_Internet_20_Link">
https://www.ukrinform.ua/rubric-kyiv/3727631-raketna-ataka-na-kiiv-ratuvalniki-zaversili-roboti-v-budinku-poskodzenomu-ulamkami.html</text:a>
</text:p>
      <!--NEWS-->
      <text:h text:style-name="P10" text:outline-level="1">
<text:span text:style-name="T4">
热门撤退：周一，乌克兰预测降雨和雷暴</text:span>
</text:h>
      <text:p text:style-name="P4">
作者: Ukrinform (Person)</text:p>
      <text:p text:style-name="P4">
出版商: Укринформ (Organization)</text:p>
      <text:p text:style-name="P4">
出版时间: 2023-06-26T00:24:00+03:00</text:p>
      <text:p text:style-name="P4">
修改时间: 2023-06-26T00:24:00+03:00</text:p>
      <text:p text:style-name="P4">
描述: 在6月26日星期一的乌克兰，预计天气将明确澄清，左岸的短期降雨，雷暴和大雨。  - 乌克林。</text:p>
      <text:p text:style-name="P4">
图片: ['<text:a xlink:type="simple" xlink:href="https://static.ukrinform.com/photos/2019_05/thumb_files/630_360_1558511876-237.jpg" text:style-name="Internet_20_link" text:visited-style-name="Visited_20_Internet_20_Link">
630_360_15585...</text:a>
']</text:p>
      <text:p text:style-name="P4">
标签: ['Дощ', 'Гроза', 'Погода', 'Літо']</text:p>
      <text:p text:style-name="P4">
类型: Article</text:p>
      <!--METADATA-->
      <text:p text:style-name="P4">
<draw:frame draw:style-name="fr1" draw:name="Image330" text:anchor-type="as-char" svg:width="6.9236in" svg:height="3.956343in" draw:z-index="0">
<draw:image xlink:href="../Images/yкринформ/2023-06-26T00-24-00-03-00/630_360_1558511876-237.jpg" xlink:type="simple" xlink:show="embed" xlink:actuate="onLoad" draw:mime-type="image/jpeg"/>
</draw:frame>
在6月26日星期一的乌克兰，预计天气有明显的天气，位置降雨，雷暴和左岸大雨。</text:p>
      <text:p text:style-name="P4">
乌克兰形式在乌克兰水文气象学中心报道。</text:p>
      <text:p text:style-name="P4">
风主要是西北7-12 m/s，在15-20 m/s的阵风中，北部的塔斯奇地区。</text:p>
      <text:p text:style-name="P4">
晚上的温度为11-16°，下午20-25°，东北15-20°； 在17-22°晚上的南部，下午24-29°。</text:p>
      <text:p text:style-name="P4">
6月26日，在基辅和基辅地区，短期降雨，雷雨。夜晚14-16°的首都温度，下午21-23°； 在晚上11-16°的晚上，下午20-25°。</text:p>
      <text:p text:style-name="P4">
<text:span text:style-name="T4">
另请阅读：</text:span>
 <text:a xlink:type="simple" xlink:href="https://www.ukrinform.ua/rubric-world/3726793-speka-u-pekini-perevisila-41-pobitij-poperednij-rekord.html" text:style-name="Internet_20_link" text:visited-style-name="Visited_20_Internet_20_Link">
北京的热量超过41°，击败了先前的记录</text:a>
6月27日，星期二，预报员预测在东部，东北，日和西部地区，在其余地区没有降水的情况下雷暴雨水； 6月28日在乌克兰的下午，晚上将没有降水量，除了大多数北部在短期雷暴的地方，lac。</text:p>
      <text:p text:style-name="P4">
晚上11-16°的温度，下午20-25°； 在晚上15-20°的南部，下午24-29°。</text:p>
      <text:p text:style-name="P4">
6月27日至28日在首都地区没有降水。 [基辅]的温度(https://www.ukrinform.ua/tag-kiiv)晚上14-16°，下午22-24°； 在下午20-25°的11-16°区域。</text:p>
      <text:p text:style-name="P4">
根据预报员的预测，在6月29日至30日，在乌克兰，有时，有时是雨水，地点，6月30日在西部地区，没有降水。</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 -  <text:span text:style-name="T4">
气候学家</text:span>
和</text:a>
晚上10-16°的温度，下午17-23°； 在晚上14-20°的夜晚，下午21-27°。</text:p>
      <text:p text:style-name="P4">
在基辅，6月29日至30日，有时是下午12-14°，下午21-23°。</text:p>
      <text:p text:style-name="P4">
News Source: <text:a xlink:type="simple" xlink:href="https://www.ukrinform.ua/rubric-regions/3727489-speka-vidstupae-u-ponedilok-ukraini-prognozuut-dosi-ta-grozi.html" text:style-name="Internet_20_link" text:visited-style-name="Visited_20_Internet_20_Link">
https://www.ukrinform.ua/rubric-regions/3727489-speka-vidstupae-u-ponedilok-ukraini-prognozuut-dosi-ta-grozi.html</text:a>
</text:p>
      <!--NEWS-->
      <text:h text:style-name="P10" text:outline-level="1">
<text:span text:style-name="T4">
由于俄罗斯在叙利亚的空袭，至少有13人被杀</text:span>
</text:h>
      <text:p text:style-name="P4">
作者: Ukrinform (Person)</text:p>
      <text:p text:style-name="P4">
出版商: Укринформ (Organization)</text:p>
      <text:p text:style-name="P4">
出版时间: 2023-06-26T00:40:00+03:00</text:p>
      <text:p text:style-name="P4">
修改时间: 2023-06-26T00:40:00+03:00</text:p>
      <text:p text:style-name="P4">
描述: 由于叙利亚西北部的俄罗斯航空，在叙利亚东北部至少有13人被杀。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ирія', 'Загибель', 'Війна з Росією']</text:p>
      <text:p text:style-name="P4">
类型: Article</text:p>
      <!--METADATA-->
      <text:p text:style-name="P4">
<draw:frame draw:style-name="fr1" draw:name="Image331" text:anchor-type="as-char" svg:width="6.9236in" svg:height="3.956343in" draw:z-index="0">
<draw:image xlink:href="../Images/yкринформ/2023-06-26T00-40-00-03-00/630_360_1640330796-210.jpeg" xlink:type="simple" xlink:show="embed" xlink:actuate="onLoad" draw:mime-type="image/jpeg"/>
</draw:frame>
由于叙利亚西北部的俄罗斯航空，周日至少有13人被杀。</text:p>
      <text:p text:style-name="P4">
这是在叙利亚人权天文台报道的。(https://www.abc.net.au/news/2023-06-26/russian-strikes-kill-13-in-rebel-held-syria/102521954)。</text:p>
      <text:p text:style-name="P4">
正如指出的那样，由于[打击]，至少有包括两个孩子在内(https://www.ukrinform.ua/tag-obstril)周日，伊德利布地区Jisser El-Shugur的水果和蔬菜市场。</text:p>
      <text:p text:style-name="P4">
伊德利布(Idlib)的袭击造成了另外三名平民，包括两个孩子。 一名摇摇欲坠的战士也被杀。 由于俄罗斯飞机，至少有30人受伤。</text:p>
      <text:p text:style-name="P4">
英国集团“人类天文台叙利亚天文台”负责人阿卜杜勒·拉赫曼(Abdel Rahman)说：“这些俄罗斯的打击是今年叙利亚最致命的。”</text:p>
      <text:p text:style-name="P4">
<text:span text:style-name="T4">
另请阅读：</text:span>
 [以色列在军事物体上造成了空袭(https://www.ukrinform.ua/rubric-world/3715386-izrail-zavdav-aviaudariv-po-vijskovih-obektah-bila-stolici-sirii.html)据他说，伤亡和受害者的数量可能会增加。</text:p>
      <text:p text:style-name="P4">
据报道，国际社会一再要求叙利亚的俄罗斯飞机，尤其是在伊德利布和哈马的叙利亚省。</text:p>
      <text:p text:style-name="P4">
由于敌对行动，自2011年以来，大约有50万人在叙利亚被杀，该国约有一半的居民离开了家。</text:p>
      <text:p text:style-name="P4">
News Source: <text:a xlink:type="simple" xlink:href="https://www.ukrinform.ua/rubric-ato/3727605-unaslidok-rosijskih-aviaudariv-u-sirii-zaginuli-sonajmense-13-ludej.html" text:style-name="Internet_20_link" text:visited-style-name="Visited_20_Internet_20_Link">
https://www.ukrinform.ua/rubric-ato/3727605-unaslidok-rosijskih-aviaudariv-u-sirii-zaginuli-sonajmense-13-ludej.html</text:a>
</text:p>
      <!--NEWS-->
      <text:h text:style-name="P10" text:outline-level="1">
<text:span text:style-name="T4">
布莱恩·梅恩斯少将祝贺塔拉斯·舍申科窗户的毕业生</text:span>
</text:h>
      <text:p text:style-name="P4">
作者: ['АРМІЯINFORM']</text:p>
      <text:p text:style-name="P4">
时间: 2023-06-26T98:00:00-04:00</text:p>
      <text:p text:style-name="P4">
描述: Vyvnitanniy Vishkovovikov Intitite knu imeni taras shevchenka vid少校...与乌克兰2022年的战争，与乌克兰的最新新闻，今天与乌克兰的新闻，与乌克兰的新闻战争，与今天的最后一场新闻战争，乌克兰和俄罗斯之间的战争将会发生，乌克兰和俄罗斯之间的战争将是一场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mennes.jpg" text:style-name="Internet_20_link" text:visited-style-name="Visited_20_Internet_20_Link">
mennes.jpg</text:a>
']</text:p>
      <text:p text:style-name="P4">
标签: ['ВИПУСКНИКИ', 'ВІКНУ', 'ПРИВІТАННЯ']</text:p>
      <text:p text:style-name="P4">
类别: News</text:p>
      <!--METADATA-->
      <text:p text:style-name="P4">
<draw:frame draw:style-name="fr1" draw:name="Image332" text:anchor-type="as-char" svg:width="6.9236in" svg:height="3.790671in" draw:z-index="0">
<draw:image xlink:href="../Images/AРМІЯINFORM/2023-06-26T98-00-00-04-00/mennes.jpg" xlink:type="simple" xlink:show="embed" xlink:actuate="onLoad" draw:mime-type="image/jpeg"/>
</draw:frame>
美国武装部队的自由堡的马约尔(Maider Major)Braian Menness，Braian Menness，美国武装部队的毕业生。</text:p>
      <ul>
        <li>
我来自自由堡(Liberty Fort)的问候，以前称为布拉格堡(Fort Bragg)，北部，是世界军事基地中最大的，以及其历史和对自由价值观的奉献精神。</li>
      </ul>
      <text:p text:style-name="P4">
我想对大队的Anatoliishevchenko表示感谢，有机会与您分享一些技巧，因为Vasaclas为毕业生做好了准备，他们在冒着生命危险的同时，采取了一项启发的任务来执行无疑会帮助保护乌克兰的任务。</text:p>
      <text:p text:style-name="P4">
我最近驳回了第18军团的副指挥官。 一次，我们是美国武装部队的一个部队，该部队从2月至2022年12月支持乌克兰的武装部队。 乌克兰和乌克兰人民的武装给我们留下了深刻的印象。</text:p>
      <text:p text:style-name="P4">
2000年，即23年前，我参加了LVIV附近乌克兰西部的“和平合作伙伴关系”计划之一，他与当时的武装部队指挥官一起吸引了共同的战略计划。 Ivan Yakubt上校。 对我来说，这是一个很好的经历。 当时和现在比较您的军队状况，我惊讶于乌克兰的武装部队尤其是您加强了多少，这要归功于您像您这样的合作者。</text:p>
      <text:p text:style-name="P4">
35年前，我从西点的学院毕业。 在学院的移民中，人们相信，如果释放仪式下雨，毕业生将是战争。 在我们的情况下，信念实现了。 五年多来，他一直在伊拉克和阿富汗进行了战斗，并为计划在这些国家部署效率的特殊运营的联合指挥的行动做出了回答。 他还在第82空降师，第一个游侠营和第十山区师指挥官中执行了营和旅的职责。</text:p>
      <text:p text:style-name="P4">
我承认我没有像在乌克兰获得的那种战斗经验，但是，我深信指挥官应该拥有的不可侵犯性：*在技术上意识到。 指挥官应该是其领域的专家；</text:p>
      <text:p text:style-name="P4">
<text:span text:style-name="T5">
成为真正的导师。 指挥官一般必须准备单位，尤其是每个服务员，以确保行动的连贯性； </text:span>
注意下属。 指挥官应比自己更加照顾下属，并将其视为家庭成员。 * 说实话。 在军事事务中，诚实很重要。 指挥官应始终是诚实，公正和可靠的。 您的服务同志将尊重您； <text:span text:style-name="T5">
遵守从属的顺序。 在军事业务中，有一定的从属顺序，遵守它很重要。 您应该考虑高级指挥官的智慧和经验，并一如既往地尊重年轻人。 </text:span>
不断研究。</text:p>
      <text:p text:style-name="P4">
世界没有到位，以及我们面临的挑战。 指挥官应接受新知识，掌握新策略，tastrategy技术。 培训应该是连续的。</text:p>
      <text:p text:style-name="P4">
最重要的是，指挥官应该对自己的国家忠实，并始终坚信自己的诺言。 服兵役的奉献和目的不应怀疑。</text:p>
      <text:p text:style-name="P4">
您的主要动机应该是保护和捍卫乌克兰宪法的规定。 在困难时期，您的国家的军事义务和保护是主要的呼吁。 如果您喜欢在服务上花费的时间，那就做对了。 请小心军人，并教育下属的人会欣赏您的指挥素质。</text:p>
      <text:p text:style-name="P4">
军队的力量是团结的。 成功完成任务始终是一个共同的伴侣。</text:p>
      <text:p text:style-name="P4">
最后，花时间记住那些为我们牺牲的免疫和宝贵的经历的人，现在对我们来说是一个重要的教训。 荣幸他们尽力保留他们为之奋斗的原则。 我会认为您将在服务期间受到这些技巧的指导。 跳动，坚强而值得。</text:p>
      <text:p text:style-name="P4">
感谢您有机会向您致意。 我真的很佩服你!身体健康!我祈祷有一天在乌克兰会有和平。</text:p>
      <text:p text:style-name="P4">
<text:span text:style-name="T4">
资料来源：</text:span>
 <text:a xlink:type="simple" xlink:href="https://www.facebook.com/watch/" text:style-name="Internet_20_link" text:visited-style-name="Visited_20_Internet_20_Link">
总参谋部</text:a>
</text:p>
      <text:p text:style-name="P4">
News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